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185b13" officeooo:paragraph-rsid="001ea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8578d0" officeooo:paragraph-rsid="00857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8578d0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9a130f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3a58" officeooo:paragraph-rsid="00743a58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3aab" officeooo:paragraph-rsid="00753a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34ac" officeooo:paragraph-rsid="007734ac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6c60" officeooo:paragraph-rsid="00776c60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fc22" officeooo:paragraph-rsid="0078fc22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8b062" officeooo:paragraph-rsid="0088b062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97ede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ec8c5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5919b" officeooo:paragraph-rsid="0095919b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92b1ca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afbb9b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aa7846" officeooo:paragraph-rsid="00aa7846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44f4f" officeooo:paragraph-rsid="00b44f4f" style:font-size-asian="10.5pt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a8a6d5" style:font-size-asian="10.5pt" style:font-style-asian="italic" style:font-size-complex="12pt" style:font-style-complex="italic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0f653" officeooo:paragraph-rsid="0090f653" style:font-size-asian="10.5pt" style:font-style-asian="italic" style:font-size-complex="12pt" style:font-style-complex="italic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66d48" officeooo:paragraph-rsid="00966d48" style:font-size-asian="10.5pt" style:font-style-asian="italic" style:font-size-complex="12pt" style:font-style-complex="italic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a8a6d5" officeooo:paragraph-rsid="00a8a6d5" style:font-size-asian="10.5pt" style:font-style-asian="italic" style:font-size-complex="12pt" style:font-style-complex="italic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897ede" officeooo:paragraph-rsid="00897ede" style:font-size-asian="10.5pt" style:font-style-asian="normal" style:font-size-complex="12pt" style:font-style-complex="normal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0f653" officeooo:paragraph-rsid="0090f653" style:font-size-asian="10.5pt" style:font-style-asian="normal" style:font-size-complex="12pt" style:font-style-complex="normal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66d48" officeooo:paragraph-rsid="00966d48" style:font-size-asian="10.5pt" style:font-style-asian="normal" style:font-size-complex="12pt" style:font-style-complex="normal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a8a6d5" officeooo:paragraph-rsid="00a8a6d5" style:font-size-asian="10.5pt" style:font-style-asian="normal" style:font-size-complex="12pt" style:font-style-complex="normal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172be" officeooo:paragraph-rsid="00b172be" style:font-size-asian="10.5pt" style:font-style-asian="normal" style:font-size-complex="12pt" style:font-style-complex="normal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b44af9" officeooo:paragraph-rsid="00b172be" style:font-size-asian="10.5pt" style:font-style-asian="normal" style:font-size-complex="12pt" style:font-style-complex="normal"/>
    </style:style>
    <style:style style:name="P90" style:family="paragraph" style:parent-style-name="Text_20_body">
      <style:paragraph-properties fo:text-align="center" style:justify-single-word="false"/>
      <style:text-properties officeooo:paragraph-rsid="001ae7c6"/>
    </style:style>
    <style:style style:name="P91" style:family="paragraph" style:parent-style-name="Text_20_body">
      <style:text-properties officeooo:paragraph-rsid="001e16ea"/>
    </style:style>
    <style:style style:name="P92" style:family="paragraph" style:parent-style-name="Text_20_body">
      <style:text-properties officeooo:rsid="019ddc74" officeooo:paragraph-rsid="001e16ea"/>
    </style:style>
    <style:style style:name="P93" style:family="paragraph" style:parent-style-name="Title">
      <style:text-properties officeooo:paragraph-rsid="00841626"/>
    </style:style>
    <style:style style:name="P94" style:family="paragraph" style:parent-style-name="Text_20_body" style:list-style-name="L1">
      <style:text-properties officeooo:paragraph-rsid="001e16ea"/>
    </style:style>
    <style:style style:name="P95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97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98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99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100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01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a6e9a0" style:font-size-asian="10.5pt" style:font-size-complex="12pt"/>
    </style:style>
    <style:style style:name="P102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a6e9a0" officeooo:paragraph-rsid="00a6e9a0" style:font-size-asian="10.5pt" style:font-size-complex="12pt"/>
    </style:style>
    <style:style style:name="P103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bfa3b4" officeooo:paragraph-rsid="00a6e9a0" style:font-size-asian="10.5pt" style:font-size-complex="12pt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5919b" officeooo:paragraph-rsid="0095919b" style:font-size-asian="10.5pt" style:font-size-complex="12pt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fb65f" officeooo:paragraph-rsid="00bfb65f" style:font-size-asian="10.5pt" style:font-size-complex="12pt"/>
    </style:style>
    <style:style style:name="P107" style:family="paragraph" style:parent-style-name="Text_20_body" style:list-style-name="L2">
      <style:text-properties officeooo:rsid="019ddc74" officeooo:paragraph-rsid="001e16ea"/>
    </style:style>
    <style:style style:name="P10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0" style:family="paragraph" style:parent-style-name="Heading_20_1" style:list-style-name=""/>
    <style:style style:name="P111" style:family="paragraph" style:parent-style-name="Heading_20_1">
      <style:paragraph-properties fo:break-before="page"/>
    </style:style>
    <style:style style:name="P112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7b6295" style:font-weight-asian="bold" style:font-weight-complex="bold"/>
    </style:style>
    <style:style style:name="T6" style:family="text">
      <style:text-properties style:text-position="super 58%" fo:font-weight="bold" officeooo:rsid="008578d0" style:font-weight-asian="bold" style:font-weight-complex="bold"/>
    </style:style>
    <style:style style:name="T7" style:family="text">
      <style:text-properties officeooo:rsid="00184249"/>
    </style:style>
    <style:style style:name="T8" style:family="text">
      <style:text-properties officeooo:rsid="001e16ea"/>
    </style:style>
    <style:style style:name="T9" style:family="text">
      <style:text-properties officeooo:rsid="0016dcb2"/>
    </style:style>
    <style:style style:name="T10" style:family="text">
      <style:text-properties officeooo:rsid="002af49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f49a" style:font-weight-asian="bold" style:font-weight-complex="bold"/>
    </style:style>
    <style:style style:name="T13" style:family="text">
      <style:text-properties fo:font-weight="bold" officeooo:rsid="001f5ebc" style:font-weight-asian="bold" style:font-weight-complex="bold"/>
    </style:style>
    <style:style style:name="T14" style:family="text">
      <style:text-properties fo:font-weight="bold" officeooo:rsid="007cf8cf" style:font-weight-asian="bold" style:font-weight-complex="bold"/>
    </style:style>
    <style:style style:name="T15" style:family="text">
      <style:text-properties fo:font-weight="bold" officeooo:rsid="0037a73d" style:font-weight-asian="bold" style:font-weight-complex="bold"/>
    </style:style>
    <style:style style:name="T16" style:family="text">
      <style:text-properties officeooo:rsid="00368c79"/>
    </style:style>
    <style:style style:name="T17" style:family="text">
      <style:text-properties officeooo:rsid="0036f4ba"/>
    </style:style>
    <style:style style:name="T18" style:family="text">
      <style:text-properties officeooo:rsid="0037a73d"/>
    </style:style>
    <style:style style:name="T19" style:family="text">
      <style:text-properties officeooo:rsid="0037a803"/>
    </style:style>
    <style:style style:name="T20" style:family="text">
      <style:text-properties officeooo:rsid="003918ee"/>
    </style:style>
    <style:style style:name="T21" style:family="text">
      <style:text-properties officeooo:rsid="003d9ab2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c9d" style:font-style-asian="italic" style:font-style-complex="italic"/>
    </style:style>
    <style:style style:name="T25" style:family="text">
      <style:text-properties fo:font-style="italic" officeooo:rsid="0037a73d" style:font-style-asian="italic" style:font-style-complex="italic"/>
    </style:style>
    <style:style style:name="T26" style:family="text">
      <style:text-properties fo:font-style="italic" officeooo:rsid="0044ef6e" style:font-style-asian="italic" style:font-style-complex="italic"/>
    </style:style>
    <style:style style:name="T27" style:family="text">
      <style:text-properties fo:font-style="italic" officeooo:rsid="004b899f" style:font-style-asian="italic" style:font-style-complex="italic"/>
    </style:style>
    <style:style style:name="T28" style:family="text">
      <style:text-properties fo:font-style="italic" officeooo:rsid="004c2d5a" style:font-style-asian="italic" style:font-style-complex="italic"/>
    </style:style>
    <style:style style:name="T29" style:family="text">
      <style:text-properties fo:font-style="italic" officeooo:rsid="0066d275" style:font-style-asian="italic" style:font-style-complex="italic"/>
    </style:style>
    <style:style style:name="T30" style:family="text">
      <style:text-properties fo:font-style="italic" officeooo:rsid="006e3332" style:font-style-asian="italic" style:font-style-complex="italic"/>
    </style:style>
    <style:style style:name="T31" style:family="text">
      <style:text-properties fo:font-style="italic" officeooo:rsid="0090f653" style:font-style-asian="italic" style:font-style-complex="italic"/>
    </style:style>
    <style:style style:name="T32" style:family="text">
      <style:text-properties fo:font-style="italic" officeooo:rsid="0092b1ca" style:font-style-asian="italic" style:font-style-complex="italic"/>
    </style:style>
    <style:style style:name="T33" style:family="text">
      <style:text-properties fo:font-style="italic" officeooo:rsid="009a130f" style:font-style-asian="italic" style:font-style-complex="italic"/>
    </style:style>
    <style:style style:name="T34" style:family="text">
      <style:text-properties officeooo:rsid="00404c9d"/>
    </style:style>
    <style:style style:name="T35" style:family="text">
      <style:text-properties officeooo:rsid="004490ff"/>
    </style:style>
    <style:style style:name="T36" style:family="text">
      <style:text-properties officeooo:rsid="0044ef6e"/>
    </style:style>
    <style:style style:name="T37" style:family="text">
      <style:text-properties officeooo:rsid="0048f9db"/>
    </style:style>
    <style:style style:name="T38" style:family="text">
      <style:text-properties officeooo:rsid="0049e960"/>
    </style:style>
    <style:style style:name="T39" style:family="text">
      <style:text-properties officeooo:rsid="004d7fdd"/>
    </style:style>
    <style:style style:name="T40" style:family="text">
      <style:text-properties officeooo:rsid="004e0c01"/>
    </style:style>
    <style:style style:name="T41" style:family="text">
      <style:text-properties officeooo:rsid="004e2a5b"/>
    </style:style>
    <style:style style:name="T42" style:family="text">
      <style:text-properties officeooo:rsid="0050267e"/>
    </style:style>
    <style:style style:name="T43" style:family="text">
      <style:text-properties officeooo:rsid="00518c1c"/>
    </style:style>
    <style:style style:name="T44" style:family="text">
      <style:text-properties officeooo:rsid="00579a99"/>
    </style:style>
    <style:style style:name="T45" style:family="text">
      <style:text-properties officeooo:rsid="00624018"/>
    </style:style>
    <style:style style:name="T46" style:family="text">
      <style:text-properties officeooo:rsid="0066d275"/>
    </style:style>
    <style:style style:name="T47" style:family="text">
      <style:text-properties officeooo:rsid="00671ae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66d275" style:font-style-asian="normal" style:font-style-complex="normal"/>
    </style:style>
    <style:style style:name="T50" style:family="text">
      <style:text-properties fo:font-style="normal" officeooo:rsid="006e3332" style:font-style-asian="normal" style:font-style-complex="normal"/>
    </style:style>
    <style:style style:name="T51" style:family="text">
      <style:text-properties fo:font-style="normal" officeooo:rsid="004b899f" style:font-style-asian="normal" style:font-style-complex="normal"/>
    </style:style>
    <style:style style:name="T52" style:family="text">
      <style:text-properties officeooo:rsid="006a9067"/>
    </style:style>
    <style:style style:name="T53" style:family="text">
      <style:text-properties officeooo:rsid="006e3332"/>
    </style:style>
    <style:style style:name="T54" style:family="text">
      <style:text-properties officeooo:rsid="006e3f31"/>
    </style:style>
    <style:style style:name="T55" style:family="text">
      <style:text-properties officeooo:rsid="0070a716"/>
    </style:style>
    <style:style style:name="T56" style:family="text">
      <style:text-properties officeooo:rsid="00753aab"/>
    </style:style>
    <style:style style:name="T57" style:family="text">
      <style:text-properties officeooo:rsid="007b6295"/>
    </style:style>
    <style:style style:name="T58" style:family="text">
      <style:text-properties officeooo:rsid="007cf8cf"/>
    </style:style>
    <style:style style:name="T59" style:family="text">
      <style:text-properties officeooo:rsid="00841626"/>
    </style:style>
    <style:style style:name="T60" style:family="text">
      <style:text-properties style:font-name="Liberation Serif" fo:font-size="12pt" fo:language="en" fo:country="US" officeooo:rsid="008578d0" style:font-size-asian="10.5pt" style:font-size-complex="12pt"/>
    </style:style>
    <style:style style:name="T61" style:family="text">
      <style:text-properties style:font-name="Liberation Serif" fo:font-size="12pt" fo:language="en" fo:country="US" fo:font-weight="bold" officeooo:rsid="008578d0" style:font-size-asian="10.5pt" style:font-weight-asian="bold" style:font-size-complex="12pt" style:font-weight-complex="bold"/>
    </style:style>
    <style:style style:name="T62" style:family="text">
      <style:text-properties style:font-name="Liberation Serif" fo:font-size="12pt" fo:language="en" fo:country="US" fo:font-style="italic" officeooo:rsid="008578d0" style:font-size-asian="10.5pt" style:font-size-complex="12pt"/>
    </style:style>
    <style:style style:name="T63" style:family="text">
      <style:text-properties style:text-position="0% 100%" fo:font-weight="bold" style:font-weight-asian="bold" style:font-weight-complex="bold"/>
    </style:style>
    <style:style style:name="T64" style:family="text">
      <style:text-properties officeooo:rsid="008a73ed"/>
    </style:style>
    <style:style style:name="T65" style:family="text">
      <style:text-properties officeooo:rsid="008afc92"/>
    </style:style>
    <style:style style:name="T66" style:family="text">
      <style:text-properties officeooo:rsid="008b1f78"/>
    </style:style>
    <style:style style:name="T67" style:family="text">
      <style:text-properties officeooo:rsid="008ec8c5"/>
    </style:style>
    <style:style style:name="T68" style:family="text">
      <style:text-properties officeooo:rsid="0092b1ca"/>
    </style:style>
    <style:style style:name="T69" style:family="text">
      <style:text-properties officeooo:rsid="009467a3"/>
    </style:style>
    <style:style style:name="T70" style:family="text">
      <style:text-properties officeooo:rsid="0095919b"/>
    </style:style>
    <style:style style:name="T71" style:family="text">
      <style:text-properties officeooo:rsid="0097447a"/>
    </style:style>
    <style:style style:name="T72" style:family="text">
      <style:text-properties officeooo:rsid="009911b8"/>
    </style:style>
    <style:style style:name="T73" style:family="text">
      <style:text-properties officeooo:rsid="009bca17"/>
    </style:style>
    <style:style style:name="T74" style:family="text">
      <style:text-properties officeooo:rsid="009e5bbe"/>
    </style:style>
    <style:style style:name="T75" style:family="text">
      <style:text-properties officeooo:rsid="009ffcae"/>
    </style:style>
    <style:style style:name="T76" style:family="text">
      <style:text-properties officeooo:rsid="00a0f60c"/>
    </style:style>
    <style:style style:name="T77" style:family="text">
      <style:text-properties officeooo:rsid="00a2a0bc"/>
    </style:style>
    <style:style style:name="T78" style:family="text">
      <style:text-properties officeooo:rsid="00a57203"/>
    </style:style>
    <style:style style:name="T79" style:family="text">
      <style:text-properties officeooo:rsid="00a6e9a0"/>
    </style:style>
    <style:style style:name="T80" style:family="text">
      <style:text-properties officeooo:rsid="00a8a6d5"/>
    </style:style>
    <style:style style:name="T81" style:family="text">
      <style:text-properties officeooo:rsid="004b899f"/>
    </style:style>
    <style:style style:name="T82" style:family="text">
      <style:text-properties officeooo:rsid="004c2d5a"/>
    </style:style>
    <style:style style:name="T83" style:family="text">
      <style:text-properties officeooo:rsid="00aa7846"/>
    </style:style>
    <style:style style:name="T84" style:family="text">
      <style:text-properties officeooo:rsid="00ac2655"/>
    </style:style>
    <style:style style:name="T85" style:family="text">
      <style:text-properties officeooo:rsid="00b330e6"/>
    </style:style>
    <style:style style:name="T86" style:family="text">
      <style:text-properties officeooo:rsid="00b44f4f"/>
    </style:style>
    <style:style style:name="T87" style:family="text">
      <style:text-properties officeooo:rsid="00be04f3"/>
    </style:style>
    <style:style style:name="T88" style:family="text">
      <style:text-properties officeooo:rsid="00bfa3b4"/>
    </style:style>
    <style:style style:name="T89" style:family="text">
      <style:text-properties officeooo:rsid="00bfb6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P93"><text:alphabetical-index-mark-start text:id="IMark95675432"/><text:alphabetical-index-mark-start text:id="IMark93362136"/><text:alphabetical-index-mark-start text:id="IMark79558200"/><text:alphabetical-index-mark-start text:id="IMark79559608"/><text:alphabetical-index-mark-start text:id="IMark92380936"/><text:alphabetical-index-mark-start text:id="IMark95509160"/><text:alphabetical-index-mark-start text:id="IMark95510424"/><text:alphabetical-index-mark-start text:id="IMark101240888"/><text:alphabetical-index-mark-start text:id="IMark96335576"/><text:alphabetical-index-mark-start text:id="IMark96336840"/><text:alphabetical-index-mark-start text:id="IMark97341768"/><text:alphabetical-index-mark-start text:id="IMark96405336"/><text:alphabetical-index-mark-start text:id="IMark91945112"/><text:alphabetical-index-mark-start text:id="IMark93082520"/><text:alphabetical-index-mark-start text:id="IMark93083784"/><text:alphabetical-index-mark-start text:id="IMark88291496"/><text:alphabetical-index-mark-start text:id="IMark101423064"/><text:alphabetical-index-mark-start text:id="IMark72373496"/><text:alphabetical-index-mark-start text:id="IMark72374472"/><text:alphabetical-index-mark-start text:id="IMark97959912"/><text:alphabetical-index-mark-start text:id="IMark95225080"/><text:alphabetical-index-mark-start text:id="IMark95226344"/><text:span text:style-name="T16">Sql</text:span><text:alphabetical-index-mark-end text:id="IMark95226344"/><text:alphabetical-index-mark-end text:id="IMark95225080"/><text:alphabetical-index-mark-end text:id="IMark97959912"/><text:alphabetical-index-mark-end text:id="IMark72374472"/><text:alphabetical-index-mark-end text:id="IMark72373496"/><text:alphabetical-index-mark-end text:id="IMark101423064"/><text:alphabetical-index-mark-end text:id="IMark88291496"/><text:alphabetical-index-mark-end text:id="IMark93083784"/><text:alphabetical-index-mark-end text:id="IMark93082520"/><text:alphabetical-index-mark-end text:id="IMark91945112"/><text:alphabetical-index-mark-end text:id="IMark96405336"/><text:alphabetical-index-mark-end text:id="IMark97341768"/><text:alphabetical-index-mark-end text:id="IMark96336840"/><text:alphabetical-index-mark-end text:id="IMark96335576"/><text:alphabetical-index-mark-end text:id="IMark101240888"/><text:alphabetical-index-mark-end text:id="IMark95510424"/><text:alphabetical-index-mark-end text:id="IMark95509160"/><text:alphabetical-index-mark-end text:id="IMark92380936"/><text:alphabetical-index-mark-end text:id="IMark79559608"/><text:alphabetical-index-mark-end text:id="IMark79558200"/><text:alphabetical-index-mark-end text:id="IMark93362136"/><text:alphabetical-index-mark-end text:id="IMark95675432"/><text:span text:style-name="T16">p -</text:span> Simple <text:alphabetical-index-mark-start text:id="IMark101311512"/><text:alphabetical-index-mark-start text:id="IMark101314984"/><text:alphabetical-index-mark-start text:id="IMark101316248"/><text:alphabetical-index-mark-start text:id="IMark101319672"/><text:alphabetical-index-mark-start text:id="IMark101320936"/><text:alphabetical-index-mark-start text:id="IMark101321032"/><text:alphabetical-index-mark-start text:id="IMark101329128"/><text:alphabetical-index-mark-start text:id="IMark101330392"/><text:alphabetical-index-mark-start text:id="IMark101333816"/><text:alphabetical-index-mark-start text:id="IMark101335080"/><text:alphabetical-index-mark-start text:id="IMark101335176"/>terminal<text:alphabetical-index-mark-end text:id="IMark101335176"/><text:alphabetical-index-mark-end text:id="IMark101335080"/><text:alphabetical-index-mark-end text:id="IMark101333816"/><text:alphabetical-index-mark-end text:id="IMark101330392"/><text:alphabetical-index-mark-end text:id="IMark101329128"/><text:alphabetical-index-mark-end text:id="IMark101321032"/><text:alphabetical-index-mark-end text:id="IMark101320936"/><text:alphabetical-index-mark-end text:id="IMark101319672"/><text:alphabetical-index-mark-end text:id="IMark101316248"/><text:alphabetical-index-mark-end text:id="IMark101314984"/><text:alphabetical-index-mark-end text:id="IMark101311512"/> <text:alphabetical-index-mark-start text:id="IMark101433080"/><text:alphabetical-index-mark-start text:id="IMark101436552"/><text:alphabetical-index-mark-start text:id="IMark101437880"/><text:alphabetical-index-mark-start text:id="IMark101441240"/><text:alphabetical-index-mark-start text:id="IMark101442568"/><text:alphabetical-index-mark-start text:id="IMark96586600"/><text:alphabetical-index-mark-start text:id="IMark95883608"/><text:alphabetical-index-mark-start text:id="IMark95884904"/><text:alphabetical-index-mark-start text:id="IMark97493448"/><text:alphabetical-index-mark-start text:id="IMark97494712"/><text:alphabetical-index-mark-start text:id="IMark97935240"/>query<text:alphabetical-index-mark-end text:id="IMark97935240"/><text:alphabetical-index-mark-end text:id="IMark97494712"/><text:alphabetical-index-mark-end text:id="IMark97493448"/><text:alphabetical-index-mark-end text:id="IMark95884904"/><text:alphabetical-index-mark-end text:id="IMark95883608"/><text:alphabetical-index-mark-end text:id="IMark96586600"/><text:alphabetical-index-mark-end text:id="IMark101442568"/><text:alphabetical-index-mark-end text:id="IMark101441240"/><text:alphabetical-index-mark-end text:id="IMark101437880"/><text:alphabetical-index-mark-end text:id="IMark101436552"/><text:alphabetical-index-mark-end text:id="IMark101433080"/> and <text:alphabetical-index-mark-start text:id="IMark92011192"/><text:alphabetical-index-mark-start text:id="IMark97028872"/><text:alphabetical-index-mark-start text:id="IMark97029896"/><text:alphabetical-index-mark-start text:id="IMark97000536"/><text:alphabetical-index-mark-start text:id="IMark97001816"/><text:alphabetical-index-mark-start text:id="IMark95197256"/><text:alphabetical-index-mark-start text:id="IMark95198584"/><text:alphabetical-index-mark-start text:id="IMark91577272"/><text:alphabetical-index-mark-start text:id="IMark93286904"/><text:alphabetical-index-mark-start text:id="IMark93288232"/><text:alphabetical-index-mark-start text:id="IMark91428008"/>.<text:alphabetical-index-mark-start text:id="IMark95491880"/><text:alphabetical-index-mark-start text:id="IMark95493208"/><text:alphabetical-index-mark-start text:id="IMark88250968"/><text:alphabetical-index-mark-start text:id="IMark92446488"/><text:alphabetical-index-mark-start text:id="IMark92447768"/><text:alphabetical-index-mark-start text:id="IMark97717736"/><text:alphabetical-index-mark-start text:id="IMark97719064"/><text:alphabetical-index-mark-start text:id="IMark91574856"/><text:alphabetical-index-mark-start text:id="IMark50676856"/><text:alphabetical-index-mark-start text:id="IMark50678184"/><text:alphabetical-index-mark-start text:id="IMark90385192"/><text:alphabetical-index-mark-start text:id="IMark90386520"/><text:alphabetical-index-mark-start text:id="IMark96613256"/><text:alphabetical-index-mark-start text:id="IMark97545240"/><text:alphabetical-index-mark-start text:id="IMark97546568"/><text:alphabetical-index-mark-start text:id="IMark79963640"/><text:alphabetical-index-mark-start text:id="IMark79964968"/><text:alphabetical-index-mark-start text:id="IMark92906632"/><text:alphabetical-index-mark-start text:id="IMark97011048"/><text:alphabetical-index-mark-start text:id="IMark97012376"/><text:alphabetical-index-mark-start text:id="IMark97002392"/><text:alphabetical-index-mark-start text:id="IMark101350488"/>sql<text:alphabetical-index-mark-end text:id="IMark101350488"/><text:alphabetical-index-mark-end text:id="IMark97002392"/><text:alphabetical-index-mark-end text:id="IMark97012376"/><text:alphabetical-index-mark-end text:id="IMark97011048"/><text:alphabetical-index-mark-end text:id="IMark92906632"/><text:alphabetical-index-mark-end text:id="IMark79964968"/><text:alphabetical-index-mark-end text:id="IMark79963640"/><text:alphabetical-index-mark-end text:id="IMark97546568"/><text:alphabetical-index-mark-end text:id="IMark97545240"/><text:alphabetical-index-mark-end text:id="IMark96613256"/><text:alphabetical-index-mark-end text:id="IMark90386520"/><text:alphabetical-index-mark-end text:id="IMark90385192"/><text:alphabetical-index-mark-end text:id="IMark50678184"/><text:alphabetical-index-mark-end text:id="IMark50676856"/><text:alphabetical-index-mark-end text:id="IMark91574856"/><text:alphabetical-index-mark-end text:id="IMark97719064"/><text:alphabetical-index-mark-end text:id="IMark97717736"/><text:alphabetical-index-mark-end text:id="IMark92447768"/><text:alphabetical-index-mark-end text:id="IMark92446488"/><text:alphabetical-index-mark-end text:id="IMark88250968"/><text:alphabetical-index-mark-end text:id="IMark95493208"/><text:alphabetical-index-mark-end text:id="IMark95491880"/><text:alphabetical-index-mark-end text:id="IMark91428008"/><text:alphabetical-index-mark-end text:id="IMark93288232"/><text:alphabetical-index-mark-end text:id="IMark93286904"/><text:alphabetical-index-mark-end text:id="IMark91577272"/><text:alphabetical-index-mark-end text:id="IMark95198584"/><text:alphabetical-index-mark-end text:id="IMark95197256"/><text:alphabetical-index-mark-end text:id="IMark97001816"/><text:alphabetical-index-mark-end text:id="IMark97000536"/><text:alphabetical-index-mark-end text:id="IMark97029896"/><text:alphabetical-index-mark-end text:id="IMark97028872"/><text:alphabetical-index-mark-end text:id="IMark92011192"/> <text:alphabetical-index-mark-start text:id="IMark99236968"/><text:alphabetical-index-mark-start text:id="IMark99238200"/><text:alphabetical-index-mark-start text:id="IMark99361592"/><text:alphabetical-index-mark-start text:id="IMark99362920"/><text:alphabetical-index-mark-start text:id="IMark100251848"/><text:alphabetical-index-mark-start text:id="IMark100253112"/><text:alphabetical-index-mark-start text:id="IMark95778008"/><text:alphabetical-index-mark-start text:id="IMark95779336"/><text:alphabetical-index-mark-start text:id="IMark64107960"/><text:alphabetical-index-mark-start text:id="IMark91445976"/><text:alphabetical-index-mark-start text:id="IMark91447304"/>file<text:alphabetical-index-mark-end text:id="IMark91447304"/><text:alphabetical-index-mark-end text:id="IMark91445976"/><text:alphabetical-index-mark-end text:id="IMark64107960"/><text:alphabetical-index-mark-end text:id="IMark95779336"/><text:alphabetical-index-mark-end text:id="IMark95778008"/><text:alphabetical-index-mark-end text:id="IMark100253112"/><text:alphabetical-index-mark-end text:id="IMark100251848"/><text:alphabetical-index-mark-end text:id="IMark99362920"/><text:alphabetical-index-mark-end text:id="IMark99361592"/><text:alphabetical-index-mark-end text:id="IMark99238200"/><text:alphabetical-index-mark-end text:id="IMark99236968"/> processing for <text:alphabetical-index-mark-start text:id="IMark99737448"/><text:alphabetical-index-mark-start text:id="IMark100524040"/><text:alphabetical-index-mark-start text:id="IMark100525368"/><text:alphabetical-index-mark-start text:id="IMark101368568"/><text:alphabetical-index-mark-start text:id="IMark95493336"/><text:alphabetical-index-mark-start text:id="IMark101371576"/><text:alphabetical-index-mark-start text:id="IMark101373160"/><text:alphabetical-index-mark-start text:id="IMark101374488"/><text:alphabetical-index-mark-start text:id="IMark101376152"/><text:alphabetical-index-mark-start text:id="IMark101377208"/><text:alphabetical-index-mark-start text:id="IMark101378680"/><text:alphabetical-index-mark-start text:id="IMark101380008"/><text:alphabetical-index-mark-start text:id="IMark101381208"/><text:alphabetical-index-mark-start text:id="IMark101382536"/><text:alphabetical-index-mark-start text:id="IMark101268168"/><text:alphabetical-index-mark-start text:id="IMark101384968"/><text:alphabetical-index-mark-start text:id="IMark101386264"/><text:alphabetical-index-mark-start text:id="IMark101387528"/><text:alphabetical-index-mark-start text:id="IMark101388792"/><text:alphabetical-index-mark-start text:id="IMark101390088"/><text:alphabetical-index-mark-start text:id="IMark101391320"/><text:alphabetical-index-mark-start text:id="IMark101392648"/><text:alphabetical-index-mark-start text:id="IMark64109064"/><text:alphabetical-index-mark-start text:id="IMark101395080"/><text:alphabetical-index-mark-start text:id="IMark101396376"/><text:alphabetical-index-mark-start text:id="IMark101397704"/><text:alphabetical-index-mark-start text:id="IMark101398856"/><text:alphabetical-index-mark-start text:id="IMark101400184"/><text:alphabetical-index-mark-start text:id="IMark101404088"/><text:alphabetical-index-mark-start text:id="IMark101405416"/><text:alphabetical-index-mark-start text:id="IMark101406616"/><text:alphabetical-index-mark-start text:id="IMark101407944"/><text:alphabetical-index-mark-start text:id="IMark101409144"/>Sql<text:alphabetical-index-mark-end text:id="IMark101409144"/><text:alphabetical-index-mark-end text:id="IMark101407944"/><text:alphabetical-index-mark-end text:id="IMark101406616"/><text:alphabetical-index-mark-end text:id="IMark101405416"/><text:alphabetical-index-mark-end text:id="IMark101404088"/><text:alphabetical-index-mark-end text:id="IMark101400184"/><text:alphabetical-index-mark-end text:id="IMark101398856"/><text:alphabetical-index-mark-end text:id="IMark101397704"/><text:alphabetical-index-mark-end text:id="IMark101396376"/><text:alphabetical-index-mark-end text:id="IMark101395080"/><text:alphabetical-index-mark-end text:id="IMark64109064"/><text:alphabetical-index-mark-end text:id="IMark101392648"/><text:alphabetical-index-mark-end text:id="IMark101391320"/><text:alphabetical-index-mark-end text:id="IMark101390088"/><text:alphabetical-index-mark-end text:id="IMark101388792"/><text:alphabetical-index-mark-end text:id="IMark101387528"/><text:alphabetical-index-mark-end text:id="IMark101386264"/><text:alphabetical-index-mark-end text:id="IMark101384968"/><text:alphabetical-index-mark-end text:id="IMark101268168"/><text:alphabetical-index-mark-end text:id="IMark101382536"/><text:alphabetical-index-mark-end text:id="IMark101381208"/><text:alphabetical-index-mark-end text:id="IMark101380008"/>ite<text:alphabetical-index-mark-end text:id="IMark101378680"/><text:alphabetical-index-mark-end text:id="IMark101377208"/><text:alphabetical-index-mark-end text:id="IMark101376152"/><text:alphabetical-index-mark-end text:id="IMark101374488"/><text:alphabetical-index-mark-end text:id="IMark101373160"/><text:alphabetical-index-mark-end text:id="IMark101371576"/><text:alphabetical-index-mark-end text:id="IMark95493336"/><text:alphabetical-index-mark-end text:id="IMark101368568"/><text:alphabetical-index-mark-end text:id="IMark100525368"/><text:alphabetical-index-mark-end text:id="IMark100524040"/><text:alphabetical-index-mark-end text:id="IMark99737448"/>3 <text:span text:style-name="T59">and </text:span><text:alphabetical-index-mark-start text:id="IMark96985944"/><text:alphabetical-index-mark-start text:id="IMark96986968"/><text:alphabetical-index-mark-start text:id="IMark100284712"/><text:alphabetical-index-mark-start text:id="IMark100286040"/><text:span text:style-name="T59">HDF5</text:span><text:alphabetical-index-mark-end text:id="IMark100286040"/><text:alphabetical-index-mark-end text:id="IMark100284712"/><text:alphabetical-index-mark-end text:id="IMark96986968"/><text:alphabetical-index-mark-end text:id="IMark96985944"/><text:span text:style-name="T59"> </text:span><text:alphabetical-index-mark-start text:id="IMark92700888"/><text:alphabetical-index-mark-start text:id="IMark96350808"/><text:alphabetical-index-mark-start text:id="IMark101312488"/><text:alphabetical-index-mark-start text:id="IMark101312584"/><text:span text:style-name="T59">database</text:span><text:alphabetical-index-mark-end text:id="IMark101312584"/><text:alphabetical-index-mark-end text:id="IMark101312488"/><text:alphabetical-index-mark-end text:id="IMark96350808"/><text:alphabetical-index-mark-end text:id="IMark92700888"/><text:span text:style-name="T59">s.</text:span></text:p>
      <text:p text:style-name="Text_20_body"/>
      <text:p text:style-name="P90">Pablo <text:alphabetical-index-mark-start text:id="IMark95510040"/><text:alphabetical-index-mark-start text:id="IMark96336456"/><text:alphabetical-index-mark-start text:id="IMark92700888"/><text:alphabetical-index-mark-start text:id="IMark91631160"/><text:alphabetical-index-mark-start text:id="IMark93362968"/><text:alphabetical-index-mark-start text:id="IMark93361752"/><text:alphabetical-index-mark-start text:id="IMark95779336"/><text:alphabetical-index-mark-start text:id="IMark90386520"/><text:alphabetical-index-mark-start text:id="IMark92380552"/><text:alphabetical-index-mark-start text:id="IMark79559080"/><text:alphabetical-index-mark-start text:id="IMark101382824"/><text:alphabetical-index-mark-start text:id="IMark101405704"/><text:alphabetical-index-mark-start text:id="IMark101306824"/><text:alphabetical-index-mark-start text:id="IMark101303432"/><text:alphabetical-index-mark-start text:id="IMark101294152"/><text:alphabetical-index-mark-start text:id="IMark101290760"/><text:alphabetical-index-mark-start text:id="IMark101275496"/><text:alphabetical-index-mark-start text:id="IMark95565688"/><text:alphabetical-index-mark-start text:id="IMark88178776"/><text:alphabetical-index-mark-start text:id="IMark88178104"/><text:alphabetical-index-mark-start text:id="IMark101280760"/>Edronkin<text:alphabetical-index-mark-end text:id="IMark101280760"/><text:alphabetical-index-mark-end text:id="IMark88178104"/><text:alphabetical-index-mark-end text:id="IMark88178776"/><text:alphabetical-index-mark-end text:id="IMark95565688"/><text:alphabetical-index-mark-end text:id="IMark101275496"/><text:alphabetical-index-mark-end text:id="IMark101290760"/><text:alphabetical-index-mark-end text:id="IMark101294152"/><text:alphabetical-index-mark-end text:id="IMark101303432"/><text:alphabetical-index-mark-end text:id="IMark101306824"/><text:alphabetical-index-mark-end text:id="IMark101405704"/><text:alphabetical-index-mark-end text:id="IMark101382824"/><text:alphabetical-index-mark-end text:id="IMark79559080"/><text:alphabetical-index-mark-end text:id="IMark92380552"/><text:alphabetical-index-mark-end text:id="IMark90386520"/><text:alphabetical-index-mark-end text:id="IMark95779336"/><text:alphabetical-index-mark-end text:id="IMark93361752"/><text:alphabetical-index-mark-end text:id="IMark93362968"/><text:alphabetical-index-mark-end text:id="IMark91631160"/><text:alphabetical-index-mark-end text:id="IMark92700888"/><text:alphabetical-index-mark-end text:id="IMark96336456"/><text:alphabetical-index-mark-end text:id="IMark95510040"/>, <text:span text:style-name="T1">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92700888"/><text:alphabetical-index-mark-start text:id="IMark91631160"/><text:alphabetical-index-mark-start text:id="IMark96336456"/><text:alphabetical-index-mark-start text:id="IMark93362968"/><text:alphabetical-index-mark-start text:id="IMark93361752"/><text:alphabetical-index-mark-start text:id="IMark95779336"/><text:alphabetical-index-mark-start text:id="IMark90386520"/><text:alphabetical-index-mark-start text:id="IMark92380552"/><text:alphabetical-index-mark-start text:id="IMark79559080"/><text:alphabetical-index-mark-start text:id="IMark101382824"/><text:alphabetical-index-mark-start text:id="IMark101405704"/><text:alphabetical-index-mark-start text:id="IMark95510040"/><text:alphabetical-index-mark-start text:id="IMark101410760"/><text:alphabetical-index-mark-start text:id="IMark101392936"/><text:alphabetical-index-mark-start text:id="IMark96278280"/><text:alphabetical-index-mark-start text:id="IMark79868184"/><text:alphabetical-index-mark-start text:id="IMark95867128"/><text:alphabetical-index-mark-start text:id="IMark81558984"/><text:alphabetical-index-mark-start text:id="IMark97032024"/><text:alphabetical-index-mark-start text:id="IMark91427544"/><text:alphabetical-index-mark-start text:id="IMark95196872"/><text:alphabetical-index-mark-start text:id="IMark96227480"/><text:alphabetical-index-mark-start text:id="IMark96226808"/><text:alphabetical-index-mark-start text:id="IMark101432616"/><text:alphabetical-index-mark-start text:id="IMark101429224"/><text:alphabetical-index-mark-start text:id="IMark101347064"/><text:alphabetical-index-mark-start text:id="IMark101346392"/><text:alphabetical-index-mark-start text:id="IMark101311048"/><text:alphabetical-index-mark-start text:id="IMark100284328"/><text:alphabetical-index-mark-start text:id="IMark92585432"/><text:alphabetical-index-mark-start text:id="IMark100286408"/><text:a xlink:type="simple" xlink:href="https://orcid.org/0000-0001-8690-7030" text:style-name="Internet_20_link" text:visited-style-name="Visited_20_Internet_20_Link">orcid</text:a><text:alphabetical-index-mark-end text:id="IMark100286408"/><text:alphabetical-index-mark-end text:id="IMark92585432"/><text:alphabetical-index-mark-end text:id="IMark100284328"/><text:alphabetical-index-mark-end text:id="IMark101311048"/><text:alphabetical-index-mark-end text:id="IMark101346392"/><text:alphabetical-index-mark-end text:id="IMark101347064"/><text:alphabetical-index-mark-end text:id="IMark101429224"/><text:alphabetical-index-mark-end text:id="IMark101432616"/><text:alphabetical-index-mark-end text:id="IMark96226808"/><text:alphabetical-index-mark-end text:id="IMark96227480"/><text:alphabetical-index-mark-end text:id="IMark95196872"/><text:alphabetical-index-mark-end text:id="IMark91427544"/><text:alphabetical-index-mark-end text:id="IMark97032024"/><text:alphabetical-index-mark-end text:id="IMark81558984"/><text:alphabetical-index-mark-end text:id="IMark95867128"/><text:alphabetical-index-mark-end text:id="IMark79868184"/><text:alphabetical-index-mark-end text:id="IMark96278280"/><text:alphabetical-index-mark-end text:id="IMark101392936"/><text:alphabetical-index-mark-end text:id="IMark101410760"/><text:alphabetical-index-mark-end text:id="IMark95510040"/><text:alphabetical-index-mark-end text:id="IMark101405704"/><text:alphabetical-index-mark-end text:id="IMark101382824"/><text:alphabetical-index-mark-end text:id="IMark79559080"/><text:alphabetical-index-mark-end text:id="IMark92380552"/><text:alphabetical-index-mark-end text:id="IMark90386520"/><text:alphabetical-index-mark-end text:id="IMark95779336"/><text:alphabetical-index-mark-end text:id="IMark93361752"/><text:alphabetical-index-mark-end text:id="IMark93362968"/><text:alphabetical-index-mark-end text:id="IMark96336456"/><text:alphabetical-index-mark-end text:id="IMark91631160"/><text:alphabetical-index-mark-end text:id="IMark92700888"/><text:a xlink:type="simple" xlink:href="https://orcid.org/0000-0001-8690-7030" text:style-name="Internet_20_link" text:visited-style-name="Visited_20_Internet_20_Link">.org/0000-0001-8690-7030</text:a></text:p>
      <text:p text:style-name="P7"/>
      <text:h text:style-name="Heading_20_1" text:outline-level="1"><text:bookmark-start text:name="__RefHeading___Toc941_76759228"/>Abstract.<text:bookmark-end text:name="__RefHeading___Toc941_76759228"/></text:h>
      <text:p text:style-name="P8"/>
      <text:p text:style-name="P23"><text:alphabetical-index-mark-start text:id="IMark101382824"/><text:alphabetical-index-mark-start text:id="IMark95510040"/><text:alphabetical-index-mark-start text:id="IMark101392936"/><text:alphabetical-index-mark-start text:id="IMark101410760"/><text:alphabetical-index-mark-start text:id="IMark96336456"/><text:alphabetical-index-mark-start text:id="IMark101380296"/><text:alphabetical-index-mark-start text:id="IMark92700888"/><text:alphabetical-index-mark-start text:id="IMark91631160"/><text:alphabetical-index-mark-start text:id="IMark93362968"/><text:alphabetical-index-mark-start text:id="IMark93361752"/><text:alphabetical-index-mark-start text:id="IMark101408232"/><text:alphabetical-index-mark-start text:id="IMark95779336"/><text:alphabetical-index-mark-start text:id="IMark92380552"/><text:alphabetical-index-mark-start text:id="IMark90386520"/><text:alphabetical-index-mark-start text:id="IMark101397992"/><text:alphabetical-index-mark-start text:id="IMark101405704"/><text:alphabetical-index-mark-start text:id="IMark79559080"/><text:alphabetical-index-mark-start text:id="IMark100251368"/><text:alphabetical-index-mark-start text:id="IMark95866376"/><text:alphabetical-index-mark-start text:id="IMark92699752"/><text:alphabetical-index-mark-start text:id="IMark101307656"/><text:alphabetical-index-mark-start text:id="IMark99063864"/>Sql<text:alphabetical-index-mark-end text:id="IMark99063864"/><text:alphabetical-index-mark-end text:id="IMark101307656"/><text:alphabetical-index-mark-end text:id="IMark92699752"/><text:alphabetical-index-mark-end text:id="IMark95866376"/><text:alphabetical-index-mark-end text:id="IMark100251368"/><text:alphabetical-index-mark-end text:id="IMark79559080"/><text:alphabetical-index-mark-end text:id="IMark101405704"/><text:alphabetical-index-mark-end text:id="IMark101397992"/><text:alphabetical-index-mark-end text:id="IMark90386520"/><text:alphabetical-index-mark-end text:id="IMark92380552"/><text:alphabetical-index-mark-end text:id="IMark95779336"/><text:alphabetical-index-mark-end text:id="IMark101408232"/><text:alphabetical-index-mark-end text:id="IMark93361752"/><text:alphabetical-index-mark-end text:id="IMark93362968"/><text:alphabetical-index-mark-end text:id="IMark91631160"/><text:alphabetical-index-mark-end text:id="IMark92700888"/><text:alphabetical-index-mark-end text:id="IMark101380296"/><text:alphabetical-index-mark-end text:id="IMark96336456"/><text:alphabetical-index-mark-end text:id="IMark101410760"/><text:alphabetical-index-mark-end text:id="IMark101392936"/><text:alphabetical-index-mark-end text:id="IMark95510040"/><text:alphabetical-index-mark-end text:id="IMark101382824"/>p is a very small <text:alphabetical-index-mark-start text:id="IMark95491496"/><text:alphabetical-index-mark-start text:id="IMark101414104"/><text:alphabetical-index-mark-start text:id="IMark101368184"/><text:alphabetical-index-mark-start text:id="IMark99207800"/><text:alphabetical-index-mark-start text:id="IMark92679128"/><text:alphabetical-index-mark-start text:id="IMark101375240"/><text:alphabetical-index-mark-start text:id="IMark96585688"/><text:alphabetical-index-mark-start text:id="IMark96350360"/><text:alphabetical-index-mark-start text:id="IMark97342056"/><text:alphabetical-index-mark-start text:id="IMark101371096"/><text:alphabetical-index-mark-start text:id="IMark101371192"/>program<text:alphabetical-index-mark-end text:id="IMark101371192"/><text:alphabetical-index-mark-end text:id="IMark101371096"/><text:alphabetical-index-mark-end text:id="IMark97342056"/><text:alphabetical-index-mark-end text:id="IMark96350360"/><text:alphabetical-index-mark-end text:id="IMark96585688"/><text:alphabetical-index-mark-end text:id="IMark101375240"/><text:alphabetical-index-mark-end text:id="IMark92679128"/><text:alphabetical-index-mark-end text:id="IMark99207800"/><text:alphabetical-index-mark-end text:id="IMark101368184"/><text:alphabetical-index-mark-end text:id="IMark101414104"/><text:alphabetical-index-mark-end text:id="IMark95491496"/> written in C++ that allows the user to send <text:alphabetical-index-mark-start text:id="IMark91945400"/><text:alphabetical-index-mark-start text:id="IMark93083272"/><text:alphabetical-index-mark-start text:id="IMark101338808"/><text:alphabetical-index-mark-start text:id="IMark101387016"/><text:alphabetical-index-mark-start text:id="IMark97493736"/><text:alphabetical-index-mark-start text:id="IMark101315736"/><text:alphabetical-index-mark-start text:id="IMark101329416"/><text:alphabetical-index-mark-start text:id="IMark101334568"/><text:alphabetical-index-mark-start text:id="IMark92446776"/><text:alphabetical-index-mark-start text:id="IMark97935992"/><text:alphabetical-index-mark-start text:id="IMark101389080"/><text:alphabetical-index-mark-start text:id="IMark96587352"/><text:alphabetical-index-mark-start text:id="IMark100524328"/><text:alphabetical-index-mark-start text:id="IMark101372328"/><text:alphabetical-index-mark-start text:id="IMark101374104"/><text:alphabetical-index-mark-start text:id="IMark101381960"/><text:alphabetical-index-mark-start text:id="IMark101392024"/><text:alphabetical-index-mark-start text:id="IMark101397320"/><text:alphabetical-index-mark-start text:id="IMark101404840"/><text:alphabetical-index-mark-start text:id="IMark101407320"/><text:alphabetical-index-mark-start text:id="IMark101410088"/><text:alphabetical-index-mark-start text:id="IMark95778760"/>SQL<text:alphabetical-index-mark-end text:id="IMark95778760"/><text:alphabetical-index-mark-end text:id="IMark101410088"/><text:alphabetical-index-mark-end text:id="IMark101407320"/><text:alphabetical-index-mark-end text:id="IMark101404840"/><text:alphabetical-index-mark-end text:id="IMark101397320"/><text:alphabetical-index-mark-end text:id="IMark101392024"/><text:alphabetical-index-mark-end text:id="IMark101381960"/><text:alphabetical-index-mark-end text:id="IMark101374104"/><text:alphabetical-index-mark-end text:id="IMark101372328"/><text:alphabetical-index-mark-end text:id="IMark100524328"/><text:alphabetical-index-mark-end text:id="IMark96587352"/><text:alphabetical-index-mark-end text:id="IMark101389080"/><text:alphabetical-index-mark-end text:id="IMark97935992"/><text:alphabetical-index-mark-end text:id="IMark92446776"/><text:alphabetical-index-mark-end text:id="IMark101334568"/><text:alphabetical-index-mark-end text:id="IMark101329416"/><text:alphabetical-index-mark-end text:id="IMark101315736"/><text:alphabetical-index-mark-end text:id="IMark97493736"/><text:alphabetical-index-mark-end text:id="IMark101387016"/><text:alphabetical-index-mark-end text:id="IMark101338808"/><text:alphabetical-index-mark-end text:id="IMark93083272"/><text:alphabetical-index-mark-end text:id="IMark91945400"/> <text:alphabetical-index-mark-start text:id="IMark88251672"/><text:alphabetical-index-mark-start text:id="IMark91575608"/><text:alphabetical-index-mark-start text:id="IMark96614008"/><text:alphabetical-index-mark-start text:id="IMark101312264"/><text:alphabetical-index-mark-start text:id="IMark92907336"/><text:alphabetical-index-mark-start text:id="IMark64108712"/><text:alphabetical-index-mark-start text:id="IMark92011896"/><text:alphabetical-index-mark-start text:id="IMark101350664"/><text:alphabetical-index-mark-start text:id="IMark95675384"/><text:alphabetical-index-mark-start text:id="IMark95676712"/><text:alphabetical-index-mark-start text:id="IMark101011704"/>queries<text:alphabetical-index-mark-end text:id="IMark101011704"/><text:alphabetical-index-mark-end text:id="IMark95676712"/><text:alphabetical-index-mark-end text:id="IMark95675384"/><text:alphabetical-index-mark-end text:id="IMark101350664"/><text:alphabetical-index-mark-end text:id="IMark92011896"/><text:alphabetical-index-mark-end text:id="IMark64108712"/><text:alphabetical-index-mark-end text:id="IMark92907336"/><text:alphabetical-index-mark-end text:id="IMark101312264"/><text:alphabetical-index-mark-end text:id="IMark96614008"/><text:alphabetical-index-mark-end text:id="IMark91575608"/><text:alphabetical-index-mark-end text:id="IMark88251672"/> to a <text:alphabetical-index-mark-start text:id="IMark97011976"/><text:alphabetical-index-mark-start text:id="IMark95796488"/><text:alphabetical-index-mark-start text:id="IMark95797816"/><text:alphabetical-index-mark-start text:id="IMark79262040"/><text:alphabetical-index-mark-start text:id="IMark100285640"/><text:alphabetical-index-mark-start text:id="IMark95213336"/><text:alphabetical-index-mark-start text:id="IMark95214664"/><text:alphabetical-index-mark-start text:id="IMark92526856"/><text:alphabetical-index-mark-start text:id="IMark92528184"/><text:alphabetical-index-mark-start text:id="IMark96406728"/><text:alphabetical-index-mark-start text:id="IMark96408056"/><text:alphabetical-index-mark-start text:id="IMark97230216"/><text:alphabetical-index-mark-start text:id="IMark97231544"/><text:alphabetical-index-mark-start text:id="IMark97231640"/><text:alphabetical-index-mark-start text:id="IMark95217256"/><text:alphabetical-index-mark-start text:id="IMark95626248"/><text:alphabetical-index-mark-start text:id="IMark95627576"/><text:alphabetical-index-mark-start text:id="IMark99310344"/><text:alphabetical-index-mark-start text:id="IMark99311672"/><text:alphabetical-index-mark-start text:id="IMark100287800"/><text:alphabetical-index-mark-start text:id="IMark100289128"/><text:alphabetical-index-mark-start text:id="IMark96381288"/><text:alphabetical-index-mark-start text:id="IMark96382616"/><text:alphabetical-index-mark-start text:id="IMark91398776"/><text:alphabetical-index-mark-start text:id="IMark91400104"/><text:alphabetical-index-mark-start text:id="IMark95486168"/><text:alphabetical-index-mark-start text:id="IMark95487496"/><text:alphabetical-index-mark-start text:id="IMark95487592"/><text:alphabetical-index-mark-start text:id="IMark93291416"/><text:alphabetical-index-mark-start text:id="IMark90044504"/><text:alphabetical-index-mark-start text:id="IMark90045832"/><text:alphabetical-index-mark-start text:id="IMark90045928"/><text:alphabetical-index-mark-start text:id="IMark97933672"/>Sql<text:alphabetical-index-mark-end text:id="IMark97933672"/><text:alphabetical-index-mark-end text:id="IMark90045928"/><text:alphabetical-index-mark-end text:id="IMark90045832"/><text:alphabetical-index-mark-end text:id="IMark90044504"/><text:alphabetical-index-mark-end text:id="IMark93291416"/><text:alphabetical-index-mark-end text:id="IMark95487592"/><text:alphabetical-index-mark-end text:id="IMark95487496"/><text:alphabetical-index-mark-end text:id="IMark95486168"/><text:alphabetical-index-mark-end text:id="IMark91400104"/><text:alphabetical-index-mark-end text:id="IMark91398776"/><text:alphabetical-index-mark-end text:id="IMark96382616"/><text:alphabetical-index-mark-end text:id="IMark96381288"/><text:alphabetical-index-mark-end text:id="IMark100289128"/><text:alphabetical-index-mark-end text:id="IMark100287800"/><text:alphabetical-index-mark-end text:id="IMark99311672"/><text:alphabetical-index-mark-end text:id="IMark99310344"/><text:alphabetical-index-mark-end text:id="IMark95627576"/><text:alphabetical-index-mark-end text:id="IMark95626248"/><text:alphabetical-index-mark-end text:id="IMark95217256"/><text:alphabetical-index-mark-end text:id="IMark97231640"/><text:alphabetical-index-mark-end text:id="IMark97231544"/><text:alphabetical-index-mark-end text:id="IMark97230216"/>ite<text:alphabetical-index-mark-end text:id="IMark96408056"/><text:alphabetical-index-mark-end text:id="IMark96406728"/><text:alphabetical-index-mark-end text:id="IMark92528184"/><text:alphabetical-index-mark-end text:id="IMark92526856"/><text:alphabetical-index-mark-end text:id="IMark95214664"/><text:alphabetical-index-mark-end text:id="IMark95213336"/><text:alphabetical-index-mark-end text:id="IMark100285640"/><text:alphabetical-index-mark-end text:id="IMark79262040"/><text:alphabetical-index-mark-end text:id="IMark95797816"/><text:alphabetical-index-mark-end text:id="IMark95796488"/><text:alphabetical-index-mark-end text:id="IMark97011976"/>3 <text:span text:style-name="T59">or </text:span><text:alphabetical-index-mark-start text:id="IMark79734872"/><text:alphabetical-index-mark-start text:id="IMark79735896"/><text:alphabetical-index-mark-start text:id="IMark79710456"/><text:alphabetical-index-mark-start text:id="IMark79711784"/><text:span text:style-name="T59">HDF5</text:span><text:alphabetical-index-mark-end text:id="IMark79711784"/><text:alphabetical-index-mark-end text:id="IMark79710456"/><text:alphabetical-index-mark-end text:id="IMark79735896"/><text:alphabetical-index-mark-end text:id="IMark79734872"/> <text:alphabetical-index-mark-start text:id="IMark95831496"/><text:alphabetical-index-mark-start text:id="IMark79705688"/><text:alphabetical-index-mark-start text:id="IMark79707016"/><text:alphabetical-index-mark-start text:id="IMark92113224"/><text:alphabetical-index-mark-start text:id="IMark92114552"/><text:alphabetical-index-mark-start text:id="IMark95741256"/><text:alphabetical-index-mark-start text:id="IMark95742584"/><text:alphabetical-index-mark-start text:id="IMark97519816"/><text:alphabetical-index-mark-start text:id="IMark97521144"/><text:alphabetical-index-mark-start text:id="IMark97779976"/><text:alphabetical-index-mark-start text:id="IMark97781304"/>database<text:alphabetical-index-mark-end text:id="IMark97781304"/><text:alphabetical-index-mark-end text:id="IMark97779976"/><text:alphabetical-index-mark-end text:id="IMark97521144"/><text:alphabetical-index-mark-end text:id="IMark97519816"/><text:alphabetical-index-mark-end text:id="IMark95742584"/><text:alphabetical-index-mark-end text:id="IMark95741256"/><text:alphabetical-index-mark-end text:id="IMark92114552"/><text:alphabetical-index-mark-end text:id="IMark92113224"/><text:alphabetical-index-mark-end text:id="IMark79707016"/><text:alphabetical-index-mark-end text:id="IMark79705688"/><text:alphabetical-index-mark-end text:id="IMark95831496"/> from a <text:alphabetical-index-mark-start text:id="IMark93383432"/><text:alphabetical-index-mark-start text:id="IMark93384696"/><text:alphabetical-index-mark-start text:id="IMark100327656"/><text:alphabetical-index-mark-start text:id="IMark91988824"/><text:alphabetical-index-mark-start text:id="IMark79684216"/><text:alphabetical-index-mark-start text:id="IMark96998344"/><text:alphabetical-index-mark-start text:id="IMark96999672"/><text:alphabetical-index-mark-start text:id="IMark81550920"/><text:alphabetical-index-mark-start text:id="IMark81552248"/><text:alphabetical-index-mark-start text:id="IMark88187224"/><text:alphabetical-index-mark-start text:id="IMark88188488"/>common<text:alphabetical-index-mark-end text:id="IMark88188488"/><text:alphabetical-index-mark-end text:id="IMark88187224"/><text:alphabetical-index-mark-end text:id="IMark81552248"/><text:alphabetical-index-mark-end text:id="IMark81550920"/><text:alphabetical-index-mark-end text:id="IMark96999672"/><text:alphabetical-index-mark-end text:id="IMark96998344"/><text:alphabetical-index-mark-end text:id="IMark79684216"/><text:alphabetical-index-mark-end text:id="IMark91988824"/><text:alphabetical-index-mark-end text:id="IMark100327656"/><text:alphabetical-index-mark-end text:id="IMark93384696"/><text:alphabetical-index-mark-end text:id="IMark93383432"/> <text:alphabetical-index-mark-start text:id="IMark79605480"/><text:alphabetical-index-mark-start text:id="IMark79606744"/><text:alphabetical-index-mark-start text:id="IMark95347832"/><text:alphabetical-index-mark-start text:id="IMark95349160"/><text:alphabetical-index-mark-start text:id="IMark92356184"/><text:alphabetical-index-mark-start text:id="IMark92357480"/><text:alphabetical-index-mark-start text:id="IMark101321832"/><text:alphabetical-index-mark-start text:id="IMark101323160"/><text:alphabetical-index-mark-start text:id="IMark101324488"/><text:alphabetical-index-mark-start text:id="IMark101444344"/><text:alphabetical-index-mark-start text:id="IMark101445672"/>terminal<text:alphabetical-index-mark-end text:id="IMark101445672"/><text:alphabetical-index-mark-end text:id="IMark101444344"/><text:alphabetical-index-mark-end text:id="IMark101324488"/><text:alphabetical-index-mark-end text:id="IMark101323160"/><text:alphabetical-index-mark-end text:id="IMark101321832"/><text:alphabetical-index-mark-end text:id="IMark92357480"/><text:alphabetical-index-mark-end text:id="IMark92356184"/><text:alphabetical-index-mark-end text:id="IMark95349160"/><text:alphabetical-index-mark-end text:id="IMark95347832"/><text:alphabetical-index-mark-end text:id="IMark79606744"/><text:alphabetical-index-mark-end text:id="IMark79605480"/> <text:span text:style-name="T77">or shell</text:span>.</text:p>
      <text:p text:style-name="P23"/>
      <text:p text:style-name="P58">It is not meant as a substitution of <text:alphabetical-index-mark-start text:id="IMark95510040"/><text:alphabetical-index-mark-start text:id="IMark101392936"/><text:alphabetical-index-mark-start text:id="IMark101410760"/><text:alphabetical-index-mark-start text:id="IMark96336456"/><text:alphabetical-index-mark-start text:id="IMark101380296"/><text:alphabetical-index-mark-start text:id="IMark92700888"/><text:alphabetical-index-mark-start text:id="IMark91631160"/><text:alphabetical-index-mark-start text:id="IMark93362968"/><text:alphabetical-index-mark-start text:id="IMark93361752"/><text:alphabetical-index-mark-start text:id="IMark101408232"/><text:alphabetical-index-mark-start text:id="IMark95779336"/><text:alphabetical-index-mark-start text:id="IMark92380552"/><text:alphabetical-index-mark-start text:id="IMark90386520"/><text:alphabetical-index-mark-start text:id="IMark101397992"/><text:alphabetical-index-mark-start text:id="IMark101405704"/><text:alphabetical-index-mark-start text:id="IMark79559080"/><text:alphabetical-index-mark-start text:id="IMark101324488"/><text:alphabetical-index-mark-start text:id="IMark95214664"/>Sql<text:alphabetical-index-mark-end text:id="IMark95214664"/><text:alphabetical-index-mark-end text:id="IMark101324488"/><text:alphabetical-index-mark-end text:id="IMark79559080"/><text:alphabetical-index-mark-end text:id="IMark101405704"/><text:alphabetical-index-mark-end text:id="IMark101397992"/><text:alphabetical-index-mark-end text:id="IMark90386520"/><text:alphabetical-index-mark-end text:id="IMark92380552"/><text:alphabetical-index-mark-end text:id="IMark95779336"/><text:alphabetical-index-mark-end text:id="IMark101408232"/><text:alphabetical-index-mark-end text:id="IMark93361752"/><text:alphabetical-index-mark-end text:id="IMark93362968"/><text:alphabetical-index-mark-end text:id="IMark91631160"/>ite<text:alphabetical-index-mark-end text:id="IMark92700888"/><text:alphabetical-index-mark-end text:id="IMark101380296"/><text:alphabetical-index-mark-end text:id="IMark96336456"/><text:alphabetical-index-mark-end text:id="IMark101410760"/><text:alphabetical-index-mark-end text:id="IMark101392936"/><text:alphabetical-index-mark-end text:id="IMark95510040"/>3’s <text:alphabetical-index-mark-start text:id="IMark88255144"/><text:alphabetical-index-mark-start text:id="IMark101382824"/><text:alphabetical-index-mark-start text:id="IMark101375240"/><text:alphabetical-index-mark-start text:id="IMark79459848"/><text:alphabetical-index-mark-start text:id="IMark82141736"/><text:alphabetical-index-mark-start text:id="IMark72376792"/>dot<text:alphabetical-index-mark-end text:id="IMark72376792"/><text:alphabetical-index-mark-end text:id="IMark82141736"/><text:alphabetical-index-mark-end text:id="IMark79459848"/><text:alphabetical-index-mark-end text:id="IMark101375240"/><text:alphabetical-index-mark-end text:id="IMark101382824"/><text:alphabetical-index-mark-end text:id="IMark88255144"/> <text:alphabetical-index-mark-start text:id="IMark97032776"/><text:alphabetical-index-mark-start text:id="IMark64107096"/><text:alphabetical-index-mark-start text:id="IMark101342920"/><text:alphabetical-index-mark-start text:id="IMark92008056"/><text:alphabetical-index-mark-start text:id="IMark101290760"/><text:alphabetical-index-mark-start text:id="IMark92010728"/>command<text:alphabetical-index-mark-end text:id="IMark92010728"/><text:alphabetical-index-mark-end text:id="IMark101290760"/><text:alphabetical-index-mark-end text:id="IMark92008056"/><text:alphabetical-index-mark-end text:id="IMark101342920"/><text:alphabetical-index-mark-end text:id="IMark64107096"/><text:alphabetical-index-mark-end text:id="IMark97032776"/>s <text:span text:style-name="T59">or </text:span><text:alphabetical-index-mark-start text:id="IMark79963256"/><text:alphabetical-index-mark-start text:id="IMark96342888"/><text:alphabetical-index-mark-start text:id="IMark96342216"/><text:alphabetical-index-mark-start text:id="IMark92355720"/><text:span text:style-name="T59">HDF5</text:span><text:alphabetical-index-mark-end text:id="IMark92355720"/><text:alphabetical-index-mark-end text:id="IMark96342216"/><text:alphabetical-index-mark-end text:id="IMark96342888"/><text:alphabetical-index-mark-end text:id="IMark79963256"/><text:span text:style-name="T59"> </text:span><text:alphabetical-index-mark-start text:id="IMark79605096"/><text:alphabetical-index-mark-start text:id="IMark96582680"/><text:alphabetical-index-mark-start text:id="IMark93346264"/><text:alphabetical-index-mark-start text:id="IMark98289976"/><text:span text:style-name="T59">database</text:span><text:alphabetical-index-mark-end text:id="IMark98289976"/><text:alphabetical-index-mark-end text:id="IMark93346264"/><text:alphabetical-index-mark-end text:id="IMark96582680"/><text:alphabetical-index-mark-end text:id="IMark79605096"/><text:span text:style-name="T59"> editors</text:span>, but rather as a complement. In some cases, using those <text:alphabetical-index-mark-start text:id="IMark97779592"/><text:alphabetical-index-mark-start text:id="IMark99712024"/><text:alphabetical-index-mark-start text:id="IMark91944728"/><text:alphabetical-index-mark-start text:id="IMark79707304"/><text:alphabetical-index-mark-start text:id="IMark97781592"/><text:alphabetical-index-mark-start text:id="IMark97547048"/>command<text:alphabetical-index-mark-end text:id="IMark97547048"/><text:alphabetical-index-mark-end text:id="IMark97781592"/><text:alphabetical-index-mark-end text:id="IMark79707304"/><text:alphabetical-index-mark-end text:id="IMark91944728"/><text:alphabetical-index-mark-end text:id="IMark99712024"/><text:alphabetical-index-mark-end text:id="IMark97779592"/>s <text:span text:style-name="T59">and </text:span><text:alphabetical-index-mark-start text:id="IMark99062312"/><text:alphabetical-index-mark-start text:id="IMark101339096"/><text:alphabetical-index-mark-start text:id="IMark101329704"/><text:alphabetical-index-mark-start text:id="IMark79672760"/><text:span text:style-name="T59">program</text:span><text:alphabetical-index-mark-end text:id="IMark79672760"/><text:alphabetical-index-mark-end text:id="IMark101329704"/><text:alphabetical-index-mark-end text:id="IMark101339096"/><text:alphabetical-index-mark-end text:id="IMark99062312"/><text:span text:style-name="T59">s</text:span> might prove more convenient, while in others, using <text:alphabetical-index-mark-start text:id="IMark100524616"/><text:alphabetical-index-mark-start text:id="IMark91448008"/><text:alphabetical-index-mark-start text:id="IMark95795640"/><text:alphabetical-index-mark-start text:id="IMark101291432"/><text:alphabetical-index-mark-start text:id="IMark95452424"/><text:alphabetical-index-mark-start text:id="IMark97229736"/><text:alphabetical-index-mark-start text:id="IMark79709560"/><text:alphabetical-index-mark-start text:id="IMark97521896"/><text:alphabetical-index-mark-start text:id="IMark79753288"/><text:alphabetical-index-mark-start text:id="IMark95564856"/><text:alphabetical-index-mark-start text:id="IMark79261096"/><text:alphabetical-index-mark-start text:id="IMark95212856"/>sql<text:alphabetical-index-mark-end text:id="IMark95212856"/><text:alphabetical-index-mark-end text:id="IMark79261096"/><text:alphabetical-index-mark-end text:id="IMark95564856"/><text:alphabetical-index-mark-end text:id="IMark79753288"/><text:alphabetical-index-mark-end text:id="IMark97521896"/><text:alphabetical-index-mark-end text:id="IMark79709560"/><text:alphabetical-index-mark-end text:id="IMark97229736"/><text:alphabetical-index-mark-end text:id="IMark95452424"/><text:alphabetical-index-mark-end text:id="IMark101291432"/><text:alphabetical-index-mark-end text:id="IMark95795640"/><text:alphabetical-index-mark-end text:id="IMark91448008"/><text:alphabetical-index-mark-end text:id="IMark100524616"/>p may have its own <text:alphabetical-index-mark-start text:id="IMark95212952"/><text:alphabetical-index-mark-start text:id="IMark101443400"/><text:alphabetical-index-mark-start text:id="IMark91988344"/><text:alphabetical-index-mark-start text:id="IMark91988440"/><text:alphabetical-index-mark-start text:id="IMark100252600"/><text:alphabetical-index-mark-start text:id="IMark81552536"/>advantage<text:alphabetical-index-mark-end text:id="IMark81552536"/><text:alphabetical-index-mark-end text:id="IMark100252600"/><text:alphabetical-index-mark-end text:id="IMark91988440"/><text:alphabetical-index-mark-end text:id="IMark91988344"/><text:alphabetical-index-mark-end text:id="IMark101443400"/><text:alphabetical-index-mark-end text:id="IMark95212952"/>s.</text:p>
      <text:p text:style-name="P8"/>
      <text:p text:style-name="P8"/>
      <text:h text:style-name="Heading_20_1" text:outline-level="1"><text:bookmark-start text:name="__RefHeading___Toc943_76759228"/>Keywords.<text:bookmark-end text:name="__RefHeading___Toc943_76759228"/></text:h>
      <text:p text:style-name="P8"/>
      <text:p text:style-name="P21"><text:alphabetical-index-mark-start text:id="IMark92700888"/><text:alphabetical-index-mark-start text:id="IMark91631160"/><text:alphabetical-index-mark-start text:id="IMark93362968"/><text:alphabetical-index-mark-start text:id="IMark93361752"/><text:alphabetical-index-mark-start text:id="IMark101408232"/><text:alphabetical-index-mark-start text:id="IMark95779336"/><text:alphabetical-index-mark-start text:id="IMark92380552"/><text:alphabetical-index-mark-start text:id="IMark90386520"/><text:alphabetical-index-mark-start text:id="IMark101397992"/><text:alphabetical-index-mark-start text:id="IMark101405704"/><text:alphabetical-index-mark-start text:id="IMark79559080"/><text:alphabetical-index-mark-start text:id="IMark101324488"/><text:alphabetical-index-mark-start text:id="IMark95214664"/><text:alphabetical-index-mark-start text:id="IMark101382824"/><text:alphabetical-index-mark-start text:id="IMark88255144"/><text:alphabetical-index-mark-start text:id="IMark79459848"/><text:alphabetical-index-mark-start text:id="IMark101375240"/><text:alphabetical-index-mark-start text:id="IMark95510040"/><text:alphabetical-index-mark-start text:id="IMark101392936"/><text:alphabetical-index-mark-start text:id="IMark101410760"/><text:alphabetical-index-mark-start text:id="IMark101380296"/><text:alphabetical-index-mark-start text:id="IMark96336456"/><text:alphabetical-index-mark-start text:id="IMark101414104"/><text:alphabetical-index-mark-start text:id="IMark101298456"/><text:alphabetical-index-mark-start text:id="IMark92871608"/><text:alphabetical-index-mark-start text:id="IMark50678840"/><text:alphabetical-index-mark-start text:id="IMark92905768"/><text:alphabetical-index-mark-start text:id="IMark95778376"/><text:alphabetical-index-mark-start text:id="IMark101401336"/><text:alphabetical-index-mark-start text:id="IMark95925352"/><text:alphabetical-index-mark-start text:id="IMark79754504"/><text:alphabetical-index-mark-start text:id="IMark72376040"/><text:alphabetical-index-mark-start text:id="IMark79578152"/>Sql<text:alphabetical-index-mark-end text:id="IMark79578152"/><text:alphabetical-index-mark-end text:id="IMark72376040"/><text:alphabetical-index-mark-end text:id="IMark79754504"/><text:alphabetical-index-mark-end text:id="IMark95925352"/><text:alphabetical-index-mark-end text:id="IMark101401336"/><text:alphabetical-index-mark-end text:id="IMark95778376"/><text:alphabetical-index-mark-end text:id="IMark92905768"/><text:alphabetical-index-mark-end text:id="IMark50678840"/><text:alphabetical-index-mark-end text:id="IMark92871608"/><text:alphabetical-index-mark-end text:id="IMark101298456"/><text:alphabetical-index-mark-end text:id="IMark101414104"/><text:alphabetical-index-mark-end text:id="IMark96336456"/><text:alphabetical-index-mark-end text:id="IMark101380296"/><text:alphabetical-index-mark-end text:id="IMark101410760"/><text:alphabetical-index-mark-end text:id="IMark101392936"/><text:alphabetical-index-mark-end text:id="IMark95510040"/><text:alphabetical-index-mark-end text:id="IMark101375240"/><text:alphabetical-index-mark-end text:id="IMark79459848"/><text:alphabetical-index-mark-end text:id="IMark88255144"/><text:alphabetical-index-mark-end text:id="IMark101382824"/><text:alphabetical-index-mark-end text:id="IMark95214664"/><text:alphabetical-index-mark-end text:id="IMark101324488"/>ite<text:alphabetical-index-mark-end text:id="IMark79559080"/><text:alphabetical-index-mark-end text:id="IMark101405704"/><text:alphabetical-index-mark-end text:id="IMark101397992"/><text:alphabetical-index-mark-end text:id="IMark90386520"/><text:alphabetical-index-mark-end text:id="IMark92380552"/><text:alphabetical-index-mark-end text:id="IMark95779336"/><text:alphabetical-index-mark-end text:id="IMark101408232"/><text:alphabetical-index-mark-end text:id="IMark93361752"/><text:alphabetical-index-mark-end text:id="IMark93362968"/><text:alphabetical-index-mark-end text:id="IMark91631160"/><text:alphabetical-index-mark-end text:id="IMark92700888"/>, <text:alphabetical-index-mark-start text:id="IMark97032776"/><text:alphabetical-index-mark-start text:id="IMark91944728"/><text:alphabetical-index-mark-start text:id="IMark95347448"/><text:alphabetical-index-mark-start text:id="IMark97546856"/><text:alphabetical-index-mark-start text:id="IMark93084072"/><text:alphabetical-index-mark-start text:id="IMark95885192"/><text:alphabetical-index-mark-start text:id="IMark96406072"/><text:alphabetical-index-mark-start text:id="IMark79261384"/><text:alphabetical-index-mark-start text:id="IMark91945688"/><text:alphabetical-index-mark-start text:id="IMark81552824"/><text:alphabetical-index-mark-start text:id="IMark81553128"/><text:alphabetical-index-mark-start text:id="IMark96997960"/><text:alphabetical-index-mark-start text:id="IMark92381224"/><text:alphabetical-index-mark-start text:id="IMark79755720"/><text:alphabetical-index-mark-start text:id="IMark92525912"/><text:alphabetical-index-mark-start text:id="IMark95225832"/><text:alphabetical-index-mark-start text:id="IMark91989112"/><text:alphabetical-index-mark-start text:id="IMark79262792"/><text:alphabetical-index-mark-start text:id="IMark95214280"/><text:alphabetical-index-mark-start text:id="IMark96407480"/><text:alphabetical-index-mark-start text:id="IMark97230920"/><text:alphabetical-index-mark-start text:id="IMark95627192"/>sql<text:alphabetical-index-mark-end text:id="IMark95627192"/><text:alphabetical-index-mark-end text:id="IMark97230920"/><text:alphabetical-index-mark-end text:id="IMark96407480"/><text:alphabetical-index-mark-end text:id="IMark95214280"/><text:alphabetical-index-mark-end text:id="IMark79262792"/><text:alphabetical-index-mark-end text:id="IMark91989112"/><text:alphabetical-index-mark-end text:id="IMark95225832"/><text:alphabetical-index-mark-end text:id="IMark92525912"/><text:alphabetical-index-mark-end text:id="IMark79755720"/><text:alphabetical-index-mark-end text:id="IMark92381224"/><text:alphabetical-index-mark-end text:id="IMark96997960"/><text:alphabetical-index-mark-end text:id="IMark81553128"/><text:alphabetical-index-mark-end text:id="IMark81552824"/><text:alphabetical-index-mark-end text:id="IMark91945688"/><text:alphabetical-index-mark-end text:id="IMark79261384"/><text:alphabetical-index-mark-end text:id="IMark96406072"/><text:alphabetical-index-mark-end text:id="IMark95885192"/><text:alphabetical-index-mark-end text:id="IMark93084072"/><text:alphabetical-index-mark-end text:id="IMark97546856"/><text:alphabetical-index-mark-end text:id="IMark95347448"/><text:alphabetical-index-mark-end text:id="IMark91944728"/><text:alphabetical-index-mark-end text:id="IMark97032776"/>p, <text:alphabetical-index-mark-start text:id="IMark79706440"/><text:alphabetical-index-mark-start text:id="IMark92113928"/><text:alphabetical-index-mark-start text:id="IMark95742200"/><text:alphabetical-index-mark-start text:id="IMark97780728"/><text:alphabetical-index-mark-start text:id="IMark79711160"/><text:alphabetical-index-mark-start text:id="IMark95492824"/><text:alphabetical-index-mark-start text:id="IMark95797240"/><text:alphabetical-index-mark-start text:id="IMark90385896"/><text:alphabetical-index-mark-start text:id="IMark95675208"/><text:alphabetical-index-mark-start text:id="IMark79586968"/><text:alphabetical-index-mark-start text:id="IMark79588296"/><text:alphabetical-index-mark-start text:id="IMark97002392"/><text:alphabetical-index-mark-start text:id="IMark91523576"/><text:alphabetical-index-mark-start text:id="IMark92528184"/><text:alphabetical-index-mark-start text:id="IMark78830840"/><text:alphabetical-index-mark-start text:id="IMark78832168"/><text:alphabetical-index-mark-start text:id="IMark79574232"/><text:alphabetical-index-mark-start text:id="IMark79575560"/><text:alphabetical-index-mark-start text:id="IMark79729976"/><text:alphabetical-index-mark-start text:id="IMark79731256"/><text:alphabetical-index-mark-start text:id="IMark79732584"/><text:alphabetical-index-mark-start text:id="IMark90922296"/><text:alphabetical-index-mark-start text:id="IMark90923624"/><text:alphabetical-index-mark-start text:id="IMark92109992"/><text:alphabetical-index-mark-start text:id="IMark92111320"/><text:alphabetical-index-mark-start text:id="IMark79527656"/><text:alphabetical-index-mark-start text:id="IMark79528936"/><text:alphabetical-index-mark-start text:id="IMark79530264"/><text:alphabetical-index-mark-start text:id="IMark99363208"/><text:alphabetical-index-mark-start text:id="IMark91083944"/><text:alphabetical-index-mark-start text:id="IMark96879224"/><text:alphabetical-index-mark-start text:id="IMark96880552"/><text:alphabetical-index-mark-start text:id="IMark96881880"/>sql<text:alphabetical-index-mark-end text:id="IMark96881880"/><text:alphabetical-index-mark-end text:id="IMark96880552"/><text:alphabetical-index-mark-end text:id="IMark96879224"/><text:alphabetical-index-mark-end text:id="IMark91083944"/><text:alphabetical-index-mark-end text:id="IMark99363208"/><text:alphabetical-index-mark-end text:id="IMark79530264"/><text:alphabetical-index-mark-end text:id="IMark79528936"/><text:alphabetical-index-mark-end text:id="IMark79527656"/><text:alphabetical-index-mark-end text:id="IMark92111320"/><text:alphabetical-index-mark-end text:id="IMark92109992"/><text:alphabetical-index-mark-end text:id="IMark90923624"/><text:alphabetical-index-mark-end text:id="IMark90922296"/><text:alphabetical-index-mark-end text:id="IMark79732584"/><text:alphabetical-index-mark-end text:id="IMark79731256"/><text:alphabetical-index-mark-end text:id="IMark79729976"/><text:alphabetical-index-mark-end text:id="IMark79575560"/><text:alphabetical-index-mark-end text:id="IMark79574232"/><text:alphabetical-index-mark-end text:id="IMark78832168"/><text:alphabetical-index-mark-end text:id="IMark78830840"/><text:alphabetical-index-mark-end text:id="IMark92528184"/><text:alphabetical-index-mark-end text:id="IMark91523576"/><text:alphabetical-index-mark-end text:id="IMark97002392"/>ite<text:alphabetical-index-mark-end text:id="IMark79588296"/><text:alphabetical-index-mark-end text:id="IMark79586968"/><text:alphabetical-index-mark-end text:id="IMark95675208"/><text:alphabetical-index-mark-end text:id="IMark90385896"/><text:alphabetical-index-mark-end text:id="IMark95797240"/><text:alphabetical-index-mark-end text:id="IMark95492824"/><text:alphabetical-index-mark-end text:id="IMark79711160"/><text:alphabetical-index-mark-end text:id="IMark97780728"/><text:alphabetical-index-mark-end text:id="IMark95742200"/><text:alphabetical-index-mark-end text:id="IMark92113928"/><text:alphabetical-index-mark-end text:id="IMark79706440"/>3, data, <text:alphabetical-index-mark-start text:id="IMark92188808"/><text:alphabetical-index-mark-start text:id="IMark92190136"/><text:alphabetical-index-mark-start text:id="IMark91563064"/><text:alphabetical-index-mark-start text:id="IMark91564392"/><text:alphabetical-index-mark-start text:id="IMark93288808"/><text:alphabetical-index-mark-start text:id="IMark99752136"/><text:alphabetical-index-mark-start text:id="IMark99753464"/><text:alphabetical-index-mark-start text:id="IMark79652168"/><text:alphabetical-index-mark-start text:id="IMark79654024"/><text:alphabetical-index-mark-start text:id="IMark98478248"/><text:alphabetical-index-mark-start text:id="IMark98479512"/>database<text:alphabetical-index-mark-end text:id="IMark98479512"/><text:alphabetical-index-mark-end text:id="IMark98478248"/><text:alphabetical-index-mark-end text:id="IMark79654024"/><text:alphabetical-index-mark-end text:id="IMark79652168"/><text:alphabetical-index-mark-end text:id="IMark99753464"/><text:alphabetical-index-mark-end text:id="IMark99752136"/><text:alphabetical-index-mark-end text:id="IMark93288808"/><text:alphabetical-index-mark-end text:id="IMark91564392"/><text:alphabetical-index-mark-end text:id="IMark91563064"/><text:alphabetical-index-mark-end text:id="IMark92190136"/><text:alphabetical-index-mark-end text:id="IMark92188808"/>, <text:alphabetical-index-mark-start text:id="IMark97760344"/><text:alphabetical-index-mark-start text:id="IMark97761400"/><text:alphabetical-index-mark-start text:id="IMark97762456"/><text:alphabetical-index-mark-start text:id="IMark89823992"/><text:alphabetical-index-mark-start text:id="IMark89825320"/><text:alphabetical-index-mark-start text:id="IMark81529752"/><text:alphabetical-index-mark-start text:id="IMark81531080"/><text:alphabetical-index-mark-start text:id="IMark81532408"/><text:alphabetical-index-mark-start text:id="IMark95946280"/><text:alphabetical-index-mark-start text:id="IMark95947608"/><text:alphabetical-index-mark-start text:id="IMark99357464"/><text:alphabetical-index-mark-start text:id="IMark99358792"/><text:alphabetical-index-mark-start text:id="IMark99360120"/><text:alphabetical-index-mark-start text:id="IMark99296008"/><text:alphabetical-index-mark-start text:id="IMark99297336"/><text:alphabetical-index-mark-start text:id="IMark100549800"/><text:alphabetical-index-mark-start text:id="IMark100551128"/><text:alphabetical-index-mark-start text:id="IMark100552456"/><text:alphabetical-index-mark-start text:id="IMark96778744"/><text:alphabetical-index-mark-start text:id="IMark96780072"/><text:alphabetical-index-mark-start text:id="IMark96382216"/><text:alphabetical-index-mark-start text:id="IMark95488952"/>sql<text:alphabetical-index-mark-end text:id="IMark95488952"/><text:alphabetical-index-mark-end text:id="IMark96382216"/><text:alphabetical-index-mark-end text:id="IMark96780072"/><text:alphabetical-index-mark-end text:id="IMark96778744"/><text:alphabetical-index-mark-end text:id="IMark100552456"/><text:alphabetical-index-mark-end text:id="IMark100551128"/><text:alphabetical-index-mark-end text:id="IMark100549800"/><text:alphabetical-index-mark-end text:id="IMark99297336"/><text:alphabetical-index-mark-end text:id="IMark99296008"/><text:alphabetical-index-mark-end text:id="IMark99360120"/><text:alphabetical-index-mark-end text:id="IMark99358792"/><text:alphabetical-index-mark-end text:id="IMark99357464"/><text:alphabetical-index-mark-end text:id="IMark95947608"/><text:alphabetical-index-mark-end text:id="IMark95946280"/><text:alphabetical-index-mark-end text:id="IMark81532408"/><text:alphabetical-index-mark-end text:id="IMark81531080"/><text:alphabetical-index-mark-end text:id="IMark81529752"/><text:alphabetical-index-mark-end text:id="IMark89825320"/><text:alphabetical-index-mark-end text:id="IMark89823992"/><text:alphabetical-index-mark-end text:id="IMark97762456"/><text:alphabetical-index-mark-end text:id="IMark97761400"/><text:alphabetical-index-mark-end text:id="IMark97760344"/>, <text:alphabetical-index-mark-start text:id="IMark97108456"/><text:alphabetical-index-mark-start text:id="IMark97109752"/><text:alphabetical-index-mark-start text:id="IMark92745544"/><text:alphabetical-index-mark-start text:id="IMark92746872"/><text:span text:style-name="T59">hdf5</text:span><text:alphabetical-index-mark-end text:id="IMark92746872"/><text:alphabetical-index-mark-end text:id="IMark92745544"/><text:alphabetical-index-mark-end text:id="IMark97109752"/><text:alphabetical-index-mark-end text:id="IMark97108456"/><text:span text:style-name="T59">, </text:span><text:alphabetical-index-mark-start text:id="IMark92480776"/><text:alphabetical-index-mark-start text:id="IMark92482104"/><text:alphabetical-index-mark-start text:id="IMark101397304"/><text:alphabetical-index-mark-start text:id="IMark79943688"/><text:span text:style-name="T59">hdfql</text:span><text:alphabetical-index-mark-end text:id="IMark79943688"/><text:alphabetical-index-mark-end text:id="IMark101397304"/><text:alphabetical-index-mark-end text:id="IMark92482104"/><text:alphabetical-index-mark-end text:id="IMark92480776"/></text:p>
      <text:p text:style-name="P8"/>
      <text:p text:style-name="P8"/>
      <text:h text:style-name="Heading_20_1" text:outline-level="1"><text:bookmark-start text:name="__RefHeading___Toc945_76759228"/>Acknowledgements.<text:bookmark-end text:name="__RefHeading___Toc945_76759228"/></text:h>
      <text:p text:style-name="P8"/>
      <text:p text:style-name="P91"><text:span text:style-name="T7">This </text:span><text:alphabetical-index-mark-start text:id="IMark90386520"/><text:alphabetical-index-mark-start text:id="IMark101397992"/><text:span text:style-name="T7">project</text:span><text:alphabetical-index-mark-end text:id="IMark101397992"/><text:alphabetical-index-mark-end text:id="IMark90386520"/><text:span text:style-name="T7"> could not have taken place without the work done by</text:span>:</text:p>
      <text:list xml:id="list4670714867885933179" text:style-name="L1">
        <text:list-header>
          <text:p text:style-name="P94"/>
        </text:list-header>
        <text:list-item>
          <text:p text:style-name="P95">The <text:alphabetical-index-mark-start text:id="IMark88255144"/><text:alphabetical-index-mark-start text:id="IMark79459848"/><text:alphabetical-index-mark-start text:id="IMark101375240"/><text:alphabetical-index-mark-start text:id="IMark95510040"/><text:alphabetical-index-mark-start text:id="IMark101392936"/><text:alphabetical-index-mark-start text:id="IMark101410760"/><text:alphabetical-index-mark-start text:id="IMark101380296"/><text:alphabetical-index-mark-start text:id="IMark96336456"/><text:alphabetical-index-mark-start text:id="IMark96997960"/><text:alphabetical-index-mark-start text:id="IMark101289224"/>develop<text:alphabetical-index-mark-end text:id="IMark101289224"/><text:alphabetical-index-mark-end text:id="IMark96997960"/>er<text:alphabetical-index-mark-end text:id="IMark96336456"/><text:alphabetical-index-mark-end text:id="IMark101380296"/><text:alphabetical-index-mark-end text:id="IMark101410760"/><text:alphabetical-index-mark-end text:id="IMark101392936"/><text:alphabetical-index-mark-end text:id="IMark95510040"/><text:alphabetical-index-mark-end text:id="IMark101375240"/><text:alphabetical-index-mark-end text:id="IMark79459848"/><text:alphabetical-index-mark-end text:id="IMark88255144"/>s of <text:alphabetical-index-mark-start text:id="IMark91631160"/><text:alphabetical-index-mark-start text:id="IMark92700888"/><text:alphabetical-index-mark-start text:id="IMark93362968"/><text:alphabetical-index-mark-start text:id="IMark93361752"/><text:alphabetical-index-mark-start text:id="IMark101408232"/><text:alphabetical-index-mark-start text:id="IMark92380552"/><text:alphabetical-index-mark-start text:id="IMark95779336"/><text:alphabetical-index-mark-start text:id="IMark88251960"/><text:alphabetical-index-mark-start text:id="IMark81532696"/><text:alphabetical-index-mark-start text:id="IMark101405704"/><text:alphabetical-index-mark-start text:id="IMark90386520"/><text:alphabetical-index-mark-start text:id="IMark101397992"/><text:alphabetical-index-mark-start text:id="IMark101324488"/><text:alphabetical-index-mark-start text:id="IMark79559080"/><text:alphabetical-index-mark-start text:id="IMark91424776"/><text:alphabetical-index-mark-start text:id="IMark101382824"/><text:alphabetical-index-mark-start text:id="IMark95214664"/><text:alphabetical-index-mark-start text:id="IMark95486456"/><text:alphabetical-index-mark-start text:id="IMark96407016"/><text:alphabetical-index-mark-start text:id="IMark79755256"/><text:alphabetical-index-mark-start text:id="IMark101399720"/><text:alphabetical-index-mark-start text:id="IMark95215080"/><text:alphabetical-index-mark-start text:id="IMark93289240"/><text:alphabetical-index-mark-start text:id="IMark101010760"/><text:alphabetical-index-mark-start text:id="IMark79749912"/><text:alphabetical-index-mark-start text:id="IMark79594584"/><text:alphabetical-index-mark-start text:id="IMark93346184"/><text:alphabetical-index-mark-start text:id="IMark95829528"/><text:alphabetical-index-mark-start text:id="IMark97519352"/><text:alphabetical-index-mark-start text:id="IMark79674312"/><text:alphabetical-index-mark-start text:id="IMark88253928"/><text:alphabetical-index-mark-start text:id="IMark92007976"/><text:alphabetical-index-mark-start text:id="IMark79578904"/><text:alphabetical-index-mark-start text:id="IMark90621784"/><text:alphabetical-index-mark-start text:id="IMark93145240"/><text:alphabetical-index-mark-start text:id="IMark96613544"/><text:alphabetical-index-mark-start text:id="IMark96586888"/><text:alphabetical-index-mark-start text:id="IMark91573912"/><text:alphabetical-index-mark-start text:id="IMark97031944"/><text:alphabetical-index-mark-start text:id="IMark101354472"/><text:alphabetical-index-mark-start text:id="IMark92528184"/><text:alphabetical-index-mark-start text:id="IMark79734408"/><text:alphabetical-index-mark-start text:id="IMark101298376"/>Sql<text:alphabetical-index-mark-end text:id="IMark101298376"/><text:alphabetical-index-mark-end text:id="IMark79734408"/><text:alphabetical-index-mark-end text:id="IMark92528184"/><text:alphabetical-index-mark-end text:id="IMark101354472"/><text:alphabetical-index-mark-end text:id="IMark97031944"/><text:alphabetical-index-mark-end text:id="IMark91573912"/><text:alphabetical-index-mark-end text:id="IMark96586888"/><text:alphabetical-index-mark-end text:id="IMark96613544"/><text:alphabetical-index-mark-end text:id="IMark93145240"/><text:alphabetical-index-mark-end text:id="IMark90621784"/><text:alphabetical-index-mark-end text:id="IMark79578904"/><text:alphabetical-index-mark-end text:id="IMark92007976"/><text:alphabetical-index-mark-end text:id="IMark88253928"/><text:alphabetical-index-mark-end text:id="IMark79674312"/><text:alphabetical-index-mark-end text:id="IMark97519352"/><text:alphabetical-index-mark-end text:id="IMark95829528"/><text:alphabetical-index-mark-end text:id="IMark93346184"/><text:alphabetical-index-mark-end text:id="IMark79594584"/><text:alphabetical-index-mark-end text:id="IMark79749912"/><text:alphabetical-index-mark-end text:id="IMark101010760"/><text:alphabetical-index-mark-end text:id="IMark93289240"/><text:alphabetical-index-mark-end text:id="IMark95215080"/><text:alphabetical-index-mark-end text:id="IMark101399720"/>ite<text:alphabetical-index-mark-end text:id="IMark79755256"/><text:alphabetical-index-mark-end text:id="IMark96407016"/><text:alphabetical-index-mark-end text:id="IMark95486456"/><text:alphabetical-index-mark-end text:id="IMark95214664"/><text:alphabetical-index-mark-end text:id="IMark101382824"/><text:alphabetical-index-mark-end text:id="IMark91424776"/><text:alphabetical-index-mark-end text:id="IMark79559080"/><text:alphabetical-index-mark-end text:id="IMark101324488"/><text:alphabetical-index-mark-end text:id="IMark101397992"/><text:alphabetical-index-mark-end text:id="IMark90386520"/><text:alphabetical-index-mark-end text:id="IMark101405704"/>3<text:alphabetical-index-mark-end text:id="IMark81532696"/><text:alphabetical-index-mark-end text:id="IMark88251960"/><text:alphabetical-index-mark-end text:id="IMark95779336"/><text:alphabetical-index-mark-end text:id="IMark92380552"/><text:alphabetical-index-mark-end text:id="IMark101408232"/><text:alphabetical-index-mark-end text:id="IMark93361752"/><text:alphabetical-index-mark-end text:id="IMark93362968"/><text:alphabetical-index-mark-end text:id="IMark92700888"/><text:alphabetical-index-mark-end text:id="IMark91631160"/><text:span text:style-name="T3">[6.</text:span><text:span text:style-name="T4">1</text:span><text:span text:style-name="T3">.]</text:span>.</text:p>
          <text:p text:style-name="P95"/>
        </text:list-item>
        <text:list-item>
          <text:p text:style-name="P97"><text:soft-page-break/>The developers of <text:alphabetical-index-mark-start text:id="IMark92380552"/><text:alphabetical-index-mark-start text:id="IMark95779336"/><text:alphabetical-index-mark-start text:id="IMark88251960"/><text:alphabetical-index-mark-start text:id="IMark81532696"/>HDF5<text:alphabetical-index-mark-end text:id="IMark81532696"/><text:alphabetical-index-mark-end text:id="IMark88251960"/><text:alphabetical-index-mark-end text:id="IMark95779336"/><text:alphabetical-index-mark-end text:id="IMark92380552"/><text:span text:style-name="T2">[6.</text:span><text:span text:style-name="T6">3</text:span><text:span text:style-name="T2">.]</text:span><text:span text:style-name="T63">.</text:span></text:p>
          <text:p text:style-name="P97"/>
        </text:list-item>
        <text:list-item>
          <text:p text:style-name="P97">The developers of <text:alphabetical-index-mark-start text:id="IMark88255144"/><text:alphabetical-index-mark-start text:id="IMark79459848"/><text:alphabetical-index-mark-start text:id="IMark101375240"/><text:alphabetical-index-mark-start text:id="IMark95510040"/>HDFql<text:alphabetical-index-mark-end text:id="IMark95510040"/><text:alphabetical-index-mark-end text:id="IMark101375240"/><text:alphabetical-index-mark-end text:id="IMark79459848"/><text:alphabetical-index-mark-end text:id="IMark88255144"/><text:span text:style-name="T2">[6.</text:span><text:span text:style-name="T6">4</text:span><text:span text:style-name="T2">.]</text:span>.</text:p>
        </text:list-item>
      </text:list>
      <text:p text:style-name="P8"/>
      <text:p text:style-name="P8"/>
      <text:h text:style-name="Heading_20_1" text:outline-level="1"><text:bookmark-start text:name="__RefHeading___Toc947_76759228"/><text:alphabetical-index-mark-start text:id="IMark101408232"/><text:alphabetical-index-mark-start text:id="IMark79540824"/><text:alphabetical-index-mark-start text:id="IMark92380552"/><text:alphabetical-index-mark-start text:id="IMark95779336"/><text:alphabetical-index-mark-start text:id="IMark88251960"/><text:alphabetical-index-mark-start text:id="IMark81532696"/><text:alphabetical-index-mark-start text:id="IMark101405704"/><text:alphabetical-index-mark-start text:id="IMark90386520"/><text:alphabetical-index-mark-start text:id="IMark101397992"/><text:alphabetical-index-mark-start text:id="IMark101324488"/><text:alphabetical-index-mark-start text:id="IMark91424776"/>License<text:alphabetical-index-mark-end text:id="IMark91424776"/><text:alphabetical-index-mark-end text:id="IMark101324488"/><text:alphabetical-index-mark-end text:id="IMark101397992"/><text:alphabetical-index-mark-end text:id="IMark90386520"/><text:alphabetical-index-mark-end text:id="IMark101405704"/><text:alphabetical-index-mark-end text:id="IMark81532696"/><text:alphabetical-index-mark-end text:id="IMark88251960"/><text:alphabetical-index-mark-end text:id="IMark95779336"/><text:alphabetical-index-mark-end text:id="IMark92380552"/><text:alphabetical-index-mark-end text:id="IMark79540824"/><text:alphabetical-index-mark-end text:id="IMark101408232"/> <text:span text:style-name="T8">and </text:span>info <text:span text:style-name="T8">for contributors.</text:span><text:bookmark-end text:name="__RefHeading___Toc947_76759228"/></text:h>
      <text:p text:style-name="P8"/>
      <text:p text:style-name="P92">Please read the following <text:alphabetical-index-mark-start text:id="IMark88255144"/><text:alphabetical-index-mark-start text:id="IMark79459848"/><text:alphabetical-index-mark-start text:id="IMark101375240"/><text:alphabetical-index-mark-start text:id="IMark95510040"/><text:alphabetical-index-mark-start text:id="IMark101392936"/><text:alphabetical-index-mark-start text:id="IMark101410760"/><text:alphabetical-index-mark-start text:id="IMark101380296"/><text:alphabetical-index-mark-start text:id="IMark96997960"/><text:alphabetical-index-mark-start text:id="IMark96336456"/><text:alphabetical-index-mark-start text:id="IMark91631160"/><text:alphabetical-index-mark-start text:id="IMark101289224"/><text:alphabetical-index-mark-start text:id="IMark92700888"/><text:alphabetical-index-mark-start text:id="IMark93362968"/><text:alphabetical-index-mark-start text:id="IMark101408232"/><text:alphabetical-index-mark-start text:id="IMark79540824"/><text:alphabetical-index-mark-start text:id="IMark92380552"/><text:alphabetical-index-mark-start text:id="IMark95779336"/><text:alphabetical-index-mark-start text:id="IMark88251960"/><text:alphabetical-index-mark-start text:id="IMark81532696"/>fil<text:alphabetical-index-mark-start text:id="IMark101405704"/>e<text:alphabetical-index-mark-end text:id="IMark81532696"/><text:alphabetical-index-mark-end text:id="IMark88251960"/><text:alphabetical-index-mark-end text:id="IMark95779336"/><text:alphabetical-index-mark-end text:id="IMark92380552"/><text:alphabetical-index-mark-end text:id="IMark79540824"/><text:alphabetical-index-mark-end text:id="IMark101408232"/><text:alphabetical-index-mark-end text:id="IMark93362968"/><text:alphabetical-index-mark-end text:id="IMark92700888"/><text:alphabetical-index-mark-end text:id="IMark101289224"/><text:alphabetical-index-mark-end text:id="IMark91631160"/><text:alphabetical-index-mark-end text:id="IMark96336456"/><text:alphabetical-index-mark-end text:id="IMark96997960"/><text:alphabetical-index-mark-end text:id="IMark101380296"/><text:alphabetical-index-mark-end text:id="IMark101410760"/><text:alphabetical-index-mark-end text:id="IMark101392936"/><text:alphabetical-index-mark-end text:id="IMark95510040"/><text:alphabetical-index-mark-end text:id="IMark101375240"/><text:alphabetical-index-mark-end text:id="IMark79459848"/><text:alphabetical-index-mark-end text:id="IMark88255144"/>s<text:alphabetical-index-mark-end text:id="IMark101405704"/> included with this <text:alphabetical-index-mark-start text:id="IMark90386520"/><text:alphabetical-index-mark-start text:id="IMark101397992"/>project<text:alphabetical-index-mark-end text:id="IMark101397992"/><text:alphabetical-index-mark-end text:id="IMark90386520"/>:</text:p>
      <text:p text:style-name="P92"/>
      <text:list xml:id="list5423949034195696143" text:style-name="L2">
        <text:list-item>
          <text:p text:style-name="P107"><text:alphabetical-index-mark-start text:id="IMark97844472"/><text:alphabetical-index-mark-start text:id="IMark79559080"/><text:alphabetical-index-mark-start text:id="IMark101382824"/><text:alphabetical-index-mark-start text:id="IMark95214664"/><text:alphabetical-index-mark-start text:id="IMark101397992"/><text:alphabetical-index-mark-start text:id="IMark90386520"/><text:alphabetical-index-mark-start text:id="IMark101405704"/>README<text:alphabetical-index-mark-end text:id="IMark101405704"/><text:alphabetical-index-mark-end text:id="IMark90386520"/><text:alphabetical-index-mark-end text:id="IMark101397992"/><text:alphabetical-index-mark-end text:id="IMark95214664"/><text:alphabetical-index-mark-end text:id="IMark101382824"/><text:alphabetical-index-mark-end text:id="IMark79559080"/><text:alphabetical-index-mark-end text:id="IMark97844472"/>.md: contains info on <text:alphabetical-index-mark-start text:id="IMark88255144"/><text:alphabetical-index-mark-start text:id="IMark79459848"/><text:alphabetical-index-mark-start text:id="IMark101375240"/><text:alphabetical-index-mark-start text:id="IMark95510040"/><text:alphabetical-index-mark-start text:id="IMark101392936"/><text:alphabetical-index-mark-start text:id="IMark101410760"/>setting<text:alphabetical-index-mark-end text:id="IMark101410760"/><text:alphabetical-index-mark-end text:id="IMark101392936"/><text:alphabetical-index-mark-end text:id="IMark95510040"/><text:alphabetical-index-mark-end text:id="IMark101375240"/><text:alphabetical-index-mark-end text:id="IMark79459848"/><text:alphabetical-index-mark-end text:id="IMark88255144"/> up your <text:alphabetical-index-mark-start text:id="IMark101380296"/><text:alphabetical-index-mark-start text:id="IMark96997960"/><text:alphabetical-index-mark-start text:id="IMark96336456"/><text:alphabetical-index-mark-start text:id="IMark91631160"/><text:alphabetical-index-mark-start text:id="IMark101289224"/><text:alphabetical-index-mark-start text:id="IMark92700888"/><text:alphabetical-index-mark-start text:id="IMark93362968"/><text:alphabetical-index-mark-start text:id="IMark101408232"/><text:alphabetical-index-mark-start text:id="IMark79540824"/><text:alphabetical-index-mark-start text:id="IMark92380552"/><text:alphabetical-index-mark-start text:id="IMark95779336"/><text:alphabetical-index-mark-start text:id="IMark88251960"/><text:alphabetical-index-mark-start text:id="IMark81532696"/><text:alphabetical-index-mark-start text:id="IMark101324488"/><text:alphabetical-index-mark-start text:id="IMark93361752"/><text:alphabetical-index-mark-start text:id="IMark91424776"/><text:alphabetical-index-mark-start text:id="IMark79262408"/><text:alphabetical-index-mark-start text:id="IMark91524328"/><text:alphabetical-index-mark-start text:id="IMark78831544"/><text:alphabetical-index-mark-start text:id="IMark79575176"/><text:alphabetical-index-mark-start text:id="IMark90923048"/><text:alphabetical-index-mark-start text:id="IMark92110744"/><text:alphabetical-index-mark-start text:id="IMark79529880"/><text:alphabetical-index-mark-start text:id="IMark96881304"/><text:alphabetical-index-mark-start text:id="IMark95214040"/><text:alphabetical-index-mark-start text:id="IMark95627192"/><text:alphabetical-index-mark-start text:id="IMark100285464"/><text:alphabetical-index-mark-start text:id="IMark97110504"/><text:alphabetical-index-mark-start text:id="IMark92747816"/><text:alphabetical-index-mark-start text:id="IMark79944440"/><text:alphabetical-index-mark-start text:id="IMark101397080"/><text:alphabetical-index-mark-start text:id="IMark89824936"/><text:alphabetical-index-mark-start text:id="IMark95947032"/>system<text:alphabetical-index-mark-end text:id="IMark95947032"/><text:alphabetical-index-mark-end text:id="IMark89824936"/><text:alphabetical-index-mark-end text:id="IMark101397080"/><text:alphabetical-index-mark-end text:id="IMark79944440"/><text:alphabetical-index-mark-end text:id="IMark92747816"/><text:alphabetical-index-mark-end text:id="IMark97110504"/><text:alphabetical-index-mark-end text:id="IMark100285464"/><text:alphabetical-index-mark-end text:id="IMark95627192"/><text:alphabetical-index-mark-end text:id="IMark95214040"/><text:alphabetical-index-mark-end text:id="IMark96881304"/><text:alphabetical-index-mark-end text:id="IMark79529880"/><text:alphabetical-index-mark-end text:id="IMark92110744"/><text:alphabetical-index-mark-end text:id="IMark90923048"/><text:alphabetical-index-mark-end text:id="IMark79575176"/><text:alphabetical-index-mark-end text:id="IMark78831544"/><text:alphabetical-index-mark-end text:id="IMark91524328"/><text:alphabetical-index-mark-end text:id="IMark79262408"/><text:alphabetical-index-mark-end text:id="IMark91424776"/><text:alphabetical-index-mark-end text:id="IMark93361752"/><text:alphabetical-index-mark-end text:id="IMark101324488"/><text:alphabetical-index-mark-end text:id="IMark81532696"/><text:alphabetical-index-mark-end text:id="IMark88251960"/><text:alphabetical-index-mark-end text:id="IMark95779336"/><text:alphabetical-index-mark-end text:id="IMark92380552"/><text:alphabetical-index-mark-end text:id="IMark79540824"/><text:alphabetical-index-mark-end text:id="IMark101408232"/><text:alphabetical-index-mark-end text:id="IMark93362968"/><text:alphabetical-index-mark-end text:id="IMark92700888"/><text:alphabetical-index-mark-end text:id="IMark101289224"/><text:alphabetical-index-mark-end text:id="IMark91631160"/><text:alphabetical-index-mark-end text:id="IMark96336456"/><text:alphabetical-index-mark-end text:id="IMark96997960"/><text:alphabetical-index-mark-end text:id="IMark101380296"/> and <text:alphabetical-index-mark-start text:id="IMark90481560"/><text:alphabetical-index-mark-start text:id="IMark90482792"/><text:alphabetical-index-mark-start text:id="IMark91565720"/><text:alphabetical-index-mark-start text:id="IMark91560232"/><text:alphabetical-index-mark-start text:id="IMark91561560"/><text:alphabetical-index-mark-start text:id="IMark93314904"/><text:alphabetical-index-mark-start text:id="IMark93316168"/><text:alphabetical-index-mark-start text:id="IMark93317496"/><text:alphabetical-index-mark-start text:id="IMark78967176"/><text:alphabetical-index-mark-start text:id="IMark78968504"/><text:alphabetical-index-mark-start text:id="IMark78969832"/><text:alphabetical-index-mark-start text:id="IMark97352040"/><text:alphabetical-index-mark-start text:id="IMark97353368"/><text:alphabetical-index-mark-start text:id="IMark79531544"/><text:alphabetical-index-mark-start text:id="IMark79532824"/><text:alphabetical-index-mark-start text:id="IMark79534152"/><text:alphabetical-index-mark-start text:id="IMark90630184"/><text:alphabetical-index-mark-start text:id="IMark90631512"/><text:alphabetical-index-mark-start text:id="IMark90632840"/><text:alphabetical-index-mark-start text:id="IMark92750040"/>install<text:alphabetical-index-mark-end text:id="IMark92750040"/><text:alphabetical-index-mark-end text:id="IMark90632840"/><text:alphabetical-index-mark-end text:id="IMark90631512"/><text:alphabetical-index-mark-end text:id="IMark90630184"/><text:alphabetical-index-mark-end text:id="IMark79534152"/><text:alphabetical-index-mark-end text:id="IMark79532824"/><text:alphabetical-index-mark-end text:id="IMark79531544"/><text:alphabetical-index-mark-end text:id="IMark97353368"/><text:alphabetical-index-mark-end text:id="IMark97352040"/><text:alphabetical-index-mark-end text:id="IMark78969832"/><text:alphabetical-index-mark-end text:id="IMark78968504"/><text:alphabetical-index-mark-end text:id="IMark78967176"/><text:alphabetical-index-mark-end text:id="IMark93317496"/><text:alphabetical-index-mark-end text:id="IMark93316168"/><text:alphabetical-index-mark-end text:id="IMark93314904"/><text:alphabetical-index-mark-end text:id="IMark91561560"/><text:alphabetical-index-mark-end text:id="IMark91560232"/><text:alphabetical-index-mark-end text:id="IMark91565720"/><text:alphabetical-index-mark-end text:id="IMark90482792"/><text:alphabetical-index-mark-end text:id="IMark90481560"/>ing the <text:alphabetical-index-mark-start text:id="IMark92813736"/><text:alphabetical-index-mark-start text:id="IMark95934328"/><text:alphabetical-index-mark-start text:id="IMark91994792"/><text:alphabetical-index-mark-start text:id="IMark91996120"/><text:alphabetical-index-mark-start text:id="IMark91997448"/><text:alphabetical-index-mark-start text:id="IMark91875304"/><text:alphabetical-index-mark-start text:id="IMark91876632"/><text:alphabetical-index-mark-start text:id="IMark97007352"/><text:alphabetical-index-mark-start text:id="IMark97008616"/><text:alphabetical-index-mark-start text:id="IMark97009944"/><text:alphabetical-index-mark-start text:id="IMark98255112"/><text:alphabetical-index-mark-start text:id="IMark98256440"/><text:alphabetical-index-mark-start text:id="IMark98257768"/><text:alphabetical-index-mark-start text:id="IMark72280200"/><text:alphabetical-index-mark-start text:id="IMark72281528"/><text:alphabetical-index-mark-start text:id="IMark79254376"/><text:alphabetical-index-mark-start text:id="IMark79255704"/><text:alphabetical-index-mark-start text:id="IMark79257032"/><text:alphabetical-index-mark-start text:id="IMark92394312"/>fil<text:alphabetical-index-mark-start text:id="IMark92396392"/>e<text:alphabetical-index-mark-end text:id="IMark92394312"/><text:alphabetical-index-mark-end text:id="IMark79257032"/><text:alphabetical-index-mark-end text:id="IMark79255704"/><text:alphabetical-index-mark-end text:id="IMark79254376"/><text:alphabetical-index-mark-end text:id="IMark72281528"/><text:alphabetical-index-mark-end text:id="IMark72280200"/><text:alphabetical-index-mark-end text:id="IMark98257768"/><text:alphabetical-index-mark-end text:id="IMark98256440"/><text:alphabetical-index-mark-end text:id="IMark98255112"/><text:alphabetical-index-mark-end text:id="IMark97009944"/><text:alphabetical-index-mark-end text:id="IMark97008616"/><text:alphabetical-index-mark-end text:id="IMark97007352"/><text:alphabetical-index-mark-end text:id="IMark91876632"/><text:alphabetical-index-mark-end text:id="IMark91875304"/><text:alphabetical-index-mark-end text:id="IMark91997448"/><text:alphabetical-index-mark-end text:id="IMark91996120"/><text:alphabetical-index-mark-end text:id="IMark91994792"/><text:alphabetical-index-mark-end text:id="IMark95934328"/><text:alphabetical-index-mark-end text:id="IMark92813736"/>s<text:alphabetical-index-mark-end text:id="IMark92396392"/> <text:span text:style-name="T9">related to this </text:span><text:alphabetical-index-mark-start text:id="IMark92338520"/><text:alphabetical-index-mark-start text:id="IMark92339720"/><text:span text:style-name="T9">module</text:span><text:alphabetical-index-mark-end text:id="IMark92339720"/><text:alphabetical-index-mark-end text:id="IMark92338520"/>.</text:p>
          <text:p text:style-name="P107"/>
        </text:list-item>
        <text:list-item>
          <text:p text:style-name="P107"><text:alphabetical-index-mark-start text:id="IMark96336456"/><text:alphabetical-index-mark-start text:id="IMark91631160"/><text:alphabetical-index-mark-start text:id="IMark101289224"/><text:alphabetical-index-mark-start text:id="IMark92700888"/><text:alphabetical-index-mark-start text:id="IMark93362968"/><text:alphabetical-index-mark-start text:id="IMark101408232"/><text:alphabetical-index-mark-start text:id="IMark79540824"/>CONTRIBUTING<text:alphabetical-index-mark-end text:id="IMark79540824"/><text:alphabetical-index-mark-end text:id="IMark101408232"/><text:alphabetical-index-mark-end text:id="IMark93362968"/><text:alphabetical-index-mark-end text:id="IMark92700888"/><text:alphabetical-index-mark-end text:id="IMark101289224"/><text:alphabetical-index-mark-end text:id="IMark91631160"/><text:alphabetical-index-mark-end text:id="IMark96336456"/>.md: if you wan<text:span text:style-name="T44">t</text:span> to <text:alphabetical-index-mark-start text:id="IMark92380552"/><text:alphabetical-index-mark-start text:id="IMark95779336"/><text:alphabetical-index-mark-start text:id="IMark88251960"/><text:alphabetical-index-mark-start text:id="IMark81532696"/><text:alphabetical-index-mark-start text:id="IMark101324488"/><text:alphabetical-index-mark-start text:id="IMark93361752"/>contribute<text:alphabetical-index-mark-end text:id="IMark93361752"/><text:alphabetical-index-mark-end text:id="IMark101324488"/><text:alphabetical-index-mark-end text:id="IMark81532696"/><text:alphabetical-index-mark-end text:id="IMark88251960"/><text:alphabetical-index-mark-end text:id="IMark95779336"/><text:alphabetical-index-mark-end text:id="IMark92380552"/> to this <text:alphabetical-index-mark-start text:id="IMark91424776"/><text:alphabetical-index-mark-start text:id="IMark88255144"/>project<text:alphabetical-index-mark-end text:id="IMark88255144"/><text:alphabetical-index-mark-end text:id="IMark91424776"/>.</text:p>
          <text:p text:style-name="P107"/>
        </text:list-item>
        <text:list-item>
          <text:p text:style-name="P98"><text:alphabetical-index-mark-start text:id="IMark79559080"/><text:alphabetical-index-mark-start text:id="IMark101382824"/><text:alphabetical-index-mark-start text:id="IMark95214664"/><text:alphabetical-index-mark-start text:id="IMark101397992"/><text:alphabetical-index-mark-start text:id="IMark90386520"/><text:alphabetical-index-mark-start text:id="IMark101405704"/><text:alphabetical-index-mark-start text:id="IMark96997960"/>COPYING<text:alphabetical-index-mark-end text:id="IMark96997960"/><text:alphabetical-index-mark-end text:id="IMark101405704"/><text:alphabetical-index-mark-end text:id="IMark90386520"/><text:alphabetical-index-mark-end text:id="IMark101397992"/><text:alphabetical-index-mark-end text:id="IMark95214664"/><text:alphabetical-index-mark-end text:id="IMark101382824"/><text:alphabetical-index-mark-end text:id="IMark79559080"/>: for <text:alphabetical-index-mark-start text:id="IMark101380296"/><text:alphabetical-index-mark-start text:id="IMark101392936"/><text:alphabetical-index-mark-start text:id="IMark101375240"/><text:alphabetical-index-mark-start text:id="IMark95510040"/><text:alphabetical-index-mark-start text:id="IMark96336456"/><text:alphabetical-index-mark-start text:id="IMark91631160"/><text:alphabetical-index-mark-start text:id="IMark101289224"/><text:alphabetical-index-mark-start text:id="IMark92700888"/><text:alphabetical-index-mark-start text:id="IMark93362968"/><text:alphabetical-index-mark-start text:id="IMark101408232"/><text:alphabetical-index-mark-start text:id="IMark79540824"/><text:alphabetical-index-mark-start text:id="IMark79459848"/><text:alphabetical-index-mark-start text:id="IMark88255144"/><text:alphabetical-index-mark-start text:id="IMark91424776"/><text:alphabetical-index-mark-start text:id="IMark92380552"/><text:alphabetical-index-mark-start text:id="IMark95779336"/><text:alphabetical-index-mark-start text:id="IMark88251960"/><text:alphabetical-index-mark-start text:id="IMark81532696"/><text:alphabetical-index-mark-start text:id="IMark101324488"/><text:alphabetical-index-mark-start text:id="IMark93361752"/><text:alphabetical-index-mark-start text:id="IMark97844472"/>license<text:alphabetical-index-mark-end text:id="IMark97844472"/><text:alphabetical-index-mark-end text:id="IMark93361752"/><text:alphabetical-index-mark-end text:id="IMark101324488"/><text:alphabetical-index-mark-end text:id="IMark81532696"/><text:alphabetical-index-mark-end text:id="IMark88251960"/><text:alphabetical-index-mark-end text:id="IMark95779336"/><text:alphabetical-index-mark-end text:id="IMark92380552"/><text:alphabetical-index-mark-end text:id="IMark91424776"/><text:alphabetical-index-mark-end text:id="IMark88255144"/><text:alphabetical-index-mark-end text:id="IMark79459848"/><text:alphabetical-index-mark-end text:id="IMark79540824"/><text:alphabetical-index-mark-end text:id="IMark101408232"/><text:alphabetical-index-mark-end text:id="IMark93362968"/><text:alphabetical-index-mark-end text:id="IMark92700888"/><text:alphabetical-index-mark-end text:id="IMark101289224"/><text:alphabetical-index-mark-end text:id="IMark91631160"/><text:alphabetical-index-mark-end text:id="IMark96336456"/><text:alphabetical-index-mark-end text:id="IMark95510040"/><text:alphabetical-index-mark-end text:id="IMark101375240"/><text:alphabetical-index-mark-end text:id="IMark101392936"/><text:alphabetical-index-mark-end text:id="IMark101380296"/> <text:alphabetical-index-mark-start text:id="IMark101410760"/>in<text:alphabetical-index-mark-start text:id="IMark99961496"/><text:alphabetical-index-mark-start text:id="IMark92754344"/><text:alphabetical-index-mark-start text:id="IMark72064392"/><text:alphabetical-index-mark-start text:id="IMark66311608"/><text:alphabetical-index-mark-start text:id="IMark92340664"/><text:alphabetical-index-mark-start text:id="IMark99062600"/><text:alphabetical-index-mark-start text:id="IMark95933416"/><text:alphabetical-index-mark-start text:id="IMark97004072"/><text:alphabetical-index-mark-start text:id="IMark72279256"/><text:alphabetical-index-mark-start text:id="IMark92749560"/><text:alphabetical-index-mark-start text:id="IMark92749656"/><text:alphabetical-index-mark-start text:id="IMark90483544"/><text:alphabetical-index-mark-start text:id="IMark79531832"/><text:alphabetical-index-mark-start text:id="IMark91562312"/><text:alphabetical-index-mark-start text:id="IMark91995736"/><text:alphabetical-index-mark-start text:id="IMark91876056"/><text:alphabetical-index-mark-start text:id="IMark97009320"/><text:alphabetical-index-mark-start text:id="IMark98256056"/>format<text:alphabetical-index-mark-end text:id="IMark98256056"/><text:alphabetical-index-mark-end text:id="IMark97009320"/><text:alphabetical-index-mark-end text:id="IMark91876056"/><text:alphabetical-index-mark-end text:id="IMark91995736"/><text:alphabetical-index-mark-end text:id="IMark91562312"/><text:alphabetical-index-mark-end text:id="IMark79531832"/><text:alphabetical-index-mark-end text:id="IMark90483544"/><text:alphabetical-index-mark-end text:id="IMark92749656"/><text:alphabetical-index-mark-end text:id="IMark92749560"/><text:alphabetical-index-mark-end text:id="IMark72279256"/><text:alphabetical-index-mark-end text:id="IMark97004072"/><text:alphabetical-index-mark-end text:id="IMark95933416"/><text:alphabetical-index-mark-end text:id="IMark99062600"/><text:alphabetical-index-mark-end text:id="IMark92340664"/><text:alphabetical-index-mark-end text:id="IMark66311608"/><text:alphabetical-index-mark-end text:id="IMark72064392"/><text:alphabetical-index-mark-end text:id="IMark92754344"/><text:alphabetical-index-mark-end text:id="IMark99961496"/>ion<text:alphabetical-index-mark-end text:id="IMark101410760"/>.</text:p>
        </text:list-item>
      </text:list>
      <text:p text:style-name="P40"/>
      <text:p text:style-name="P40"/>
      <text:p text:style-name="P61">Also read the documentation regarding <text:alphabetical-index-mark-start text:id="IMark95510040"/><text:alphabetical-index-mark-start text:id="IMark96336456"/><text:alphabetical-index-mark-start text:id="IMark91631160"/><text:alphabetical-index-mark-start text:id="IMark101289224"/><text:alphabetical-index-mark-start text:id="IMark92700888"/><text:alphabetical-index-mark-start text:id="IMark93362968"/><text:alphabetical-index-mark-start text:id="IMark101408232"/><text:alphabetical-index-mark-start text:id="IMark79540824"/><text:alphabetical-index-mark-start text:id="IMark79459848"/><text:alphabetical-index-mark-start text:id="IMark88255144"/><text:alphabetical-index-mark-start text:id="IMark91424776"/><text:alphabetical-index-mark-start text:id="IMark92380552"/>Sql<text:alphabetical-index-mark-end text:id="IMark92380552"/><text:alphabetical-index-mark-end text:id="IMark91424776"/><text:alphabetical-index-mark-end text:id="IMark88255144"/><text:alphabetical-index-mark-end text:id="IMark79459848"/><text:alphabetical-index-mark-end text:id="IMark79540824"/><text:alphabetical-index-mark-end text:id="IMark101408232"/><text:alphabetical-index-mark-end text:id="IMark93362968"/><text:alphabetical-index-mark-end text:id="IMark92700888"/>ite<text:alphabetical-index-mark-end text:id="IMark101289224"/><text:alphabetical-index-mark-end text:id="IMark91631160"/><text:alphabetical-index-mark-end text:id="IMark96336456"/><text:alphabetical-index-mark-end text:id="IMark95510040"/>3, <text:alphabetical-index-mark-start text:id="IMark95779336"/><text:alphabetical-index-mark-start text:id="IMark88251960"/><text:alphabetical-index-mark-start text:id="IMark81532696"/><text:alphabetical-index-mark-start text:id="IMark101324488"/>HDF5<text:alphabetical-index-mark-end text:id="IMark101324488"/><text:alphabetical-index-mark-end text:id="IMark81532696"/><text:alphabetical-index-mark-end text:id="IMark88251960"/><text:alphabetical-index-mark-end text:id="IMark95779336"/> and <text:alphabetical-index-mark-start text:id="IMark93361752"/><text:alphabetical-index-mark-start text:id="IMark97844472"/><text:alphabetical-index-mark-start text:id="IMark79559080"/><text:alphabetical-index-mark-start text:id="IMark101382824"/>HDFql<text:alphabetical-index-mark-end text:id="IMark101382824"/><text:alphabetical-index-mark-end text:id="IMark79559080"/><text:alphabetical-index-mark-end text:id="IMark97844472"/><text:alphabetical-index-mark-end text:id="IMark93361752"/> <text:alphabetical-index-mark-start text:id="IMark95214664"/><text:alphabetical-index-mark-start text:id="IMark101397992"/><text:alphabetical-index-mark-start text:id="IMark90386520"/><text:alphabetical-index-mark-start text:id="IMark101405704"/>license<text:alphabetical-index-mark-end text:id="IMark101405704"/><text:alphabetical-index-mark-end text:id="IMark90386520"/><text:alphabetical-index-mark-end text:id="IMark101397992"/><text:alphabetical-index-mark-end text:id="IMark95214664"/>s which should be taken into account in addition to the <text:alphabetical-index-mark-start text:id="IMark96997960"/><text:alphabetical-index-mark-start text:id="IMark101380296"/><text:alphabetical-index-mark-start text:id="IMark101410760"/><text:alphabetical-index-mark-start text:id="IMark79576552"/>license<text:alphabetical-index-mark-end text:id="IMark79576552"/><text:alphabetical-index-mark-end text:id="IMark101410760"/><text:alphabetical-index-mark-end text:id="IMark101380296"/><text:alphabetical-index-mark-end text:id="IMark96997960"/> applicable to <text:alphabetical-index-mark-start text:id="IMark101375240"/><text:alphabetical-index-mark-start text:id="IMark101392936"/><text:alphabetical-index-mark-start text:id="IMark96903560"/><text:alphabetical-index-mark-start text:id="IMark79529592"/><text:alphabetical-index-mark-start text:id="IMark90632168"/><text:alphabetical-index-mark-start text:id="IMark97352696"/><text:alphabetical-index-mark-start text:id="IMark93316824"/><text:alphabetical-index-mark-start text:id="IMark92394680"/>sql<text:alphabetical-index-mark-end text:id="IMark92394680"/><text:alphabetical-index-mark-end text:id="IMark93316824"/><text:alphabetical-index-mark-end text:id="IMark97352696"/><text:alphabetical-index-mark-end text:id="IMark90632168"/><text:alphabetical-index-mark-end text:id="IMark79529592"/><text:alphabetical-index-mark-end text:id="IMark96903560"/><text:alphabetical-index-mark-end text:id="IMark101392936"/><text:alphabetical-index-mark-end text:id="IMark101375240"/>p.</text:p>
      <text:p text:style-name="P40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11" text:outline-level="1"><text:alphabetical-index-mark-start text:id="IMark96997960"/>Table<text:alphabetical-index-mark-end text:id="IMark96997960"/> of Contents</text:h>
          </text:index-title>
          <text:p text:style-name="P108"><text:a xlink:type="simple" xlink:href="#__RefHeading___Toc941_76759228" text:style-name="Index_20_Link" text:visited-style-name="Index_20_Link"><text:span text:style-name="Index_20_Link"/></text:a></text:p>
          <text:p text:style-name="P108"><text:a xlink:type="simple" xlink:href="#__RefHeading___Toc941_76759228" text:style-name="Index_20_Link" text:visited-style-name="Index_20_Link">Abstract.<text:tab/>1</text:a></text:p>
          <text:p text:style-name="P108"><text:a xlink:type="simple" xlink:href="#__RefHeading___Toc943_76759228" text:style-name="Index_20_Link" text:visited-style-name="Index_20_Link">Keywords.<text:tab/>1</text:a></text:p>
          <text:p text:style-name="P108"><text:a xlink:type="simple" xlink:href="#__RefHeading___Toc945_76759228" text:style-name="Index_20_Link" text:visited-style-name="Index_20_Link">Acknowledgements.<text:tab/>1</text:a></text:p>
          <text:p text:style-name="P108"><text:alphabetical-index-mark-start text:id="IMark79459848"/><text:a xlink:type="simple" xlink:href="#__RefHeading___Toc947_76759228" text:style-name="Index_20_Link" text:visited-style-name="Index_20_Link">License</text:a><text:alphabetical-index-mark-end text:id="IMark79459848"/><text:a xlink:type="simple" xlink:href="#__RefHeading___Toc947_76759228" text:style-name="Index_20_Link" text:visited-style-name="Index_20_Link"> and info for contributors.<text:tab/>2</text:a></text:p>
          <text:p text:style-name="P108"><text:a xlink:type="simple" xlink:href="#__RefHeading___Toc949_76759228" text:style-name="Index_20_Link" text:visited-style-name="Index_20_Link">1. Introduction.<text:tab/>5</text:a></text:p>
          <text:p text:style-name="P108"><text:a xlink:type="simple" xlink:href="#__RefHeading___Toc951_76759228" text:style-name="Index_20_Link" text:visited-style-name="Index_20_Link">2. Conventions, caveats and base conditions for development.<text:tab/>7</text:a></text:p>
          <text:p text:style-name="P108"><text:a xlink:type="simple" xlink:href="#__RefHeading___Toc953_76759228" text:style-name="Index_20_Link" text:visited-style-name="Index_20_Link">2.1. Terms and abbreviations used.<text:tab/>7</text:a></text:p>
          <text:p text:style-name="P108"><text:a xlink:type="simple" xlink:href="#__RefHeading___Toc955_76759228" text:style-name="Index_20_Link" text:visited-style-name="Index_20_Link">2.2. Caveats.<text:tab/>8</text:a></text:p>
          <text:p text:style-name="P108"><text:a xlink:type="simple" xlink:href="#__RefHeading___Toc957_76759228" text:style-name="Index_20_Link" text:visited-style-name="Index_20_Link">2.3.1. </text:a><text:alphabetical-index-mark-start text:id="IMark101382824"/><text:alphabetical-index-mark-start text:id="IMark101324488"/><text:a xlink:type="simple" xlink:href="#__RefHeading___Toc957_76759228" text:style-name="Index_20_Link" text:visited-style-name="Index_20_Link">SQL</text:a><text:alphabetical-index-mark-end text:id="IMark101324488"/><text:alphabetical-index-mark-end text:id="IMark101382824"/><text:a xlink:type="simple" xlink:href="#__RefHeading___Toc957_76759228" text:style-name="Index_20_Link" text:visited-style-name="Index_20_Link"> </text:a><text:alphabetical-index-mark-start text:id="IMark93361752"/><text:a xlink:type="simple" xlink:href="#__RefHeading___Toc957_76759228" text:style-name="Index_20_Link" text:visited-style-name="Index_20_Link">dialect</text:a><text:alphabetical-index-mark-end text:id="IMark93361752"/><text:a xlink:type="simple" xlink:href="#__RefHeading___Toc957_76759228" text:style-name="Index_20_Link" text:visited-style-name="Index_20_Link"> for </text:a><text:alphabetical-index-mark-start text:id="IMark88251960"/><text:alphabetical-index-mark-start text:id="IMark79559080"/><text:alphabetical-index-mark-start text:id="IMark101289224"/><text:a xlink:type="simple" xlink:href="#__RefHeading___Toc957_76759228" text:style-name="Index_20_Link" text:visited-style-name="Index_20_Link">Sql</text:a><text:alphabetical-index-mark-end text:id="IMark101289224"/><text:alphabetical-index-mark-end text:id="IMark79559080"/><text:a xlink:type="simple" xlink:href="#__RefHeading___Toc957_76759228" text:style-name="Index_20_Link" text:visited-style-name="Index_20_Link">ite</text:a><text:alphabetical-index-mark-end text:id="IMark88251960"/><text:a xlink:type="simple" xlink:href="#__RefHeading___Toc957_76759228" text:style-name="Index_20_Link" text:visited-style-name="Index_20_Link">3.<text:tab/>8</text:a></text:p>
          <text:p text:style-name="P108"><text:a xlink:type="simple" xlink:href="#__RefHeading___Toc959_76759228" text:style-name="Index_20_Link" text:visited-style-name="Index_20_Link">2.3.2. Retrieval of </text:a><text:alphabetical-index-mark-start text:id="IMark95214664"/><text:a xlink:type="simple" xlink:href="#__RefHeading___Toc959_76759228" text:style-name="Index_20_Link" text:visited-style-name="Index_20_Link">query</text:a><text:alphabetical-index-mark-end text:id="IMark95214664"/><text:a xlink:type="simple" xlink:href="#__RefHeading___Toc959_76759228" text:style-name="Index_20_Link" text:visited-style-name="Index_20_Link"> </text:a><text:alphabetical-index-mark-start text:id="IMark101410760"/><text:alphabetical-index-mark-start text:id="IMark96997960"/><text:a xlink:type="simple" xlink:href="#__RefHeading___Toc959_76759228" text:style-name="Index_20_Link" text:visited-style-name="Index_20_Link">result</text:a><text:alphabetical-index-mark-end text:id="IMark96997960"/><text:a xlink:type="simple" xlink:href="#__RefHeading___Toc959_76759228" text:style-name="Index_20_Link" text:visited-style-name="Index_20_Link">s</text:a><text:alphabetical-index-mark-end text:id="IMark101410760"/><text:a xlink:type="simple" xlink:href="#__RefHeading___Toc959_76759228" text:style-name="Index_20_Link" text:visited-style-name="Index_20_Link">.<text:tab/>8</text:a></text:p>
          <text:p text:style-name="P108"><text:a xlink:type="simple" xlink:href="#__RefHeading___Toc961_76759228" text:style-name="Index_20_Link" text:visited-style-name="Index_20_Link">2.3.3. </text:a><text:alphabetical-index-mark-start text:id="IMark88255144"/><text:alphabetical-index-mark-start text:id="IMark92380552"/><text:a xlink:type="simple" xlink:href="#__RefHeading___Toc961_76759228" text:style-name="Index_20_Link" text:visited-style-name="Index_20_Link">Sql</text:a><text:alphabetical-index-mark-end text:id="IMark92380552"/><text:alphabetical-index-mark-end text:id="IMark88255144"/><text:a xlink:type="simple" xlink:href="#__RefHeading___Toc961_76759228" text:style-name="Index_20_Link" text:visited-style-name="Index_20_Link">, </text:a><text:alphabetical-index-mark-start text:id="IMark79576552"/><text:a xlink:type="simple" xlink:href="#__RefHeading___Toc961_76759228" text:style-name="Index_20_Link" text:visited-style-name="Index_20_Link">HDFql</text:a><text:alphabetical-index-mark-end text:id="IMark79576552"/><text:a xlink:type="simple" xlink:href="#__RefHeading___Toc961_76759228" text:style-name="Index_20_Link" text:visited-style-name="Index_20_Link"> </text:a><text:alphabetical-index-mark-start text:id="IMark91424776"/><text:a xlink:type="simple" xlink:href="#__RefHeading___Toc961_76759228" text:style-name="Index_20_Link" text:visited-style-name="Index_20_Link">file</text:a><text:alphabetical-index-mark-end text:id="IMark91424776"/><text:a xlink:type="simple" xlink:href="#__RefHeading___Toc961_76759228" text:style-name="Index_20_Link" text:visited-style-name="Index_20_Link">s and </text:a><text:alphabetical-index-mark-start text:id="IMark97844472"/><text:a xlink:type="simple" xlink:href="#__RefHeading___Toc961_76759228" text:style-name="Index_20_Link" text:visited-style-name="Index_20_Link">composite</text:a><text:alphabetical-index-mark-end text:id="IMark97844472"/><text:a xlink:type="simple" xlink:href="#__RefHeading___Toc961_76759228" text:style-name="Index_20_Link" text:visited-style-name="Index_20_Link"> </text:a><text:alphabetical-index-mark-start text:id="IMark101397992"/><text:a xlink:type="simple" xlink:href="#__RefHeading___Toc961_76759228" text:style-name="Index_20_Link" text:visited-style-name="Index_20_Link">query</text:a><text:alphabetical-index-mark-end text:id="IMark101397992"/><text:a xlink:type="simple" xlink:href="#__RefHeading___Toc961_76759228" text:style-name="Index_20_Link" text:visited-style-name="Index_20_Link"> </text:a><text:alphabetical-index-mark-start text:id="IMark101405704"/><text:a xlink:type="simple" xlink:href="#__RefHeading___Toc961_76759228" text:style-name="Index_20_Link" text:visited-style-name="Index_20_Link">syntax</text:a><text:alphabetical-index-mark-end text:id="IMark101405704"/><text:a xlink:type="simple" xlink:href="#__RefHeading___Toc961_76759228" text:style-name="Index_20_Link" text:visited-style-name="Index_20_Link">.<text:tab/>10</text:a></text:p>
          <text:p text:style-name="P108"><text:a xlink:type="simple" xlink:href="#__RefHeading___Toc963_76759228" text:style-name="Index_20_Link" text:visited-style-name="Index_20_Link">2.3.4. </text:a><text:alphabetical-index-mark-start text:id="IMark88251960"/><text:alphabetical-index-mark-start text:id="IMark101397992"/><text:a xlink:type="simple" xlink:href="#__RefHeading___Toc963_76759228" text:style-name="Index_20_Link" text:visited-style-name="Index_20_Link">System</text:a><text:alphabetical-index-mark-end text:id="IMark101397992"/><text:alphabetical-index-mark-end text:id="IMark88251960"/><text:a xlink:type="simple" xlink:href="#__RefHeading___Toc963_76759228" text:style-name="Index_20_Link" text:visited-style-name="Index_20_Link"> </text:a><text:alphabetical-index-mark-start text:id="IMark95510040"/><text:a xlink:type="simple" xlink:href="#__RefHeading___Toc963_76759228" text:style-name="Index_20_Link" text:visited-style-name="Index_20_Link">call</text:a><text:alphabetical-index-mark-end text:id="IMark95510040"/><text:a xlink:type="simple" xlink:href="#__RefHeading___Toc963_76759228" text:style-name="Index_20_Link" text:visited-style-name="Index_20_Link">s.<text:tab/>11</text:a></text:p>
          <text:p text:style-name="P108"><text:a xlink:type="simple" xlink:href="#__RefHeading___Toc14020_852932957" text:style-name="Index_20_Link" text:visited-style-name="Index_20_Link">2.3.5. Differences between </text:a><text:alphabetical-index-mark-start text:id="IMark92380552"/><text:alphabetical-index-mark-start text:id="IMark101289224"/><text:a xlink:type="simple" xlink:href="#__RefHeading___Toc14020_852932957" text:style-name="Index_20_Link" text:visited-style-name="Index_20_Link">SQL</text:a><text:alphabetical-index-mark-end text:id="IMark101289224"/><text:alphabetical-index-mark-end text:id="IMark92380552"/><text:a xlink:type="simple" xlink:href="#__RefHeading___Toc14020_852932957" text:style-name="Index_20_Link" text:visited-style-name="Index_20_Link"> and </text:a><text:alphabetical-index-mark-start text:id="IMark101397992"/><text:a xlink:type="simple" xlink:href="#__RefHeading___Toc14020_852932957" text:style-name="Index_20_Link" text:visited-style-name="Index_20_Link">HDFql</text:a><text:alphabetical-index-mark-end text:id="IMark101397992"/><text:a xlink:type="simple" xlink:href="#__RefHeading___Toc14020_852932957" text:style-name="Index_20_Link" text:visited-style-name="Index_20_Link">.<text:tab/>12</text:a></text:p>
          <text:p text:style-name="P108"><text:a xlink:type="simple" xlink:href="#__RefHeading___Toc965_76759228" text:style-name="Index_20_Link" text:visited-style-name="Index_20_Link">3. Development.<text:tab/>14</text:a></text:p>
          <text:p text:style-name="P108"><text:a xlink:type="simple" xlink:href="#__RefHeading___Toc967_76759228" text:style-name="Index_20_Link" text:visited-style-name="Index_20_Link">3.1. Possible developments in the future.<text:tab/>14</text:a></text:p>
          <text:p text:style-name="P108"><text:a xlink:type="simple" xlink:href="#__RefHeading___Toc969_76759228" text:style-name="Index_20_Link" text:visited-style-name="Index_20_Link">3.1.1. Embed </text:a><text:alphabetical-index-mark-start text:id="IMark101397992"/><text:alphabetical-index-mark-start text:id="IMark90386520"/><text:a xlink:type="simple" xlink:href="#__RefHeading___Toc969_76759228" text:style-name="Index_20_Link" text:visited-style-name="Index_20_Link">sql</text:a><text:alphabetical-index-mark-end text:id="IMark90386520"/><text:alphabetical-index-mark-end text:id="IMark101397992"/><text:a xlink:type="simple" xlink:href="#__RefHeading___Toc969_76759228" text:style-name="Index_20_Link" text:visited-style-name="Index_20_Link">p in a multi </text:a><text:alphabetical-index-mark-start text:id="IMark97844472"/><text:a xlink:type="simple" xlink:href="#__RefHeading___Toc969_76759228" text:style-name="Index_20_Link" text:visited-style-name="Index_20_Link">thread</text:a><text:alphabetical-index-mark-end text:id="IMark97844472"/><text:a xlink:type="simple" xlink:href="#__RefHeading___Toc969_76759228" text:style-name="Index_20_Link" text:visited-style-name="Index_20_Link">ed </text:a><text:alphabetical-index-mark-start text:id="IMark95214664"/><text:a xlink:type="simple" xlink:href="#__RefHeading___Toc969_76759228" text:style-name="Index_20_Link" text:visited-style-name="Index_20_Link">environment</text:a><text:alphabetical-index-mark-end text:id="IMark95214664"/><text:a xlink:type="simple" xlink:href="#__RefHeading___Toc969_76759228" text:style-name="Index_20_Link" text:visited-style-name="Index_20_Link">.<text:tab/>14</text:a></text:p>
          <text:p text:style-name="P108"><text:a xlink:type="simple" xlink:href="#__RefHeading___Toc971_76759228" text:style-name="Index_20_Link" text:visited-style-name="Index_20_Link">3.1.2. </text:a><text:alphabetical-index-mark-start text:id="IMark101324488"/><text:a xlink:type="simple" xlink:href="#__RefHeading___Toc971_76759228" text:style-name="Index_20_Link" text:visited-style-name="Index_20_Link">Call</text:a><text:alphabetical-index-mark-end text:id="IMark101324488"/><text:a xlink:type="simple" xlink:href="#__RefHeading___Toc971_76759228" text:style-name="Index_20_Link" text:visited-style-name="Index_20_Link"> </text:a><text:alphabetical-index-mark-start text:id="IMark101380296"/><text:alphabetical-index-mark-start text:id="IMark101410760"/><text:a xlink:type="simple" xlink:href="#__RefHeading___Toc971_76759228" text:style-name="Index_20_Link" text:visited-style-name="Index_20_Link">sql</text:a><text:alphabetical-index-mark-end text:id="IMark101410760"/><text:alphabetical-index-mark-end text:id="IMark101380296"/><text:a xlink:type="simple" xlink:href="#__RefHeading___Toc971_76759228" text:style-name="Index_20_Link" text:visited-style-name="Index_20_Link">p from within an un</text:a><text:alphabetical-index-mark-start text:id="IMark93361752"/><text:a xlink:type="simple" xlink:href="#__RefHeading___Toc971_76759228" text:style-name="Index_20_Link" text:visited-style-name="Index_20_Link">common</text:a><text:alphabetical-index-mark-end text:id="IMark93361752"/><text:a xlink:type="simple" xlink:href="#__RefHeading___Toc971_76759228" text:style-name="Index_20_Link" text:visited-style-name="Index_20_Link"> language.<text:tab/>15</text:a></text:p>
          <text:p text:style-name="P108"><text:a xlink:type="simple" xlink:href="#__RefHeading___Toc973_76759228" text:style-name="Index_20_Link" text:visited-style-name="Index_20_Link">3.1.3. Provide multi </text:a><text:alphabetical-index-mark-start text:id="IMark101289224"/><text:a xlink:type="simple" xlink:href="#__RefHeading___Toc973_76759228" text:style-name="Index_20_Link" text:visited-style-name="Index_20_Link">thread</text:a><text:alphabetical-index-mark-end text:id="IMark101289224"/><text:a xlink:type="simple" xlink:href="#__RefHeading___Toc973_76759228" text:style-name="Index_20_Link" text:visited-style-name="Index_20_Link">ing capability from within </text:a><text:alphabetical-index-mark-start text:id="IMark101410760"/><text:alphabetical-index-mark-start text:id="IMark101380296"/><text:a xlink:type="simple" xlink:href="#__RefHeading___Toc973_76759228" text:style-name="Index_20_Link" text:visited-style-name="Index_20_Link">sql</text:a><text:alphabetical-index-mark-end text:id="IMark101380296"/><text:alphabetical-index-mark-end text:id="IMark101410760"/><text:a xlink:type="simple" xlink:href="#__RefHeading___Toc973_76759228" text:style-name="Index_20_Link" text:visited-style-name="Index_20_Link">p.<text:tab/>15</text:a></text:p>
          <text:p text:style-name="P108"><text:a xlink:type="simple" xlink:href="#__RefHeading___Toc975_76759228" text:style-name="Index_20_Link" text:visited-style-name="Index_20_Link">3.2. </text:a><text:alphabetical-index-mark-start text:id="IMark95510040"/><text:a xlink:type="simple" xlink:href="#__RefHeading___Toc975_76759228" text:style-name="Index_20_Link" text:visited-style-name="Index_20_Link">Operating</text:a><text:alphabetical-index-mark-end text:id="IMark95510040"/><text:a xlink:type="simple" xlink:href="#__RefHeading___Toc975_76759228" text:style-name="Index_20_Link" text:visited-style-name="Index_20_Link"> </text:a><text:alphabetical-index-mark-start text:id="IMark101408232"/><text:alphabetical-index-mark-start text:id="IMark97844472"/><text:a xlink:type="simple" xlink:href="#__RefHeading___Toc975_76759228" text:style-name="Index_20_Link" text:visited-style-name="Index_20_Link">system</text:a><text:alphabetical-index-mark-end text:id="IMark97844472"/><text:alphabetical-index-mark-end text:id="IMark101408232"/><text:a xlink:type="simple" xlink:href="#__RefHeading___Toc975_76759228" text:style-name="Index_20_Link" text:visited-style-name="Index_20_Link">.<text:tab/>15</text:a></text:p>
          <text:p text:style-name="P108"><text:a xlink:type="simple" xlink:href="#__RefHeading___Toc977_76759228" text:style-name="Index_20_Link" text:visited-style-name="Index_20_Link">4. Structure<text:tab/>16</text:a></text:p>
          <text:p text:style-name="P108"><text:a xlink:type="simple" xlink:href="#__RefHeading___Toc979_76759228" text:style-name="Index_20_Link" text:visited-style-name="Index_20_Link">4.1. </text:a><text:alphabetical-index-mark-start text:id="IMark81532696"/><text:a xlink:type="simple" xlink:href="#__RefHeading___Toc979_76759228" text:style-name="Index_20_Link" text:visited-style-name="Index_20_Link">/doc</text:a><text:alphabetical-index-mark-end text:id="IMark81532696"/><text:a xlink:type="simple" xlink:href="#__RefHeading___Toc979_76759228" text:style-name="Index_20_Link" text:visited-style-name="Index_20_Link"><text:tab/>16</text:a></text:p>
          <text:p text:style-name="P108"><text:a xlink:type="simple" xlink:href="#__RefHeading___Toc981_76759228" text:style-name="Index_20_Link" text:visited-style-name="Index_20_Link">4.2. </text:a><text:alphabetical-index-mark-start text:id="IMark79540824"/><text:a xlink:type="simple" xlink:href="#__RefHeading___Toc981_76759228" text:style-name="Index_20_Link" text:visited-style-name="Index_20_Link">/examples</text:a><text:alphabetical-index-mark-end text:id="IMark79540824"/><text:a xlink:type="simple" xlink:href="#__RefHeading___Toc981_76759228" text:style-name="Index_20_Link" text:visited-style-name="Index_20_Link"><text:tab/>16</text:a></text:p>
          <text:p text:style-name="P108"><text:a xlink:type="simple" xlink:href="#__RefHeading___Toc983_76759228" text:style-name="Index_20_Link" text:visited-style-name="Index_20_Link">5. Use<text:tab/>17</text:a></text:p>
          <text:p text:style-name="P108"><text:a xlink:type="simple" xlink:href="#__RefHeading___Toc985_76759228" text:style-name="Index_20_Link" text:visited-style-name="Index_20_Link">5.1. </text:a><text:alphabetical-index-mark-start text:id="IMark91424776"/><text:a xlink:type="simple" xlink:href="#__RefHeading___Toc985_76759228" text:style-name="Index_20_Link" text:visited-style-name="Index_20_Link">Install</text:a><text:alphabetical-index-mark-end text:id="IMark91424776"/><text:a xlink:type="simple" xlink:href="#__RefHeading___Toc985_76759228" text:style-name="Index_20_Link" text:visited-style-name="Index_20_Link">ation<text:tab/>17</text:a></text:p>
          <text:p text:style-name="P108"><text:a xlink:type="simple" xlink:href="#__RefHeading___Toc987_76759228" text:style-name="Index_20_Link" text:visited-style-name="Index_20_Link">5.1.1. Co</text:a><text:alphabetical-index-mark-start text:id="IMark97844472"/><text:a xlink:type="simple" xlink:href="#__RefHeading___Toc987_76759228" text:style-name="Index_20_Link" text:visited-style-name="Index_20_Link">mpi</text:a><text:alphabetical-index-mark-end text:id="IMark97844472"/><text:a xlink:type="simple" xlink:href="#__RefHeading___Toc987_76759228" text:style-name="Index_20_Link" text:visited-style-name="Index_20_Link">lation<text:tab/>17</text:a></text:p>
          <text:p text:style-name="P108"><text:a xlink:type="simple" xlink:href="#__RefHeading___Toc989_76759228" text:style-name="Index_20_Link" text:visited-style-name="Index_20_Link">5.2. De</text:a><text:alphabetical-index-mark-start text:id="IMark96336456"/><text:a xlink:type="simple" xlink:href="#__RefHeading___Toc989_76759228" text:style-name="Index_20_Link" text:visited-style-name="Index_20_Link">install</text:a><text:alphabetical-index-mark-end text:id="IMark96336456"/><text:a xlink:type="simple" xlink:href="#__RefHeading___Toc989_76759228" text:style-name="Index_20_Link" text:visited-style-name="Index_20_Link">ation<text:tab/>18</text:a></text:p>
          <text:p text:style-name="P108"><text:a xlink:type="simple" xlink:href="#__RefHeading___Toc991_76759228" text:style-name="Index_20_Link" text:visited-style-name="Index_20_Link">5.3. </text:a><text:alphabetical-index-mark-start text:id="IMark92700888"/><text:a xlink:type="simple" xlink:href="#__RefHeading___Toc991_76759228" text:style-name="Index_20_Link" text:visited-style-name="Index_20_Link">Call</text:a><text:alphabetical-index-mark-end text:id="IMark92700888"/><text:a xlink:type="simple" xlink:href="#__RefHeading___Toc991_76759228" text:style-name="Index_20_Link" text:visited-style-name="Index_20_Link">ing </text:a><text:alphabetical-index-mark-start text:id="IMark95510040"/><text:alphabetical-index-mark-start text:id="IMark101382824"/><text:a xlink:type="simple" xlink:href="#__RefHeading___Toc991_76759228" text:style-name="Index_20_Link" text:visited-style-name="Index_20_Link">sql</text:a><text:alphabetical-index-mark-end text:id="IMark101382824"/><text:alphabetical-index-mark-end text:id="IMark95510040"/><text:a xlink:type="simple" xlink:href="#__RefHeading___Toc991_76759228" text:style-name="Index_20_Link" text:visited-style-name="Index_20_Link">p with two arguments.<text:tab/>18</text:a></text:p>
          <text:p text:style-name="P108"><text:a xlink:type="simple" xlink:href="#__RefHeading___Toc8555_467953159" text:style-name="Index_20_Link" text:visited-style-name="Index_20_Link">5.4. </text:a><text:alphabetical-index-mark-start text:id="IMark91424776"/><text:a xlink:type="simple" xlink:href="#__RefHeading___Toc8555_467953159" text:style-name="Index_20_Link" text:visited-style-name="Index_20_Link">Call</text:a><text:alphabetical-index-mark-end text:id="IMark91424776"/><text:a xlink:type="simple" xlink:href="#__RefHeading___Toc8555_467953159" text:style-name="Index_20_Link" text:visited-style-name="Index_20_Link">ing </text:a><text:alphabetical-index-mark-start text:id="IMark92700888"/><text:alphabetical-index-mark-start text:id="IMark101289224"/><text:a xlink:type="simple" xlink:href="#__RefHeading___Toc8555_467953159" text:style-name="Index_20_Link" text:visited-style-name="Index_20_Link">sql</text:a><text:alphabetical-index-mark-end text:id="IMark101289224"/><text:alphabetical-index-mark-end text:id="IMark92700888"/><text:a xlink:type="simple" xlink:href="#__RefHeading___Toc8555_467953159" text:style-name="Index_20_Link" text:visited-style-name="Index_20_Link">p with three arguments.<text:tab/>19</text:a></text:p>
          <text:p text:style-name="P108"><text:soft-page-break/><text:a xlink:type="simple" xlink:href="#__RefHeading___Toc6740_413320909" text:style-name="Index_20_Link" text:visited-style-name="Index_20_Link">5.4.1. </text:a><text:alphabetical-index-mark-start text:id="IMark101410760"/><text:a xlink:type="simple" xlink:href="#__RefHeading___Toc6740_413320909" text:style-name="Index_20_Link" text:visited-style-name="Index_20_Link">OPEN_</text:a><text:alphabetical-index-mark-start text:id="IMark91424776"/><text:a xlink:type="simple" xlink:href="#__RefHeading___Toc6740_413320909" text:style-name="Index_20_Link" text:visited-style-name="Index_20_Link">QUERY</text:a><text:alphabetical-index-mark-end text:id="IMark91424776"/><text:a xlink:type="simple" xlink:href="#__RefHeading___Toc6740_413320909" text:style-name="Index_20_Link" text:visited-style-name="Index_20_Link">_CLOSE</text:a><text:alphabetical-index-mark-end text:id="IMark101410760"/><text:a xlink:type="simple" xlink:href="#__RefHeading___Toc6740_413320909" text:style-name="Index_20_Link" text:visited-style-name="Index_20_Link"><text:tab/>20</text:a></text:p>
          <text:p text:style-name="P108"><text:a xlink:type="simple" xlink:href="#__RefHeading___Toc6742_413320909" text:style-name="Index_20_Link" text:visited-style-name="Index_20_Link">5.4.2. </text:a><text:alphabetical-index-mark-start text:id="IMark101408232"/><text:a xlink:type="simple" xlink:href="#__RefHeading___Toc6742_413320909" text:style-name="Index_20_Link" text:visited-style-name="Index_20_Link">TEST_DB</text:a><text:alphabetical-index-mark-end text:id="IMark101408232"/><text:a xlink:type="simple" xlink:href="#__RefHeading___Toc6742_413320909" text:style-name="Index_20_Link" text:visited-style-name="Index_20_Link"><text:tab/>20</text:a></text:p>
          <text:p text:style-name="P108"><text:a xlink:type="simple" xlink:href="#__RefHeading___Toc10215_1965016994" text:style-name="Index_20_Link" text:visited-style-name="Index_20_Link">5.4.3. </text:a><text:alphabetical-index-mark-start text:id="IMark79257688"/><text:alphabetical-index-mark-start text:id="IMark92380552"/><text:a xlink:type="simple" xlink:href="#__RefHeading___Toc10215_1965016994" text:style-name="Index_20_Link" text:visited-style-name="Index_20_Link">OPEN_</text:a><text:alphabetical-index-mark-start text:id="IMark79559080"/><text:a xlink:type="simple" xlink:href="#__RefHeading___Toc10215_1965016994" text:style-name="Index_20_Link" text:visited-style-name="Index_20_Link">QUERY</text:a><text:alphabetical-index-mark-end text:id="IMark79559080"/><text:a xlink:type="simple" xlink:href="#__RefHeading___Toc10215_1965016994" text:style-name="Index_20_Link" text:visited-style-name="Index_20_Link">_CLOSE</text:a><text:alphabetical-index-mark-end text:id="IMark92380552"/><text:a xlink:type="simple" xlink:href="#__RefHeading___Toc10215_1965016994" text:style-name="Index_20_Link" text:visited-style-name="Index_20_Link">_SHOW</text:a><text:alphabetical-index-mark-end text:id="IMark79257688"/><text:a xlink:type="simple" xlink:href="#__RefHeading___Toc10215_1965016994" text:style-name="Index_20_Link" text:visited-style-name="Index_20_Link"><text:tab/>20</text:a></text:p>
          <text:p text:style-name="P108"><text:a xlink:type="simple" xlink:href="#__RefHeading___Toc993_76759228" text:style-name="Index_20_Link" text:visited-style-name="Index_20_Link">6. Sources<text:tab/>21</text:a></text:p>
          <text:p text:style-name="P108"><text:a xlink:type="simple" xlink:href="#__RefHeading___Toc21502_1322610295" text:style-name="Index_20_Link" text:visited-style-name="Index_20_Link">7. Alphabetical Index<text:tab/>22</text:a></text:p>
        </text:index-body>
      </text:table-of-content>
      <text:h text:style-name="P110" text:outline-level="1"/>
      <text:h text:style-name="P111" text:outline-level="1"><text:bookmark-start text:name="__RefHeading___Toc949_76759228"/>1. Introduction.<text:bookmark-end text:name="__RefHeading___Toc949_76759228"/></text:h>
      <text:p text:style-name="P8"/>
      <text:p text:style-name="P22"><text:alphabetical-index-mark-start text:id="IMark101382824"/><text:alphabetical-index-mark-start text:id="IMark91424776"/>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2700888"/><text:alphabetical-index-mark-start text:id="IMark97844472"/><text:alphabetical-index-mark-start text:id="IMark101289224"/><text:alphabetical-index-mark-start text:id="IMark93361752"/><text:alphabetical-index-mark-start text:id="IMark92340664"/><text:alphabetical-index-mark-start text:id="IMark95779336"/><text:alphabetical-index-mark-start text:id="IMark79559080"/><text:alphabetical-index-mark-start text:id="IMark101410760"/><text:alphabetical-index-mark-start text:id="IMark79540824"/><text:alphabetical-index-mark-start text:id="IMark91631160"/><text:alphabetical-index-mark-start text:id="IMark96336456"/><text:alphabetical-index-mark-start text:id="IMark101408232"/><text:alphabetical-index-mark-start text:id="IMark101324488"/><text:alphabetical-index-mark-start text:id="IMark95510040"/><text:alphabetical-index-mark-start text:id="IMark79257688"/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<text:alphabetical-index-mark-start text:id="IMark95214664"/>Sql<text:alphabetical-index-mark-end text:id="IMark95214664"/>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alphabetical-index-mark-end text:id="IMark79257688"/><text:alphabetical-index-mark-end text:id="IMark95510040"/><text:alphabetical-index-mark-end text:id="IMark101324488"/><text:alphabetical-index-mark-end text:id="IMark101408232"/><text:alphabetical-index-mark-end text:id="IMark96336456"/><text:alphabetical-index-mark-end text:id="IMark91631160"/><text:alphabetical-index-mark-end text:id="IMark79540824"/><text:alphabetical-index-mark-end text:id="IMark101410760"/><text:alphabetical-index-mark-end text:id="IMark79559080"/><text:alphabetical-index-mark-end text:id="IMark95779336"/><text:alphabetical-index-mark-end text:id="IMark92340664"/><text:alphabetical-index-mark-end text:id="IMark93361752"/><text:alphabetical-index-mark-end text:id="IMark101289224"/><text:alphabetical-index-mark-end text:id="IMark97844472"/><text:alphabetical-index-mark-end text:id="IMark92700888"/><text:alphabetical-index-mark-end text:id="IMark88251960"/>ite<text:alphabetical-index-mark-end text:id="IMark101392936"/><text:alphabetical-index-mark-end text:id="IMark101397992"/><text:alphabetical-index-mark-end text:id="IMark90386520"/><text:alphabetical-index-mark-end text:id="IMark101405704"/>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81532696"/><text:alphabetical-index-mark-end text:id="IMark91424776"/><text:alphabetical-index-mark-end text:id="IMark101382824"/>3 is one of the most widely used <text:alphabetical-index-mark-start text:id="IMark87218216"/><text:alphabetical-index-mark-start text:id="IMark96990696"/><text:alphabetical-index-mark-start text:id="IMark50695032"/><text:alphabetical-index-mark-start text:id="IMark50696296"/><text:alphabetical-index-mark-start text:id="IMark50697560"/><text:alphabetical-index-mark-start text:id="IMark99754040"/><text:alphabetical-index-mark-start text:id="IMark99612648"/><text:alphabetical-index-mark-start text:id="IMark99613912"/><text:alphabetical-index-mark-start text:id="IMark99615176"/><text:alphabetical-index-mark-start text:id="IMark89262408"/><text:alphabetical-index-mark-start text:id="IMark89263736"/>relational<text:alphabetical-index-mark-end text:id="IMark89263736"/><text:alphabetical-index-mark-end text:id="IMark89262408"/><text:alphabetical-index-mark-end text:id="IMark99615176"/><text:alphabetical-index-mark-end text:id="IMark99613912"/><text:alphabetical-index-mark-end text:id="IMark99612648"/><text:alphabetical-index-mark-end text:id="IMark99754040"/><text:alphabetical-index-mark-end text:id="IMark50697560"/><text:alphabetical-index-mark-end text:id="IMark50696296"/><text:alphabetical-index-mark-end text:id="IMark50695032"/><text:alphabetical-index-mark-end text:id="IMark96990696"/><text:alphabetical-index-mark-end text:id="IMark87218216"/> <text:alphabetical-index-mark-start text:id="IMark96083624"/><text:alphabetical-index-mark-start text:id="IMark96084888"/><text:alphabetical-index-mark-start text:id="IMark96086216"/><text:alphabetical-index-mark-start text:id="IMark92333576"/><text:alphabetical-index-mark-start text:id="IMark92334632"/><text:alphabetical-index-mark-start text:id="IMark92335960"/><text:alphabetical-index-mark-start text:id="IMark98432648"/><text:alphabetical-index-mark-start text:id="IMark98433976"/><text:alphabetical-index-mark-start text:id="IMark98435304"/><text:alphabetical-index-mark-start text:id="IMark101236840"/><text:alphabetical-index-mark-start text:id="IMark101238168"/>database<text:alphabetical-index-mark-end text:id="IMark101238168"/><text:alphabetical-index-mark-end text:id="IMark101236840"/><text:alphabetical-index-mark-end text:id="IMark98435304"/><text:alphabetical-index-mark-end text:id="IMark98433976"/><text:alphabetical-index-mark-end text:id="IMark98432648"/><text:alphabetical-index-mark-end text:id="IMark92335960"/><text:alphabetical-index-mark-end text:id="IMark92334632"/><text:alphabetical-index-mark-end text:id="IMark92333576"/><text:alphabetical-index-mark-end text:id="IMark96086216"/><text:alphabetical-index-mark-end text:id="IMark96084888"/><text:alphabetical-index-mark-end text:id="IMark96083624"/> <text:alphabetical-index-mark-start text:id="IMark101263048"/><text:alphabetical-index-mark-start text:id="IMark101264312"/><text:alphabetical-index-mark-start text:id="IMark101265640"/><text:alphabetical-index-mark-start text:id="IMark101250600"/><text:alphabetical-index-mark-start text:id="IMark101251656"/><text:alphabetical-index-mark-start text:id="IMark101252984"/><text:alphabetical-index-mark-start text:id="IMark101254312"/><text:alphabetical-index-mark-start text:id="IMark101254408"/><text:alphabetical-index-mark-start text:id="IMark101271448"/><text:alphabetical-index-mark-start text:id="IMark101272776"/><text:alphabetical-index-mark-start text:id="IMark91843592"/><text:alphabetical-index-mark-start text:id="IMark91845448"/><text:alphabetical-index-mark-start text:id="IMark91846776"/><text:alphabetical-index-mark-start text:id="IMark96708360"/><text:alphabetical-index-mark-start text:id="IMark96709688"/><text:alphabetical-index-mark-start text:id="IMark96711016"/><text:alphabetical-index-mark-start text:id="IMark96485368"/><text:alphabetical-index-mark-start text:id="IMark96486696"/><text:alphabetical-index-mark-start text:id="IMark96488024"/><text:alphabetical-index-mark-start text:id="IMark95880312"/><text:alphabetical-index-mark-start text:id="IMark95881640"/><text:alphabetical-index-mark-start text:id="IMark95882968"/>system<text:alphabetical-index-mark-end text:id="IMark95882968"/><text:alphabetical-index-mark-end text:id="IMark95881640"/><text:alphabetical-index-mark-end text:id="IMark95880312"/><text:alphabetical-index-mark-end text:id="IMark96488024"/><text:alphabetical-index-mark-end text:id="IMark96486696"/><text:alphabetical-index-mark-end text:id="IMark96485368"/><text:alphabetical-index-mark-end text:id="IMark96711016"/><text:alphabetical-index-mark-end text:id="IMark96709688"/><text:alphabetical-index-mark-end text:id="IMark96708360"/><text:alphabetical-index-mark-end text:id="IMark91846776"/><text:alphabetical-index-mark-end text:id="IMark91845448"/><text:alphabetical-index-mark-end text:id="IMark91843592"/><text:alphabetical-index-mark-end text:id="IMark101272776"/><text:alphabetical-index-mark-end text:id="IMark101271448"/><text:alphabetical-index-mark-end text:id="IMark101254408"/><text:alphabetical-index-mark-end text:id="IMark101254312"/><text:alphabetical-index-mark-end text:id="IMark101252984"/><text:alphabetical-index-mark-end text:id="IMark101251656"/><text:alphabetical-index-mark-end text:id="IMark101250600"/><text:alphabetical-index-mark-end text:id="IMark101265640"/><text:alphabetical-index-mark-end text:id="IMark101264312"/><text:alphabetical-index-mark-end text:id="IMark101263048"/>s; it is very simple, lightweight and fast, and while it cannot be compared with great <text:alphabetical-index-mark-start text:id="IMark92697336"/><text:alphabetical-index-mark-start text:id="IMark100519720"/><text:alphabetical-index-mark-start text:id="IMark100521048"/><text:alphabetical-index-mark-start text:id="IMark100522376"/><text:alphabetical-index-mark-start text:id="IMark91084984"/><text:alphabetical-index-mark-start text:id="IMark95846008"/><text:alphabetical-index-mark-start text:id="IMark95847336"/><text:alphabetical-index-mark-start text:id="IMark95848664"/><text:alphabetical-index-mark-start text:id="IMark96598856"/><text:alphabetical-index-mark-start text:id="IMark96600184"/><text:alphabetical-index-mark-start text:id="IMark96601512"/>server<text:alphabetical-index-mark-end text:id="IMark96601512"/><text:alphabetical-index-mark-end text:id="IMark96600184"/><text:alphabetical-index-mark-end text:id="IMark96598856"/><text:alphabetical-index-mark-end text:id="IMark95848664"/><text:alphabetical-index-mark-end text:id="IMark95847336"/><text:alphabetical-index-mark-end text:id="IMark95846008"/><text:alphabetical-index-mark-end text:id="IMark91084984"/><text:alphabetical-index-mark-end text:id="IMark100522376"/><text:alphabetical-index-mark-end text:id="IMark100521048"/><text:alphabetical-index-mark-end text:id="IMark100519720"/><text:alphabetical-index-mark-end text:id="IMark92697336"/> - based <text:alphabetical-index-mark-start text:id="IMark97162248"/><text:alphabetical-index-mark-start text:id="IMark97163512"/><text:alphabetical-index-mark-start text:id="IMark97164840"/><text:alphabetical-index-mark-start text:id="IMark93179320"/><text:alphabetical-index-mark-start text:id="IMark93180648"/><text:alphabetical-index-mark-start text:id="IMark82142696"/><text:alphabetical-index-mark-start text:id="IMark96895736"/><text:alphabetical-index-mark-start text:id="IMark96897064"/><text:alphabetical-index-mark-start text:id="IMark96898392"/><text:alphabetical-index-mark-start text:id="IMark98473736"/><text:alphabetical-index-mark-start text:id="IMark98475064"/>relational<text:alphabetical-index-mark-end text:id="IMark98475064"/><text:alphabetical-index-mark-end text:id="IMark98473736"/><text:alphabetical-index-mark-end text:id="IMark96898392"/><text:alphabetical-index-mark-end text:id="IMark96897064"/><text:alphabetical-index-mark-end text:id="IMark96895736"/><text:alphabetical-index-mark-end text:id="IMark82142696"/><text:alphabetical-index-mark-end text:id="IMark93180648"/><text:alphabetical-index-mark-end text:id="IMark93179320"/><text:alphabetical-index-mark-end text:id="IMark97164840"/><text:alphabetical-index-mark-end text:id="IMark97163512"/><text:alphabetical-index-mark-end text:id="IMark97162248"/> <text:alphabetical-index-mark-start text:id="IMark97234984"/><text:alphabetical-index-mark-start text:id="IMark97236280"/><text:alphabetical-index-mark-start text:id="IMark97237608"/><text:alphabetical-index-mark-start text:id="IMark97238936"/><text:alphabetical-index-mark-start text:id="IMark72391496"/><text:alphabetical-index-mark-start text:id="IMark72392824"/><text:alphabetical-index-mark-start text:id="IMark72394152"/><text:alphabetical-index-mark-start text:id="IMark91507000"/><text:alphabetical-index-mark-start text:id="IMark91508328"/><text:alphabetical-index-mark-start text:id="IMark91509656"/><text:alphabetical-index-mark-start text:id="IMark95926600"/>database<text:alphabetical-index-mark-end text:id="IMark95926600"/><text:alphabetical-index-mark-end text:id="IMark91509656"/><text:alphabetical-index-mark-end text:id="IMark91508328"/><text:alphabetical-index-mark-end text:id="IMark91507000"/><text:alphabetical-index-mark-end text:id="IMark72394152"/><text:alphabetical-index-mark-end text:id="IMark72392824"/><text:alphabetical-index-mark-end text:id="IMark72391496"/><text:alphabetical-index-mark-end text:id="IMark97238936"/><text:alphabetical-index-mark-end text:id="IMark97237608"/><text:alphabetical-index-mark-end text:id="IMark97236280"/><text:alphabetical-index-mark-end text:id="IMark97234984"/> <text:alphabetical-index-mark-start text:id="IMark93149096"/><text:alphabetical-index-mark-start text:id="IMark93150424"/><text:alphabetical-index-mark-start text:id="IMark91228888"/><text:alphabetical-index-mark-start text:id="IMark91230216"/><text:alphabetical-index-mark-start text:id="IMark91231544"/><text:alphabetical-index-mark-start text:id="IMark91696920"/><text:alphabetical-index-mark-start text:id="IMark91698248"/><text:alphabetical-index-mark-start text:id="IMark91699576"/><text:alphabetical-index-mark-start text:id="IMark91700904"/><text:alphabetical-index-mark-start text:id="IMark97016152"/><text:alphabetical-index-mark-start text:id="IMark97017480"/><text:alphabetical-index-mark-start text:id="IMark97018808"/><text:alphabetical-index-mark-start text:id="IMark97019384"/><text:alphabetical-index-mark-start text:id="IMark97950904"/><text:alphabetical-index-mark-start text:id="IMark97952232"/><text:alphabetical-index-mark-start text:id="IMark92250376"/><text:alphabetical-index-mark-start text:id="IMark92251704"/><text:alphabetical-index-mark-start text:id="IMark92253032"/><text:alphabetical-index-mark-start text:id="IMark92254360"/><text:alphabetical-index-mark-start text:id="IMark93273208"/><text:alphabetical-index-mark-start text:id="IMark93274536"/><text:alphabetical-index-mark-start text:id="IMark93276392"/>system<text:alphabetical-index-mark-end text:id="IMark93276392"/><text:alphabetical-index-mark-end text:id="IMark93274536"/><text:alphabetical-index-mark-end text:id="IMark93273208"/><text:alphabetical-index-mark-end text:id="IMark92254360"/><text:alphabetical-index-mark-end text:id="IMark92253032"/><text:alphabetical-index-mark-end text:id="IMark92251704"/><text:alphabetical-index-mark-end text:id="IMark92250376"/><text:alphabetical-index-mark-end text:id="IMark97952232"/><text:alphabetical-index-mark-end text:id="IMark97950904"/><text:alphabetical-index-mark-end text:id="IMark97019384"/><text:alphabetical-index-mark-end text:id="IMark97018808"/><text:alphabetical-index-mark-end text:id="IMark97017480"/><text:alphabetical-index-mark-end text:id="IMark97016152"/><text:alphabetical-index-mark-end text:id="IMark91700904"/><text:alphabetical-index-mark-end text:id="IMark91699576"/><text:alphabetical-index-mark-end text:id="IMark91698248"/><text:alphabetical-index-mark-end text:id="IMark91696920"/><text:alphabetical-index-mark-end text:id="IMark91231544"/><text:alphabetical-index-mark-end text:id="IMark91230216"/><text:alphabetical-index-mark-end text:id="IMark91228888"/><text:alphabetical-index-mark-end text:id="IMark93150424"/><text:alphabetical-index-mark-end text:id="IMark93149096"/>s in terms of versatility or capabilities, it does fill a niche for many users, <text:span text:style-name="T37">probably most of those that need a </text:span><text:alphabetical-index-mark-start text:id="IMark92450376"/><text:alphabetical-index-mark-start text:id="IMark92451544"/><text:alphabetical-index-mark-start text:id="IMark92452808"/><text:alphabetical-index-mark-start text:id="IMark92465592"/><text:alphabetical-index-mark-start text:id="IMark92466920"/><text:alphabetical-index-mark-start text:id="IMark92468248"/><text:alphabetical-index-mark-start text:id="IMark95657992"/><text:alphabetical-index-mark-start text:id="IMark95659320"/><text:alphabetical-index-mark-start text:id="IMark95660648"/><text:alphabetical-index-mark-start text:id="IMark95661976"/><text:alphabetical-index-mark-start text:id="IMark72066584"/><text:span text:style-name="T37">relational</text:span><text:alphabetical-index-mark-end text:id="IMark72066584"/><text:alphabetical-index-mark-end text:id="IMark95661976"/><text:alphabetical-index-mark-end text:id="IMark95660648"/><text:alphabetical-index-mark-end text:id="IMark95659320"/><text:alphabetical-index-mark-end text:id="IMark95657992"/><text:alphabetical-index-mark-end text:id="IMark92468248"/><text:alphabetical-index-mark-end text:id="IMark92466920"/><text:alphabetical-index-mark-end text:id="IMark92465592"/><text:alphabetical-index-mark-end text:id="IMark92452808"/><text:alphabetical-index-mark-end text:id="IMark92451544"/><text:alphabetical-index-mark-end text:id="IMark92450376"/><text:span text:style-name="T37"> </text:span><text:alphabetical-index-mark-start text:id="IMark72069880"/><text:alphabetical-index-mark-start text:id="IMark93318072"/><text:alphabetical-index-mark-start text:id="IMark98180312"/><text:alphabetical-index-mark-start text:id="IMark98181640"/><text:alphabetical-index-mark-start text:id="IMark98182968"/><text:alphabetical-index-mark-start text:id="IMark92246136"/><text:alphabetical-index-mark-start text:id="IMark92247464"/><text:alphabetical-index-mark-start text:id="IMark92248792"/><text:alphabetical-index-mark-start text:id="IMark95537032"/><text:alphabetical-index-mark-start text:id="IMark95538360"/><text:alphabetical-index-mark-start text:id="IMark95539688"/><text:span text:style-name="T37">database</text:span><text:alphabetical-index-mark-end text:id="IMark95539688"/><text:alphabetical-index-mark-end text:id="IMark95538360"/><text:alphabetical-index-mark-end text:id="IMark95537032"/><text:alphabetical-index-mark-end text:id="IMark92248792"/><text:alphabetical-index-mark-end text:id="IMark92247464"/><text:alphabetical-index-mark-end text:id="IMark92246136"/><text:alphabetical-index-mark-end text:id="IMark98182968"/><text:alphabetical-index-mark-end text:id="IMark98181640"/><text:alphabetical-index-mark-end text:id="IMark98180312"/><text:alphabetical-index-mark-end text:id="IMark93318072"/><text:alphabetical-index-mark-end text:id="IMark72069880"/><text:span text:style-name="T37"> </text:span><text:alphabetical-index-mark-start text:id="IMark92475944"/><text:alphabetical-index-mark-start text:id="IMark92477240"/><text:alphabetical-index-mark-start text:id="IMark92478568"/><text:alphabetical-index-mark-start text:id="IMark92479896"/><text:alphabetical-index-mark-start text:id="IMark101232952"/><text:alphabetical-index-mark-start text:id="IMark101234280"/><text:alphabetical-index-mark-start text:id="IMark101235608"/><text:alphabetical-index-mark-start text:id="IMark96624840"/><text:alphabetical-index-mark-start text:id="IMark96626168"/><text:alphabetical-index-mark-start text:id="IMark96627496"/><text:alphabetical-index-mark-start text:id="IMark97008216"/><text:alphabetical-index-mark-start text:id="IMark96478616"/><text:alphabetical-index-mark-start text:id="IMark96479944"/><text:alphabetical-index-mark-start text:id="IMark96481272"/><text:alphabetical-index-mark-start text:id="IMark96482600"/><text:alphabetical-index-mark-start text:id="IMark92861704"/><text:alphabetical-index-mark-start text:id="IMark92863032"/><text:alphabetical-index-mark-start text:id="IMark92864360"/><text:alphabetical-index-mark-start text:id="IMark97953832"/><text:alphabetical-index-mark-start text:id="IMark97955128"/><text:alphabetical-index-mark-start text:id="IMark97956456"/><text:alphabetical-index-mark-start text:id="IMark97957784"/><text:span text:style-name="T37">system</text:span><text:alphabetical-index-mark-end text:id="IMark97957784"/><text:alphabetical-index-mark-end text:id="IMark97956456"/><text:alphabetical-index-mark-end text:id="IMark97955128"/><text:alphabetical-index-mark-end text:id="IMark97953832"/><text:alphabetical-index-mark-end text:id="IMark92864360"/><text:alphabetical-index-mark-end text:id="IMark92863032"/><text:alphabetical-index-mark-end text:id="IMark92861704"/><text:alphabetical-index-mark-end text:id="IMark96482600"/><text:alphabetical-index-mark-end text:id="IMark96481272"/><text:alphabetical-index-mark-end text:id="IMark96479944"/><text:alphabetical-index-mark-end text:id="IMark96478616"/><text:alphabetical-index-mark-end text:id="IMark97008216"/><text:alphabetical-index-mark-end text:id="IMark96627496"/><text:alphabetical-index-mark-end text:id="IMark96626168"/><text:alphabetical-index-mark-end text:id="IMark96624840"/><text:alphabetical-index-mark-end text:id="IMark101235608"/><text:alphabetical-index-mark-end text:id="IMark101234280"/><text:alphabetical-index-mark-end text:id="IMark101232952"/><text:alphabetical-index-mark-end text:id="IMark92479896"/><text:alphabetical-index-mark-end text:id="IMark92478568"/><text:alphabetical-index-mark-end text:id="IMark92477240"/><text:alphabetical-index-mark-end text:id="IMark92475944"/><text:span text:style-name="T37"> without the complications involved in maintaining a </text:span><text:alphabetical-index-mark-start text:id="IMark95713720"/><text:alphabetical-index-mark-start text:id="IMark96025848"/><text:alphabetical-index-mark-start text:id="IMark96027080"/><text:alphabetical-index-mark-start text:id="IMark96028408"/><text:alphabetical-index-mark-start text:id="IMark96029736"/><text:alphabetical-index-mark-start text:id="IMark92000488"/><text:alphabetical-index-mark-start text:id="IMark92001816"/><text:alphabetical-index-mark-start text:id="IMark92003144"/><text:alphabetical-index-mark-start text:id="IMark97034616"/><text:alphabetical-index-mark-start text:id="IMark97035944"/><text:alphabetical-index-mark-start text:id="IMark97037272"/><text:span text:style-name="T37">server</text:span><text:alphabetical-index-mark-end text:id="IMark97037272"/><text:alphabetical-index-mark-end text:id="IMark97035944"/><text:alphabetical-index-mark-end text:id="IMark97034616"/><text:alphabetical-index-mark-end text:id="IMark92003144"/><text:alphabetical-index-mark-end text:id="IMark92001816"/><text:alphabetical-index-mark-end text:id="IMark92000488"/><text:alphabetical-index-mark-end text:id="IMark96029736"/><text:alphabetical-index-mark-end text:id="IMark96028408"/><text:alphabetical-index-mark-end text:id="IMark96027080"/><text:alphabetical-index-mark-end text:id="IMark96025848"/><text:alphabetical-index-mark-end text:id="IMark95713720"/><text:span text:style-name="T37"> – based alternative such as </text:span><text:alphabetical-index-mark-start text:id="IMark96938024"/><text:alphabetical-index-mark-start text:id="IMark91501912"/><text:alphabetical-index-mark-start text:id="IMark91503240"/><text:alphabetical-index-mark-start text:id="IMark91504568"/><text:alphabetical-index-mark-start text:id="IMark91505896"/><text:alphabetical-index-mark-start text:id="IMark92867416"/><text:alphabetical-index-mark-start text:id="IMark92868744"/><text:alphabetical-index-mark-start text:id="IMark92870072"/><text:alphabetical-index-mark-start text:id="IMark92871112"/><text:alphabetical-index-mark-start text:id="IMark100537320"/><text:alphabetical-index-mark-start text:id="IMark100538648"/><text:span text:style-name="T37">Postgre</text:span><text:alphabetical-index-mark-start text:id="IMark88323080"/><text:alphabetical-index-mark-start text:id="IMark97847496"/><text:alphabetical-index-mark-start text:id="IMark97848824"/><text:alphabetical-index-mark-start text:id="IMark97850152"/><text:alphabetical-index-mark-start text:id="IMark99570616"/><text:alphabetical-index-mark-start text:id="IMark99571944"/><text:alphabetical-index-mark-start text:id="IMark99573272"/><text:alphabetical-index-mark-start text:id="IMark99574600"/><text:alphabetical-index-mark-start text:id="IMark96962584"/><text:alphabetical-index-mark-start text:id="IMark96963912"/><text:alphabetical-index-mark-start text:id="IMark96965240"/><text:alphabetical-index-mark-start text:id="IMark96966568"/><text:alphabetical-index-mark-start text:id="IMark92908536"/><text:alphabetical-index-mark-start text:id="IMark92909864"/><text:alphabetical-index-mark-start text:id="IMark92911192"/><text:alphabetical-index-mark-start text:id="IMark92912520"/><text:alphabetical-index-mark-start text:id="IMark72378280"/><text:alphabetical-index-mark-start text:id="IMark72379608"/><text:alphabetical-index-mark-start text:id="IMark72380936"/><text:alphabetical-index-mark-start text:id="IMark72382264"/><text:alphabetical-index-mark-start text:id="IMark95199496"/><text:alphabetical-index-mark-start text:id="IMark95200824"/><text:span text:style-name="T37">SQL</text:span><text:alphabetical-index-mark-end text:id="IMark95200824"/><text:alphabetical-index-mark-end text:id="IMark95199496"/><text:alphabetical-index-mark-end text:id="IMark72382264"/><text:alphabetical-index-mark-end text:id="IMark72380936"/><text:alphabetical-index-mark-end text:id="IMark72379608"/><text:alphabetical-index-mark-end text:id="IMark72378280"/><text:alphabetical-index-mark-end text:id="IMark92912520"/><text:alphabetical-index-mark-end text:id="IMark92911192"/><text:alphabetical-index-mark-end text:id="IMark92909864"/><text:alphabetical-index-mark-end text:id="IMark92908536"/><text:alphabetical-index-mark-end text:id="IMark96966568"/><text:alphabetical-index-mark-end text:id="IMark96965240"/><text:alphabetical-index-mark-end text:id="IMark96963912"/><text:alphabetical-index-mark-end text:id="IMark96962584"/><text:alphabetical-index-mark-end text:id="IMark99574600"/><text:alphabetical-index-mark-end text:id="IMark99573272"/><text:alphabetical-index-mark-end text:id="IMark99571944"/><text:alphabetical-index-mark-end text:id="IMark99570616"/><text:alphabetical-index-mark-end text:id="IMark97850152"/><text:alphabetical-index-mark-end text:id="IMark97848824"/><text:alphabetical-index-mark-end text:id="IMark97847496"/><text:alphabetical-index-mark-end text:id="IMark88323080"/><text:alphabetical-index-mark-end text:id="IMark100538648"/><text:alphabetical-index-mark-end text:id="IMark100537320"/><text:alphabetical-index-mark-end text:id="IMark92871112"/><text:alphabetical-index-mark-end text:id="IMark92870072"/><text:alphabetical-index-mark-end text:id="IMark92868744"/><text:alphabetical-index-mark-end text:id="IMark92867416"/><text:alphabetical-index-mark-end text:id="IMark91505896"/><text:alphabetical-index-mark-end text:id="IMark91504568"/><text:alphabetical-index-mark-end text:id="IMark91503240"/><text:alphabetical-index-mark-end text:id="IMark91501912"/><text:alphabetical-index-mark-end text:id="IMark96938024"/><text:span text:style-name="T37">, </text:span><text:alphabetical-index-mark-start text:id="IMark99988264"/><text:alphabetical-index-mark-start text:id="IMark95858728"/><text:alphabetical-index-mark-start text:id="IMark95860056"/><text:alphabetical-index-mark-start text:id="IMark95861384"/><text:alphabetical-index-mark-start text:id="IMark95862712"/><text:alphabetical-index-mark-start text:id="IMark97894968"/><text:alphabetical-index-mark-start text:id="IMark97896296"/><text:alphabetical-index-mark-start text:id="IMark97897624"/><text:alphabetical-index-mark-start text:id="IMark97898952"/><text:alphabetical-index-mark-start text:id="IMark72367768"/><text:alphabetical-index-mark-start text:id="IMark72369096"/><text:span text:style-name="T37">My</text:span><text:alphabetical-index-mark-start text:id="IMark72371176"/><text:alphabetical-index-mark-start text:id="IMark72372216"/><text:alphabetical-index-mark-start text:id="IMark95604648"/><text:alphabetical-index-mark-start text:id="IMark95605976"/><text:alphabetical-index-mark-start text:id="IMark95607304"/><text:alphabetical-index-mark-start text:id="IMark92174776"/><text:alphabetical-index-mark-start text:id="IMark92176056"/><text:alphabetical-index-mark-start text:id="IMark92177384"/><text:alphabetical-index-mark-start text:id="IMark92178712"/><text:alphabetical-index-mark-start text:id="IMark92614600"/><text:alphabetical-index-mark-start text:id="IMark92615928"/><text:alphabetical-index-mark-start text:id="IMark92617256"/><text:alphabetical-index-mark-start text:id="IMark92618584"/><text:alphabetical-index-mark-start text:id="IMark97936552"/><text:alphabetical-index-mark-start text:id="IMark97937832"/><text:alphabetical-index-mark-start text:id="IMark97939160"/><text:alphabetical-index-mark-start text:id="IMark97940488"/><text:alphabetical-index-mark-start text:id="IMark97941528"/><text:alphabetical-index-mark-start text:id="IMark96678232"/><text:alphabetical-index-mark-start text:id="IMark96679560"/><text:alphabetical-index-mark-start text:id="IMark96680888"/><text:alphabetical-index-mark-start text:id="IMark72046392"/><text:span text:style-name="T37">sql</text:span><text:alphabetical-index-mark-end text:id="IMark72046392"/><text:alphabetical-index-mark-end text:id="IMark96680888"/><text:alphabetical-index-mark-end text:id="IMark96679560"/><text:alphabetical-index-mark-end text:id="IMark96678232"/><text:alphabetical-index-mark-end text:id="IMark97941528"/><text:alphabetical-index-mark-end text:id="IMark97940488"/><text:alphabetical-index-mark-end text:id="IMark97939160"/><text:alphabetical-index-mark-end text:id="IMark97937832"/><text:alphabetical-index-mark-end text:id="IMark97936552"/><text:alphabetical-index-mark-end text:id="IMark92618584"/><text:alphabetical-index-mark-end text:id="IMark92617256"/><text:alphabetical-index-mark-end text:id="IMark92615928"/><text:alphabetical-index-mark-end text:id="IMark92614600"/><text:alphabetical-index-mark-end text:id="IMark92178712"/><text:alphabetical-index-mark-end text:id="IMark92177384"/><text:alphabetical-index-mark-end text:id="IMark92176056"/><text:alphabetical-index-mark-end text:id="IMark92174776"/><text:alphabetical-index-mark-end text:id="IMark95607304"/><text:alphabetical-index-mark-end text:id="IMark95605976"/><text:alphabetical-index-mark-end text:id="IMark95604648"/><text:alphabetical-index-mark-end text:id="IMark72372216"/><text:alphabetical-index-mark-end text:id="IMark72371176"/><text:alphabetical-index-mark-end text:id="IMark72369096"/><text:alphabetical-index-mark-end text:id="IMark72367768"/><text:alphabetical-index-mark-end text:id="IMark97898952"/><text:alphabetical-index-mark-end text:id="IMark97897624"/><text:alphabetical-index-mark-end text:id="IMark97896296"/><text:alphabetical-index-mark-end text:id="IMark97894968"/><text:alphabetical-index-mark-end text:id="IMark95862712"/><text:alphabetical-index-mark-end text:id="IMark95861384"/><text:alphabetical-index-mark-end text:id="IMark95860056"/><text:alphabetical-index-mark-end text:id="IMark95858728"/><text:alphabetical-index-mark-end text:id="IMark99988264"/><text:span text:style-name="T37"> or </text:span><text:alphabetical-index-mark-start text:id="IMark91054824"/><text:alphabetical-index-mark-start text:id="IMark91056152"/><text:alphabetical-index-mark-start text:id="IMark91057480"/><text:alphabetical-index-mark-start text:id="IMark101339384"/><text:alphabetical-index-mark-start text:id="IMark97076568"/><text:alphabetical-index-mark-start text:id="IMark97077896"/><text:alphabetical-index-mark-start text:id="IMark97079224"/><text:alphabetical-index-mark-start text:id="IMark97080552"/><text:alphabetical-index-mark-start text:id="IMark96330280"/><text:alphabetical-index-mark-start text:id="IMark96331608"/><text:alphabetical-index-mark-start text:id="IMark96332936"/><text:span text:style-name="T37">MariaDB</text:span><text:alphabetical-index-mark-end text:id="IMark96332936"/><text:alphabetical-index-mark-end text:id="IMark96331608"/><text:alphabetical-index-mark-end text:id="IMark96330280"/><text:alphabetical-index-mark-end text:id="IMark97080552"/><text:alphabetical-index-mark-end text:id="IMark97079224"/><text:alphabetical-index-mark-end text:id="IMark97077896"/><text:alphabetical-index-mark-end text:id="IMark97076568"/><text:alphabetical-index-mark-end text:id="IMark101339384"/><text:alphabetical-index-mark-end text:id="IMark91057480"/><text:alphabetical-index-mark-end text:id="IMark91056152"/><text:alphabetical-index-mark-end text:id="IMark91054824"/>.</text:p>
      <text:p text:style-name="P10"/>
      <text:p text:style-name="P21">Recently I have been developing a 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2700888"/>dataset<text:alphabetical-index-mark-end text:id="IMark92700888"/><text:alphabetical-index-mark-end text:id="IMark88251960"/><text:alphabetical-index-mark-end text:id="IMark101392936"/><text:alphabetical-index-mark-end text:id="IMark101397992"/><text:alphabetical-index-mark-end text:id="IMark90386520"/><text:alphabetical-index-mark-end text:id="IMark101405704"/>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81532696"/> based on a <text:alphabetical-index-mark-start text:id="IMark97844472"/><text:alphabetical-index-mark-start text:id="IMark101289224"/><text:alphabetical-index-mark-start text:id="IMark93361752"/><text:alphabetical-index-mark-start text:id="IMark92340664"/><text:alphabetical-index-mark-start text:id="IMark95779336"/><text:alphabetical-index-mark-start text:id="IMark79559080"/><text:alphabetical-index-mark-start text:id="IMark101410760"/><text:alphabetical-index-mark-start text:id="IMark79540824"/><text:alphabetical-index-mark-start text:id="IMark91631160"/><text:alphabetical-index-mark-start text:id="IMark96336456"/><text:alphabetical-index-mark-start text:id="IMark101408232"/><text:alphabetical-index-mark-start text:id="IMark101324488"/><text:alphabetical-index-mark-start text:id="IMark95510040"/><text:alphabetical-index-mark-start text:id="IMark79257688"/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<text:alphabetical-index-mark-start text:id="IMark92453096"/><text:alphabetical-index-mark-start text:id="IMark95909736"/><text:alphabetical-index-mark-start text:id="IMark100030600"/><text:alphabetical-index-mark-start text:id="IMark99233864"/><text:alphabetical-index-mark-start text:id="IMark93147208"/><text:alphabetical-index-mark-start text:id="IMark95929752"/><text:alphabetical-index-mark-start text:id="IMark91570984"/><text:alphabetical-index-mark-start text:id="IMark72314024"/><text:alphabetical-index-mark-start text:id="IMark92472568"/>Sql<text:alphabetical-index-mark-end text:id="IMark92472568"/><text:alphabetical-index-mark-end text:id="IMark72314024"/><text:alphabetical-index-mark-end text:id="IMark91570984"/><text:alphabetical-index-mark-end text:id="IMark95929752"/><text:alphabetical-index-mark-end text:id="IMark93147208"/><text:alphabetical-index-mark-end text:id="IMark99233864"/><text:alphabetical-index-mark-end text:id="IMark100030600"/><text:alphabetical-index-mark-end text:id="IMark95909736"/><text:alphabetical-index-mark-end text:id="IMark92453096"/>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alphabetical-index-mark-end text:id="IMark79257688"/><text:alphabetical-index-mark-end text:id="IMark95510040"/><text:alphabetical-index-mark-end text:id="IMark101324488"/>ite<text:alphabetical-index-mark-end text:id="IMark101408232"/><text:alphabetical-index-mark-end text:id="IMark96336456"/><text:alphabetical-index-mark-end text:id="IMark91631160"/><text:alphabetical-index-mark-end text:id="IMark79540824"/><text:alphabetical-index-mark-end text:id="IMark101410760"/><text:alphabetical-index-mark-end text:id="IMark79559080"/><text:alphabetical-index-mark-end text:id="IMark95779336"/><text:alphabetical-index-mark-end text:id="IMark92340664"/><text:alphabetical-index-mark-end text:id="IMark93361752"/><text:alphabetical-index-mark-end text:id="IMark101289224"/><text:alphabetical-index-mark-end text:id="IMark97844472"/>3 <text:alphabetical-index-mark-start text:id="IMark93175128"/><text:alphabetical-index-mark-start text:id="IMark92836440"/><text:alphabetical-index-mark-start text:id="IMark81548248"/><text:alphabetical-index-mark-start text:id="IMark96857128"/><text:alphabetical-index-mark-start text:id="IMark101259912"/><text:alphabetical-index-mark-start text:id="IMark101245688"/><text:alphabetical-index-mark-start text:id="IMark96935304"/><text:alphabetical-index-mark-start text:id="IMark97106184"/><text:alphabetical-index-mark-start text:id="IMark97103928"/><text:alphabetical-index-mark-start text:id="IMark97038888"/><text:alphabetical-index-mark-start text:id="IMark100540264"/>database<text:alphabetical-index-mark-end text:id="IMark100540264"/><text:alphabetical-index-mark-end text:id="IMark97038888"/><text:alphabetical-index-mark-end text:id="IMark97103928"/><text:alphabetical-index-mark-end text:id="IMark97106184"/><text:alphabetical-index-mark-end text:id="IMark96935304"/><text:alphabetical-index-mark-end text:id="IMark101245688"/><text:alphabetical-index-mark-end text:id="IMark101259912"/><text:alphabetical-index-mark-end text:id="IMark96857128"/><text:alphabetical-index-mark-end text:id="IMark81548248"/><text:alphabetical-index-mark-end text:id="IMark92836440"/><text:alphabetical-index-mark-end text:id="IMark93175128"/>. Being a <text:alphabetical-index-mark-start text:id="IMark95203192"/><text:alphabetical-index-mark-start text:id="IMark72370712"/><text:alphabetical-index-mark-start text:id="IMark92068248"/><text:alphabetical-index-mark-start text:id="IMark92065992"/><text:alphabetical-index-mark-start text:id="IMark98487336"/><text:alphabetical-index-mark-start text:id="IMark98485080"/><text:alphabetical-index-mark-start text:id="IMark99279000"/><text:alphabetical-index-mark-start text:id="IMark99276744"/><text:alphabetical-index-mark-start text:id="IMark97478968"/><text:alphabetical-index-mark-start text:id="IMark97475432"/><text:alphabetical-index-mark-start text:id="IMark89269624"/>relational<text:alphabetical-index-mark-end text:id="IMark89269624"/><text:alphabetical-index-mark-end text:id="IMark97475432"/><text:alphabetical-index-mark-end text:id="IMark97478968"/><text:alphabetical-index-mark-end text:id="IMark99276744"/><text:alphabetical-index-mark-end text:id="IMark99279000"/><text:alphabetical-index-mark-end text:id="IMark98485080"/><text:alphabetical-index-mark-end text:id="IMark98487336"/><text:alphabetical-index-mark-end text:id="IMark92065992"/><text:alphabetical-index-mark-end text:id="IMark92068248"/><text:alphabetical-index-mark-end text:id="IMark72370712"/><text:alphabetical-index-mark-end text:id="IMark95203192"/> <text:alphabetical-index-mark-start text:id="IMark72394440"/><text:alphabetical-index-mark-start text:id="IMark72620120"/><text:alphabetical-index-mark-start text:id="IMark97958072"/><text:alphabetical-index-mark-start text:id="IMark97019096"/><text:alphabetical-index-mark-start text:id="IMark93276152"/><text:alphabetical-index-mark-start text:id="IMark95930424"/><text:alphabetical-index-mark-start text:id="IMark98488088"/><text:alphabetical-index-mark-start text:id="IMark79534728"/><text:alphabetical-index-mark-start text:id="IMark98479112"/><text:alphabetical-index-mark-start text:id="IMark98183432"/><text:alphabetical-index-mark-start text:id="IMark99363208"/><text:alphabetical-index-mark-start text:id="IMark91565720"/><text:alphabetical-index-mark-start text:id="IMark91977912"/><text:alphabetical-index-mark-start text:id="IMark100033784"/><text:alphabetical-index-mark-start text:id="IMark99231864"/><text:alphabetical-index-mark-start text:id="IMark91979464"/><text:alphabetical-index-mark-start text:id="IMark92729032"/><text:alphabetical-index-mark-start text:id="IMark97494312"/><text:alphabetical-index-mark-start text:id="IMark88724552"/><text:alphabetical-index-mark-start text:id="IMark90619976"/><text:alphabetical-index-mark-start text:id="IMark99054952"/><text:alphabetical-index-mark-start text:id="IMark91945976"/>system<text:alphabetical-index-mark-end text:id="IMark91945976"/><text:alphabetical-index-mark-end text:id="IMark99054952"/><text:alphabetical-index-mark-end text:id="IMark90619976"/><text:alphabetical-index-mark-end text:id="IMark88724552"/><text:alphabetical-index-mark-end text:id="IMark97494312"/><text:alphabetical-index-mark-end text:id="IMark92729032"/><text:alphabetical-index-mark-end text:id="IMark91979464"/><text:alphabetical-index-mark-end text:id="IMark99231864"/><text:alphabetical-index-mark-end text:id="IMark100033784"/><text:alphabetical-index-mark-end text:id="IMark91977912"/><text:alphabetical-index-mark-end text:id="IMark91565720"/><text:alphabetical-index-mark-end text:id="IMark99363208"/><text:alphabetical-index-mark-end text:id="IMark98183432"/><text:alphabetical-index-mark-end text:id="IMark98479112"/><text:alphabetical-index-mark-end text:id="IMark79534728"/><text:alphabetical-index-mark-end text:id="IMark98488088"/><text:alphabetical-index-mark-end text:id="IMark95930424"/><text:alphabetical-index-mark-end text:id="IMark93276152"/><text:alphabetical-index-mark-end text:id="IMark97019096"/><text:alphabetical-index-mark-end text:id="IMark97958072"/><text:alphabetical-index-mark-end text:id="IMark72620120"/><text:alphabetical-index-mark-end text:id="IMark72394440"/>, <text:alphabetical-index-mark-start text:id="IMark92775304"/><text:alphabetical-index-mark-start text:id="IMark101232472"/><text:alphabetical-index-mark-start text:id="IMark101232568"/><text:alphabetical-index-mark-start text:id="IMark100536840"/><text:alphabetical-index-mark-start text:id="IMark100536936"/><text:alphabetical-index-mark-start text:id="IMark97075624"/><text:alphabetical-index-mark-start text:id="IMark100036136"/><text:alphabetical-index-mark-start text:id="IMark101263336"/><text:alphabetical-index-mark-start text:id="IMark96084376"/><text:alphabetical-index-mark-start text:id="IMark50696584"/><text:alphabetical-index-mark-start text:id="IMark50698312"/>dataset<text:alphabetical-index-mark-end text:id="IMark50698312"/><text:alphabetical-index-mark-end text:id="IMark50696584"/><text:alphabetical-index-mark-end text:id="IMark96084376"/><text:alphabetical-index-mark-end text:id="IMark101263336"/><text:alphabetical-index-mark-end text:id="IMark100036136"/><text:alphabetical-index-mark-end text:id="IMark97075624"/><text:alphabetical-index-mark-end text:id="IMark100536936"/><text:alphabetical-index-mark-end text:id="IMark100536840"/><text:alphabetical-index-mark-end text:id="IMark101232568"/><text:alphabetical-index-mark-end text:id="IMark101232472"/><text:alphabetical-index-mark-end text:id="IMark92775304"/>s constructed using <text:alphabetical-index-mark-start text:id="IMark92476232"/><text:alphabetical-index-mark-start text:id="IMark91230968"/><text:alphabetical-index-mark-start text:id="IMark91697864"/><text:alphabetical-index-mark-start text:id="IMark91700328"/><text:alphabetical-index-mark-start text:id="IMark97016856"/><text:alphabetical-index-mark-start text:id="IMark97018424"/><text:alphabetical-index-mark-start text:id="IMark92251128"/><text:alphabetical-index-mark-start text:id="IMark92252408"/><text:alphabetical-index-mark-start text:id="IMark92253976"/><text:alphabetical-index-mark-start text:id="IMark93275288"/><text:alphabetical-index-mark-start text:id="IMark97236984"/><text:alphabetical-index-mark-start text:id="IMark97238552"/><text:alphabetical-index-mark-start text:id="IMark72393576"/><text:alphabetical-index-mark-start text:id="IMark91507704"/><text:alphabetical-index-mark-start text:id="IMark91509272"/><text:alphabetical-index-mark-start text:id="IMark93180072"/><text:alphabetical-index-mark-start text:id="IMark93181352"/><text:alphabetical-index-mark-start text:id="IMark96896680"/><text:alphabetical-index-mark-start text:id="IMark98474488"/><text:alphabetical-index-mark-start text:id="IMark98475768"/><text:alphabetical-index-mark-start text:id="IMark100520664"/><text:alphabetical-index-mark-start text:id="IMark100523128"/><text:alphabetical-index-mark-start text:id="IMark95846712"/><text:alphabetical-index-mark-start text:id="IMark95848280"/><text:alphabetical-index-mark-start text:id="IMark96600936"/><text:alphabetical-index-mark-start text:id="IMark101265016"/><text:alphabetical-index-mark-start text:id="IMark101252600"/><text:alphabetical-index-mark-start text:id="IMark101272200"/><text:alphabetical-index-mark-start text:id="IMark91844296"/><text:alphabetical-index-mark-start text:id="IMark96709304"/><text:alphabetical-index-mark-start text:id="IMark96486120"/><text:alphabetical-index-mark-start text:id="IMark96487400"/><text:alphabetical-index-mark-start text:id="IMark95881256"/>Sql<text:alphabetical-index-mark-end text:id="IMark95881256"/><text:alphabetical-index-mark-end text:id="IMark96487400"/><text:alphabetical-index-mark-end text:id="IMark96486120"/><text:alphabetical-index-mark-end text:id="IMark96709304"/><text:alphabetical-index-mark-end text:id="IMark91844296"/><text:alphabetical-index-mark-end text:id="IMark101272200"/><text:alphabetical-index-mark-end text:id="IMark101252600"/><text:alphabetical-index-mark-end text:id="IMark101265016"/><text:alphabetical-index-mark-end text:id="IMark96600936"/><text:alphabetical-index-mark-end text:id="IMark95848280"/><text:alphabetical-index-mark-end text:id="IMark95846712"/><text:alphabetical-index-mark-end text:id="IMark100523128"/><text:alphabetical-index-mark-end text:id="IMark100520664"/><text:alphabetical-index-mark-end text:id="IMark98475768"/><text:alphabetical-index-mark-end text:id="IMark98474488"/><text:alphabetical-index-mark-end text:id="IMark96896680"/><text:alphabetical-index-mark-end text:id="IMark93181352"/><text:alphabetical-index-mark-end text:id="IMark93180072"/><text:alphabetical-index-mark-end text:id="IMark91509272"/><text:alphabetical-index-mark-end text:id="IMark91507704"/><text:alphabetical-index-mark-end text:id="IMark72393576"/><text:alphabetical-index-mark-end text:id="IMark97238552"/>ite<text:alphabetical-index-mark-end text:id="IMark97236984"/><text:alphabetical-index-mark-end text:id="IMark93275288"/><text:alphabetical-index-mark-end text:id="IMark92253976"/><text:alphabetical-index-mark-end text:id="IMark92252408"/><text:alphabetical-index-mark-end text:id="IMark92251128"/><text:alphabetical-index-mark-end text:id="IMark97018424"/><text:alphabetical-index-mark-end text:id="IMark97016856"/><text:alphabetical-index-mark-end text:id="IMark91700328"/><text:alphabetical-index-mark-end text:id="IMark91697864"/><text:alphabetical-index-mark-end text:id="IMark91230968"/><text:alphabetical-index-mark-end text:id="IMark92476232"/>3 are far better <text:span text:style-name="T37">to </text:span><text:alphabetical-index-mark-start text:id="IMark92780984"/><text:alphabetical-index-mark-start text:id="IMark96479320"/><text:alphabetical-index-mark-start text:id="IMark96480888"/><text:alphabetical-index-mark-start text:id="IMark92862456"/><text:alphabetical-index-mark-start text:id="IMark92863736"/><text:alphabetical-index-mark-start text:id="IMark97956072"/><text:alphabetical-index-mark-start text:id="IMark96027832"/><text:alphabetical-index-mark-start text:id="IMark96029112"/><text:alphabetical-index-mark-start text:id="IMark92001432"/><text:alphabetical-index-mark-start text:id="IMark92003896"/><text:alphabetical-index-mark-start text:id="IMark97036648"/><text:span text:style-name="T37">handle</text:span><text:alphabetical-index-mark-end text:id="IMark97036648"/><text:alphabetical-index-mark-end text:id="IMark92003896"/><text:alphabetical-index-mark-end text:id="IMark92001432"/><text:alphabetical-index-mark-end text:id="IMark96029112"/><text:alphabetical-index-mark-end text:id="IMark96027832"/><text:alphabetical-index-mark-end text:id="IMark97956072"/><text:alphabetical-index-mark-end text:id="IMark92863736"/><text:alphabetical-index-mark-end text:id="IMark92862456"/><text:alphabetical-index-mark-end text:id="IMark96480888"/><text:alphabetical-index-mark-end text:id="IMark96479320"/><text:alphabetical-index-mark-end text:id="IMark92780984"/><text:span text:style-name="T37"> and to safely keep data </text:span>than <text:alphabetical-index-mark-start text:id="IMark97038216"/><text:alphabetical-index-mark-start text:id="IMark99574024"/><text:alphabetical-index-mark-start text:id="IMark96963528"/><text:alphabetical-index-mark-start text:id="IMark96965992"/><text:alphabetical-index-mark-start text:id="IMark92909240"/><text:alphabetical-index-mark-start text:id="IMark92910808"/><text:alphabetical-index-mark-start text:id="IMark72379032"/><text:alphabetical-index-mark-start text:id="IMark72380312"/><text:alphabetical-index-mark-start text:id="IMark72381880"/><text:alphabetical-index-mark-start text:id="IMark95201576"/><text:alphabetical-index-mark-start text:id="IMark95859432"/>common<text:alphabetical-index-mark-end text:id="IMark95859432"/><text:alphabetical-index-mark-end text:id="IMark95201576"/><text:alphabetical-index-mark-end text:id="IMark72381880"/><text:alphabetical-index-mark-end text:id="IMark72380312"/><text:alphabetical-index-mark-end text:id="IMark72379032"/><text:alphabetical-index-mark-end text:id="IMark92910808"/><text:alphabetical-index-mark-end text:id="IMark92909240"/><text:alphabetical-index-mark-end text:id="IMark96965992"/><text:alphabetical-index-mark-end text:id="IMark96963528"/><text:alphabetical-index-mark-end text:id="IMark99574024"/><text:alphabetical-index-mark-end text:id="IMark97038216"/> flat <text:alphabetical-index-mark-start text:id="IMark95861000"/><text:alphabetical-index-mark-start text:id="IMark92615352"/><text:alphabetical-index-mark-start text:id="IMark92616632"/><text:alphabetical-index-mark-start text:id="IMark92618200"/><text:alphabetical-index-mark-start text:id="IMark97939912"/><text:alphabetical-index-mark-start text:id="IMark96678936"/><text:alphabetical-index-mark-start text:id="IMark96680504"/><text:alphabetical-index-mark-start text:id="IMark91056904"/><text:alphabetical-index-mark-start text:id="IMark91058184"/><text:alphabetical-index-mark-start text:id="IMark97077512"/><text:alphabetical-index-mark-start text:id="IMark97079976"/>file<text:alphabetical-index-mark-end text:id="IMark97079976"/><text:alphabetical-index-mark-end text:id="IMark97077512"/><text:alphabetical-index-mark-end text:id="IMark91058184"/><text:alphabetical-index-mark-end text:id="IMark91056904"/><text:alphabetical-index-mark-end text:id="IMark96680504"/><text:alphabetical-index-mark-end text:id="IMark96678936"/><text:alphabetical-index-mark-end text:id="IMark97939912"/><text:alphabetical-index-mark-end text:id="IMark92618200"/><text:alphabetical-index-mark-end text:id="IMark92616632"/><text:alphabetical-index-mark-end text:id="IMark92615352"/><text:alphabetical-index-mark-end text:id="IMark95861000"/> <text:alphabetical-index-mark-start text:id="IMark72371880"/><text:alphabetical-index-mark-start text:id="IMark97941240"/><text:alphabetical-index-mark-start text:id="IMark91887176"/><text:alphabetical-index-mark-start text:id="IMark92468952"/><text:alphabetical-index-mark-start text:id="IMark97850856"/><text:alphabetical-index-mark-start text:id="IMark96681592"/><text:alphabetical-index-mark-start text:id="IMark96991400"/><text:alphabetical-index-mark-start text:id="IMark98436008"/><text:alphabetical-index-mark-start text:id="IMark97952936"/><text:alphabetical-index-mark-start text:id="IMark92249496"/><text:alphabetical-index-mark-start text:id="IMark92698040"/>format<text:alphabetical-index-mark-end text:id="IMark92698040"/><text:alphabetical-index-mark-end text:id="IMark92249496"/><text:alphabetical-index-mark-end text:id="IMark97952936"/><text:alphabetical-index-mark-end text:id="IMark98436008"/><text:alphabetical-index-mark-end text:id="IMark96991400"/><text:alphabetical-index-mark-end text:id="IMark96681592"/><text:alphabetical-index-mark-end text:id="IMark97850856"/><text:alphabetical-index-mark-end text:id="IMark92468952"/><text:alphabetical-index-mark-end text:id="IMark91887176"/><text:alphabetical-index-mark-end text:id="IMark97941240"/><text:alphabetical-index-mark-end text:id="IMark72371880"/>s used for <text:alphabetical-index-mark-start text:id="IMark99839624"/><text:alphabetical-index-mark-start text:id="IMark99840888"/><text:alphabetical-index-mark-start text:id="IMark92359288"/><text:alphabetical-index-mark-start text:id="IMark92360616"/><text:alphabetical-index-mark-start text:id="IMark92361944"/><text:alphabetical-index-mark-start text:id="IMark92363800"/><text:alphabetical-index-mark-start text:id="IMark97345208"/><text:alphabetical-index-mark-start text:id="IMark97346536"/><text:alphabetical-index-mark-start text:id="IMark97347864"/><text:alphabetical-index-mark-start text:id="IMark97349192"/><text:alphabetical-index-mark-start text:id="IMark93288808"/>dataset<text:alphabetical-index-mark-end text:id="IMark93288808"/><text:alphabetical-index-mark-end text:id="IMark97349192"/><text:alphabetical-index-mark-end text:id="IMark97347864"/><text:alphabetical-index-mark-end text:id="IMark97346536"/><text:alphabetical-index-mark-end text:id="IMark97345208"/><text:alphabetical-index-mark-end text:id="IMark92363800"/><text:alphabetical-index-mark-end text:id="IMark92361944"/><text:alphabetical-index-mark-end text:id="IMark92360616"/><text:alphabetical-index-mark-end text:id="IMark92359288"/><text:alphabetical-index-mark-end text:id="IMark99840888"/><text:alphabetical-index-mark-end text:id="IMark99839624"/> creation, not to mention the fact that data scientists usually spend more time preparing the data from a conventional <text:alphabetical-index-mark-start text:id="IMark92685880"/><text:alphabetical-index-mark-start text:id="IMark95823432"/><text:alphabetical-index-mark-start text:id="IMark95824728"/><text:alphabetical-index-mark-start text:id="IMark95826056"/><text:alphabetical-index-mark-start text:id="IMark95827384"/><text:alphabetical-index-mark-start text:id="IMark95828712"/><text:alphabetical-index-mark-start text:id="IMark91848344"/><text:alphabetical-index-mark-start text:id="IMark91849672"/><text:alphabetical-index-mark-start text:id="IMark91851000"/><text:alphabetical-index-mark-start text:id="IMark91852328"/><text:alphabetical-index-mark-start text:id="IMark99312632"/>dataset<text:alphabetical-index-mark-end text:id="IMark99312632"/><text:alphabetical-index-mark-end text:id="IMark91852328"/><text:alphabetical-index-mark-end text:id="IMark91851000"/><text:alphabetical-index-mark-end text:id="IMark91849672"/><text:alphabetical-index-mark-end text:id="IMark91848344"/><text:alphabetical-index-mark-end text:id="IMark95828712"/><text:alphabetical-index-mark-end text:id="IMark95827384"/><text:alphabetical-index-mark-end text:id="IMark95826056"/><text:alphabetical-index-mark-end text:id="IMark95824728"/><text:alphabetical-index-mark-end text:id="IMark95823432"/><text:alphabetical-index-mark-end text:id="IMark92685880"/> than actually using the data to do the actual research.</text:p>
      <text:p text:style-name="P21"/>
      <text:p text:style-name="P21">In this regard, <text:alphabetical-index-mark-start text:id="IMark93361752"/><text:alphabetical-index-mark-start text:id="IMark92340664"/><text:alphabetical-index-mark-start text:id="IMark95779336"/><text:alphabetical-index-mark-start text:id="IMark79559080"/><text:alphabetical-index-mark-start text:id="IMark101410760"/><text:alphabetical-index-mark-start text:id="IMark79540824"/><text:alphabetical-index-mark-start text:id="IMark91631160"/><text:alphabetical-index-mark-start text:id="IMark96336456"/><text:alphabetical-index-mark-start text:id="IMark101408232"/><text:alphabetical-index-mark-start text:id="IMark101324488"/><text:alphabetical-index-mark-start text:id="IMark95510040"/><text:alphabetical-index-mark-start text:id="IMark79257688"/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SQL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alphabetical-index-mark-end text:id="IMark79257688"/><text:alphabetical-index-mark-end text:id="IMark95510040"/><text:alphabetical-index-mark-end text:id="IMark101324488"/><text:alphabetical-index-mark-end text:id="IMark101408232"/><text:alphabetical-index-mark-end text:id="IMark96336456"/><text:alphabetical-index-mark-end text:id="IMark91631160"/><text:alphabetical-index-mark-end text:id="IMark79540824"/><text:alphabetical-index-mark-end text:id="IMark101410760"/><text:alphabetical-index-mark-end text:id="IMark79559080"/><text:alphabetical-index-mark-end text:id="IMark95779336"/><text:alphabetical-index-mark-end text:id="IMark92340664"/><text:alphabetical-index-mark-end text:id="IMark93361752"/> offers several <text:alphabetical-index-mark-start text:id="IMark92453096"/>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alphabetical-index-mark-start text:id="IMark90386520"/><text:alphabetical-index-mark-start text:id="IMark101397992"/><text:alphabetical-index-mark-start text:id="IMark101392936"/><text:alphabetical-index-mark-start text:id="IMark88251960"/>advantage<text:alphabetical-index-mark-end text:id="IMark88251960"/><text:alphabetical-index-mark-end text:id="IMark101392936"/><text:alphabetical-index-mark-end text:id="IMark101397992"/><text:alphabetical-index-mark-end text:id="IMark90386520"/><text:alphabetical-index-mark-end text:id="IMark101405704"/>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81532696"/><text:alphabetical-index-mark-end text:id="IMark92453096"/>s over <text:alphabetical-index-mark-start text:id="IMark92700888"/><text:alphabetical-index-mark-start text:id="IMark101289224"/><text:alphabetical-index-mark-start text:id="IMark97844472"/><text:alphabetical-index-mark-start text:id="IMark97850472"/><text:alphabetical-index-mark-start text:id="IMark72371496"/><text:alphabetical-index-mark-start text:id="IMark91057800"/><text:alphabetical-index-mark-start text:id="IMark92177704"/><text:alphabetical-index-mark-start text:id="IMark95859048"/><text:alphabetical-index-mark-start text:id="IMark92686200"/><text:alphabetical-index-mark-start text:id="IMark99477880"/><text:alphabetical-index-mark-start text:id="IMark97778296"/>tool<text:alphabetical-index-mark-end text:id="IMark97778296"/><text:alphabetical-index-mark-end text:id="IMark99477880"/><text:alphabetical-index-mark-end text:id="IMark92686200"/><text:alphabetical-index-mark-end text:id="IMark95859048"/><text:alphabetical-index-mark-end text:id="IMark92177704"/><text:alphabetical-index-mark-end text:id="IMark91057800"/><text:alphabetical-index-mark-end text:id="IMark72371496"/><text:alphabetical-index-mark-end text:id="IMark97850472"/><text:alphabetical-index-mark-end text:id="IMark97844472"/><text:alphabetical-index-mark-end text:id="IMark101289224"/><text:alphabetical-index-mark-end text:id="IMark92700888"/>s used for flat <text:alphabetical-index-mark-start text:id="IMark92449912"/><text:alphabetical-index-mark-start text:id="IMark91990168"/><text:alphabetical-index-mark-start text:id="IMark97059496"/><text:alphabetical-index-mark-start text:id="IMark97056376"/><text:alphabetical-index-mark-start text:id="IMark96994472"/><text:alphabetical-index-mark-start text:id="IMark97028008"/><text:alphabetical-index-mark-start text:id="IMark89265352"/><text:alphabetical-index-mark-start text:id="IMark96900296"/><text:alphabetical-index-mark-start text:id="IMark101239784"/><text:alphabetical-index-mark-start text:id="IMark101256824"/><text:alphabetical-index-mark-start text:id="IMark96867992"/>file<text:alphabetical-index-mark-end text:id="IMark96867992"/><text:alphabetical-index-mark-end text:id="IMark101256824"/><text:alphabetical-index-mark-end text:id="IMark101239784"/><text:alphabetical-index-mark-end text:id="IMark96900296"/><text:alphabetical-index-mark-end text:id="IMark89265352"/><text:alphabetical-index-mark-end text:id="IMark97028008"/><text:alphabetical-index-mark-end text:id="IMark96994472"/><text:alphabetical-index-mark-end text:id="IMark97056376"/><text:alphabetical-index-mark-end text:id="IMark97059496"/><text:alphabetical-index-mark-end text:id="IMark91990168"/><text:alphabetical-index-mark-end text:id="IMark92449912"/>s, plus, data integrity is better on <text:alphabetical-index-mark-start text:id="IMark100028264"/><text:alphabetical-index-mark-start text:id="IMark95907400"/><text:alphabetical-index-mark-start text:id="IMark90626888"/><text:alphabetical-index-mark-start text:id="IMark92858904"/><text:alphabetical-index-mark-start text:id="IMark92067496"/><text:alphabetical-index-mark-start text:id="IMark98484328"/><text:alphabetical-index-mark-start text:id="IMark97476936"/><text:alphabetical-index-mark-start text:id="IMark98311352"/><text:alphabetical-index-mark-start text:id="IMark97022808"/><text:alphabetical-index-mark-start text:id="IMark93384296"/><text:alphabetical-index-mark-start text:id="IMark96937560"/>relational<text:alphabetical-index-mark-end text:id="IMark96937560"/><text:alphabetical-index-mark-end text:id="IMark93384296"/><text:alphabetical-index-mark-end text:id="IMark97022808"/><text:alphabetical-index-mark-end text:id="IMark98311352"/><text:alphabetical-index-mark-end text:id="IMark97476936"/><text:alphabetical-index-mark-end text:id="IMark98484328"/><text:alphabetical-index-mark-end text:id="IMark92067496"/><text:alphabetical-index-mark-end text:id="IMark92858904"/><text:alphabetical-index-mark-end text:id="IMark90626888"/><text:alphabetical-index-mark-end text:id="IMark95907400"/><text:alphabetical-index-mark-end text:id="IMark100028264"/> <text:alphabetical-index-mark-start text:id="IMark97228264"/><text:alphabetical-index-mark-start text:id="IMark97226008"/><text:alphabetical-index-mark-start text:id="IMark97223752"/><text:alphabetical-index-mark-start text:id="IMark99315000"/><text:alphabetical-index-mark-start text:id="IMark92684664"/><text:alphabetical-index-mark-start text:id="IMark92682408"/><text:alphabetical-index-mark-start text:id="IMark95255384"/><text:alphabetical-index-mark-start text:id="IMark95253128"/><text:alphabetical-index-mark-start text:id="IMark97344744"/><text:alphabetical-index-mark-start text:id="IMark99838408"/><text:alphabetical-index-mark-start text:id="IMark99836152"/>database<text:alphabetical-index-mark-end text:id="IMark99836152"/><text:alphabetical-index-mark-end text:id="IMark99838408"/><text:alphabetical-index-mark-end text:id="IMark97344744"/><text:alphabetical-index-mark-end text:id="IMark95253128"/><text:alphabetical-index-mark-end text:id="IMark95255384"/><text:alphabetical-index-mark-end text:id="IMark92682408"/><text:alphabetical-index-mark-end text:id="IMark92684664"/><text:alphabetical-index-mark-end text:id="IMark99315000"/><text:alphabetical-index-mark-end text:id="IMark97223752"/><text:alphabetical-index-mark-end text:id="IMark97226008"/><text:alphabetical-index-mark-end text:id="IMark97228264"/>s. <text:span text:style-name="T17">However, </text:span><text:alphabetical-index-mark-start text:id="IMark72382552"/><text:alphabetical-index-mark-start text:id="IMark72382648"/><text:alphabetical-index-mark-start text:id="IMark96991688"/><text:alphabetical-index-mark-start text:id="IMark91852616"/><text:alphabetical-index-mark-start text:id="IMark91978376"/><text:alphabetical-index-mark-start text:id="IMark92698504"/><text:alphabetical-index-mark-start text:id="IMark100034792"/><text:alphabetical-index-mark-start text:id="IMark92729320"/><text:alphabetical-index-mark-start text:id="IMark92450952"/><text:alphabetical-index-mark-start text:id="IMark91985368"/><text:alphabetical-index-mark-start text:id="IMark95714296"/><text:alphabetical-index-mark-start text:id="IMark72065928"/><text:alphabetical-index-mark-start text:id="IMark96866296"/><text:alphabetical-index-mark-start text:id="IMark96484712"/><text:alphabetical-index-mark-start text:id="IMark101270792"/><text:alphabetical-index-mark-start text:id="IMark95845352"/><text:alphabetical-index-mark-start text:id="IMark93178664"/><text:alphabetical-index-mark-start text:id="IMark93272552"/><text:alphabetical-index-mark-start text:id="IMark97015496"/><text:alphabetical-index-mark-start text:id="IMark93150712"/><text:alphabetical-index-mark-start text:id="IMark97075912"/><text:alphabetical-index-mark-start text:id="IMark95603992"/><text:alphabetical-index-mark-start text:id="IMark92452120"/><text:alphabetical-index-mark-start text:id="IMark91397112"/><text:alphabetical-index-mark-start text:id="IMark91397416"/><text:alphabetical-index-mark-start text:id="IMark97477976"/><text:alphabetical-index-mark-start text:id="IMark92175352"/><text:alphabetical-index-mark-start text:id="IMark101339384"/><text:alphabetical-index-mark-start text:id="IMark97052216"/><text:alphabetical-index-mark-start text:id="IMark101320536"/><text:alphabetical-index-mark-start text:id="IMark97235560"/><text:alphabetical-index-mark-start text:id="IMark92528184"/><text:alphabetical-index-mark-start text:id="IMark99317256"/><text:span text:style-name="T17">Sql</text:span><text:alphabetical-index-mark-end text:id="IMark99317256"/><text:alphabetical-index-mark-end text:id="IMark92528184"/><text:alphabetical-index-mark-end text:id="IMark97235560"/><text:alphabetical-index-mark-end text:id="IMark101320536"/><text:alphabetical-index-mark-end text:id="IMark97052216"/><text:alphabetical-index-mark-end text:id="IMark101339384"/><text:alphabetical-index-mark-end text:id="IMark92175352"/><text:alphabetical-index-mark-end text:id="IMark97477976"/><text:alphabetical-index-mark-end text:id="IMark91397416"/><text:alphabetical-index-mark-end text:id="IMark91397112"/><text:alphabetical-index-mark-end text:id="IMark92452120"/><text:alphabetical-index-mark-end text:id="IMark95603992"/><text:alphabetical-index-mark-end text:id="IMark97075912"/><text:alphabetical-index-mark-end text:id="IMark93150712"/><text:alphabetical-index-mark-end text:id="IMark97015496"/><text:alphabetical-index-mark-end text:id="IMark93272552"/><text:alphabetical-index-mark-end text:id="IMark93178664"/><text:alphabetical-index-mark-end text:id="IMark95845352"/><text:alphabetical-index-mark-end text:id="IMark101270792"/><text:alphabetical-index-mark-end text:id="IMark96484712"/><text:alphabetical-index-mark-end text:id="IMark96866296"/><text:alphabetical-index-mark-end text:id="IMark72065928"/><text:span text:style-name="T17">ite</text:span><text:alphabetical-index-mark-end text:id="IMark95714296"/><text:alphabetical-index-mark-end text:id="IMark91985368"/><text:alphabetical-index-mark-end text:id="IMark92450952"/><text:alphabetical-index-mark-end text:id="IMark92729320"/><text:alphabetical-index-mark-end text:id="IMark100034792"/><text:alphabetical-index-mark-end text:id="IMark92698504"/><text:alphabetical-index-mark-end text:id="IMark91978376"/><text:alphabetical-index-mark-end text:id="IMark91852616"/><text:alphabetical-index-mark-end text:id="IMark96991688"/><text:alphabetical-index-mark-end text:id="IMark72382648"/><text:alphabetical-index-mark-end text:id="IMark72382552"/><text:span text:style-name="T17">3 has some limitations, and one of those is that it is not easy to </text:span><text:alphabetical-index-mark-start text:id="IMark96990312"/><text:alphabetical-index-mark-start text:id="IMark96086968"/><text:alphabetical-index-mark-start text:id="IMark95824184"/><text:alphabetical-index-mark-start text:id="IMark92477992"/><text:alphabetical-index-mark-start text:id="IMark95537976"/><text:alphabetical-index-mark-start text:id="IMark95661400"/><text:alphabetical-index-mark-start text:id="IMark89264440"/><text:alphabetical-index-mark-start text:id="IMark101237784"/><text:alphabetical-index-mark-start text:id="IMark91697672"/><text:alphabetical-index-mark-start text:id="IMark97018184"/><text:alphabetical-index-mark-start text:id="IMark92253976"/><text:span text:style-name="T17">execute</text:span><text:alphabetical-index-mark-end text:id="IMark92253976"/><text:alphabetical-index-mark-end text:id="IMark97018184"/><text:alphabetical-index-mark-end text:id="IMark91697672"/><text:alphabetical-index-mark-end text:id="IMark101237784"/><text:alphabetical-index-mark-end text:id="IMark89264440"/><text:alphabetical-index-mark-end text:id="IMark95661400"/><text:alphabetical-index-mark-end text:id="IMark95537976"/><text:alphabetical-index-mark-end text:id="IMark92477992"/><text:alphabetical-index-mark-end text:id="IMark95824184"/><text:alphabetical-index-mark-end text:id="IMark96086968"/><text:alphabetical-index-mark-end text:id="IMark96990312"/><text:span text:style-name="T17"> a significant number of </text:span><text:alphabetical-index-mark-start text:id="IMark97002392"/><text:alphabetical-index-mark-start text:id="IMark97955832"/><text:alphabetical-index-mark-start text:id="IMark92001432"/><text:alphabetical-index-mark-start text:id="IMark96333688"/><text:alphabetical-index-mark-start text:id="IMark92176760"/><text:alphabetical-index-mark-start text:id="IMark72370040"/><text:alphabetical-index-mark-start text:id="IMark96480696"/><text:alphabetical-index-mark-start text:id="IMark95825432"/><text:alphabetical-index-mark-start text:id="IMark95827000"/><text:alphabetical-index-mark-start text:id="IMark91849096"/><text:alphabetical-index-mark-start text:id="IMark91850376"/><text:span text:style-name="T17">queries</text:span><text:alphabetical-index-mark-end text:id="IMark91850376"/><text:alphabetical-index-mark-end text:id="IMark91849096"/><text:alphabetical-index-mark-end text:id="IMark95827000"/><text:alphabetical-index-mark-end text:id="IMark95825432"/><text:alphabetical-index-mark-end text:id="IMark96480696"/><text:alphabetical-index-mark-end text:id="IMark72370040"/><text:alphabetical-index-mark-end text:id="IMark92176760"/><text:alphabetical-index-mark-end text:id="IMark96333688"/><text:alphabetical-index-mark-end text:id="IMark92001432"/><text:alphabetical-index-mark-end text:id="IMark97955832"/><text:alphabetical-index-mark-end text:id="IMark97002392"/><text:span text:style-name="T17"> or </text:span><text:alphabetical-index-mark-start text:id="IMark91851944"/><text:alphabetical-index-mark-start text:id="IMark97077512"/><text:alphabetical-index-mark-start text:id="IMark96963336"/><text:alphabetical-index-mark-start text:id="IMark92910568"/><text:alphabetical-index-mark-start text:id="IMark72381880"/><text:alphabetical-index-mark-start text:id="IMark92577016"/><text:alphabetical-index-mark-start text:id="IMark92578072"/><text:alphabetical-index-mark-start text:id="IMark92579400"/><text:alphabetical-index-mark-start text:id="IMark92580728"/><text:alphabetical-index-mark-start text:id="IMark95770984"/><text:alphabetical-index-mark-start text:id="IMark95772312"/><text:alphabetical-index-mark-start text:id="IMark95773640"/><text:alphabetical-index-mark-start text:id="IMark95774968"/><text:alphabetical-index-mark-start text:id="IMark93060904"/><text:alphabetical-index-mark-start text:id="IMark93062200"/><text:alphabetical-index-mark-start text:id="IMark93063528"/><text:alphabetical-index-mark-start text:id="IMark93064856"/><text:alphabetical-index-mark-start text:id="IMark93066184"/><text:alphabetical-index-mark-start text:id="IMark95456360"/><text:alphabetical-index-mark-start text:id="IMark95457688"/><text:alphabetical-index-mark-start text:id="IMark95459016"/><text:alphabetical-index-mark-start text:id="IMark95460344"/><text:span text:style-name="T17">SQL</text:span><text:alphabetical-index-mark-end text:id="IMark95460344"/><text:alphabetical-index-mark-end text:id="IMark95459016"/><text:alphabetical-index-mark-end text:id="IMark95457688"/><text:alphabetical-index-mark-end text:id="IMark95456360"/><text:alphabetical-index-mark-end text:id="IMark93066184"/><text:alphabetical-index-mark-end text:id="IMark93064856"/><text:alphabetical-index-mark-end text:id="IMark93063528"/><text:alphabetical-index-mark-end text:id="IMark93062200"/><text:alphabetical-index-mark-end text:id="IMark93060904"/><text:alphabetical-index-mark-end text:id="IMark95774968"/><text:alphabetical-index-mark-end text:id="IMark95773640"/><text:alphabetical-index-mark-end text:id="IMark95772312"/><text:alphabetical-index-mark-end text:id="IMark95770984"/><text:alphabetical-index-mark-end text:id="IMark92580728"/><text:alphabetical-index-mark-end text:id="IMark92579400"/><text:alphabetical-index-mark-end text:id="IMark92578072"/><text:alphabetical-index-mark-end text:id="IMark92577016"/><text:alphabetical-index-mark-end text:id="IMark72381880"/><text:alphabetical-index-mark-end text:id="IMark92910568"/><text:alphabetical-index-mark-end text:id="IMark96963336"/><text:alphabetical-index-mark-end text:id="IMark97077512"/><text:alphabetical-index-mark-end text:id="IMark91851944"/><text:span text:style-name="T17"> </text:span><text:alphabetical-index-mark-start text:id="IMark91053192"/><text:alphabetical-index-mark-start text:id="IMark95221768"/><text:alphabetical-index-mark-start text:id="IMark95223096"/><text:alphabetical-index-mark-start text:id="IMark101329992"/><text:alphabetical-index-mark-start text:id="IMark97278680"/><text:alphabetical-index-mark-start text:id="IMark97280008"/><text:alphabetical-index-mark-start text:id="IMark97281336"/><text:alphabetical-index-mark-start text:id="IMark97282664"/><text:alphabetical-index-mark-start text:id="IMark93236632"/><text:alphabetical-index-mark-start text:id="IMark93237960"/><text:alphabetical-index-mark-start text:id="IMark93239288"/><text:span text:style-name="T17">sentence</text:span><text:alphabetical-index-mark-end text:id="IMark93239288"/><text:alphabetical-index-mark-end text:id="IMark93237960"/><text:alphabetical-index-mark-end text:id="IMark93236632"/><text:alphabetical-index-mark-end text:id="IMark97282664"/><text:alphabetical-index-mark-end text:id="IMark97281336"/><text:alphabetical-index-mark-end text:id="IMark97280008"/><text:alphabetical-index-mark-end text:id="IMark97278680"/><text:alphabetical-index-mark-end text:id="IMark101329992"/><text:alphabetical-index-mark-end text:id="IMark95223096"/><text:alphabetical-index-mark-end text:id="IMark95221768"/><text:alphabetical-index-mark-end text:id="IMark91053192"/><text:span text:style-name="T17">s at once using scripts or </text:span><text:alphabetical-index-mark-start text:id="IMark95513512"/><text:alphabetical-index-mark-start text:id="IMark95514776"/><text:alphabetical-index-mark-start text:id="IMark95516104"/><text:alphabetical-index-mark-start text:id="IMark97835768"/><text:alphabetical-index-mark-start text:id="IMark97837096"/><text:alphabetical-index-mark-start text:id="IMark97838424"/><text:alphabetical-index-mark-start text:id="IMark97839752"/><text:alphabetical-index-mark-start text:id="IMark97841080"/><text:alphabetical-index-mark-start text:id="IMark97796568"/><text:alphabetical-index-mark-start text:id="IMark97797896"/><text:alphabetical-index-mark-start text:id="IMark97799224"/><text:span text:style-name="T17">program</text:span><text:alphabetical-index-mark-end text:id="IMark97799224"/><text:alphabetical-index-mark-end text:id="IMark97797896"/><text:alphabetical-index-mark-end text:id="IMark97796568"/><text:alphabetical-index-mark-end text:id="IMark97841080"/><text:alphabetical-index-mark-end text:id="IMark97839752"/><text:alphabetical-index-mark-end text:id="IMark97838424"/><text:alphabetical-index-mark-end text:id="IMark97837096"/><text:alphabetical-index-mark-end text:id="IMark97835768"/><text:alphabetical-index-mark-end text:id="IMark95516104"/><text:alphabetical-index-mark-end text:id="IMark95514776"/><text:alphabetical-index-mark-end text:id="IMark95513512"/><text:span text:style-name="T17">s, like it is generally possible with products like those I mentioned before.</text:span></text:p>
      <text:p text:style-name="P21"/>
      <text:p text:style-name="P24">The development of this particular 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3361752"/>dataset<text:alphabetical-index-mark-end text:id="IMark93361752"/><text:alphabetical-index-mark-end text:id="IMark88251960"/><text:alphabetical-index-mark-end text:id="IMark101392936"/><text:alphabetical-index-mark-end text:id="IMark101397992"/><text:alphabetical-index-mark-end text:id="IMark90386520"/><text:alphabetical-index-mark-end text:id="IMark101405704"/>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81532696"/> requires constant updates and a processing protocol for the data entered that soon became <text:alphabetical-index-mark-start text:id="IMark92340664"/><text:alphabetical-index-mark-start text:id="IMark95779336"/><text:alphabetical-index-mark-start text:id="IMark79559080"/><text:alphabetical-index-mark-start text:id="IMark101410760"/><text:alphabetical-index-mark-start text:id="IMark79540824"/><text:alphabetical-index-mark-start text:id="IMark91631160"/><text:alphabetical-index-mark-start text:id="IMark96336456"/><text:alphabetical-index-mark-start text:id="IMark101408232"/><text:alphabetical-index-mark-start text:id="IMark101324488"/><text:alphabetical-index-mark-start text:id="IMark95510040"/><text:alphabetical-index-mark-start text:id="IMark79257688"/>repetitive<text:alphabetical-index-mark-end text:id="IMark79257688"/><text:alphabetical-index-mark-end text:id="IMark95510040"/><text:alphabetical-index-mark-end text:id="IMark101324488"/><text:alphabetical-index-mark-end text:id="IMark101408232"/><text:alphabetical-index-mark-end text:id="IMark96336456"/><text:alphabetical-index-mark-end text:id="IMark91631160"/><text:alphabetical-index-mark-end text:id="IMark79540824"/><text:alphabetical-index-mark-end text:id="IMark101410760"/><text:alphabetical-index-mark-end text:id="IMark79559080"/><text:alphabetical-index-mark-end text:id="IMark95779336"/><text:alphabetical-index-mark-end text:id="IMark92340664"/>. <text:span text:style-name="T57">I also needed something simpler than the </text:span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<text:span text:style-name="T57">command</text:span>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span text:style-name="T57"> line interpreter</text:span><text:span text:style-name="T5">[6.2.]</text:span><text:span text:style-name="T57"> that </text:span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<text:span text:style-name="T57">character</text:span>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span text:style-name="T57">izes </text:span><text:alphabetical-index-mark-start text:id="IMark96990312"/><text:alphabetical-index-mark-start text:id="IMark96086968"/><text:alphabetical-index-mark-start text:id="IMark101289224"/><text:alphabetical-index-mark-start text:id="IMark92700888"/><text:alphabetical-index-mark-start text:id="IMark92453096"/><text:alphabetical-index-mark-start text:id="IMark97844472"/><text:alphabetical-index-mark-start text:id="IMark91502568"/><text:alphabetical-index-mark-start text:id="IMark95929752"/><text:alphabetical-index-mark-start text:id="IMark91983112"/><text:alphabetical-index-mark-start text:id="IMark97540504"/><text:alphabetical-index-mark-start text:id="IMark98314360"/><text:alphabetical-index-mark-start text:id="IMark92000024"/><text:alphabetical-index-mark-start text:id="IMark99986296"/><text:alphabetical-index-mark-start text:id="IMark88181480"/><text:alphabetical-index-mark-start text:id="IMark98485832"/><text:span text:style-name="T57">Sql</text:span><text:alphabetical-index-mark-end text:id="IMark98485832"/><text:alphabetical-index-mark-end text:id="IMark88181480"/><text:alphabetical-index-mark-end text:id="IMark99986296"/><text:alphabetical-index-mark-end text:id="IMark92000024"/><text:alphabetical-index-mark-end text:id="IMark98314360"/><text:alphabetical-index-mark-end text:id="IMark97540504"/><text:alphabetical-index-mark-end text:id="IMark91983112"/><text:alphabetical-index-mark-end text:id="IMark95929752"/><text:alphabetical-index-mark-end text:id="IMark91502568"/><text:alphabetical-index-mark-end text:id="IMark97844472"/><text:span text:style-name="T57">ite</text:span><text:alphabetical-index-mark-end text:id="IMark92453096"/><text:alphabetical-index-mark-end text:id="IMark92700888"/><text:alphabetical-index-mark-end text:id="IMark101289224"/><text:alphabetical-index-mark-end text:id="IMark96086968"/><text:alphabetical-index-mark-end text:id="IMark96990312"/><text:span text:style-name="T57">3.</text:span> <text:span text:style-name="T57">S</text:span>o I decided to write myself a <text:alphabetical-index-mark-start text:id="IMark97025000"/><text:alphabetical-index-mark-start text:id="IMark96902552"/><text:alphabetical-index-mark-start text:id="IMark96856296"/><text:alphabetical-index-mark-start text:id="IMark97890616"/><text:alphabetical-index-mark-start text:id="IMark92066744"/><text:alphabetical-index-mark-start text:id="IMark99474872"/><text:alphabetical-index-mark-start text:id="IMark101233240"/><text:alphabetical-index-mark-start text:id="IMark97227512"/><text:alphabetical-index-mark-start text:id="IMark98183256"/><text:alphabetical-index-mark-start text:id="IMark96964488"/><text:alphabetical-index-mark-start text:id="IMark97938408"/>program<text:alphabetical-index-mark-end text:id="IMark97938408"/><text:alphabetical-index-mark-end text:id="IMark96964488"/><text:alphabetical-index-mark-end text:id="IMark98183256"/><text:alphabetical-index-mark-end text:id="IMark97227512"/><text:alphabetical-index-mark-end text:id="IMark101233240"/><text:alphabetical-index-mark-end text:id="IMark99474872"/><text:alphabetical-index-mark-end text:id="IMark92066744"/><text:alphabetical-index-mark-end text:id="IMark97890616"/><text:alphabetical-index-mark-end text:id="IMark96856296"/><text:alphabetical-index-mark-end text:id="IMark96902552"/><text:alphabetical-index-mark-end text:id="IMark97025000"/> to help me automate the whole work, and thus I wrote <text:alphabetical-index-mark-start text:id="IMark95660936"/><text:alphabetical-index-mark-start text:id="IMark99839912"/><text:alphabetical-index-mark-start text:id="IMark96708936"/><text:alphabetical-index-mark-start text:id="IMark91848632"/><text:alphabetical-index-mark-start text:id="IMark95860344"/><text:alphabetical-index-mark-start text:id="IMark92362520"/><text:alphabetical-index-mark-start text:id="IMark95770520"/><text:alphabetical-index-mark-start text:id="IMark96680136"/><text:alphabetical-index-mark-start text:id="IMark92921704"/><text:alphabetical-index-mark-start text:id="IMark92919448"/><text:alphabetical-index-mark-start text:id="IMark92917192"/><text:alphabetical-index-mark-start text:id="IMark91050232"/><text:alphabetical-index-mark-start text:id="IMark91047976"/><text:alphabetical-index-mark-start text:id="IMark95267448"/><text:alphabetical-index-mark-start text:id="IMark95265192"/><text:alphabetical-index-mark-start text:id="IMark95512296"/><text:alphabetical-index-mark-start text:id="IMark91213992"/><text:alphabetical-index-mark-start text:id="IMark91211736"/><text:alphabetical-index-mark-start text:id="IMark93240904"/><text:alphabetical-index-mark-start text:id="IMark90392584"/><text:alphabetical-index-mark-start text:id="IMark99052008"/><text:alphabetical-index-mark-start text:id="IMark99049752"/>sql<text:alphabetical-index-mark-end text:id="IMark99049752"/><text:alphabetical-index-mark-end text:id="IMark99052008"/><text:alphabetical-index-mark-end text:id="IMark90392584"/><text:alphabetical-index-mark-end text:id="IMark93240904"/><text:alphabetical-index-mark-end text:id="IMark91211736"/><text:alphabetical-index-mark-end text:id="IMark91213992"/><text:alphabetical-index-mark-end text:id="IMark95512296"/><text:alphabetical-index-mark-end text:id="IMark95265192"/><text:alphabetical-index-mark-end text:id="IMark95267448"/><text:alphabetical-index-mark-end text:id="IMark91047976"/><text:alphabetical-index-mark-end text:id="IMark91050232"/><text:alphabetical-index-mark-end text:id="IMark92917192"/><text:alphabetical-index-mark-end text:id="IMark92919448"/><text:alphabetical-index-mark-end text:id="IMark92921704"/><text:alphabetical-index-mark-end text:id="IMark96680136"/><text:alphabetical-index-mark-end text:id="IMark95770520"/><text:alphabetical-index-mark-end text:id="IMark92362520"/><text:alphabetical-index-mark-end text:id="IMark95860344"/><text:alphabetical-index-mark-end text:id="IMark91848632"/><text:alphabetical-index-mark-end text:id="IMark96708936"/><text:alphabetical-index-mark-end text:id="IMark99839912"/><text:alphabetical-index-mark-end text:id="IMark95660936"/><text:span text:style-name="T74">p</text:span>.</text:p>
      <text:p text:style-name="P24"/>
      <text:p text:style-name="P24"><text:span text:style-name="T37">This is not an ambitious project but a home – grown solution, so to speak. </text:span>It does not pretend to be a <text:span text:style-name="T37">super </text:span><text:alphabetical-index-mark-start text:id="IMark96336456"/><text:alphabetical-index-mark-start text:id="IMark101408232"/><text:alphabetical-index-mark-start text:id="IMark101324488"/><text:alphabetical-index-mark-start text:id="IMark95510040"/><text:alphabetical-index-mark-start text:id="IMark79257688"/>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span text:style-name="T37">tool</text:span><text:alphabetical-index-mark-end text:id="IMark101405704"/>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81532696"/><text:alphabetical-index-mark-end text:id="IMark79257688"/><text:alphabetical-index-mark-end text:id="IMark95510040"/><text:alphabetical-index-mark-end text:id="IMark101324488"/><text:alphabetical-index-mark-end text:id="IMark101408232"/><text:alphabetical-index-mark-end text:id="IMark96336456"/><text:span text:style-name="T37"> of any kind</text:span> but it does the work of executing 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3361752"/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<text:alphabetical-index-mark-start text:id="IMark92340664"/>independent<text:alphabetical-index-mark-end text:id="IMark92340664"/>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alphabetical-index-mark-end text:id="IMark93361752"/><text:alphabetical-index-mark-end text:id="IMark88251960"/><text:alphabetical-index-mark-end text:id="IMark101392936"/><text:alphabetical-index-mark-end text:id="IMark101397992"/><text:alphabetical-index-mark-end text:id="IMark90386520"/> <text:alphabetical-index-mark-start text:id="IMark95779336"/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<text:alphabetical-index-mark-start text:id="IMark97844472"/><text:alphabetical-index-mark-start text:id="IMark96990312"/><text:alphabetical-index-mark-start text:id="IMark96086968"/><text:alphabetical-index-mark-start text:id="IMark101289224"/><text:alphabetical-index-mark-start text:id="IMark92700888"/><text:alphabetical-index-mark-start text:id="IMark92453096"/><text:alphabetical-index-mark-start text:id="IMark101410760"/><text:alphabetical-index-mark-start text:id="IMark79559080"/><text:alphabetical-index-mark-start text:id="IMark91631160"/><text:alphabetical-index-mark-start text:id="IMark79540824"/><text:alphabetical-index-mark-start text:id="IMark97941528"/><text:alphabetical-index-mark-start text:id="IMark97955448"/><text:alphabetical-index-mark-start text:id="IMark96965608"/><text:alphabetical-index-mark-start text:id="IMark97892952"/><text:alphabetical-index-mark-start text:id="IMark91510024"/><text:alphabetical-index-mark-start text:id="IMark96331976"/>SQL<text:alphabetical-index-mark-end text:id="IMark96331976"/><text:alphabetical-index-mark-end text:id="IMark91510024"/><text:alphabetical-index-mark-end text:id="IMark97892952"/><text:alphabetical-index-mark-end text:id="IMark96965608"/><text:alphabetical-index-mark-end text:id="IMark97955448"/><text:alphabetical-index-mark-end text:id="IMark97941528"/><text:alphabetical-index-mark-end text:id="IMark79540824"/><text:alphabetical-index-mark-end text:id="IMark91631160"/><text:alphabetical-index-mark-end text:id="IMark79559080"/><text:alphabetical-index-mark-end text:id="IMark101410760"/><text:alphabetical-index-mark-end text:id="IMark92453096"/><text:alphabetical-index-mark-end text:id="IMark92700888"/><text:alphabetical-index-mark-end text:id="IMark101289224"/><text:alphabetical-index-mark-end text:id="IMark96086968"/><text:alphabetical-index-mark-end text:id="IMark96990312"/><text:alphabetical-index-mark-end text:id="IMark97844472"/>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95779336"/> <text:alphabetical-index-mark-start text:id="IMark99572312"/><text:alphabetical-index-mark-start text:id="IMark97895336"/><text:alphabetical-index-mark-start text:id="IMark95253960"/><text:alphabetical-index-mark-start text:id="IMark93179688"/><text:alphabetical-index-mark-start text:id="IMark96334632"/><text:alphabetical-index-mark-start text:id="IMark96933880"/><text:alphabetical-index-mark-start text:id="IMark99315832"/><text:alphabetical-index-mark-start text:id="IMark99837736"/><text:alphabetical-index-mark-start text:id="IMark96868824"/><text:alphabetical-index-mark-start text:id="IMark99050584"/><text:alphabetical-index-mark-start text:id="IMark95220152"/>queries<text:alphabetical-index-mark-end text:id="IMark95220152"/><text:alphabetical-index-mark-end text:id="IMark99050584"/><text:alphabetical-index-mark-end text:id="IMark96868824"/><text:alphabetical-index-mark-end text:id="IMark99837736"/><text:alphabetical-index-mark-end text:id="IMark99315832"/><text:alphabetical-index-mark-end text:id="IMark96933880"/><text:alphabetical-index-mark-end text:id="IMark96334632"/><text:alphabetical-index-mark-end text:id="IMark93179688"/><text:alphabetical-index-mark-end text:id="IMark95253960"/><text:alphabetical-index-mark-end text:id="IMark97895336"/><text:alphabetical-index-mark-end text:id="IMark99572312"/> or series of several <text:alphabetical-index-mark-start text:id="IMark92920280"/><text:alphabetical-index-mark-start text:id="IMark100520376"/><text:alphabetical-index-mark-start text:id="IMark82136440"/><text:alphabetical-index-mark-start text:id="IMark97078552"/><text:alphabetical-index-mark-start text:id="IMark97277800"/><text:alphabetical-index-mark-start text:id="IMark95455880"/><text:alphabetical-index-mark-start text:id="IMark95455976"/><text:alphabetical-index-mark-start text:id="IMark92363560"/><text:alphabetical-index-mark-start text:id="IMark95514264"/><text:alphabetical-index-mark-start text:id="IMark96896024"/><text:alphabetical-index-mark-start text:id="IMark95537784"/>queries<text:alphabetical-index-mark-end text:id="IMark95537784"/><text:alphabetical-index-mark-end text:id="IMark96896024"/><text:alphabetical-index-mark-end text:id="IMark95514264"/><text:alphabetical-index-mark-end text:id="IMark92363560"/><text:alphabetical-index-mark-end text:id="IMark95455976"/><text:alphabetical-index-mark-end text:id="IMark95455880"/><text:alphabetical-index-mark-end text:id="IMark97277800"/><text:alphabetical-index-mark-end text:id="IMark97078552"/><text:alphabetical-index-mark-end text:id="IMark82136440"/><text:alphabetical-index-mark-end text:id="IMark100520376"/><text:alphabetical-index-mark-end text:id="IMark92920280"/> grouped into a <text:alphabetical-index-mark-start text:id="IMark101237784"/><text:alphabetical-index-mark-start text:id="IMark72381880"/><text:alphabetical-index-mark-start text:id="IMark92580152"/><text:alphabetical-index-mark-start text:id="IMark95771688"/><text:alphabetical-index-mark-start text:id="IMark95773256"/><text:alphabetical-index-mark-start text:id="IMark93062952"/><text:alphabetical-index-mark-start text:id="IMark93064232"/><text:alphabetical-index-mark-start text:id="IMark93065800"/><text:alphabetical-index-mark-start text:id="IMark95458440"/><text:alphabetical-index-mark-start text:id="IMark95459720"/><text:alphabetical-index-mark-start text:id="IMark97077512"/>single<text:alphabetical-index-mark-end text:id="IMark97077512"/><text:alphabetical-index-mark-end text:id="IMark95459720"/><text:alphabetical-index-mark-end text:id="IMark95458440"/><text:alphabetical-index-mark-end text:id="IMark93065800"/><text:alphabetical-index-mark-end text:id="IMark93064232"/><text:alphabetical-index-mark-end text:id="IMark93062952"/><text:alphabetical-index-mark-end text:id="IMark95773256"/><text:alphabetical-index-mark-end text:id="IMark95771688"/><text:alphabetical-index-mark-end text:id="IMark92580152"/><text:alphabetical-index-mark-end text:id="IMark72381880"/><text:alphabetical-index-mark-end text:id="IMark101237784"/> <text:alphabetical-index-mark-start text:id="IMark97797032"/><text:alphabetical-index-mark-start text:id="IMark97798648"/><text:alphabetical-index-mark-start text:id="IMark97799928"/><text:alphabetical-index-mark-start text:id="IMark101252600"/><text:alphabetical-index-mark-start text:id="IMark91052952"/><text:alphabetical-index-mark-start text:id="IMark95223800"/><text:alphabetical-index-mark-start text:id="IMark97836056"/><text:alphabetical-index-mark-start text:id="IMark90395304"/><text:alphabetical-index-mark-start text:id="IMark90396632"/><text:alphabetical-index-mark-start text:id="IMark97309208"/><text:alphabetical-index-mark-start text:id="IMark97310536"/>file<text:alphabetical-index-mark-end text:id="IMark97310536"/><text:alphabetical-index-mark-end text:id="IMark97309208"/><text:alphabetical-index-mark-end text:id="IMark90396632"/><text:alphabetical-index-mark-end text:id="IMark90395304"/><text:alphabetical-index-mark-end text:id="IMark97836056"/><text:alphabetical-index-mark-end text:id="IMark95223800"/><text:alphabetical-index-mark-end text:id="IMark91052952"/><text:alphabetical-index-mark-end text:id="IMark101252600"/><text:alphabetical-index-mark-end text:id="IMark97799928"/><text:alphabetical-index-mark-end text:id="IMark97798648"/><text:alphabetical-index-mark-end text:id="IMark97797032"/>.</text:p>
      <text:p text:style-name="P24"/>
      <text:p text:style-name="P59"><text:alphabetical-index-mark-start text:id="IMark95510040"/><text:alphabetical-index-mark-start text:id="IMark79257688"/><text:alphabetical-index-mark-start text:id="IMark81532696"/>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101405704"/><text:alphabetical-index-mark-start text:id="IMark97019384"/><text:alphabetical-index-mark-start text:id="IMark95779336"/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<text:alphabetical-index-mark-start text:id="IMark97844472"/><text:alphabetical-index-mark-start text:id="IMark96990312"/><text:alphabetical-index-mark-start text:id="IMark96086968"/>Sql<text:alphabetical-index-mark-end text:id="IMark96086968"/><text:alphabetical-index-mark-end text:id="IMark96990312"/><text:alphabetical-index-mark-end text:id="IMark97844472"/>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95779336"/><text:alphabetical-index-mark-end text:id="IMark97019384"/><text:alphabetical-index-mark-end text:id="IMark101405704"/><text:alphabetical-index-mark-end text:id="IMark98256056"/>ite<text:alphabetical-index-mark-end text:id="IMark93362968"/><text:alphabetical-index-mark-end text:id="IMark88255144"/><text:alphabetical-index-mark-end text:id="IMark92380552"/><text:alphabetical-index-mark-end text:id="IMark81532696"/><text:alphabetical-index-mark-end text:id="IMark79257688"/><text:alphabetical-index-mark-end text:id="IMark95510040"/>3 has some very good <text:alphabetical-index-mark-start text:id="IMark101289224"/><text:alphabetical-index-mark-start text:id="IMark92700888"/><text:alphabetical-index-mark-start text:id="IMark92453096"/><text:alphabetical-index-mark-start text:id="IMark101410760"/><text:alphabetical-index-mark-start text:id="IMark79559080"/><text:alphabetical-index-mark-start text:id="IMark91631160"/>tool<text:alphabetical-index-mark-end text:id="IMark91631160"/><text:alphabetical-index-mark-end text:id="IMark79559080"/><text:alphabetical-index-mark-end text:id="IMark101410760"/><text:alphabetical-index-mark-end text:id="IMark92453096"/><text:alphabetical-index-mark-end text:id="IMark92700888"/><text:alphabetical-index-mark-end text:id="IMark101289224"/>s to achieve similar tasks as <text:alphabetical-index-mark-start text:id="IMark79540824"/><text:alphabetical-index-mark-start text:id="IMark97941528"/>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3361752"/><text:alphabetical-index-mark-start text:id="IMark101380296"/><text:alphabetical-index-mark-start text:id="IMark96997960"/><text:alphabetical-index-mark-start text:id="IMark79459848"/><text:alphabetical-index-mark-start text:id="IMark92955864"/><text:alphabetical-index-mark-start text:id="IMark79576552"/>sql<text:alphabetical-index-mark-end text:id="IMark79576552"/><text:alphabetical-index-mark-end text:id="IMark92955864"/><text:alphabetical-index-mark-end text:id="IMark79459848"/><text:alphabetical-index-mark-end text:id="IMark96997960"/><text:alphabetical-index-mark-end text:id="IMark101380296"/><text:alphabetical-index-mark-end text:id="IMark93361752"/><text:alphabetical-index-mark-end text:id="IMark88251960"/><text:alphabetical-index-mark-end text:id="IMark101392936"/><text:alphabetical-index-mark-end text:id="IMark101397992"/><text:alphabetical-index-mark-end text:id="IMark90386520"/><text:alphabetical-index-mark-end text:id="IMark97941528"/><text:alphabetical-index-mark-end text:id="IMark79540824"/>p, but alt least in some cases, the simpler <text:alphabetical-index-mark-start text:id="IMark92340664"/><text:alphabetical-index-mark-start text:id="IMark96336456"/><text:alphabetical-index-mark-start text:id="IMark101324488"/><text:alphabetical-index-mark-start text:id="IMark101408232"/><text:alphabetical-index-mark-start text:id="IMark98219240"/><text:alphabetical-index-mark-start text:id="IMark98217736"/>syntax<text:alphabetical-index-mark-end text:id="IMark98217736"/><text:alphabetical-index-mark-end text:id="IMark98219240"/><text:alphabetical-index-mark-end text:id="IMark101408232"/><text:alphabetical-index-mark-end text:id="IMark101324488"/><text:alphabetical-index-mark-end text:id="IMark96336456"/><text:alphabetical-index-mark-end text:id="IMark92340664"/> of <text:alphabetical-index-mark-start text:id="IMark98216232"/><text:alphabetical-index-mark-start text:id="IMark97314488"/><text:alphabetical-index-mark-start text:id="IMark97312984"/><text:alphabetical-index-mark-start text:id="IMark90394920"/><text:alphabetical-index-mark-start text:id="IMark95515144"/><text:alphabetical-index-mark-start text:id="IMark93062568"/><text:alphabetical-index-mark-start text:id="IMark97347192"/><text:alphabetical-index-mark-start text:id="IMark95266776"/><text:alphabetical-index-mark-start text:id="IMark100537688"/><text:alphabetical-index-mark-start text:id="IMark92911848"/><text:alphabetical-index-mark-start text:id="IMark97846632"/><text:alphabetical-index-mark-start text:id="IMark95218648"/>sql<text:alphabetical-index-mark-end text:id="IMark95218648"/><text:alphabetical-index-mark-end text:id="IMark97846632"/><text:alphabetical-index-mark-end text:id="IMark92911848"/><text:alphabetical-index-mark-end text:id="IMark100537688"/><text:alphabetical-index-mark-end text:id="IMark95266776"/><text:alphabetical-index-mark-end text:id="IMark97347192"/><text:alphabetical-index-mark-end text:id="IMark93062568"/><text:alphabetical-index-mark-end text:id="IMark95515144"/><text:alphabetical-index-mark-end text:id="IMark90394920"/><text:alphabetical-index-mark-end text:id="IMark97312984"/><text:alphabetical-index-mark-end text:id="IMark97314488"/><text:alphabetical-index-mark-end text:id="IMark98216232"/> could make it more convenient: <text:alphabetical-index-mark-start text:id="IMark99052840"/><text:alphabetical-index-mark-start text:id="IMark91053688"/><text:alphabetical-index-mark-start text:id="IMark100520376"/><text:alphabetical-index-mark-start text:id="IMark93179688"/><text:alphabetical-index-mark-start text:id="IMark91978376"/><text:alphabetical-index-mark-start text:id="IMark90397336"/>dot<text:alphabetical-index-mark-end text:id="IMark90397336"/><text:alphabetical-index-mark-end text:id="IMark91978376"/><text:alphabetical-index-mark-end text:id="IMark93179688"/><text:alphabetical-index-mark-end text:id="IMark100520376"/><text:alphabetical-index-mark-end text:id="IMark91053688"/><text:alphabetical-index-mark-end text:id="IMark99052840"/> <text:alphabetical-index-mark-start text:id="IMark79483272"/><text:alphabetical-index-mark-start text:id="IMark79484568"/><text:alphabetical-index-mark-start text:id="IMark79485896"/><text:alphabetical-index-mark-start text:id="IMark79487224"/><text:alphabetical-index-mark-start text:id="IMark92090328"/><text:alphabetical-index-mark-start text:id="IMark92091656"/>command<text:alphabetical-index-mark-end text:id="IMark92091656"/><text:alphabetical-index-mark-end text:id="IMark92090328"/><text:alphabetical-index-mark-end text:id="IMark79487224"/><text:alphabetical-index-mark-end text:id="IMark79485896"/><text:alphabetical-index-mark-end text:id="IMark79484568"/><text:alphabetical-index-mark-end text:id="IMark79483272"/>s are interpreted by <text:alphabetical-index-mark-start text:id="IMark81593704"/><text:alphabetical-index-mark-start text:id="IMark81594968"/><text:alphabetical-index-mark-start text:id="IMark81596296"/><text:alphabetical-index-mark-start text:id="IMark96860040"/><text:alphabetical-index-mark-start text:id="IMark96861368"/><text:alphabetical-index-mark-start text:id="IMark96862696"/><text:alphabetical-index-mark-start text:id="IMark96864024"/><text:alphabetical-index-mark-start text:id="IMark96865352"/><text:alphabetical-index-mark-start text:id="IMark97974136"/><text:alphabetical-index-mark-start text:id="IMark97975464"/><text:alphabetical-index-mark-start text:id="IMark97976792"/><text:alphabetical-index-mark-start text:id="IMark97978120"/><text:alphabetical-index-mark-start text:id="IMark100150536"/><text:alphabetical-index-mark-start text:id="IMark100151864"/><text:alphabetical-index-mark-start text:id="IMark100153192"/><text:alphabetical-index-mark-start text:id="IMark100154520"/><text:alphabetical-index-mark-start text:id="IMark100155848"/><text:alphabetical-index-mark-start text:id="IMark72384568"/>Sql<text:alphabetical-index-mark-end text:id="IMark72384568"/><text:alphabetical-index-mark-end text:id="IMark100155848"/><text:alphabetical-index-mark-end text:id="IMark100154520"/><text:alphabetical-index-mark-end text:id="IMark100153192"/><text:alphabetical-index-mark-end text:id="IMark100151864"/><text:alphabetical-index-mark-end text:id="IMark100150536"/><text:alphabetical-index-mark-end text:id="IMark97978120"/><text:alphabetical-index-mark-end text:id="IMark97976792"/><text:alphabetical-index-mark-end text:id="IMark97975464"/><text:alphabetical-index-mark-end text:id="IMark97974136"/><text:alphabetical-index-mark-end text:id="IMark96865352"/><text:alphabetical-index-mark-end text:id="IMark96864024"/>ite<text:alphabetical-index-mark-end text:id="IMark96862696"/><text:alphabetical-index-mark-end text:id="IMark96861368"/><text:alphabetical-index-mark-end text:id="IMark96860040"/><text:alphabetical-index-mark-end text:id="IMark81596296"/><text:alphabetical-index-mark-end text:id="IMark81594968"/><text:alphabetical-index-mark-end text:id="IMark81593704"/>’3’s <text:alphabetical-index-mark-start text:id="IMark96111688"/><text:alphabetical-index-mark-start text:id="IMark92430184"/><text:alphabetical-index-mark-start text:id="IMark92431512"/><text:alphabetical-index-mark-start text:id="IMark92432840"/><text:alphabetical-index-mark-start text:id="IMark92434168"/><text:alphabetical-index-mark-start text:id="IMark92435496"/>command<text:alphabetical-index-mark-end text:id="IMark92435496"/><text:alphabetical-index-mark-end text:id="IMark92434168"/><text:alphabetical-index-mark-end text:id="IMark92432840"/><text:alphabetical-index-mark-end text:id="IMark92431512"/><text:alphabetical-index-mark-end text:id="IMark92430184"/><text:alphabetical-index-mark-end text:id="IMark96111688"/> line interpreter, and not <text:alphabetical-index-mark-start text:id="IMark88324072"/><text:alphabetical-index-mark-start text:id="IMark88325400"/><text:alphabetical-index-mark-start text:id="IMark88326728"/><text:alphabetical-index-mark-start text:id="IMark88328056"/><text:alphabetical-index-mark-start text:id="IMark88329384"/><text:alphabetical-index-mark-start text:id="IMark92838952"/><text:alphabetical-index-mark-start text:id="IMark92840280"/><text:alphabetical-index-mark-start text:id="IMark92841608"/><text:alphabetical-index-mark-start text:id="IMark92842936"/><text:alphabetical-index-mark-start text:id="IMark92844264"/><text:alphabetical-index-mark-start text:id="IMark93067224"/><text:alphabetical-index-mark-start text:id="IMark93068552"/><text:alphabetical-index-mark-start text:id="IMark93069880"/><text:alphabetical-index-mark-start text:id="IMark93071208"/><text:alphabetical-index-mark-start text:id="IMark93072536"/><text:alphabetical-index-mark-start text:id="IMark97196168"/><text:alphabetical-index-mark-start text:id="IMark97197496"/><text:alphabetical-index-mark-start text:id="IMark97198824"/>Sql<text:alphabetical-index-mark-end text:id="IMark97198824"/><text:alphabetical-index-mark-end text:id="IMark97197496"/><text:alphabetical-index-mark-end text:id="IMark97196168"/><text:alphabetical-index-mark-end text:id="IMark93072536"/><text:alphabetical-index-mark-end text:id="IMark93071208"/><text:alphabetical-index-mark-end text:id="IMark93069880"/><text:alphabetical-index-mark-end text:id="IMark93068552"/><text:alphabetical-index-mark-end text:id="IMark93067224"/><text:alphabetical-index-mark-end text:id="IMark92844264"/><text:alphabetical-index-mark-end text:id="IMark92842936"/><text:alphabetical-index-mark-end text:id="IMark92841608"/><text:alphabetical-index-mark-end text:id="IMark92840280"/>ite<text:alphabetical-index-mark-end text:id="IMark92838952"/><text:alphabetical-index-mark-end text:id="IMark88329384"/><text:alphabetical-index-mark-end text:id="IMark88328056"/><text:alphabetical-index-mark-end text:id="IMark88326728"/><text:alphabetical-index-mark-end text:id="IMark88325400"/><text:alphabetical-index-mark-end text:id="IMark88324072"/>3 itself, while <text:alphabetical-index-mark-start text:id="IMark97167512"/><text:alphabetical-index-mark-start text:id="IMark97168776"/><text:alphabetical-index-mark-start text:id="IMark97170104"/><text:alphabetical-index-mark-start text:id="IMark97171432"/><text:alphabetical-index-mark-start text:id="IMark97172760"/><text:alphabetical-index-mark-start text:id="IMark95678840"/><text:alphabetical-index-mark-start text:id="IMark95680168"/><text:alphabetical-index-mark-start text:id="IMark95681496"/><text:alphabetical-index-mark-start text:id="IMark95682824"/><text:alphabetical-index-mark-start text:id="IMark101329992"/><text:alphabetical-index-mark-start text:id="IMark96465976"/><text:alphabetical-index-mark-start text:id="IMark96467304"/>sql<text:alphabetical-index-mark-end text:id="IMark96467304"/><text:alphabetical-index-mark-end text:id="IMark96465976"/><text:alphabetical-index-mark-end text:id="IMark101329992"/><text:alphabetical-index-mark-end text:id="IMark95682824"/><text:alphabetical-index-mark-end text:id="IMark95681496"/><text:alphabetical-index-mark-end text:id="IMark95680168"/><text:alphabetical-index-mark-end text:id="IMark95678840"/><text:alphabetical-index-mark-end text:id="IMark97172760"/><text:alphabetical-index-mark-end text:id="IMark97171432"/><text:alphabetical-index-mark-end text:id="IMark97170104"/><text:alphabetical-index-mark-end text:id="IMark97168776"/><text:alphabetical-index-mark-end text:id="IMark97167512"/>p passes everything directly to <text:alphabetical-index-mark-start text:id="IMark97830424"/><text:alphabetical-index-mark-start text:id="IMark97831752"/><text:alphabetical-index-mark-start text:id="IMark97833080"/><text:alphabetical-index-mark-start text:id="IMark97834408"/><text:alphabetical-index-mark-start text:id="IMark97293960"/><text:alphabetical-index-mark-start text:id="IMark97295288"/><text:alphabetical-index-mark-start text:id="IMark97296616"/><text:alphabetical-index-mark-start text:id="IMark97297944"/><text:alphabetical-index-mark-start text:id="IMark97299272"/><text:alphabetical-index-mark-start text:id="IMark91085880"/><text:alphabetical-index-mark-start text:id="IMark91087208"/><text:alphabetical-index-mark-start text:id="IMark91088536"/><text:alphabetical-index-mark-start text:id="IMark91089864"/><text:alphabetical-index-mark-start text:id="IMark91091192"/><text:alphabetical-index-mark-start text:id="IMark96606008"/><text:alphabetical-index-mark-start text:id="IMark96607272"/><text:alphabetical-index-mark-start text:id="IMark96608600"/><text:alphabetical-index-mark-start text:id="IMark96609928"/>Sql<text:alphabetical-index-mark-end text:id="IMark96609928"/><text:alphabetical-index-mark-end text:id="IMark96608600"/><text:alphabetical-index-mark-end text:id="IMark96607272"/><text:alphabetical-index-mark-end text:id="IMark96606008"/><text:alphabetical-index-mark-end text:id="IMark91091192"/><text:alphabetical-index-mark-end text:id="IMark91089864"/><text:alphabetical-index-mark-end text:id="IMark91088536"/><text:alphabetical-index-mark-end text:id="IMark91087208"/><text:alphabetical-index-mark-end text:id="IMark91085880"/><text:alphabetical-index-mark-end text:id="IMark97299272"/><text:alphabetical-index-mark-end text:id="IMark97297944"/><text:alphabetical-index-mark-end text:id="IMark97296616"/>ite<text:alphabetical-index-mark-end text:id="IMark97295288"/><text:alphabetical-index-mark-end text:id="IMark97293960"/><text:alphabetical-index-mark-end text:id="IMark97834408"/><text:alphabetical-index-mark-end text:id="IMark97833080"/><text:alphabetical-index-mark-end text:id="IMark97831752"/><text:alphabetical-index-mark-end text:id="IMark97830424"/>3, no questions asked.</text:p>
      <text:p text:style-name="P24"/>
      <text:p text:style-name="P62">After the initial phase of development involving <text:alphabetical-index-mark-start text:id="IMark96336456"/><text:alphabetical-index-mark-start text:id="IMark101324488"/><text:alphabetical-index-mark-start text:id="IMark101408232"/><text:alphabetical-index-mark-start text:id="IMark79540824"/><text:alphabetical-index-mark-start text:id="IMark97941528"/><text:alphabetical-index-mark-start text:id="IMark90386520"/><text:alphabetical-index-mark-start text:id="IMark101397992"/><text:alphabetical-index-mark-start text:id="IMark101392936"/><text:alphabetical-index-mark-start text:id="IMark88251960"/><text:alphabetical-index-mark-start text:id="IMark93361752"/><text:alphabetical-index-mark-start text:id="IMark101380296"/><text:alphabetical-index-mark-start text:id="IMark96997960"/>Sql<text:alphabetical-index-mark-end text:id="IMark96997960"/><text:alphabetical-index-mark-end text:id="IMark101380296"/><text:alphabetical-index-mark-end text:id="IMark93361752"/><text:alphabetical-index-mark-end text:id="IMark88251960"/><text:alphabetical-index-mark-end text:id="IMark101392936"/><text:alphabetical-index-mark-end text:id="IMark101397992"/><text:alphabetical-index-mark-end text:id="IMark90386520"/><text:alphabetical-index-mark-end text:id="IMark97941528"/>ite<text:alphabetical-index-mark-end text:id="IMark79540824"/><text:alphabetical-index-mark-end text:id="IMark101408232"/><text:alphabetical-index-mark-end text:id="IMark101324488"/><text:alphabetical-index-mark-end text:id="IMark96336456"/>3 compatibility, I began studying the feasibility of using <text:alphabetical-index-mark-start text:id="IMark79459848"/><text:alphabetical-index-mark-start text:id="IMark92955864"/><text:alphabetical-index-mark-start text:id="IMark79576552"/><text:alphabetical-index-mark-start text:id="IMark101289224"/><text:alphabetical-index-mark-start text:id="IMark92700888"/><text:alphabetical-index-mark-start text:id="IMark92453096"/><text:alphabetical-index-mark-start text:id="IMark101410760"/><text:alphabetical-index-mark-start text:id="IMark79559080"/>sql<text:alphabetical-index-mark-end text:id="IMark79559080"/><text:alphabetical-index-mark-end text:id="IMark101410760"/><text:alphabetical-index-mark-end text:id="IMark92453096"/><text:alphabetical-index-mark-end text:id="IMark92700888"/><text:alphabetical-index-mark-end text:id="IMark101289224"/><text:alphabetical-index-mark-end text:id="IMark79576552"/><text:alphabetical-index-mark-end text:id="IMark92955864"/><text:alphabetical-index-mark-end text:id="IMark79459848"/>p with other <text:alphabetical-index-mark-start text:id="IMark91631160"/><text:alphabetical-index-mark-start text:id="IMark95510040"/><text:alphabetical-index-mark-start text:id="IMark79257688"/><text:alphabetical-index-mark-start text:id="IMark81532696"/>format<text:alphabetical-index-mark-end text:id="IMark81532696"/><text:alphabetical-index-mark-end text:id="IMark79257688"/><text:alphabetical-index-mark-end text:id="IMark95510040"/><text:alphabetical-index-mark-end text:id="IMark91631160"/>s. <text:alphabetical-index-mark-start text:id="IMark92380552"/><text:alphabetical-index-mark-start text:id="IMark88255144"/><text:alphabetical-index-mark-start text:id="IMark93362968"/><text:alphabetical-index-mark-start text:id="IMark98256056"/>HDF5<text:alphabetical-index-mark-end text:id="IMark98256056"/><text:alphabetical-index-mark-end text:id="IMark93362968"/><text:alphabetical-index-mark-end text:id="IMark88255144"/><text:alphabetical-index-mark-end text:id="IMark92380552"/> and the fairly newly – developed HDF <text:alphabetical-index-mark-start text:id="IMark101405704"/><text:alphabetical-index-mark-start text:id="IMark97019384"/><text:alphabetical-index-mark-start text:id="IMark95779336"/><text:alphabetical-index-mark-start text:id="IMark95214664"/>query<text:alphabetical-index-mark-end text:id="IMark95214664"/><text:alphabetical-index-mark-end text:id="IMark95779336"/><text:alphabetical-index-mark-end text:id="IMark97019384"/><text:alphabetical-index-mark-end text:id="IMark101405704"/> language (<text:alphabetical-index-mark-start text:id="IMark87218216"/><text:alphabetical-index-mark-start text:id="IMark92479896"/><text:alphabetical-index-mark-start text:id="IMark91424776"/><text:alphabetical-index-mark-start text:id="IMark101382824"/>HDFql<text:alphabetical-index-mark-end text:id="IMark101382824"/><text:alphabetical-index-mark-end text:id="IMark91424776"/><text:alphabetical-index-mark-end text:id="IMark92479896"/><text:alphabetical-index-mark-end text:id="IMark87218216"/>) soon proved an interesting venue to purse for various reasons, including the <text:soft-page-break/>practicality of <text:alphabetical-index-mark-start text:id="IMark97844472"/><text:alphabetical-index-mark-start text:id="IMark96990312"/><text:alphabetical-index-mark-start text:id="IMark96086968"/><text:alphabetical-index-mark-start text:id="IMark92340664"/>HDF5<text:alphabetical-index-mark-end text:id="IMark92340664"/><text:alphabetical-index-mark-end text:id="IMark96086968"/><text:alphabetical-index-mark-end text:id="IMark96990312"/><text:alphabetical-index-mark-end text:id="IMark97844472"/> for storing large amounts of data, similitudes between <text:alphabetical-index-mark-start text:id="IMark92871112"/><text:alphabetical-index-mark-start text:id="IMark72317240"/><text:alphabetical-index-mark-start text:id="IMark92989320"/><text:alphabetical-index-mark-start text:id="IMark72075832"/><text:alphabetical-index-mark-start text:id="IMark72074328"/><text:alphabetical-index-mark-start text:id="IMark72072824"/><text:alphabetical-index-mark-start text:id="IMark72071320"/><text:alphabetical-index-mark-start text:id="IMark95554536"/>SQL<text:alphabetical-index-mark-end text:id="IMark95554536"/><text:alphabetical-index-mark-end text:id="IMark72071320"/><text:alphabetical-index-mark-end text:id="IMark72072824"/><text:alphabetical-index-mark-end text:id="IMark72074328"/><text:alphabetical-index-mark-end text:id="IMark72075832"/><text:alphabetical-index-mark-end text:id="IMark92989320"/><text:alphabetical-index-mark-end text:id="IMark72317240"/><text:alphabetical-index-mark-end text:id="IMark92871112"/> and <text:alphabetical-index-mark-start text:id="IMark95553032"/><text:alphabetical-index-mark-start text:id="IMark95551528"/><text:alphabetical-index-mark-start text:id="IMark95550776"/><text:alphabetical-index-mark-start text:id="IMark96605624"/>HDFql<text:alphabetical-index-mark-end text:id="IMark96605624"/><text:alphabetical-index-mark-end text:id="IMark95550776"/><text:alphabetical-index-mark-end text:id="IMark95551528"/><text:alphabetical-index-mark-end text:id="IMark95553032"/>, and the adap<text:alphabetical-index-mark-start text:id="IMark91085496"/><text:alphabetical-index-mark-start text:id="IMark97830040"/><text:alphabetical-index-mark-start text:id="IMark96923368"/><text:alphabetical-index-mark-start text:id="IMark96921864"/>table<text:alphabetical-index-mark-end text:id="IMark96921864"/><text:alphabetical-index-mark-end text:id="IMark96923368"/><text:alphabetical-index-mark-end text:id="IMark97830040"/><text:alphabetical-index-mark-end text:id="IMark91085496"/> nature of <text:alphabetical-index-mark-start text:id="IMark96921112"/><text:alphabetical-index-mark-start text:id="IMark96918328"/><text:alphabetical-index-mark-start text:id="IMark96469752"/><text:alphabetical-index-mark-start text:id="IMark97167128"/><text:alphabetical-index-mark-start text:id="IMark90314264"/><text:alphabetical-index-mark-start text:id="IMark97195784"/><text:alphabetical-index-mark-start text:id="IMark82147208"/><text:alphabetical-index-mark-start text:id="IMark98137976"/>sql<text:alphabetical-index-mark-end text:id="IMark98137976"/><text:alphabetical-index-mark-end text:id="IMark82147208"/><text:alphabetical-index-mark-end text:id="IMark97195784"/><text:alphabetical-index-mark-end text:id="IMark90314264"/><text:alphabetical-index-mark-end text:id="IMark97167128"/><text:alphabetical-index-mark-end text:id="IMark96469752"/><text:alphabetical-index-mark-end text:id="IMark96918328"/><text:alphabetical-index-mark-end text:id="IMark96921112"/>p’s <text:alphabetical-index-mark-start text:id="IMark72384184"/><text:alphabetical-index-mark-start text:id="IMark97309864"/><text:alphabetical-index-mark-start text:id="IMark95220904"/><text:alphabetical-index-mark-start text:id="IMark97103256"/>code<text:alphabetical-index-mark-end text:id="IMark97103256"/><text:alphabetical-index-mark-end text:id="IMark95220904"/><text:alphabetical-index-mark-end text:id="IMark97309864"/><text:alphabetical-index-mark-end text:id="IMark72384184"/>.</text:p>
      <text:p text:style-name="P62"/>
      <text:p text:style-name="P64"><text:alphabetical-index-mark-start text:id="IMark97844472"/><text:alphabetical-index-mark-start text:id="IMark96990312"/><text:alphabetical-index-mark-start text:id="IMark96086968"/><text:alphabetical-index-mark-start text:id="IMark92340664"/>HDFql<text:alphabetical-index-mark-end text:id="IMark92340664"/><text:alphabetical-index-mark-end text:id="IMark96086968"/><text:alphabetical-index-mark-end text:id="IMark96990312"/><text:alphabetical-index-mark-end text:id="IMark97844472"/>, like <text:alphabetical-index-mark-start text:id="IMark87218216"/><text:alphabetical-index-mark-start text:id="IMark92479896"/><text:alphabetical-index-mark-start text:id="IMark91424776"/><text:alphabetical-index-mark-start text:id="IMark101382824"/><text:alphabetical-index-mark-start text:id="IMark101405704"/><text:alphabetical-index-mark-start text:id="IMark97019384"/><text:alphabetical-index-mark-start text:id="IMark95779336"/><text:alphabetical-index-mark-start text:id="IMark95214664"/><text:alphabetical-index-mark-start text:id="IMark92380552"/><text:alphabetical-index-mark-start text:id="IMark88255144"/><text:alphabetical-index-mark-start text:id="IMark93362968"/><text:alphabetical-index-mark-start text:id="IMark98256056"/>Sql<text:alphabetical-index-mark-end text:id="IMark98256056"/><text:alphabetical-index-mark-end text:id="IMark93362968"/><text:alphabetical-index-mark-end text:id="IMark88255144"/><text:alphabetical-index-mark-end text:id="IMark92380552"/><text:alphabetical-index-mark-end text:id="IMark95214664"/><text:alphabetical-index-mark-end text:id="IMark95779336"/><text:alphabetical-index-mark-end text:id="IMark97019384"/><text:alphabetical-index-mark-end text:id="IMark101405704"/>ite<text:alphabetical-index-mark-end text:id="IMark101382824"/><text:alphabetical-index-mark-end text:id="IMark91424776"/><text:alphabetical-index-mark-end text:id="IMark92479896"/><text:alphabetical-index-mark-end text:id="IMark87218216"/>3, comes with a <text:alphabetical-index-mark-start text:id="IMark91631160"/><text:alphabetical-index-mark-start text:id="IMark95510040"/><text:alphabetical-index-mark-start text:id="IMark79257688"/><text:alphabetical-index-mark-start text:id="IMark81532696"/>command<text:alphabetical-index-mark-end text:id="IMark81532696"/><text:alphabetical-index-mark-end text:id="IMark79257688"/><text:alphabetical-index-mark-end text:id="IMark95510040"/><text:alphabetical-index-mark-end text:id="IMark91631160"/> line interpreter and its <text:alphabetical-index-mark-start text:id="IMark79459848"/><text:alphabetical-index-mark-start text:id="IMark92955864"/><text:alphabetical-index-mark-start text:id="IMark79576552"/><text:alphabetical-index-mark-start text:id="IMark101289224"/>queries<text:alphabetical-index-mark-end text:id="IMark101289224"/><text:alphabetical-index-mark-end text:id="IMark79576552"/><text:alphabetical-index-mark-end text:id="IMark92955864"/><text:alphabetical-index-mark-end text:id="IMark79459848"/> are quite similar to those of the latter, so I decided to adapt it to <text:alphabetical-index-mark-start text:id="IMark92700888"/><text:alphabetical-index-mark-start text:id="IMark92453096"/><text:alphabetical-index-mark-start text:id="IMark101410760"/><text:alphabetical-index-mark-start text:id="IMark79559080"/><text:alphabetical-index-mark-start text:id="IMark96336456"/><text:alphabetical-index-mark-start text:id="IMark101324488"/><text:alphabetical-index-mark-start text:id="IMark101408232"/><text:alphabetical-index-mark-start text:id="IMark79540824"/>sql<text:alphabetical-index-mark-end text:id="IMark79540824"/><text:alphabetical-index-mark-end text:id="IMark101408232"/><text:alphabetical-index-mark-end text:id="IMark101324488"/><text:alphabetical-index-mark-end text:id="IMark96336456"/><text:alphabetical-index-mark-end text:id="IMark79559080"/><text:alphabetical-index-mark-end text:id="IMark101410760"/><text:alphabetical-index-mark-end text:id="IMark92453096"/><text:alphabetical-index-mark-end text:id="IMark92700888"/>p. <text:span text:style-name="T67">As a </text:span><text:alphabetical-index-mark-start text:id="IMark97941528"/><text:alphabetical-index-mark-start text:id="IMark90386520"/><text:alphabetical-index-mark-start text:id="IMark101397992"/><text:alphabetical-index-mark-start text:id="IMark101392936"/><text:span text:style-name="T67">result</text:span><text:alphabetical-index-mark-end text:id="IMark101392936"/><text:alphabetical-index-mark-end text:id="IMark101397992"/><text:alphabetical-index-mark-end text:id="IMark90386520"/><text:alphabetical-index-mark-end text:id="IMark97941528"/><text:span text:style-name="T67">, the main </text:span><text:alphabetical-index-mark-start text:id="IMark88251960"/><text:alphabetical-index-mark-start text:id="IMark93361752"/><text:alphabetical-index-mark-start text:id="IMark101380296"/><text:alphabetical-index-mark-start text:id="IMark96997960"/><text:span text:style-name="T67">advantage</text:span><text:alphabetical-index-mark-end text:id="IMark96997960"/><text:alphabetical-index-mark-end text:id="IMark101380296"/><text:alphabetical-index-mark-end text:id="IMark93361752"/><text:alphabetical-index-mark-end text:id="IMark88251960"/><text:span text:style-name="T67"> in this regard, at least in my view, is that </text:span><text:alphabetical-index-mark-start text:id="IMark72317240"/><text:alphabetical-index-mark-start text:id="IMark92871112"/><text:alphabetical-index-mark-start text:id="IMark91052568"/><text:alphabetical-index-mark-start text:id="IMark93062568"/><text:alphabetical-index-mark-start text:id="IMark92675368"/><text:alphabetical-index-mark-start text:id="IMark88325768"/><text:alphabetical-index-mark-start text:id="IMark96466344"/><text:alphabetical-index-mark-start text:id="IMark95681864"/><text:span text:style-name="T67">sql</text:span><text:alphabetical-index-mark-end text:id="IMark95681864"/><text:alphabetical-index-mark-end text:id="IMark96466344"/><text:alphabetical-index-mark-end text:id="IMark88325768"/><text:alphabetical-index-mark-end text:id="IMark92675368"/><text:alphabetical-index-mark-end text:id="IMark93062568"/><text:alphabetical-index-mark-end text:id="IMark91052568"/><text:alphabetical-index-mark-end text:id="IMark92871112"/><text:alphabetical-index-mark-end text:id="IMark72317240"/><text:span text:style-name="T67">p offer a </text:span><text:alphabetical-index-mark-start text:id="IMark97170472"/><text:alphabetical-index-mark-start text:id="IMark96608968"/><text:alphabetical-index-mark-start text:id="IMark91088904"/><text:alphabetical-index-mark-start text:id="IMark91086248"/><text:span text:style-name="T67">single</text:span><text:alphabetical-index-mark-end text:id="IMark91086248"/><text:alphabetical-index-mark-end text:id="IMark91088904"/><text:alphabetical-index-mark-end text:id="IMark96608968"/><text:alphabetical-index-mark-end text:id="IMark97170472"/><text:span text:style-name="T67"> user interface both for </text:span><text:alphabetical-index-mark-start text:id="IMark97296984"/><text:alphabetical-index-mark-start text:id="IMark97833448"/><text:alphabetical-index-mark-start text:id="IMark97796936"/><text:alphabetical-index-mark-start text:id="IMark90395672"/><text:alphabetical-index-mark-start text:id="IMark90928344"/><text:alphabetical-index-mark-start text:id="IMark97167880"/><text:alphabetical-index-mark-start text:id="IMark95677976"/><text:alphabetical-index-mark-start text:id="IMark97299640"/><text:alphabetical-index-mark-start text:id="IMark81596664"/><text:alphabetical-index-mark-start text:id="IMark95774296"/><text:alphabetical-index-mark-start text:id="IMark98219240"/><text:alphabetical-index-mark-start text:id="IMark97347192"/><text:span text:style-name="T67">Sql</text:span><text:alphabetical-index-mark-end text:id="IMark97347192"/><text:alphabetical-index-mark-end text:id="IMark98219240"/><text:alphabetical-index-mark-end text:id="IMark95774296"/><text:alphabetical-index-mark-end text:id="IMark81596664"/><text:alphabetical-index-mark-end text:id="IMark97299640"/><text:alphabetical-index-mark-end text:id="IMark95677976"/><text:alphabetical-index-mark-end text:id="IMark97167880"/><text:alphabetical-index-mark-end text:id="IMark90928344"/><text:span text:style-name="T67">ite</text:span><text:alphabetical-index-mark-end text:id="IMark90395672"/><text:alphabetical-index-mark-end text:id="IMark97796936"/><text:alphabetical-index-mark-end text:id="IMark97833448"/><text:alphabetical-index-mark-end text:id="IMark97296984"/><text:span text:style-name="T67">’s version of </text:span><text:alphabetical-index-mark-start text:id="IMark88180056"/><text:alphabetical-index-mark-start text:id="IMark96910264"/><text:alphabetical-index-mark-start text:id="IMark101252024"/><text:alphabetical-index-mark-start text:id="IMark92094104"/><text:alphabetical-index-mark-start text:id="IMark72389272"/><text:alphabetical-index-mark-start text:id="IMark96109048"/><text:alphabetical-index-mark-start text:id="IMark97830040"/><text:alphabetical-index-mark-start text:id="IMark96605624"/><text:span text:style-name="T67">SQL</text:span><text:alphabetical-index-mark-end text:id="IMark96605624"/><text:alphabetical-index-mark-end text:id="IMark97830040"/><text:alphabetical-index-mark-end text:id="IMark96109048"/><text:alphabetical-index-mark-end text:id="IMark72389272"/><text:alphabetical-index-mark-end text:id="IMark92094104"/><text:alphabetical-index-mark-end text:id="IMark101252024"/><text:alphabetical-index-mark-end text:id="IMark96910264"/><text:alphabetical-index-mark-end text:id="IMark88180056"/><text:span text:style-name="T67"> and </text:span><text:alphabetical-index-mark-start text:id="IMark91978376"/><text:alphabetical-index-mark-start text:id="IMark97976408"/><text:alphabetical-index-mark-start text:id="IMark92234312"/><text:alphabetical-index-mark-start text:id="IMark92235640"/><text:span text:style-name="T67">HDFql</text:span><text:alphabetical-index-mark-end text:id="IMark92235640"/><text:alphabetical-index-mark-end text:id="IMark92234312"/><text:alphabetical-index-mark-end text:id="IMark97976408"/><text:alphabetical-index-mark-end text:id="IMark91978376"/><text:span text:style-name="T67">, which is a </text:span><text:alphabetical-index-mark-start text:id="IMark96018568"/><text:alphabetical-index-mark-start text:id="IMark96019896"/><text:alphabetical-index-mark-start text:id="IMark92347528"/><text:alphabetical-index-mark-start text:id="IMark92348760"/><text:alphabetical-index-mark-start text:id="IMark92350088"/><text:alphabetical-index-mark-start text:id="IMark92351416"/><text:alphabetical-index-mark-start text:id="IMark92352744"/><text:alphabetical-index-mark-start text:id="IMark93318072"/><text:span text:style-name="T67">SQL</text:span><text:alphabetical-index-mark-end text:id="IMark93318072"/><text:alphabetical-index-mark-end text:id="IMark92352744"/><text:alphabetical-index-mark-end text:id="IMark92351416"/><text:alphabetical-index-mark-end text:id="IMark92350088"/><text:alphabetical-index-mark-end text:id="IMark92348760"/><text:alphabetical-index-mark-end text:id="IMark92347528"/><text:alphabetical-index-mark-end text:id="IMark96019896"/><text:alphabetical-index-mark-end text:id="IMark96018568"/><text:span text:style-name="T67"> – like </text:span><text:alphabetical-index-mark-start text:id="IMark88559784"/><text:alphabetical-index-mark-start text:id="IMark88561112"/><text:alphabetical-index-mark-start text:id="IMark88562440"/><text:alphabetical-index-mark-start text:id="IMark88563768"/><text:span text:style-name="T67">query</text:span><text:alphabetical-index-mark-end text:id="IMark88563768"/><text:alphabetical-index-mark-end text:id="IMark88562440"/><text:alphabetical-index-mark-end text:id="IMark88561112"/><text:alphabetical-index-mark-end text:id="IMark88559784"/><text:span text:style-name="T67"> language for </text:span><text:alphabetical-index-mark-start text:id="IMark92881576"/><text:alphabetical-index-mark-start text:id="IMark92882904"/><text:alphabetical-index-mark-start text:id="IMark99940408"/><text:alphabetical-index-mark-start text:id="IMark99941736"/><text:span text:style-name="T67">HDF5</text:span><text:alphabetical-index-mark-end text:id="IMark99941736"/><text:alphabetical-index-mark-end text:id="IMark99940408"/><text:alphabetical-index-mark-end text:id="IMark92882904"/><text:alphabetical-index-mark-end text:id="IMark92881576"/><text:span text:style-name="T67"> </text:span><text:alphabetical-index-mark-start text:id="IMark95258536"/><text:alphabetical-index-mark-start text:id="IMark95259864"/><text:alphabetical-index-mark-start text:id="IMark95261192"/><text:alphabetical-index-mark-start text:id="IMark95262520"/><text:span text:style-name="T67">database</text:span><text:alphabetical-index-mark-end text:id="IMark95262520"/><text:alphabetical-index-mark-end text:id="IMark95261192"/><text:alphabetical-index-mark-end text:id="IMark95259864"/><text:alphabetical-index-mark-end text:id="IMark95258536"/><text:span text:style-name="T67">s.</text:span></text:p>
      <text:p text:style-name="P63"/>
      <text:p text:style-name="P63">Much like in the case of <text:alphabetical-index-mark-start text:id="IMark96336456"/><text:alphabetical-index-mark-start text:id="IMark101324488"/><text:alphabetical-index-mark-start text:id="IMark101408232"/><text:alphabetical-index-mark-start text:id="IMark79540824"/><text:alphabetical-index-mark-start text:id="IMark79459848"/><text:alphabetical-index-mark-start text:id="IMark92955864"/><text:alphabetical-index-mark-start text:id="IMark79576552"/><text:alphabetical-index-mark-start text:id="IMark101289224"/><text:alphabetical-index-mark-start text:id="IMark91631160"/><text:alphabetical-index-mark-start text:id="IMark95510040"/><text:alphabetical-index-mark-start text:id="IMark79257688"/><text:alphabetical-index-mark-start text:id="IMark81532696"/>Sql<text:alphabetical-index-mark-end text:id="IMark81532696"/><text:alphabetical-index-mark-end text:id="IMark79257688"/><text:alphabetical-index-mark-end text:id="IMark95510040"/><text:alphabetical-index-mark-end text:id="IMark91631160"/><text:alphabetical-index-mark-end text:id="IMark101289224"/><text:alphabetical-index-mark-end text:id="IMark79576552"/><text:alphabetical-index-mark-end text:id="IMark92955864"/><text:alphabetical-index-mark-end text:id="IMark79459848"/>ite<text:alphabetical-index-mark-end text:id="IMark79540824"/><text:alphabetical-index-mark-end text:id="IMark101408232"/><text:alphabetical-index-mark-end text:id="IMark101324488"/><text:alphabetical-index-mark-end text:id="IMark96336456"/>, for now support for <text:alphabetical-index-mark-start text:id="IMark87218216"/><text:alphabetical-index-mark-start text:id="IMark92479896"/><text:alphabetical-index-mark-start text:id="IMark91424776"/><text:alphabetical-index-mark-start text:id="IMark101382824"/>HDF5<text:alphabetical-index-mark-end text:id="IMark101382824"/><text:alphabetical-index-mark-end text:id="IMark91424776"/><text:alphabetical-index-mark-end text:id="IMark92479896"/><text:alphabetical-index-mark-end text:id="IMark87218216"/> via <text:alphabetical-index-mark-start text:id="IMark101405704"/><text:alphabetical-index-mark-start text:id="IMark97019384"/><text:alphabetical-index-mark-start text:id="IMark95779336"/><text:alphabetical-index-mark-start text:id="IMark95214664"/>HDFql<text:alphabetical-index-mark-end text:id="IMark95214664"/><text:alphabetical-index-mark-end text:id="IMark95779336"/><text:alphabetical-index-mark-end text:id="IMark97019384"/><text:alphabetical-index-mark-end text:id="IMark101405704"/> has some limitations in <text:alphabetical-index-mark-start text:id="IMark92380552"/><text:alphabetical-index-mark-start text:id="IMark88255144"/><text:alphabetical-index-mark-start text:id="IMark93362968"/><text:alphabetical-index-mark-start text:id="IMark98256056"/><text:alphabetical-index-mark-start text:id="IMark97844472"/><text:alphabetical-index-mark-start text:id="IMark96990312"/><text:alphabetical-index-mark-start text:id="IMark96086968"/><text:alphabetical-index-mark-start text:id="IMark92340664"/>sql<text:alphabetical-index-mark-end text:id="IMark92340664"/><text:alphabetical-index-mark-end text:id="IMark96086968"/><text:alphabetical-index-mark-end text:id="IMark96990312"/><text:alphabetical-index-mark-end text:id="IMark97844472"/><text:alphabetical-index-mark-end text:id="IMark98256056"/><text:alphabetical-index-mark-end text:id="IMark93362968"/><text:alphabetical-index-mark-end text:id="IMark88255144"/><text:alphabetical-index-mark-end text:id="IMark92380552"/>p, but it essentially works. </text:p>
      <text:p text:style-name="P62"/>
      <text:p text:style-name="P62"/>
      <text:p text:style-name="P24"/>
      <text:p text:style-name="P10"/>
      <text:p text:style-name="P13"/>
      <text:p text:style-name="P8"/>
      <text:h text:style-name="P111" text:outline-level="1"><text:bookmark-start text:name="__RefHeading___Toc951_76759228"/>2. Conventions, caveats and base conditions for development.<text:bookmark-end text:name="__RefHeading___Toc951_76759228"/></text:h>
      <text:p text:style-name="P8"/>
      <text:p text:style-name="P16">Take into consideration these <text:alphabetical-index-mark-start text:id="IMark97844472"/><text:alphabetical-index-mark-start text:id="IMark96990312"/><text:alphabetical-index-mark-start text:id="IMark96086968"/><text:alphabetical-index-mark-start text:id="IMark92340664"/><text:alphabetical-index-mark-start text:id="IMark101405704"/><text:alphabetical-index-mark-start text:id="IMark97019384"/><text:alphabetical-index-mark-start text:id="IMark95779336"/><text:alphabetical-index-mark-start text:id="IMark95214664"/><text:alphabetical-index-mark-start text:id="IMark87218216"/><text:alphabetical-index-mark-start text:id="IMark92479896"/><text:alphabetical-index-mark-start text:id="IMark91424776"/>factor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95779336"/><text:alphabetical-index-mark-end text:id="IMark97019384"/><text:alphabetical-index-mark-end text:id="IMark101405704"/><text:alphabetical-index-mark-end text:id="IMark92340664"/><text:alphabetical-index-mark-end text:id="IMark96086968"/><text:alphabetical-index-mark-end text:id="IMark96990312"/><text:alphabetical-index-mark-end text:id="IMark97844472"/>s.</text:p>
      <text:p text:style-name="P14"/>
      <text:h text:style-name="Heading_20_2" text:outline-level="2"><text:bookmark-start text:name="__RefHeading___Toc953_76759228"/>2.1. Terms and abbreviations used.<text:bookmark-end text:name="__RefHeading___Toc953_76759228"/></text:h>
      <text:p text:style-name="P16"/>
      <text:list xml:id="list3327855480432458747" text:style-name="L3">
        <text:list-item>
          <text:p text:style-name="P99"><text:alphabetical-index-mark-start text:id="IMark101289224"/><text:alphabetical-index-mark-start text:id="IMark91631160"/><text:alphabetical-index-mark-start text:id="IMark95510040"/><text:alphabetical-index-mark-start text:id="IMark79257688"/><text:alphabetical-index-mark-start text:id="IMark81532696"/><text:alphabetical-index-mark-start text:id="IMark97941528"/><text:alphabetical-index-mark-start text:id="IMark101397992"/><text:alphabetical-index-mark-start text:id="IMark90386520"/><text:alphabetical-index-mark-start text:id="IMark88251960"/><text:alphabetical-index-mark-start text:id="IMark101392936"/>Composite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97941528"/><text:alphabetical-index-mark-end text:id="IMark81532696"/><text:alphabetical-index-mark-end text:id="IMark79257688"/><text:alphabetical-index-mark-end text:id="IMark95510040"/><text:alphabetical-index-mark-end text:id="IMark91631160"/><text:alphabetical-index-mark-end text:id="IMark101289224"/> <text:alphabetical-index-mark-start text:id="IMark101380296"/><text:alphabetical-index-mark-start text:id="IMark93361752"/><text:alphabetical-index-mark-start text:id="IMark72317240"/><text:alphabetical-index-mark-start text:id="IMark96997960"/><text:alphabetical-index-mark-start text:id="IMark92095816"/><text:alphabetical-index-mark-start text:id="IMark92453096"/><text:alphabetical-index-mark-start text:id="IMark92871112"/><text:alphabetical-index-mark-start text:id="IMark79559080"/><text:alphabetical-index-mark-start text:id="IMark92700888"/><text:alphabetical-index-mark-start text:id="IMark101410760"/>query<text:alphabetical-index-mark-end text:id="IMark101410760"/><text:alphabetical-index-mark-end text:id="IMark92700888"/><text:alphabetical-index-mark-end text:id="IMark79559080"/><text:alphabetical-index-mark-end text:id="IMark92871112"/><text:alphabetical-index-mark-end text:id="IMark92453096"/><text:alphabetical-index-mark-end text:id="IMark92095816"/><text:alphabetical-index-mark-end text:id="IMark96997960"/><text:alphabetical-index-mark-end text:id="IMark72317240"/><text:alphabetical-index-mark-end text:id="IMark93361752"/><text:alphabetical-index-mark-end text:id="IMark101380296"/>: a <text:alphabetical-index-mark-start text:id="IMark88255144"/><text:alphabetical-index-mark-start text:id="IMark92380552"/><text:alphabetical-index-mark-start text:id="IMark98256056"/><text:alphabetical-index-mark-start text:id="IMark93362968"/><text:alphabetical-index-mark-start text:id="IMark96990312"/><text:alphabetical-index-mark-start text:id="IMark97844472"/><text:alphabetical-index-mark-start text:id="IMark96086968"/><text:alphabetical-index-mark-start text:id="IMark92340664"/><text:alphabetical-index-mark-start text:id="IMark101405704"/><text:alphabetical-index-mark-start text:id="IMark97019384"/>query<text:alphabetical-index-mark-end text:id="IMark97019384"/><text:alphabetical-index-mark-end text:id="IMark101405704"/><text:alphabetical-index-mark-end text:id="IMark92340664"/><text:alphabetical-index-mark-end text:id="IMark96086968"/><text:alphabetical-index-mark-end text:id="IMark97844472"/><text:alphabetical-index-mark-end text:id="IMark96990312"/><text:alphabetical-index-mark-end text:id="IMark93362968"/><text:alphabetical-index-mark-end text:id="IMark98256056"/><text:alphabetical-index-mark-end text:id="IMark92380552"/><text:alphabetical-index-mark-end text:id="IMark88255144"/> passed as argument to <text:alphabetical-index-mark-start text:id="IMark95779336"/><text:alphabetical-index-mark-start text:id="IMark95214664"/><text:alphabetical-index-mark-start text:id="IMark87218216"/><text:alphabetical-index-mark-start text:id="IMark92479896"/><text:alphabetical-index-mark-start text:id="IMark91424776"/><text:alphabetical-index-mark-start text:id="IMark101382824"/><text:alphabetical-index-mark-start text:id="IMark101324488"/><text:alphabetical-index-mark-start text:id="IMark96336456"/><text:alphabetical-index-mark-start text:id="IMark101408232"/><text:alphabetical-index-mark-start text:id="IMark79540824"/><text:alphabetical-index-mark-start text:id="IMark79459848"/><text:alphabetical-index-mark-start text:id="IMark79576552"/><text:alphabetical-index-mark-start text:id="IMark92955864"/><text:alphabetical-index-mark-start text:id="IMark88323688"/><text:alphabetical-index-mark-start text:id="IMark98140232"/><text:alphabetical-index-mark-start text:id="IMark90926840"/><text:alphabetical-index-mark-start text:id="IMark95457016"/><text:alphabetical-index-mark-start text:id="IMark72313272"/><text:alphabetical-index-mark-start text:id="IMark90394168"/><text:alphabetical-index-mark-start text:id="IMark92844632"/>sql<text:alphabetical-index-mark-end text:id="IMark92844632"/><text:alphabetical-index-mark-end text:id="IMark90394168"/><text:alphabetical-index-mark-end text:id="IMark72313272"/><text:alphabetical-index-mark-end text:id="IMark95457016"/><text:alphabetical-index-mark-end text:id="IMark90926840"/><text:alphabetical-index-mark-end text:id="IMark98140232"/><text:alphabetical-index-mark-end text:id="IMark88323688"/><text:alphabetical-index-mark-end text:id="IMark92955864"/><text:alphabetical-index-mark-end text:id="IMark79576552"/><text:alphabetical-index-mark-end text:id="IMark79459848"/><text:alphabetical-index-mark-end text:id="IMark79540824"/><text:alphabetical-index-mark-end text:id="IMark101408232"/><text:alphabetical-index-mark-end text:id="IMark96336456"/><text:alphabetical-index-mark-end text:id="IMark101324488"/><text:alphabetical-index-mark-end text:id="IMark101382824"/><text:alphabetical-index-mark-end text:id="IMark91424776"/><text:alphabetical-index-mark-end text:id="IMark92479896"/><text:alphabetical-index-mark-end text:id="IMark87218216"/><text:alphabetical-index-mark-end text:id="IMark95214664"/><text:alphabetical-index-mark-end text:id="IMark95779336"/><text:span text:style-name="T78">p</text:span> that is in fact, a succession of two or more <text:alphabetical-index-mark-start text:id="IMark88328712"/><text:alphabetical-index-mark-start text:id="IMark93062568"/><text:alphabetical-index-mark-start text:id="IMark100035752"/><text:alphabetical-index-mark-start text:id="IMark95219400"/><text:alphabetical-index-mark-start text:id="IMark91090232"/><text:alphabetical-index-mark-start text:id="IMark82143208"/><text:alphabetical-index-mark-start text:id="IMark97170472"/><text:alphabetical-index-mark-start text:id="IMark100152232"/><text:alphabetical-index-mark-start text:id="IMark95681864"/><text:alphabetical-index-mark-start text:id="IMark96861736"/>queries<text:alphabetical-index-mark-end text:id="IMark96861736"/><text:alphabetical-index-mark-end text:id="IMark95681864"/><text:alphabetical-index-mark-end text:id="IMark100152232"/><text:alphabetical-index-mark-end text:id="IMark97170472"/><text:alphabetical-index-mark-end text:id="IMark82143208"/><text:alphabetical-index-mark-end text:id="IMark91090232"/><text:alphabetical-index-mark-end text:id="IMark95219400"/><text:alphabetical-index-mark-end text:id="IMark100035752"/><text:alphabetical-index-mark-end text:id="IMark93062568"/><text:alphabetical-index-mark-end text:id="IMark88328712"/> separated one from the other by a <text:span text:style-name="T87">semicolon (</text:span>“;”<text:span text:style-name="T87">)</text:span> <text:alphabetical-index-mark-start text:id="IMark93070248"/><text:alphabetical-index-mark-start text:id="IMark97197864"/><text:alphabetical-index-mark-start text:id="IMark72072824"/><text:alphabetical-index-mark-start text:id="IMark92990072"/><text:alphabetical-index-mark-start text:id="IMark96923368"/><text:alphabetical-index-mark-start text:id="IMark98065672"/><text:alphabetical-index-mark-start text:id="IMark95551528"/><text:alphabetical-index-mark-start text:id="IMark97294152"/><text:alphabetical-index-mark-start text:id="IMark92879688"/><text:alphabetical-index-mark-start text:id="IMark95774296"/>character<text:alphabetical-index-mark-end text:id="IMark95774296"/><text:alphabetical-index-mark-end text:id="IMark92879688"/><text:alphabetical-index-mark-end text:id="IMark97294152"/><text:alphabetical-index-mark-end text:id="IMark95551528"/><text:alphabetical-index-mark-end text:id="IMark98065672"/><text:alphabetical-index-mark-end text:id="IMark96923368"/><text:alphabetical-index-mark-end text:id="IMark92990072"/><text:alphabetical-index-mark-end text:id="IMark72072824"/><text:alphabetical-index-mark-end text:id="IMark97197864"/><text:alphabetical-index-mark-end text:id="IMark93070248"/>.</text:p>
          <text:p text:style-name="P99"/>
        </text:list-item>
        <text:list-item>
          <text:p text:style-name="P100"><text:span text:style-name="T18">DB</text:span>: <text:span text:style-name="T18">Data base</text:span>.</text:p>
          <text:p text:style-name="P100"/>
        </text:list-item>
        <text:list-item>
          <text:p text:style-name="P100"><text:span text:style-name="T18">RDB</text:span>: <text:alphabetical-index-mark-start text:id="IMark96336456"/><text:alphabetical-index-mark-start text:id="IMark101408232"/><text:alphabetical-index-mark-start text:id="IMark79540824"/><text:alphabetical-index-mark-start text:id="IMark79459848"/><text:alphabetical-index-mark-start text:id="IMark79576552"/><text:alphabetical-index-mark-start text:id="IMark92955864"/><text:alphabetical-index-mark-start text:id="IMark88255144"/><text:alphabetical-index-mark-start text:id="IMark92380552"/><text:alphabetical-index-mark-start text:id="IMark98256056"/><text:alphabetical-index-mark-start text:id="IMark93362968"/><text:alphabetical-index-mark-start text:id="IMark96990312"/><text:span text:style-name="T18">Relational</text:span><text:alphabetical-index-mark-end text:id="IMark96990312"/><text:alphabetical-index-mark-end text:id="IMark93362968"/><text:alphabetical-index-mark-end text:id="IMark98256056"/><text:alphabetical-index-mark-end text:id="IMark92380552"/><text:alphabetical-index-mark-end text:id="IMark88255144"/><text:alphabetical-index-mark-end text:id="IMark92955864"/><text:alphabetical-index-mark-end text:id="IMark79576552"/><text:alphabetical-index-mark-end text:id="IMark79459848"/><text:alphabetical-index-mark-end text:id="IMark79540824"/><text:alphabetical-index-mark-end text:id="IMark101408232"/><text:alphabetical-index-mark-end text:id="IMark96336456"/><text:span text:style-name="T18"> data base</text:span>.</text:p>
          <text:p text:style-name="P100"/>
        </text:list-item>
        <text:list-item>
          <text:p text:style-name="P100"><text:alphabetical-index-mark-start text:id="IMark101380296"/><text:alphabetical-index-mark-start text:id="IMark93361752"/><text:alphabetical-index-mark-start text:id="IMark72317240"/><text:alphabetical-index-mark-start text:id="IMark96997960"/><text:alphabetical-index-mark-start text:id="IMark92095816"/><text:alphabetical-index-mark-start text:id="IMark92453096"/><text:alphabetical-index-mark-start text:id="IMark92871112"/><text:alphabetical-index-mark-start text:id="IMark79559080"/><text:alphabetical-index-mark-start text:id="IMark92700888"/><text:alphabetical-index-mark-start text:id="IMark101410760"/><text:alphabetical-index-mark-start text:id="IMark101289224"/>R<text:alphabetical-index-mark-start text:id="IMark91631160"/><text:alphabetical-index-mark-start text:id="IMark95510040"/><text:alphabetical-index-mark-start text:id="IMark79257688"/><text:alphabetical-index-mark-start text:id="IMark81532696"/><text:alphabetical-index-mark-start text:id="IMark9794152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95214664"/><text:alphabetical-index-mark-start text:id="IMark95779336"/><text:span text:style-name="T18">DBMS</text:span><text:alphabetical-index-mark-end text:id="IMark95779336"/><text:alphabetical-index-mark-end text:id="IMark95214664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97941528"/><text:alphabetical-index-mark-end text:id="IMark81532696"/><text:alphabetical-index-mark-end text:id="IMark79257688"/><text:alphabetical-index-mark-end text:id="IMark95510040"/><text:alphabetical-index-mark-end text:id="IMark91631160"/><text:alphabetical-index-mark-end text:id="IMark101289224"/><text:alphabetical-index-mark-end text:id="IMark101410760"/><text:alphabetical-index-mark-end text:id="IMark92700888"/><text:alphabetical-index-mark-end text:id="IMark79559080"/><text:alphabetical-index-mark-end text:id="IMark92871112"/><text:alphabetical-index-mark-end text:id="IMark92453096"/><text:alphabetical-index-mark-end text:id="IMark92095816"/><text:alphabetical-index-mark-end text:id="IMark96997960"/><text:alphabetical-index-mark-end text:id="IMark72317240"/><text:alphabetical-index-mark-end text:id="IMark93361752"/><text:alphabetical-index-mark-end text:id="IMark101380296"/>: <text:alphabetical-index-mark-start text:id="IMark87218216"/><text:alphabetical-index-mark-start text:id="IMark91424776"/><text:alphabetical-index-mark-start text:id="IMark92479896"/><text:alphabetical-index-mark-start text:id="IMark101324488"/><text:alphabetical-index-mark-start text:id="IMark101382824"/><text:alphabetical-index-mark-start text:id="IMark97844472"/><text:alphabetical-index-mark-start text:id="IMark96336456"/><text:alphabetical-index-mark-start text:id="IMark101408232"/><text:alphabetical-index-mark-start text:id="IMark79540824"/><text:alphabetical-index-mark-start text:id="IMark79459848"/><text:alphabetical-index-mark-start text:id="IMark79576552"/>Re<text:span text:style-name="T18">lational</text:span><text:alphabetical-index-mark-end text:id="IMark79576552"/><text:alphabetical-index-mark-end text:id="IMark79459848"/><text:alphabetical-index-mark-end text:id="IMark79540824"/><text:alphabetical-index-mark-end text:id="IMark101408232"/><text:alphabetical-index-mark-end text:id="IMark96336456"/><text:alphabetical-index-mark-end text:id="IMark97844472"/><text:alphabetical-index-mark-end text:id="IMark101382824"/><text:alphabetical-index-mark-end text:id="IMark101324488"/><text:alphabetical-index-mark-end text:id="IMark92479896"/><text:alphabetical-index-mark-end text:id="IMark91424776"/><text:alphabetical-index-mark-end text:id="IMark87218216"/><text:span text:style-name="T18"> data base </text:span><text:alphabetical-index-mark-start text:id="IMark92955864"/><text:alphabetical-index-mark-start text:id="IMark88255144"/><text:alphabetical-index-mark-start text:id="IMark92380552"/><text:alphabetical-index-mark-start text:id="IMark98256056"/><text:alphabetical-index-mark-start text:id="IMark93362968"/><text:alphabetical-index-mark-start text:id="IMark96990312"/><text:alphabetical-index-mark-start text:id="IMark92340664"/><text:alphabetical-index-mark-start text:id="IMark96086968"/><text:alphabetical-index-mark-start text:id="IMark97019384"/><text:alphabetical-index-mark-start text:id="IMark101405704"/><text:alphabetical-index-mark-start text:id="IMark93130840"/><text:span text:style-name="T18">manage</text:span><text:alphabetical-index-mark-end text:id="IMark93130840"/><text:alphabetical-index-mark-end text:id="IMark101405704"/><text:alphabetical-index-mark-end text:id="IMark97019384"/><text:alphabetical-index-mark-end text:id="IMark96086968"/><text:alphabetical-index-mark-end text:id="IMark92340664"/><text:alphabetical-index-mark-end text:id="IMark96990312"/><text:alphabetical-index-mark-end text:id="IMark93362968"/><text:alphabetical-index-mark-end text:id="IMark98256056"/><text:alphabetical-index-mark-end text:id="IMark92380552"/><text:alphabetical-index-mark-end text:id="IMark88255144"/><text:alphabetical-index-mark-end text:id="IMark92955864"/><text:span text:style-name="T18">ment </text:span><text:alphabetical-index-mark-start text:id="IMark93129336"/><text:alphabetical-index-mark-start text:id="IMark93127832"/><text:alphabetical-index-mark-start text:id="IMark93126328"/><text:alphabetical-index-mark-start text:id="IMark92350456"/><text:alphabetical-index-mark-start text:id="IMark92090984"/><text:alphabetical-index-mark-start text:id="IMark100155176"/><text:alphabetical-index-mark-start text:id="IMark81602440"/><text:alphabetical-index-mark-start text:id="IMark95467112"/><text:alphabetical-index-mark-start text:id="IMark91080760"/><text:alphabetical-index-mark-start text:id="IMark92092312"/><text:alphabetical-index-mark-start text:id="IMark98064168"/><text:alphabetical-index-mark-start text:id="IMark92878936"/><text:alphabetical-index-mark-start text:id="IMark81600936"/><text:alphabetical-index-mark-start text:id="IMark88323688"/><text:alphabetical-index-mark-start text:id="IMark98140232"/><text:alphabetical-index-mark-start text:id="IMark95457016"/><text:alphabetical-index-mark-start text:id="IMark72313272"/><text:alphabetical-index-mark-start text:id="IMark92844632"/><text:alphabetical-index-mark-start text:id="IMark95463624"/><text:alphabetical-index-mark-start text:id="IMark90297400"/><text:alphabetical-index-mark-start text:id="IMark90294616"/><text:alphabetical-index-mark-start text:id="IMark97118184"/><text:span text:style-name="T18">system</text:span><text:alphabetical-index-mark-end text:id="IMark97118184"/><text:alphabetical-index-mark-end text:id="IMark90294616"/><text:alphabetical-index-mark-end text:id="IMark90297400"/><text:alphabetical-index-mark-end text:id="IMark95463624"/><text:alphabetical-index-mark-end text:id="IMark92844632"/><text:alphabetical-index-mark-end text:id="IMark72313272"/><text:alphabetical-index-mark-end text:id="IMark95457016"/><text:alphabetical-index-mark-end text:id="IMark98140232"/><text:alphabetical-index-mark-end text:id="IMark88323688"/><text:alphabetical-index-mark-end text:id="IMark81600936"/><text:alphabetical-index-mark-end text:id="IMark92878936"/><text:alphabetical-index-mark-end text:id="IMark98064168"/><text:alphabetical-index-mark-end text:id="IMark92092312"/><text:alphabetical-index-mark-end text:id="IMark91080760"/><text:alphabetical-index-mark-end text:id="IMark95467112"/><text:alphabetical-index-mark-end text:id="IMark81602440"/><text:alphabetical-index-mark-end text:id="IMark100155176"/><text:alphabetical-index-mark-end text:id="IMark92090984"/><text:alphabetical-index-mark-end text:id="IMark92350456"/><text:alphabetical-index-mark-end text:id="IMark93126328"/><text:alphabetical-index-mark-end text:id="IMark93127832"/><text:alphabetical-index-mark-end text:id="IMark93129336"/>.</text:p>
          <text:p text:style-name="P100"/>
        </text:list-item>
        <text:list-item>
          <text:p text:style-name="P100"><text:alphabetical-index-mark-start text:id="IMark72317240"/><text:alphabetical-index-mark-start text:id="IMark96997960"/><text:alphabetical-index-mark-start text:id="IMark92095816"/><text:alphabetical-index-mark-start text:id="IMark92453096"/><text:alphabetical-index-mark-start text:id="IMark92871112"/><text:alphabetical-index-mark-start text:id="IMark79559080"/><text:alphabetical-index-mark-start text:id="IMark92700888"/><text:alphabetical-index-mark-start text:id="IMark101410760"/><text:alphabetical-index-mark-start text:id="IMark101289224"/><text:alphabetical-index-mark-start text:id="IMark91631160"/>.<text:alphabetical-index-mark-start text:id="IMark95510040"/><text:alphabetical-index-mark-start text:id="IMark79257688"/><text:alphabetical-index-mark-start text:id="IMark81532696"/><text:alphabetical-index-mark-start text:id="IMark9794152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95214664"/><text:alphabetical-index-mark-start text:id="IMark95779336"/><text:alphabetical-index-mark-start text:id="IMark87218216"/><text:alphabetical-index-mark-start text:id="IMark91424776"/><text:alphabetical-index-mark-start text:id="IMark92479896"/><text:alphabetical-index-mark-start text:id="IMark101324488"/><text:alphabetical-index-mark-start text:id="IMark101382824"/><text:alphabetical-index-mark-start text:id="IMark97844472"/><text:alphabetical-index-mark-start text:id="IMark96336456"/><text:alphabetical-index-mark-start text:id="IMark101408232"/><text:alphabetical-index-mark-start text:id="IMark79540824"/><text:alphabetical-index-mark-start text:id="IMark79459848"/><text:span text:style-name="T45">sql</text:span><text:alphabetical-index-mark-end text:id="IMark79459848"/><text:alphabetical-index-mark-end text:id="IMark79540824"/><text:alphabetical-index-mark-end text:id="IMark101408232"/><text:alphabetical-index-mark-end text:id="IMark96336456"/><text:alphabetical-index-mark-end text:id="IMark97844472"/><text:alphabetical-index-mark-end text:id="IMark101382824"/><text:alphabetical-index-mark-end text:id="IMark101324488"/><text:alphabetical-index-mark-end text:id="IMark92479896"/><text:alphabetical-index-mark-end text:id="IMark91424776"/><text:alphabetical-index-mark-end text:id="IMark87218216"/><text:alphabetical-index-mark-end text:id="IMark95779336"/><text:alphabetical-index-mark-end text:id="IMark95214664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97941528"/><text:alphabetical-index-mark-end text:id="IMark81532696"/><text:alphabetical-index-mark-end text:id="IMark79257688"/><text:alphabetical-index-mark-end text:id="IMark95510040"/><text:alphabetical-index-mark-end text:id="IMark91631160"/><text:alphabetical-index-mark-end text:id="IMark101289224"/><text:alphabetical-index-mark-end text:id="IMark101410760"/><text:alphabetical-index-mark-end text:id="IMark92700888"/><text:alphabetical-index-mark-end text:id="IMark79559080"/><text:alphabetical-index-mark-end text:id="IMark92871112"/><text:alphabetical-index-mark-end text:id="IMark92453096"/><text:alphabetical-index-mark-end text:id="IMark92095816"/><text:alphabetical-index-mark-end text:id="IMark96997960"/><text:alphabetical-index-mark-end text:id="IMark72317240"/><text:span text:style-name="T45"> </text:span><text:alphabetical-index-mark-start text:id="IMark79576552"/><text:alphabetical-index-mark-start text:id="IMark92955864"/><text:alphabetical-index-mark-start text:id="IMark88255144"/><text:alphabetical-index-mark-start text:id="IMark92380552"/><text:alphabetical-index-mark-start text:id="IMark98256056"/><text:alphabetical-index-mark-start text:id="IMark93362968"/><text:alphabetical-index-mark-start text:id="IMark96990312"/><text:alphabetical-index-mark-start text:id="IMark92340664"/><text:alphabetical-index-mark-start text:id="IMark96086968"/><text:alphabetical-index-mark-start text:id="IMark97019384"/><text:span text:style-name="T45">file</text:span><text:alphabetical-index-mark-end text:id="IMark97019384"/><text:alphabetical-index-mark-end text:id="IMark96086968"/><text:alphabetical-index-mark-end text:id="IMark92340664"/><text:alphabetical-index-mark-end text:id="IMark96990312"/><text:alphabetical-index-mark-end text:id="IMark93362968"/><text:alphabetical-index-mark-end text:id="IMark98256056"/><text:alphabetical-index-mark-end text:id="IMark92380552"/><text:alphabetical-index-mark-end text:id="IMark88255144"/><text:alphabetical-index-mark-end text:id="IMark92955864"/><text:alphabetical-index-mark-end text:id="IMark79576552"/><text:span text:style-name="T45">: a flat </text:span><text:alphabetical-index-mark-start text:id="IMark101405704"/><text:alphabetical-index-mark-start text:id="IMark93361752"/><text:alphabetical-index-mark-start text:id="IMark101380296"/><text:alphabetical-index-mark-start text:id="IMark97116680"/><text:alphabetical-index-mark-start text:id="IMark72043208"/><text:alphabetical-index-mark-start text:id="IMark100035752"/><text:alphabetical-index-mark-start text:id="IMark97170472"/><text:alphabetical-index-mark-start text:id="IMark90299656"/><text:alphabetical-index-mark-start text:id="IMark95632040"/><text:alphabetical-index-mark-start text:id="IMark97197864"/><text:span text:style-name="T45">file</text:span><text:alphabetical-index-mark-end text:id="IMark97197864"/><text:alphabetical-index-mark-end text:id="IMark95632040"/><text:alphabetical-index-mark-end text:id="IMark90299656"/><text:alphabetical-index-mark-end text:id="IMark97170472"/><text:alphabetical-index-mark-end text:id="IMark100035752"/><text:alphabetical-index-mark-end text:id="IMark72043208"/><text:alphabetical-index-mark-end text:id="IMark97116680"/><text:alphabetical-index-mark-end text:id="IMark101380296"/><text:alphabetical-index-mark-end text:id="IMark93361752"/><text:alphabetical-index-mark-end text:id="IMark101405704"/><text:span text:style-name="T45"> that contains various </text:span><text:alphabetical-index-mark-start text:id="IMark96923368"/><text:alphabetical-index-mark-start text:id="IMark97069432"/><text:alphabetical-index-mark-start text:id="IMark96016680"/><text:alphabetical-index-mark-start text:id="IMark97192216"/><text:alphabetical-index-mark-start text:id="IMark97070936"/><text:alphabetical-index-mark-start text:id="IMark81536360"/><text:alphabetical-index-mark-start text:id="IMark81535128"/><text:alphabetical-index-mark-start text:id="IMark72045128"/><text:alphabetical-index-mark-start text:id="IMark92347896"/><text:alphabetical-index-mark-start text:id="IMark95543960"/><text:alphabetical-index-mark-start text:id="IMark92236008"/><text:alphabetical-index-mark-start text:id="IMark97975832"/><text:alphabetical-index-mark-start text:id="IMark97111960"/><text:alphabetical-index-mark-start text:id="IMark81538824"/><text:alphabetical-index-mark-start text:id="IMark93266072"/><text:alphabetical-index-mark-start text:id="IMark93265320"/><text:alphabetical-index-mark-start text:id="IMark91045768"/><text:alphabetical-index-mark-start text:id="IMark91045016"/><text:alphabetical-index-mark-start text:id="IMark91043512"/><text:alphabetical-index-mark-start text:id="IMark91042760"/><text:span text:style-name="T45">SQL</text:span><text:alphabetical-index-mark-end text:id="IMark91042760"/><text:alphabetical-index-mark-end text:id="IMark91043512"/><text:alphabetical-index-mark-end text:id="IMark91045016"/><text:alphabetical-index-mark-end text:id="IMark91045768"/><text:alphabetical-index-mark-end text:id="IMark93265320"/><text:alphabetical-index-mark-end text:id="IMark93266072"/><text:alphabetical-index-mark-end text:id="IMark81538824"/><text:alphabetical-index-mark-end text:id="IMark97111960"/><text:alphabetical-index-mark-end text:id="IMark97975832"/><text:alphabetical-index-mark-end text:id="IMark92236008"/><text:alphabetical-index-mark-end text:id="IMark95543960"/><text:alphabetical-index-mark-end text:id="IMark92347896"/><text:alphabetical-index-mark-end text:id="IMark72045128"/><text:alphabetical-index-mark-end text:id="IMark81535128"/><text:alphabetical-index-mark-end text:id="IMark81536360"/><text:alphabetical-index-mark-end text:id="IMark97070936"/><text:alphabetical-index-mark-end text:id="IMark97192216"/><text:alphabetical-index-mark-end text:id="IMark96016680"/><text:alphabetical-index-mark-end text:id="IMark97069432"/><text:alphabetical-index-mark-end text:id="IMark96923368"/><text:span text:style-name="T45"> </text:span><text:alphabetical-index-mark-start text:id="IMark91041256"/><text:alphabetical-index-mark-start text:id="IMark91040504"/><text:alphabetical-index-mark-start text:id="IMark91819640"/><text:alphabetical-index-mark-start text:id="IMark93266824"/><text:alphabetical-index-mark-start text:id="IMark92194328"/><text:alphabetical-index-mark-start text:id="IMark92192824"/><text:alphabetical-index-mark-start text:id="IMark96581176"/><text:alphabetical-index-mark-start text:id="IMark96579672"/><text:alphabetical-index-mark-start text:id="IMark96578168"/><text:alphabetical-index-mark-start text:id="IMark96575384"/><text:span text:style-name="T45">queries</text:span><text:alphabetical-index-mark-end text:id="IMark96575384"/><text:alphabetical-index-mark-end text:id="IMark96578168"/><text:alphabetical-index-mark-end text:id="IMark96579672"/><text:alphabetical-index-mark-end text:id="IMark96581176"/><text:alphabetical-index-mark-end text:id="IMark92192824"/><text:alphabetical-index-mark-end text:id="IMark92194328"/><text:alphabetical-index-mark-end text:id="IMark93266824"/><text:alphabetical-index-mark-end text:id="IMark91819640"/><text:alphabetical-index-mark-end text:id="IMark91040504"/><text:alphabetical-index-mark-end text:id="IMark91041256"/><text:span text:style-name="T45">. Such a </text:span><text:alphabetical-index-mark-start text:id="IMark99833768"/><text:alphabetical-index-mark-start text:id="IMark87229848"/><text:alphabetical-index-mark-start text:id="IMark91094952"/><text:alphabetical-index-mark-start text:id="IMark98186936"/><text:alphabetical-index-mark-start text:id="IMark98188264"/><text:alphabetical-index-mark-start text:id="IMark98189592"/><text:alphabetical-index-mark-start text:id="IMark98190920"/><text:alphabetical-index-mark-start text:id="IMark88998696"/><text:alphabetical-index-mark-start text:id="IMark89000024"/><text:alphabetical-index-mark-start text:id="IMark89001352"/><text:span text:style-name="T45">file</text:span><text:alphabetical-index-mark-end text:id="IMark89001352"/><text:alphabetical-index-mark-end text:id="IMark89000024"/><text:alphabetical-index-mark-end text:id="IMark88998696"/><text:alphabetical-index-mark-end text:id="IMark98190920"/><text:alphabetical-index-mark-end text:id="IMark98189592"/><text:alphabetical-index-mark-end text:id="IMark98188264"/><text:alphabetical-index-mark-end text:id="IMark98186936"/><text:alphabetical-index-mark-end text:id="IMark91094952"/><text:alphabetical-index-mark-end text:id="IMark87229848"/><text:alphabetical-index-mark-end text:id="IMark99833768"/><text:span text:style-name="T45"> contains, in fact, a </text:span><text:alphabetical-index-mark-start text:id="IMark89005400"/><text:alphabetical-index-mark-start text:id="IMark93074728"/><text:alphabetical-index-mark-start text:id="IMark93076056"/><text:alphabetical-index-mark-start text:id="IMark93077384"/><text:alphabetical-index-mark-start text:id="IMark93078712"/><text:alphabetical-index-mark-start text:id="IMark93080040"/><text:alphabetical-index-mark-start text:id="IMark93081368"/><text:alphabetical-index-mark-start text:id="IMark72283416"/><text:alphabetical-index-mark-start text:id="IMark72284744"/><text:alphabetical-index-mark-start text:id="IMark72286072"/><text:span text:style-name="T45">composite</text:span><text:alphabetical-index-mark-end text:id="IMark72286072"/><text:alphabetical-index-mark-end text:id="IMark72284744"/><text:alphabetical-index-mark-end text:id="IMark72283416"/><text:alphabetical-index-mark-end text:id="IMark93081368"/><text:alphabetical-index-mark-end text:id="IMark93080040"/><text:alphabetical-index-mark-end text:id="IMark93078712"/><text:alphabetical-index-mark-end text:id="IMark93077384"/><text:alphabetical-index-mark-end text:id="IMark93076056"/><text:alphabetical-index-mark-end text:id="IMark93074728"/><text:alphabetical-index-mark-end text:id="IMark89005400"/><text:span text:style-name="T45"> </text:span><text:alphabetical-index-mark-start text:id="IMark98299000"/><text:alphabetical-index-mark-start text:id="IMark92528184"/><text:alphabetical-index-mark-start text:id="IMark99480312"/><text:alphabetical-index-mark-start text:id="IMark99481640"/><text:alphabetical-index-mark-start text:id="IMark99482968"/><text:alphabetical-index-mark-start text:id="IMark99484296"/><text:alphabetical-index-mark-start text:id="IMark99485624"/><text:alphabetical-index-mark-start text:id="IMark96048296"/><text:alphabetical-index-mark-start text:id="IMark96049624"/><text:alphabetical-index-mark-start text:id="IMark96050952"/><text:span text:style-name="T45">query</text:span><text:alphabetical-index-mark-end text:id="IMark96050952"/><text:alphabetical-index-mark-end text:id="IMark96049624"/><text:alphabetical-index-mark-end text:id="IMark96048296"/><text:alphabetical-index-mark-end text:id="IMark99485624"/><text:alphabetical-index-mark-end text:id="IMark99484296"/><text:alphabetical-index-mark-end text:id="IMark99482968"/><text:alphabetical-index-mark-end text:id="IMark99481640"/><text:alphabetical-index-mark-end text:id="IMark99480312"/><text:alphabetical-index-mark-end text:id="IMark92528184"/><text:alphabetical-index-mark-end text:id="IMark98299000"/><text:span text:style-name="T45">.</text:span></text:p>
          <text:p text:style-name="P100"/>
        </text:list-item>
        <text:list-item>
          <text:p text:style-name="P101"><text:alphabetical-index-mark-start text:id="IMark79559080"/><text:alphabetical-index-mark-start text:id="IMark92700888"/><text:alphabetical-index-mark-start text:id="IMark101410760"/><text:alphabetical-index-mark-start text:id="IMark101289224"/><text:alphabetical-index-mark-start text:id="IMark91631160"/><text:alphabetical-index-mark-start text:id="IMark95510040"/><text:alphabetical-index-mark-start text:id="IMark79257688"/><text:alphabetical-index-mark-start text:id="IMark81532696"/>.<text:span text:style-name="T79">h</text:span><text:alphabetical-index-mark-start text:id="IMark9794152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95214664"/><text:alphabetical-index-mark-start text:id="IMark95779336"/><text:alphabetical-index-mark-start text:id="IMark87218216"/><text:alphabetical-index-mark-start text:id="IMark91424776"/><text:alphabetical-index-mark-start text:id="IMark92479896"/><text:alphabetical-index-mark-start text:id="IMark101324488"/><text:alphabetical-index-mark-start text:id="IMark101382824"/><text:alphabetical-index-mark-start text:id="IMark97844472"/><text:alphabetical-index-mark-start text:id="IMark96336456"/><text:alphabetical-index-mark-start text:id="IMark101408232"/><text:alphabetical-index-mark-start text:id="IMark79540824"/><text:span text:style-name="T79">ql</text:span><text:alphabetical-index-mark-end text:id="IMark79540824"/><text:alphabetical-index-mark-end text:id="IMark101408232"/><text:alphabetical-index-mark-end text:id="IMark96336456"/><text:alphabetical-index-mark-end text:id="IMark97844472"/><text:alphabetical-index-mark-end text:id="IMark101382824"/><text:alphabetical-index-mark-end text:id="IMark101324488"/><text:alphabetical-index-mark-end text:id="IMark92479896"/><text:alphabetical-index-mark-end text:id="IMark91424776"/><text:alphabetical-index-mark-end text:id="IMark87218216"/><text:alphabetical-index-mark-end text:id="IMark95779336"/><text:alphabetical-index-mark-end text:id="IMark95214664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97941528"/><text:alphabetical-index-mark-end text:id="IMark81532696"/><text:alphabetical-index-mark-end text:id="IMark79257688"/><text:alphabetical-index-mark-end text:id="IMark95510040"/><text:alphabetical-index-mark-end text:id="IMark91631160"/><text:alphabetical-index-mark-end text:id="IMark101289224"/><text:alphabetical-index-mark-end text:id="IMark101410760"/><text:alphabetical-index-mark-end text:id="IMark92700888"/><text:alphabetical-index-mark-end text:id="IMark79559080"/><text:span text:style-name="T79"> </text:span><text:alphabetical-index-mark-start text:id="IMark79459848"/><text:alphabetical-index-mark-start text:id="IMark79576552"/><text:alphabetical-index-mark-start text:id="IMark92955864"/><text:alphabetical-index-mark-start text:id="IMark88255144"/><text:alphabetical-index-mark-start text:id="IMark92380552"/><text:alphabetical-index-mark-start text:id="IMark98256056"/><text:alphabetical-index-mark-start text:id="IMark93362968"/><text:alphabetical-index-mark-start text:id="IMark96990312"/><text:alphabetical-index-mark-start text:id="IMark92340664"/><text:alphabetical-index-mark-start text:id="IMark96086968"/><text:span text:style-name="T79">file</text:span><text:alphabetical-index-mark-end text:id="IMark96086968"/><text:alphabetical-index-mark-end text:id="IMark92340664"/><text:alphabetical-index-mark-end text:id="IMark96990312"/><text:alphabetical-index-mark-end text:id="IMark93362968"/><text:alphabetical-index-mark-end text:id="IMark98256056"/><text:alphabetical-index-mark-end text:id="IMark92380552"/><text:alphabetical-index-mark-end text:id="IMark88255144"/><text:alphabetical-index-mark-end text:id="IMark92955864"/><text:alphabetical-index-mark-end text:id="IMark79576552"/><text:alphabetical-index-mark-end text:id="IMark79459848"/><text:span text:style-name="T79">: a flat </text:span><text:alphabetical-index-mark-start text:id="IMark97019384"/><text:alphabetical-index-mark-start text:id="IMark101405704"/><text:alphabetical-index-mark-start text:id="IMark93361752"/><text:alphabetical-index-mark-start text:id="IMark101380296"/><text:alphabetical-index-mark-start text:id="IMark72317240"/><text:alphabetical-index-mark-start text:id="IMark92095816"/><text:alphabetical-index-mark-start text:id="IMark96997960"/><text:alphabetical-index-mark-start text:id="IMark92871112"/><text:alphabetical-index-mark-start text:id="IMark92453096"/><text:alphabetical-index-mark-start text:id="IMark97209272"/><text:span text:style-name="T79">file</text:span><text:alphabetical-index-mark-end text:id="IMark97209272"/><text:alphabetical-index-mark-end text:id="IMark92453096"/><text:alphabetical-index-mark-end text:id="IMark92871112"/><text:alphabetical-index-mark-end text:id="IMark96997960"/><text:alphabetical-index-mark-end text:id="IMark92095816"/><text:alphabetical-index-mark-end text:id="IMark72317240"/><text:alphabetical-index-mark-end text:id="IMark101380296"/><text:alphabetical-index-mark-end text:id="IMark93361752"/><text:alphabetical-index-mark-end text:id="IMark101405704"/><text:alphabetical-index-mark-end text:id="IMark97019384"/><text:span text:style-name="T79"> that contains various </text:span><text:alphabetical-index-mark-start text:id="IMark90297400"/><text:alphabetical-index-mark-start text:id="IMark95457016"/><text:span text:style-name="T79">HDFql</text:span><text:alphabetical-index-mark-end text:id="IMark95457016"/><text:alphabetical-index-mark-end text:id="IMark90297400"/><text:span text:style-name="T79"> </text:span><text:alphabetical-index-mark-start text:id="IMark92878936"/><text:alphabetical-index-mark-start text:id="IMark95467112"/><text:span text:style-name="T79">queries</text:span><text:alphabetical-index-mark-end text:id="IMark95467112"/><text:alphabetical-index-mark-end text:id="IMark92878936"/><text:span text:style-name="T79"> similar in all aspects to </text:span><text:alphabetical-index-mark-start text:id="IMark92350456"/><text:alphabetical-index-mark-start text:id="IMark99829256"/><text:span text:style-name="T79">.</text:span><text:alphabetical-index-mark-start text:id="IMark99832264"/><text:alphabetical-index-mark-start text:id="IMark93269944"/><text:alphabetical-index-mark-start text:id="IMark95544712"/><text:alphabetical-index-mark-start text:id="IMark97203400"/><text:span text:style-name="T79">sql</text:span><text:alphabetical-index-mark-end text:id="IMark97203400"/><text:alphabetical-index-mark-end text:id="IMark95544712"/><text:alphabetical-index-mark-end text:id="IMark93269944"/><text:alphabetical-index-mark-end text:id="IMark99832264"/><text:alphabetical-index-mark-end text:id="IMark99829256"/><text:alphabetical-index-mark-end text:id="IMark92350456"/><text:span text:style-name="T79"> </text:span><text:alphabetical-index-mark-start text:id="IMark99307224"/><text:alphabetical-index-mark-start text:id="IMark99305720"/><text:span text:style-name="T79">file</text:span><text:alphabetical-index-mark-end text:id="IMark99305720"/><text:alphabetical-index-mark-end text:id="IMark99307224"/><text:span text:style-name="T79">s except for the fact that they operate with </text:span><text:alphabetical-index-mark-start text:id="IMark99304216"/><text:alphabetical-index-mark-start text:id="IMark99302712"/><text:span text:style-name="T79">HDFql</text:span><text:alphabetical-index-mark-end text:id="IMark99302712"/><text:alphabetical-index-mark-end text:id="IMark99304216"/><text:span text:style-name="T79"> statements on </text:span><text:alphabetical-index-mark-start text:id="IMark72043208"/><text:alphabetical-index-mark-start text:id="IMark97170472"/><text:span text:style-name="T79">HDF5</text:span><text:alphabetical-index-mark-end text:id="IMark97170472"/><text:alphabetical-index-mark-end text:id="IMark72043208"/><text:span text:style-name="T79"> </text:span><text:alphabetical-index-mark-start text:id="IMark95632040"/><text:alphabetical-index-mark-start text:id="IMark91878168"/><text:span text:style-name="T79">database</text:span><text:alphabetical-index-mark-end text:id="IMark91878168"/><text:alphabetical-index-mark-end text:id="IMark95632040"/><text:span text:style-name="T79">s.</text:span></text:p>
          <text:p text:style-name="P101"/>
        </text:list-item>
        <text:list-item>
          <text:p text:style-name="P101"><text:alphabetical-index-mark-start text:id="IMark95510040"/><text:alphabetical-index-mark-start text:id="IMark79257688"/>.<text:span text:style-name="T79">db</text:span><text:alphabetical-index-mark-end text:id="IMark79257688"/><text:alphabetical-index-mark-end text:id="IMark95510040"/><text:span text:style-name="T79">: </text:span><text:alphabetical-index-mark-start text:id="IMark81532696"/><text:alphabetical-index-mark-start text:id="IMark97941528"/><text:alphabetical-index-mark-start text:id="IMark101397992"/><text:alphabetical-index-mark-start text:id="IMark90386520"/><text:alphabetical-index-mark-start text:id="IMark88251960"/><text:alphabetical-index-mark-start text:id="IMark101392936"/><text:span text:style-name="T79">Sql</text:span><text:alphabetical-index-mark-end text:id="IMark101392936"/><text:alphabetical-index-mark-end text:id="IMark88251960"/><text:alphabetical-index-mark-end text:id="IMark90386520"/><text:alphabetical-index-mark-end text:id="IMark101397992"/><text:span text:style-name="T79">ite</text:span><text:alphabetical-index-mark-end text:id="IMark97941528"/><text:alphabetical-index-mark-end text:id="IMark81532696"/><text:span text:style-name="T79">3 </text:span><text:alphabetical-index-mark-start text:id="IMark95214664"/><text:alphabetical-index-mark-start text:id="IMark95779336"/><text:span text:style-name="T79">database</text:span><text:alphabetical-index-mark-end text:id="IMark95779336"/><text:alphabetical-index-mark-end text:id="IMark95214664"/><text:span text:style-name="T79"> </text:span><text:alphabetical-index-mark-start text:id="IMark87218216"/><text:alphabetical-index-mark-start text:id="IMark91424776"/><text:span text:style-name="T79">file</text:span><text:alphabetical-index-mark-end text:id="IMark91424776"/><text:alphabetical-index-mark-end text:id="IMark87218216"/><text:span text:style-name="T79">.</text:span></text:p>
          <text:p text:style-name="P101"/>
        </text:list-item>
        <text:list-item>
          <text:p text:style-name="P102"><text:alphabetical-index-mark-start text:id="IMark101408232"/><text:alphabetical-index-mark-start text:id="IMark79540824"/>.h5<text:alphabetical-index-mark-end text:id="IMark79540824"/><text:alphabetical-index-mark-end text:id="IMark101408232"/>: <text:alphabetical-index-mark-start text:id="IMark79459848"/><text:alphabetical-index-mark-start text:id="IMark79576552"/>HDF5<text:alphabetical-index-mark-end text:id="IMark79576552"/><text:alphabetical-index-mark-end text:id="IMark79459848"/> <text:alphabetical-index-mark-start text:id="IMark92955864"/><text:alphabetical-index-mark-start text:id="IMark88255144"/>database<text:alphabetical-index-mark-end text:id="IMark88255144"/><text:alphabetical-index-mark-end text:id="IMark92955864"/> <text:alphabetical-index-mark-start text:id="IMark92380552"/><text:alphabetical-index-mark-start text:id="IMark98256056"/>file<text:alphabetical-index-mark-end text:id="IMark98256056"/><text:alphabetical-index-mark-end text:id="IMark92380552"/>.</text:p>
          <text:p text:style-name="P102"/>
        </text:list-item>
        <text:list-item>
          <text:p text:style-name="P103">Field divisor <text:alphabetical-index-mark-start text:id="IMark96086968"/>character<text:alphabetical-index-mark-end text:id="IMark96086968"/>: pipe <text:alphabetical-index-mark-start text:id="IMark97019384"/>character<text:alphabetical-index-mark-end text:id="IMark97019384"/> (“|”) used to separate items or fields in a <text:alphabetical-index-mark-start text:id="IMark101405704"/>file<text:alphabetical-index-mark-end text:id="IMark101405704"/> used to display <text:alphabetical-index-mark-start text:id="IMark93361752"/><text:alphabetical-index-mark-start text:id="IMark101380296"/>result<text:alphabetical-index-mark-end text:id="IMark101380296"/>s<text:alphabetical-index-mark-end text:id="IMark93361752"/> of a <text:alphabetical-index-mark-start text:id="IMark72317240"/>query<text:alphabetical-index-mark-end text:id="IMark72317240"/>.</text:p>
        </text:list-item>
      </text:list>
      <text:p text:style-name="P51"/>
      <text:p text:style-name="P16"/>
      <text:h text:style-name="Heading_20_2" text:outline-level="2"><text:bookmark-start text:name="__RefHeading___Toc955_76759228"/><text:soft-page-break/>2.2. Caveats.<text:bookmark-end text:name="__RefHeading___Toc955_76759228"/></text:h>
      <text:p text:style-name="P16"/>
      <text:p text:style-name="P16"><text:span text:style-name="T38">While using </text:span><text:alphabetical-index-mark-start text:id="IMark92479896"/><text:alphabetical-index-mark-start text:id="IMark95510040"/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81532696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91424776"/><text:alphabetical-index-mark-start text:id="IMark101382824"/><text:alphabetical-index-mark-start text:id="IMark101324488"/><text:alphabetical-index-mark-start text:id="IMark96336456"/><text:alphabetical-index-mark-start text:id="IMark97844472"/><text:alphabetical-index-mark-start text:id="IMark98256056"/><text:alphabetical-index-mark-start text:id="IMark92380552"/><text:alphabetical-index-mark-start text:id="IMark92955864"/><text:alphabetical-index-mark-start text:id="IMark88255144"/><text:alphabetical-index-mark-start text:id="IMark79459848"/><text:span text:style-name="T38">sql</text:span><text:alphabetical-index-mark-end text:id="IMark79459848"/><text:alphabetical-index-mark-end text:id="IMark88255144"/><text:alphabetical-index-mark-end text:id="IMark92955864"/><text:alphabetical-index-mark-end text:id="IMark92380552"/><text:alphabetical-index-mark-end text:id="IMark98256056"/><text:alphabetical-index-mark-end text:id="IMark97844472"/><text:alphabetical-index-mark-end text:id="IMark96336456"/><text:alphabetical-index-mark-end text:id="IMark101324488"/><text:alphabetical-index-mark-end text:id="IMark101382824"/><text:alphabetical-index-mark-end text:id="IMark91424776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81532696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alphabetical-index-mark-end text:id="IMark95510040"/><text:alphabetical-index-mark-end text:id="IMark92479896"/><text:span text:style-name="T38">p y</text:span>ou should be aware of:</text:p>
      <text:p text:style-name="P16"/>
      <text:h text:style-name="Heading_20_3" text:outline-level="3"><text:bookmark-start text:name="__RefHeading___Toc957_76759228"/>2.3.1. <text:alphabetical-index-mark-start text:id="IMark96990312"/><text:alphabetical-index-mark-start text:id="IMark8723175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3361752"/><text:alphabetical-index-mark-start text:id="IMark72317240"/><text:alphabetical-index-mark-start text:id="IMark101380296"/><text:alphabetical-index-mark-start text:id="IMark101405704"/><text:alphabetical-index-mark-start text:id="IMark97019384"/><text:alphabetical-index-mark-start text:id="IMark96086968"/><text:alphabetical-index-mark-start text:id="IMark92095816"/><text:alphabetical-index-mark-start text:id="IMark92871112"/><text:alphabetical-index-mark-start text:id="IMark96997960"/><text:alphabetical-index-mark-start text:id="IMark91095624"/><text:alphabetical-index-mark-start text:id="IMark97209272"/><text:alphabetical-index-mark-start text:id="IMark92453096"/><text:alphabetical-index-mark-start text:id="IMark79559080"/><text:alphabetical-index-mark-start text:id="IMark101410760"/><text:alphabetical-index-mark-start text:id="IMark92700888"/><text:alphabetical-index-mark-start text:id="IMark101289224"/>S<text:span text:style-name="T18">QL</text:span><text:alphabetical-index-mark-end text:id="IMark101289224"/><text:alphabetical-index-mark-end text:id="IMark92700888"/><text:alphabetical-index-mark-end text:id="IMark101410760"/><text:alphabetical-index-mark-end text:id="IMark79559080"/><text:alphabetical-index-mark-end text:id="IMark92453096"/><text:alphabetical-index-mark-end text:id="IMark97209272"/><text:alphabetical-index-mark-end text:id="IMark91095624"/><text:alphabetical-index-mark-end text:id="IMark96997960"/><text:alphabetical-index-mark-end text:id="IMark92871112"/><text:alphabetical-index-mark-end text:id="IMark92095816"/><text:alphabetical-index-mark-end text:id="IMark96086968"/><text:alphabetical-index-mark-end text:id="IMark97019384"/><text:alphabetical-index-mark-end text:id="IMark101405704"/><text:alphabetical-index-mark-end text:id="IMark101380296"/><text:alphabetical-index-mark-end text:id="IMark72317240"/><text:alphabetical-index-mark-end text:id="IMark93361752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87231752"/><text:alphabetical-index-mark-end text:id="IMark96990312"/><text:span text:style-name="T18"> </text:span><text:alphabetical-index-mark-start text:id="IMark91631160"/><text:alphabetical-index-mark-start text:id="IMark91098088"/><text:alphabetical-index-mark-start text:id="IMark79576552"/><text:alphabetical-index-mark-start text:id="IMark92479896"/><text:alphabetical-index-mark-start text:id="IMark95510040"/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81532696"/><text:span text:style-name="T18">dialect</text:span><text:alphabetical-index-mark-end text:id="IMark81532696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span text:style-name="T18"> for </text:span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91424776"/><text:alphabetical-index-mark-start text:id="IMark101382824"/><text:alphabetical-index-mark-start text:id="IMark101324488"/><text:alphabetical-index-mark-start text:id="IMark96336456"/><text:alphabetical-index-mark-start text:id="IMark97844472"/><text:alphabetical-index-mark-start text:id="IMark98256056"/><text:alphabetical-index-mark-start text:id="IMark92380552"/><text:alphabetical-index-mark-start text:id="IMark92955864"/><text:span text:style-name="T18">Sql</text:span><text:alphabetical-index-mark-end text:id="IMark92955864"/><text:alphabetical-index-mark-end text:id="IMark92380552"/><text:alphabetical-index-mark-end text:id="IMark98256056"/><text:alphabetical-index-mark-end text:id="IMark97844472"/><text:alphabetical-index-mark-end text:id="IMark96336456"/><text:alphabetical-index-mark-end text:id="IMark101324488"/><text:alphabetical-index-mark-end text:id="IMark101382824"/><text:alphabetical-index-mark-end text:id="IMark91424776"/><text:span text:style-name="T18">ite</text:span><text:alphabetical-index-mark-end text:id="IMark87218216"/><text:alphabetical-index-mark-end text:id="IMark95779336"/><text:alphabetical-index-mark-end text:id="IMark95214664"/><text:alphabetical-index-mark-end text:id="IMark97941528"/><text:span text:style-name="T18">3.</text:span><text:bookmark-end text:name="__RefHeading___Toc957_76759228"/></text:h>
      <text:p text:style-name="P16"/>
      <text:p text:style-name="P16"><text:alphabetical-index-mark-start text:id="IMark92340664"/><text:alphabetical-index-mark-start text:id="IMark93362968"/><text:alphabetical-index-mark-start text:id="IMark89000968"/><text:alphabetical-index-mark-start text:id="IMark93079656"/><text:alphabetical-index-mark-start text:id="IMark91885112"/><text:alphabetical-index-mark-start text:id="IMark87232984"/><text:alphabetical-index-mark-start text:id="IMark96990312"/><text:alphabetical-index-mark-start text:id="IMark8723175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3361752"/><text:alphabetical-index-mark-start text:id="IMark72317240"/><text:alphabetical-index-mark-start text:id="IMark101380296"/><text:alphabetical-index-mark-start text:id="IMark101405704"/><text:alphabetical-index-mark-start text:id="IMark97019384"/><text:alphabetical-index-mark-start text:id="IMark96086968"/><text:alphabetical-index-mark-start text:id="IMark92095816"/><text:alphabetical-index-mark-start text:id="IMark92871112"/><text:alphabetical-index-mark-start text:id="IMark96997960"/><text:alphabetical-index-mark-start text:id="IMark91095624"/><text:alphabetical-index-mark-start text:id="IMark97209272"/><text:alphabetical-index-mark-start text:id="IMark92453096"/><text:alphabetical-index-mark-start text:id="IMark79559080"/><text:alphabetical-index-mark-start text:id="IMark101410760"/><text:alphabetical-index-mark-start text:id="IMark92700888"/><text:alphabetical-index-mark-start text:id="IMark101289224"/><text:alphabetical-index-mark-start text:id="IMark91631160"/><text:alphabetical-index-mark-start text:id="IMark91098088"/><text:alphabetical-index-mark-start text:id="IMark79576552"/><text:alphabetical-index-mark-start text:id="IMark92479896"/><text:alphabetical-index-mark-start text:id="IMark95510040"/><text:span text:style-name="T18">Sql</text:span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alphabetical-index-mark-end text:id="IMark101289224"/><text:alphabetical-index-mark-end text:id="IMark92700888"/><text:alphabetical-index-mark-end text:id="IMark101410760"/><text:alphabetical-index-mark-end text:id="IMark79559080"/><text:alphabetical-index-mark-end text:id="IMark92453096"/><text:alphabetical-index-mark-end text:id="IMark97209272"/><text:alphabetical-index-mark-end text:id="IMark91095624"/><text:alphabetical-index-mark-end text:id="IMark96997960"/><text:alphabetical-index-mark-end text:id="IMark92871112"/><text:alphabetical-index-mark-end text:id="IMark92095816"/><text:alphabetical-index-mark-end text:id="IMark96086968"/><text:alphabetical-index-mark-end text:id="IMark97019384"/><text:alphabetical-index-mark-end text:id="IMark101405704"/><text:alphabetical-index-mark-end text:id="IMark101380296"/><text:alphabetical-index-mark-end text:id="IMark72317240"/><text:alphabetical-index-mark-end text:id="IMark93361752"/><text:alphabetical-index-mark-end text:id="IMark91096856"/><text:span text:style-name="T18">ite</text:span><text:alphabetical-index-mark-end text:id="IMark87228056"/><text:alphabetical-index-mark-end text:id="IMark87229288"/><text:alphabetical-index-mark-end text:id="IMark87230520"/><text:alphabetical-index-mark-end text:id="IMark87231752"/><text:alphabetical-index-mark-end text:id="IMark96990312"/><text:alphabetical-index-mark-end text:id="IMark87232984"/><text:alphabetical-index-mark-end text:id="IMark91885112"/><text:alphabetical-index-mark-end text:id="IMark93079656"/><text:alphabetical-index-mark-end text:id="IMark89000968"/><text:alphabetical-index-mark-end text:id="IMark93362968"/><text:alphabetical-index-mark-end text:id="IMark92340664"/><text:span text:style-name="T18">3 uses its own </text:span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81532696"/><text:alphabetical-index-mark-start text:id="IMark91424776"/><text:alphabetical-index-mark-start text:id="IMark101382824"/><text:alphabetical-index-mark-start text:id="IMark101324488"/><text:alphabetical-index-mark-start text:id="IMark96336456"/><text:alphabetical-index-mark-start text:id="IMark97844472"/><text:alphabetical-index-mark-start text:id="IMark98256056"/><text:alphabetical-index-mark-start text:id="IMark92380552"/><text:alphabetical-index-mark-start text:id="IMark929558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9459848"/><text:alphabetical-index-mark-start text:id="IMark88255144"/><text:alphabetical-index-mark-start text:id="IMark101408232"/><text:alphabetical-index-mark-start text:id="IMark79540824"/><text:span text:style-name="T18">SQL</text:span><text:alphabetical-index-mark-end text:id="IMark79540824"/><text:alphabetical-index-mark-end text:id="IMark101408232"/><text:alphabetical-index-mark-end text:id="IMark88255144"/><text:alphabetical-index-mark-end text:id="IMark79459848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955864"/><text:alphabetical-index-mark-end text:id="IMark92380552"/><text:alphabetical-index-mark-end text:id="IMark98256056"/><text:alphabetical-index-mark-end text:id="IMark97844472"/><text:alphabetical-index-mark-end text:id="IMark96336456"/><text:alphabetical-index-mark-end text:id="IMark101324488"/><text:alphabetical-index-mark-end text:id="IMark101382824"/><text:alphabetical-index-mark-end text:id="IMark91424776"/><text:alphabetical-index-mark-end text:id="IMark81532696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span text:style-name="T18"> </text:span><text:alphabetical-index-mark-start text:id="IMark96049240"/><text:alphabetical-index-mark-start text:id="IMark95544712"/><text:alphabetical-index-mark-start text:id="IMark88308248"/><text:alphabetical-index-mark-start text:id="IMark96054904"/><text:alphabetical-index-mark-start text:id="IMark101216088"/><text:alphabetical-index-mark-start text:id="IMark101214584"/><text:alphabetical-index-mark-start text:id="IMark101213080"/><text:alphabetical-index-mark-start text:id="IMark101144584"/><text:alphabetical-index-mark-start text:id="IMark91746168"/><text:alphabetical-index-mark-start text:id="IMark96447352"/><text:alphabetical-index-mark-start text:id="IMark92022040"/><text:span text:style-name="T18">dialect</text:span><text:alphabetical-index-mark-end text:id="IMark92022040"/><text:alphabetical-index-mark-end text:id="IMark96447352"/><text:alphabetical-index-mark-end text:id="IMark91746168"/><text:alphabetical-index-mark-end text:id="IMark101144584"/><text:alphabetical-index-mark-end text:id="IMark101213080"/><text:alphabetical-index-mark-end text:id="IMark101214584"/><text:alphabetical-index-mark-end text:id="IMark101216088"/><text:alphabetical-index-mark-end text:id="IMark96054904"/><text:alphabetical-index-mark-end text:id="IMark88308248"/><text:alphabetical-index-mark-end text:id="IMark95544712"/><text:alphabetical-index-mark-end text:id="IMark96049240"/>. <text:span text:style-name="T18">This </text:span><text:alphabetical-index-mark-start text:id="IMark92020536"/><text:alphabetical-index-mark-start text:id="IMark92243656"/><text:alphabetical-index-mark-start text:id="IMark92240872"/><text:alphabetical-index-mark-start text:id="IMark92239368"/><text:alphabetical-index-mark-start text:id="IMark97323896"/><text:alphabetical-index-mark-start text:id="IMark98402264"/><text:alphabetical-index-mark-start text:id="IMark97330392"/><text:alphabetical-index-mark-start text:id="IMark97328888"/><text:alphabetical-index-mark-start text:id="IMark97328136"/><text:alphabetical-index-mark-start text:id="IMark97326632"/><text:alphabetical-index-mark-start text:id="IMark97325880"/><text:span text:style-name="T18">program</text:span><text:alphabetical-index-mark-end text:id="IMark97325880"/><text:alphabetical-index-mark-end text:id="IMark97326632"/><text:alphabetical-index-mark-end text:id="IMark97328136"/><text:alphabetical-index-mark-end text:id="IMark97328888"/><text:alphabetical-index-mark-end text:id="IMark97330392"/><text:alphabetical-index-mark-end text:id="IMark98402264"/><text:alphabetical-index-mark-end text:id="IMark97323896"/><text:alphabetical-index-mark-end text:id="IMark92239368"/><text:alphabetical-index-mark-end text:id="IMark92240872"/><text:alphabetical-index-mark-end text:id="IMark92243656"/><text:alphabetical-index-mark-end text:id="IMark92020536"/><text:span text:style-name="T18"> does not do anything with the </text:span><text:alphabetical-index-mark-start text:id="IMark98405272"/><text:alphabetical-index-mark-start text:id="IMark98404520"/><text:alphabetical-index-mark-start text:id="IMark98403016"/><text:alphabetical-index-mark-start text:id="IMark98406776"/><text:alphabetical-index-mark-start text:id="IMark95357688"/><text:alphabetical-index-mark-start text:id="IMark95805640"/><text:alphabetical-index-mark-start text:id="IMark96654424"/><text:alphabetical-index-mark-start text:id="IMark96655752"/><text:alphabetical-index-mark-start text:id="IMark96657080"/><text:alphabetical-index-mark-start text:id="IMark96658408"/><text:alphabetical-index-mark-start text:id="IMark96659736"/><text:span text:style-name="T18">code</text:span><text:alphabetical-index-mark-end text:id="IMark96659736"/><text:alphabetical-index-mark-end text:id="IMark96658408"/><text:alphabetical-index-mark-end text:id="IMark96657080"/><text:alphabetical-index-mark-end text:id="IMark96655752"/><text:alphabetical-index-mark-end text:id="IMark96654424"/><text:alphabetical-index-mark-end text:id="IMark95805640"/><text:alphabetical-index-mark-end text:id="IMark95357688"/><text:alphabetical-index-mark-end text:id="IMark98406776"/><text:alphabetical-index-mark-end text:id="IMark98403016"/><text:alphabetical-index-mark-end text:id="IMark98404520"/><text:alphabetical-index-mark-end text:id="IMark98405272"/><text:span text:style-name="T18"> passed to </text:span><text:alphabetical-index-mark-start text:id="IMark93183944"/><text:alphabetical-index-mark-start text:id="IMark93185272"/><text:alphabetical-index-mark-start text:id="IMark93186600"/><text:alphabetical-index-mark-start text:id="IMark93187928"/><text:alphabetical-index-mark-start text:id="IMark93189784"/><text:alphabetical-index-mark-start text:id="IMark93191112"/><text:alphabetical-index-mark-start text:id="IMark99820360"/><text:alphabetical-index-mark-start text:id="IMark99821688"/><text:alphabetical-index-mark-start text:id="IMark99823016"/><text:alphabetical-index-mark-start text:id="IMark99824344"/><text:alphabetical-index-mark-start text:id="IMark99825672"/><text:alphabetical-index-mark-start text:id="IMark99827000"/><text:alphabetical-index-mark-start text:id="IMark95302184"/><text:alphabetical-index-mark-start text:id="IMark95303512"/><text:alphabetical-index-mark-start text:id="IMark95304840"/><text:alphabetical-index-mark-start text:id="IMark95306168"/><text:alphabetical-index-mark-start text:id="IMark95307496"/><text:alphabetical-index-mark-start text:id="IMark95308824"/><text:alphabetical-index-mark-start text:id="IMark95310152"/><text:alphabetical-index-mark-start text:id="IMark95294024"/><text:alphabetical-index-mark-start text:id="IMark95295352"/><text:alphabetical-index-mark-start text:id="IMark95296680"/><text:alphabetical-index-mark-start text:id="IMark95298008"/><text:alphabetical-index-mark-start text:id="IMark95299336"/><text:alphabetical-index-mark-start text:id="IMark95300664"/><text:alphabetical-index-mark-start text:id="IMark96206920"/><text:alphabetical-index-mark-start text:id="IMark96208248"/><text:alphabetical-index-mark-start text:id="IMark96209576"/><text:alphabetical-index-mark-start text:id="IMark96210904"/><text:alphabetical-index-mark-start text:id="IMark96212232"/><text:alphabetical-index-mark-start text:id="IMark96213560"/><text:alphabetical-index-mark-start text:id="IMark96215128"/><text:alphabetical-index-mark-start text:id="IMark96216456"/><text:span text:style-name="T18">Sql</text:span><text:alphabetical-index-mark-end text:id="IMark96216456"/><text:alphabetical-index-mark-end text:id="IMark96215128"/><text:alphabetical-index-mark-end text:id="IMark96213560"/><text:alphabetical-index-mark-end text:id="IMark96212232"/><text:alphabetical-index-mark-end text:id="IMark96210904"/><text:alphabetical-index-mark-end text:id="IMark96209576"/><text:alphabetical-index-mark-end text:id="IMark96208248"/><text:alphabetical-index-mark-end text:id="IMark96206920"/><text:alphabetical-index-mark-end text:id="IMark95300664"/><text:alphabetical-index-mark-end text:id="IMark95299336"/><text:alphabetical-index-mark-end text:id="IMark95298008"/><text:alphabetical-index-mark-end text:id="IMark95296680"/><text:alphabetical-index-mark-end text:id="IMark95295352"/><text:alphabetical-index-mark-end text:id="IMark95294024"/><text:alphabetical-index-mark-end text:id="IMark95310152"/><text:alphabetical-index-mark-end text:id="IMark95308824"/><text:alphabetical-index-mark-end text:id="IMark95307496"/><text:alphabetical-index-mark-end text:id="IMark95306168"/><text:alphabetical-index-mark-end text:id="IMark95304840"/><text:alphabetical-index-mark-end text:id="IMark95303512"/><text:alphabetical-index-mark-end text:id="IMark95302184"/><text:alphabetical-index-mark-end text:id="IMark99827000"/><text:span text:style-name="T18">ite</text:span><text:alphabetical-index-mark-end text:id="IMark99825672"/><text:alphabetical-index-mark-end text:id="IMark99824344"/><text:alphabetical-index-mark-end text:id="IMark99823016"/><text:alphabetical-index-mark-end text:id="IMark99821688"/><text:alphabetical-index-mark-end text:id="IMark99820360"/><text:alphabetical-index-mark-end text:id="IMark93191112"/><text:alphabetical-index-mark-end text:id="IMark93189784"/><text:alphabetical-index-mark-end text:id="IMark93187928"/><text:alphabetical-index-mark-end text:id="IMark93186600"/><text:alphabetical-index-mark-end text:id="IMark93185272"/><text:alphabetical-index-mark-end text:id="IMark93183944"/><text:span text:style-name="T18">3; however you still need to pass adequate </text:span><text:alphabetical-index-mark-start text:id="IMark100546680"/><text:alphabetical-index-mark-start text:id="IMark100548008"/><text:alphabetical-index-mark-start text:id="IMark100549336"/><text:alphabetical-index-mark-start text:id="IMark82127880"/><text:alphabetical-index-mark-start text:id="IMark82129208"/><text:alphabetical-index-mark-start text:id="IMark82130536"/><text:alphabetical-index-mark-start text:id="IMark82131864"/><text:alphabetical-index-mark-start text:id="IMark82133192"/><text:alphabetical-index-mark-start text:id="IMark82134520"/><text:alphabetical-index-mark-start text:id="IMark97008216"/><text:alphabetical-index-mark-start text:id="IMark99952056"/><text:span text:style-name="T18">code</text:span><text:alphabetical-index-mark-end text:id="IMark99952056"/><text:alphabetical-index-mark-end text:id="IMark97008216"/><text:alphabetical-index-mark-end text:id="IMark82134520"/><text:alphabetical-index-mark-end text:id="IMark82133192"/><text:alphabetical-index-mark-end text:id="IMark82131864"/><text:alphabetical-index-mark-end text:id="IMark82130536"/><text:alphabetical-index-mark-end text:id="IMark82129208"/><text:alphabetical-index-mark-end text:id="IMark82127880"/><text:alphabetical-index-mark-end text:id="IMark100549336"/><text:alphabetical-index-mark-end text:id="IMark100548008"/><text:alphabetical-index-mark-end text:id="IMark100546680"/><text:span text:style-name="T18">. If it seems that </text:span><text:alphabetical-index-mark-start text:id="IMark96251128"/><text:alphabetical-index-mark-start text:id="IMark96252456"/><text:alphabetical-index-mark-start text:id="IMark96253784"/><text:alphabetical-index-mark-start text:id="IMark96255112"/><text:alphabetical-index-mark-start text:id="IMark81553112"/><text:alphabetical-index-mark-start text:id="IMark92825224"/><text:span text:style-name="T18">s</text:span><text:alphabetical-index-mark-start text:id="IMark92827304"/><text:alphabetical-index-mark-start text:id="IMark92828632"/><text:alphabetical-index-mark-start text:id="IMark92829960"/><text:alphabetical-index-mark-start text:id="IMark92831288"/><text:alphabetical-index-mark-start text:id="IMark99062600"/><text:alphabetical-index-mark-start text:id="IMark93387688"/><text:alphabetical-index-mark-start text:id="IMark93389016"/><text:alphabetical-index-mark-start text:id="IMark93390344"/><text:alphabetical-index-mark-start text:id="IMark93391672"/><text:alphabetical-index-mark-start text:id="IMark93393000"/><text:alphabetical-index-mark-start text:id="IMark93394328"/><text:alphabetical-index-mark-start text:id="IMark96682872"/><text:alphabetical-index-mark-start text:id="IMark96684200"/><text:alphabetical-index-mark-start text:id="IMark96685528"/><text:alphabetical-index-mark-start text:id="IMark96686856"/><text:alphabetical-index-mark-start text:id="IMark96688184"/><text:span text:style-name="T18">ql</text:span><text:alphabetical-index-mark-end text:id="IMark96688184"/><text:alphabetical-index-mark-end text:id="IMark96686856"/><text:alphabetical-index-mark-end text:id="IMark96685528"/><text:alphabetical-index-mark-end text:id="IMark96684200"/><text:alphabetical-index-mark-end text:id="IMark96682872"/><text:alphabetical-index-mark-end text:id="IMark93394328"/><text:alphabetical-index-mark-end text:id="IMark93393000"/><text:alphabetical-index-mark-end text:id="IMark93391672"/><text:alphabetical-index-mark-end text:id="IMark93390344"/><text:alphabetical-index-mark-end text:id="IMark93389016"/><text:alphabetical-index-mark-end text:id="IMark93387688"/><text:alphabetical-index-mark-end text:id="IMark99062600"/><text:alphabetical-index-mark-end text:id="IMark92831288"/><text:alphabetical-index-mark-end text:id="IMark92829960"/><text:alphabetical-index-mark-end text:id="IMark92828632"/><text:alphabetical-index-mark-end text:id="IMark92827304"/><text:alphabetical-index-mark-end text:id="IMark92825224"/><text:alphabetical-index-mark-end text:id="IMark81553112"/><text:alphabetical-index-mark-end text:id="IMark96255112"/><text:alphabetical-index-mark-end text:id="IMark96253784"/><text:alphabetical-index-mark-end text:id="IMark96252456"/><text:alphabetical-index-mark-end text:id="IMark96251128"/><text:span text:style-name="T18">p does nothing when you are attempting to use it, the most likely reason is that your </text:span><text:alphabetical-index-mark-start text:id="IMark96690728"/><text:alphabetical-index-mark-start text:id="IMark96646440"/><text:alphabetical-index-mark-start text:id="IMark96647768"/><text:alphabetical-index-mark-start text:id="IMark96649096"/><text:alphabetical-index-mark-start text:id="IMark96650424"/><text:alphabetical-index-mark-start text:id="IMark96651752"/><text:alphabetical-index-mark-start text:id="IMark96653080"/><text:alphabetical-index-mark-start text:id="IMark96832776"/><text:alphabetical-index-mark-start text:id="IMark96834104"/><text:alphabetical-index-mark-start text:id="IMark96835432"/><text:alphabetical-index-mark-start text:id="IMark96836760"/><text:alphabetical-index-mark-start text:id="IMark96838088"/><text:alphabetical-index-mark-start text:id="IMark96839416"/><text:alphabetical-index-mark-start text:id="IMark93276440"/><text:alphabetical-index-mark-start text:id="IMark97709416"/><text:alphabetical-index-mark-start text:id="IMark97710744"/><text:alphabetical-index-mark-start text:id="IMark97712072"/><text:alphabetical-index-mark-start text:id="IMark97713400"/><text:alphabetical-index-mark-start text:id="IMark97714728"/><text:alphabetical-index-mark-start text:id="IMark97716056"/><text:span text:style-name="T18">SQL</text:span><text:alphabetical-index-mark-end text:id="IMark97716056"/><text:alphabetical-index-mark-end text:id="IMark97714728"/><text:alphabetical-index-mark-end text:id="IMark97713400"/><text:alphabetical-index-mark-end text:id="IMark97712072"/><text:alphabetical-index-mark-end text:id="IMark97710744"/><text:alphabetical-index-mark-end text:id="IMark97709416"/><text:alphabetical-index-mark-end text:id="IMark93276440"/><text:alphabetical-index-mark-end text:id="IMark96839416"/><text:alphabetical-index-mark-end text:id="IMark96838088"/><text:alphabetical-index-mark-end text:id="IMark96836760"/><text:alphabetical-index-mark-end text:id="IMark96835432"/><text:alphabetical-index-mark-end text:id="IMark96834104"/><text:alphabetical-index-mark-end text:id="IMark96832776"/><text:alphabetical-index-mark-end text:id="IMark96653080"/><text:alphabetical-index-mark-end text:id="IMark96651752"/><text:alphabetical-index-mark-end text:id="IMark96650424"/><text:alphabetical-index-mark-end text:id="IMark96649096"/><text:alphabetical-index-mark-end text:id="IMark96647768"/><text:alphabetical-index-mark-end text:id="IMark96646440"/><text:alphabetical-index-mark-end text:id="IMark96690728"/><text:span text:style-name="T18"> has an error, as understood by </text:span><text:alphabetical-index-mark-start text:id="IMark92050328"/><text:alphabetical-index-mark-start text:id="IMark90301320"/><text:alphabetical-index-mark-start text:id="IMark90302648"/><text:alphabetical-index-mark-start text:id="IMark90303976"/><text:alphabetical-index-mark-start text:id="IMark90305304"/><text:alphabetical-index-mark-start text:id="IMark90306632"/><text:alphabetical-index-mark-start text:id="IMark90307960"/><text:alphabetical-index-mark-start text:id="IMark101263912"/><text:alphabetical-index-mark-start text:id="IMark96747880"/><text:alphabetical-index-mark-start text:id="IMark96749208"/><text:alphabetical-index-mark-start text:id="IMark96750536"/><text:alphabetical-index-mark-start text:id="IMark96751864"/><text:alphabetical-index-mark-start text:id="IMark96753192"/><text:alphabetical-index-mark-start text:id="IMark96754520"/><text:alphabetical-index-mark-start text:id="IMark72304664"/><text:alphabetical-index-mark-start text:id="IMark72305960"/><text:alphabetical-index-mark-start text:id="IMark72307288"/><text:alphabetical-index-mark-start text:id="IMark72308616"/><text:alphabetical-index-mark-start text:id="IMark72309944"/><text:alphabetical-index-mark-start text:id="IMark72311272"/><text:alphabetical-index-mark-start text:id="IMark72312600"/><text:alphabetical-index-mark-start text:id="IMark95850280"/><text:alphabetical-index-mark-start text:id="IMark95851608"/><text:alphabetical-index-mark-start text:id="IMark95852936"/><text:alphabetical-index-mark-start text:id="IMark95854264"/><text:alphabetical-index-mark-start text:id="IMark95855592"/><text:alphabetical-index-mark-start text:id="IMark95856920"/><text:alphabetical-index-mark-start text:id="IMark99764248"/><text:alphabetical-index-mark-start text:id="IMark99765544"/><text:alphabetical-index-mark-start text:id="IMark99766872"/><text:span text:style-name="T18">Sql</text:span><text:alphabetical-index-mark-end text:id="IMark99766872"/><text:alphabetical-index-mark-end text:id="IMark99765544"/><text:alphabetical-index-mark-end text:id="IMark99764248"/><text:alphabetical-index-mark-end text:id="IMark95856920"/><text:alphabetical-index-mark-end text:id="IMark95855592"/><text:alphabetical-index-mark-end text:id="IMark95854264"/><text:alphabetical-index-mark-end text:id="IMark95852936"/><text:alphabetical-index-mark-end text:id="IMark95851608"/><text:alphabetical-index-mark-end text:id="IMark95850280"/><text:alphabetical-index-mark-end text:id="IMark72312600"/><text:alphabetical-index-mark-end text:id="IMark72311272"/><text:alphabetical-index-mark-end text:id="IMark72309944"/><text:alphabetical-index-mark-end text:id="IMark72308616"/><text:alphabetical-index-mark-end text:id="IMark72307288"/><text:alphabetical-index-mark-end text:id="IMark72305960"/><text:alphabetical-index-mark-end text:id="IMark72304664"/><text:alphabetical-index-mark-end text:id="IMark96754520"/><text:alphabetical-index-mark-end text:id="IMark96753192"/><text:alphabetical-index-mark-end text:id="IMark96751864"/><text:alphabetical-index-mark-end text:id="IMark96750536"/><text:span text:style-name="T18">ite</text:span><text:alphabetical-index-mark-end text:id="IMark96749208"/><text:alphabetical-index-mark-end text:id="IMark96747880"/><text:alphabetical-index-mark-end text:id="IMark101263912"/><text:alphabetical-index-mark-end text:id="IMark90307960"/><text:alphabetical-index-mark-end text:id="IMark90306632"/><text:alphabetical-index-mark-end text:id="IMark90305304"/><text:alphabetical-index-mark-end text:id="IMark90303976"/><text:alphabetical-index-mark-end text:id="IMark90302648"/><text:alphabetical-index-mark-end text:id="IMark90301320"/><text:alphabetical-index-mark-end text:id="IMark92050328"/><text:span text:style-name="T18">3. In that case:</text:span></text:p>
      <text:p text:style-name="P16"/>
      <text:p text:style-name="P16"/>
      <text:p text:style-name="P50"><text:span text:style-name="T11">2.3.1.1.</text:span> Check that your <text:alphabetical-index-mark-start text:id="IMark91095624"/><text:alphabetical-index-mark-start text:id="IMark97209272"/><text:alphabetical-index-mark-start text:id="IMark92453096"/><text:alphabetical-index-mark-start text:id="IMark79559080"/><text:alphabetical-index-mark-start text:id="IMark101410760"/><text:alphabetical-index-mark-start text:id="IMark92700888"/><text:alphabetical-index-mark-start text:id="IMark101289224"/><text:alphabetical-index-mark-start text:id="IMark91631160"/><text:alphabetical-index-mark-start text:id="IMark91098088"/><text:alphabetical-index-mark-start text:id="IMark79576552"/><text:alphabetical-index-mark-start text:id="IMark92479896"/><text:alphabetical-index-mark-start text:id="IMark95510040"/><text:alphabetical-index-mark-start text:id="IMark92340664"/><text:alphabetical-index-mark-start text:id="IMark93362968"/><text:alphabetical-index-mark-start text:id="IMark89000968"/><text:alphabetical-index-mark-start text:id="IMark93079656"/><text:alphabetical-index-mark-start text:id="IMark91885112"/><text:alphabetical-index-mark-start text:id="IMark87232984"/><text:alphabetical-index-mark-start text:id="IMark96990312"/><text:alphabetical-index-mark-start text:id="IMark87231752"/>SQL<text:alphabetical-index-mark-end text:id="IMark87231752"/><text:alphabetical-index-mark-end text:id="IMark96990312"/><text:alphabetical-index-mark-end text:id="IMark87232984"/><text:alphabetical-index-mark-end text:id="IMark91885112"/><text:alphabetical-index-mark-end text:id="IMark93079656"/><text:alphabetical-index-mark-end text:id="IMark89000968"/><text:alphabetical-index-mark-end text:id="IMark93362968"/><text:alphabetical-index-mark-end text:id="IMark92340664"/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alphabetical-index-mark-end text:id="IMark101289224"/><text:alphabetical-index-mark-end text:id="IMark92700888"/><text:alphabetical-index-mark-end text:id="IMark101410760"/><text:alphabetical-index-mark-end text:id="IMark79559080"/><text:alphabetical-index-mark-end text:id="IMark92453096"/><text:alphabetical-index-mark-end text:id="IMark97209272"/><text:alphabetical-index-mark-end text:id="IMark91095624"/> is syntacti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6051896"/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call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alphabetical-index-mark-end text:id="IMark96051896"/><text:alphabetical-index-mark-end text:id="IMark91096856"/><text:alphabetical-index-mark-end text:id="IMark87228056"/><text:alphabetical-index-mark-end text:id="IMark87229288"/><text:alphabetical-index-mark-end text:id="IMark87230520"/>y correct, according to <text:alphabetical-index-mark-start text:id="IMark81532696"/><text:alphabetical-index-mark-start text:id="IMark91424776"/><text:alphabetical-index-mark-start text:id="IMark101382824"/><text:alphabetical-index-mark-start text:id="IMark101324488"/><text:alphabetical-index-mark-start text:id="IMark96336456"/><text:alphabetical-index-mark-start text:id="IMark97844472"/><text:alphabetical-index-mark-start text:id="IMark98256056"/><text:alphabetical-index-mark-start text:id="IMark92380552"/><text:alphabetical-index-mark-start text:id="IMark929558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9459848"/><text:alphabetical-index-mark-start text:id="IMark88255144"/><text:alphabetical-index-mark-start text:id="IMark101408232"/><text:alphabetical-index-mark-start text:id="IMark79540824"/><text:alphabetical-index-mark-start text:id="IMark96049240"/><text:alphabetical-index-mark-start text:id="IMark93361752"/><text:alphabetical-index-mark-start text:id="IMark72317240"/><text:alphabetical-index-mark-start text:id="IMark101380296"/>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92871112"/><text:alphabetical-index-mark-start text:id="IMark95563976"/><text:alphabetical-index-mark-start text:id="IMark95562552"/>Sql<text:alphabetical-index-mark-end text:id="IMark95562552"/><text:alphabetical-index-mark-end text:id="IMark95563976"/><text:alphabetical-index-mark-end text:id="IMark92871112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<text:alphabetical-index-mark-end text:id="IMark101380296"/><text:alphabetical-index-mark-end text:id="IMark72317240"/><text:alphabetical-index-mark-end text:id="IMark93361752"/><text:alphabetical-index-mark-end text:id="IMark96049240"/><text:alphabetical-index-mark-end text:id="IMark79540824"/><text:alphabetical-index-mark-end text:id="IMark101408232"/><text:alphabetical-index-mark-end text:id="IMark88255144"/><text:alphabetical-index-mark-end text:id="IMark79459848"/><text:alphabetical-index-mark-end text:id="IMark87218216"/><text:alphabetical-index-mark-end text:id="IMark95779336"/><text:alphabetical-index-mark-end text:id="IMark95214664"/>ite<text:alphabetical-index-mark-end text:id="IMark97941528"/><text:alphabetical-index-mark-end text:id="IMark92955864"/><text:alphabetical-index-mark-end text:id="IMark92380552"/><text:alphabetical-index-mark-end text:id="IMark98256056"/><text:alphabetical-index-mark-end text:id="IMark97844472"/><text:alphabetical-index-mark-end text:id="IMark96336456"/><text:alphabetical-index-mark-end text:id="IMark101324488"/><text:alphabetical-index-mark-end text:id="IMark101382824"/><text:alphabetical-index-mark-end text:id="IMark91424776"/><text:alphabetical-index-mark-end text:id="IMark81532696"/>3. <text:alphabetical-index-mark-start text:id="IMark95561048"/><text:alphabetical-index-mark-start text:id="IMark95558264"/><text:alphabetical-index-mark-start text:id="IMark95556760"/><text:alphabetical-index-mark-start text:id="IMark95350072"/><text:alphabetical-index-mark-start text:id="IMark95762504"/><text:alphabetical-index-mark-start text:id="IMark95563304"/><text:alphabetical-index-mark-start text:id="IMark97308216"/><text:alphabetical-index-mark-start text:id="IMark97306712"/><text:alphabetical-index-mark-start text:id="IMark97305208"/><text:alphabetical-index-mark-start text:id="IMark97303704"/><text:alphabetical-index-mark-start text:id="IMark97302200"/><text:alphabetical-index-mark-start text:id="IMark95356840"/><text:alphabetical-index-mark-start text:id="IMark95355336"/><text:alphabetical-index-mark-start text:id="IMark95353832"/><text:alphabetical-index-mark-start text:id="IMark95352328"/><text:alphabetical-index-mark-start text:id="IMark95350824"/><text:alphabetical-index-mark-start text:id="IMark50737224"/><text:alphabetical-index-mark-start text:id="IMark92757256"/><text:alphabetical-index-mark-start text:id="IMark96877624"/><text:alphabetical-index-mark-start text:id="IMark96876120"/>SQL<text:alphabetical-index-mark-end text:id="IMark96876120"/><text:alphabetical-index-mark-end text:id="IMark96877624"/><text:alphabetical-index-mark-end text:id="IMark92757256"/><text:alphabetical-index-mark-end text:id="IMark50737224"/><text:alphabetical-index-mark-end text:id="IMark95350824"/><text:alphabetical-index-mark-end text:id="IMark95352328"/><text:alphabetical-index-mark-end text:id="IMark95353832"/><text:alphabetical-index-mark-end text:id="IMark95355336"/><text:alphabetical-index-mark-end text:id="IMark95356840"/><text:alphabetical-index-mark-end text:id="IMark97302200"/><text:alphabetical-index-mark-end text:id="IMark97303704"/><text:alphabetical-index-mark-end text:id="IMark97305208"/><text:alphabetical-index-mark-end text:id="IMark97306712"/><text:alphabetical-index-mark-end text:id="IMark97308216"/><text:alphabetical-index-mark-end text:id="IMark95563304"/><text:alphabetical-index-mark-end text:id="IMark95762504"/><text:alphabetical-index-mark-end text:id="IMark95350072"/><text:alphabetical-index-mark-end text:id="IMark95556760"/><text:alphabetical-index-mark-end text:id="IMark95558264"/><text:alphabetical-index-mark-end text:id="IMark95561048"/> <text:alphabetical-index-mark-start text:id="IMark96874616"/><text:alphabetical-index-mark-start text:id="IMark96873112"/><text:alphabetical-index-mark-start text:id="IMark96870328"/><text:alphabetical-index-mark-start text:id="IMark88308248"/><text:alphabetical-index-mark-start text:id="IMark101216088"/><text:alphabetical-index-mark-start text:id="IMark101213080"/><text:alphabetical-index-mark-start text:id="IMark91746168"/><text:alphabetical-index-mark-start text:id="IMark92022040"/><text:alphabetical-index-mark-start text:id="IMark96464296"/><text:alphabetical-index-mark-start text:id="IMark96462792"/>code<text:alphabetical-index-mark-end text:id="IMark96462792"/><text:alphabetical-index-mark-end text:id="IMark96464296"/><text:alphabetical-index-mark-end text:id="IMark92022040"/><text:alphabetical-index-mark-end text:id="IMark91746168"/><text:alphabetical-index-mark-end text:id="IMark101213080"/><text:alphabetical-index-mark-end text:id="IMark101216088"/><text:alphabetical-index-mark-end text:id="IMark88308248"/><text:alphabetical-index-mark-end text:id="IMark96870328"/><text:alphabetical-index-mark-end text:id="IMark96873112"/><text:alphabetical-index-mark-end text:id="IMark96874616"/> can be tricky, especially in the case of complex <text:alphabetical-index-mark-start text:id="IMark96461288"/><text:alphabetical-index-mark-start text:id="IMark96459784"/><text:alphabetical-index-mark-start text:id="IMark96458280"/><text:alphabetical-index-mark-start text:id="IMark96456776"/><text:alphabetical-index-mark-start text:id="IMark92243656"/><text:alphabetical-index-mark-start text:id="IMark92239368"/><text:alphabetical-index-mark-start text:id="IMark98402264"/><text:alphabetical-index-mark-start text:id="IMark96221912"/><text:alphabetical-index-mark-start text:id="IMark100545016"/><text:alphabetical-index-mark-start text:id="IMark91723848"/>queries<text:alphabetical-index-mark-end text:id="IMark91723848"/><text:alphabetical-index-mark-end text:id="IMark100545016"/><text:alphabetical-index-mark-end text:id="IMark96221912"/><text:alphabetical-index-mark-end text:id="IMark98402264"/><text:alphabetical-index-mark-end text:id="IMark92239368"/><text:alphabetical-index-mark-end text:id="IMark92243656"/><text:alphabetical-index-mark-end text:id="IMark96456776"/><text:alphabetical-index-mark-end text:id="IMark96458280"/><text:alphabetical-index-mark-end text:id="IMark96459784"/><text:alphabetical-index-mark-end text:id="IMark96461288"/>.</text:p>
      <text:p text:style-name="P50"/>
      <text:p text:style-name="P50"/>
      <text:p text:style-name="P50"><text:span text:style-name="T11">2.3.1.2.</text:span> Check that you did not include any commented text, blank lines or odd <text:alphabetical-index-mark-start text:id="IMark101324488"/><text:alphabetical-index-mark-start text:id="IMark96336456"/><text:alphabetical-index-mark-start text:id="IMark97844472"/><text:alphabetical-index-mark-start text:id="IMark98256056"/><text:alphabetical-index-mark-start text:id="IMark92380552"/><text:alphabetical-index-mark-start text:id="IMark92955864"/><text:alphabetical-index-mark-start text:id="IMark97941528"/><text:alphabetical-index-mark-start text:id="IMark95214664"/><text:alphabetical-index-mark-start text:id="IMark95779336"/><text:alphabetical-index-mark-start text:id="IMark87218216"/>character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955864"/><text:alphabetical-index-mark-end text:id="IMark92380552"/><text:alphabetical-index-mark-end text:id="IMark98256056"/><text:alphabetical-index-mark-end text:id="IMark97844472"/><text:alphabetical-index-mark-end text:id="IMark96336456"/><text:alphabetical-index-mark-end text:id="IMark101324488"/>s.</text:p>
      <text:p text:style-name="P50"/>
      <text:p text:style-name="P50"/>
      <text:p text:style-name="P50"><text:span text:style-name="T11">2.3.1.3.</text:span> In the case of <text:alphabetical-index-mark-start text:id="IMark72317240"/><text:alphabetical-index-mark-start text:id="IMark101380296"/>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92871112"/><text:alphabetical-index-mark-start text:id="IMark95563976"/>composite<text:alphabetical-index-mark-end text:id="IMark95563976"/><text:alphabetical-index-mark-end text:id="IMark92871112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<text:alphabetical-index-mark-end text:id="IMark101380296"/><text:alphabetical-index-mark-end text:id="IMark72317240"/> 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6051896"/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queries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alphabetical-index-mark-end text:id="IMark96051896"/><text:alphabetical-index-mark-end text:id="IMark91096856"/><text:alphabetical-index-mark-end text:id="IMark87228056"/><text:alphabetical-index-mark-end text:id="IMark87229288"/><text:alphabetical-index-mark-end text:id="IMark87230520"/> and <text:alphabetical-index-mark-start text:id="IMark91095624"/><text:alphabetical-index-mark-start text:id="IMark97209272"/><text:alphabetical-index-mark-start text:id="IMark92453096"/><text:alphabetical-index-mark-start text:id="IMark79559080"/><text:alphabetical-index-mark-start text:id="IMark101410760"/><text:alphabetical-index-mark-start text:id="IMark92700888"/><text:alphabetical-index-mark-start text:id="IMark101289224"/><text:alphabetical-index-mark-start text:id="IMark91631160"/><text:alphabetical-index-mark-start text:id="IMark91098088"/><text:alphabetical-index-mark-start text:id="IMark79576552"/>.<text:alphabetical-index-mark-start text:id="IMark92479896"/><text:alphabetical-index-mark-start text:id="IMark95510040"/><text:alphabetical-index-mark-start text:id="IMark92340664"/><text:alphabetical-index-mark-start text:id="IMark93362968"/><text:alphabetical-index-mark-start text:id="IMark89000968"/><text:alphabetical-index-mark-start text:id="IMark93079656"/><text:alphabetical-index-mark-start text:id="IMark91885112"/><text:alphabetical-index-mark-start text:id="IMark87232984"/><text:alphabetical-index-mark-start text:id="IMark96990312"/><text:alphabetical-index-mark-start text:id="IMark87231752"/><text:alphabetical-index-mark-start text:id="IMark81532696"/><text:alphabetical-index-mark-start text:id="IMark95445544"/><text:alphabetical-index-mark-start text:id="IMark101382824"/><text:alphabetical-index-mark-start text:id="IMark91424776"/><text:alphabetical-index-mark-start text:id="IMark95298632"/><text:alphabetical-index-mark-start text:id="IMark99481256"/><text:alphabetical-index-mark-start text:id="IMark79459848"/><text:alphabetical-index-mark-start text:id="IMark96336456"/><text:alphabetical-index-mark-start text:id="IMark101324488"/><text:alphabetical-index-mark-start text:id="IMark97844472"/>sql<text:alphabetical-index-mark-end text:id="IMark97844472"/><text:alphabetical-index-mark-end text:id="IMark101324488"/><text:alphabetical-index-mark-end text:id="IMark96336456"/><text:alphabetical-index-mark-end text:id="IMark79459848"/><text:alphabetical-index-mark-end text:id="IMark99481256"/><text:alphabetical-index-mark-end text:id="IMark95298632"/><text:alphabetical-index-mark-end text:id="IMark91424776"/><text:alphabetical-index-mark-end text:id="IMark101382824"/><text:alphabetical-index-mark-end text:id="IMark95445544"/><text:alphabetical-index-mark-end text:id="IMark81532696"/><text:alphabetical-index-mark-end text:id="IMark87231752"/><text:alphabetical-index-mark-end text:id="IMark96990312"/><text:alphabetical-index-mark-end text:id="IMark87232984"/><text:alphabetical-index-mark-end text:id="IMark91885112"/><text:alphabetical-index-mark-end text:id="IMark93079656"/><text:alphabetical-index-mark-end text:id="IMark89000968"/><text:alphabetical-index-mark-end text:id="IMark93362968"/><text:alphabetical-index-mark-end text:id="IMark92340664"/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alphabetical-index-mark-end text:id="IMark101289224"/><text:alphabetical-index-mark-end text:id="IMark92700888"/><text:alphabetical-index-mark-end text:id="IMark101410760"/><text:alphabetical-index-mark-end text:id="IMark79559080"/><text:alphabetical-index-mark-end text:id="IMark92453096"/><text:alphabetical-index-mark-end text:id="IMark97209272"/><text:alphabetical-index-mark-end text:id="IMark91095624"/> <text:alphabetical-index-mark-start text:id="IMark98256056"/><text:alphabetical-index-mark-start text:id="IMark92380552"/><text:alphabetical-index-mark-start text:id="IMark929558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88255144"/><text:alphabetical-index-mark-start text:id="IMark79540824"/><text:alphabetical-index-mark-start text:id="IMark101408232"/>file<text:alphabetical-index-mark-end text:id="IMark101408232"/><text:alphabetical-index-mark-end text:id="IMark79540824"/><text:alphabetical-index-mark-end text:id="IMark88255144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955864"/><text:alphabetical-index-mark-end text:id="IMark92380552"/><text:alphabetical-index-mark-end text:id="IMark98256056"/>s, check that you have placed a <text:span text:style-name="T87">semicolon</text:span> between each <text:alphabetical-index-mark-start text:id="IMark93361752"/><text:alphabetical-index-mark-start text:id="IMark96049240"/><text:alphabetical-index-mark-start text:id="IMark95296008"/><text:alphabetical-index-mark-start text:id="IMark95308152"/><text:alphabetical-index-mark-start text:id="IMark95304168"/><text:alphabetical-index-mark-start text:id="IMark96658776"/><text:alphabetical-index-mark-start text:id="IMark96754888"/><text:alphabetical-index-mark-start text:id="IMark95559768"/><text:alphabetical-index-mark-start text:id="IMark50735256"/><text:alphabetical-index-mark-start text:id="IMark95449800"/>query<text:alphabetical-index-mark-end text:id="IMark95449800"/><text:alphabetical-index-mark-end text:id="IMark50735256"/><text:alphabetical-index-mark-end text:id="IMark95559768"/><text:alphabetical-index-mark-end text:id="IMark96754888"/><text:alphabetical-index-mark-end text:id="IMark96658776"/><text:alphabetical-index-mark-end text:id="IMark95304168"/><text:alphabetical-index-mark-end text:id="IMark95308152"/><text:alphabetical-index-mark-end text:id="IMark95296008"/><text:alphabetical-index-mark-end text:id="IMark96049240"/><text:alphabetical-index-mark-end text:id="IMark93361752"/> and at the end of the last one.</text:p>
      <text:p text:style-name="P50"/>
      <text:p text:style-name="P50"/>
      <text:p text:style-name="P50"><text:span text:style-name="T11">2.3.1.4.</text:span> Test each 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88255144"/><text:alphabetical-index-mark-start text:id="IMark79540824"/><text:alphabetical-index-mark-start text:id="IMark101408232"/><text:alphabetical-index-mark-start text:id="IMark91095624"/><text:alphabetical-index-mark-start text:id="IMark97209272"/><text:alphabetical-index-mark-start text:id="IMark92453096"/>query<text:alphabetical-index-mark-end text:id="IMark92453096"/><text:alphabetical-index-mark-end text:id="IMark97209272"/><text:alphabetical-index-mark-end text:id="IMark91095624"/><text:alphabetical-index-mark-end text:id="IMark101408232"/><text:alphabetical-index-mark-end text:id="IMark79540824"/><text:alphabetical-index-mark-end text:id="IMark88255144"/><text:alphabetical-index-mark-end text:id="IMark87218216"/><text:alphabetical-index-mark-end text:id="IMark95779336"/><text:alphabetical-index-mark-end text:id="IMark95214664"/><text:alphabetical-index-mark-end text:id="IMark97941528"/> on its own before building <text:alphabetical-index-mark-start text:id="IMark79559080"/><text:alphabetical-index-mark-start text:id="IMark101410760"/><text:alphabetical-index-mark-start text:id="IMark92700888"/><text:alphabetical-index-mark-start text:id="IMark101289224"/><text:alphabetical-index-mark-start text:id="IMark91631160"/><text:alphabetical-index-mark-start text:id="IMark91098088"/><text:alphabetical-index-mark-start text:id="IMark79576552"/><text:alphabetical-index-mark-start text:id="IMark92479896"/><text:alphabetical-index-mark-start text:id="IMark95510040"/><text:alphabetical-index-mark-start text:id="IMark92340664"/>composite<text:alphabetical-index-mark-end text:id="IMark92340664"/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alphabetical-index-mark-end text:id="IMark101289224"/><text:alphabetical-index-mark-end text:id="IMark92700888"/><text:alphabetical-index-mark-end text:id="IMark101410760"/><text:alphabetical-index-mark-end text:id="IMark79559080"/> <text:alphabetical-index-mark-start text:id="IMark93362968"/><text:alphabetical-index-mark-start text:id="IMark89000968"/><text:alphabetical-index-mark-start text:id="IMark93079656"/><text:alphabetical-index-mark-start text:id="IMark91885112"/><text:alphabetical-index-mark-start text:id="IMark87232984"/><text:alphabetical-index-mark-start text:id="IMark96990312"/><text:alphabetical-index-mark-start text:id="IMark87231752"/><text:alphabetical-index-mark-start text:id="IMark81532696"/><text:alphabetical-index-mark-start text:id="IMark95445544"/><text:alphabetical-index-mark-start text:id="IMark101382824"/>queries<text:alphabetical-index-mark-end text:id="IMark101382824"/><text:alphabetical-index-mark-end text:id="IMark95445544"/><text:alphabetical-index-mark-end text:id="IMark81532696"/><text:alphabetical-index-mark-end text:id="IMark87231752"/><text:alphabetical-index-mark-end text:id="IMark96990312"/><text:alphabetical-index-mark-end text:id="IMark87232984"/><text:alphabetical-index-mark-end text:id="IMark91885112"/><text:alphabetical-index-mark-end text:id="IMark93079656"/><text:alphabetical-index-mark-end text:id="IMark89000968"/><text:alphabetical-index-mark-end text:id="IMark93362968"/> or <text:alphabetical-index-mark-start text:id="IMark91424776"/><text:alphabetical-index-mark-start text:id="IMark95298632"/><text:alphabetical-index-mark-start text:id="IMark99481256"/><text:alphabetical-index-mark-start text:id="IMark79459848"/><text:alphabetical-index-mark-start text:id="IMark96336456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.<text:alphabetical-index-mark-start text:id="IMark91096856"/><text:alphabetical-index-mark-start text:id="IMark96051896"/><text:alphabetical-index-mark-start text:id="IMark79257688"/><text:alphabetical-index-mark-start text:id="IMark101397992"/><text:alphabetical-index-mark-start text:id="IMark90386520"/><text:alphabetical-index-mark-start text:id="IMark88251960"/><text:alphabetical-index-mark-start text:id="IMark101392936"/><text:alphabetical-index-mark-start text:id="IMark72317240"/><text:alphabetical-index-mark-start text:id="IMark101380296"/>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8256056"/>sql<text:alphabetical-index-mark-end text:id="IMark98256056"/>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<text:alphabetical-index-mark-end text:id="IMark101380296"/><text:alphabetical-index-mark-end text:id="IMark72317240"/><text:alphabetical-index-mark-end text:id="IMark101392936"/><text:alphabetical-index-mark-end text:id="IMark88251960"/><text:alphabetical-index-mark-end text:id="IMark90386520"/><text:alphabetical-index-mark-end text:id="IMark101397992"/><text:alphabetical-index-mark-end text:id="IMark79257688"/><text:alphabetical-index-mark-end text:id="IMark96051896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96336456"/><text:alphabetical-index-mark-end text:id="IMark79459848"/><text:alphabetical-index-mark-end text:id="IMark99481256"/><text:alphabetical-index-mark-end text:id="IMark95298632"/><text:alphabetical-index-mark-end text:id="IMark91424776"/> <text:alphabetical-index-mark-start text:id="IMark99224728"/><text:alphabetical-index-mark-start text:id="IMark92955864"/><text:alphabetical-index-mark-start text:id="IMark92380552"/><text:alphabetical-index-mark-start text:id="IMark89273176"/><text:alphabetical-index-mark-start text:id="IMark90955320"/><text:alphabetical-index-mark-start text:id="IMark99770824"/><text:alphabetical-index-mark-start text:id="IMark96412360"/><text:alphabetical-index-mark-start text:id="IMark92049944"/><text:alphabetical-index-mark-start text:id="IMark88315304"/><text:alphabetical-index-mark-start text:id="IMark92044680"/>file<text:alphabetical-index-mark-end text:id="IMark92044680"/><text:alphabetical-index-mark-end text:id="IMark88315304"/><text:alphabetical-index-mark-end text:id="IMark92049944"/><text:alphabetical-index-mark-end text:id="IMark96412360"/><text:alphabetical-index-mark-end text:id="IMark99770824"/><text:alphabetical-index-mark-end text:id="IMark90955320"/><text:alphabetical-index-mark-end text:id="IMark89273176"/><text:alphabetical-index-mark-end text:id="IMark92380552"/><text:alphabetical-index-mark-end text:id="IMark92955864"/><text:alphabetical-index-mark-end text:id="IMark99224728"/>s.</text:p>
      <text:p text:style-name="P16"/>
      <text:p text:style-name="P16"/>
      <text:h text:style-name="Heading_20_3" text:outline-level="3"><text:bookmark-start text:name="__RefHeading___Toc959_76759228"/>2.3.2. <text:span text:style-name="T18">Retrieval of </text:span><text:alphabetical-index-mark-start text:id="IMark99481256"/><text:alphabetical-index-mark-start text:id="IMark96336456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6051896"/><text:alphabetical-index-mark-start text:id="IMark79257688"/><text:alphabetical-index-mark-start text:id="IMark101397992"/><text:span text:style-name="T18">query</text:span><text:alphabetical-index-mark-end text:id="IMark101397992"/><text:alphabetical-index-mark-end text:id="IMark79257688"/><text:alphabetical-index-mark-end text:id="IMark96051896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96336456"/><text:alphabetical-index-mark-end text:id="IMark99481256"/><text:span text:style-name="T18"> </text:span><text:alphabetical-index-mark-start text:id="IMark90386520"/><text:alphabetical-index-mark-start text:id="IMark88251960"/><text:alphabetical-index-mark-start text:id="IMark101392936"/><text:alphabetical-index-mark-start text:id="IMark72317240"/><text:alphabetical-index-mark-start text:id="IMark101380296"/>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8256056"/><text:alphabetical-index-mark-start text:id="IMark93362968"/><text:alphabetical-index-mark-start text:id="IMark89000968"/><text:alphabetical-index-mark-start text:id="IMark93079656"/><text:alphabetical-index-mark-start text:id="IMark91885112"/><text:alphabetical-index-mark-start text:id="IMark87232984"/><text:alphabetical-index-mark-start text:id="IMark96990312"/><text:span text:style-name="T18">result</text:span><text:alphabetical-index-mark-end text:id="IMark96990312"/><text:alphabetical-index-mark-end text:id="IMark87232984"/><text:alphabetical-index-mark-end text:id="IMark91885112"/><text:alphabetical-index-mark-end text:id="IMark93079656"/><text:alphabetical-index-mark-end text:id="IMark89000968"/><text:alphabetical-index-mark-end text:id="IMark93362968"/><text:alphabetical-index-mark-end text:id="IMark98256056"/><text:alphabetical-index-mark-end text:id="IMark93361752"/><text:alphabetical-index-mark-end text:id="IMark96049240"/><text:alphabetical-index-mark-end text:id="IMark95563976"/><text:alphabetical-index-mark-end text:id="IMark92871112"/><text:span text:style-name="T18">s</text:span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<text:alphabetical-index-mark-end text:id="IMark101380296"/><text:alphabetical-index-mark-end text:id="IMark72317240"/><text:alphabetical-index-mark-end text:id="IMark101392936"/><text:alphabetical-index-mark-end text:id="IMark88251960"/><text:alphabetical-index-mark-end text:id="IMark90386520"/><text:span text:style-name="T18">.</text:span><text:bookmark-end text:name="__RefHeading___Toc959_76759228"/></text:h>
      <text:p text:style-name="P16"/>
      <text:p text:style-name="P17"><text:span text:style-name="T18">Some </text:span><text:alphabetical-index-mark-start text:id="IMark79559080"/><text:alphabetical-index-mark-start text:id="IMark101410760"/><text:alphabetical-index-mark-start text:id="IMark92700888"/><text:alphabetical-index-mark-start text:id="IMark101289224"/><text:alphabetical-index-mark-start text:id="IMark91631160"/><text:alphabetical-index-mark-start text:id="IMark91098088"/><text:alphabetical-index-mark-start text:id="IMark79576552"/><text:alphabetical-index-mark-start text:id="IMark92479896"/><text:alphabetical-index-mark-start text:id="IMark95510040"/><text:alphabetical-index-mark-start text:id="IMark92340664"/><text:alphabetical-index-mark-start text:id="IMark97941528"/><text:span text:style-name="T18">queries</text:span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79576552"/><text:alphabetical-index-mark-end text:id="IMark91098088"/><text:alphabetical-index-mark-end text:id="IMark91631160"/><text:alphabetical-index-mark-end text:id="IMark101289224"/><text:alphabetical-index-mark-end text:id="IMark92700888"/><text:alphabetical-index-mark-end text:id="IMark101410760"/><text:alphabetical-index-mark-end text:id="IMark79559080"/><text:span text:style-name="T18"> </text:span><text:alphabetical-index-mark-start text:id="IMark95214664"/><text:alphabetical-index-mark-start text:id="IMark95779336"/><text:alphabetical-index-mark-start text:id="IMark87218216"/><text:alphabetical-index-mark-start text:id="IMark88255144"/><text:alphabetical-index-mark-start text:id="IMark79540824"/><text:alphabetical-index-mark-start text:id="IMark101408232"/><text:alphabetical-index-mark-start text:id="IMark91095624"/><text:alphabetical-index-mark-start text:id="IMark97209272"/><text:alphabetical-index-mark-start text:id="IMark92453096"/><text:alphabetical-index-mark-start text:id="IMark99224728"/><text:alphabetical-index-mark-start text:id="IMark92955864"/><text:span text:style-name="T18">return</text:span><text:alphabetical-index-mark-end text:id="IMark92955864"/><text:alphabetical-index-mark-end text:id="IMark99224728"/><text:alphabetical-index-mark-end text:id="IMark92453096"/><text:alphabetical-index-mark-end text:id="IMark97209272"/><text:alphabetical-index-mark-end text:id="IMark91095624"/><text:alphabetical-index-mark-end text:id="IMark101408232"/><text:alphabetical-index-mark-end text:id="IMark79540824"/><text:alphabetical-index-mark-end text:id="IMark88255144"/><text:alphabetical-index-mark-end text:id="IMark87218216"/><text:alphabetical-index-mark-end text:id="IMark95779336"/><text:alphabetical-index-mark-end text:id="IMark95214664"/><text:span text:style-name="T18"> </text:span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6051896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8256056"/><text:alphabetical-index-mark-start text:id="IMark93362968"/><text:alphabetical-index-mark-start text:id="IMark89000968"/><text:alphabetical-index-mark-start text:id="IMark93079656"/><text:span text:style-name="T18">result</text:span><text:alphabetical-index-mark-end text:id="IMark93079656"/><text:alphabetical-index-mark-end text:id="IMark89000968"/><text:alphabetical-index-mark-end text:id="IMark93362968"/><text:alphabetical-index-mark-end text:id="IMark98256056"/>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96051896"/><text:span text:style-name="T18">s</text:span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span text:style-name="T18">, while others do not. A </text:span><text:alphabetical-index-mark-start text:id="IMark91885112"/><text:alphabetical-index-mark-start text:id="IMark87232984"/><text:alphabetical-index-mark-start text:id="IMark96990312"/><text:alphabetical-index-mark-start text:id="IMark90386520"/><text:alphabetical-index-mark-start text:id="IMark88251960"/><text:alphabetical-index-mark-start text:id="IMark101392936"/><text:alphabetical-index-mark-start text:id="IMark72317240"/><text:alphabetical-index-mark-start text:id="IMark101380296"/><text:alphabetical-index-mark-start text:id="IMark97019384"/><text:alphabetical-index-mark-start text:id="IMark101405704"/><text:alphabetical-index-mark-start text:id="IMark91093160"/><text:span text:style-name="T18">SELECT</text:span><text:alphabetical-index-mark-end text:id="IMark91093160"/><text:alphabetical-index-mark-end text:id="IMark101405704"/><text:alphabetical-index-mark-end text:id="IMark97019384"/><text:alphabetical-index-mark-end text:id="IMark101380296"/><text:alphabetical-index-mark-end text:id="IMark72317240"/><text:alphabetical-index-mark-end text:id="IMark101392936"/><text:alphabetical-index-mark-end text:id="IMark88251960"/><text:alphabetical-index-mark-end text:id="IMark90386520"/><text:alphabetical-index-mark-end text:id="IMark96990312"/><text:alphabetical-index-mark-end text:id="IMark87232984"/><text:alphabetical-index-mark-end text:id="IMark91885112"/><text:span text:style-name="T18"> produces essentially a </text:span><text:alphabetical-index-mark-start text:id="IMark92095816"/><text:alphabetical-index-mark-start text:id="IMark96086968"/><text:alphabetical-index-mark-start text:id="IMark96997960"/><text:alphabetical-index-mark-start text:id="IMark81532696"/><text:alphabetical-index-mark-start text:id="IMark87231752"/><text:alphabetical-index-mark-start text:id="IMark101382824"/><text:alphabetical-index-mark-start text:id="IMark95445544"/><text:alphabetical-index-mark-start text:id="IMark72057640"/><text:alphabetical-index-mark-start text:id="IMark96219656"/><text:alphabetical-index-mark-start text:id="IMark99552104"/><text:alphabetical-index-mark-start text:id="IMark96684568"/><text:span text:style-name="T18">select</text:span><text:alphabetical-index-mark-end text:id="IMark96684568"/><text:alphabetical-index-mark-end text:id="IMark99552104"/><text:alphabetical-index-mark-end text:id="IMark96219656"/><text:alphabetical-index-mark-end text:id="IMark72057640"/><text:alphabetical-index-mark-end text:id="IMark95445544"/><text:alphabetical-index-mark-end text:id="IMark101382824"/><text:alphabetical-index-mark-end text:id="IMark87231752"/><text:alphabetical-index-mark-end text:id="IMark81532696"/><text:alphabetical-index-mark-end text:id="IMark96997960"/><text:alphabetical-index-mark-end text:id="IMark96086968"/><text:alphabetical-index-mark-end text:id="IMark92095816"/><text:span text:style-name="T18">ion or </text:span><text:alphabetical-index-mark-start text:id="IMark99224344"/><text:alphabetical-index-mark-start text:id="IMark95562552"/><text:alphabetical-index-mark-start text:id="IMark96618952"/><text:alphabetical-index-mark-start text:id="IMark96214680"/><text:alphabetical-index-mark-start text:id="IMark96654792"/><text:alphabetical-index-mark-start text:id="IMark72308984"/><text:alphabetical-index-mark-start text:id="IMark95850648"/><text:alphabetical-index-mark-start text:id="IMark99826040"/><text:alphabetical-index-mark-start text:id="IMark95854632"/><text:alphabetical-index-mark-start text:id="IMark96750904"/><text:alphabetical-index-mark-start text:id="IMark90307000"/><text:span text:style-name="T18">listing</text:span><text:alphabetical-index-mark-end text:id="IMark90307000"/><text:alphabetical-index-mark-end text:id="IMark96750904"/><text:alphabetical-index-mark-end text:id="IMark95854632"/><text:alphabetical-index-mark-end text:id="IMark99826040"/><text:alphabetical-index-mark-end text:id="IMark95850648"/><text:alphabetical-index-mark-end text:id="IMark72308984"/><text:alphabetical-index-mark-end text:id="IMark96654792"/><text:alphabetical-index-mark-end text:id="IMark96214680"/><text:alphabetical-index-mark-end text:id="IMark96618952"/><text:alphabetical-index-mark-end text:id="IMark95562552"/><text:alphabetical-index-mark-end text:id="IMark99224344"/><text:span text:style-name="T18">, while an </text:span><text:alphabetical-index-mark-start text:id="IMark90301688"/><text:alphabetical-index-mark-start text:id="IMark100547048"/><text:alphabetical-index-mark-start text:id="IMark92829000"/><text:alphabetical-index-mark-start text:id="IMark96412360"/><text:alphabetical-index-mark-start text:id="IMark95350824"/><text:alphabetical-index-mark-start text:id="IMark92022040"/><text:alphabetical-index-mark-start text:id="IMark96461288"/><text:alphabetical-index-mark-start text:id="IMark96834472"/><text:alphabetical-index-mark-start text:id="IMark96658776"/><text:alphabetical-index-mark-start text:id="IMark88315304"/><text:alphabetical-index-mark-start text:id="IMark72312216"/><text:span text:style-name="T18">INSERT</text:span><text:alphabetical-index-mark-end text:id="IMark72312216"/><text:alphabetical-index-mark-end text:id="IMark88315304"/><text:alphabetical-index-mark-end text:id="IMark96658776"/><text:alphabetical-index-mark-end text:id="IMark96834472"/><text:alphabetical-index-mark-end text:id="IMark96461288"/><text:alphabetical-index-mark-end text:id="IMark92022040"/><text:alphabetical-index-mark-end text:id="IMark95350824"/><text:alphabetical-index-mark-end text:id="IMark96412360"/><text:alphabetical-index-mark-end text:id="IMark92829000"/><text:alphabetical-index-mark-end text:id="IMark100547048"/><text:alphabetical-index-mark-end text:id="IMark90301688"/><text:span text:style-name="T18"> does not. </text:span></text:p>
      <text:p text:style-name="P17"/>
      <text:p text:style-name="P17"/>
      <text:p text:style-name="P17"><text:soft-page-break/><text:span text:style-name="T18">In the case of those </text:span><text:alphabetical-index-mark-start text:id="IMark79576552"/><text:alphabetical-index-mark-start text:id="IMark92479896"/><text:alphabetical-index-mark-start text:id="IMark95510040"/><text:alphabetical-index-mark-start text:id="IMark923406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88255144"/><text:alphabetical-index-mark-start text:id="IMark79540824"/><text:alphabetical-index-mark-start text:id="IMark101408232"/><text:alphabetical-index-mark-start text:id="IMark91095624"/><text:alphabetical-index-mark-start text:id="IMark97209272"/>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span text:style-name="T18">SQL</text:span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96051896"/><text:alphabetical-index-mark-end text:id="IMark92955864"/><text:alphabetical-index-mark-end text:id="IMark99224728"/><text:alphabetical-index-mark-end text:id="IMark92453096"/><text:alphabetical-index-mark-end text:id="IMark97209272"/><text:alphabetical-index-mark-end text:id="IMark91095624"/><text:alphabetical-index-mark-end text:id="IMark101408232"/><text:alphabetical-index-mark-end text:id="IMark79540824"/><text:alphabetical-index-mark-end text:id="IMark88255144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79576552"/><text:span text:style-name="T18"> and </text:span><text:alphabetical-index-mark-start text:id="IMark93361752"/><text:alphabetical-index-mark-start text:id="IMark98256056"/><text:alphabetical-index-mark-start text:id="IMark93362968"/><text:span text:style-name="T18">HDFql</text:span><text:alphabetical-index-mark-end text:id="IMark93362968"/><text:alphabetical-index-mark-end text:id="IMark98256056"/><text:alphabetical-index-mark-end text:id="IMark93361752"/><text:span text:style-name="T18"> </text:span><text:alphabetical-index-mark-start text:id="IMark89000968"/><text:alphabetical-index-mark-start text:id="IMark93079656"/><text:alphabetical-index-mark-start text:id="IMark93389672"/><text:alphabetical-index-mark-start text:id="IMark92825880"/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<text:alphabetical-index-mark-start text:id="IMark101324488"/><text:alphabetical-index-mark-start text:id="IMark97844472"/><text:span text:style-name="T18">queries</text:span><text:alphabetical-index-mark-end text:id="IMark97844472"/><text:alphabetical-index-mark-end text:id="IMark101324488"/>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alphabetical-index-mark-end text:id="IMark92825880"/><text:alphabetical-index-mark-end text:id="IMark93389672"/><text:alphabetical-index-mark-end text:id="IMark93079656"/><text:alphabetical-index-mark-end text:id="IMark89000968"/><text:span text:style-name="T18"> that do </text:span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1885112"/><text:alphabetical-index-mark-start text:id="IMark87232984"/><text:alphabetical-index-mark-start text:id="IMark96990312"/><text:alphabetical-index-mark-start text:id="IMark90386520"/><text:alphabetical-index-mark-start text:id="IMark88251960"/><text:alphabetical-index-mark-start text:id="IMark101392936"/><text:alphabetical-index-mark-start text:id="IMark72317240"/><text:span text:style-name="T18">return</text:span><text:alphabetical-index-mark-end text:id="IMark72317240"/><text:alphabetical-index-mark-end text:id="IMark101392936"/><text:alphabetical-index-mark-end text:id="IMark88251960"/><text:alphabetical-index-mark-end text:id="IMark90386520"/><text:alphabetical-index-mark-end text:id="IMark96990312"/><text:alphabetical-index-mark-end text:id="IMark87232984"/><text:alphabetical-index-mark-end text:id="IMark91885112"/><text:alphabetical-index-mark-end text:id="IMark91096856"/><text:alphabetical-index-mark-end text:id="IMark87228056"/><text:alphabetical-index-mark-end text:id="IMark87229288"/><text:alphabetical-index-mark-end text:id="IMark87230520"/><text:span text:style-name="T18"> </text:span><text:alphabetical-index-mark-start text:id="IMark101380296"/>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81532696"/><text:alphabetical-index-mark-start text:id="IMark87231752"/><text:alphabetical-index-mark-start text:id="IMark101382824"/><text:alphabetical-index-mark-start text:id="IMark95445544"/><text:alphabetical-index-mark-start text:id="IMark72312216"/><text:alphabetical-index-mark-start text:id="IMark101410760"/><text:alphabetical-index-mark-start text:id="IMark79559080"/><text:alphabetical-index-mark-start text:id="IMark101289224"/><text:alphabetical-index-mark-start text:id="IMark92700888"/><text:alphabetical-index-mark-start text:id="IMark91098088"/><text:alphabetical-index-mark-start text:id="IMark91631160"/><text:alphabetical-index-mark-start text:id="IMark95294968"/><text:alphabetical-index-mark-start text:id="IMark99903752"/><text:alphabetical-index-mark-start text:id="IMark95361656"/><text:alphabetical-index-mark-start text:id="IMark95360152"/><text:span text:style-name="T18">result</text:span><text:alphabetical-index-mark-end text:id="IMark95360152"/><text:alphabetical-index-mark-end text:id="IMark95361656"/><text:alphabetical-index-mark-end text:id="IMark99903752"/><text:alphabetical-index-mark-end text:id="IMark95294968"/><text:alphabetical-index-mark-end text:id="IMark91631160"/><text:alphabetical-index-mark-end text:id="IMark91098088"/><text:alphabetical-index-mark-end text:id="IMark92700888"/><text:alphabetical-index-mark-end text:id="IMark101289224"/><text:alphabetical-index-mark-end text:id="IMark79559080"/><text:alphabetical-index-mark-end text:id="IMark101410760"/><text:alphabetical-index-mark-end text:id="IMark72312216"/><text:span text:style-name="T18">s</text:span><text:alphabetical-index-mark-end text:id="IMark95445544"/><text:alphabetical-index-mark-end text:id="IMark101382824"/><text:alphabetical-index-mark-end text:id="IMark87231752"/><text:alphabetical-index-mark-end text:id="IMark81532696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<text:alphabetical-index-mark-end text:id="IMark101380296"/><text:span text:style-name="T18"> in the form of </text:span><text:alphabetical-index-mark-start text:id="IMark99911352"/><text:alphabetical-index-mark-start text:id="IMark99909848"/><text:alphabetical-index-mark-start text:id="IMark99908344"/><text:alphabetical-index-mark-start text:id="IMark99906840"/><text:alphabetical-index-mark-start text:id="IMark96926168"/><text:alphabetical-index-mark-start text:id="IMark96924664"/><text:alphabetical-index-mark-start text:id="IMark95367672"/><text:alphabetical-index-mark-start text:id="IMark95366168"/><text:alphabetical-index-mark-start text:id="IMark95364664"/><text:alphabetical-index-mark-start text:id="IMark95363160"/><text:alphabetical-index-mark-start text:id="IMark96927672"/><text:span text:style-name="T18">listing</text:span><text:alphabetical-index-mark-end text:id="IMark96927672"/><text:alphabetical-index-mark-end text:id="IMark95363160"/><text:alphabetical-index-mark-end text:id="IMark95364664"/><text:alphabetical-index-mark-end text:id="IMark95366168"/><text:alphabetical-index-mark-end text:id="IMark95367672"/><text:alphabetical-index-mark-end text:id="IMark96924664"/><text:alphabetical-index-mark-end text:id="IMark96926168"/><text:alphabetical-index-mark-end text:id="IMark99906840"/><text:alphabetical-index-mark-end text:id="IMark99908344"/><text:alphabetical-index-mark-end text:id="IMark99909848"/><text:alphabetical-index-mark-end text:id="IMark99911352"/><text:span text:style-name="T18">s, </text:span><text:alphabetical-index-mark-start text:id="IMark95276408"/><text:alphabetical-index-mark-start text:id="IMark95274904"/><text:alphabetical-index-mark-start text:id="IMark95273400"/><text:alphabetical-index-mark-start text:id="IMark95271896"/><text:alphabetical-index-mark-start text:id="IMark98060376"/><text:alphabetical-index-mark-start text:id="IMark95277912"/><text:alphabetical-index-mark-start text:id="IMark93165496"/><text:alphabetical-index-mark-start text:id="IMark93163992"/><text:alphabetical-index-mark-start text:id="IMark93124584"/><text:alphabetical-index-mark-start text:id="IMark93123080"/><text:alphabetical-index-mark-start text:id="IMark93121576"/><text:alphabetical-index-mark-start text:id="IMark93120072"/><text:alphabetical-index-mark-start text:id="IMark96219656"/><text:alphabetical-index-mark-start text:id="IMark96684568"/><text:alphabetical-index-mark-start text:id="IMark93167000"/><text:alphabetical-index-mark-start text:id="IMark97338152"/><text:alphabetical-index-mark-start text:id="IMark97336648"/><text:alphabetical-index-mark-start text:id="IMark97335144"/><text:alphabetical-index-mark-start text:id="IMark97333640"/><text:alphabetical-index-mark-start text:id="IMark92903688"/><text:alphabetical-index-mark-start text:id="IMark96618952"/><text:alphabetical-index-mark-start text:id="IMark96654792"/><text:span text:style-name="T18">sql</text:span><text:alphabetical-index-mark-end text:id="IMark96654792"/><text:alphabetical-index-mark-end text:id="IMark96618952"/><text:alphabetical-index-mark-end text:id="IMark92903688"/><text:alphabetical-index-mark-end text:id="IMark97333640"/><text:alphabetical-index-mark-end text:id="IMark97335144"/><text:alphabetical-index-mark-end text:id="IMark97336648"/><text:alphabetical-index-mark-end text:id="IMark97338152"/><text:alphabetical-index-mark-end text:id="IMark93167000"/><text:alphabetical-index-mark-end text:id="IMark96684568"/><text:alphabetical-index-mark-end text:id="IMark96219656"/><text:alphabetical-index-mark-end text:id="IMark93120072"/><text:alphabetical-index-mark-end text:id="IMark93121576"/><text:alphabetical-index-mark-end text:id="IMark93123080"/><text:alphabetical-index-mark-end text:id="IMark93124584"/><text:alphabetical-index-mark-end text:id="IMark93163992"/><text:alphabetical-index-mark-end text:id="IMark93165496"/><text:alphabetical-index-mark-end text:id="IMark95277912"/><text:alphabetical-index-mark-end text:id="IMark98060376"/><text:alphabetical-index-mark-end text:id="IMark95271896"/><text:alphabetical-index-mark-end text:id="IMark95273400"/><text:alphabetical-index-mark-end text:id="IMark95274904"/><text:alphabetical-index-mark-end text:id="IMark95276408"/><text:span text:style-name="T18">p stores them into a </text:span><text:alphabetical-index-mark-start text:id="IMark95850648"/><text:alphabetical-index-mark-start text:id="IMark95854632"/><text:alphabetical-index-mark-start text:id="IMark90307000"/><text:alphabetical-index-mark-start text:id="IMark98094808"/><text:alphabetical-index-mark-start text:id="IMark100528872"/><text:alphabetical-index-mark-start text:id="IMark100527368"/><text:alphabetical-index-mark-start text:id="IMark98103288"/><text:alphabetical-index-mark-start text:id="IMark98101784"/><text:alphabetical-index-mark-start text:id="IMark98100280"/><text:alphabetical-index-mark-start text:id="IMark98098776"/><text:alphabetical-index-mark-start text:id="IMark100547048"/><text:span text:style-name="T18">file</text:span><text:alphabetical-index-mark-end text:id="IMark100547048"/><text:alphabetical-index-mark-end text:id="IMark98098776"/><text:alphabetical-index-mark-end text:id="IMark98100280"/><text:alphabetical-index-mark-end text:id="IMark98101784"/><text:alphabetical-index-mark-end text:id="IMark98103288"/><text:alphabetical-index-mark-end text:id="IMark100527368"/><text:alphabetical-index-mark-end text:id="IMark100528872"/><text:alphabetical-index-mark-end text:id="IMark98094808"/><text:alphabetical-index-mark-end text:id="IMark90307000"/><text:alphabetical-index-mark-end text:id="IMark95854632"/><text:alphabetical-index-mark-end text:id="IMark95850648"/><text:span text:style-name="T18"> </text:span><text:alphabetical-index-mark-start text:id="IMark96412360"/><text:alphabetical-index-mark-start text:id="IMark96690728"/><text:alphabetical-index-mark-start text:id="IMark50733736"/><text:alphabetical-index-mark-start text:id="IMark97118968"/><text:alphabetical-index-mark-start text:id="IMark97120296"/><text:alphabetical-index-mark-start text:id="IMark97121624"/><text:alphabetical-index-mark-start text:id="IMark97122952"/><text:alphabetical-index-mark-start text:id="IMark97124280"/><text:alphabetical-index-mark-start text:id="IMark97125608"/><text:alphabetical-index-mark-start text:id="IMark97126936"/><text:alphabetical-index-mark-start text:id="IMark97128264"/><text:span text:style-name="T18">call</text:span><text:alphabetical-index-mark-end text:id="IMark97128264"/><text:alphabetical-index-mark-end text:id="IMark97126936"/><text:alphabetical-index-mark-end text:id="IMark97125608"/><text:alphabetical-index-mark-end text:id="IMark97124280"/><text:alphabetical-index-mark-end text:id="IMark97122952"/><text:alphabetical-index-mark-end text:id="IMark97121624"/><text:alphabetical-index-mark-end text:id="IMark97120296"/><text:alphabetical-index-mark-end text:id="IMark97118968"/><text:alphabetical-index-mark-end text:id="IMark50733736"/><text:alphabetical-index-mark-end text:id="IMark96690728"/><text:alphabetical-index-mark-end text:id="IMark96412360"/><text:span text:style-name="T18">ed </text:span><text:alphabetical-index-mark-start text:id="IMark97285320"/><text:alphabetical-index-mark-start text:id="IMark97286648"/><text:alphabetical-index-mark-start text:id="IMark97287976"/><text:alphabetical-index-mark-start text:id="IMark97289304"/><text:alphabetical-index-mark-start text:id="IMark97290632"/><text:alphabetical-index-mark-start text:id="IMark97291960"/><text:alphabetical-index-mark-start text:id="IMark97293288"/><text:alphabetical-index-mark-start text:id="IMark93152376"/><text:alphabetical-index-mark-start text:id="IMark93153704"/><text:alphabetical-index-mark-start text:id="IMark93155032"/><text:alphabetical-index-mark-start text:id="IMark93156360"/><text:alphabetical-index-mark-start text:id="IMark93157688"/><text:alphabetical-index-mark-start text:id="IMark93159016"/><text:alphabetical-index-mark-start text:id="IMark93160344"/><text:alphabetical-index-mark-start text:id="IMark93226632"/><text:alphabetical-index-mark-start text:id="IMark93227960"/><text:alphabetical-index-mark-start text:id="IMark93229288"/><text:alphabetical-index-mark-start text:id="IMark93230616"/><text:alphabetical-index-mark-start text:id="IMark93231944"/><text:alphabetical-index-mark-start text:id="IMark93233272"/><text:alphabetical-index-mark-start text:id="IMark93234600"/><text:alphabetical-index-mark-start text:id="IMark97996200"/><text:span text:style-name="T25">sql</text:span><text:alphabetical-index-mark-end text:id="IMark97996200"/><text:alphabetical-index-mark-end text:id="IMark93234600"/><text:alphabetical-index-mark-end text:id="IMark93233272"/><text:alphabetical-index-mark-end text:id="IMark93231944"/><text:alphabetical-index-mark-end text:id="IMark93230616"/><text:alphabetical-index-mark-end text:id="IMark93229288"/><text:alphabetical-index-mark-end text:id="IMark93227960"/><text:alphabetical-index-mark-end text:id="IMark93226632"/><text:alphabetical-index-mark-end text:id="IMark93160344"/><text:alphabetical-index-mark-end text:id="IMark93159016"/><text:alphabetical-index-mark-end text:id="IMark93157688"/><text:alphabetical-index-mark-end text:id="IMark93156360"/><text:alphabetical-index-mark-end text:id="IMark93155032"/><text:alphabetical-index-mark-end text:id="IMark93153704"/><text:alphabetical-index-mark-end text:id="IMark93152376"/><text:alphabetical-index-mark-end text:id="IMark97293288"/><text:alphabetical-index-mark-end text:id="IMark97291960"/><text:alphabetical-index-mark-end text:id="IMark97290632"/><text:alphabetical-index-mark-end text:id="IMark97289304"/><text:alphabetical-index-mark-end text:id="IMark97287976"/><text:alphabetical-index-mark-end text:id="IMark97286648"/><text:alphabetical-index-mark-end text:id="IMark97285320"/><text:span text:style-name="T25">p_</text:span><text:alphabetical-index-mark-start text:id="IMark93286360"/><text:alphabetical-index-mark-start text:id="IMark101222840"/><text:alphabetical-index-mark-start text:id="IMark101224168"/><text:alphabetical-index-mark-start text:id="IMark101225496"/><text:alphabetical-index-mark-start text:id="IMark101226824"/><text:alphabetical-index-mark-start text:id="IMark101228680"/><text:alphabetical-index-mark-start text:id="IMark101230008"/><text:alphabetical-index-mark-start text:id="IMark101231336"/><text:alphabetical-index-mark-start text:id="IMark98410840"/><text:alphabetical-index-mark-start text:id="IMark98412168"/><text:alphabetical-index-mark-start text:id="IMark98413496"/><text:alphabetical-index-mark-start text:id="IMark98414824"/><text:alphabetical-index-mark-start text:id="IMark98416152"/><text:alphabetical-index-mark-start text:id="IMark98417480"/><text:alphabetical-index-mark-start text:id="IMark98418808"/><text:alphabetical-index-mark-start text:id="IMark92814616"/><text:alphabetical-index-mark-start text:id="IMark92815944"/><text:alphabetical-index-mark-start text:id="IMark92817272"/><text:alphabetical-index-mark-start text:id="IMark92818600"/><text:alphabetical-index-mark-start text:id="IMark92819928"/><text:alphabetical-index-mark-start text:id="IMark92821256"/><text:alphabetical-index-mark-start text:id="IMark92822584"/><text:span text:style-name="T25">result</text:span><text:alphabetical-index-mark-end text:id="IMark92822584"/><text:alphabetical-index-mark-end text:id="IMark92821256"/><text:alphabetical-index-mark-end text:id="IMark92819928"/><text:alphabetical-index-mark-end text:id="IMark92818600"/><text:alphabetical-index-mark-end text:id="IMark92817272"/><text:alphabetical-index-mark-end text:id="IMark92815944"/><text:alphabetical-index-mark-end text:id="IMark92814616"/><text:alphabetical-index-mark-end text:id="IMark98418808"/><text:alphabetical-index-mark-end text:id="IMark98417480"/><text:alphabetical-index-mark-end text:id="IMark98416152"/><text:alphabetical-index-mark-end text:id="IMark98414824"/><text:span text:style-name="T25">s</text:span><text:alphabetical-index-mark-end text:id="IMark98413496"/><text:alphabetical-index-mark-end text:id="IMark98412168"/><text:alphabetical-index-mark-end text:id="IMark98410840"/><text:alphabetical-index-mark-end text:id="IMark101231336"/><text:alphabetical-index-mark-end text:id="IMark101230008"/><text:alphabetical-index-mark-end text:id="IMark101228680"/><text:alphabetical-index-mark-end text:id="IMark101226824"/><text:alphabetical-index-mark-end text:id="IMark101225496"/><text:alphabetical-index-mark-end text:id="IMark101224168"/><text:alphabetical-index-mark-end text:id="IMark101222840"/><text:alphabetical-index-mark-end text:id="IMark93286360"/><text:alphabetical-index-mark-start text:id="IMark97756840"/><text:alphabetical-index-mark-start text:id="IMark97758072"/><text:alphabetical-index-mark-start text:id="IMark97759400"/><text:alphabetical-index-mark-start text:id="IMark88257896"/><text:alphabetical-index-mark-start text:id="IMark88259224"/><text:alphabetical-index-mark-start text:id="IMark88260552"/><text:alphabetical-index-mark-start text:id="IMark88261880"/><text:alphabetical-index-mark-start text:id="IMark88263208"/><text:alphabetical-index-mark-start text:id="IMark88264536"/><text:alphabetical-index-mark-start text:id="IMark88265864"/><text:alphabetical-index-mark-start text:id="IMark95988840"/><text:span text:style-name="T25">.txt</text:span><text:alphabetical-index-mark-end text:id="IMark95988840"/><text:alphabetical-index-mark-end text:id="IMark88265864"/><text:alphabetical-index-mark-end text:id="IMark88264536"/><text:alphabetical-index-mark-end text:id="IMark88263208"/><text:alphabetical-index-mark-end text:id="IMark88261880"/><text:alphabetical-index-mark-end text:id="IMark88260552"/><text:alphabetical-index-mark-end text:id="IMark88259224"/><text:alphabetical-index-mark-end text:id="IMark88257896"/><text:alphabetical-index-mark-end text:id="IMark97759400"/><text:alphabetical-index-mark-end text:id="IMark97758072"/><text:alphabetical-index-mark-end text:id="IMark97756840"/><text:span text:style-name="T18">, in which the values for every field and record are separated with the field divisor </text:span><text:alphabetical-index-mark-start text:id="IMark88613288"/><text:alphabetical-index-mark-start text:id="IMark88614520"/><text:alphabetical-index-mark-start text:id="IMark88615848"/><text:alphabetical-index-mark-start text:id="IMark88617176"/><text:alphabetical-index-mark-start text:id="IMark88618504"/><text:alphabetical-index-mark-start text:id="IMark88619832"/><text:alphabetical-index-mark-start text:id="IMark88621160"/><text:alphabetical-index-mark-start text:id="IMark93395992"/><text:alphabetical-index-mark-start text:id="IMark93397320"/><text:alphabetical-index-mark-start text:id="IMark93398648"/><text:alphabetical-index-mark-start text:id="IMark93399976"/><text:span text:style-name="T18">character</text:span><text:alphabetical-index-mark-end text:id="IMark93399976"/><text:alphabetical-index-mark-end text:id="IMark93398648"/><text:alphabetical-index-mark-end text:id="IMark93397320"/><text:alphabetical-index-mark-end text:id="IMark93395992"/><text:alphabetical-index-mark-end text:id="IMark88621160"/><text:alphabetical-index-mark-end text:id="IMark88619832"/><text:alphabetical-index-mark-end text:id="IMark88618504"/><text:alphabetical-index-mark-end text:id="IMark88617176"/><text:alphabetical-index-mark-end text:id="IMark88615848"/><text:alphabetical-index-mark-end text:id="IMark88614520"/><text:alphabetical-index-mark-end text:id="IMark88613288"/><text:span text:style-name="T18"> </text:span><text:span text:style-name="T15">[2.1.]</text:span><text:span text:style-name="T18">.</text:span></text:p>
      <text:p text:style-name="P16"/>
      <text:p text:style-name="P25">Note from example <text:span text:style-name="T11">[2.3.3.2]</text:span> below that in the case of a <text:alphabetical-index-mark-start text:id="IMark97209272"/>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93361752"/>composite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96051896"/><text:alphabetical-index-mark-end text:id="IMark92955864"/><text:alphabetical-index-mark-end text:id="IMark99224728"/><text:alphabetical-index-mark-end text:id="IMark92453096"/><text:alphabetical-index-mark-end text:id="IMark97209272"/> <text:alphabetical-index-mark-start text:id="IMark98256056"/><text:alphabetical-index-mark-start text:id="IMark93362968"/><text:alphabetical-index-mark-start text:id="IMark89000968"/><text:alphabetical-index-mark-start text:id="IMark93079656"/><text:alphabetical-index-mark-start text:id="IMark93389672"/><text:alphabetical-index-mark-start text:id="IMark92825880"/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query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alphabetical-index-mark-end text:id="IMark92825880"/><text:alphabetical-index-mark-end text:id="IMark93389672"/><text:alphabetical-index-mark-end text:id="IMark93079656"/><text:alphabetical-index-mark-end text:id="IMark89000968"/><text:alphabetical-index-mark-end text:id="IMark93362968"/><text:alphabetical-index-mark-end text:id="IMark98256056"/>, 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1885112"/><text:alphabetical-index-mark-start text:id="IMark87232984"/><text:alphabetical-index-mark-start text:id="IMark96990312"/><text:alphabetical-index-mark-start text:id="IMark90386520"/><text:alphabetical-index-mark-start text:id="IMark88251960"/><text:alphabetical-index-mark-start text:id="IMark101392936"/><text:alphabetical-index-mark-start text:id="IMark72317240"/><text:alphabetical-index-mark-start text:id="IMark72312216"/><text:alphabetical-index-mark-start text:id="IMark101410760"/><text:alphabetical-index-mark-start text:id="IMark79559080"/><text:alphabetical-index-mark-start text:id="IMark101289224"/><text:alphabetical-index-mark-start text:id="IMark92700888"/><text:alphabetical-index-mark-start text:id="IMark91098088"/><text:alphabetical-index-mark-start text:id="IMark91631160"/><text:alphabetical-index-mark-start text:id="IMark95294968"/><text:alphabetical-index-mark-start text:id="IMark101380296"/>result<text:alphabetical-index-mark-end text:id="IMark101380296"/><text:alphabetical-index-mark-end text:id="IMark95294968"/><text:alphabetical-index-mark-end text:id="IMark91631160"/><text:alphabetical-index-mark-end text:id="IMark91098088"/><text:alphabetical-index-mark-end text:id="IMark92700888"/><text:alphabetical-index-mark-end text:id="IMark101289224"/><text:alphabetical-index-mark-end text:id="IMark79559080"/><text:alphabetical-index-mark-end text:id="IMark101410760"/><text:alphabetical-index-mark-end text:id="IMark72312216"/><text:alphabetical-index-mark-end text:id="IMark72317240"/><text:alphabetical-index-mark-end text:id="IMark101392936"/>s<text:alphabetical-index-mark-end text:id="IMark88251960"/><text:alphabetical-index-mark-end text:id="IMark90386520"/><text:alphabetical-index-mark-end text:id="IMark96990312"/><text:alphabetical-index-mark-end text:id="IMark87232984"/><text:alphabetical-index-mark-end text:id="IMark91885112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 for the second one will be <text:alphabetical-index-mark-start text:id="IMark97019384"/>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81532696"/><text:alphabetical-index-mark-start text:id="IMark87231752"/><text:alphabetical-index-mark-start text:id="IMark101382824"/><text:alphabetical-index-mark-start text:id="IMark95445544"/><text:alphabetical-index-mark-start text:id="IMark79576552"/>append<text:alphabetical-index-mark-end text:id="IMark79576552"/><text:alphabetical-index-mark-end text:id="IMark95445544"/><text:alphabetical-index-mark-end text:id="IMark101382824"/><text:alphabetical-index-mark-end text:id="IMark87231752"/><text:alphabetical-index-mark-end text:id="IMark81532696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alphabetical-index-mark-end text:id="IMark97019384"/>ed to the <text:alphabetical-index-mark-start text:id="IMark92479896"/><text:alphabetical-index-mark-start text:id="IMark95510040"/><text:alphabetical-index-mark-start text:id="IMark923406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9540824"/><text:alphabetical-index-mark-start text:id="IMark88255144"/><text:alphabetical-index-mark-start text:id="IMark91095624"/><text:alphabetical-index-mark-start text:id="IMark101408232"/><text:alphabetical-index-mark-start text:id="IMark82133848"/><text:alphabetical-index-mark-start text:id="IMark88315304"/><text:alphabetical-index-mark-start text:id="IMark92022040"/><text:alphabetical-index-mark-start text:id="IMark98053368"/><text:alphabetical-index-mark-start text:id="IMark96930760"/><text:alphabetical-index-mark-start text:id="IMark99905672"/><text:alphabetical-index-mark-start text:id="IMark99428808"/><text:alphabetical-index-mark-start text:id="IMark99426472"/><text:alphabetical-index-mark-start text:id="IMark82128536"/><text:alphabetical-index-mark-start text:id="IMark88289144"/><text:alphabetical-index-mark-start text:id="IMark88282136"/>result<text:alphabetical-index-mark-end text:id="IMark88282136"/><text:alphabetical-index-mark-end text:id="IMark88289144"/><text:alphabetical-index-mark-end text:id="IMark82128536"/><text:alphabetical-index-mark-end text:id="IMark99426472"/><text:alphabetical-index-mark-end text:id="IMark99428808"/><text:alphabetical-index-mark-end text:id="IMark99905672"/><text:alphabetical-index-mark-end text:id="IMark96930760"/><text:alphabetical-index-mark-end text:id="IMark98053368"/><text:alphabetical-index-mark-end text:id="IMark92022040"/><text:alphabetical-index-mark-end text:id="IMark88315304"/><text:alphabetical-index-mark-end text:id="IMark82133848"/>s<text:alphabetical-index-mark-end text:id="IMark101408232"/><text:alphabetical-index-mark-end text:id="IMark91095624"/><text:alphabetical-index-mark-end text:id="IMark88255144"/><text:alphabetical-index-mark-end text:id="IMark79540824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 of the first <text:alphabetical-index-mark-start text:id="IMark98055704"/><text:alphabetical-index-mark-start text:id="IMark92902456"/><text:alphabetical-index-mark-start text:id="IMark92899992"/><text:alphabetical-index-mark-start text:id="IMark92897528"/><text:alphabetical-index-mark-start text:id="IMark93171448"/><text:alphabetical-index-mark-start text:id="IMark93168984"/><text:alphabetical-index-mark-start text:id="IMark93117608"/><text:alphabetical-index-mark-start text:id="IMark100530376"/><text:alphabetical-index-mark-start text:id="IMark88290312"/><text:alphabetical-index-mark-start text:id="IMark98095560"/><text:alphabetical-index-mark-start text:id="IMark97923576"/>query<text:alphabetical-index-mark-end text:id="IMark97923576"/><text:alphabetical-index-mark-end text:id="IMark98095560"/><text:alphabetical-index-mark-end text:id="IMark88290312"/><text:alphabetical-index-mark-end text:id="IMark100530376"/><text:alphabetical-index-mark-end text:id="IMark93117608"/><text:alphabetical-index-mark-end text:id="IMark93168984"/><text:alphabetical-index-mark-end text:id="IMark93171448"/><text:alphabetical-index-mark-end text:id="IMark92897528"/><text:alphabetical-index-mark-end text:id="IMark92899992"/><text:alphabetical-index-mark-end text:id="IMark92902456"/><text:alphabetical-index-mark-end text:id="IMark98055704"/> in <text:alphabetical-index-mark-start text:id="IMark97888040"/><text:alphabetical-index-mark-start text:id="IMark97886536"/><text:alphabetical-index-mark-start text:id="IMark97885032"/><text:alphabetical-index-mark-start text:id="IMark97883528"/><text:alphabetical-index-mark-start text:id="IMark97880744"/><text:alphabetical-index-mark-start text:id="IMark99903752"/><text:alphabetical-index-mark-start text:id="IMark95360152"/><text:alphabetical-index-mark-start text:id="IMark95673128"/><text:alphabetical-index-mark-start text:id="IMark95671624"/><text:alphabetical-index-mark-start text:id="IMark95670120"/><text:alphabetical-index-mark-start text:id="IMark95668616"/><text:alphabetical-index-mark-start text:id="IMark95667112"/><text:alphabetical-index-mark-start text:id="IMark95311080"/><text:alphabetical-index-mark-start text:id="IMark99757560"/><text:alphabetical-index-mark-start text:id="IMark99756056"/><text:alphabetical-index-mark-start text:id="IMark99754552"/><text:alphabetical-index-mark-start text:id="IMark90550520"/><text:alphabetical-index-mark-start text:id="IMark90549016"/><text:alphabetical-index-mark-start text:id="IMark90547512"/><text:alphabetical-index-mark-start text:id="IMark99909848"/><text:alphabetical-index-mark-start text:id="IMark99906840"/><text:alphabetical-index-mark-start text:id="IMark96924664"/><text:span text:style-name="T23">sql</text:span><text:alphabetical-index-mark-end text:id="IMark96924664"/><text:alphabetical-index-mark-end text:id="IMark99906840"/><text:alphabetical-index-mark-end text:id="IMark99909848"/><text:alphabetical-index-mark-end text:id="IMark90547512"/><text:alphabetical-index-mark-end text:id="IMark90549016"/><text:alphabetical-index-mark-end text:id="IMark90550520"/><text:alphabetical-index-mark-end text:id="IMark99754552"/><text:alphabetical-index-mark-end text:id="IMark99756056"/><text:alphabetical-index-mark-end text:id="IMark99757560"/><text:alphabetical-index-mark-end text:id="IMark95311080"/><text:alphabetical-index-mark-end text:id="IMark95667112"/><text:alphabetical-index-mark-end text:id="IMark95668616"/><text:alphabetical-index-mark-end text:id="IMark95670120"/><text:alphabetical-index-mark-end text:id="IMark95671624"/><text:alphabetical-index-mark-end text:id="IMark95673128"/><text:alphabetical-index-mark-end text:id="IMark95360152"/><text:alphabetical-index-mark-end text:id="IMark99903752"/><text:alphabetical-index-mark-end text:id="IMark97880744"/><text:alphabetical-index-mark-end text:id="IMark97883528"/><text:alphabetical-index-mark-end text:id="IMark97885032"/><text:alphabetical-index-mark-end text:id="IMark97886536"/><text:alphabetical-index-mark-end text:id="IMark97888040"/><text:span text:style-name="T23">p_</text:span><text:alphabetical-index-mark-start text:id="IMark95366168"/><text:alphabetical-index-mark-start text:id="IMark95363160"/><text:alphabetical-index-mark-start text:id="IMark92782808"/><text:alphabetical-index-mark-start text:id="IMark96954392"/><text:alphabetical-index-mark-start text:id="IMark95277912"/><text:alphabetical-index-mark-start text:id="IMark93120072"/><text:alphabetical-index-mark-start text:id="IMark93279208"/><text:alphabetical-index-mark-start text:id="IMark98003912"/><text:alphabetical-index-mark-start text:id="IMark97999400"/><text:alphabetical-index-mark-start text:id="IMark96852648"/><text:alphabetical-index-mark-start text:id="IMark96848136"/><text:alphabetical-index-mark-start text:id="IMark97755704"/><text:alphabetical-index-mark-start text:id="IMark95325944"/><text:alphabetical-index-mark-start text:id="IMark88616600"/><text:alphabetical-index-mark-start text:id="IMark88618120"/><text:alphabetical-index-mark-start text:id="IMark88620584"/><text:alphabetical-index-mark-start text:id="IMark93396696"/><text:alphabetical-index-mark-start text:id="IMark93398264"/><text:alphabetical-index-mark-start text:id="IMark93400920"/><text:alphabetical-index-mark-start text:id="IMark92791864"/><text:alphabetical-index-mark-start text:id="IMark88266616"/><text:alphabetical-index-mark-start text:id="IMark50734024"/><text:span text:style-name="T23">result</text:span><text:alphabetical-index-mark-end text:id="IMark50734024"/><text:alphabetical-index-mark-end text:id="IMark88266616"/><text:alphabetical-index-mark-end text:id="IMark92791864"/><text:alphabetical-index-mark-end text:id="IMark93400920"/><text:alphabetical-index-mark-end text:id="IMark93398264"/><text:alphabetical-index-mark-end text:id="IMark93396696"/><text:alphabetical-index-mark-end text:id="IMark88620584"/><text:alphabetical-index-mark-end text:id="IMark88618120"/><text:alphabetical-index-mark-end text:id="IMark88616600"/><text:alphabetical-index-mark-end text:id="IMark95325944"/><text:alphabetical-index-mark-end text:id="IMark97755704"/><text:span text:style-name="T23">s</text:span><text:alphabetical-index-mark-end text:id="IMark96848136"/><text:alphabetical-index-mark-end text:id="IMark96852648"/><text:alphabetical-index-mark-end text:id="IMark97999400"/><text:alphabetical-index-mark-end text:id="IMark98003912"/><text:alphabetical-index-mark-end text:id="IMark93279208"/><text:alphabetical-index-mark-end text:id="IMark93120072"/><text:alphabetical-index-mark-end text:id="IMark95277912"/><text:alphabetical-index-mark-end text:id="IMark96954392"/><text:alphabetical-index-mark-end text:id="IMark92782808"/><text:alphabetical-index-mark-end text:id="IMark95363160"/><text:alphabetical-index-mark-end text:id="IMark95366168"/><text:alphabetical-index-mark-start text:id="IMark98041368"/><text:alphabetical-index-mark-start text:id="IMark98042568"/><text:alphabetical-index-mark-start text:id="IMark98043896"/><text:alphabetical-index-mark-start text:id="IMark98045224"/><text:alphabetical-index-mark-start text:id="IMark98046552"/><text:alphabetical-index-mark-start text:id="IMark98047880"/><text:alphabetical-index-mark-start text:id="IMark98049208"/><text:alphabetical-index-mark-start text:id="IMark92780984"/><text:alphabetical-index-mark-start text:id="IMark99842808"/><text:alphabetical-index-mark-start text:id="IMark99844136"/><text:alphabetical-index-mark-start text:id="IMark99845464"/><text:span text:style-name="T23">.txt</text:span><text:alphabetical-index-mark-end text:id="IMark99845464"/><text:alphabetical-index-mark-end text:id="IMark99844136"/><text:alphabetical-index-mark-end text:id="IMark99842808"/><text:alphabetical-index-mark-end text:id="IMark92780984"/><text:alphabetical-index-mark-end text:id="IMark98049208"/><text:alphabetical-index-mark-end text:id="IMark98047880"/><text:alphabetical-index-mark-end text:id="IMark98046552"/><text:alphabetical-index-mark-end text:id="IMark98045224"/><text:alphabetical-index-mark-end text:id="IMark98043896"/><text:alphabetical-index-mark-end text:id="IMark98042568"/><text:alphabetical-index-mark-end text:id="IMark98041368"/>. It is up to the user in such a case to <text:alphabetical-index-mark-start text:id="IMark92032648"/><text:alphabetical-index-mark-start text:id="IMark92033976"/><text:alphabetical-index-mark-start text:id="IMark92035304"/><text:alphabetical-index-mark-start text:id="IMark92036632"/><text:alphabetical-index-mark-start text:id="IMark92037960"/><text:alphabetical-index-mark-start text:id="IMark96588872"/><text:alphabetical-index-mark-start text:id="IMark96590200"/><text:alphabetical-index-mark-start text:id="IMark96591528"/><text:alphabetical-index-mark-start text:id="IMark96592856"/><text:alphabetical-index-mark-start text:id="IMark96594184"/><text:alphabetical-index-mark-start text:id="IMark96595512"/>parse<text:alphabetical-index-mark-end text:id="IMark96595512"/><text:alphabetical-index-mark-end text:id="IMark96594184"/><text:alphabetical-index-mark-end text:id="IMark96592856"/><text:alphabetical-index-mark-end text:id="IMark96591528"/><text:alphabetical-index-mark-end text:id="IMark96590200"/><text:alphabetical-index-mark-end text:id="IMark96588872"/><text:alphabetical-index-mark-end text:id="IMark92037960"/><text:alphabetical-index-mark-end text:id="IMark92036632"/><text:alphabetical-index-mark-end text:id="IMark92035304"/><text:alphabetical-index-mark-end text:id="IMark92033976"/><text:alphabetical-index-mark-end text:id="IMark92032648"/> those <text:alphabetical-index-mark-start text:id="IMark96891480"/><text:alphabetical-index-mark-start text:id="IMark95935208"/><text:alphabetical-index-mark-start text:id="IMark95936536"/><text:alphabetical-index-mark-start text:id="IMark95937864"/><text:alphabetical-index-mark-start text:id="IMark95939192"/><text:alphabetical-index-mark-start text:id="IMark95940520"/><text:alphabetical-index-mark-start text:id="IMark95941848"/><text:alphabetical-index-mark-start text:id="IMark95943176"/><text:alphabetical-index-mark-start text:id="IMark95944504"/><text:alphabetical-index-mark-start text:id="IMark96939720"/><text:alphabetical-index-mark-start text:id="IMark96940984"/><text:alphabetical-index-mark-start text:id="IMark96942312"/><text:alphabetical-index-mark-start text:id="IMark96943640"/><text:alphabetical-index-mark-start text:id="IMark96944968"/><text:alphabetical-index-mark-start text:id="IMark96946296"/><text:alphabetical-index-mark-start text:id="IMark96947624"/><text:alphabetical-index-mark-start text:id="IMark96948952"/><text:alphabetical-index-mark-start text:id="IMark100458440"/><text:alphabetical-index-mark-start text:id="IMark100459768"/><text:alphabetical-index-mark-start text:id="IMark100461096"/><text:alphabetical-index-mark-start text:id="IMark100462424"/><text:alphabetical-index-mark-start text:id="IMark100463752"/>result<text:alphabetical-index-mark-end text:id="IMark100463752"/><text:alphabetical-index-mark-end text:id="IMark100462424"/><text:alphabetical-index-mark-end text:id="IMark100461096"/><text:alphabetical-index-mark-end text:id="IMark100459768"/><text:alphabetical-index-mark-end text:id="IMark100458440"/><text:alphabetical-index-mark-end text:id="IMark96948952"/><text:alphabetical-index-mark-end text:id="IMark96947624"/><text:alphabetical-index-mark-end text:id="IMark96946296"/><text:alphabetical-index-mark-end text:id="IMark96944968"/><text:alphabetical-index-mark-end text:id="IMark96943640"/><text:alphabetical-index-mark-end text:id="IMark96942312"/>s<text:alphabetical-index-mark-end text:id="IMark96940984"/><text:alphabetical-index-mark-end text:id="IMark96939720"/><text:alphabetical-index-mark-end text:id="IMark95944504"/><text:alphabetical-index-mark-end text:id="IMark95943176"/><text:alphabetical-index-mark-end text:id="IMark95941848"/><text:alphabetical-index-mark-end text:id="IMark95940520"/><text:alphabetical-index-mark-end text:id="IMark95939192"/><text:alphabetical-index-mark-end text:id="IMark95937864"/><text:alphabetical-index-mark-end text:id="IMark95936536"/><text:alphabetical-index-mark-end text:id="IMark95935208"/><text:alphabetical-index-mark-end text:id="IMark96891480"/> adequately, or to perform separate <text:alphabetical-index-mark-start text:id="IMark93137768"/><text:alphabetical-index-mark-start text:id="IMark93139096"/><text:alphabetical-index-mark-start text:id="IMark93140424"/><text:alphabetical-index-mark-start text:id="IMark93141752"/><text:alphabetical-index-mark-start text:id="IMark93318072"/><text:alphabetical-index-mark-start text:id="IMark98222616"/><text:alphabetical-index-mark-start text:id="IMark98223944"/><text:alphabetical-index-mark-start text:id="IMark98225272"/><text:alphabetical-index-mark-start text:id="IMark98226600"/><text:alphabetical-index-mark-start text:id="IMark98227928"/><text:alphabetical-index-mark-start text:id="IMark98229256"/>call<text:alphabetical-index-mark-end text:id="IMark98229256"/><text:alphabetical-index-mark-end text:id="IMark98227928"/><text:alphabetical-index-mark-end text:id="IMark98226600"/><text:alphabetical-index-mark-end text:id="IMark98225272"/><text:alphabetical-index-mark-end text:id="IMark98223944"/><text:alphabetical-index-mark-end text:id="IMark98222616"/><text:alphabetical-index-mark-end text:id="IMark93318072"/><text:alphabetical-index-mark-end text:id="IMark93141752"/><text:alphabetical-index-mark-end text:id="IMark93140424"/><text:alphabetical-index-mark-end text:id="IMark93139096"/><text:alphabetical-index-mark-end text:id="IMark93137768"/>s to <text:alphabetical-index-mark-start text:id="IMark97374104"/><text:alphabetical-index-mark-start text:id="IMark97375400"/><text:alphabetical-index-mark-start text:id="IMark72264248"/><text:alphabetical-index-mark-start text:id="IMark72265576"/><text:alphabetical-index-mark-start text:id="IMark72266904"/><text:alphabetical-index-mark-start text:id="IMark72268232"/><text:alphabetical-index-mark-start text:id="IMark72269560"/><text:alphabetical-index-mark-start text:id="IMark72270888"/><text:alphabetical-index-mark-start text:id="IMark72272216"/><text:alphabetical-index-mark-start text:id="IMark72273544"/><text:alphabetical-index-mark-start text:id="IMark88565064"/><text:alphabetical-index-mark-start text:id="IMark88566392"/><text:alphabetical-index-mark-start text:id="IMark88567720"/><text:alphabetical-index-mark-start text:id="IMark88569048"/><text:alphabetical-index-mark-start text:id="IMark88570376"/><text:alphabetical-index-mark-start text:id="IMark88571704"/><text:alphabetical-index-mark-start text:id="IMark88573032"/><text:alphabetical-index-mark-start text:id="IMark88574360"/><text:alphabetical-index-mark-start text:id="IMark93429144"/><text:alphabetical-index-mark-start text:id="IMark93430472"/><text:alphabetical-index-mark-start text:id="IMark93431800"/><text:alphabetical-index-mark-start text:id="IMark93433128"/>sql<text:alphabetical-index-mark-end text:id="IMark93433128"/><text:alphabetical-index-mark-end text:id="IMark93431800"/><text:alphabetical-index-mark-end text:id="IMark93430472"/><text:alphabetical-index-mark-end text:id="IMark93429144"/><text:alphabetical-index-mark-end text:id="IMark88574360"/><text:alphabetical-index-mark-end text:id="IMark88573032"/><text:alphabetical-index-mark-end text:id="IMark88571704"/><text:alphabetical-index-mark-end text:id="IMark88570376"/><text:alphabetical-index-mark-end text:id="IMark88569048"/><text:alphabetical-index-mark-end text:id="IMark88567720"/><text:alphabetical-index-mark-end text:id="IMark88566392"/><text:alphabetical-index-mark-end text:id="IMark88565064"/><text:alphabetical-index-mark-end text:id="IMark72273544"/><text:alphabetical-index-mark-end text:id="IMark72272216"/><text:alphabetical-index-mark-end text:id="IMark72270888"/><text:alphabetical-index-mark-end text:id="IMark72269560"/><text:alphabetical-index-mark-end text:id="IMark72268232"/><text:alphabetical-index-mark-end text:id="IMark72266904"/><text:alphabetical-index-mark-end text:id="IMark72265576"/><text:alphabetical-index-mark-end text:id="IMark72264248"/><text:alphabetical-index-mark-end text:id="IMark97375400"/><text:alphabetical-index-mark-end text:id="IMark97374104"/>p doing a <text:alphabetical-index-mark-start text:id="IMark90935640"/><text:alphabetical-index-mark-start text:id="IMark90936968"/><text:alphabetical-index-mark-start text:id="IMark90938296"/><text:alphabetical-index-mark-start text:id="IMark90939624"/><text:alphabetical-index-mark-start text:id="IMark90940952"/><text:alphabetical-index-mark-start text:id="IMark90942280"/><text:alphabetical-index-mark-start text:id="IMark92486872"/><text:alphabetical-index-mark-start text:id="IMark92488200"/><text:alphabetical-index-mark-start text:id="IMark92489528"/><text:alphabetical-index-mark-start text:id="IMark92490856"/><text:alphabetical-index-mark-start text:id="IMark92492184"/><text:alphabetical-index-mark-start text:id="IMark92493512"/><text:alphabetical-index-mark-start text:id="IMark92494840"/><text:alphabetical-index-mark-start text:id="IMark92496168"/><text:alphabetical-index-mark-start text:id="IMark91320680"/><text:alphabetical-index-mark-start text:id="IMark91321736"/><text:alphabetical-index-mark-start text:id="IMark91323064"/><text:alphabetical-index-mark-start text:id="IMark91324392"/><text:alphabetical-index-mark-start text:id="IMark91325720"/><text:alphabetical-index-mark-start text:id="IMark91327048"/><text:alphabetical-index-mark-start text:id="IMark91328376"/><text:alphabetical-index-mark-start text:id="IMark91329704"/>result<text:alphabetical-index-mark-end text:id="IMark91329704"/><text:alphabetical-index-mark-end text:id="IMark91328376"/><text:alphabetical-index-mark-end text:id="IMark91327048"/><text:alphabetical-index-mark-end text:id="IMark91325720"/><text:alphabetical-index-mark-end text:id="IMark91324392"/><text:alphabetical-index-mark-end text:id="IMark91323064"/><text:alphabetical-index-mark-end text:id="IMark91321736"/><text:alphabetical-index-mark-end text:id="IMark91320680"/><text:alphabetical-index-mark-end text:id="IMark92496168"/><text:alphabetical-index-mark-end text:id="IMark92494840"/><text:alphabetical-index-mark-end text:id="IMark92493512"/>s<text:alphabetical-index-mark-end text:id="IMark92492184"/><text:alphabetical-index-mark-end text:id="IMark92490856"/><text:alphabetical-index-mark-end text:id="IMark92489528"/><text:alphabetical-index-mark-end text:id="IMark92488200"/><text:alphabetical-index-mark-end text:id="IMark92486872"/><text:alphabetical-index-mark-end text:id="IMark90942280"/><text:alphabetical-index-mark-end text:id="IMark90940952"/><text:alphabetical-index-mark-end text:id="IMark90939624"/><text:alphabetical-index-mark-end text:id="IMark90938296"/><text:alphabetical-index-mark-end text:id="IMark90936968"/><text:alphabetical-index-mark-end text:id="IMark90935640"/> – producing <text:alphabetical-index-mark-start text:id="IMark99290824"/><text:alphabetical-index-mark-start text:id="IMark99292056"/><text:alphabetical-index-mark-start text:id="IMark99293384"/><text:alphabetical-index-mark-start text:id="IMark95963704"/><text:alphabetical-index-mark-start text:id="IMark95965032"/><text:alphabetical-index-mark-start text:id="IMark95966360"/><text:alphabetical-index-mark-start text:id="IMark95967688"/><text:alphabetical-index-mark-start text:id="IMark95969016"/><text:alphabetical-index-mark-start text:id="IMark95970344"/><text:alphabetical-index-mark-start text:id="IMark95971672"/><text:alphabetical-index-mark-start text:id="IMark95973000"/>query<text:alphabetical-index-mark-end text:id="IMark95973000"/><text:alphabetical-index-mark-end text:id="IMark95971672"/><text:alphabetical-index-mark-end text:id="IMark95970344"/><text:alphabetical-index-mark-end text:id="IMark95969016"/><text:alphabetical-index-mark-end text:id="IMark95967688"/><text:alphabetical-index-mark-end text:id="IMark95966360"/><text:alphabetical-index-mark-end text:id="IMark95965032"/><text:alphabetical-index-mark-end text:id="IMark95963704"/><text:alphabetical-index-mark-end text:id="IMark99293384"/><text:alphabetical-index-mark-end text:id="IMark99292056"/><text:alphabetical-index-mark-end text:id="IMark99290824"/> on each case, and extracting the data from <text:alphabetical-index-mark-start text:id="IMark88323080"/><text:alphabetical-index-mark-start text:id="IMark97764136"/><text:alphabetical-index-mark-start text:id="IMark97765464"/><text:alphabetical-index-mark-start text:id="IMark97766792"/><text:alphabetical-index-mark-start text:id="IMark97768120"/><text:alphabetical-index-mark-start text:id="IMark97769448"/><text:alphabetical-index-mark-start text:id="IMark97770776"/><text:alphabetical-index-mark-start text:id="IMark97772104"/><text:alphabetical-index-mark-start text:id="IMark97773432"/><text:alphabetical-index-mark-start text:id="IMark72028744"/><text:alphabetical-index-mark-start text:id="IMark72030072"/><text:alphabetical-index-mark-start text:id="IMark72031400"/><text:alphabetical-index-mark-start text:id="IMark72032728"/><text:alphabetical-index-mark-start text:id="IMark72034056"/><text:alphabetical-index-mark-start text:id="IMark72035384"/><text:alphabetical-index-mark-start text:id="IMark72036712"/><text:alphabetical-index-mark-start text:id="IMark72038040"/><text:alphabetical-index-mark-start text:id="IMark92661992"/><text:alphabetical-index-mark-start text:id="IMark92663224"/><text:alphabetical-index-mark-start text:id="IMark92664552"/><text:alphabetical-index-mark-start text:id="IMark92665880"/><text:alphabetical-index-mark-start text:id="IMark92667208"/><text:span text:style-name="T23">sql</text:span><text:alphabetical-index-mark-end text:id="IMark92667208"/><text:alphabetical-index-mark-end text:id="IMark92665880"/><text:alphabetical-index-mark-end text:id="IMark92664552"/><text:alphabetical-index-mark-end text:id="IMark92663224"/><text:alphabetical-index-mark-end text:id="IMark92661992"/><text:alphabetical-index-mark-end text:id="IMark72038040"/><text:alphabetical-index-mark-end text:id="IMark72036712"/><text:alphabetical-index-mark-end text:id="IMark72035384"/><text:alphabetical-index-mark-end text:id="IMark72034056"/><text:alphabetical-index-mark-end text:id="IMark72032728"/><text:alphabetical-index-mark-end text:id="IMark72031400"/><text:alphabetical-index-mark-end text:id="IMark72030072"/><text:alphabetical-index-mark-end text:id="IMark72028744"/><text:alphabetical-index-mark-end text:id="IMark97773432"/><text:alphabetical-index-mark-end text:id="IMark97772104"/><text:alphabetical-index-mark-end text:id="IMark97770776"/><text:alphabetical-index-mark-end text:id="IMark97769448"/><text:alphabetical-index-mark-end text:id="IMark97768120"/><text:alphabetical-index-mark-end text:id="IMark97766792"/><text:alphabetical-index-mark-end text:id="IMark97765464"/><text:alphabetical-index-mark-end text:id="IMark97764136"/><text:alphabetical-index-mark-end text:id="IMark88323080"/><text:span text:style-name="T23">p_</text:span><text:alphabetical-index-mark-start text:id="IMark99172936"/><text:alphabetical-index-mark-start text:id="IMark99174232"/><text:alphabetical-index-mark-start text:id="IMark99175560"/><text:alphabetical-index-mark-start text:id="IMark99176888"/><text:alphabetical-index-mark-start text:id="IMark99178216"/><text:alphabetical-index-mark-start text:id="IMark99179544"/><text:alphabetical-index-mark-start text:id="IMark99062600"/><text:alphabetical-index-mark-start text:id="IMark92884520"/><text:alphabetical-index-mark-start text:id="IMark92885848"/><text:alphabetical-index-mark-start text:id="IMark92887704"/><text:alphabetical-index-mark-start text:id="IMark92889032"/><text:alphabetical-index-mark-start text:id="IMark92890360"/><text:alphabetical-index-mark-start text:id="IMark92891688"/><text:alphabetical-index-mark-start text:id="IMark92893016"/><text:alphabetical-index-mark-start text:id="IMark81553112"/><text:alphabetical-index-mark-start text:id="IMark91333912"/><text:alphabetical-index-mark-start text:id="IMark91335240"/><text:alphabetical-index-mark-start text:id="IMark91336568"/><text:alphabetical-index-mark-start text:id="IMark91337896"/><text:alphabetical-index-mark-start text:id="IMark91339224"/><text:alphabetical-index-mark-start text:id="IMark91340552"/><text:alphabetical-index-mark-start text:id="IMark91341880"/><text:span text:style-name="T23">result</text:span><text:alphabetical-index-mark-end text:id="IMark91341880"/><text:alphabetical-index-mark-end text:id="IMark91340552"/><text:alphabetical-index-mark-end text:id="IMark91339224"/><text:alphabetical-index-mark-end text:id="IMark91337896"/><text:alphabetical-index-mark-end text:id="IMark91336568"/><text:alphabetical-index-mark-end text:id="IMark91335240"/><text:alphabetical-index-mark-end text:id="IMark91333912"/><text:alphabetical-index-mark-end text:id="IMark81553112"/><text:alphabetical-index-mark-end text:id="IMark92893016"/><text:alphabetical-index-mark-end text:id="IMark92891688"/><text:alphabetical-index-mark-end text:id="IMark92890360"/><text:span text:style-name="T23">s</text:span><text:alphabetical-index-mark-end text:id="IMark92889032"/><text:alphabetical-index-mark-end text:id="IMark92887704"/><text:alphabetical-index-mark-end text:id="IMark92885848"/><text:alphabetical-index-mark-end text:id="IMark92884520"/><text:alphabetical-index-mark-end text:id="IMark99062600"/><text:alphabetical-index-mark-end text:id="IMark99179544"/><text:alphabetical-index-mark-end text:id="IMark99178216"/><text:alphabetical-index-mark-end text:id="IMark99176888"/><text:alphabetical-index-mark-end text:id="IMark99175560"/><text:alphabetical-index-mark-end text:id="IMark99174232"/><text:alphabetical-index-mark-end text:id="IMark99172936"/><text:alphabetical-index-mark-start text:id="IMark96538440"/><text:alphabetical-index-mark-start text:id="IMark96539768"/><text:alphabetical-index-mark-start text:id="IMark96541096"/><text:alphabetical-index-mark-start text:id="IMark96542424"/><text:alphabetical-index-mark-start text:id="IMark96355400"/><text:alphabetical-index-mark-start text:id="IMark96356664"/><text:alphabetical-index-mark-start text:id="IMark96357992"/><text:alphabetical-index-mark-start text:id="IMark96359320"/><text:alphabetical-index-mark-start text:id="IMark96360648"/><text:alphabetical-index-mark-start text:id="IMark96361976"/><text:alphabetical-index-mark-start text:id="IMark96363304"/><text:span text:style-name="T23">.txt</text:span><text:alphabetical-index-mark-end text:id="IMark96363304"/><text:alphabetical-index-mark-end text:id="IMark96361976"/><text:alphabetical-index-mark-end text:id="IMark96360648"/><text:alphabetical-index-mark-end text:id="IMark96359320"/><text:alphabetical-index-mark-end text:id="IMark96357992"/><text:alphabetical-index-mark-end text:id="IMark96356664"/><text:alphabetical-index-mark-end text:id="IMark96355400"/><text:alphabetical-index-mark-end text:id="IMark96542424"/><text:alphabetical-index-mark-end text:id="IMark96541096"/><text:alphabetical-index-mark-end text:id="IMark96539768"/><text:alphabetical-index-mark-end text:id="IMark96538440"/> on each occasion.</text:p>
      <text:p text:style-name="P25"/>
      <text:p text:style-name="P41">Keep in mind that each time that <text:alphabetical-index-mark-start text:id="IMark101405704"/><text:alphabetical-index-mark-start text:id="IMark91093160"/><text:alphabetical-index-mark-start text:id="IMark92095816"/><text:alphabetical-index-mark-start text:id="IMark96086968"/><text:alphabetical-index-mark-start text:id="IMark96997960"/><text:alphabetical-index-mark-start text:id="IMark81532696"/><text:alphabetical-index-mark-start text:id="IMark87231752"/><text:alphabetical-index-mark-start text:id="IMark101382824"/><text:alphabetical-index-mark-start text:id="IMark95445544"/><text:alphabetical-index-mark-start text:id="IMark79576552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1885112"/><text:alphabetical-index-mark-start text:id="IMark87232984"/><text:alphabetical-index-mark-start text:id="IMark96990312"/><text:alphabetical-index-mark-start text:id="IMark90386520"/><text:alphabetical-index-mark-start text:id="IMark88251960"/><text:alphabetical-index-mark-start text:id="IMark101392936"/>sql<text:alphabetical-index-mark-end text:id="IMark101392936"/><text:alphabetical-index-mark-end text:id="IMark88251960"/><text:alphabetical-index-mark-end text:id="IMark90386520"/><text:alphabetical-index-mark-end text:id="IMark96990312"/><text:alphabetical-index-mark-end text:id="IMark87232984"/><text:alphabetical-index-mark-end text:id="IMark91885112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79576552"/><text:alphabetical-index-mark-end text:id="IMark95445544"/><text:alphabetical-index-mark-end text:id="IMark101382824"/><text:alphabetical-index-mark-end text:id="IMark87231752"/><text:alphabetical-index-mark-end text:id="IMark81532696"/><text:alphabetical-index-mark-end text:id="IMark96997960"/><text:alphabetical-index-mark-end text:id="IMark96086968"/><text:alphabetical-index-mark-end text:id="IMark92095816"/><text:alphabetical-index-mark-end text:id="IMark91093160"/><text:alphabetical-index-mark-end text:id="IMark101405704"/><text:span text:style-name="T75">p</text:span> is <text:alphabetical-index-mark-start text:id="IMark72317240"/><text:alphabetical-index-mark-start text:id="IMark72312216"/><text:alphabetical-index-mark-start text:id="IMark101410760"/><text:alphabetical-index-mark-start text:id="IMark79559080"/><text:alphabetical-index-mark-start text:id="IMark101289224"/><text:alphabetical-index-mark-start text:id="IMark92700888"/><text:alphabetical-index-mark-start text:id="IMark91098088"/><text:alphabetical-index-mark-start text:id="IMark91631160"/><text:alphabetical-index-mark-start text:id="IMark95294968"/><text:alphabetical-index-mark-start text:id="IMark101380296"/><text:alphabetical-index-mark-start text:id="IMark98256056"/>call<text:alphabetical-index-mark-end text:id="IMark98256056"/><text:alphabetical-index-mark-end text:id="IMark101380296"/><text:alphabetical-index-mark-end text:id="IMark95294968"/><text:alphabetical-index-mark-end text:id="IMark91631160"/><text:alphabetical-index-mark-end text:id="IMark91098088"/><text:alphabetical-index-mark-end text:id="IMark92700888"/><text:alphabetical-index-mark-end text:id="IMark101289224"/><text:alphabetical-index-mark-end text:id="IMark79559080"/><text:alphabetical-index-mark-end text:id="IMark101410760"/><text:alphabetical-index-mark-end text:id="IMark72312216"/><text:alphabetical-index-mark-end text:id="IMark72317240"/>ed, it <text:alphabetical-index-mark-start text:id="IMark93362968"/><text:alphabetical-index-mark-start text:id="IMark89000968"/><text:alphabetical-index-mark-start text:id="IMark93079656"/><text:alphabetical-index-mark-start text:id="IMark93389672"/><text:alphabetical-index-mark-start text:id="IMark92825880"/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<text:alphabetical-index-mark-start text:id="IMark97209272"/>overwrite<text:alphabetical-index-mark-end text:id="IMark97209272"/>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alphabetical-index-mark-end text:id="IMark92825880"/><text:alphabetical-index-mark-end text:id="IMark93389672"/><text:alphabetical-index-mark-end text:id="IMark93079656"/><text:alphabetical-index-mark-end text:id="IMark89000968"/><text:alphabetical-index-mark-end text:id="IMark93362968"/>s 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2479896"/><text:alphabetical-index-mark-start text:id="IMark95510040"/><text:alphabetical-index-mark-start text:id="IMark923406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101408232"/>sql<text:alphabetical-index-mark-end text:id="IMark10140823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96051896"/><text:alphabetical-index-mark-end text:id="IMark92955864"/><text:alphabetical-index-mark-end text:id="IMark99224728"/><text:alphabetical-index-mark-end text:id="IMark92453096"/>p_<text:alphabetical-index-mark-start text:id="IMark93230984"/><text:alphabetical-index-mark-start text:id="IMark93229656"/><text:alphabetical-index-mark-start text:id="IMark93228328"/><text:alphabetical-index-mark-start text:id="IMark93227000"/><text:alphabetical-index-mark-start text:id="IMark93159384"/><text:alphabetical-index-mark-start text:id="IMark93158056"/><text:alphabetical-index-mark-start text:id="IMark93156728"/><text:alphabetical-index-mark-start text:id="IMark93155400"/><text:alphabetical-index-mark-start text:id="IMark93154072"/><text:alphabetical-index-mark-start text:id="IMark93152744"/><text:alphabetical-index-mark-start text:id="IMark97292328"/><text:alphabetical-index-mark-start text:id="IMark97291000"/><text:alphabetical-index-mark-start text:id="IMark97289672"/><text:alphabetical-index-mark-start text:id="IMark97288344"/><text:alphabetical-index-mark-start text:id="IMark97287016"/><text:alphabetical-index-mark-start text:id="IMark97127304"/><text:alphabetical-index-mark-start text:id="IMark97125976"/><text:alphabetical-index-mark-start text:id="IMark97124648"/><text:alphabetical-index-mark-start text:id="IMark97123320"/><text:alphabetical-index-mark-start text:id="IMark97121992"/><text:alphabetical-index-mark-start text:id="IMark92957592"/><text:alphabetical-index-mark-start text:id="IMark99759816"/>result<text:alphabetical-index-mark-end text:id="IMark99759816"/><text:alphabetical-index-mark-end text:id="IMark92957592"/><text:alphabetical-index-mark-end text:id="IMark97121992"/><text:alphabetical-index-mark-end text:id="IMark97123320"/><text:alphabetical-index-mark-end text:id="IMark97124648"/><text:alphabetical-index-mark-end text:id="IMark97125976"/><text:alphabetical-index-mark-end text:id="IMark97127304"/><text:alphabetical-index-mark-end text:id="IMark97287016"/><text:alphabetical-index-mark-end text:id="IMark97288344"/><text:alphabetical-index-mark-end text:id="IMark97289672"/><text:alphabetical-index-mark-end text:id="IMark97291000"/>s<text:alphabetical-index-mark-end text:id="IMark97292328"/><text:alphabetical-index-mark-end text:id="IMark93152744"/><text:alphabetical-index-mark-end text:id="IMark93154072"/><text:alphabetical-index-mark-end text:id="IMark93155400"/><text:alphabetical-index-mark-end text:id="IMark93156728"/><text:alphabetical-index-mark-end text:id="IMark93158056"/><text:alphabetical-index-mark-end text:id="IMark93159384"/><text:alphabetical-index-mark-end text:id="IMark93227000"/><text:alphabetical-index-mark-end text:id="IMark93228328"/><text:alphabetical-index-mark-end text:id="IMark93229656"/><text:alphabetical-index-mark-end text:id="IMark93230984"/><text:alphabetical-index-mark-start text:id="IMark92786024"/><text:alphabetical-index-mark-start text:id="IMark100040920"/><text:alphabetical-index-mark-start text:id="IMark100038456"/><text:alphabetical-index-mark-start text:id="IMark99761048"/><text:alphabetical-index-mark-start text:id="IMark97924808"/><text:alphabetical-index-mark-start text:id="IMark90545048"/><text:alphabetical-index-mark-start text:id="IMark90542584"/><text:alphabetical-index-mark-start text:id="IMark95317992"/><text:alphabetical-index-mark-start text:id="IMark95315528"/><text:alphabetical-index-mark-start text:id="IMark95313064"/><text:alphabetical-index-mark-start text:id="IMark97928504"/>.txt<text:alphabetical-index-mark-end text:id="IMark97928504"/><text:alphabetical-index-mark-end text:id="IMark95313064"/><text:alphabetical-index-mark-end text:id="IMark95315528"/><text:alphabetical-index-mark-end text:id="IMark95317992"/><text:alphabetical-index-mark-end text:id="IMark90542584"/><text:alphabetical-index-mark-end text:id="IMark90545048"/><text:alphabetical-index-mark-end text:id="IMark97924808"/><text:alphabetical-index-mark-end text:id="IMark99761048"/><text:alphabetical-index-mark-end text:id="IMark100038456"/><text:alphabetical-index-mark-end text:id="IMark100040920"/><text:alphabetical-index-mark-end text:id="IMark92786024"/>, but on each <text:alphabetical-index-mark-start text:id="IMark90916888"/><text:alphabetical-index-mark-start text:id="IMark90914424"/><text:alphabetical-index-mark-start text:id="IMark90911960"/><text:alphabetical-index-mark-start text:id="IMark96851896"/><text:alphabetical-index-mark-start text:id="IMark93280712"/><text:alphabetical-index-mark-start text:id="IMark92960376"/><text:alphabetical-index-mark-start text:id="IMark98101784"/><text:alphabetical-index-mark-start text:id="IMark95425048"/><text:alphabetical-index-mark-start text:id="IMark93171448"/><text:alphabetical-index-mark-start text:id="IMark97923576"/><text:alphabetical-index-mark-start text:id="IMark99905672"/>call<text:alphabetical-index-mark-end text:id="IMark99905672"/><text:alphabetical-index-mark-end text:id="IMark97923576"/><text:alphabetical-index-mark-end text:id="IMark93171448"/><text:alphabetical-index-mark-end text:id="IMark95425048"/><text:alphabetical-index-mark-end text:id="IMark98101784"/><text:alphabetical-index-mark-end text:id="IMark92960376"/><text:alphabetical-index-mark-end text:id="IMark93280712"/><text:alphabetical-index-mark-end text:id="IMark96851896"/><text:alphabetical-index-mark-end text:id="IMark90911960"/><text:alphabetical-index-mark-end text:id="IMark90914424"/><text:alphabetical-index-mark-end text:id="IMark90916888"/>, if <text:alphabetical-index-mark-start text:id="IMark101226152"/><text:alphabetical-index-mark-start text:id="IMark92816600"/><text:alphabetical-index-mark-start text:id="IMark97886536"/><text:alphabetical-index-mark-start text:id="IMark95673128"/><text:alphabetical-index-mark-start text:id="IMark99757560"/><text:alphabetical-index-mark-start text:id="IMark99909848"/><text:alphabetical-index-mark-start text:id="IMark88620200"/><text:alphabetical-index-mark-start text:id="IMark88260920"/><text:alphabetical-index-mark-start text:id="IMark92383768"/><text:alphabetical-index-mark-start text:id="IMark99288936"/><text:alphabetical-index-mark-start text:id="IMark99284424"/><text:alphabetical-index-mark-start text:id="IMark88612904"/><text:alphabetical-index-mark-start text:id="IMark91321352"/><text:alphabetical-index-mark-start text:id="IMark96532712"/><text:alphabetical-index-mark-start text:id="IMark92787176"/><text:alphabetical-index-mark-start text:id="IMark96952312"/><text:alphabetical-index-mark-start text:id="IMark96952408"/><text:alphabetical-index-mark-start text:id="IMark100042536"/><text:alphabetical-index-mark-start text:id="IMark100042632"/><text:alphabetical-index-mark-start text:id="IMark92662744"/><text:alphabetical-index-mark-start text:id="IMark92662840"/><text:alphabetical-index-mark-start text:id="IMark96940008"/>result<text:alphabetical-index-mark-end text:id="IMark96940008"/><text:alphabetical-index-mark-end text:id="IMark92662840"/><text:alphabetical-index-mark-end text:id="IMark92662744"/><text:alphabetical-index-mark-end text:id="IMark100042632"/><text:alphabetical-index-mark-end text:id="IMark100042536"/><text:alphabetical-index-mark-end text:id="IMark96952408"/><text:alphabetical-index-mark-end text:id="IMark96952312"/><text:alphabetical-index-mark-end text:id="IMark92787176"/><text:alphabetical-index-mark-end text:id="IMark96532712"/><text:alphabetical-index-mark-end text:id="IMark91321352"/><text:alphabetical-index-mark-end text:id="IMark88612904"/>s<text:alphabetical-index-mark-end text:id="IMark99284424"/><text:alphabetical-index-mark-end text:id="IMark99288936"/><text:alphabetical-index-mark-end text:id="IMark92383768"/><text:alphabetical-index-mark-end text:id="IMark88260920"/><text:alphabetical-index-mark-end text:id="IMark88620200"/><text:alphabetical-index-mark-end text:id="IMark99909848"/><text:alphabetical-index-mark-end text:id="IMark99757560"/><text:alphabetical-index-mark-end text:id="IMark95673128"/><text:alphabetical-index-mark-end text:id="IMark97886536"/><text:alphabetical-index-mark-end text:id="IMark92816600"/><text:alphabetical-index-mark-end text:id="IMark101226152"/> are <text:alphabetical-index-mark-start text:id="IMark95970632"/><text:alphabetical-index-mark-start text:id="IMark95972424"/><text:alphabetical-index-mark-start text:id="IMark90936584"/><text:alphabetical-index-mark-start text:id="IMark90939048"/><text:alphabetical-index-mark-start text:id="IMark90940328"/><text:alphabetical-index-mark-start text:id="IMark90941896"/><text:alphabetical-index-mark-start text:id="IMark92488952"/><text:alphabetical-index-mark-start text:id="IMark92490232"/><text:alphabetical-index-mark-start text:id="IMark92491800"/><text:alphabetical-index-mark-start text:id="IMark92494264"/><text:alphabetical-index-mark-start text:id="IMark92495544"/>retrieve<text:alphabetical-index-mark-end text:id="IMark92495544"/><text:alphabetical-index-mark-end text:id="IMark92494264"/><text:alphabetical-index-mark-end text:id="IMark92491800"/><text:alphabetical-index-mark-end text:id="IMark92490232"/><text:alphabetical-index-mark-end text:id="IMark92488952"/><text:alphabetical-index-mark-end text:id="IMark90941896"/><text:alphabetical-index-mark-end text:id="IMark90940328"/><text:alphabetical-index-mark-end text:id="IMark90939048"/><text:alphabetical-index-mark-end text:id="IMark90936584"/><text:alphabetical-index-mark-end text:id="IMark95972424"/><text:alphabetical-index-mark-end text:id="IMark95970632"/>d more than once, <text:alphabetical-index-mark-start text:id="IMark91322680"/><text:alphabetical-index-mark-start text:id="IMark72270504"/><text:alphabetical-index-mark-start text:id="IMark72272968"/><text:alphabetical-index-mark-start text:id="IMark88565768"/><text:alphabetical-index-mark-start text:id="IMark88567336"/><text:alphabetical-index-mark-start text:id="IMark88569800"/><text:alphabetical-index-mark-start text:id="IMark88571080"/><text:alphabetical-index-mark-start text:id="IMark88572648"/><text:alphabetical-index-mark-start text:id="IMark93429896"/><text:alphabetical-index-mark-start text:id="IMark93431176"/><text:alphabetical-index-mark-start text:id="IMark93432744"/>listing<text:alphabetical-index-mark-end text:id="IMark93432744"/><text:alphabetical-index-mark-end text:id="IMark93431176"/><text:alphabetical-index-mark-end text:id="IMark93429896"/><text:alphabetical-index-mark-end text:id="IMark88572648"/><text:alphabetical-index-mark-end text:id="IMark88571080"/><text:alphabetical-index-mark-end text:id="IMark88569800"/><text:alphabetical-index-mark-end text:id="IMark88567336"/><text:alphabetical-index-mark-end text:id="IMark88565768"/><text:alphabetical-index-mark-end text:id="IMark72272968"/><text:alphabetical-index-mark-end text:id="IMark72270504"/><text:alphabetical-index-mark-end text:id="IMark91322680"/>s are <text:alphabetical-index-mark-start text:id="IMark95936824"/><text:alphabetical-index-mark-start text:id="IMark95938152"/><text:alphabetical-index-mark-start text:id="IMark95939944"/><text:alphabetical-index-mark-start text:id="IMark95941464"/><text:alphabetical-index-mark-start text:id="IMark95943928"/><text:alphabetical-index-mark-start text:id="IMark96941688"/><text:alphabetical-index-mark-start text:id="IMark96943256"/><text:alphabetical-index-mark-start text:id="IMark96945720"/><text:alphabetical-index-mark-start text:id="IMark96947000"/><text:alphabetical-index-mark-start text:id="IMark96948568"/><text:alphabetical-index-mark-start text:id="IMark100460520"/>append<text:alphabetical-index-mark-end text:id="IMark100460520"/><text:alphabetical-index-mark-end text:id="IMark96948568"/><text:alphabetical-index-mark-end text:id="IMark96947000"/><text:alphabetical-index-mark-end text:id="IMark96945720"/><text:alphabetical-index-mark-end text:id="IMark96943256"/><text:alphabetical-index-mark-end text:id="IMark96941688"/><text:alphabetical-index-mark-end text:id="IMark95943928"/><text:alphabetical-index-mark-end text:id="IMark95941464"/><text:alphabetical-index-mark-end text:id="IMark95939944"/><text:alphabetical-index-mark-end text:id="IMark95938152"/><text:alphabetical-index-mark-end text:id="IMark95936824"/>ed at the end of <text:alphabetical-index-mark-start text:id="IMark96593608"/><text:alphabetical-index-mark-start text:id="IMark96594888"/><text:alphabetical-index-mark-start text:id="IMark96596456"/><text:alphabetical-index-mark-start text:id="IMark98044648"/><text:alphabetical-index-mark-start text:id="IMark98045928"/><text:alphabetical-index-mark-start text:id="IMark98047496"/><text:alphabetical-index-mark-start text:id="IMark99843560"/><text:alphabetical-index-mark-start text:id="IMark99844840"/><text:alphabetical-index-mark-start text:id="IMark99846408"/><text:alphabetical-index-mark-start text:id="IMark97766216"/><text:alphabetical-index-mark-start text:id="IMark97767496"/><text:alphabetical-index-mark-start text:id="IMark97769064"/><text:alphabetical-index-mark-start text:id="IMark97771528"/><text:alphabetical-index-mark-start text:id="IMark97772808"/><text:alphabetical-index-mark-start text:id="IMark72029688"/><text:alphabetical-index-mark-start text:id="IMark72032152"/><text:alphabetical-index-mark-start text:id="IMark72033432"/><text:alphabetical-index-mark-start text:id="IMark72035000"/><text:alphabetical-index-mark-start text:id="IMark72037464"/><text:alphabetical-index-mark-start text:id="IMark92663928"/><text:alphabetical-index-mark-start text:id="IMark92665496"/><text:alphabetical-index-mark-start text:id="IMark92667960"/>sql<text:alphabetical-index-mark-end text:id="IMark92667960"/><text:alphabetical-index-mark-end text:id="IMark92665496"/><text:alphabetical-index-mark-end text:id="IMark92663928"/><text:alphabetical-index-mark-end text:id="IMark72037464"/><text:alphabetical-index-mark-end text:id="IMark72035000"/><text:alphabetical-index-mark-end text:id="IMark72033432"/><text:alphabetical-index-mark-end text:id="IMark72032152"/><text:alphabetical-index-mark-end text:id="IMark72029688"/><text:alphabetical-index-mark-end text:id="IMark97772808"/><text:alphabetical-index-mark-end text:id="IMark97771528"/><text:alphabetical-index-mark-end text:id="IMark97769064"/><text:alphabetical-index-mark-end text:id="IMark97767496"/><text:alphabetical-index-mark-end text:id="IMark97766216"/><text:alphabetical-index-mark-end text:id="IMark99846408"/><text:alphabetical-index-mark-end text:id="IMark99844840"/><text:alphabetical-index-mark-end text:id="IMark99843560"/><text:alphabetical-index-mark-end text:id="IMark98047496"/><text:alphabetical-index-mark-end text:id="IMark98045928"/><text:alphabetical-index-mark-end text:id="IMark98044648"/><text:alphabetical-index-mark-end text:id="IMark96596456"/><text:alphabetical-index-mark-end text:id="IMark96594888"/><text:alphabetical-index-mark-end text:id="IMark96593608"/>p_<text:alphabetical-index-mark-start text:id="IMark91340168"/><text:alphabetical-index-mark-start text:id="IMark96357416"/><text:alphabetical-index-mark-start text:id="IMark96358696"/><text:alphabetical-index-mark-start text:id="IMark96360264"/><text:alphabetical-index-mark-start text:id="IMark96362728"/><text:alphabetical-index-mark-start text:id="IMark96364008"/><text:alphabetical-index-mark-start text:id="IMark101225112"/><text:alphabetical-index-mark-start text:id="IMark98049672"/><text:alphabetical-index-mark-start text:id="IMark92445816"/><text:alphabetical-index-mark-start text:id="IMark88574648"/><text:alphabetical-index-mark-start text:id="IMark96891944"/><text:alphabetical-index-mark-start text:id="IMark97376152"/><text:alphabetical-index-mark-start text:id="IMark90942984"/><text:alphabetical-index-mark-start text:id="IMark96597544"/><text:alphabetical-index-mark-start text:id="IMark92496872"/><text:alphabetical-index-mark-start text:id="IMark92887928"/><text:alphabetical-index-mark-start text:id="IMark93021256"/><text:alphabetical-index-mark-start text:id="IMark93022312"/><text:alphabetical-index-mark-start text:id="IMark97355240"/><text:alphabetical-index-mark-start text:id="IMark97356568"/><text:alphabetical-index-mark-start text:id="IMark97357896"/><text:alphabetical-index-mark-start text:id="IMark97359224"/>result<text:alphabetical-index-mark-end text:id="IMark97359224"/><text:alphabetical-index-mark-end text:id="IMark97357896"/><text:alphabetical-index-mark-end text:id="IMark97356568"/><text:alphabetical-index-mark-end text:id="IMark97355240"/><text:alphabetical-index-mark-end text:id="IMark93022312"/><text:alphabetical-index-mark-end text:id="IMark93021256"/><text:alphabetical-index-mark-end text:id="IMark92887928"/><text:alphabetical-index-mark-end text:id="IMark92496872"/><text:alphabetical-index-mark-end text:id="IMark96597544"/><text:alphabetical-index-mark-end text:id="IMark90942984"/><text:alphabetical-index-mark-end text:id="IMark97376152"/>s<text:alphabetical-index-mark-end text:id="IMark96891944"/><text:alphabetical-index-mark-end text:id="IMark88574648"/><text:alphabetical-index-mark-end text:id="IMark92445816"/><text:alphabetical-index-mark-end text:id="IMark98049672"/><text:alphabetical-index-mark-end text:id="IMark101225112"/><text:alphabetical-index-mark-end text:id="IMark96364008"/><text:alphabetical-index-mark-end text:id="IMark96362728"/><text:alphabetical-index-mark-end text:id="IMark96360264"/><text:alphabetical-index-mark-end text:id="IMark96358696"/><text:alphabetical-index-mark-end text:id="IMark96357416"/><text:alphabetical-index-mark-end text:id="IMark91340168"/><text:alphabetical-index-mark-start text:id="IMark95869496"/><text:alphabetical-index-mark-start text:id="IMark95871288"/><text:alphabetical-index-mark-start text:id="IMark95872616"/><text:alphabetical-index-mark-start text:id="IMark95873944"/><text:alphabetical-index-mark-start text:id="IMark95875272"/><text:alphabetical-index-mark-start text:id="IMark95876600"/><text:alphabetical-index-mark-start text:id="IMark95877928"/><text:alphabetical-index-mark-start text:id="IMark97802088"/><text:alphabetical-index-mark-start text:id="IMark97803368"/><text:alphabetical-index-mark-start text:id="IMark97804696"/><text:alphabetical-index-mark-start text:id="IMark97806024"/>.txt<text:alphabetical-index-mark-end text:id="IMark97806024"/><text:alphabetical-index-mark-end text:id="IMark97804696"/><text:alphabetical-index-mark-end text:id="IMark97803368"/><text:alphabetical-index-mark-end text:id="IMark97802088"/><text:alphabetical-index-mark-end text:id="IMark95877928"/><text:alphabetical-index-mark-end text:id="IMark95876600"/><text:alphabetical-index-mark-end text:id="IMark95875272"/><text:alphabetical-index-mark-end text:id="IMark95873944"/><text:alphabetical-index-mark-end text:id="IMark95872616"/><text:alphabetical-index-mark-end text:id="IMark95871288"/><text:alphabetical-index-mark-end text:id="IMark95869496"/>, thus:</text:p>
      <text:p text:style-name="P41"/>
      <text:p text:style-name="P41"/>
      <text:p text:style-name="P41"><text:span text:style-name="T11">2.3.2.1.</text:span> <text:alphabetical-index-mark-start text:id="IMark96997960"/><text:alphabetical-index-mark-start text:id="IMark81532696"/><text:alphabetical-index-mark-start text:id="IMark87231752"/><text:alphabetical-index-mark-start text:id="IMark101382824"/><text:alphabetical-index-mark-start text:id="IMark95445544"/><text:alphabetical-index-mark-start text:id="IMark79576552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1885112"/><text:alphabetical-index-mark-start text:id="IMark87232984"/><text:alphabetical-index-mark-start text:id="IMark96990312"/><text:alphabetical-index-mark-start text:id="IMark90386520"/><text:alphabetical-index-mark-start text:id="IMark88251960"/><text:alphabetical-index-mark-start text:id="IMark101392936"/><text:alphabetical-index-mark-start text:id="IMark92453096"/><text:alphabetical-index-mark-start text:id="IMark99224728"/><text:alphabetical-index-mark-start text:id="IMark92955864"/><text:alphabetical-index-mark-start text:id="IMark96051896"/>sql<text:alphabetical-index-mark-end text:id="IMark96051896"/><text:alphabetical-index-mark-end text:id="IMark92955864"/><text:alphabetical-index-mark-end text:id="IMark99224728"/><text:alphabetical-index-mark-end text:id="IMark92453096"/><text:alphabetical-index-mark-end text:id="IMark101392936"/><text:alphabetical-index-mark-end text:id="IMark88251960"/><text:alphabetical-index-mark-end text:id="IMark90386520"/><text:alphabetical-index-mark-end text:id="IMark96990312"/><text:alphabetical-index-mark-end text:id="IMark87232984"/><text:alphabetical-index-mark-end text:id="IMark91885112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79576552"/><text:alphabetical-index-mark-end text:id="IMark95445544"/><text:alphabetical-index-mark-end text:id="IMark101382824"/><text:alphabetical-index-mark-end text:id="IMark87231752"/><text:alphabetical-index-mark-end text:id="IMark81532696"/><text:alphabetical-index-mark-end text:id="IMark96997960"/>p_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2479896"/><text:alphabetical-index-mark-start text:id="IMark95510040"/><text:alphabetical-index-mark-start text:id="IMark92340664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101408232"/><text:alphabetical-index-mark-start text:id="IMark93362968"/><text:alphabetical-index-mark-start text:id="IMark89000968"/><text:alphabetical-index-mark-start text:id="IMark93079656"/><text:alphabetical-index-mark-start text:id="IMark93389672"/>result<text:alphabetical-index-mark-end text:id="IMark93389672"/><text:alphabetical-index-mark-end text:id="IMark93079656"/><text:alphabetical-index-mark-end text:id="IMark89000968"/><text:alphabetical-index-mark-end text:id="IMark93362968"/><text:alphabetical-index-mark-end text:id="IMark10140823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87218216"/><text:alphabetical-index-mark-end text:id="IMark95779336"/>s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start text:id="IMark92825880"/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<text:alphabetical-index-mark-start text:id="IMark97209272"/><text:alphabetical-index-mark-start text:id="IMark72317240"/><text:alphabetical-index-mark-start text:id="IMark72312216"/><text:alphabetical-index-mark-start text:id="IMark101410760"/><text:alphabetical-index-mark-start text:id="IMark79559080"/>.txt<text:alphabetical-index-mark-end text:id="IMark79559080"/><text:alphabetical-index-mark-end text:id="IMark101410760"/><text:alphabetical-index-mark-end text:id="IMark72312216"/><text:alphabetical-index-mark-end text:id="IMark72317240"/><text:alphabetical-index-mark-end text:id="IMark97209272"/>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alphabetical-index-mark-end text:id="IMark92825880"/> with one <text:alphabetical-index-mark-start text:id="IMark101289224"/><text:alphabetical-index-mark-start text:id="IMark92700888"/><text:alphabetical-index-mark-start text:id="IMark91098088"/><text:alphabetical-index-mark-start text:id="IMark91631160"/><text:alphabetical-index-mark-start text:id="IMark95294968"/><text:alphabetical-index-mark-start text:id="IMark101380296"/><text:alphabetical-index-mark-start text:id="IMark98256056"/><text:alphabetical-index-mark-start text:id="IMark91093160"/><text:alphabetical-index-mark-start text:id="IMark101405704"/><text:alphabetical-index-mark-start text:id="IMark96086968"/><text:alphabetical-index-mark-start text:id="IMark92095816"/>listing<text:alphabetical-index-mark-end text:id="IMark92095816"/><text:alphabetical-index-mark-end text:id="IMark96086968"/><text:alphabetical-index-mark-end text:id="IMark101405704"/><text:alphabetical-index-mark-end text:id="IMark91093160"/><text:alphabetical-index-mark-end text:id="IMark98256056"/><text:alphabetical-index-mark-end text:id="IMark101380296"/><text:alphabetical-index-mark-end text:id="IMark95294968"/><text:alphabetical-index-mark-end text:id="IMark91631160"/><text:alphabetical-index-mark-end text:id="IMark91098088"/><text:alphabetical-index-mark-end text:id="IMark92700888"/><text:alphabetical-index-mark-end text:id="IMark101289224"/></text:p>
      <text:p text:style-name="P41"/>
      <text:p text:style-name="P27"><text:span text:style-name="T23">./</text:span><text:alphabetical-index-mark-start text:id="IMark92700888"/><text:alphabetical-index-mark-start text:id="IMark101289224"/><text:alphabetical-index-mark-start text:id="IMark91098088"/><text:alphabetical-index-mark-start text:id="IMark91631160"/><text:alphabetical-index-mark-start text:id="IMark95294968"/><text:alphabetical-index-mark-start text:id="IMark101380296"/><text:alphabetical-index-mark-start text:id="IMark98256056"/><text:alphabetical-index-mark-start text:id="IMark91093160"/><text:alphabetical-index-mark-start text:id="IMark101405704"/><text:alphabetical-index-mark-start text:id="IMark96086968"/><text:alphabetical-index-mark-start text:id="IMark92095816"/><text:alphabetical-index-mark-start text:id="IMark92825880"/><text:alphabetical-index-mark-start text:id="IMark91424776"/><text:alphabetical-index-mark-start text:id="IMark92380552"/><text:alphabetical-index-mark-start text:id="IMark79459848"/><text:alphabetical-index-mark-start text:id="IMark99481256"/><text:alphabetical-index-mark-start text:id="IMark96336456"/><text:alphabetical-index-mark-start text:id="IMark97209272"/><text:alphabetical-index-mark-start text:id="IMark72317240"/><text:alphabetical-index-mark-start text:id="IMark72312216"/><text:alphabetical-index-mark-start text:id="IMark101410760"/><text:alphabetical-index-mark-start text:id="IMark79559080"/><text:span text:style-name="T27">sql</text:span><text:alphabetical-index-mark-end text:id="IMark79559080"/><text:alphabetical-index-mark-end text:id="IMark101410760"/><text:alphabetical-index-mark-end text:id="IMark72312216"/><text:alphabetical-index-mark-end text:id="IMark72317240"/><text:alphabetical-index-mark-end text:id="IMark97209272"/><text:alphabetical-index-mark-end text:id="IMark96336456"/><text:alphabetical-index-mark-end text:id="IMark99481256"/><text:alphabetical-index-mark-end text:id="IMark79459848"/><text:alphabetical-index-mark-end text:id="IMark92380552"/><text:alphabetical-index-mark-end text:id="IMark91424776"/><text:alphabetical-index-mark-end text:id="IMark92825880"/><text:alphabetical-index-mark-end text:id="IMark92095816"/><text:alphabetical-index-mark-end text:id="IMark96086968"/><text:alphabetical-index-mark-end text:id="IMark101405704"/><text:alphabetical-index-mark-end text:id="IMark91093160"/><text:alphabetical-index-mark-end text:id="IMark98256056"/><text:alphabetical-index-mark-end text:id="IMark101380296"/><text:alphabetical-index-mark-end text:id="IMark95294968"/><text:alphabetical-index-mark-end text:id="IMark91631160"/><text:alphabetical-index-mark-end text:id="IMark91098088"/><text:alphabetical-index-mark-end text:id="IMark101289224"/><text:alphabetical-index-mark-end text:id="IMark92700888"/><text:span text:style-name="T31">p</text:span><text:span text:style-name="T27"> </text:span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93361752"/><text:alphabetical-index-mark-start text:id="IMark92479896"/><text:alphabetical-index-mark-start text:id="IMark95510040"/><text:alphabetical-index-mark-start text:id="IMark92340664"/><text:alphabetical-index-mark-start text:id="IMark97941528"/><text:alphabetical-index-mark-start text:id="IMark95214664"/><text:span text:style-name="T27">your_</text:span><text:alphabetical-index-mark-start text:id="IMark95779336"/><text:alphabetical-index-mark-start text:id="IMark8721821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101408232"/><text:alphabetical-index-mark-start text:id="IMark93362968"/><text:alphabetical-index-mark-start text:id="IMark89000968"/><text:alphabetical-index-mark-start text:id="IMark93079656"/><text:alphabetical-index-mark-start text:id="IMark93389672"/><text:span text:style-name="T27">database</text:span><text:alphabetical-index-mark-end text:id="IMark93389672"/><text:alphabetical-index-mark-end text:id="IMark93079656"/><text:alphabetical-index-mark-end text:id="IMark89000968"/><text:alphabetical-index-mark-end text:id="IMark93362968"/><text:alphabetical-index-mark-end text:id="IMark10140823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93361752"/>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start text:id="IMark96997960"/><text:alphabetical-index-mark-start text:id="IMark81532696"/><text:alphabetical-index-mark-start text:id="IMark87231752"/><text:alphabetical-index-mark-start text:id="IMark101382824"/><text:span text:style-name="T27">.</text:span><text:span text:style-name="T31">db</text:span><text:alphabetical-index-mark-end text:id="IMark101382824"/><text:alphabetical-index-mark-end text:id="IMark87231752"/><text:alphabetical-index-mark-end text:id="IMark81532696"/><text:alphabetical-index-mark-end text:id="IMark96997960"/><text:span text:style-name="T27"> </text:span><text:span text:style-name="T23">“</text:span><text:alphabetical-index-mark-start text:id="IMark95445544"/><text:alphabetical-index-mark-start text:id="IMark79576552"/><text:alphabetical-index-mark-start text:id="IMark101324488"/><text:alphabetical-index-mark-start text:id="IMark97844472"/><text:alphabetical-index-mark-start text:id="IMark87230520"/><text:alphabetical-index-mark-start text:id="IMark87229288"/><text:alphabetical-index-mark-start text:id="IMark87228056"/><text:alphabetical-index-mark-start text:id="IMark91096856"/><text:alphabetical-index-mark-start text:id="IMark91885112"/><text:alphabetical-index-mark-start text:id="IMark87232984"/><text:alphabetical-index-mark-start text:id="IMark96990312"/><text:span text:style-name="T23">SELECT</text:span><text:alphabetical-index-mark-end text:id="IMark96990312"/><text:alphabetical-index-mark-end text:id="IMark87232984"/><text:alphabetical-index-mark-end text:id="IMark91885112"/><text:alphabetical-index-mark-end text:id="IMark91096856"/><text:alphabetical-index-mark-end text:id="IMark87228056"/><text:alphabetical-index-mark-end text:id="IMark87229288"/><text:alphabetical-index-mark-end text:id="IMark87230520"/><text:alphabetical-index-mark-end text:id="IMark97844472"/><text:alphabetical-index-mark-end text:id="IMark101324488"/><text:alphabetical-index-mark-end text:id="IMark79576552"/><text:alphabetical-index-mark-end text:id="IMark95445544"/><text:span text:style-name="T23"> * FROM </text:span><text:alphabetical-index-mark-start text:id="IMark90386520"/><text:alphabetical-index-mark-start text:id="IMark88251960"/><text:alphabetical-index-mark-start text:id="IMark101392936"/>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96464680"/><text:alphabetical-index-mark-start text:id="IMark100467704"/><text:alphabetical-index-mark-start text:id="IMark72061608"/><text:alphabetical-index-mark-start text:id="IMark92392776"/><text:span text:style-name="T23">your_</text:span><text:alphabetical-index-mark-start text:id="IMark96591848"/><text:alphabetical-index-mark-start text:id="IMark88616216"/><text:alphabetical-index-mark-start text:id="IMark88266232"/><text:alphabetical-index-mark-start text:id="IMark90550520"/><text:alphabetical-index-mark-start text:id="IMark99756056"/><text:alphabetical-index-mark-start text:id="IMark95667112"/><text:alphabetical-index-mark-start text:id="IMark97880744"/><text:alphabetical-index-mark-start text:id="IMark97885032"/><text:alphabetical-index-mark-start text:id="IMark93233928"/><text:alphabetical-index-mark-start text:id="IMark92821624"/><text:alphabetical-index-mark-start text:id="IMark101223208"/><text:span text:style-name="T23">table</text:span><text:alphabetical-index-mark-end text:id="IMark101223208"/><text:alphabetical-index-mark-end text:id="IMark92821624"/><text:alphabetical-index-mark-end text:id="IMark93233928"/><text:alphabetical-index-mark-end text:id="IMark97885032"/><text:alphabetical-index-mark-end text:id="IMark97880744"/><text:alphabetical-index-mark-end text:id="IMark95667112"/><text:alphabetical-index-mark-end text:id="IMark99756056"/><text:alphabetical-index-mark-end text:id="IMark90550520"/><text:alphabetical-index-mark-end text:id="IMark88266232"/><text:alphabetical-index-mark-end text:id="IMark88616216"/><text:alphabetical-index-mark-end text:id="IMark96591848"/><text:alphabetical-index-mark-end text:id="IMark92392776"/><text:alphabetical-index-mark-end text:id="IMark72061608"/><text:alphabetical-index-mark-end text:id="IMark100467704"/><text:alphabetical-index-mark-end text:id="IMark96464680"/><text:alphabetical-index-mark-end text:id="IMark96051896"/><text:alphabetical-index-mark-end text:id="IMark92955864"/><text:alphabetical-index-mark-end text:id="IMark99224728"/><text:alphabetical-index-mark-end text:id="IMark92453096"/><text:alphabetical-index-mark-end text:id="IMark101392936"/><text:alphabetical-index-mark-end text:id="IMark88251960"/><text:alphabetical-index-mark-end text:id="IMark90386520"/><text:span text:style-name="T23">_1;”</text:span></text:p>
      <text:p text:style-name="P72"/>
      <text:p text:style-name="P85">for <text:alphabetical-index-mark-start text:id="IMark95294968"/><text:alphabetical-index-mark-start text:id="IMark101380296"/><text:alphabetical-index-mark-start text:id="IMark98256056"/><text:alphabetical-index-mark-start text:id="IMark91093160"/><text:alphabetical-index-mark-start text:id="IMark101405704"/><text:alphabetical-index-mark-start text:id="IMark96086968"/><text:alphabetical-index-mark-start text:id="IMark92095816"/><text:alphabetical-index-mark-start text:id="IMark92825880"/>SQL<text:alphabetical-index-mark-end text:id="IMark92825880"/><text:alphabetical-index-mark-end text:id="IMark92095816"/><text:alphabetical-index-mark-end text:id="IMark96086968"/><text:alphabetical-index-mark-end text:id="IMark101405704"/><text:alphabetical-index-mark-end text:id="IMark91093160"/><text:alphabetical-index-mark-end text:id="IMark98256056"/><text:alphabetical-index-mark-end text:id="IMark101380296"/><text:alphabetical-index-mark-end text:id="IMark95294968"/> <text:alphabetical-index-mark-start text:id="IMark91424776"/><text:alphabetical-index-mark-start text:id="IMark92380552"/><text:alphabetical-index-mark-start text:id="IMark79459848"/><text:alphabetical-index-mark-start text:id="IMark99481256"/>queries<text:alphabetical-index-mark-end text:id="IMark99481256"/><text:alphabetical-index-mark-end text:id="IMark79459848"/><text:alphabetical-index-mark-end text:id="IMark92380552"/><text:alphabetical-index-mark-end text:id="IMark91424776"/>, or</text:p>
      <text:p text:style-name="P78"/>
      <text:p text:style-name="P78">./<text:alphabetical-index-mark-start text:id="IMark72312216"/><text:alphabetical-index-mark-start text:id="IMark101410760"/><text:alphabetical-index-mark-start text:id="IMark79559080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sql<text:alphabetical-index-mark-end text:id="IMark96049240"/>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79559080"/><text:alphabetical-index-mark-end text:id="IMark101410760"/><text:alphabetical-index-mark-end text:id="IMark72312216"/>p <text:alphabetical-index-mark-start text:id="IMark93361752"/><text:alphabetical-index-mark-start text:id="IMark92479896"/><text:alphabetical-index-mark-start text:id="IMark95510040"/><text:alphabetical-index-mark-start text:id="IMark92340664"/>your_<text:alphabetical-index-mark-start text:id="IMark97941528"/><text:alphabetical-index-mark-start text:id="IMark95214664"/><text:alphabetical-index-mark-start text:id="IMark95779336"/><text:alphabetical-index-mark-start text:id="IMark87218216"/>database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2340664"/><text:alphabetical-index-mark-end text:id="IMark95510040"/><text:alphabetical-index-mark-end text:id="IMark92479896"/><text:alphabetical-index-mark-end text:id="IMark93361752"/><text:alphabetical-index-mark-start text:id="IMark79540824"/><text:alphabetical-index-mark-start text:id="IMark88255144"/><text:alphabetical-index-mark-start text:id="IMark91095624"/><text:alphabetical-index-mark-start text:id="IMark97019384"/>.h5<text:alphabetical-index-mark-end text:id="IMark97019384"/><text:alphabetical-index-mark-end text:id="IMark91095624"/><text:alphabetical-index-mark-end text:id="IMark88255144"/><text:alphabetical-index-mark-end text:id="IMark79540824"/> “<text:alphabetical-index-mark-start text:id="IMark101408232"/><text:alphabetical-index-mark-start text:id="IMark93362968"/><text:alphabetical-index-mark-start text:id="IMark89000968"/><text:alphabetical-index-mark-start text:id="IMark93079656"/>SELECT<text:alphabetical-index-mark-end text:id="IMark93079656"/><text:alphabetical-index-mark-end text:id="IMark89000968"/><text:alphabetical-index-mark-end text:id="IMark93362968"/><text:alphabetical-index-mark-end text:id="IMark101408232"/> FROM your_<text:alphabetical-index-mark-start text:id="IMark93389672"/><text:alphabetical-index-mark-start text:id="IMark96997960"/><text:alphabetical-index-mark-start text:id="IMark81532696"/><text:alphabetical-index-mark-start text:id="IMark87231752"/>dataset<text:alphabetical-index-mark-end text:id="IMark87231752"/><text:alphabetical-index-mark-end text:id="IMark81532696"/><text:alphabetical-index-mark-end text:id="IMark96997960"/><text:alphabetical-index-mark-end text:id="IMark93389672"/>_1”</text:p>
      <text:p text:style-name="P78"/>
      <text:p text:style-name="P85">for <text:alphabetical-index-mark-start text:id="IMark101324488"/><text:alphabetical-index-mark-start text:id="IMark97844472"/><text:alphabetical-index-mark-start text:id="IMark87230520"/><text:alphabetical-index-mark-start text:id="IMark87229288"/>HDFql<text:alphabetical-index-mark-end text:id="IMark87229288"/><text:alphabetical-index-mark-end text:id="IMark87230520"/><text:alphabetical-index-mark-end text:id="IMark97844472"/><text:alphabetical-index-mark-end text:id="IMark101324488"/> <text:alphabetical-index-mark-start text:id="IMark87228056"/><text:alphabetical-index-mark-start text:id="IMark91096856"/><text:alphabetical-index-mark-start text:id="IMark91885112"/><text:alphabetical-index-mark-start text:id="IMark87232984"/>queries<text:alphabetical-index-mark-end text:id="IMark87232984"/><text:alphabetical-index-mark-end text:id="IMark91885112"/><text:alphabetical-index-mark-end text:id="IMark91096856"/><text:alphabetical-index-mark-end text:id="IMark87228056"/>.</text:p>
      <text:p text:style-name="P72"/>
      <text:p text:style-name="P81">will <text:alphabetical-index-mark-start text:id="IMark101392936"/>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96464680"/><text:alphabetical-index-mark-start text:id="IMark72061608"/><text:alphabetical-index-mark-start text:id="IMark92392776"/><text:alphabetical-index-mark-start text:id="IMark101289224"/><text:alphabetical-index-mark-start text:id="IMark92700888"/><text:alphabetical-index-mark-start text:id="IMark91631160"/>overwrite<text:alphabetical-index-mark-end text:id="IMark91631160"/><text:alphabetical-index-mark-end text:id="IMark92700888"/><text:alphabetical-index-mark-end text:id="IMark101289224"/><text:alphabetical-index-mark-end text:id="IMark92392776"/><text:alphabetical-index-mark-end text:id="IMark72061608"/><text:alphabetical-index-mark-end text:id="IMark96464680"/><text:alphabetical-index-mark-end text:id="IMark96051896"/><text:alphabetical-index-mark-end text:id="IMark92955864"/><text:alphabetical-index-mark-end text:id="IMark99224728"/><text:alphabetical-index-mark-end text:id="IMark92453096"/><text:alphabetical-index-mark-end text:id="IMark101392936"/> any existing <text:alphabetical-index-mark-start text:id="IMark91098088"/><text:alphabetical-index-mark-start text:id="IMark93439544"/><text:alphabetical-index-mark-start text:id="IMark92380552"/><text:alphabetical-index-mark-start text:id="IMark91424776"/><text:alphabetical-index-mark-start text:id="IMark79459848"/><text:alphabetical-index-mark-start text:id="IMark99481256"/><text:alphabetical-index-mark-start text:id="IMark95294968"/><text:alphabetical-index-mark-start text:id="IMark101380296"/><text:alphabetical-index-mark-start text:id="IMark98256056"/><text:alphabetical-index-mark-start text:id="IMark91093160"/><text:alphabetical-index-mark-start text:id="IMark101405704"/>instance<text:alphabetical-index-mark-end text:id="IMark101405704"/><text:alphabetical-index-mark-end text:id="IMark91093160"/><text:alphabetical-index-mark-end text:id="IMark98256056"/><text:alphabetical-index-mark-end text:id="IMark101380296"/><text:alphabetical-index-mark-end text:id="IMark95294968"/><text:alphabetical-index-mark-end text:id="IMark99481256"/><text:alphabetical-index-mark-end text:id="IMark79459848"/><text:alphabetical-index-mark-end text:id="IMark91424776"/><text:alphabetical-index-mark-end text:id="IMark92380552"/><text:alphabetical-index-mark-end text:id="IMark93439544"/><text:alphabetical-index-mark-end text:id="IMark91098088"/> of <text:alphabetical-index-mark-start text:id="IMark96086968"/><text:alphabetical-index-mark-start text:id="IMark92095816"/><text:alphabetical-index-mark-start text:id="IMark92825880"/><text:alphabetical-index-mark-start text:id="IMark96336456"/><text:alphabetical-index-mark-start text:id="IMark72317240"/><text:alphabetical-index-mark-start text:id="IMark97209272"/><text:alphabetical-index-mark-start text:id="IMark96997960"/><text:alphabetical-index-mark-start text:id="IMark93389672"/><text:alphabetical-index-mark-start text:id="IMark81532696"/><text:alphabetical-index-mark-start text:id="IMark87231752"/><text:alphabetical-index-mark-start text:id="IMark101408232"/><text:alphabetical-index-mark-start text:id="IMark93362968"/><text:alphabetical-index-mark-start text:id="IMark89000968"/><text:alphabetical-index-mark-start text:id="IMark9307965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93361752"/><text:alphabetical-index-mark-start text:id="IMark92479896"/><text:alphabetical-index-mark-start text:id="IMark95510040"/><text:alphabetical-index-mark-start text:id="IMark92340664"/>sql<text:alphabetical-index-mark-end text:id="IMark92340664"/><text:alphabetical-index-mark-end text:id="IMark95510040"/><text:alphabetical-index-mark-end text:id="IMark92479896"/><text:alphabetical-index-mark-end text:id="IMark9336175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93079656"/><text:alphabetical-index-mark-end text:id="IMark89000968"/><text:alphabetical-index-mark-end text:id="IMark93362968"/><text:alphabetical-index-mark-end text:id="IMark101408232"/><text:alphabetical-index-mark-end text:id="IMark87231752"/><text:alphabetical-index-mark-end text:id="IMark81532696"/><text:alphabetical-index-mark-end text:id="IMark93389672"/><text:alphabetical-index-mark-end text:id="IMark96997960"/><text:alphabetical-index-mark-end text:id="IMark97209272"/><text:alphabetical-index-mark-end text:id="IMark72317240"/><text:alphabetical-index-mark-end text:id="IMark96336456"/><text:alphabetical-index-mark-end text:id="IMark92825880"/><text:alphabetical-index-mark-end text:id="IMark92095816"/><text:alphabetical-index-mark-end text:id="IMark96086968"/>p_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2312216"/><text:alphabetical-index-mark-start text:id="IMark101410760"/><text:alphabetical-index-mark-start text:id="IMark79559080"/><text:alphabetical-index-mark-start text:id="IMark79257688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101382824"/><text:alphabetical-index-mark-start text:id="IMark100037704"/><text:alphabetical-index-mark-start text:id="IMark79576552"/><text:alphabetical-index-mark-start text:id="IMark95445544"/><text:alphabetical-index-mark-start text:id="IMark91096856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7844472"/>result<text:alphabetical-index-mark-end text:id="IMark97844472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82824"/><text:alphabetical-index-mark-end text:id="IMark96049240"/>s<text:alphabetical-index-mark-end text:id="IMark95563976"/><text:alphabetical-index-mark-end text:id="IMark92871112"/><text:alphabetical-index-mark-end text:id="IMark101397992"/><text:alphabetical-index-mark-end text:id="IMark79257688"/><text:alphabetical-index-mark-end text:id="IMark79559080"/><text:alphabetical-index-mark-end text:id="IMark101410760"/><text:alphabetical-index-mark-end text:id="IMark72312216"/><text:alphabetical-index-mark-end text:id="IMark87218216"/><text:alphabetical-index-mark-end text:id="IMark95779336"/><text:alphabetical-index-mark-end text:id="IMark95214664"/><text:alphabetical-index-mark-end text:id="IMark97941528"/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5990488"/><text:alphabetical-index-mark-start text:id="IMark97127304"/><text:alphabetical-index-mark-start text:id="IMark93230984"/><text:alphabetical-index-mark-start text:id="IMark99761048"/><text:alphabetical-index-mark-start text:id="IMark98101784"/><text:alphabetical-index-mark-start text:id="IMark92383768"/>.txt<text:alphabetical-index-mark-end text:id="IMark92383768"/><text:alphabetical-index-mark-end text:id="IMark98101784"/><text:alphabetical-index-mark-end text:id="IMark99761048"/><text:alphabetical-index-mark-end text:id="IMark93230984"/><text:alphabetical-index-mark-end text:id="IMark97127304"/><text:alphabetical-index-mark-end text:id="IMark9599048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 in the working <text:alphabetical-index-mark-start text:id="IMark101226152"/><text:alphabetical-index-mark-start text:id="IMark97369960"/><text:alphabetical-index-mark-start text:id="IMark92671160"/><text:alphabetical-index-mark-start text:id="IMark97291000"/><text:alphabetical-index-mark-start text:id="IMark97124648"/><text:alphabetical-index-mark-start text:id="IMark97488072"/><text:alphabetical-index-mark-start text:id="IMark97484312"/><text:alphabetical-index-mark-start text:id="IMark93397976"/><text:alphabetical-index-mark-start text:id="IMark93154072"/><text:alphabetical-index-mark-start text:id="IMark96668744"/><text:alphabetical-index-mark-start text:id="IMark97119624"/>folder<text:alphabetical-index-mark-end text:id="IMark97119624"/><text:alphabetical-index-mark-end text:id="IMark96668744"/><text:alphabetical-index-mark-end text:id="IMark93154072"/><text:alphabetical-index-mark-end text:id="IMark93397976"/><text:alphabetical-index-mark-end text:id="IMark97484312"/><text:alphabetical-index-mark-end text:id="IMark97488072"/><text:alphabetical-index-mark-end text:id="IMark97124648"/><text:alphabetical-index-mark-end text:id="IMark97291000"/><text:alphabetical-index-mark-end text:id="IMark92671160"/><text:alphabetical-index-mark-end text:id="IMark97369960"/><text:alphabetical-index-mark-end text:id="IMark101226152"/> and fill it with the contents of the <text:alphabetical-index-mark-start text:id="IMark97364680"/><text:alphabetical-index-mark-start text:id="IMark101228808"/><text:alphabetical-index-mark-start text:id="IMark97999400"/><text:alphabetical-index-mark-start text:id="IMark97486568"/><text:alphabetical-index-mark-start text:id="IMark99173304"/><text:alphabetical-index-mark-start text:id="IMark90853000"/><text:alphabetical-index-mark-start text:id="IMark92822952"/><text:alphabetical-index-mark-start text:id="IMark72036328"/><text:alphabetical-index-mark-start text:id="IMark93016360"/><text:alphabetical-index-mark-start text:id="IMark99952712"/><text:alphabetical-index-mark-start text:id="IMark99292712"/>SELECT<text:alphabetical-index-mark-end text:id="IMark99292712"/><text:alphabetical-index-mark-end text:id="IMark99952712"/><text:alphabetical-index-mark-end text:id="IMark93016360"/><text:alphabetical-index-mark-end text:id="IMark72036328"/><text:alphabetical-index-mark-end text:id="IMark92822952"/><text:alphabetical-index-mark-end text:id="IMark90853000"/><text:alphabetical-index-mark-end text:id="IMark99173304"/><text:alphabetical-index-mark-end text:id="IMark97486568"/><text:alphabetical-index-mark-end text:id="IMark97999400"/><text:alphabetical-index-mark-end text:id="IMark101228808"/><text:alphabetical-index-mark-end text:id="IMark97364680"/> <text:alphabetical-index-mark-start text:id="IMark72265944"/><text:alphabetical-index-mark-start text:id="IMark91341208"/><text:alphabetical-index-mark-start text:id="IMark90550520"/><text:alphabetical-index-mark-start text:id="IMark97885032"/><text:alphabetical-index-mark-start text:id="IMark90938664"/><text:alphabetical-index-mark-start text:id="IMark88289144"/><text:alphabetical-index-mark-start text:id="IMark93124584"/><text:alphabetical-index-mark-start text:id="IMark92666824"/><text:alphabetical-index-mark-start text:id="IMark96669496"/><text:alphabetical-index-mark-start text:id="IMark88573976"/><text:alphabetical-index-mark-start text:id="IMark72271832"/>operation<text:alphabetical-index-mark-end text:id="IMark72271832"/><text:alphabetical-index-mark-end text:id="IMark88573976"/><text:alphabetical-index-mark-end text:id="IMark96669496"/><text:alphabetical-index-mark-end text:id="IMark92666824"/><text:alphabetical-index-mark-end text:id="IMark93124584"/><text:alphabetical-index-mark-end text:id="IMark88289144"/><text:alphabetical-index-mark-end text:id="IMark90938664"/><text:alphabetical-index-mark-end text:id="IMark97885032"/><text:alphabetical-index-mark-end text:id="IMark90550520"/><text:alphabetical-index-mark-end text:id="IMark91341208"/><text:alphabetical-index-mark-end text:id="IMark72265944"/> described above.</text:p>
      <text:p text:style-name="P81"/>
      <text:p text:style-name="P81"/>
      <text:p text:style-name="P41"><text:span text:style-name="T11">2.3.2.2.</text:span> <text:alphabetical-index-mark-start text:id="IMark96944584"/><text:alphabetical-index-mark-start text:id="IMark88257480"/><text:alphabetical-index-mark-start text:id="IMark92493128"/><text:alphabetical-index-mark-start text:id="IMark99763800"/><text:alphabetical-index-mark-start text:id="IMark95937480"/><text:alphabetical-index-mark-start text:id="IMark93399592"/><text:alphabetical-index-mark-start text:id="IMark95938808"/><text:alphabetical-index-mark-start text:id="IMark88573976"/><text:alphabetical-index-mark-start text:id="IMark72271832"/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2312216"/><text:alphabetical-index-mark-start text:id="IMark101410760"/><text:alphabetical-index-mark-start text:id="IMark79559080"/><text:alphabetical-index-mark-start text:id="IMark79257688"/>sql<text:alphabetical-index-mark-end text:id="IMark79257688"/><text:alphabetical-index-mark-end text:id="IMark79559080"/><text:alphabetical-index-mark-end text:id="IMark101410760"/><text:alphabetical-index-mark-end text:id="IMark72312216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<text:alphabetical-index-mark-end text:id="IMark72271832"/><text:alphabetical-index-mark-end text:id="IMark88573976"/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2493128"/><text:alphabetical-index-mark-end text:id="IMark88257480"/><text:alphabetical-index-mark-end text:id="IMark96944584"/>p_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101382824"/><text:alphabetical-index-mark-start text:id="IMark100037704"/><text:alphabetical-index-mark-start text:id="IMark79576552"/><text:alphabetical-index-mark-start text:id="IMark95445544"/><text:alphabetical-index-mark-start text:id="IMark91096856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7844472"/><text:alphabetical-index-mark-start text:id="IMark96086968"/><text:alphabetical-index-mark-start text:id="IMark92095816"/><text:alphabetical-index-mark-start text:id="IMark92825880"/><text:alphabetical-index-mark-start text:id="IMark96336456"/><text:alphabetical-index-mark-start text:id="IMark72317240"/><text:alphabetical-index-mark-start text:id="IMark97209272"/><text:alphabetical-index-mark-start text:id="IMark96997960"/><text:alphabetical-index-mark-start text:id="IMark93389672"/>result<text:alphabetical-index-mark-end text:id="IMark93389672"/><text:alphabetical-index-mark-end text:id="IMark96997960"/><text:alphabetical-index-mark-end text:id="IMark97209272"/><text:alphabetical-index-mark-end text:id="IMark72317240"/><text:alphabetical-index-mark-end text:id="IMark96336456"/><text:alphabetical-index-mark-end text:id="IMark92825880"/><text:alphabetical-index-mark-end text:id="IMark92095816"/><text:alphabetical-index-mark-end text:id="IMark96086968"/><text:alphabetical-index-mark-end text:id="IMark97844472"/><text:alphabetical-index-mark-end text:id="IMark101324488"/><text:alphabetical-index-mark-end text:id="IMark87232984"/>s<text:alphabetical-index-mark-end text:id="IMark91885112"/><text:alphabetical-index-mark-end text:id="IMark87228056"/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82824"/><text:alphabetical-index-mark-end text:id="IMark96049240"/><text:alphabetical-index-mark-end text:id="IMark95563976"/><text:alphabetical-index-mark-end text:id="IMark92871112"/><text:alphabetical-index-mark-end text:id="IMark101397992"/><text:alphabetical-index-mark-start text:id="IMark81532696"/><text:alphabetical-index-mark-start text:id="IMark87231752"/><text:alphabetical-index-mark-start text:id="IMark101408232"/><text:alphabetical-index-mark-start text:id="IMark93362968"/><text:alphabetical-index-mark-start text:id="IMark89000968"/><text:alphabetical-index-mark-start text:id="IMark9307965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93361752"/>.txt<text:alphabetical-index-mark-end text:id="IMark9336175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93079656"/><text:alphabetical-index-mark-end text:id="IMark89000968"/><text:alphabetical-index-mark-end text:id="IMark93362968"/><text:alphabetical-index-mark-end text:id="IMark101408232"/><text:alphabetical-index-mark-end text:id="IMark87231752"/><text:alphabetical-index-mark-end text:id="IMark81532696"/> with two or more <text:alphabetical-index-mark-start text:id="IMark92479896"/><text:alphabetical-index-mark-start text:id="IMark95510040"/><text:alphabetical-index-mark-start text:id="IMark92340664"/><text:alphabetical-index-mark-start text:id="IMark91098088"/><text:alphabetical-index-mark-start text:id="IMark93439544"/><text:alphabetical-index-mark-start text:id="IMark92380552"/><text:alphabetical-index-mark-start text:id="IMark91424776"/><text:alphabetical-index-mark-start text:id="IMark79459848"/><text:alphabetical-index-mark-start text:id="IMark99481256"/><text:alphabetical-index-mark-start text:id="IMark95294968"/><text:alphabetical-index-mark-start text:id="IMark101380296"/>listing<text:alphabetical-index-mark-end text:id="IMark101380296"/><text:alphabetical-index-mark-end text:id="IMark95294968"/><text:alphabetical-index-mark-end text:id="IMark99481256"/><text:alphabetical-index-mark-end text:id="IMark79459848"/><text:alphabetical-index-mark-end text:id="IMark91424776"/><text:alphabetical-index-mark-end text:id="IMark92380552"/><text:alphabetical-index-mark-end text:id="IMark93439544"/><text:alphabetical-index-mark-end text:id="IMark91098088"/><text:alphabetical-index-mark-end text:id="IMark92340664"/><text:alphabetical-index-mark-end text:id="IMark95510040"/><text:alphabetical-index-mark-end text:id="IMark92479896"/>s</text:p>
      <text:p text:style-name="P41"/>
      <text:p text:style-name="P27"><text:span text:style-name="T23">./</text:span><text:alphabetical-index-mark-start text:id="IMark92453096"/><text:alphabetical-index-mark-start text:id="IMark99224728"/><text:alphabetical-index-mark-start text:id="IMark92955864"/><text:alphabetical-index-mark-start text:id="IMark96051896"/><text:alphabetical-index-mark-start text:id="IMark96464680"/><text:alphabetical-index-mark-start text:id="IMark72061608"/><text:alphabetical-index-mark-start text:id="IMark92392776"/><text:alphabetical-index-mark-start text:id="IMark101289224"/><text:alphabetical-index-mark-start text:id="IMark92700888"/><text:alphabetical-index-mark-start text:id="IMark91631160"/><text:alphabetical-index-mark-start text:id="IMark93434072"/><text:alphabetical-index-mark-start text:id="IMark100459384"/><text:alphabetical-index-mark-start text:id="IMark90937912"/><text:alphabetical-index-mark-start text:id="IMark95971288"/><text:alphabetical-index-mark-start text:id="IMark92487816"/><text:alphabetical-index-mark-start text:id="IMark91517576"/><text:alphabetical-index-mark-start text:id="IMark98256056"/><text:alphabetical-index-mark-start text:id="IMark95510040"/><text:alphabetical-index-mark-start text:id="IMark92479896"/><text:alphabetical-index-mark-start text:id="IMark92340664"/><text:alphabetical-index-mark-start text:id="IMark91098088"/><text:alphabetical-index-mark-start text:id="IMark93439544"/><text:span text:style-name="T27">sql</text:span><text:alphabetical-index-mark-end text:id="IMark93439544"/><text:alphabetical-index-mark-end text:id="IMark91098088"/><text:alphabetical-index-mark-end text:id="IMark92340664"/><text:alphabetical-index-mark-end text:id="IMark92479896"/><text:alphabetical-index-mark-end text:id="IMark95510040"/><text:alphabetical-index-mark-end text:id="IMark98256056"/><text:alphabetical-index-mark-end text:id="IMark91517576"/><text:alphabetical-index-mark-end text:id="IMark92487816"/><text:alphabetical-index-mark-end text:id="IMark95971288"/><text:alphabetical-index-mark-end text:id="IMark90937912"/><text:alphabetical-index-mark-end text:id="IMark100459384"/><text:alphabetical-index-mark-end text:id="IMark93434072"/><text:alphabetical-index-mark-end text:id="IMark91631160"/><text:alphabetical-index-mark-end text:id="IMark92700888"/><text:alphabetical-index-mark-end text:id="IMark101289224"/><text:alphabetical-index-mark-end text:id="IMark92392776"/><text:alphabetical-index-mark-end text:id="IMark72061608"/><text:alphabetical-index-mark-end text:id="IMark96464680"/><text:alphabetical-index-mark-end text:id="IMark96051896"/><text:alphabetical-index-mark-end text:id="IMark92955864"/><text:alphabetical-index-mark-end text:id="IMark99224728"/><text:alphabetical-index-mark-end text:id="IMark92453096"/><text:span text:style-name="T32">p</text:span><text:span text:style-name="T27"> </text:span><text:alphabetical-index-mark-start text:id="IMark92380552"/><text:alphabetical-index-mark-start text:id="IMark91424776"/><text:alphabetical-index-mark-start text:id="IMark79459848"/><text:alphabetical-index-mark-start text:id="IMark99481256"/><text:alphabetical-index-mark-start text:id="IMark95294968"/><text:alphabetical-index-mark-start text:id="IMark101380296"/><text:alphabetical-index-mark-start text:id="IMark81532696"/><text:alphabetical-index-mark-start text:id="IMark87231752"/><text:alphabetical-index-mark-start text:id="IMark101408232"/><text:alphabetical-index-mark-start text:id="IMark93362968"/><text:alphabetical-index-mark-start text:id="IMark89000968"/><text:span text:style-name="T27">your_</text:span><text:alphabetical-index-mark-start text:id="IMark9307965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93361752"/><text:alphabetical-index-mark-start text:id="IMark101397992"/><text:alphabetical-index-mark-start text:id="IMark92871112"/><text:alphabetical-index-mark-start text:id="IMark95563976"/><text:alphabetical-index-mark-start text:id="IMark96049240"/><text:alphabetical-index-mark-start text:id="IMark101382824"/><text:span text:style-name="T27">database</text:span><text:alphabetical-index-mark-end text:id="IMark101382824"/><text:alphabetical-index-mark-end text:id="IMark96049240"/><text:alphabetical-index-mark-end text:id="IMark95563976"/><text:alphabetical-index-mark-end text:id="IMark92871112"/><text:alphabetical-index-mark-end text:id="IMark89000968"/><text:alphabetical-index-mark-end text:id="IMark93362968"/><text:alphabetical-index-mark-end text:id="IMark101408232"/><text:alphabetical-index-mark-end text:id="IMark87231752"/><text:alphabetical-index-mark-start text:id="IMark100037704"/><text:alphabetical-index-mark-start text:id="IMark79576552"/><text:alphabetical-index-mark-start text:id="IMark95445544"/><text:alphabetical-index-mark-start text:id="IMark91096856"/><text:span text:style-name="T27">.</text:span><text:span text:style-name="T32">db</text:span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97992"/><text:alphabetical-index-mark-end text:id="IMark9336175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93079656"/><text:alphabetical-index-mark-end text:id="IMark81532696"/><text:alphabetical-index-mark-end text:id="IMark101380296"/><text:alphabetical-index-mark-end text:id="IMark95294968"/><text:alphabetical-index-mark-end text:id="IMark99481256"/><text:alphabetical-index-mark-end text:id="IMark79459848"/><text:alphabetical-index-mark-end text:id="IMark91424776"/><text:alphabetical-index-mark-end text:id="IMark92380552"/><text:span text:style-name="T27"> </text:span><text:span text:style-name="T23">“</text:span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7844472"/><text:alphabetical-index-mark-start text:id="IMark96086968"/><text:alphabetical-index-mark-start text:id="IMark92095816"/><text:alphabetical-index-mark-start text:id="IMark92825880"/><text:alphabetical-index-mark-start text:id="IMark96336456"/><text:alphabetical-index-mark-start text:id="IMark72317240"/><text:alphabetical-index-mark-start text:id="IMark97209272"/><text:span text:style-name="T23">SELECT</text:span><text:alphabetical-index-mark-end text:id="IMark97209272"/><text:alphabetical-index-mark-end text:id="IMark72317240"/><text:alphabetical-index-mark-end text:id="IMark96336456"/><text:alphabetical-index-mark-end text:id="IMark92825880"/><text:alphabetical-index-mark-end text:id="IMark92095816"/><text:alphabetical-index-mark-end text:id="IMark96086968"/><text:alphabetical-index-mark-end text:id="IMark97844472"/><text:alphabetical-index-mark-end text:id="IMark101324488"/><text:alphabetical-index-mark-end text:id="IMark87232984"/><text:alphabetical-index-mark-end text:id="IMark91885112"/><text:alphabetical-index-mark-end text:id="IMark87228056"/><text:span text:style-name="T23"> * FROM </text:span><text:alphabetical-index-mark-start text:id="IMark96997960"/><text:alphabetical-index-mark-start text:id="IMark93389672"/><text:alphabetical-index-mark-start text:id="IMark96944584"/><text:alphabetical-index-mark-start text:id="IMark88257480"/><text:alphabetical-index-mark-start text:id="IMark92493128"/><text:alphabetical-index-mark-start text:id="IMark99763800"/><text:alphabetical-index-mark-start text:id="IMark95937480"/><text:alphabetical-index-mark-start text:id="IMark93399592"/><text:alphabetical-index-mark-start text:id="IMark95938808"/><text:alphabetical-index-mark-start text:id="IMark88573976"/><text:alphabetical-index-mark-start text:id="IMark72271832"/><text:span text:style-name="T23">your_</text:span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72312216"/><text:alphabetical-index-mark-start text:id="IMark101410760"/><text:span text:style-name="T23">table</text:span><text:alphabetical-index-mark-end text:id="IMark101410760"/><text:alphabetical-index-mark-end text:id="IMark72312216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<text:alphabetical-index-mark-end text:id="IMark72271832"/><text:alphabetical-index-mark-end text:id="IMark88573976"/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2493128"/><text:alphabetical-index-mark-end text:id="IMark88257480"/><text:alphabetical-index-mark-end text:id="IMark96944584"/><text:alphabetical-index-mark-end text:id="IMark93389672"/><text:alphabetical-index-mark-end text:id="IMark96997960"/><text:span text:style-name="T23">_1; </text:span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<text:alphabetical-index-mark-start text:id="IMark93091416"/><text:alphabetical-index-mark-start text:id="IMark93088408"/><text:alphabetical-index-mark-start text:id="IMark93085400"/><text:alphabetical-index-mark-start text:id="IMark92656808"/><text:alphabetical-index-mark-start text:id="IMark92653800"/><text:alphabetical-index-mark-start text:id="IMark92650792"/><text:span text:style-name="T23">SELECT</text:span><text:alphabetical-index-mark-end text:id="IMark92650792"/><text:alphabetical-index-mark-end text:id="IMark92653800"/><text:alphabetical-index-mark-end text:id="IMark92656808"/><text:alphabetical-index-mark-end text:id="IMark93085400"/><text:alphabetical-index-mark-end text:id="IMark93088408"/><text:alphabetical-index-mark-end text:id="IMark93091416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span text:style-name="T23"> * FROM </text:span><text:alphabetical-index-mark-start text:id="IMark91516440"/><text:alphabetical-index-mark-start text:id="IMark91513432"/><text:alphabetical-index-mark-start text:id="IMark90615720"/><text:alphabetical-index-mark-start text:id="IMark90605384"/><text:alphabetical-index-mark-start text:id="IMark100556280"/><text:alphabetical-index-mark-start text:id="IMark100553272"/><text:alphabetical-index-mark-start text:id="IMark98429336"/><text:alphabetical-index-mark-start text:id="IMark95871832"/><text:alphabetical-index-mark-start text:id="IMark98049576"/><text:alphabetical-index-mark-start text:id="IMark91322104"/><text:alphabetical-index-mark-start text:id="IMark72034424"/><text:span text:style-name="T23">your_</text:span><text:alphabetical-index-mark-start text:id="IMark98046920"/><text:alphabetical-index-mark-start text:id="IMark97356936"/><text:alphabetical-index-mark-start text:id="IMark91339592"/><text:alphabetical-index-mark-start text:id="IMark95876968"/><text:alphabetical-index-mark-start text:id="IMark92818968"/><text:alphabetical-index-mark-start text:id="IMark91330072"/><text:alphabetical-index-mark-start text:id="IMark92035960"/><text:alphabetical-index-mark-start text:id="IMark91338552"/><text:alphabetical-index-mark-start text:id="IMark72265944"/><text:alphabetical-index-mark-start text:id="IMark92890728"/><text:alphabetical-index-mark-start text:id="IMark93139464"/><text:span text:style-name="T23">table</text:span><text:alphabetical-index-mark-end text:id="IMark93139464"/><text:alphabetical-index-mark-end text:id="IMark92890728"/><text:alphabetical-index-mark-end text:id="IMark72265944"/><text:alphabetical-index-mark-end text:id="IMark91338552"/><text:alphabetical-index-mark-end text:id="IMark92035960"/><text:alphabetical-index-mark-end text:id="IMark91330072"/><text:alphabetical-index-mark-end text:id="IMark92818968"/><text:alphabetical-index-mark-end text:id="IMark95876968"/><text:alphabetical-index-mark-end text:id="IMark91339592"/><text:alphabetical-index-mark-end text:id="IMark97356936"/><text:alphabetical-index-mark-end text:id="IMark98046920"/><text:alphabetical-index-mark-end text:id="IMark72034424"/><text:alphabetical-index-mark-end text:id="IMark91322104"/><text:alphabetical-index-mark-end text:id="IMark98049576"/><text:alphabetical-index-mark-end text:id="IMark95871832"/><text:alphabetical-index-mark-end text:id="IMark98429336"/><text:alphabetical-index-mark-end text:id="IMark100553272"/><text:alphabetical-index-mark-end text:id="IMark100556280"/><text:alphabetical-index-mark-end text:id="IMark90605384"/><text:alphabetical-index-mark-end text:id="IMark90615720"/><text:alphabetical-index-mark-end text:id="IMark91513432"/><text:alphabetical-index-mark-end text:id="IMark91516440"/><text:span text:style-name="T23">_</text:span><text:span text:style-name="T28">2</text:span><text:span text:style-name="T23">;”</text:span></text:p>
      <text:p text:style-name="P72"/>
      <text:p text:style-name="P87">for <text:alphabetical-index-mark-start text:id="IMark92479896"/><text:alphabetical-index-mark-start text:id="IMark92340664"/><text:alphabetical-index-mark-start text:id="IMark91098088"/><text:alphabetical-index-mark-start text:id="IMark93439544"/><text:alphabetical-index-mark-start text:id="IMark87231752"/><text:alphabetical-index-mark-start text:id="IMark101408232"/>Sql<text:alphabetical-index-mark-end text:id="IMark101408232"/><text:alphabetical-index-mark-end text:id="IMark87231752"/><text:alphabetical-index-mark-end text:id="IMark93439544"/><text:alphabetical-index-mark-end text:id="IMark91098088"/>ite<text:alphabetical-index-mark-end text:id="IMark92340664"/><text:alphabetical-index-mark-end text:id="IMark92479896"/>3 or:</text:p>
      <text:p text:style-name="P80"/>
      <text:p text:style-name="P74"><text:soft-page-break/>./<text:alphabetical-index-mark-start text:id="IMark95563976"/><text:alphabetical-index-mark-start text:id="IMark96049240"/><text:alphabetical-index-mark-start text:id="IMark101382824"/><text:alphabetical-index-mark-start text:id="IMark90857528"/><text:alphabetical-index-mark-start text:id="IMark92380552"/><text:alphabetical-index-mark-start text:id="IMark91424776"/><text:alphabetical-index-mark-start text:id="IMark79459848"/><text:alphabetical-index-mark-start text:id="IMark99481256"/><text:alphabetical-index-mark-start text:id="IMark95294968"/><text:alphabetical-index-mark-start text:id="IMark101380296"/><text:alphabetical-index-mark-start text:id="IMark81532696"/><text:alphabetical-index-mark-start text:id="IMark9307965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93361752"/><text:alphabetical-index-mark-start text:id="IMark101397992"/><text:alphabetical-index-mark-start text:id="IMark100037704"/><text:alphabetical-index-mark-start text:id="IMark79576552"/><text:alphabetical-index-mark-start text:id="IMark95445544"/><text:alphabetical-index-mark-start text:id="IMark91096856"/><text:span text:style-name="T81">sql</text:span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97992"/><text:alphabetical-index-mark-end text:id="IMark9336175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93079656"/><text:alphabetical-index-mark-end text:id="IMark81532696"/><text:alphabetical-index-mark-end text:id="IMark101380296"/><text:alphabetical-index-mark-end text:id="IMark95294968"/><text:alphabetical-index-mark-end text:id="IMark99481256"/><text:alphabetical-index-mark-end text:id="IMark79459848"/><text:alphabetical-index-mark-end text:id="IMark91424776"/><text:alphabetical-index-mark-end text:id="IMark92380552"/><text:alphabetical-index-mark-end text:id="IMark90857528"/><text:alphabetical-index-mark-end text:id="IMark101382824"/><text:alphabetical-index-mark-end text:id="IMark96049240"/><text:alphabetical-index-mark-end text:id="IMark95563976"/><text:span text:style-name="T81">p </text:span><text:alphabetical-index-mark-start text:id="IMark92453096"/><text:alphabetical-index-mark-start text:id="IMark99224728"/><text:alphabetical-index-mark-start text:id="IMark92955864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7844472"/><text:alphabetical-index-mark-start text:id="IMark96086968"/><text:alphabetical-index-mark-start text:id="IMark92095816"/><text:alphabetical-index-mark-start text:id="IMark92825880"/><text:span text:style-name="T81">your_</text:span><text:alphabetical-index-mark-start text:id="IMark96336456"/><text:alphabetical-index-mark-start text:id="IMark72317240"/><text:alphabetical-index-mark-start text:id="IMark97209272"/><text:alphabetical-index-mark-start text:id="IMark96051896"/><text:alphabetical-index-mark-start text:id="IMark96464680"/><text:alphabetical-index-mark-start text:id="IMark72061608"/><text:alphabetical-index-mark-start text:id="IMark96997960"/><text:alphabetical-index-mark-start text:id="IMark93389672"/><text:alphabetical-index-mark-start text:id="IMark96944584"/><text:alphabetical-index-mark-start text:id="IMark88257480"/><text:alphabetical-index-mark-start text:id="IMark92493128"/><text:span text:style-name="T81">database</text:span><text:alphabetical-index-mark-end text:id="IMark92493128"/><text:alphabetical-index-mark-end text:id="IMark88257480"/><text:alphabetical-index-mark-end text:id="IMark96944584"/><text:alphabetical-index-mark-end text:id="IMark93389672"/><text:alphabetical-index-mark-end text:id="IMark92825880"/><text:alphabetical-index-mark-end text:id="IMark92095816"/><text:alphabetical-index-mark-end text:id="IMark96086968"/><text:alphabetical-index-mark-end text:id="IMark97844472"/><text:alphabetical-index-mark-start text:id="IMark99763800"/><text:alphabetical-index-mark-start text:id="IMark95937480"/><text:alphabetical-index-mark-start text:id="IMark93399592"/><text:alphabetical-index-mark-start text:id="IMark95938808"/><text:span text:style-name="T81">.h5</text:span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6997960"/><text:alphabetical-index-mark-end text:id="IMark72061608"/><text:alphabetical-index-mark-end text:id="IMark96464680"/><text:alphabetical-index-mark-end text:id="IMark96051896"/><text:alphabetical-index-mark-end text:id="IMark97209272"/><text:alphabetical-index-mark-end text:id="IMark72317240"/><text:alphabetical-index-mark-end text:id="IMark96336456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2955864"/><text:alphabetical-index-mark-end text:id="IMark99224728"/><text:alphabetical-index-mark-end text:id="IMark92453096"/><text:span text:style-name="T81"> </text:span>“<text:alphabetical-index-mark-start text:id="IMark88573976"/><text:alphabetical-index-mark-start text:id="IMark72271832"/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SELECT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<text:alphabetical-index-mark-end text:id="IMark72271832"/><text:alphabetical-index-mark-end text:id="IMark88573976"/> FROM <text:alphabetical-index-mark-start text:id="IMark72312216"/><text:alphabetical-index-mark-start text:id="IMark101410760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your_<text:alphabetical-index-mark-start text:id="IMark92700888"/><text:alphabetical-index-mark-start text:id="IMark91631160"/><text:span text:style-name="T80">dataset</text:span><text:alphabetical-index-mark-end text:id="IMark91631160"/><text:alphabetical-index-mark-end text:id="IMark92700888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alphabetical-index-mark-end text:id="IMark101410760"/><text:alphabetical-index-mark-end text:id="IMark72312216"/>_1; <text:alphabetical-index-mark-start text:id="IMark93434072"/><text:alphabetical-index-mark-start text:id="IMark100459384"/><text:alphabetical-index-mark-start text:id="IMark90937912"/><text:alphabetical-index-mark-start text:id="IMark95971288"/>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alphabetical-index-mark-start text:id="IMark92479896"/><text:alphabetical-index-mark-start text:id="IMark91098088"/>SELECT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<text:alphabetical-index-mark-end text:id="IMark95971288"/><text:alphabetical-index-mark-end text:id="IMark90937912"/><text:alphabetical-index-mark-end text:id="IMark100459384"/><text:alphabetical-index-mark-end text:id="IMark93434072"/> FROM <text:alphabetical-index-mark-start text:id="IMark93439544"/><text:alphabetical-index-mark-start text:id="IMark87231752"/><text:alphabetical-index-mark-start text:id="IMark101408232"/><text:alphabetical-index-mark-start text:id="IMark93362968"/><text:alphabetical-index-mark-start text:id="IMark92871112"/><text:alphabetical-index-mark-start text:id="IMark89000968"/><text:alphabetical-index-mark-start text:id="IMark92464712"/><text:alphabetical-index-mark-start text:id="IMark99952712"/><text:alphabetical-index-mark-start text:id="IMark101228808"/>your_<text:alphabetical-index-mark-start text:id="IMark90550520"/><text:alphabetical-index-mark-start text:id="IMark92440504"/><text:span text:style-name="T80">dataset</text:span><text:alphabetical-index-mark-end text:id="IMark92440504"/><text:alphabetical-index-mark-end text:id="IMark90550520"/><text:alphabetical-index-mark-end text:id="IMark101228808"/><text:alphabetical-index-mark-end text:id="IMark99952712"/><text:alphabetical-index-mark-end text:id="IMark92464712"/><text:alphabetical-index-mark-end text:id="IMark89000968"/><text:alphabetical-index-mark-end text:id="IMark92871112"/><text:alphabetical-index-mark-end text:id="IMark93362968"/><text:alphabetical-index-mark-end text:id="IMark101408232"/><text:alphabetical-index-mark-end text:id="IMark87231752"/><text:alphabetical-index-mark-end text:id="IMark93439544"/>_<text:span text:style-name="T82">2</text:span>;”</text:p>
      <text:p text:style-name="P72"/>
      <text:p text:style-name="P80"><text:span text:style-name="T48">for </text:span><text:alphabetical-index-mark-start text:id="IMark92380552"/><text:alphabetical-index-mark-start text:id="IMark91424776"/><text:span text:style-name="T48">HDF5</text:span><text:alphabetical-index-mark-end text:id="IMark91424776"/><text:alphabetical-index-mark-end text:id="IMark92380552"/><text:span text:style-name="T48"> </text:span>w<text:span text:style-name="T51">ill also </text:span><text:alphabetical-index-mark-start text:id="IMark79459848"/><text:alphabetical-index-mark-start text:id="IMark99481256"/><text:alphabetical-index-mark-start text:id="IMark95294968"/><text:alphabetical-index-mark-start text:id="IMark101380296"/><text:alphabetical-index-mark-start text:id="IMark81532696"/><text:alphabetical-index-mark-start text:id="IMark93079656"/><text:alphabetical-index-mark-start text:id="IMark79540824"/><text:alphabetical-index-mark-start text:id="IMark88255144"/><text:alphabetical-index-mark-start text:id="IMark91095624"/><text:alphabetical-index-mark-start text:id="IMark97019384"/><text:alphabetical-index-mark-start text:id="IMark93361752"/><text:span text:style-name="T51">overwrite</text:span><text:alphabetical-index-mark-end text:id="IMark93361752"/><text:alphabetical-index-mark-end text:id="IMark97019384"/><text:alphabetical-index-mark-end text:id="IMark91095624"/><text:alphabetical-index-mark-end text:id="IMark88255144"/><text:alphabetical-index-mark-end text:id="IMark79540824"/><text:alphabetical-index-mark-end text:id="IMark93079656"/><text:alphabetical-index-mark-end text:id="IMark81532696"/><text:alphabetical-index-mark-end text:id="IMark101380296"/><text:alphabetical-index-mark-end text:id="IMark95294968"/><text:alphabetical-index-mark-end text:id="IMark99481256"/><text:alphabetical-index-mark-end text:id="IMark79459848"/><text:span text:style-name="T51"> any existing </text:span><text:alphabetical-index-mark-start text:id="IMark101397992"/><text:alphabetical-index-mark-start text:id="IMark100037704"/><text:alphabetical-index-mark-start text:id="IMark79576552"/><text:alphabetical-index-mark-start text:id="IMark95445544"/><text:alphabetical-index-mark-start text:id="IMark91096856"/><text:alphabetical-index-mark-start text:id="IMark97844472"/><text:alphabetical-index-mark-start text:id="IMark96086968"/><text:alphabetical-index-mark-start text:id="IMark92095816"/><text:alphabetical-index-mark-start text:id="IMark92825880"/><text:alphabetical-index-mark-start text:id="IMark93389672"/><text:alphabetical-index-mark-start text:id="IMark96944584"/><text:span text:style-name="T51">instance</text:span><text:alphabetical-index-mark-end text:id="IMark96944584"/><text:alphabetical-index-mark-end text:id="IMark93389672"/><text:alphabetical-index-mark-end text:id="IMark92825880"/><text:alphabetical-index-mark-end text:id="IMark92095816"/><text:alphabetical-index-mark-end text:id="IMark96086968"/><text:alphabetical-index-mark-end text:id="IMark97844472"/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97992"/><text:span text:style-name="T51"> of </text:span><text:alphabetical-index-mark-start text:id="IMark88257480"/><text:alphabetical-index-mark-start text:id="IMark92493128"/><text:alphabetical-index-mark-start text:id="IMark92453096"/><text:alphabetical-index-mark-start text:id="IMark99224728"/><text:alphabetical-index-mark-start text:id="IMark92955864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6336456"/><text:alphabetical-index-mark-start text:id="IMark72317240"/><text:alphabetical-index-mark-start text:id="IMark97209272"/><text:alphabetical-index-mark-start text:id="IMark96051896"/><text:alphabetical-index-mark-start text:id="IMark96464680"/><text:alphabetical-index-mark-start text:id="IMark72061608"/><text:alphabetical-index-mark-start text:id="IMark96997960"/><text:alphabetical-index-mark-start text:id="IMark99763800"/><text:alphabetical-index-mark-start text:id="IMark95937480"/><text:alphabetical-index-mark-start text:id="IMark93399592"/><text:alphabetical-index-mark-start text:id="IMark95938808"/><text:alphabetical-index-mark-start text:id="IMark88573976"/><text:alphabetical-index-mark-start text:id="IMark72271832"/><text:span text:style-name="T51">sql</text:span><text:alphabetical-index-mark-end text:id="IMark72271832"/><text:alphabetical-index-mark-end text:id="IMark88573976"/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6997960"/><text:alphabetical-index-mark-end text:id="IMark72061608"/><text:alphabetical-index-mark-end text:id="IMark96464680"/><text:alphabetical-index-mark-end text:id="IMark96051896"/><text:alphabetical-index-mark-end text:id="IMark97209272"/><text:alphabetical-index-mark-end text:id="IMark72317240"/><text:alphabetical-index-mark-end text:id="IMark96336456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2955864"/><text:alphabetical-index-mark-end text:id="IMark99224728"/><text:alphabetical-index-mark-end text:id="IMark92453096"/><text:alphabetical-index-mark-end text:id="IMark92493128"/><text:alphabetical-index-mark-end text:id="IMark88257480"/><text:span text:style-name="T51">p_</text:span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93434072"/><text:alphabetical-index-mark-start text:id="IMark100459384"/><text:alphabetical-index-mark-start text:id="IMark90937912"/><text:alphabetical-index-mark-start text:id="IMark95971288"/>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72312216"/><text:alphabetical-index-mark-start text:id="IMark101410760"/><text:span text:style-name="T51">result</text:span><text:alphabetical-index-mark-end text:id="IMark101410760"/><text:alphabetical-index-mark-end text:id="IMark723122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<text:alphabetical-index-mark-end text:id="IMark95971288"/><text:alphabetical-index-mark-end text:id="IMark90937912"/><text:span text:style-name="T51">s</text:span><text:alphabetical-index-mark-end text:id="IMark100459384"/><text:alphabetical-index-mark-end text:id="IMark93434072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<text:alphabetical-index-mark-start text:id="IMark92700888"/><text:alphabetical-index-mark-start text:id="IMark91631160"/><text:alphabetical-index-mark-start text:id="IMark93439544"/><text:alphabetical-index-mark-start text:id="IMark87231752"/><text:span text:style-name="T51">.txt</text:span><text:alphabetical-index-mark-end text:id="IMark87231752"/><text:alphabetical-index-mark-end text:id="IMark93439544"/><text:alphabetical-index-mark-end text:id="IMark91631160"/><text:alphabetical-index-mark-end text:id="IMark92700888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span text:style-name="T51"> and will fill it with the </text:span><text:alphabetical-index-mark-start text:id="IMark101408232"/><text:alphabetical-index-mark-start text:id="IMark93362968"/><text:alphabetical-index-mark-start text:id="IMark92871112"/><text:alphabetical-index-mark-start text:id="IMark89000968"/><text:alphabetical-index-mark-start text:id="IMark92464712"/><text:alphabetical-index-mark-start text:id="IMark96049240"/><text:alphabetical-index-mark-start text:id="IMark95563976"/><text:alphabetical-index-mark-start text:id="IMark90857528"/><text:alphabetical-index-mark-start text:id="IMark101382824"/><text:alphabetical-index-mark-start text:id="IMark91040008"/><text:alphabetical-index-mark-start text:id="IMark72269928"/><text:alphabetical-index-mark-start text:id="IMark90859512"/><text:alphabetical-index-mark-start text:id="IMark92459304"/><text:alphabetical-index-mark-start text:id="IMark92523400"/><text:alphabetical-index-mark-start text:id="IMark92520392"/><text:alphabetical-index-mark-start text:id="IMark92517384"/><text:alphabetical-index-mark-start text:id="IMark92514376"/><text:alphabetical-index-mark-start text:id="IMark93093960"/><text:alphabetical-index-mark-start text:id="IMark92524904"/><text:alphabetical-index-mark-start text:id="IMark93355720"/><text:alphabetical-index-mark-start text:id="IMark93352712"/><text:alphabetical-index-mark-start text:id="IMark93349704"/><text:span text:style-name="T51">result</text:span><text:alphabetical-index-mark-end text:id="IMark93349704"/><text:alphabetical-index-mark-end text:id="IMark93352712"/><text:alphabetical-index-mark-end text:id="IMark93355720"/><text:alphabetical-index-mark-end text:id="IMark92524904"/><text:alphabetical-index-mark-end text:id="IMark93093960"/><text:alphabetical-index-mark-end text:id="IMark92514376"/><text:alphabetical-index-mark-end text:id="IMark92517384"/><text:alphabetical-index-mark-end text:id="IMark92520392"/><text:alphabetical-index-mark-end text:id="IMark92523400"/><text:alphabetical-index-mark-end text:id="IMark92459304"/><text:alphabetical-index-mark-end text:id="IMark90859512"/><text:span text:style-name="T51">s</text:span><text:alphabetical-index-mark-end text:id="IMark72269928"/><text:alphabetical-index-mark-end text:id="IMark91040008"/><text:alphabetical-index-mark-end text:id="IMark101382824"/><text:alphabetical-index-mark-end text:id="IMark90857528"/><text:alphabetical-index-mark-end text:id="IMark95563976"/><text:alphabetical-index-mark-end text:id="IMark96049240"/><text:alphabetical-index-mark-end text:id="IMark92464712"/><text:alphabetical-index-mark-end text:id="IMark89000968"/><text:alphabetical-index-mark-end text:id="IMark92871112"/><text:alphabetical-index-mark-end text:id="IMark93362968"/><text:alphabetical-index-mark-end text:id="IMark101408232"/><text:span text:style-name="T51"> of the first </text:span><text:alphabetical-index-mark-start text:id="IMark91588024"/><text:alphabetical-index-mark-start text:id="IMark91585016"/><text:alphabetical-index-mark-start text:id="IMark91582008"/><text:alphabetical-index-mark-start text:id="IMark90329064"/><text:alphabetical-index-mark-start text:id="IMark90326056"/><text:alphabetical-index-mark-start text:id="IMark100170472"/><text:alphabetical-index-mark-start text:id="IMark100179752"/><text:alphabetical-index-mark-start text:id="IMark100176744"/><text:alphabetical-index-mark-start text:id="IMark100172456"/><text:alphabetical-index-mark-start text:id="IMark92656808"/><text:alphabetical-index-mark-start text:id="IMark98464296"/><text:span text:style-name="T51">SELECT</text:span><text:alphabetical-index-mark-end text:id="IMark98464296"/><text:alphabetical-index-mark-end text:id="IMark92656808"/><text:alphabetical-index-mark-end text:id="IMark100172456"/><text:alphabetical-index-mark-end text:id="IMark100176744"/><text:alphabetical-index-mark-end text:id="IMark100179752"/><text:alphabetical-index-mark-end text:id="IMark100170472"/><text:alphabetical-index-mark-end text:id="IMark90326056"/><text:alphabetical-index-mark-end text:id="IMark90329064"/><text:alphabetical-index-mark-end text:id="IMark91582008"/><text:alphabetical-index-mark-end text:id="IMark91585016"/><text:alphabetical-index-mark-end text:id="IMark91588024"/><text:span text:style-name="T51">, and then with the </text:span><text:alphabetical-index-mark-start text:id="IMark95288152"/><text:alphabetical-index-mark-start text:id="IMark95285144"/><text:alphabetical-index-mark-start text:id="IMark95282136"/><text:alphabetical-index-mark-start text:id="IMark92950120"/><text:alphabetical-index-mark-start text:id="IMark92947112"/><text:alphabetical-index-mark-start text:id="IMark92818968"/><text:alphabetical-index-mark-start text:id="IMark90605384"/><text:alphabetical-index-mark-start text:id="IMark98049576"/><text:alphabetical-index-mark-start text:id="IMark91517192"/><text:alphabetical-index-mark-start text:id="IMark98429336"/><text:alphabetical-index-mark-start text:id="IMark98046920"/><text:alphabetical-index-mark-start text:id="IMark97356936"/><text:alphabetical-index-mark-start text:id="IMark92035960"/><text:alphabetical-index-mark-start text:id="IMark92890728"/><text:alphabetical-index-mark-start text:id="IMark98347704"/><text:alphabetical-index-mark-start text:id="IMark92941912"/><text:alphabetical-index-mark-start text:id="IMark98465048"/><text:alphabetical-index-mark-start text:id="IMark97790744"/><text:alphabetical-index-mark-start text:id="IMark97788280"/><text:alphabetical-index-mark-start text:id="IMark97785816"/><text:alphabetical-index-mark-start text:id="IMark91028712"/><text:alphabetical-index-mark-start text:id="IMark91038568"/><text:span text:style-name="T51">result</text:span><text:alphabetical-index-mark-end text:id="IMark91038568"/><text:alphabetical-index-mark-end text:id="IMark91028712"/><text:alphabetical-index-mark-end text:id="IMark97785816"/><text:alphabetical-index-mark-end text:id="IMark97788280"/><text:alphabetical-index-mark-end text:id="IMark97790744"/><text:alphabetical-index-mark-end text:id="IMark98465048"/><text:alphabetical-index-mark-end text:id="IMark92941912"/><text:alphabetical-index-mark-end text:id="IMark98347704"/><text:alphabetical-index-mark-end text:id="IMark92890728"/><text:alphabetical-index-mark-end text:id="IMark92035960"/><text:alphabetical-index-mark-end text:id="IMark97356936"/><text:span text:style-name="T51">s</text:span><text:alphabetical-index-mark-end text:id="IMark98046920"/><text:alphabetical-index-mark-end text:id="IMark98429336"/><text:alphabetical-index-mark-end text:id="IMark91517192"/><text:alphabetical-index-mark-end text:id="IMark98049576"/><text:alphabetical-index-mark-end text:id="IMark90605384"/><text:alphabetical-index-mark-end text:id="IMark92818968"/><text:alphabetical-index-mark-end text:id="IMark92947112"/><text:alphabetical-index-mark-end text:id="IMark92950120"/><text:alphabetical-index-mark-end text:id="IMark95282136"/><text:alphabetical-index-mark-end text:id="IMark95285144"/><text:alphabetical-index-mark-end text:id="IMark95288152"/><text:span text:style-name="T51"> of the second </text:span><text:alphabetical-index-mark-start text:id="IMark91036104"/><text:alphabetical-index-mark-start text:id="IMark90322568"/><text:alphabetical-index-mark-start text:id="IMark98343720"/><text:alphabetical-index-mark-start text:id="IMark91216040"/><text:alphabetical-index-mark-start text:id="IMark96791992"/><text:alphabetical-index-mark-start text:id="IMark96790488"/><text:alphabetical-index-mark-start text:id="IMark96788984"/><text:alphabetical-index-mark-start text:id="IMark96787480"/><text:alphabetical-index-mark-start text:id="IMark96785976"/><text:alphabetical-index-mark-start text:id="IMark96784472"/><text:alphabetical-index-mark-start text:id="IMark96782968"/><text:span text:style-name="T51">query</text:span><text:alphabetical-index-mark-end text:id="IMark96782968"/><text:alphabetical-index-mark-end text:id="IMark96784472"/><text:alphabetical-index-mark-end text:id="IMark96785976"/><text:alphabetical-index-mark-end text:id="IMark96787480"/><text:alphabetical-index-mark-end text:id="IMark96788984"/><text:alphabetical-index-mark-end text:id="IMark96790488"/><text:alphabetical-index-mark-end text:id="IMark96791992"/><text:alphabetical-index-mark-end text:id="IMark91216040"/><text:alphabetical-index-mark-end text:id="IMark98343720"/><text:alphabetical-index-mark-end text:id="IMark90322568"/><text:alphabetical-index-mark-end text:id="IMark91036104"/><text:span text:style-name="T51"> </text:span><text:alphabetical-index-mark-start text:id="IMark92725960"/><text:alphabetical-index-mark-start text:id="IMark92724456"/><text:alphabetical-index-mark-start text:id="IMark92722952"/><text:alphabetical-index-mark-start text:id="IMark92721448"/><text:alphabetical-index-mark-start text:id="IMark92719944"/><text:alphabetical-index-mark-start text:id="IMark92718440"/><text:alphabetical-index-mark-start text:id="IMark92440504"/><text:alphabetical-index-mark-start text:id="IMark100481240"/><text:alphabetical-index-mark-start text:id="IMark96164168"/><text:alphabetical-index-mark-start text:id="IMark92051528"/><text:alphabetical-index-mark-start text:id="IMark92052856"/><text:span text:style-name="T51">append</text:span><text:alphabetical-index-mark-end text:id="IMark92052856"/><text:alphabetical-index-mark-end text:id="IMark92051528"/><text:alphabetical-index-mark-end text:id="IMark96164168"/><text:alphabetical-index-mark-end text:id="IMark100481240"/><text:alphabetical-index-mark-end text:id="IMark92440504"/><text:alphabetical-index-mark-end text:id="IMark92718440"/><text:alphabetical-index-mark-end text:id="IMark92719944"/><text:alphabetical-index-mark-end text:id="IMark92721448"/><text:alphabetical-index-mark-end text:id="IMark92722952"/><text:alphabetical-index-mark-end text:id="IMark92724456"/><text:alphabetical-index-mark-end text:id="IMark92725960"/><text:span text:style-name="T51">ed to the first.</text:span></text:p>
      <text:p text:style-name="P16"/>
      <text:p text:style-name="P16"/>
      <text:h text:style-name="Heading_20_3" text:outline-level="3"><text:bookmark-start text:name="__RefHeading___Toc961_76759228"/>2.3.3. <text:alphabetical-index-mark-start text:id="IMark99481256"/><text:alphabetical-index-mark-start text:id="IMark92493128"/><text:alphabetical-index-mark-start text:id="IMark92453096"/><text:alphabetical-index-mark-start text:id="IMark99224728"/><text:alphabetical-index-mark-start text:id="IMark92955864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6336456"/><text:alphabetical-index-mark-start text:id="IMark72317240"/><text:alphabetical-index-mark-start text:id="IMark97209272"/><text:alphabetical-index-mark-start text:id="IMark96051896"/><text:alphabetical-index-mark-start text:id="IMark96464680"/><text:alphabetical-index-mark-start text:id="IMark72061608"/><text:alphabetical-index-mark-start text:id="IMark96997960"/><text:alphabetical-index-mark-start text:id="IMark99763800"/><text:alphabetical-index-mark-start text:id="IMark95937480"/><text:alphabetical-index-mark-start text:id="IMark93399592"/><text:alphabetical-index-mark-start text:id="IMark95938808"/><text:alphabetical-index-mark-start text:id="IMark88573976"/><text:alphabetical-index-mark-start text:id="IMark72271832"/><text:span text:style-name="T19">Sql</text:span><text:alphabetical-index-mark-end text:id="IMark72271832"/><text:alphabetical-index-mark-end text:id="IMark88573976"/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6997960"/><text:alphabetical-index-mark-end text:id="IMark72061608"/><text:alphabetical-index-mark-end text:id="IMark96464680"/><text:alphabetical-index-mark-end text:id="IMark96051896"/><text:alphabetical-index-mark-end text:id="IMark97209272"/><text:alphabetical-index-mark-end text:id="IMark72317240"/><text:alphabetical-index-mark-end text:id="IMark96336456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2955864"/><text:alphabetical-index-mark-end text:id="IMark99224728"/><text:alphabetical-index-mark-end text:id="IMark92453096"/><text:alphabetical-index-mark-end text:id="IMark92493128"/><text:alphabetical-index-mark-end text:id="IMark99481256"/><text:span text:style-name="T19">, </text:span><text:alphabetical-index-mark-start text:id="IMark95294968"/><text:alphabetical-index-mark-start text:id="IMark101380296"/><text:span text:style-name="T19">HDFql</text:span><text:alphabetical-index-mark-end text:id="IMark101380296"/><text:alphabetical-index-mark-end text:id="IMark95294968"/><text:span text:style-name="T19"> </text:span><text:alphabetical-index-mark-start text:id="IMark90937912"/><text:alphabetical-index-mark-start text:id="IMark95971288"/>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72312216"/><text:alphabetical-index-mark-start text:id="IMark101410760"/><text:span text:style-name="T19">file</text:span><text:alphabetical-index-mark-end text:id="IMark101410760"/><text:alphabetical-index-mark-end text:id="IMark723122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<text:alphabetical-index-mark-end text:id="IMark95971288"/><text:alphabetical-index-mark-end text:id="IMark90937912"/><text:span text:style-name="T19">s and </text:span><text:alphabetical-index-mark-start text:id="IMark81532696"/><text:alphabetical-index-mark-start text:id="IMark87230520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93434072"/><text:span text:style-name="T19">composite</text:span><text:alphabetical-index-mark-end text:id="IMark93434072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87230520"/><text:alphabetical-index-mark-end text:id="IMark81532696"/><text:span text:style-name="T19"> </text:span><text:alphabetical-index-mark-start text:id="IMark100459384"/><text:alphabetical-index-mark-start text:id="IMark93079656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<text:alphabetical-index-mark-start text:id="IMark92700888"/><text:alphabetical-index-mark-start text:id="IMark91631160"/><text:span text:style-name="T19">query</text:span><text:alphabetical-index-mark-end text:id="IMark91631160"/><text:alphabetical-index-mark-end text:id="IMark92700888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alphabetical-index-mark-end text:id="IMark93079656"/><text:alphabetical-index-mark-end text:id="IMark100459384"/><text:span text:style-name="T19"> </text:span><text:alphabetical-index-mark-start text:id="IMark93439544"/><text:alphabetical-index-mark-start text:id="IMark87231752"/><text:alphabetical-index-mark-start text:id="IMark79540824"/><text:alphabetical-index-mark-start text:id="IMark88255144"/><text:alphabetical-index-mark-start text:id="IMark91095624"/><text:alphabetical-index-mark-start text:id="IMark101408232"/><text:alphabetical-index-mark-start text:id="IMark93362968"/><text:alphabetical-index-mark-start text:id="IMark92871112"/><text:alphabetical-index-mark-start text:id="IMark89000968"/><text:alphabetical-index-mark-start text:id="IMark92464712"/><text:alphabetical-index-mark-start text:id="IMark96049240"/><text:span text:style-name="T19">syntax</text:span><text:alphabetical-index-mark-end text:id="IMark96049240"/><text:alphabetical-index-mark-end text:id="IMark92464712"/><text:alphabetical-index-mark-end text:id="IMark89000968"/><text:alphabetical-index-mark-end text:id="IMark92871112"/><text:alphabetical-index-mark-end text:id="IMark93362968"/><text:alphabetical-index-mark-end text:id="IMark101408232"/><text:alphabetical-index-mark-end text:id="IMark91095624"/><text:alphabetical-index-mark-end text:id="IMark88255144"/><text:alphabetical-index-mark-end text:id="IMark79540824"/><text:alphabetical-index-mark-end text:id="IMark87231752"/><text:alphabetical-index-mark-end text:id="IMark93439544"/><text:span text:style-name="T19">.</text:span><text:bookmark-end text:name="__RefHeading___Toc961_76759228"/></text:h>
      <text:p text:style-name="P18"/>
      <text:p text:style-name="P26"><text:alphabetical-index-mark-start text:id="IMark97019384"/><text:alphabetical-index-mark-start text:id="IMark93361752"/><text:alphabetical-index-mark-start text:id="IMark92380552"/><text:alphabetical-index-mark-start text:id="IMark91424776"/><text:alphabetical-index-mark-start text:id="IMark101397992"/><text:alphabetical-index-mark-start text:id="IMark100037704"/><text:alphabetical-index-mark-start text:id="IMark79576552"/><text:alphabetical-index-mark-start text:id="IMark95445544"/><text:alphabetical-index-mark-start text:id="IMark91096856"/><text:alphabetical-index-mark-start text:id="IMark100481240"/><text:alphabetical-index-mark-start text:id="IMark97844472"/><text:alphabetical-index-mark-start text:id="IMark92095816"/><text:alphabetical-index-mark-start text:id="IMark96086968"/><text:alphabetical-index-mark-start text:id="IMark93389672"/><text:alphabetical-index-mark-start text:id="IMark92825880"/><text:alphabetical-index-mark-start text:id="IMark79459848"/><text:alphabetical-index-mark-start text:id="IMark96944584"/><text:alphabetical-index-mark-start text:id="IMark88257480"/><text:alphabetical-index-mark-start text:id="IMark99481256"/><text:alphabetical-index-mark-start text:id="IMark92493128"/><text:alphabetical-index-mark-start text:id="IMark92453096"/><text:alphabetical-index-mark-start text:id="IMark99224728"/>Sql<text:alphabetical-index-mark-end text:id="IMark99224728"/><text:alphabetical-index-mark-end text:id="IMark92453096"/><text:alphabetical-index-mark-end text:id="IMark92493128"/><text:alphabetical-index-mark-end text:id="IMark99481256"/><text:alphabetical-index-mark-end text:id="IMark88257480"/><text:alphabetical-index-mark-end text:id="IMark96944584"/><text:alphabetical-index-mark-end text:id="IMark79459848"/><text:alphabetical-index-mark-end text:id="IMark92825880"/><text:alphabetical-index-mark-end text:id="IMark93389672"/><text:alphabetical-index-mark-end text:id="IMark96086968"/><text:alphabetical-index-mark-end text:id="IMark92095816"/><text:alphabetical-index-mark-end text:id="IMark97844472"/><text:alphabetical-index-mark-end text:id="IMark100481240"/><text:alphabetical-index-mark-end text:id="IMark91096856"/><text:alphabetical-index-mark-end text:id="IMark95445544"/><text:alphabetical-index-mark-end text:id="IMark79576552"/><text:alphabetical-index-mark-end text:id="IMark100037704"/><text:alphabetical-index-mark-end text:id="IMark101397992"/><text:alphabetical-index-mark-end text:id="IMark91424776"/><text:alphabetical-index-mark-end text:id="IMark92380552"/><text:alphabetical-index-mark-end text:id="IMark93361752"/><text:alphabetical-index-mark-end text:id="IMark97019384"/><text:span text:style-name="T68">p</text:span> accepts <text:alphabetical-index-mark-start text:id="IMark92955864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6336456"/><text:alphabetical-index-mark-start text:id="IMark72317240"/><text:alphabetical-index-mark-start text:id="IMark97209272"/><text:alphabetical-index-mark-start text:id="IMark96051896"/><text:alphabetical-index-mark-start text:id="IMark96464680"/><text:alphabetical-index-mark-start text:id="IMark72061608"/>single<text:alphabetical-index-mark-end text:id="IMark72061608"/><text:alphabetical-index-mark-end text:id="IMark96464680"/><text:alphabetical-index-mark-end text:id="IMark96051896"/><text:alphabetical-index-mark-end text:id="IMark97209272"/><text:alphabetical-index-mark-end text:id="IMark72317240"/><text:alphabetical-index-mark-end text:id="IMark96336456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2955864"/> and <text:alphabetical-index-mark-start text:id="IMark96997960"/><text:alphabetical-index-mark-start text:id="IMark99763800"/><text:alphabetical-index-mark-start text:id="IMark95937480"/><text:alphabetical-index-mark-start text:id="IMark93399592"/><text:alphabetical-index-mark-start text:id="IMark95938808"/><text:alphabetical-index-mark-start text:id="IMark88573976"/><text:alphabetical-index-mark-start text:id="IMark72271832"/><text:alphabetical-index-mark-start text:id="IMark95294968"/><text:alphabetical-index-mark-start text:id="IMark101380296"/><text:alphabetical-index-mark-start text:id="IMark90937912"/><text:alphabetical-index-mark-start text:id="IMark95971288"/>composite<text:alphabetical-index-mark-end text:id="IMark95971288"/><text:alphabetical-index-mark-end text:id="IMark90937912"/><text:alphabetical-index-mark-end text:id="IMark101380296"/><text:alphabetical-index-mark-end text:id="IMark95294968"/><text:alphabetical-index-mark-end text:id="IMark72271832"/><text:alphabetical-index-mark-end text:id="IMark88573976"/><text:alphabetical-index-mark-end text:id="IMark95938808"/><text:alphabetical-index-mark-end text:id="IMark93399592"/><text:alphabetical-index-mark-end text:id="IMark95937480"/><text:alphabetical-index-mark-end text:id="IMark99763800"/><text:alphabetical-index-mark-end text:id="IMark96997960"/> 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72312216"/><text:alphabetical-index-mark-start text:id="IMark101410760"/><text:alphabetical-index-mark-start text:id="IMark81532696"/><text:alphabetical-index-mark-start text:id="IMark87230520"/>queries<text:alphabetical-index-mark-end text:id="IMark87230520"/><text:alphabetical-index-mark-end text:id="IMark81532696"/><text:alphabetical-index-mark-end text:id="IMark101410760"/><text:alphabetical-index-mark-end text:id="IMark723122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, as well as 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alphabetical-index-mark-start text:id="IMark93434072"/><text:alphabetical-index-mark-start text:id="IMark100459384"/><text:alphabetical-index-mark-start text:id="IMark93079656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<text:alphabetical-index-mark-start text:id="IMark92700888"/><text:alphabetical-index-mark-start text:id="IMark91631160"/><text:alphabetical-index-mark-start text:id="IMark93439544"/><text:alphabetical-index-mark-start text:id="IMark87231752"/>sql<text:alphabetical-index-mark-end text:id="IMark87231752"/><text:alphabetical-index-mark-end text:id="IMark93439544"/><text:alphabetical-index-mark-end text:id="IMark91631160"/><text:alphabetical-index-mark-end text:id="IMark92700888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alphabetical-index-mark-end text:id="IMark93079656"/><text:alphabetical-index-mark-end text:id="IMark100459384"/><text:alphabetical-index-mark-end text:id="IMark93434072"/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 <text:alphabetical-index-mark-start text:id="IMark79540824"/><text:alphabetical-index-mark-start text:id="IMark88255144"/><text:alphabetical-index-mark-start text:id="IMark91095624"/><text:alphabetical-index-mark-start text:id="IMark101408232"/><text:alphabetical-index-mark-start text:id="IMark93362968"/><text:alphabetical-index-mark-start text:id="IMark92871112"/><text:alphabetical-index-mark-start text:id="IMark89000968"/><text:alphabetical-index-mark-start text:id="IMark92464712"/><text:alphabetical-index-mark-start text:id="IMark96049240"/><text:alphabetical-index-mark-start text:id="IMark90857528"/><text:alphabetical-index-mark-start text:id="IMark95563976"/>file<text:alphabetical-index-mark-end text:id="IMark95563976"/><text:alphabetical-index-mark-end text:id="IMark90857528"/><text:alphabetical-index-mark-end text:id="IMark96049240"/><text:alphabetical-index-mark-end text:id="IMark92464712"/><text:alphabetical-index-mark-end text:id="IMark89000968"/><text:alphabetical-index-mark-end text:id="IMark92871112"/><text:alphabetical-index-mark-end text:id="IMark93362968"/><text:alphabetical-index-mark-end text:id="IMark101408232"/><text:alphabetical-index-mark-end text:id="IMark91095624"/><text:alphabetical-index-mark-end text:id="IMark88255144"/><text:alphabetical-index-mark-end text:id="IMark79540824"/>s as input. In all cases you should end each <text:alphabetical-index-mark-start text:id="IMark91040008"/><text:alphabetical-index-mark-start text:id="IMark101382824"/><text:alphabetical-index-mark-start text:id="IMark91217544"/><text:alphabetical-index-mark-start text:id="IMark91224840"/><text:alphabetical-index-mark-start text:id="IMark99747400"/><text:alphabetical-index-mark-start text:id="IMark97971912"/><text:alphabetical-index-mark-start text:id="IMark97962248"/><text:alphabetical-index-mark-start text:id="IMark92206472"/><text:alphabetical-index-mark-start text:id="IMark92203464"/><text:alphabetical-index-mark-start text:id="IMark91704632"/><text:alphabetical-index-mark-start text:id="IMark91701624"/>query<text:alphabetical-index-mark-end text:id="IMark91701624"/><text:alphabetical-index-mark-end text:id="IMark91704632"/><text:alphabetical-index-mark-end text:id="IMark92203464"/><text:alphabetical-index-mark-end text:id="IMark92206472"/><text:alphabetical-index-mark-end text:id="IMark97962248"/><text:alphabetical-index-mark-end text:id="IMark97971912"/><text:alphabetical-index-mark-end text:id="IMark99747400"/><text:alphabetical-index-mark-end text:id="IMark91224840"/><text:alphabetical-index-mark-end text:id="IMark91217544"/><text:alphabetical-index-mark-end text:id="IMark101382824"/><text:alphabetical-index-mark-end text:id="IMark91040008"/> with a <text:span text:style-name="T88">semicolon</text:span> to tell <text:alphabetical-index-mark-start text:id="IMark92210232"/><text:alphabetical-index-mark-start text:id="IMark96418344"/><text:alphabetical-index-mark-start text:id="IMark100479352"/><text:alphabetical-index-mark-start text:id="IMark100476344"/><text:alphabetical-index-mark-start text:id="IMark95912120"/><text:alphabetical-index-mark-start text:id="IMark96555976"/><text:alphabetical-index-mark-start text:id="IMark96552968"/><text:alphabetical-index-mark-start text:id="IMark92459304"/><text:alphabetical-index-mark-start text:id="IMark92514376"/><text:alphabetical-index-mark-start text:id="IMark93352712"/><text:alphabetical-index-mark-start text:id="IMark95919640"/><text:alphabetical-index-mark-start text:id="IMark95916632"/><text:alphabetical-index-mark-start text:id="IMark95913624"/><text:alphabetical-index-mark-start text:id="IMark95840584"/><text:alphabetical-index-mark-start text:id="IMark95837576"/><text:alphabetical-index-mark-start text:id="IMark95834568"/><text:alphabetical-index-mark-start text:id="IMark91588024"/><text:alphabetical-index-mark-start text:id="IMark96384472"/><text:alphabetical-index-mark-start text:id="IMark96387480"/><text:alphabetical-index-mark-start text:id="IMark96390488"/><text:alphabetical-index-mark-start text:id="IMark98464296"/><text:alphabetical-index-mark-start text:id="IMark100179752"/><text:alphabetical-index-mark-start text:id="IMark91582008"/><text:alphabetical-index-mark-start text:id="IMark96391992"/><text:alphabetical-index-mark-start text:id="IMark96969944"/><text:alphabetical-index-mark-start text:id="IMark97785816"/><text:alphabetical-index-mark-start text:id="IMark92941912"/><text:alphabetical-index-mark-start text:id="IMark96392744"/><text:alphabetical-index-mark-start text:id="IMark96787480"/><text:alphabetical-index-mark-start text:id="IMark91216040"/><text:alphabetical-index-mark-start text:id="IMark96157304"/><text:alphabetical-index-mark-start text:id="IMark96158808"/><text:alphabetical-index-mark-start text:id="IMark96160312"/>Sql<text:alphabetical-index-mark-end text:id="IMark96160312"/><text:alphabetical-index-mark-end text:id="IMark96158808"/><text:alphabetical-index-mark-end text:id="IMark96157304"/><text:alphabetical-index-mark-end text:id="IMark91216040"/><text:alphabetical-index-mark-end text:id="IMark96787480"/><text:alphabetical-index-mark-end text:id="IMark96392744"/><text:alphabetical-index-mark-end text:id="IMark92941912"/><text:alphabetical-index-mark-end text:id="IMark97785816"/><text:alphabetical-index-mark-end text:id="IMark96969944"/><text:alphabetical-index-mark-end text:id="IMark96391992"/><text:alphabetical-index-mark-end text:id="IMark91582008"/><text:alphabetical-index-mark-end text:id="IMark100179752"/><text:alphabetical-index-mark-end text:id="IMark98464296"/><text:alphabetical-index-mark-end text:id="IMark96390488"/><text:alphabetical-index-mark-end text:id="IMark96387480"/><text:alphabetical-index-mark-end text:id="IMark96384472"/><text:alphabetical-index-mark-end text:id="IMark91588024"/><text:alphabetical-index-mark-end text:id="IMark95834568"/><text:alphabetical-index-mark-end text:id="IMark95837576"/><text:alphabetical-index-mark-end text:id="IMark95840584"/><text:alphabetical-index-mark-end text:id="IMark95913624"/><text:alphabetical-index-mark-end text:id="IMark95916632"/>ite<text:alphabetical-index-mark-end text:id="IMark95919640"/><text:alphabetical-index-mark-end text:id="IMark93352712"/><text:alphabetical-index-mark-end text:id="IMark92514376"/><text:alphabetical-index-mark-end text:id="IMark92459304"/><text:alphabetical-index-mark-end text:id="IMark96552968"/><text:alphabetical-index-mark-end text:id="IMark96555976"/><text:alphabetical-index-mark-end text:id="IMark95912120"/><text:alphabetical-index-mark-end text:id="IMark100476344"/><text:alphabetical-index-mark-end text:id="IMark100479352"/><text:alphabetical-index-mark-end text:id="IMark96418344"/><text:alphabetical-index-mark-end text:id="IMark92210232"/>3 that each is a separate <text:alphabetical-index-mark-start text:id="IMark96161816"/><text:alphabetical-index-mark-start text:id="IMark96163320"/><text:alphabetical-index-mark-start text:id="IMark96971448"/><text:alphabetical-index-mark-start text:id="IMark91517192"/><text:alphabetical-index-mark-start text:id="IMark92722952"/><text:alphabetical-index-mark-start text:id="IMark92061320"/><text:alphabetical-index-mark-start text:id="IMark92057560"/><text:alphabetical-index-mark-start text:id="IMark95977272"/><text:alphabetical-index-mark-start text:id="IMark92059064"/><text:alphabetical-index-mark-start text:id="IMark92054552"/><text:alphabetical-index-mark-start text:id="IMark92718440"/>query<text:alphabetical-index-mark-end text:id="IMark92718440"/><text:alphabetical-index-mark-end text:id="IMark92054552"/><text:alphabetical-index-mark-end text:id="IMark92059064"/><text:alphabetical-index-mark-end text:id="IMark95977272"/><text:alphabetical-index-mark-end text:id="IMark92057560"/><text:alphabetical-index-mark-end text:id="IMark92061320"/><text:alphabetical-index-mark-end text:id="IMark92722952"/><text:alphabetical-index-mark-end text:id="IMark91517192"/><text:alphabetical-index-mark-end text:id="IMark96971448"/><text:alphabetical-index-mark-end text:id="IMark96163320"/><text:alphabetical-index-mark-end text:id="IMark96161816"/>. </text:p>
      <text:p text:style-name="P19"/>
      <text:p text:style-name="P25">Examples:</text:p>
      <text:p text:style-name="P25"/>
      <text:p text:style-name="P28"><text:span text:style-name="T11">2.3.3.1.</text:span> <text:alphabetical-index-mark-start text:id="IMark79576552"/><text:alphabetical-index-mark-start text:id="IMark95445544"/><text:alphabetical-index-mark-start text:id="IMark91096856"/><text:alphabetical-index-mark-start text:id="IMark100481240"/><text:alphabetical-index-mark-start text:id="IMark97844472"/><text:alphabetical-index-mark-start text:id="IMark92095816"/><text:alphabetical-index-mark-start text:id="IMark96086968"/><text:alphabetical-index-mark-start text:id="IMark93389672"/><text:alphabetical-index-mark-start text:id="IMark92825880"/><text:alphabetical-index-mark-start text:id="IMark79459848"/><text:alphabetical-index-mark-start text:id="IMark96944584"/><text:span text:style-name="T39">Single</text:span><text:alphabetical-index-mark-end text:id="IMark96944584"/><text:alphabetical-index-mark-end text:id="IMark79459848"/><text:alphabetical-index-mark-end text:id="IMark92825880"/><text:alphabetical-index-mark-end text:id="IMark93389672"/><text:alphabetical-index-mark-end text:id="IMark96086968"/><text:alphabetical-index-mark-end text:id="IMark92095816"/><text:alphabetical-index-mark-end text:id="IMark97844472"/><text:alphabetical-index-mark-end text:id="IMark100481240"/><text:alphabetical-index-mark-end text:id="IMark91096856"/><text:alphabetical-index-mark-end text:id="IMark95445544"/><text:alphabetical-index-mark-end text:id="IMark79576552"/><text:span text:style-name="T39"> </text:span><text:alphabetical-index-mark-start text:id="IMark88257480"/><text:alphabetical-index-mark-start text:id="IMark99481256"/><text:alphabetical-index-mark-start text:id="IMark92493128"/><text:alphabetical-index-mark-start text:id="IMark92453096"/><text:alphabetical-index-mark-start text:id="IMark99224728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1095624"/><text:alphabetical-index-mark-start text:id="IMark101408232"/><text:span text:style-name="T39">query</text:span><text:alphabetical-index-mark-end text:id="IMark101408232"/><text:alphabetical-index-mark-end text:id="IMark91095624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9224728"/><text:alphabetical-index-mark-end text:id="IMark92453096"/><text:alphabetical-index-mark-end text:id="IMark92493128"/><text:alphabetical-index-mark-end text:id="IMark99481256"/><text:alphabetical-index-mark-end text:id="IMark88257480"/></text:p>
      <text:p text:style-name="P73"/>
      <text:p text:style-name="P28"><text:span text:style-name="T23">“</text:span><text:alphabetical-index-mark-start text:id="IMark96049240"/><text:alphabetical-index-mark-start text:id="IMark90857528"/><text:alphabetical-index-mark-start text:id="IMark95563976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span text:style-name="T23">SELECT</text:span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95563976"/><text:alphabetical-index-mark-end text:id="IMark90857528"/><text:alphabetical-index-mark-end text:id="IMark96049240"/><text:span text:style-name="T23"> * FROM </text:span><text:alphabetical-index-mark-start text:id="IMark93434072"/><text:alphabetical-index-mark-start text:id="IMark100459384"/><text:alphabetical-index-mark-start text:id="IMark93079656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101392936"/><text:alphabetical-index-mark-start text:id="IMark101405704"/><text:alphabetical-index-mark-start text:id="IMark92700888"/><text:span text:style-name="T23">your_</text:span><text:alphabetical-index-mark-start text:id="IMark91631160"/><text:alphabetical-index-mark-start text:id="IMark93439544"/><text:alphabetical-index-mark-start text:id="IMark87231752"/>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72312216"/><text:span text:style-name="T23">table</text:span><text:alphabetical-index-mark-end text:id="IMark723122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<text:alphabetical-index-mark-end text:id="IMark87231752"/><text:alphabetical-index-mark-end text:id="IMark93439544"/><text:alphabetical-index-mark-end text:id="IMark91631160"/><text:alphabetical-index-mark-end text:id="IMark92700888"/><text:alphabetical-index-mark-end text:id="IMark101405704"/><text:alphabetical-index-mark-end text:id="IMark101392936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alphabetical-index-mark-end text:id="IMark93079656"/><text:alphabetical-index-mark-end text:id="IMark100459384"/><text:alphabetical-index-mark-end text:id="IMark93434072"/><text:span text:style-name="T23">_1;”</text:span></text:p>
      <text:p text:style-name="P25"/>
      <text:p text:style-name="P25"/>
      <text:p text:style-name="P28"><text:span text:style-name="T11">2.3.3.2.</text:span> <text:alphabetical-index-mark-start text:id="IMark90937912"/><text:alphabetical-index-mark-start text:id="IMark95971288"/><text:alphabetical-index-mark-start text:id="IMark92955864"/><text:alphabetical-index-mark-start text:id="IMark87228056"/><text:alphabetical-index-mark-start text:id="IMark91885112"/><text:alphabetical-index-mark-start text:id="IMark87232984"/><text:alphabetical-index-mark-start text:id="IMark101324488"/><text:alphabetical-index-mark-start text:id="IMark96336456"/><text:alphabetical-index-mark-start text:id="IMark72317240"/><text:alphabetical-index-mark-start text:id="IMark97209272"/><text:alphabetical-index-mark-start text:id="IMark96051896"/><text:span text:style-name="T39">Composite</text:span><text:alphabetical-index-mark-end text:id="IMark96051896"/><text:alphabetical-index-mark-end text:id="IMark97209272"/><text:alphabetical-index-mark-end text:id="IMark72317240"/><text:alphabetical-index-mark-end text:id="IMark96336456"/><text:alphabetical-index-mark-end text:id="IMark101324488"/><text:alphabetical-index-mark-end text:id="IMark87232984"/><text:alphabetical-index-mark-end text:id="IMark91885112"/><text:alphabetical-index-mark-end text:id="IMark87228056"/><text:alphabetical-index-mark-end text:id="IMark92955864"/><text:alphabetical-index-mark-end text:id="IMark95971288"/><text:alphabetical-index-mark-end text:id="IMark90937912"/><text:span text:style-name="T39"> </text:span><text:alphabetical-index-mark-start text:id="IMark96464680"/><text:alphabetical-index-mark-start text:id="IMark72061608"/><text:alphabetical-index-mark-start text:id="IMark93361752"/><text:alphabetical-index-mark-start text:id="IMark97019384"/><text:alphabetical-index-mark-start text:id="IMark91424776"/><text:alphabetical-index-mark-start text:id="IMark92380552"/><text:alphabetical-index-mark-start text:id="IMark100037704"/><text:alphabetical-index-mark-start text:id="IMark101397992"/><text:alphabetical-index-mark-start text:id="IMark97141448"/><text:alphabetical-index-mark-start text:id="IMark93362968"/><text:alphabetical-index-mark-start text:id="IMark92871112"/><text:span text:style-name="T39">query</text:span><text:alphabetical-index-mark-end text:id="IMark92871112"/><text:alphabetical-index-mark-end text:id="IMark93362968"/><text:alphabetical-index-mark-end text:id="IMark97141448"/><text:alphabetical-index-mark-end text:id="IMark101397992"/><text:alphabetical-index-mark-end text:id="IMark100037704"/><text:alphabetical-index-mark-end text:id="IMark92380552"/><text:alphabetical-index-mark-end text:id="IMark91424776"/><text:alphabetical-index-mark-end text:id="IMark97019384"/><text:alphabetical-index-mark-end text:id="IMark93361752"/><text:alphabetical-index-mark-end text:id="IMark72061608"/><text:alphabetical-index-mark-end text:id="IMark96464680"/></text:p>
      <text:p text:style-name="P73"/>
      <text:p text:style-name="P28"><text:span text:style-name="T23">“</text:span><text:alphabetical-index-mark-start text:id="IMark97844472"/><text:alphabetical-index-mark-start text:id="IMark92095816"/><text:alphabetical-index-mark-start text:id="IMark96086968"/><text:alphabetical-index-mark-start text:id="IMark93389672"/><text:alphabetical-index-mark-start text:id="IMark92825880"/><text:alphabetical-index-mark-start text:id="IMark79459848"/><text:alphabetical-index-mark-start text:id="IMark96944584"/><text:alphabetical-index-mark-start text:id="IMark99481256"/><text:alphabetical-index-mark-start text:id="IMark88257480"/><text:alphabetical-index-mark-start text:id="IMark92493128"/><text:alphabetical-index-mark-start text:id="IMark92453096"/><text:span text:style-name="T23">SELECT</text:span><text:alphabetical-index-mark-end text:id="IMark92453096"/><text:alphabetical-index-mark-end text:id="IMark92493128"/><text:alphabetical-index-mark-end text:id="IMark88257480"/><text:alphabetical-index-mark-end text:id="IMark99481256"/><text:alphabetical-index-mark-end text:id="IMark96944584"/><text:alphabetical-index-mark-end text:id="IMark79459848"/><text:alphabetical-index-mark-end text:id="IMark92825880"/><text:alphabetical-index-mark-end text:id="IMark93389672"/><text:alphabetical-index-mark-end text:id="IMark96086968"/><text:alphabetical-index-mark-end text:id="IMark92095816"/><text:alphabetical-index-mark-end text:id="IMark97844472"/><text:span text:style-name="T23"> * FROM </text:span><text:alphabetical-index-mark-start text:id="IMark99224728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1095624"/><text:alphabetical-index-mark-start text:id="IMark101408232"/><text:alphabetical-index-mark-start text:id="IMark92464712"/><text:alphabetical-index-mark-start text:id="IMark89000968"/><text:alphabetical-index-mark-start text:id="IMark101410760"/><text:alphabetical-index-mark-start text:id="IMark81532696"/><text:span text:style-name="T23">your_</text:span><text:alphabetical-index-mark-start text:id="IMark96049240"/><text:alphabetical-index-mark-start text:id="IMark90857528"/><text:alphabetical-index-mark-start text:id="IMark95563976"/><text:alphabetical-index-mark-start text:id="IMark87229288"/><text:alphabetical-index-mark-start text:id="IMark96990312"/><text:alphabetical-index-mark-start text:id="IMark88251960"/><text:alphabetical-index-mark-start text:id="IMark90386520"/><text:alphabetical-index-mark-start text:id="IMark97941528"/><text:alphabetical-index-mark-start text:id="IMark95214664"/><text:alphabetical-index-mark-start text:id="IMark95779336"/><text:alphabetical-index-mark-start text:id="IMark87218216"/><text:span text:style-name="T23">table</text:span><text:alphabetical-index-mark-end text:id="IMark87218216"/><text:alphabetical-index-mark-end text:id="IMark95779336"/><text:alphabetical-index-mark-end text:id="IMark95214664"/><text:alphabetical-index-mark-end text:id="IMark97941528"/><text:alphabetical-index-mark-end text:id="IMark90386520"/><text:alphabetical-index-mark-end text:id="IMark88251960"/><text:alphabetical-index-mark-end text:id="IMark96990312"/><text:alphabetical-index-mark-end text:id="IMark87229288"/><text:alphabetical-index-mark-end text:id="IMark95563976"/><text:alphabetical-index-mark-end text:id="IMark90857528"/><text:alphabetical-index-mark-end text:id="IMark96049240"/><text:alphabetical-index-mark-end text:id="IMark81532696"/><text:alphabetical-index-mark-end text:id="IMark101410760"/><text:alphabetical-index-mark-end text:id="IMark89000968"/><text:alphabetical-index-mark-end text:id="IMark92464712"/><text:alphabetical-index-mark-end text:id="IMark101408232"/><text:alphabetical-index-mark-end text:id="IMark91095624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9224728"/><text:span text:style-name="T23">_1; </text:span><text:alphabetical-index-mark-start text:id="IMark87230520"/><text:alphabetical-index-mark-start text:id="IMark96997960"/><text:alphabetical-index-mark-start text:id="IMark99763800"/><text:alphabetical-index-mark-start text:id="IMark93434072"/><text:alphabetical-index-mark-start text:id="IMark100459384"/><text:alphabetical-index-mark-start text:id="IMark93079656"/><text:alphabetical-index-mark-start text:id="IMark92392776"/><text:alphabetical-index-mark-start text:id="IMark101289224"/><text:alphabetical-index-mark-start text:id="IMark79559080"/><text:alphabetical-index-mark-start text:id="IMark79257688"/><text:alphabetical-index-mark-start text:id="IMark91093160"/><text:span text:style-name="T23">SELECT</text:span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92392776"/><text:alphabetical-index-mark-end text:id="IMark93079656"/><text:alphabetical-index-mark-end text:id="IMark100459384"/><text:alphabetical-index-mark-end text:id="IMark93434072"/><text:alphabetical-index-mark-end text:id="IMark99763800"/><text:alphabetical-index-mark-end text:id="IMark96997960"/><text:alphabetical-index-mark-end text:id="IMark87230520"/><text:span text:style-name="T23"> * FROM </text:span><text:alphabetical-index-mark-start text:id="IMark101392936"/><text:alphabetical-index-mark-start text:id="IMark101405704"/><text:alphabetical-index-mark-start text:id="IMark92700888"/><text:alphabetical-index-mark-start text:id="IMark91631160"/><text:alphabetical-index-mark-start text:id="IMark93439544"/><text:alphabetical-index-mark-start text:id="IMark87231752"/><text:alphabetical-index-mark-start text:id="IMark91517576"/><text:alphabetical-index-mark-start text:id="IMark92487816"/><text:alphabetical-index-mark-start text:id="IMark95510040"/><text:alphabetical-index-mark-start text:id="IMark98256056"/><text:alphabetical-index-mark-start text:id="IMark92340664"/><text:span text:style-name="T23">your_</text:span><text:alphabetical-index-mark-start text:id="IMark92479896"/><text:alphabetical-index-mark-start text:id="IMark91098088"/><text:alphabetical-index-mark-start text:id="IMark72312216"/><text:alphabetical-index-mark-start text:id="IMark95937480"/><text:alphabetical-index-mark-start text:id="IMark95938808"/><text:alphabetical-index-mark-start text:id="IMark93399592"/><text:alphabetical-index-mark-start text:id="IMark92063784"/><text:alphabetical-index-mark-start text:id="IMark72271832"/><text:alphabetical-index-mark-start text:id="IMark88573976"/><text:alphabetical-index-mark-start text:id="IMark101380296"/><text:alphabetical-index-mark-start text:id="IMark95294968"/><text:span text:style-name="T23">table</text:span><text:alphabetical-index-mark-end text:id="IMark95294968"/><text:alphabetical-index-mark-end text:id="IMark101380296"/><text:alphabetical-index-mark-end text:id="IMark88573976"/><text:alphabetical-index-mark-end text:id="IMark72271832"/><text:alphabetical-index-mark-end text:id="IMark92063784"/><text:alphabetical-index-mark-end text:id="IMark93399592"/><text:alphabetical-index-mark-end text:id="IMark95938808"/><text:alphabetical-index-mark-end text:id="IMark95937480"/><text:alphabetical-index-mark-end text:id="IMark723122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510040"/><text:alphabetical-index-mark-end text:id="IMark92487816"/><text:alphabetical-index-mark-end text:id="IMark91517576"/><text:alphabetical-index-mark-end text:id="IMark87231752"/><text:alphabetical-index-mark-end text:id="IMark93439544"/><text:alphabetical-index-mark-end text:id="IMark91631160"/><text:alphabetical-index-mark-end text:id="IMark92700888"/><text:alphabetical-index-mark-end text:id="IMark101405704"/><text:alphabetical-index-mark-end text:id="IMark101392936"/><text:span text:style-name="T23">_2;”</text:span></text:p>
      <text:p text:style-name="P35"/>
      <text:p text:style-name="P67">Note that <text:alphabetical-index-mark-start text:id="IMark93361752"/><text:alphabetical-index-mark-start text:id="IMark97019384"/><text:alphabetical-index-mark-start text:id="IMark91424776"/><text:alphabetical-index-mark-start text:id="IMark92380552"/><text:span text:style-name="T83">sql</text:span><text:alphabetical-index-mark-end text:id="IMark92380552"/><text:alphabetical-index-mark-end text:id="IMark91424776"/><text:alphabetical-index-mark-end text:id="IMark97019384"/><text:alphabetical-index-mark-end text:id="IMark93361752"/><text:span text:style-name="T83">p provides a similar procedure for</text:span> <text:alphabetical-index-mark-start text:id="IMark100037704"/><text:alphabetical-index-mark-start text:id="IMark101397992"/><text:alphabetical-index-mark-start text:id="IMark97141448"/><text:alphabetical-index-mark-start text:id="IMark93362968"/>HDFql<text:alphabetical-index-mark-end text:id="IMark93362968"/><text:alphabetical-index-mark-end text:id="IMark97141448"/><text:alphabetical-index-mark-end text:id="IMark101397992"/><text:alphabetical-index-mark-end text:id="IMark100037704"/> <text:span text:style-name="T83">so that </text:span><text:alphabetical-index-mark-start text:id="IMark92871112"/><text:alphabetical-index-mark-start text:id="IMark100481240"/><text:span text:style-name="T83">composite</text:span><text:alphabetical-index-mark-end text:id="IMark100481240"/><text:alphabetical-index-mark-end text:id="IMark92871112"/><text:span text:style-name="T83"> </text:span><text:alphabetical-index-mark-start text:id="IMark91096856"/><text:alphabetical-index-mark-start text:id="IMark79576552"/><text:span text:style-name="T83">queries</text:span><text:alphabetical-index-mark-end text:id="IMark79576552"/><text:alphabetical-index-mark-end text:id="IMark91096856"/><text:span text:style-name="T83"> and </text:span><text:alphabetical-index-mark-start text:id="IMark95445544"/><text:alphabetical-index-mark-start text:id="IMark97844472"/><text:span text:style-name="T83">query</text:span><text:alphabetical-index-mark-end text:id="IMark97844472"/><text:alphabetical-index-mark-end text:id="IMark95445544"/><text:span text:style-name="T83"> </text:span><text:alphabetical-index-mark-start text:id="IMark92095816"/><text:alphabetical-index-mark-start text:id="IMark96086968"/><text:span text:style-name="T83">file</text:span><text:alphabetical-index-mark-end text:id="IMark96086968"/><text:alphabetical-index-mark-end text:id="IMark92095816"/><text:span text:style-name="T83">s (.hql) are also possible</text:span>. </text:p>
      <text:p text:style-name="P67"/>
      <text:p text:style-name="P67"><text:span text:style-name="T83">This is a superset provided by </text:span><text:alphabetical-index-mark-start text:id="IMark92493128"/><text:alphabetical-index-mark-start text:id="IMark92453096"/><text:alphabetical-index-mark-start text:id="IMark90937912"/><text:alphabetical-index-mark-start text:id="IMark95971288"/><text:span text:style-name="T83">sql</text:span><text:alphabetical-index-mark-end text:id="IMark95971288"/><text:alphabetical-index-mark-end text:id="IMark90937912"/><text:alphabetical-index-mark-end text:id="IMark92453096"/><text:alphabetical-index-mark-end text:id="IMark92493128"/><text:span text:style-name="T83">p in order to homogenize the behavior of both </text:span><text:alphabetical-index-mark-start text:id="IMark92955864"/><text:alphabetical-index-mark-start text:id="IMark99224728"/><text:span text:style-name="T83">database</text:span><text:alphabetical-index-mark-end text:id="IMark99224728"/><text:alphabetical-index-mark-end text:id="IMark92955864"/><text:span text:style-name="T83"> </text:span><text:alphabetical-index-mark-start text:id="IMark91040008"/><text:alphabetical-index-mark-start text:id="IMark101382824"/><text:alphabetical-index-mark-start text:id="IMark79540824"/><text:alphabetical-index-mark-start text:id="IMark88255144"/><text:span text:style-name="T83">system</text:span><text:alphabetical-index-mark-end text:id="IMark88255144"/><text:alphabetical-index-mark-end text:id="IMark79540824"/><text:alphabetical-index-mark-end text:id="IMark101382824"/><text:alphabetical-index-mark-end text:id="IMark91040008"/><text:span text:style-name="T83"> options and thus make it easier to </text:span><text:alphabetical-index-mark-start text:id="IMark91095624"/><text:alphabetical-index-mark-start text:id="IMark101408232"/><text:span text:style-name="T83">handle</text:span><text:alphabetical-index-mark-end text:id="IMark101408232"/><text:alphabetical-index-mark-end text:id="IMark91095624"/><text:span text:style-name="T83"> them. Neither </text:span><text:alphabetical-index-mark-start text:id="IMark92464712"/><text:alphabetical-index-mark-start text:id="IMark89000968"/><text:span text:style-name="T83">HDF5</text:span><text:alphabetical-index-mark-end text:id="IMark89000968"/><text:alphabetical-index-mark-end text:id="IMark92464712"/><text:span text:style-name="T83"> or </text:span><text:alphabetical-index-mark-start text:id="IMark101410760"/><text:alphabetical-index-mark-start text:id="IMark81532696"/><text:span text:style-name="T83">HDFql</text:span><text:alphabetical-index-mark-end text:id="IMark81532696"/><text:alphabetical-index-mark-end text:id="IMark101410760"/><text:span text:style-name="T83"> provide to my knowledge, something similar at the time of this writing.</text:span></text:p>
      <text:p text:style-name="P66"/>
      <text:p text:style-name="P68"><text:alphabetical-index-mark-start text:id="IMark95214664"/><text:alphabetical-index-mark-start text:id="IMark95779336"/>HDFql<text:alphabetical-index-mark-end text:id="IMark95779336"/><text:alphabetical-index-mark-end text:id="IMark95214664"/> <text:alphabetical-index-mark-start text:id="IMark87218216"/><text:alphabetical-index-mark-start text:id="IMark87228056"/>composite<text:alphabetical-index-mark-end text:id="IMark87228056"/><text:alphabetical-index-mark-end text:id="IMark87218216"/> and .hdf <text:alphabetical-index-mark-start text:id="IMark91885112"/><text:alphabetical-index-mark-start text:id="IMark87230520"/>syntax<text:alphabetical-index-mark-end text:id="IMark87230520"/><text:alphabetical-index-mark-end text:id="IMark91885112"/> is similar to that of <text:alphabetical-index-mark-start text:id="IMark96997960"/><text:alphabetical-index-mark-start text:id="IMark99763800"/>compos<text:span text:style-name="T84">i</text:span>te<text:alphabetical-index-mark-end text:id="IMark99763800"/><text:alphabetical-index-mark-end text:id="IMark96997960"/> <text:alphabetical-index-mark-start text:id="IMark93434072"/><text:alphabetical-index-mark-start text:id="IMark100459384"/><text:alphabetical-index-mark-start text:id="IMark93079656"/><text:alphabetical-index-mark-start text:id="IMark92392776"/>SQL<text:alphabetical-index-mark-end text:id="IMark92392776"/><text:alphabetical-index-mark-end text:id="IMark93079656"/><text:alphabetical-index-mark-end text:id="IMark100459384"/><text:alphabetical-index-mark-end text:id="IMark93434072"/> and <text:alphabetical-index-mark-start text:id="IMark101289224"/><text:alphabetical-index-mark-start text:id="IMark79559080"/>.<text:alphabetical-index-mark-start text:id="IMark79257688"/><text:alphabetical-index-mark-start text:id="IMark91093160"/><text:alphabetical-index-mark-start text:id="IMark87232984"/><text:alphabetical-index-mark-start text:id="IMark101324488"/>sql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<text:alphabetical-index-mark-end text:id="IMark101289224"/> <text:alphabetical-index-mark-start text:id="IMark96336456"/><text:alphabetical-index-mark-start text:id="IMark101392936"/>file<text:alphabetical-index-mark-end text:id="IMark101392936"/><text:alphabetical-index-mark-end text:id="IMark96336456"/>s. The only difference is that you should write only <text:alphabetical-index-mark-start text:id="IMark101405704"/><text:alphabetical-index-mark-start text:id="IMark92700888"/>HDFql<text:alphabetical-index-mark-end text:id="IMark92700888"/><text:alphabetical-index-mark-end text:id="IMark101405704"/> <text:alphabetical-index-mark-start text:id="IMark91631160"/><text:alphabetical-index-mark-start text:id="IMark93439544"/>queries<text:alphabetical-index-mark-end text:id="IMark93439544"/><text:alphabetical-index-mark-end text:id="IMark91631160"/> for <text:alphabetical-index-mark-start text:id="IMark87231752"/><text:alphabetical-index-mark-start text:id="IMark91517576"/>HDF5<text:alphabetical-index-mark-end text:id="IMark91517576"/><text:alphabetical-index-mark-end text:id="IMark87231752"/> <text:alphabetical-index-mark-start text:id="IMark92487816"/><text:alphabetical-index-mark-start text:id="IMark95510040"/>database<text:alphabetical-index-mark-end text:id="IMark95510040"/><text:alphabetical-index-mark-end text:id="IMark92487816"/>s and <text:alphabetical-index-mark-start text:id="IMark98256056"/><text:alphabetical-index-mark-start text:id="IMark92340664"/><text:alphabetical-index-mark-start text:id="IMark92479896"/><text:alphabetical-index-mark-start text:id="IMark91098088"/>Sql<text:alphabetical-index-mark-end text:id="IMark91098088"/><text:alphabetical-index-mark-end text:id="IMark92479896"/><text:alphabetical-index-mark-end text:id="IMark92340664"/><text:alphabetical-index-mark-end text:id="IMark98256056"/> <text:alphabetical-index-mark-start text:id="IMark72312216"/><text:alphabetical-index-mark-start text:id="IMark95937480"/>queries<text:alphabetical-index-mark-end text:id="IMark95937480"/><text:alphabetical-index-mark-end text:id="IMark72312216"/> only for <text:alphabetical-index-mark-start text:id="IMark95938808"/><text:alphabetical-index-mark-start text:id="IMark93399592"/><text:alphabetical-index-mark-start text:id="IMark92063784"/><text:alphabetical-index-mark-start text:id="IMark72271832"/><text:alphabetical-index-mark-start text:id="IMark88573976"/><text:alphabetical-index-mark-start text:id="IMark101380296"/>Sql<text:alphabetical-index-mark-end text:id="IMark101380296"/><text:alphabetical-index-mark-end text:id="IMark88573976"/><text:alphabetical-index-mark-end text:id="IMark72271832"/><text:alphabetical-index-mark-end text:id="IMark92063784"/>ite<text:alphabetical-index-mark-end text:id="IMark93399592"/><text:alphabetical-index-mark-end text:id="IMark95938808"/>3 <text:alphabetical-index-mark-start text:id="IMark95294968"/><text:alphabetical-index-mark-start text:id="IMark72317240"/>database<text:alphabetical-index-mark-end text:id="IMark72317240"/><text:alphabetical-index-mark-end text:id="IMark95294968"/>s.</text:p>
      <text:p text:style-name="P68"/>
      <text:p text:style-name="P68"><text:soft-page-break/>Do not mix <text:alphabetical-index-mark-start text:id="IMark72061608"/><text:alphabetical-index-mark-start text:id="IMark93389672"/><text:alphabetical-index-mark-start text:id="IMark93361752"/><text:alphabetical-index-mark-start text:id="IMark97019384"/>SQL<text:alphabetical-index-mark-end text:id="IMark97019384"/><text:alphabetical-index-mark-end text:id="IMark93361752"/><text:alphabetical-index-mark-end text:id="IMark93389672"/><text:alphabetical-index-mark-end text:id="IMark72061608"/> and <text:alphabetical-index-mark-start text:id="IMark91424776"/><text:alphabetical-index-mark-start text:id="IMark92380552"/>HDFql<text:alphabetical-index-mark-end text:id="IMark92380552"/><text:alphabetical-index-mark-end text:id="IMark91424776"/> statements in the same <text:alphabetical-index-mark-start text:id="IMark100037704"/><text:alphabetical-index-mark-start text:id="IMark101397992"/>composite<text:alphabetical-index-mark-end text:id="IMark101397992"/><text:alphabetical-index-mark-end text:id="IMark100037704"/> <text:alphabetical-index-mark-start text:id="IMark97141448"/><text:alphabetical-index-mark-start text:id="IMark93362968"/>queries<text:alphabetical-index-mark-end text:id="IMark93362968"/><text:alphabetical-index-mark-end text:id="IMark97141448"/> or <text:alphabetical-index-mark-start text:id="IMark92825880"/><text:alphabetical-index-mark-start text:id="IMark92871112"/>file<text:alphabetical-index-mark-end text:id="IMark92871112"/><text:alphabetical-index-mark-end text:id="IMark92825880"/>s.</text:p>
      <text:p text:style-name="P19"/>
      <text:p text:style-name="P19"/>
      <text:h text:style-name="Heading_20_3" text:outline-level="3"><text:bookmark-start text:name="__RefHeading___Toc963_76759228"/>2.3.4. <text:alphabetical-index-mark-start text:id="IMark92095816"/><text:alphabetical-index-mark-start text:id="IMark96944584"/><text:alphabetical-index-mark-start text:id="IMark79459848"/><text:alphabetical-index-mark-start text:id="IMark88257480"/><text:alphabetical-index-mark-start text:id="IMark99481256"/><text:alphabetical-index-mark-start text:id="IMark96049240"/><text:alphabetical-index-mark-start text:id="IMark90857528"/><text:alphabetical-index-mark-start text:id="IMark92493128"/><text:alphabetical-index-mark-start text:id="IMark92453096"/><text:alphabetical-index-mark-start text:id="IMark90937912"/><text:alphabetical-index-mark-start text:id="IMark95971288"/><text:alphabetical-index-mark-start text:id="IMark92955864"/><text:alphabetical-index-mark-start text:id="IMark99224728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5563976"/><text:alphabetical-index-mark-start text:id="IMark91095624"/><text:alphabetical-index-mark-start text:id="IMark101408232"/><text:alphabetical-index-mark-start text:id="IMark87229288"/><text:alphabetical-index-mark-start text:id="IMark92464712"/><text:span text:style-name="T20">System</text:span><text:alphabetical-index-mark-end text:id="IMark92464712"/><text:alphabetical-index-mark-end text:id="IMark87229288"/><text:alphabetical-index-mark-end text:id="IMark101408232"/><text:alphabetical-index-mark-end text:id="IMark91095624"/><text:alphabetical-index-mark-end text:id="IMark95563976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9224728"/><text:alphabetical-index-mark-end text:id="IMark92955864"/><text:alphabetical-index-mark-end text:id="IMark95971288"/><text:alphabetical-index-mark-end text:id="IMark90937912"/><text:alphabetical-index-mark-end text:id="IMark92453096"/><text:alphabetical-index-mark-end text:id="IMark92493128"/><text:alphabetical-index-mark-end text:id="IMark90857528"/><text:alphabetical-index-mark-end text:id="IMark96049240"/><text:alphabetical-index-mark-end text:id="IMark99481256"/><text:alphabetical-index-mark-end text:id="IMark88257480"/><text:alphabetical-index-mark-end text:id="IMark79459848"/><text:alphabetical-index-mark-end text:id="IMark96944584"/><text:alphabetical-index-mark-end text:id="IMark92095816"/><text:span text:style-name="T20"> </text:span><text:alphabetical-index-mark-start text:id="IMark89000968"/><text:alphabetical-index-mark-start text:id="IMark101410760"/><text:alphabetical-index-mark-start text:id="IMark81532696"/><text:alphabetical-index-mark-start text:id="IMark88251960"/><text:alphabetical-index-mark-start text:id="IMark96990312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87228056"/><text:span text:style-name="T20">call</text:span><text:alphabetical-index-mark-end text:id="IMark87228056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6990312"/><text:alphabetical-index-mark-end text:id="IMark88251960"/><text:alphabetical-index-mark-end text:id="IMark81532696"/><text:alphabetical-index-mark-end text:id="IMark101410760"/><text:alphabetical-index-mark-end text:id="IMark89000968"/><text:span text:style-name="T20">s.</text:span><text:bookmark-end text:name="__RefHeading___Toc963_76759228"/></text:h>
      <text:p text:style-name="P20"/>
      <text:p text:style-name="P43">In theory, <text:alphabetical-index-mark-start text:id="IMark95294968"/><text:alphabetical-index-mark-start text:id="IMark95938808"/><text:alphabetical-index-mark-start text:id="IMark93399592"/><text:alphabetical-index-mark-start text:id="IMark92063784"/><text:alphabetical-index-mark-start text:id="IMark72271832"/><text:alphabetical-index-mark-start text:id="IMark88573976"/><text:alphabetical-index-mark-start text:id="IMark101380296"/><text:alphabetical-index-mark-start text:id="IMark72312216"/><text:alphabetical-index-mark-start text:id="IMark9593748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92487816"/><text:alphabetical-index-mark-start text:id="IMark95510040"/><text:alphabetical-index-mark-start text:id="IMark87231752"/><text:alphabetical-index-mark-start text:id="IMark91517576"/><text:alphabetical-index-mark-start text:id="IMark91631160"/><text:alphabetical-index-mark-start text:id="IMark93439544"/><text:alphabetical-index-mark-start text:id="IMark101405704"/><text:alphabetical-index-mark-start text:id="IMark92700888"/><text:alphabetical-index-mark-start text:id="IMark96336456"/>Sql<text:alphabetical-index-mark-end text:id="IMark96336456"/><text:alphabetical-index-mark-end text:id="IMark92700888"/><text:alphabetical-index-mark-end text:id="IMark101405704"/><text:alphabetical-index-mark-end text:id="IMark93439544"/><text:alphabetical-index-mark-end text:id="IMark91631160"/><text:alphabetical-index-mark-end text:id="IMark91517576"/><text:alphabetical-index-mark-end text:id="IMark87231752"/><text:alphabetical-index-mark-end text:id="IMark95510040"/><text:alphabetical-index-mark-end text:id="IMark924878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937480"/><text:alphabetical-index-mark-end text:id="IMark72312216"/><text:alphabetical-index-mark-end text:id="IMark101380296"/><text:alphabetical-index-mark-end text:id="IMark88573976"/><text:alphabetical-index-mark-end text:id="IMark72271832"/><text:alphabetical-index-mark-end text:id="IMark92063784"/><text:alphabetical-index-mark-end text:id="IMark93399592"/><text:alphabetical-index-mark-end text:id="IMark95938808"/><text:alphabetical-index-mark-end text:id="IMark95294968"/>p can be <text:alphabetical-index-mark-start text:id="IMark10139293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<text:alphabetical-index-mark-start text:id="IMark100459384"/><text:alphabetical-index-mark-start text:id="IMark93079656"/><text:alphabetical-index-mark-start text:id="IMark92392776"/>call<text:alphabetical-index-mark-end text:id="IMark92392776"/><text:alphabetical-index-mark-end text:id="IMark93079656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101392936"/>ed via a <text:alphabetical-index-mark-start text:id="IMark96997960"/><text:alphabetical-index-mark-start text:id="IMark99763800"/><text:alphabetical-index-mark-start text:id="IMark96464680"/><text:alphabetical-index-mark-start text:id="IMark97209272"/><text:alphabetical-index-mark-start text:id="IMark92871112"/><text:alphabetical-index-mark-start text:id="IMark92825880"/><text:alphabetical-index-mark-start text:id="IMark97141448"/><text:alphabetical-index-mark-start text:id="IMark93362968"/><text:alphabetical-index-mark-start text:id="IMark100037704"/><text:alphabetical-index-mark-start text:id="IMark101397992"/><text:alphabetical-index-mark-start text:id="IMark91424776"/><text:alphabetical-index-mark-start text:id="IMark92380552"/><text:alphabetical-index-mark-start text:id="IMark72061608"/><text:alphabetical-index-mark-start text:id="IMark93389672"/><text:alphabetical-index-mark-start text:id="IMark93361752"/><text:alphabetical-index-mark-start text:id="IMark97019384"/><text:alphabetical-index-mark-start text:id="IMark100481240"/><text:alphabetical-index-mark-start text:id="IMark79576552"/><text:alphabetical-index-mark-start text:id="IMark91096856"/><text:alphabetical-index-mark-start text:id="IMark97844472"/><text:alphabetical-index-mark-start text:id="IMark95445544"/><text:alphabetical-index-mark-start text:id="IMark96086968"/>system<text:alphabetical-index-mark-end text:id="IMark96086968"/><text:alphabetical-index-mark-end text:id="IMark95445544"/><text:alphabetical-index-mark-end text:id="IMark97844472"/><text:alphabetical-index-mark-end text:id="IMark91096856"/><text:alphabetical-index-mark-end text:id="IMark79576552"/><text:alphabetical-index-mark-end text:id="IMark100481240"/>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2380552"/><text:alphabetical-index-mark-end text:id="IMark91424776"/><text:alphabetical-index-mark-end text:id="IMark101397992"/><text:alphabetical-index-mark-end text:id="IMark100037704"/><text:alphabetical-index-mark-end text:id="IMark93362968"/><text:alphabetical-index-mark-end text:id="IMark97141448"/><text:alphabetical-index-mark-end text:id="IMark92825880"/><text:alphabetical-index-mark-end text:id="IMark92871112"/><text:alphabetical-index-mark-end text:id="IMark97209272"/><text:alphabetical-index-mark-end text:id="IMark96464680"/><text:alphabetical-index-mark-end text:id="IMark99763800"/><text:alphabetical-index-mark-end text:id="IMark96997960"/> <text:alphabetical-index-mark-start text:id="IMark92095816"/><text:alphabetical-index-mark-start text:id="IMark96944584"/><text:alphabetical-index-mark-start text:id="IMark79459848"/><text:alphabetical-index-mark-start text:id="IMark88257480"/><text:alphabetical-index-mark-start text:id="IMark99481256"/><text:alphabetical-index-mark-start text:id="IMark96049240"/><text:alphabetical-index-mark-start text:id="IMark90857528"/><text:alphabetical-index-mark-start text:id="IMark92493128"/><text:alphabetical-index-mark-start text:id="IMark92453096"/><text:alphabetical-index-mark-start text:id="IMark90937912"/><text:alphabetical-index-mark-start text:id="IMark95971288"/>call<text:alphabetical-index-mark-end text:id="IMark95971288"/><text:alphabetical-index-mark-end text:id="IMark90937912"/><text:alphabetical-index-mark-end text:id="IMark92453096"/><text:alphabetical-index-mark-end text:id="IMark92493128"/><text:alphabetical-index-mark-end text:id="IMark90857528"/><text:alphabetical-index-mark-end text:id="IMark96049240"/><text:alphabetical-index-mark-end text:id="IMark99481256"/><text:alphabetical-index-mark-end text:id="IMark88257480"/><text:alphabetical-index-mark-end text:id="IMark79459848"/><text:alphabetical-index-mark-end text:id="IMark96944584"/><text:alphabetical-index-mark-end text:id="IMark92095816"/> from any <text:alphabetical-index-mark-start text:id="IMark92955864"/><text:alphabetical-index-mark-start text:id="IMark99224728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5563976"/><text:alphabetical-index-mark-start text:id="IMark91095624"/><text:alphabetical-index-mark-start text:id="IMark101408232"/><text:alphabetical-index-mark-start text:id="IMark87229288"/><text:alphabetical-index-mark-start text:id="IMark92464712"/>program<text:alphabetical-index-mark-end text:id="IMark92464712"/><text:alphabetical-index-mark-end text:id="IMark87229288"/><text:alphabetical-index-mark-end text:id="IMark101408232"/><text:alphabetical-index-mark-end text:id="IMark91095624"/><text:alphabetical-index-mark-end text:id="IMark95563976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9224728"/><text:alphabetical-index-mark-end text:id="IMark92955864"/> written in any language without the need of having language – specific <text:alphabetical-index-mark-start text:id="IMark89000968"/><text:alphabetical-index-mark-start text:id="IMark101410760"/><text:alphabetical-index-mark-start text:id="IMark81532696"/><text:alphabetical-index-mark-start text:id="IMark88251960"/><text:alphabetical-index-mark-start text:id="IMark96990312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87228056"/>libraries<text:alphabetical-index-mark-end text:id="IMark87228056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6990312"/><text:alphabetical-index-mark-end text:id="IMark88251960"/><text:alphabetical-index-mark-end text:id="IMark81532696"/><text:alphabetical-index-mark-end text:id="IMark101410760"/><text:alphabetical-index-mark-end text:id="IMark89000968"/> <text:alphabetical-index-mark-start text:id="IMark95779336"/><text:alphabetical-index-mark-start text:id="IMark95214664"/><text:alphabetical-index-mark-start text:id="IMark72317240"/><text:alphabetical-index-mark-start text:id="IMark96051896"/><text:alphabetical-index-mark-start text:id="IMark99466760"/><text:alphabetical-index-mark-start text:id="IMark99461960"/><text:alphabetical-index-mark-start text:id="IMark97246856"/><text:alphabetical-index-mark-start text:id="IMark96787480"/><text:alphabetical-index-mark-start text:id="IMark97218312"/><text:alphabetical-index-mark-start text:id="IMark87399880"/><text:alphabetical-index-mark-start text:id="IMark87401384"/>install<text:alphabetical-index-mark-end text:id="IMark87401384"/><text:alphabetical-index-mark-end text:id="IMark87399880"/><text:alphabetical-index-mark-end text:id="IMark97218312"/><text:alphabetical-index-mark-end text:id="IMark96787480"/><text:alphabetical-index-mark-end text:id="IMark97246856"/><text:alphabetical-index-mark-end text:id="IMark99461960"/><text:alphabetical-index-mark-end text:id="IMark99466760"/><text:alphabetical-index-mark-end text:id="IMark96051896"/><text:alphabetical-index-mark-end text:id="IMark72317240"/><text:alphabetical-index-mark-end text:id="IMark95214664"/><text:alphabetical-index-mark-end text:id="IMark95779336"/>ed. <text:span text:style-name="T40">It can also be </text:span><text:alphabetical-index-mark-start text:id="IMark87402888"/><text:alphabetical-index-mark-start text:id="IMark87404392"/><text:alphabetical-index-mark-start text:id="IMark87405896"/><text:alphabetical-index-mark-start text:id="IMark96371416"/><text:alphabetical-index-mark-start text:id="IMark96372920"/><text:alphabetical-index-mark-start text:id="IMark88113368"/><text:alphabetical-index-mark-start text:id="IMark99213672"/><text:alphabetical-index-mark-start text:id="IMark99215000"/><text:alphabetical-index-mark-start text:id="IMark99216328"/><text:alphabetical-index-mark-start text:id="IMark99217656"/><text:alphabetical-index-mark-start text:id="IMark99218984"/><text:span text:style-name="T40">call</text:span><text:alphabetical-index-mark-end text:id="IMark99218984"/><text:alphabetical-index-mark-end text:id="IMark99217656"/><text:alphabetical-index-mark-end text:id="IMark99216328"/><text:alphabetical-index-mark-end text:id="IMark99215000"/><text:alphabetical-index-mark-end text:id="IMark99213672"/><text:alphabetical-index-mark-end text:id="IMark88113368"/><text:alphabetical-index-mark-end text:id="IMark96372920"/><text:alphabetical-index-mark-end text:id="IMark96371416"/><text:alphabetical-index-mark-end text:id="IMark87405896"/><text:alphabetical-index-mark-end text:id="IMark87404392"/><text:alphabetical-index-mark-end text:id="IMark87402888"/><text:span text:style-name="T40">ed directly from the </text:span><text:alphabetical-index-mark-start text:id="IMark50687848"/><text:alphabetical-index-mark-start text:id="IMark50689176"/><text:alphabetical-index-mark-start text:id="IMark50690504"/><text:alphabetical-index-mark-start text:id="IMark50691832"/><text:alphabetical-index-mark-start text:id="IMark50693160"/><text:alphabetical-index-mark-start text:id="IMark50694488"/><text:alphabetical-index-mark-start text:id="IMark91889960"/><text:alphabetical-index-mark-start text:id="IMark91891288"/><text:alphabetical-index-mark-start text:id="IMark91892616"/><text:alphabetical-index-mark-start text:id="IMark91893944"/><text:alphabetical-index-mark-start text:id="IMark91895272"/><text:span text:style-name="T40">terminal</text:span><text:alphabetical-index-mark-end text:id="IMark91895272"/><text:alphabetical-index-mark-end text:id="IMark91893944"/><text:alphabetical-index-mark-end text:id="IMark91892616"/><text:alphabetical-index-mark-end text:id="IMark91891288"/><text:alphabetical-index-mark-end text:id="IMark91889960"/><text:alphabetical-index-mark-end text:id="IMark50694488"/><text:alphabetical-index-mark-end text:id="IMark50693160"/><text:alphabetical-index-mark-end text:id="IMark50691832"/><text:alphabetical-index-mark-end text:id="IMark50690504"/><text:alphabetical-index-mark-end text:id="IMark50689176"/><text:alphabetical-index-mark-end text:id="IMark50687848"/><text:span text:style-name="T40"> prompt. </text:span></text:p>
      <text:p text:style-name="P43"/>
      <text:p text:style-name="P52">If , when making a <text:alphabetical-index-mark-start text:id="IMark81532696"/><text:alphabetical-index-mark-start text:id="IMark88251960"/><text:alphabetical-index-mark-start text:id="IMark96990312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87228056"/>call<text:alphabetical-index-mark-end text:id="IMark87228056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6990312"/><text:alphabetical-index-mark-end text:id="IMark88251960"/><text:alphabetical-index-mark-end text:id="IMark81532696"/>, <text:alphabetical-index-mark-start text:id="IMark92955864"/><text:alphabetical-index-mark-start text:id="IMark99224728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5563976"/><text:alphabetical-index-mark-start text:id="IMark91095624"/><text:alphabetical-index-mark-start text:id="IMark101408232"/><text:alphabetical-index-mark-start text:id="IMark87229288"/><text:alphabetical-index-mark-start text:id="IMark92464712"/><text:alphabetical-index-mark-start text:id="IMark92095816"/><text:alphabetical-index-mark-start text:id="IMark96944584"/><text:alphabetical-index-mark-start text:id="IMark79459848"/><text:alphabetical-index-mark-start text:id="IMark88257480"/><text:alphabetical-index-mark-start text:id="IMark99481256"/><text:alphabetical-index-mark-start text:id="IMark96049240"/><text:alphabetical-index-mark-start text:id="IMark90857528"/>sql<text:alphabetical-index-mark-end text:id="IMark90857528"/><text:alphabetical-index-mark-end text:id="IMark96049240"/><text:alphabetical-index-mark-end text:id="IMark99481256"/><text:alphabetical-index-mark-end text:id="IMark88257480"/><text:alphabetical-index-mark-end text:id="IMark79459848"/><text:alphabetical-index-mark-end text:id="IMark96944584"/><text:alphabetical-index-mark-end text:id="IMark92095816"/><text:alphabetical-index-mark-end text:id="IMark92464712"/><text:alphabetical-index-mark-end text:id="IMark87229288"/><text:alphabetical-index-mark-end text:id="IMark101408232"/><text:alphabetical-index-mark-end text:id="IMark91095624"/><text:alphabetical-index-mark-end text:id="IMark95563976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9224728"/><text:alphabetical-index-mark-end text:id="IMark92955864"/>p answers you with</text:p>
      <text:p text:style-name="P52"/>
      <text:p text:style-name="P75">“Incorrect number of arguments”</text:p>
      <text:p text:style-name="P52"/>
      <text:p text:style-name="P52">You should: </text:p>
      <text:p text:style-name="P52"/>
      <text:p text:style-name="P52"><text:span text:style-name="T11">2.3.4.1.</text:span> First check that you have in fact written the number of arguments required by the <text:alphabetical-index-mark-start text:id="IMark93362968"/><text:alphabetical-index-mark-start text:id="IMark100037704"/><text:alphabetical-index-mark-start text:id="IMark101397992"/><text:alphabetical-index-mark-start text:id="IMark91424776"/><text:alphabetical-index-mark-start text:id="IMark92380552"/><text:alphabetical-index-mark-start text:id="IMark72061608"/><text:alphabetical-index-mark-start text:id="IMark93389672"/><text:alphabetical-index-mark-start text:id="IMark93361752"/><text:alphabetical-index-mark-start text:id="IMark97019384"/>program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2380552"/><text:alphabetical-index-mark-end text:id="IMark91424776"/><text:alphabetical-index-mark-end text:id="IMark101397992"/><text:alphabetical-index-mark-end text:id="IMark100037704"/><text:alphabetical-index-mark-end text:id="IMark93362968"/>.</text:p>
      <text:p text:style-name="P52"/>
      <text:p text:style-name="P52"/>
      <text:p text:style-name="P52"><text:span text:style-name="T11">2.3.4.2.</text:span> Check that the <text:alphabetical-index-mark-start text:id="IMark101392936"/><text:alphabetical-index-mark-start text:id="IMark101289224"/><text:alphabetical-index-mark-start text:id="IMark79559080"/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<text:alphabetical-index-mark-start text:id="IMark100459384"/>string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<text:alphabetical-index-mark-end text:id="IMark101289224"/><text:alphabetical-index-mark-end text:id="IMark101392936"/>s corresponding to each argument have no spaces between <text:alphabetical-index-mark-start text:id="IMark93079656"/><text:alphabetical-index-mark-start text:id="IMark92392776"/><text:alphabetical-index-mark-start text:id="IMark95294968"/><text:alphabetical-index-mark-start text:id="IMark95938808"/><text:alphabetical-index-mark-start text:id="IMark93399592"/><text:alphabetical-index-mark-start text:id="IMark92063784"/><text:alphabetical-index-mark-start text:id="IMark72271832"/><text:alphabetical-index-mark-start text:id="IMark88573976"/><text:alphabetical-index-mark-start text:id="IMark101380296"/>character<text:alphabetical-index-mark-end text:id="IMark101380296"/><text:alphabetical-index-mark-end text:id="IMark88573976"/><text:alphabetical-index-mark-end text:id="IMark72271832"/><text:alphabetical-index-mark-end text:id="IMark92063784"/><text:alphabetical-index-mark-end text:id="IMark93399592"/><text:alphabetical-index-mark-end text:id="IMark95938808"/><text:alphabetical-index-mark-end text:id="IMark95294968"/><text:alphabetical-index-mark-end text:id="IMark92392776"/><text:alphabetical-index-mark-end text:id="IMark93079656"/>s. This might be interpreted by <text:alphabetical-index-mark-start text:id="IMark72312216"/><text:alphabetical-index-mark-start text:id="IMark95937480"/><text:alphabetical-index-mark-start text:id="IMark98256056"/><text:alphabetical-index-mark-start text:id="IMark92340664"/><text:alphabetical-index-mark-start text:id="IMark92479896"/><text:alphabetical-index-mark-start text:id="IMark91098088"/><text:alphabetical-index-mark-start text:id="IMark92487816"/><text:alphabetical-index-mark-start text:id="IMark95510040"/><text:alphabetical-index-mark-start text:id="IMark87231752"/><text:alphabetical-index-mark-start text:id="IMark91517576"/><text:alphabetical-index-mark-start text:id="IMark91631160"/><text:alphabetical-index-mark-start text:id="IMark93439544"/><text:alphabetical-index-mark-start text:id="IMark101405704"/><text:alphabetical-index-mark-start text:id="IMark92700888"/><text:alphabetical-index-mark-start text:id="IMark96336456"/><text:alphabetical-index-mark-start text:id="IMark95779336"/><text:alphabetical-index-mark-start text:id="IMark95214664"/><text:alphabetical-index-mark-start text:id="IMark96051896"/>sql<text:alphabetical-index-mark-end text:id="IMark96051896"/><text:alphabetical-index-mark-end text:id="IMark95214664"/><text:alphabetical-index-mark-end text:id="IMark95779336"/><text:alphabetical-index-mark-end text:id="IMark96336456"/><text:alphabetical-index-mark-end text:id="IMark92700888"/><text:alphabetical-index-mark-end text:id="IMark101405704"/><text:alphabetical-index-mark-end text:id="IMark93439544"/><text:alphabetical-index-mark-end text:id="IMark91631160"/><text:alphabetical-index-mark-end text:id="IMark91517576"/><text:alphabetical-index-mark-end text:id="IMark87231752"/><text:alphabetical-index-mark-end text:id="IMark95510040"/><text:alphabetical-index-mark-end text:id="IMark92487816"/><text:alphabetical-index-mark-end text:id="IMark91098088"/><text:alphabetical-index-mark-end text:id="IMark92479896"/><text:alphabetical-index-mark-end text:id="IMark92340664"/><text:alphabetical-index-mark-end text:id="IMark98256056"/><text:alphabetical-index-mark-end text:id="IMark95937480"/><text:alphabetical-index-mark-end text:id="IMark72312216"/>p as additional arguments and hence, the <text:alphabetical-index-mark-start text:id="IMark72317240"/><text:alphabetical-index-mark-start text:id="IMark101410760"/><text:alphabetical-index-mark-start text:id="IMark89000968"/><text:alphabetical-index-mark-start text:id="IMark99224728"/><text:alphabetical-index-mark-start text:id="IMark92955864"/><text:alphabetical-index-mark-start text:id="IMark91040008"/><text:alphabetical-index-mark-start text:id="IMark101382824"/><text:alphabetical-index-mark-start text:id="IMark79540824"/><text:alphabetical-index-mark-start text:id="IMark88255144"/>program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2955864"/><text:alphabetical-index-mark-end text:id="IMark99224728"/><text:alphabetical-index-mark-end text:id="IMark89000968"/><text:alphabetical-index-mark-end text:id="IMark101410760"/><text:alphabetical-index-mark-end text:id="IMark72317240"/> rejects your <text:alphabetical-index-mark-start text:id="IMark95563976"/><text:alphabetical-index-mark-start text:id="IMark91095624"/><text:alphabetical-index-mark-start text:id="IMark101408232"/><text:alphabetical-index-mark-start text:id="IMark87229288"/><text:alphabetical-index-mark-start text:id="IMark92464712"/><text:alphabetical-index-mark-start text:id="IMark92095816"/><text:alphabetical-index-mark-start text:id="IMark96944584"/><text:alphabetical-index-mark-start text:id="IMark79459848"/><text:alphabetical-index-mark-start text:id="IMark88257480"/>call<text:alphabetical-index-mark-end text:id="IMark88257480"/><text:alphabetical-index-mark-end text:id="IMark79459848"/><text:alphabetical-index-mark-end text:id="IMark96944584"/><text:alphabetical-index-mark-end text:id="IMark92095816"/><text:alphabetical-index-mark-end text:id="IMark92464712"/><text:alphabetical-index-mark-end text:id="IMark87229288"/><text:alphabetical-index-mark-end text:id="IMark101408232"/><text:alphabetical-index-mark-end text:id="IMark91095624"/><text:alphabetical-index-mark-end text:id="IMark95563976"/>. In this case you might solve the problem by using quotes (“ “) to surround each one of your arguments.</text:p>
      <text:p text:style-name="P52"/>
      <text:p text:style-name="P52"/>
      <text:p text:style-name="P52"><text:span text:style-name="T11">2.3.4.3.</text:span> 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6997960"/><text:alphabetical-index-mark-start text:id="IMark95971288"/><text:alphabetical-index-mark-start text:id="IMark96464680"/><text:alphabetical-index-mark-start text:id="IMark99763800"/>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<text:alphabetical-index-mark-start text:id="IMark72061608"/><text:alphabetical-index-mark-start text:id="IMark93389672"/><text:alphabetical-index-mark-start text:id="IMark93361752"/><text:alphabetical-index-mark-start text:id="IMark97019384"/>Sql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<text:alphabetical-index-mark-end text:id="IMark99763800"/><text:alphabetical-index-mark-end text:id="IMark96464680"/><text:alphabetical-index-mark-end text:id="IMark95971288"/><text:alphabetical-index-mark-end text:id="IMark96997960"/>ite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3 also requires <text:alphabetical-index-mark-start text:id="IMark79576552"/><text:span text:style-name="T89">single</text:span><text:alphabetical-index-mark-end text:id="IMark79576552"/><text:span text:style-name="T89"> and/or double </text:span>quotes (‘ ‘ or “ “) for <text:alphabetical-index-mark-start text:id="IMark97844472"/><text:alphabetical-index-mark-start text:id="IMark91096856"/><text:alphabetical-index-mark-start text:id="IMark96086968"/><text:alphabetical-index-mark-start text:id="IMark95445544"/><text:alphabetical-index-mark-start text:id="IMark99481256"/><text:alphabetical-index-mark-start text:id="IMark91095624"/><text:alphabetical-index-mark-start text:id="IMark95563976"/><text:alphabetical-index-mark-start text:id="IMark101408232"/><text:alphabetical-index-mark-start text:id="IMark87229288"/>string<text:alphabetical-index-mark-end text:id="IMark87229288"/><text:alphabetical-index-mark-end text:id="IMark101408232"/><text:alphabetical-index-mark-end text:id="IMark95563976"/><text:alphabetical-index-mark-end text:id="IMark91095624"/><text:alphabetical-index-mark-end text:id="IMark99481256"/><text:alphabetical-index-mark-end text:id="IMark95445544"/><text:alphabetical-index-mark-end text:id="IMark96086968"/><text:alphabetical-index-mark-end text:id="IMark91096856"/><text:alphabetical-index-mark-end text:id="IMark97844472"/>s. In this case, surround your <text:alphabetical-index-mark-start text:id="IMark92464712"/><text:alphabetical-index-mark-start text:id="IMark92095816"/><text:alphabetical-index-mark-start text:id="IMark96944584"/><text:alphabetical-index-mark-start text:id="IMark79459848"/><text:alphabetical-index-mark-start text:id="IMark88257480"/><text:alphabetical-index-mark-start text:id="IMark72317240"/><text:alphabetical-index-mark-start text:id="IMark101410760"/><text:alphabetical-index-mark-start text:id="IMark89000968"/><text:alphabetical-index-mark-start text:id="IMark99224728"/>query<text:alphabetical-index-mark-end text:id="IMark99224728"/><text:alphabetical-index-mark-end text:id="IMark89000968"/><text:alphabetical-index-mark-end text:id="IMark101410760"/><text:alphabetical-index-mark-end text:id="IMark72317240"/><text:alphabetical-index-mark-end text:id="IMark88257480"/><text:alphabetical-index-mark-end text:id="IMark79459848"/><text:alphabetical-index-mark-end text:id="IMark96944584"/><text:alphabetical-index-mark-end text:id="IMark92095816"/><text:alphabetical-index-mark-end text:id="IMark92464712"/> with double quotes (“ “), and the <text:alphabetical-index-mark-start text:id="IMark92955864"/>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72312216"/><text:alphabetical-index-mark-start text:id="IMark95937480"/><text:alphabetical-index-mark-start text:id="IMark98256056"/><text:alphabetical-index-mark-start text:id="IMark92340664"/>string<text:alphabetical-index-mark-end text:id="IMark92340664"/><text:alphabetical-index-mark-end text:id="IMark98256056"/><text:alphabetical-index-mark-end text:id="IMark95937480"/><text:alphabetical-index-mark-end text:id="IMark72312216"/><text:alphabetical-index-mark-end text:id="IMark88255144"/><text:alphabetical-index-mark-end text:id="IMark79540824"/><text:alphabetical-index-mark-end text:id="IMark101382824"/><text:alphabetical-index-mark-end text:id="IMark91040008"/><text:alphabetical-index-mark-end text:id="IMark92955864"/>s inside each <text:alphabetical-index-mark-start text:id="IMark92479896"/><text:alphabetical-index-mark-start text:id="IMark91098088"/><text:alphabetical-index-mark-start text:id="IMark92487816"/><text:alphabetical-index-mark-start text:id="IMark95510040"/><text:alphabetical-index-mark-start text:id="IMark87231752"/><text:alphabetical-index-mark-start text:id="IMark91517576"/><text:alphabetical-index-mark-start text:id="IMark91631160"/><text:alphabetical-index-mark-start text:id="IMark93439544"/><text:alphabetical-index-mark-start text:id="IMark101405704"/>query<text:alphabetical-index-mark-end text:id="IMark101405704"/><text:alphabetical-index-mark-end text:id="IMark93439544"/><text:alphabetical-index-mark-end text:id="IMark91631160"/><text:alphabetical-index-mark-end text:id="IMark91517576"/><text:alphabetical-index-mark-end text:id="IMark87231752"/><text:alphabetical-index-mark-end text:id="IMark95510040"/><text:alphabetical-index-mark-end text:id="IMark92487816"/><text:alphabetical-index-mark-end text:id="IMark91098088"/><text:alphabetical-index-mark-end text:id="IMark92479896"/> with <text:alphabetical-index-mark-start text:id="IMark92700888"/><text:alphabetical-index-mark-start text:id="IMark96336456"/><text:alphabetical-index-mark-start text:id="IMark95779336"/><text:alphabetical-index-mark-start text:id="IMark95214664"/><text:alphabetical-index-mark-start text:id="IMark96051896"/><text:alphabetical-index-mark-start text:id="IMark93079656"/><text:alphabetical-index-mark-start text:id="IMark92392776"/><text:alphabetical-index-mark-start text:id="IMark95294968"/><text:alphabetical-index-mark-start text:id="IMark95938808"/>single<text:alphabetical-index-mark-end text:id="IMark95938808"/><text:alphabetical-index-mark-end text:id="IMark95294968"/><text:alphabetical-index-mark-end text:id="IMark92392776"/><text:alphabetical-index-mark-end text:id="IMark93079656"/><text:alphabetical-index-mark-end text:id="IMark96051896"/><text:alphabetical-index-mark-end text:id="IMark95214664"/><text:alphabetical-index-mark-end text:id="IMark95779336"/><text:alphabetical-index-mark-end text:id="IMark96336456"/><text:alphabetical-index-mark-end text:id="IMark92700888"/> quotes (‘ ‘). </text:p>
      <text:p text:style-name="P52"/>
      <text:p text:style-name="P52"/>
      <text:p text:style-name="P53"><text:span text:style-name="T11">2.3.4.4.</text:span> If the problem remains and you are sure about the number of arguments and the correctness of the <text:alphabetical-index-mark-start text:id="IMark79559080"/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<text:alphabetical-index-mark-start text:id="IMark96990312"/><text:alphabetical-index-mark-start text:id="IMark88251960"/><text:alphabetical-index-mark-start text:id="IMark93399592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SQL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3399592"/>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 <text:span text:style-name="T68">or </text:span><text:alphabetical-index-mark-start text:id="IMark87228056"/><text:alphabetical-index-mark-start text:id="IMark92493128"/><text:alphabetical-index-mark-start text:id="IMark90937912"/><text:alphabetical-index-mark-start text:id="IMark92453096"/><text:span text:style-name="T68">HDFql</text:span><text:alphabetical-index-mark-end text:id="IMark92453096"/><text:alphabetical-index-mark-end text:id="IMark90937912"/><text:alphabetical-index-mark-end text:id="IMark92493128"/><text:alphabetical-index-mark-end text:id="IMark87228056"/> <text:alphabetical-index-mark-start text:id="IMark96997960"/><text:alphabetical-index-mark-start text:id="IMark95971288"/><text:alphabetical-index-mark-start text:id="IMark96464680"/><text:alphabetical-index-mark-start text:id="IMark99763800"/>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code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<text:alphabetical-index-mark-end text:id="IMark99763800"/><text:alphabetical-index-mark-end text:id="IMark96464680"/><text:alphabetical-index-mark-end text:id="IMark95971288"/><text:alphabetical-index-mark-end text:id="IMark96997960"/>, you might need to tell 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<text:alphabetical-index-mark-start text:id="IMark72061608"/><text:alphabetical-index-mark-start text:id="IMark93389672"/><text:alphabetical-index-mark-start text:id="IMark93361752"/><text:alphabetical-index-mark-start text:id="IMark97019384"/><text:alphabetical-index-mark-start text:id="IMark92063784"/><text:alphabetical-index-mark-start text:id="IMark79576552"/><text:alphabetical-index-mark-start text:id="IMark91891944"/><text:alphabetical-index-mark-start text:id="IMark96336456"/><text:alphabetical-index-mark-start text:id="IMark92700888"/><text:alphabetical-index-mark-start text:id="IMark95779336"/><text:alphabetical-index-mark-start text:id="IMark95214664"/><text:alphabetical-index-mark-start text:id="IMark96051896"/><text:alphabetical-index-mark-start text:id="IMark93079656"/><text:alphabetical-index-mark-start text:id="IMark92392776"/><text:alphabetical-index-mark-start text:id="IMark95294968"/><text:alphabetical-index-mark-start text:id="IMark95938808"/><text:alphabetical-index-mark-start text:id="IMark92479896"/><text:alphabetical-index-mark-start text:id="IMark91098088"/><text:alphabetical-index-mark-start text:id="IMark92487816"/><text:alphabetical-index-mark-start text:id="IMark95510040"/><text:alphabetical-index-mark-start text:id="IMark87231752"/><text:alphabetical-index-mark-start text:id="IMark91517576"/>Sql<text:alphabetical-index-mark-end text:id="IMark91517576"/><text:alphabetical-index-mark-end text:id="IMark87231752"/><text:alphabetical-index-mark-end text:id="IMark95510040"/><text:alphabetical-index-mark-end text:id="IMark92487816"/><text:alphabetical-index-mark-end text:id="IMark91098088"/><text:alphabetical-index-mark-end text:id="IMark92479896"/><text:alphabetical-index-mark-end text:id="IMark95938808"/><text:alphabetical-index-mark-end text:id="IMark95294968"/><text:alphabetical-index-mark-end text:id="IMark92392776"/><text:alphabetical-index-mark-end text:id="IMark93079656"/><text:alphabetical-index-mark-end text:id="IMark96051896"/><text:alphabetical-index-mark-end text:id="IMark95214664"/><text:alphabetical-index-mark-end text:id="IMark95779336"/><text:alphabetical-index-mark-end text:id="IMark92700888"/><text:alphabetical-index-mark-end text:id="IMark96336456"/><text:alphabetical-index-mark-end text:id="IMark91891944"/><text:alphabetical-index-mark-end text:id="IMark79576552"/><text:alphabetical-index-mark-end text:id="IMark92063784"/>ite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3 <text:span text:style-name="T68">or the </text:span><text:alphabetical-index-mark-start text:id="IMark91631160"/><text:alphabetical-index-mark-start text:id="IMark93439544"/><text:alphabetical-index-mark-start text:id="IMark101405704"/><text:alphabetical-index-mark-start text:id="IMark92955864"/><text:span text:style-name="T68">HDF5</text:span><text:alphabetical-index-mark-end text:id="IMark92955864"/><text:alphabetical-index-mark-end text:id="IMark101405704"/><text:alphabetical-index-mark-end text:id="IMark93439544"/><text:alphabetical-index-mark-end text:id="IMark91631160"/><text:span text:style-name="T68"> </text:span><text:alphabetical-index-mark-start text:id="IMark91040008"/><text:alphabetical-index-mark-start text:id="IMark101382824"/><text:alphabetical-index-mark-start text:id="IMark79540824"/><text:alphabetical-index-mark-start text:id="IMark88255144"/><text:span text:style-name="T68">libraries</text:span><text:alphabetical-index-mark-end text:id="IMark88255144"/><text:alphabetical-index-mark-end text:id="IMark79540824"/><text:alphabetical-index-mark-end text:id="IMark101382824"/><text:alphabetical-index-mark-end text:id="IMark91040008"/><text:span text:style-name="T68"> </text:span>that you are passing in fact, the <text:alphabetical-index-mark-start text:id="IMark72312216"/><text:alphabetical-index-mark-start text:id="IMark95937480"/><text:alphabetical-index-mark-start text:id="IMark98256056"/><text:alphabetical-index-mark-start text:id="IMark92340664"/><text:alphabetical-index-mark-start text:id="IMark92464712"/><text:alphabetical-index-mark-start text:id="IMark92095816"/><text:alphabetical-index-mark-start text:id="IMark96944584"/><text:alphabetical-index-mark-start text:id="IMark79459848"/><text:alphabetical-index-mark-start text:id="IMark88257480"/>character<text:alphabetical-index-mark-end text:id="IMark88257480"/><text:alphabetical-index-mark-end text:id="IMark79459848"/><text:alphabetical-index-mark-end text:id="IMark96944584"/><text:alphabetical-index-mark-end text:id="IMark92095816"/><text:alphabetical-index-mark-end text:id="IMark92464712"/><text:alphabetical-index-mark-end text:id="IMark92340664"/><text:alphabetical-index-mark-end text:id="IMark98256056"/><text:alphabetical-index-mark-end text:id="IMark95937480"/><text:alphabetical-index-mark-end text:id="IMark72312216"/>s that correspond to quotes (\‘ \’ instead of ‘ ‘ and \“ \” instead of “ “).</text:p>
      <text:p text:style-name="P53"/>
      <text:p text:style-name="P53"><text:soft-page-break/>This happens, for example, when you <text:alphabetical-index-mark-start text:id="IMark91096856"/><text:alphabetical-index-mark-start text:id="IMark96086968"/><text:alphabetical-index-mark-start text:id="IMark95445544"/><text:alphabetical-index-mark-start text:id="IMark99481256"/><text:alphabetical-index-mark-start text:id="IMark91095624"/><text:alphabetical-index-mark-start text:id="IMark95563976"/><text:alphabetical-index-mark-start text:id="IMark101408232"/><text:alphabetical-index-mark-start text:id="IMark87229288"/><text:alphabetical-index-mark-start text:id="IMark72271832"/>call<text:alphabetical-index-mark-end text:id="IMark72271832"/><text:alphabetical-index-mark-end text:id="IMark87229288"/><text:alphabetical-index-mark-end text:id="IMark101408232"/><text:alphabetical-index-mark-end text:id="IMark95563976"/><text:alphabetical-index-mark-end text:id="IMark91095624"/><text:alphabetical-index-mark-end text:id="IMark99481256"/><text:alphabetical-index-mark-end text:id="IMark95445544"/><text:alphabetical-index-mark-end text:id="IMark96086968"/><text:alphabetical-index-mark-end text:id="IMark91096856"/> <text:alphabetical-index-mark-start text:id="IMark101380296"/><text:alphabetical-index-mark-start text:id="IMark88573976"/><text:alphabetical-index-mark-start text:id="IMark101289224"/><text:alphabetical-index-mark-start text:id="IMark101392936"/><text:alphabetical-index-mark-start text:id="IMark72317240"/><text:alphabetical-index-mark-start text:id="IMark79559080"/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<text:alphabetical-index-mark-start text:id="IMark96990312"/><text:alphabetical-index-mark-start text:id="IMark88251960"/><text:alphabetical-index-mark-start text:id="IMark93399592"/>sql<text:alphabetical-index-mark-end text:id="IMark93399592"/>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<text:alphabetical-index-mark-end text:id="IMark72317240"/><text:alphabetical-index-mark-end text:id="IMark101392936"/><text:alphabetical-index-mark-end text:id="IMark101289224"/><text:alphabetical-index-mark-end text:id="IMark88573976"/><text:alphabetical-index-mark-end text:id="IMark101380296"/>p from within the 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101410760"/>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<text:alphabetical-index-mark-start text:id="IMark72061608"/><text:alphabetical-index-mark-start text:id="IMark93389672"/><text:alphabetical-index-mark-start text:id="IMark93361752"/><text:alphabetical-index-mark-start text:id="IMark97019384"/><text:alphabetical-index-mark-start text:id="IMark92063784"/><text:alphabetical-index-mark-start text:id="IMark79576552"/><text:alphabetical-index-mark-start text:id="IMark91891944"/>system<text:alphabetical-index-mark-end text:id="IMark91891944"/><text:alphabetical-index-mark-end text:id="IMark79576552"/><text:alphabetical-index-mark-end text:id="IMark92063784"/>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<text:alphabetical-index-mark-end text:id="IMark101410760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 function in <text:alphabetical-index-mark-start text:id="IMark96336456"/><text:alphabetical-index-mark-start text:id="IMark92700888"/><text:alphabetical-index-mark-start text:id="IMark95779336"/><text:alphabetical-index-mark-start text:id="IMark95214664"/><text:alphabetical-index-mark-start text:id="IMark96051896"/><text:alphabetical-index-mark-start text:id="IMark93079656"/><text:alphabetical-index-mark-start text:id="IMark92392776"/><text:alphabetical-index-mark-start text:id="IMark95294968"/><text:alphabetical-index-mark-start text:id="IMark95938808"/>Scheme<text:alphabetical-index-mark-end text:id="IMark95938808"/><text:alphabetical-index-mark-end text:id="IMark95294968"/><text:alphabetical-index-mark-end text:id="IMark92392776"/><text:alphabetical-index-mark-end text:id="IMark93079656"/><text:alphabetical-index-mark-end text:id="IMark96051896"/><text:alphabetical-index-mark-end text:id="IMark95214664"/><text:alphabetical-index-mark-end text:id="IMark95779336"/><text:alphabetical-index-mark-end text:id="IMark92700888"/><text:alphabetical-index-mark-end text:id="IMark96336456"/>, <text:span text:style-name="T47">so you would have to write something like</text:span>:</text:p>
      <text:p text:style-name="P52"/>
      <text:p text:style-name="P75">(<text:alphabetical-index-mark-start text:id="IMark91517576"/><text:alphabetical-index-mark-start text:id="IMark96997960"/><text:alphabetical-index-mark-start text:id="IMark95971288"/><text:alphabetical-index-mark-start text:id="IMark96464680"/><text:alphabetical-index-mark-start text:id="IMark99763800"/>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1631160"/><text:alphabetical-index-mark-start text:id="IMark93439544"/><text:alphabetical-index-mark-start text:id="IMark101405704"/><text:alphabetical-index-mark-start text:id="IMark92955864"/>system<text:alphabetical-index-mark-end text:id="IMark92955864"/><text:alphabetical-index-mark-end text:id="IMark101405704"/><text:alphabetical-index-mark-end text:id="IMark9343954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<text:alphabetical-index-mark-end text:id="IMark99763800"/><text:alphabetical-index-mark-end text:id="IMark96464680"/><text:alphabetical-index-mark-end text:id="IMark95971288"/><text:alphabetical-index-mark-end text:id="IMark96997960"/><text:alphabetical-index-mark-end text:id="IMark91517576"/> “./<text:alphabetical-index-mark-start text:id="IMark91040008"/><text:alphabetical-index-mark-start text:id="IMark101382824"/><text:alphabetical-index-mark-start text:id="IMark79540824"/><text:alphabetical-index-mark-start text:id="IMark88255144"/><text:alphabetical-index-mark-start text:id="IMark95937480"/><text:alphabetical-index-mark-start text:id="IMark72312216"/><text:alphabetical-index-mark-start text:id="IMark98256056"/><text:alphabetical-index-mark-start text:id="IMark92340664"/><text:alphabetical-index-mark-start text:id="IMark92464712"/><text:alphabetical-index-mark-start text:id="IMark92095816"/><text:alphabetical-index-mark-start text:id="IMark96944584"/><text:alphabetical-index-mark-start text:id="IMark79459848"/><text:alphabetical-index-mark-start text:id="IMark88257480"/><text:alphabetical-index-mark-start text:id="IMark89000968"/><text:alphabetical-index-mark-start text:id="IMark97844472"/><text:alphabetical-index-mark-start text:id="IMark99224728"/><text:alphabetical-index-mark-start text:id="IMark96336456"/><text:alphabetical-index-mark-start text:id="IMark92700888"/>sql<text:alphabetical-index-mark-end text:id="IMark92700888"/><text:alphabetical-index-mark-end text:id="IMark96336456"/><text:alphabetical-index-mark-end text:id="IMark99224728"/><text:alphabetical-index-mark-end text:id="IMark97844472"/><text:alphabetical-index-mark-end text:id="IMark89000968"/><text:alphabetical-index-mark-end text:id="IMark88257480"/><text:alphabetical-index-mark-end text:id="IMark79459848"/><text:alphabetical-index-mark-end text:id="IMark96944584"/><text:alphabetical-index-mark-end text:id="IMark92095816"/><text:alphabetical-index-mark-end text:id="IMark92464712"/><text:alphabetical-index-mark-end text:id="IMark92340664"/><text:alphabetical-index-mark-end text:id="IMark98256056"/><text:alphabetical-index-mark-end text:id="IMark72312216"/><text:alphabetical-index-mark-end text:id="IMark95937480"/><text:alphabetical-index-mark-end text:id="IMark88255144"/><text:alphabetical-index-mark-end text:id="IMark79540824"/><text:alphabetical-index-mark-end text:id="IMark101382824"/><text:alphabetical-index-mark-end text:id="IMark91040008"/>p <text:span text:style-name="T47">\</text:span>“<text:alphabetical-index-mark-start text:id="IMark95779336"/><text:alphabetical-index-mark-start text:id="IMark95214664"/><text:alphabetical-index-mark-start text:id="IMark96051896"/><text:alphabetical-index-mark-start text:id="IMark93079656"/><text:alphabetical-index-mark-start text:id="IMark92392776"/><text:alphabetical-index-mark-start text:id="IMark95294968"/><text:alphabetical-index-mark-start text:id="IMark95938808"/><text:alphabetical-index-mark-start text:id="IMark97941528"/><text:alphabetical-index-mark-start text:id="IMark90386520"/>your_<text:alphabetical-index-mark-start text:id="IMark91885112"/><text:alphabetical-index-mark-start text:id="IMark87230520"/><text:alphabetical-index-mark-start text:id="IMark87218216"/><text:alphabetical-index-mark-start text:id="IMark101410760"/>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database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<text:alphabetical-index-mark-end text:id="IMark101410760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5938808"/><text:alphabetical-index-mark-end text:id="IMark95294968"/><text:alphabetical-index-mark-end text:id="IMark92392776"/><text:alphabetical-index-mark-end text:id="IMark93079656"/><text:alphabetical-index-mark-end text:id="IMark96051896"/><text:alphabetical-index-mark-end text:id="IMark95214664"/><text:alphabetical-index-mark-end text:id="IMark95779336"/><text:span text:style-name="T47">\</text:span>” <text:span text:style-name="T47">\</text:span>“<text:alphabetical-index-mark-start text:id="IMark72061608"/><text:alphabetical-index-mark-start text:id="IMark93389672"/><text:alphabetical-index-mark-start text:id="IMark93361752"/><text:alphabetical-index-mark-start text:id="IMark97019384"/><text:alphabetical-index-mark-start text:id="IMark92063784"/><text:alphabetical-index-mark-start text:id="IMark79576552"/><text:alphabetical-index-mark-start text:id="IMark91891944"/><text:alphabetical-index-mark-start text:id="IMark101380296"/><text:alphabetical-index-mark-start text:id="IMark88573976"/>SELECT<text:alphabetical-index-mark-end text:id="IMark88573976"/><text:alphabetical-index-mark-end text:id="IMark101380296"/><text:alphabetical-index-mark-end text:id="IMark91891944"/><text:alphabetical-index-mark-end text:id="IMark79576552"/><text:alphabetical-index-mark-end text:id="IMark92063784"/><text:alphabetical-index-mark-end text:id="IMark97019384"/><text:alphabetical-index-mark-end text:id="IMark93361752"/><text:alphabetical-index-mark-end text:id="IMark93389672"/><text:alphabetical-index-mark-end text:id="IMark72061608"/> * FROM <text:alphabetical-index-mark-start text:id="IMark101289224"/><text:alphabetical-index-mark-start text:id="IMark101392936"/><text:alphabetical-index-mark-start text:id="IMark72317240"/><text:alphabetical-index-mark-start text:id="IMark79559080"/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your_<text:alphabetical-index-mark-start text:id="IMark100459384"/><text:alphabetical-index-mark-start text:id="IMark96049240"/><text:alphabetical-index-mark-start text:id="IMark81532696"/><text:alphabetical-index-mark-start text:id="IMark90857528"/><text:alphabetical-index-mark-start text:id="IMark96990312"/><text:alphabetical-index-mark-start text:id="IMark88251960"/><text:alphabetical-index-mark-start text:id="IMark93399592"/><text:alphabetical-index-mark-start text:id="IMark91096856"/><text:alphabetical-index-mark-start text:id="IMark96086968"/>table<text:alphabetical-index-mark-end text:id="IMark96086968"/><text:alphabetical-index-mark-end text:id="IMark91096856"/><text:alphabetical-index-mark-end text:id="IMark93399592"/>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79559080"/><text:alphabetical-index-mark-end text:id="IMark72317240"/><text:alphabetical-index-mark-end text:id="IMark101392936"/><text:alphabetical-index-mark-end text:id="IMark101289224"/>_1 WHERE your_<text:alphabetical-index-mark-start text:id="IMark95445544"/><text:alphabetical-index-mark-start text:id="IMark99481256"/><text:alphabetical-index-mark-start text:id="IMark91095624"/><text:alphabetical-index-mark-start text:id="IMark95563976"/><text:alphabetical-index-mark-start text:id="IMark101408232"/><text:alphabetical-index-mark-start text:id="IMark87229288"/><text:alphabetical-index-mark-start text:id="IMark72271832"/><text:alphabetical-index-mark-start text:id="IMark92479896"/><text:alphabetical-index-mark-start text:id="IMark92487816"/>string<text:alphabetical-index-mark-end text:id="IMark92487816"/><text:alphabetical-index-mark-end text:id="IMark92479896"/><text:alphabetical-index-mark-end text:id="IMark72271832"/><text:alphabetical-index-mark-end text:id="IMark87229288"/><text:alphabetical-index-mark-end text:id="IMark101408232"/><text:alphabetical-index-mark-end text:id="IMark95563976"/><text:alphabetical-index-mark-end text:id="IMark91095624"/><text:alphabetical-index-mark-end text:id="IMark99481256"/><text:alphabetical-index-mark-end text:id="IMark95445544"/> = \‘Hello world!<text:span text:style-name="T47">\</text:span>’;\” ”)</text:p>
      <text:p text:style-name="P52"/>
      <text:p text:style-name="P54">While the same <text:alphabetical-index-mark-start text:id="IMark79540824"/><text:alphabetical-index-mark-start text:id="IMark88255144"/><text:alphabetical-index-mark-start text:id="IMark95937480"/><text:alphabetical-index-mark-start text:id="IMark72312216"/><text:alphabetical-index-mark-start text:id="IMark98256056"/><text:alphabetical-index-mark-start text:id="IMark92340664"/><text:alphabetical-index-mark-start text:id="IMark92464712"/><text:alphabetical-index-mark-start text:id="IMark92095816"/><text:alphabetical-index-mark-start text:id="IMark96944584"/>call<text:alphabetical-index-mark-end text:id="IMark96944584"/><text:alphabetical-index-mark-end text:id="IMark92095816"/><text:alphabetical-index-mark-end text:id="IMark92464712"/><text:alphabetical-index-mark-end text:id="IMark92340664"/><text:alphabetical-index-mark-end text:id="IMark98256056"/><text:alphabetical-index-mark-end text:id="IMark72312216"/><text:alphabetical-index-mark-end text:id="IMark95937480"/><text:alphabetical-index-mark-end text:id="IMark88255144"/><text:alphabetical-index-mark-end text:id="IMark79540824"/> from within a <text:alphabetical-index-mark-start text:id="IMark79459848"/><text:alphabetical-index-mark-start text:id="IMark88257480"/><text:alphabetical-index-mark-start text:id="IMark89000968"/><text:alphabetical-index-mark-start text:id="IMark97844472"/><text:alphabetical-index-mark-start text:id="IMark99224728"/><text:alphabetical-index-mark-start text:id="IMark96336456"/><text:alphabetical-index-mark-start text:id="IMark92700888"/><text:alphabetical-index-mark-start text:id="IMark91517576"/><text:alphabetical-index-mark-start text:id="IMark96997960"/>terminal<text:alphabetical-index-mark-end text:id="IMark96997960"/><text:alphabetical-index-mark-end text:id="IMark91517576"/><text:alphabetical-index-mark-end text:id="IMark92700888"/><text:alphabetical-index-mark-end text:id="IMark96336456"/><text:alphabetical-index-mark-end text:id="IMark99224728"/><text:alphabetical-index-mark-end text:id="IMark97844472"/><text:alphabetical-index-mark-end text:id="IMark89000968"/><text:alphabetical-index-mark-end text:id="IMark88257480"/><text:alphabetical-index-mark-end text:id="IMark79459848"/> would be:</text:p>
      <text:p text:style-name="P54"/>
      <text:p text:style-name="P54">./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1631160"/><text:alphabetical-index-mark-start text:id="IMark93439544"/><text:alphabetical-index-mark-start text:id="IMark101405704"/><text:alphabetical-index-mark-start text:id="IMark92955864"/><text:alphabetical-index-mark-start text:id="IMark91098088"/><text:alphabetical-index-mark-start text:id="IMark95779336"/><text:alphabetical-index-mark-start text:id="IMark95214664"/><text:alphabetical-index-mark-start text:id="IMark96051896"/><text:alphabetical-index-mark-start text:id="IMark93079656"/>sql<text:alphabetical-index-mark-end text:id="IMark93079656"/><text:alphabetical-index-mark-end text:id="IMark96051896"/><text:alphabetical-index-mark-end text:id="IMark95214664"/><text:alphabetical-index-mark-end text:id="IMark95779336"/><text:alphabetical-index-mark-end text:id="IMark91098088"/><text:alphabetical-index-mark-end text:id="IMark92955864"/><text:alphabetical-index-mark-end text:id="IMark101405704"/><text:alphabetical-index-mark-end text:id="IMark9343954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p <text:alphabetical-index-mark-start text:id="IMark92392776"/><text:alphabetical-index-mark-start text:id="IMark95294968"/><text:alphabetical-index-mark-start text:id="IMark95938808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101410760"/>your_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<text:alphabetical-index-mark-start text:id="IMark95445544"/><text:alphabetical-index-mark-start text:id="IMark99481256"/><text:alphabetical-index-mark-start text:id="IMark91095624"/><text:alphabetical-index-mark-start text:id="IMark95563976"/>database<text:alphabetical-index-mark-end text:id="IMark95563976"/><text:alphabetical-index-mark-end text:id="IMark91095624"/><text:alphabetical-index-mark-end text:id="IMark99481256"/><text:alphabetical-index-mark-end text:id="IMark95445544"/>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<text:alphabetical-index-mark-end text:id="IMark101410760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5938808"/><text:alphabetical-index-mark-end text:id="IMark95294968"/><text:alphabetical-index-mark-end text:id="IMark92392776"/> <text:span text:style-name="T29">“</text:span><text:alphabetical-index-mark-start text:id="IMark101408232"/><text:alphabetical-index-mark-start text:id="IMark87229288"/><text:alphabetical-index-mark-start text:id="IMark72271832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72317240"/><text:alphabetical-index-mark-start text:id="IMark79559080"/><text:span text:style-name="T29">SELECT</text:span><text:alphabetical-index-mark-end text:id="IMark79559080"/><text:alphabetical-index-mark-end text:id="IMark72317240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2271832"/><text:alphabetical-index-mark-end text:id="IMark87229288"/><text:alphabetical-index-mark-end text:id="IMark101408232"/><text:span text:style-name="T29"> * FROM </text:span><text:alphabetical-index-mark-start text:id="IMark79257688"/><text:alphabetical-index-mark-start text:id="IMark91093160"/><text:alphabetical-index-mark-start text:id="IMark87232984"/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<text:span text:style-name="T29">your_</text:span><text:alphabetical-index-mark-start text:id="IMark96990312"/><text:alphabetical-index-mark-start text:id="IMark88251960"/><text:alphabetical-index-mark-start text:id="IMark93399592"/><text:alphabetical-index-mark-start text:id="IMark91096856"/><text:alphabetical-index-mark-start text:id="IMark96086968"/><text:alphabetical-index-mark-start text:id="IMark72061608"/><text:alphabetical-index-mark-start text:id="IMark93389672"/><text:alphabetical-index-mark-start text:id="IMark93361752"/><text:alphabetical-index-mark-start text:id="IMark97019384"/><text:span text:style-name="T29">table</text:span>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6086968"/><text:alphabetical-index-mark-end text:id="IMark91096856"/><text:alphabetical-index-mark-end text:id="IMark93399592"/>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span text:style-name="T29">_1 WHERE your_</text:span><text:alphabetical-index-mark-start text:id="IMark92063784"/><text:alphabetical-index-mark-start text:id="IMark79576552"/><text:alphabetical-index-mark-start text:id="IMark91891944"/><text:alphabetical-index-mark-start text:id="IMark101380296"/><text:alphabetical-index-mark-start text:id="IMark88573976"/><text:alphabetical-index-mark-start text:id="IMark95510040"/><text:alphabetical-index-mark-start text:id="IMark87231752"/><text:alphabetical-index-mark-start text:id="IMark101382824"/><text:alphabetical-index-mark-start text:id="IMark91040008"/><text:span text:style-name="T29">string</text:span><text:alphabetical-index-mark-end text:id="IMark91040008"/><text:alphabetical-index-mark-end text:id="IMark101382824"/><text:alphabetical-index-mark-end text:id="IMark87231752"/><text:alphabetical-index-mark-end text:id="IMark95510040"/><text:alphabetical-index-mark-end text:id="IMark88573976"/><text:alphabetical-index-mark-end text:id="IMark101380296"/><text:alphabetical-index-mark-end text:id="IMark91891944"/><text:alphabetical-index-mark-end text:id="IMark79576552"/><text:alphabetical-index-mark-end text:id="IMark92063784"/><text:span text:style-name="T29"> = \‘Hello world!</text:span><text:span text:style-name="T23">\</text:span><text:span text:style-name="T29">’;”</text:span></text:p>
      <text:p text:style-name="P82"/>
      <text:p text:style-name="P54"><text:span text:style-name="T49">o</text:span><text:span text:style-name="T48">r even:</text:span></text:p>
      <text:p text:style-name="P83"/>
      <text:p text:style-name="P77">./<text:alphabetical-index-mark-start text:id="IMark96464680"/><text:alphabetical-index-mark-start text:id="IMark92392776"/><text:alphabetical-index-mark-start text:id="IMark95294968"/><text:alphabetical-index-mark-start text:id="IMark95938808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101410760"/><text:alphabetical-index-mark-start text:id="IMark100037704"/><text:alphabetical-index-mark-start text:id="IMark93362968"/><text:alphabetical-index-mark-start text:id="IMark101397992"/><text:alphabetical-index-mark-start text:id="IMark91424776"/><text:alphabetical-index-mark-start text:id="IMark92380552"/><text:alphabetical-index-mark-start text:id="IMark95445544"/><text:alphabetical-index-mark-start text:id="IMark99481256"/><text:alphabetical-index-mark-start text:id="IMark91095624"/>sql<text:alphabetical-index-mark-end text:id="IMark91095624"/><text:alphabetical-index-mark-end text:id="IMark99481256"/><text:alphabetical-index-mark-end text:id="IMark95445544"/><text:alphabetical-index-mark-end text:id="IMark92380552"/><text:alphabetical-index-mark-end text:id="IMark91424776"/><text:alphabetical-index-mark-end text:id="IMark101397992"/><text:alphabetical-index-mark-end text:id="IMark93362968"/><text:alphabetical-index-mark-end text:id="IMark100037704"/><text:alphabetical-index-mark-end text:id="IMark101410760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5938808"/><text:alphabetical-index-mark-end text:id="IMark95294968"/><text:alphabetical-index-mark-end text:id="IMark92392776"/><text:alphabetical-index-mark-end text:id="IMark96464680"/>p <text:alphabetical-index-mark-start text:id="IMark95563976"/>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<text:alphabetical-index-mark-start text:id="IMark87228056"/><text:alphabetical-index-mark-start text:id="IMark92493128"/><text:alphabetical-index-mark-start text:id="IMark90937912"/>your_<text:alphabetical-index-mark-start text:id="IMark92453096"/><text:alphabetical-index-mark-start text:id="IMark91631160"/><text:alphabetical-index-mark-start text:id="IMark93439544"/><text:alphabetical-index-mark-start text:id="IMark101405704"/><text:alphabetical-index-mark-start text:id="IMark92955864"/><text:alphabetical-index-mark-start text:id="IMark91098088"/><text:alphabetical-index-mark-start text:id="IMark95779336"/><text:alphabetical-index-mark-start text:id="IMark95214664"/><text:alphabetical-index-mark-start text:id="IMark96051896"/>database<text:alphabetical-index-mark-end text:id="IMark96051896"/><text:alphabetical-index-mark-end text:id="IMark95214664"/><text:alphabetical-index-mark-end text:id="IMark95779336"/><text:alphabetical-index-mark-end text:id="IMark91098088"/><text:alphabetical-index-mark-end text:id="IMark92955864"/><text:alphabetical-index-mark-end text:id="IMark101405704"/><text:alphabetical-index-mark-end text:id="IMark9343954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<text:alphabetical-index-mark-end text:id="IMark95563976"/> <text:span text:style-name="T46">“</text:span><text:alphabetical-index-mark-start text:id="IMark93079656"/><text:alphabetical-index-mark-start text:id="IMark88257480"/><text:alphabetical-index-mark-start text:id="IMark79459848"/><text:alphabetical-index-mark-start text:id="IMark101408232"/><text:alphabetical-index-mark-start text:id="IMark87229288"/><text:alphabetical-index-mark-start text:id="IMark72271832"/><text:alphabetical-index-mark-start text:id="IMark92479896"/><text:alphabetical-index-mark-start text:id="IMark92487816"/><text:alphabetical-index-mark-start text:id="IMark101289224"/><text:span text:style-name="T46">SELECT</text:span><text:alphabetical-index-mark-end text:id="IMark101289224"/><text:alphabetical-index-mark-end text:id="IMark92487816"/><text:alphabetical-index-mark-end text:id="IMark92479896"/><text:alphabetical-index-mark-end text:id="IMark72271832"/><text:alphabetical-index-mark-end text:id="IMark87229288"/><text:alphabetical-index-mark-end text:id="IMark101408232"/><text:alphabetical-index-mark-end text:id="IMark79459848"/><text:alphabetical-index-mark-end text:id="IMark88257480"/><text:alphabetical-index-mark-end text:id="IMark93079656"/><text:span text:style-name="T46"> * FROM </text:span><text:alphabetical-index-mark-start text:id="IMark101392936"/>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99224728"/><text:alphabetical-index-mark-start text:id="IMark79257688"/><text:alphabetical-index-mark-start text:id="IMark91093160"/><text:alphabetical-index-mark-start text:id="IMark87232984"/><text:span text:style-name="T46">your_</text:span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<text:alphabetical-index-mark-start text:id="IMark96990312"/><text:alphabetical-index-mark-start text:id="IMark88251960"/><text:alphabetical-index-mark-start text:id="IMark93399592"/><text:span text:style-name="T46">table</text:span><text:alphabetical-index-mark-end text:id="IMark93399592"/>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87232984"/><text:alphabetical-index-mark-end text:id="IMark91093160"/><text:alphabetical-index-mark-end text:id="IMark79257688"/><text:alphabetical-index-mark-end text:id="IMark99224728"/>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101392936"/><text:span text:style-name="T46">_1 WHERE your_</text:span><text:alphabetical-index-mark-start text:id="IMark91096856"/><text:alphabetical-index-mark-start text:id="IMark96086968"/><text:alphabetical-index-mark-start text:id="IMark72061608"/><text:alphabetical-index-mark-start text:id="IMark93389672"/><text:alphabetical-index-mark-start text:id="IMark93361752"/><text:alphabetical-index-mark-start text:id="IMark97019384"/><text:alphabetical-index-mark-start text:id="IMark96336456"/><text:alphabetical-index-mark-start text:id="IMark92700888"/><text:alphabetical-index-mark-start text:id="IMark92063784"/><text:span text:style-name="T46">string</text:span><text:alphabetical-index-mark-end text:id="IMark92063784"/><text:alphabetical-index-mark-end text:id="IMark92700888"/><text:alphabetical-index-mark-end text:id="IMark96336456"/><text:alphabetical-index-mark-end text:id="IMark97019384"/><text:alphabetical-index-mark-end text:id="IMark93361752"/><text:alphabetical-index-mark-end text:id="IMark93389672"/><text:alphabetical-index-mark-end text:id="IMark72061608"/><text:alphabetical-index-mark-end text:id="IMark96086968"/><text:alphabetical-index-mark-end text:id="IMark91096856"/><text:span text:style-name="T46"> = ‘Hello world!’;”</text:span></text:p>
      <text:p text:style-name="P83"/>
      <text:p text:style-name="P83">Other languages might require a different <text:alphabetical-index-mark-start text:id="IMark87231752"/><text:alphabetical-index-mark-start text:id="IMark101382824"/><text:alphabetical-index-mark-start text:id="IMark91040008"/><text:alphabetical-index-mark-start text:id="IMark91517576"/><text:alphabetical-index-mark-start text:id="IMark96997960"/><text:alphabetical-index-mark-start text:id="IMark79540824"/><text:alphabetical-index-mark-start text:id="IMark95937480"/><text:alphabetical-index-mark-start text:id="IMark88255144"/><text:alphabetical-index-mark-start text:id="IMark98256056"/>syntax<text:alphabetical-index-mark-end text:id="IMark98256056"/><text:alphabetical-index-mark-end text:id="IMark88255144"/><text:alphabetical-index-mark-end text:id="IMark95937480"/><text:alphabetical-index-mark-end text:id="IMark79540824"/><text:alphabetical-index-mark-end text:id="IMark96997960"/><text:alphabetical-index-mark-end text:id="IMark91517576"/><text:alphabetical-index-mark-end text:id="IMark91040008"/><text:alphabetical-index-mark-end text:id="IMark101382824"/><text:alphabetical-index-mark-end text:id="IMark87231752"/>, so you might have to try different combinations. <text:span text:style-name="T64">Note that </text:span><text:alphabetical-index-mark-start text:id="IMark72312216"/><text:alphabetical-index-mark-start text:id="IMark92340664"/><text:alphabetical-index-mark-start text:id="IMark92464712"/><text:alphabetical-index-mark-start text:id="IMark96944584"/><text:span text:style-name="T64">HDFql</text:span><text:alphabetical-index-mark-end text:id="IMark96944584"/><text:alphabetical-index-mark-end text:id="IMark92464712"/><text:alphabetical-index-mark-end text:id="IMark92340664"/><text:alphabetical-index-mark-end text:id="IMark72312216"/><text:span text:style-name="T64"> </text:span><text:alphabetical-index-mark-start text:id="IMark92095816"/><text:alphabetical-index-mark-start text:id="IMark99763800"/><text:alphabetical-index-mark-start text:id="IMark95971288"/><text:alphabetical-index-mark-start text:id="IMark95563976"/><text:span text:style-name="T64">queries</text:span><text:alphabetical-index-mark-end text:id="IMark95563976"/><text:alphabetical-index-mark-end text:id="IMark95971288"/><text:alphabetical-index-mark-end text:id="IMark99763800"/><text:alphabetical-index-mark-end text:id="IMark92095816"/><text:span text:style-name="T64"> are written very similarly to those equivalent in </text:span><text:alphabetical-index-mark-start text:id="IMark92871112"/><text:alphabetical-index-mark-start text:id="IMark97209272"/><text:alphabetical-index-mark-start text:id="IMark97141448"/><text:alphabetical-index-mark-start text:id="IMark92825880"/><text:alphabetical-index-mark-start text:id="IMark100481240"/><text:alphabetical-index-mark-start text:id="IMark87228056"/><text:alphabetical-index-mark-start text:id="IMark92493128"/><text:alphabetical-index-mark-start text:id="IMark90937912"/><text:span text:style-name="T64">SQL</text:span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2825880"/><text:alphabetical-index-mark-end text:id="IMark97141448"/><text:alphabetical-index-mark-end text:id="IMark97209272"/><text:alphabetical-index-mark-end text:id="IMark92871112"/><text:span text:style-name="T64">, and the same caveats regarding special </text:span><text:alphabetical-index-mark-start text:id="IMark92453096"/><text:alphabetical-index-mark-start text:id="IMark91631160"/><text:alphabetical-index-mark-start text:id="IMark93439544"/><text:alphabetical-index-mark-start text:id="IMark101405704"/><text:span text:style-name="T64">character</text:span><text:alphabetical-index-mark-end text:id="IMark101405704"/><text:alphabetical-index-mark-end text:id="IMark93439544"/><text:alphabetical-index-mark-end text:id="IMark91631160"/><text:alphabetical-index-mark-end text:id="IMark92453096"/><text:span text:style-name="T64">s apply.</text:span></text:p>
      <text:p text:style-name="P83"/>
      <text:p text:style-name="P83"/>
      <text:h text:style-name="Heading_20_3" text:outline-level="3"><text:bookmark-start text:name="__RefHeading___Toc14020_852932957"/>2.3.5. Differences between <text:alphabetical-index-mark-start text:id="IMark95294968"/><text:alphabetical-index-mark-start text:id="IMark97941528"/><text:alphabetical-index-mark-start text:id="IMark90386520"/><text:alphabetical-index-mark-start text:id="IMark91885112"/><text:alphabetical-index-mark-start text:id="IMark87230520"/><text:alphabetical-index-mark-start text:id="IMark87218216"/><text:alphabetical-index-mark-start text:id="IMark101410760"/><text:alphabetical-index-mark-start text:id="IMark100037704"/>SQL<text:alphabetical-index-mark-end text:id="IMark100037704"/><text:alphabetical-index-mark-end text:id="IMark101410760"/><text:alphabetical-index-mark-end text:id="IMark87218216"/><text:alphabetical-index-mark-end text:id="IMark87230520"/><text:alphabetical-index-mark-end text:id="IMark91885112"/><text:alphabetical-index-mark-end text:id="IMark90386520"/><text:alphabetical-index-mark-end text:id="IMark97941528"/><text:alphabetical-index-mark-end text:id="IMark95294968"/> and <text:alphabetical-index-mark-start text:id="IMark93362968"/><text:alphabetical-index-mark-start text:id="IMark101397992"/><text:alphabetical-index-mark-start text:id="IMark91424776"/><text:alphabetical-index-mark-start text:id="IMark92380552"/>HDFql<text:alphabetical-index-mark-end text:id="IMark92380552"/><text:alphabetical-index-mark-end text:id="IMark91424776"/><text:alphabetical-index-mark-end text:id="IMark101397992"/><text:alphabetical-index-mark-end text:id="IMark93362968"/>.<text:bookmark-end text:name="__RefHeading___Toc14020_852932957"/></text:h>
      <text:p text:style-name="P84"/>
      <text:p text:style-name="P84">The creators of <text:alphabetical-index-mark-start text:id="IMark91095624"/><text:alphabetical-index-mark-start text:id="IMark79576552"/><text:alphabetical-index-mark-start text:id="IMark93079656"/><text:alphabetical-index-mark-start text:id="IMark88257480"/>HDFql<text:alphabetical-index-mark-end text:id="IMark88257480"/><text:alphabetical-index-mark-end text:id="IMark93079656"/><text:alphabetical-index-mark-end text:id="IMark79576552"/><text:alphabetical-index-mark-end text:id="IMark91095624"/> did an excellent work in providing <text:alphabetical-index-mark-start text:id="IMark79459848"/><text:alphabetical-index-mark-start text:id="IMark101408232"/><text:alphabetical-index-mark-start text:id="IMark87229288"/><text:alphabetical-index-mark-start text:id="IMark72271832"/>HDF5<text:alphabetical-index-mark-end text:id="IMark72271832"/><text:alphabetical-index-mark-end text:id="IMark87229288"/><text:alphabetical-index-mark-end text:id="IMark101408232"/><text:alphabetical-index-mark-end text:id="IMark79459848"/> 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72317240"/><text:alphabetical-index-mark-start text:id="IMark79559080"/><text:alphabetical-index-mark-start text:id="IMark89000968"/><text:alphabetical-index-mark-start text:id="IMark97844472"/>system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101392936"/><text:alphabetical-index-mark-end text:id="IMark101289224"/><text:alphabetical-index-mark-end text:id="IMark92487816"/><text:alphabetical-index-mark-end text:id="IMark92479896"/>s with a <text:alphabetical-index-mark-start text:id="IMark99224728"/><text:alphabetical-index-mark-start text:id="IMark79257688"/><text:alphabetical-index-mark-start text:id="IMark91093160"/><text:alphabetical-index-mark-start text:id="IMark87232984"/>query<text:alphabetical-index-mark-end text:id="IMark87232984"/><text:alphabetical-index-mark-end text:id="IMark91093160"/><text:alphabetical-index-mark-end text:id="IMark79257688"/><text:alphabetical-index-mark-end text:id="IMark99224728"/> language that is similar to 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<text:alphabetical-index-mark-start text:id="IMark96990312"/><text:alphabetical-index-mark-start text:id="IMark88251960"/>SQL<text:alphabetical-index-mark-end text:id="IMark88251960"/><text:alphabetical-index-mark-end text:id="IMark96990312"/>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 because it eases quite considerably the learning curve involved in learning to interact with <text:alphabetical-index-mark-start text:id="IMark93399592"/><text:alphabetical-index-mark-start text:id="IMark91096856"/><text:alphabetical-index-mark-start text:id="IMark96086968"/><text:alphabetical-index-mark-start text:id="IMark72061608"/>HDF5<text:alphabetical-index-mark-end text:id="IMark72061608"/><text:alphabetical-index-mark-end text:id="IMark96086968"/><text:alphabetical-index-mark-end text:id="IMark91096856"/><text:alphabetical-index-mark-end text:id="IMark93399592"/> <text:alphabetical-index-mark-start text:id="IMark93389672"/><text:alphabetical-index-mark-start text:id="IMark93361752"/><text:alphabetical-index-mark-start text:id="IMark97019384"/><text:alphabetical-index-mark-start text:id="IMark96336456"/>file<text:alphabetical-index-mark-end text:id="IMark96336456"/><text:alphabetical-index-mark-end text:id="IMark97019384"/><text:alphabetical-index-mark-end text:id="IMark93361752"/><text:alphabetical-index-mark-end text:id="IMark93389672"/>s using its native API for C, C++, etc.</text:p>
      <text:p text:style-name="P84"/>
      <text:p text:style-name="P84">However, partly because <text:alphabetical-index-mark-start text:id="IMark91891944"/><text:alphabetical-index-mark-start text:id="IMark95510040"/><text:alphabetical-index-mark-start text:id="IMark88573976"/><text:alphabetical-index-mark-start text:id="IMark87231752"/>HDFql<text:alphabetical-index-mark-end text:id="IMark87231752"/><text:alphabetical-index-mark-end text:id="IMark88573976"/><text:alphabetical-index-mark-end text:id="IMark95510040"/><text:alphabetical-index-mark-end text:id="IMark91891944"/> is fairly new, and partly because <text:alphabetical-index-mark-start text:id="IMark101382824"/><text:alphabetical-index-mark-start text:id="IMark91040008"/><text:alphabetical-index-mark-start text:id="IMark91517576"/><text:alphabetical-index-mark-start text:id="IMark96997960"/>HDF5<text:alphabetical-index-mark-end text:id="IMark96997960"/><text:alphabetical-index-mark-end text:id="IMark91517576"/><text:alphabetical-index-mark-end text:id="IMark91040008"/><text:alphabetical-index-mark-end text:id="IMark101382824"/> is not a <text:alphabetical-index-mark-start text:id="IMark79540824"/><text:alphabetical-index-mark-start text:id="IMark95937480"/><text:alphabetical-index-mark-start text:id="IMark88255144"/><text:alphabetical-index-mark-start text:id="IMark98256056"/>relational<text:alphabetical-index-mark-end text:id="IMark98256056"/><text:alphabetical-index-mark-end text:id="IMark88255144"/><text:alphabetical-index-mark-end text:id="IMark95937480"/><text:alphabetical-index-mark-end text:id="IMark79540824"/> <text:alphabetical-index-mark-start text:id="IMark92955864"/><text:alphabetical-index-mark-start text:id="IMark72312216"/><text:alphabetical-index-mark-start text:id="IMark92340664"/><text:alphabetical-index-mark-start text:id="IMark92464712"/><text:alphabetical-index-mark-start text:id="IMark96944584"/><text:alphabetical-index-mark-start text:id="IMark92095816"/><text:alphabetical-index-mark-start text:id="IMark99763800"/><text:alphabetical-index-mark-start text:id="IMark95971288"/>system<text:alphabetical-index-mark-end text:id="IMark95971288"/><text:alphabetical-index-mark-end text:id="IMark99763800"/><text:alphabetical-index-mark-end text:id="IMark92095816"/><text:alphabetical-index-mark-end text:id="IMark96944584"/><text:alphabetical-index-mark-end text:id="IMark92464712"/><text:alphabetical-index-mark-end text:id="IMark92340664"/><text:alphabetical-index-mark-end text:id="IMark72312216"/><text:alphabetical-index-mark-end text:id="IMark92955864"/>, <text:alphabetical-index-mark-start text:id="IMark95563976"/><text:alphabetical-index-mark-start text:id="IMark92871112"/><text:alphabetical-index-mark-start text:id="IMark97209272"/><text:alphabetical-index-mark-start text:id="IMark97141448"/>HDFql<text:alphabetical-index-mark-end text:id="IMark97141448"/><text:alphabetical-index-mark-end text:id="IMark97209272"/><text:alphabetical-index-mark-end text:id="IMark92871112"/><text:alphabetical-index-mark-end text:id="IMark95563976"/> and <text:alphabetical-index-mark-start text:id="IMark92825880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1631160"/><text:alphabetical-index-mark-start text:id="IMark93439544"/>SQL<text:alphabetical-index-mark-end text:id="IMark9343954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2825880"/> have some <text:span text:style-name="T69">ostensibly simple but really </text:span>significant differences at this point. <text:span text:style-name="T64">However, the points raised above are largely applicable to </text:span><text:alphabetical-index-mark-start text:id="IMark101405704"/><text:alphabetical-index-mark-start text:id="IMark95779336"/><text:alphabetical-index-mark-start text:id="IMark91098088"/><text:alphabetical-index-mark-start text:id="IMark96051896"/><text:span text:style-name="T64">HDFql</text:span><text:alphabetical-index-mark-end text:id="IMark96051896"/><text:alphabetical-index-mark-end text:id="IMark91098088"/><text:alphabetical-index-mark-end text:id="IMark95779336"/><text:alphabetical-index-mark-end text:id="IMark101405704"/><text:span text:style-name="T64"> as well.</text:span></text:p>
      <text:p text:style-name="P84"/>
      <text:p text:style-name="P88">When designing <text:alphabetical-index-mark-start text:id="IMark91424776"/><text:alphabetical-index-mark-start text:id="IMark92380552"/><text:alphabetical-index-mark-start text:id="IMark95294968"/><text:alphabetical-index-mark-start text:id="IMark97941528"/>sql<text:alphabetical-index-mark-end text:id="IMark97941528"/><text:alphabetical-index-mark-end text:id="IMark95294968"/><text:alphabetical-index-mark-end text:id="IMark92380552"/><text:alphabetical-index-mark-end text:id="IMark91424776"/>p I tried to provide a standard interface for both, meaning that sending <text:alphabetical-index-mark-start text:id="IMark90386520"/><text:alphabetical-index-mark-start text:id="IMark91885112"/>queries<text:alphabetical-index-mark-end text:id="IMark91885112"/><text:alphabetical-index-mark-end text:id="IMark90386520"/> to <text:alphabetical-index-mark-start text:id="IMark87230520"/><text:alphabetical-index-mark-start text:id="IMark87218216"/><text:alphabetical-index-mark-start text:id="IMark101410760"/><text:alphabetical-index-mark-start text:id="IMark100037704"/><text:alphabetical-index-mark-start text:id="IMark95938808"/><text:alphabetical-index-mark-start text:id="IMark99481256"/>Sql<text:alphabetical-index-mark-end text:id="IMark99481256"/><text:alphabetical-index-mark-end text:id="IMark95938808"/><text:alphabetical-index-mark-end text:id="IMark100037704"/><text:alphabetical-index-mark-end text:id="IMark101410760"/>ite<text:alphabetical-index-mark-end text:id="IMark87218216"/><text:alphabetical-index-mark-end text:id="IMark87230520"/>3 or <text:alphabetical-index-mark-start text:id="IMark95445544"/><text:alphabetical-index-mark-start text:id="IMark93361752"/>HDF5<text:alphabetical-index-mark-end text:id="IMark93361752"/><text:alphabetical-index-mark-end text:id="IMark95445544"/> <text:alphabetical-index-mark-start text:id="IMark93389672"/><text:alphabetical-index-mark-start text:id="IMark97019384"/>database<text:alphabetical-index-mark-end text:id="IMark97019384"/><text:alphabetical-index-mark-end text:id="IMark93389672"/>s would be as similar as possible.</text:p>
      <text:p text:style-name="P88"/>
      <text:p text:style-name="P88">In practice this meant that I had to write some <text:alphabetical-index-mark-start text:id="IMark96086968"/><text:alphabetical-index-mark-start text:id="IMark72061608"/>code<text:alphabetical-index-mark-end text:id="IMark72061608"/><text:alphabetical-index-mark-end text:id="IMark96086968"/> to make some slight differences between both disappear. <text:span text:style-name="T85">The most significant of these adaptation is the possibility to use </text:span><text:alphabetical-index-mark-start text:id="IMark101324488"/><text:alphabetical-index-mark-start text:id="IMark93434072"/><text:span text:style-name="T85">query</text:span><text:alphabetical-index-mark-end text:id="IMark93434072"/><text:alphabetical-index-mark-end text:id="IMark101324488"/><text:span text:style-name="T85"> </text:span><text:alphabetical-index-mark-start text:id="IMark100459384"/><text:alphabetical-index-mark-start text:id="IMark96049240"/><text:span text:style-name="T85">file</text:span><text:alphabetical-index-mark-end text:id="IMark96049240"/><text:alphabetical-index-mark-end text:id="IMark100459384"/><text:span text:style-name="T85">s and </text:span><text:soft-page-break/><text:alphabetical-index-mark-start text:id="IMark81532696"/><text:alphabetical-index-mark-start text:id="IMark90857528"/><text:span text:style-name="T85">composite</text:span><text:alphabetical-index-mark-end text:id="IMark90857528"/><text:alphabetical-index-mark-end text:id="IMark81532696"/><text:span text:style-name="T85"> </text:span><text:alphabetical-index-mark-start text:id="IMark96990312"/><text:alphabetical-index-mark-start text:id="IMark88251960"/><text:span text:style-name="T85">queries</text:span><text:alphabetical-index-mark-end text:id="IMark88251960"/><text:alphabetical-index-mark-end text:id="IMark96990312"/><text:span text:style-name="T85"> for </text:span><text:alphabetical-index-mark-start text:id="IMark99224728"/><text:alphabetical-index-mark-start text:id="IMark79257688"/><text:span text:style-name="T85">HDF5</text:span><text:alphabetical-index-mark-end text:id="IMark79257688"/><text:alphabetical-index-mark-end text:id="IMark99224728"/><text:span text:style-name="T85">: While these possibilities are native to </text:span><text:alphabetical-index-mark-start text:id="IMark91093160"/><text:alphabetical-index-mark-start text:id="IMark87232984"/><text:alphabetical-index-mark-start text:id="IMark92479896"/><text:alphabetical-index-mark-start text:id="IMark92487816"/><text:alphabetical-index-mark-start text:id="IMark101289224"/><text:alphabetical-index-mark-start text:id="IMark101392936"/><text:span text:style-name="T85">Sql</text:span><text:alphabetical-index-mark-end text:id="IMark101392936"/><text:alphabetical-index-mark-end text:id="IMark101289224"/><text:alphabetical-index-mark-end text:id="IMark92487816"/><text:alphabetical-index-mark-end text:id="IMark92479896"/><text:span text:style-name="T85">ite</text:span><text:alphabetical-index-mark-end text:id="IMark87232984"/><text:alphabetical-index-mark-end text:id="IMark91093160"/><text:span text:style-name="T85">3, they are not in the case of </text:span><text:alphabetical-index-mark-start text:id="IMark72317240"/><text:alphabetical-index-mark-start text:id="IMark79559080"/><text:span text:style-name="T85">HDF5</text:span><text:alphabetical-index-mark-end text:id="IMark79559080"/><text:alphabetical-index-mark-end text:id="IMark72317240"/><text:span text:style-name="T85">, neither in the case of </text:span><text:alphabetical-index-mark-start text:id="IMark89000968"/><text:alphabetical-index-mark-start text:id="IMark97844472"/><text:span text:style-name="T85">HDFql</text:span><text:alphabetical-index-mark-end text:id="IMark97844472"/><text:alphabetical-index-mark-end text:id="IMark89000968"/><text:span text:style-name="T85">.</text:span></text:p>
      <text:p text:style-name="P88"/>
      <text:p text:style-name="P89">In this version of <text:alphabetical-index-mark-start text:id="IMark93079656"/><text:alphabetical-index-mark-start text:id="IMark88257480"/><text:alphabetical-index-mark-start text:id="IMark92700888"/><text:alphabetical-index-mark-start text:id="IMark101380296"/>sql<text:alphabetical-index-mark-end text:id="IMark101380296"/><text:alphabetical-index-mark-end text:id="IMark92700888"/><text:alphabetical-index-mark-end text:id="IMark88257480"/><text:alphabetical-index-mark-end text:id="IMark93079656"/>p parsing <text:alphabetical-index-mark-start text:id="IMark92063784"/><text:alphabetical-index-mark-start text:id="IMark92825880"/>composite<text:alphabetical-index-mark-end text:id="IMark92825880"/><text:alphabetical-index-mark-end text:id="IMark92063784"/> and <text:alphabetical-index-mark-start text:id="IMark100481240"/><text:alphabetical-index-mark-start text:id="IMark87228056"/>.<text:alphabetical-index-mark-start text:id="IMark92493128"/><text:alphabetical-index-mark-start text:id="IMark90937912"/><text:alphabetical-index-mark-start text:id="IMark92453096"/><text:alphabetical-index-mark-start text:id="IMark91631160"/>sql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 <text:alphabetical-index-mark-start text:id="IMark93439544"/><text:alphabetical-index-mark-start text:id="IMark95563976"/>file<text:alphabetical-index-mark-end text:id="IMark95563976"/><text:alphabetical-index-mark-end text:id="IMark93439544"/> <text:alphabetical-index-mark-start text:id="IMark92871112"/><text:alphabetical-index-mark-start text:id="IMark97209272"/>queries<text:alphabetical-index-mark-end text:id="IMark97209272"/><text:alphabetical-index-mark-end text:id="IMark92871112"/> in the case of <text:alphabetical-index-mark-start text:id="IMark97141448"/><text:alphabetical-index-mark-start text:id="IMark92955864"/><text:alphabetical-index-mark-start text:id="IMark72312216"/><text:alphabetical-index-mark-start text:id="IMark92340664"/><text:alphabetical-index-mark-start text:id="IMark92464712"/><text:alphabetical-index-mark-start text:id="IMark96944584"/>Sql<text:alphabetical-index-mark-end text:id="IMark96944584"/><text:alphabetical-index-mark-end text:id="IMark92464712"/><text:alphabetical-index-mark-end text:id="IMark92340664"/><text:alphabetical-index-mark-end text:id="IMark72312216"/>ite<text:alphabetical-index-mark-end text:id="IMark92955864"/><text:alphabetical-index-mark-end text:id="IMark97141448"/>3 is left to <text:alphabetical-index-mark-start text:id="IMark92095816"/><text:alphabetical-index-mark-start text:id="IMark99763800"/><text:alphabetical-index-mark-start text:id="IMark95971288"/><text:alphabetical-index-mark-start text:id="IMark79540824"/><text:alphabetical-index-mark-start text:id="IMark95937480"/><text:alphabetical-index-mark-start text:id="IMark88255144"/>Sql<text:alphabetical-index-mark-end text:id="IMark88255144"/><text:alphabetical-index-mark-end text:id="IMark95937480"/><text:alphabetical-index-mark-end text:id="IMark79540824"/><text:alphabetical-index-mark-end text:id="IMark95971288"/>ite<text:alphabetical-index-mark-end text:id="IMark99763800"/><text:alphabetical-index-mark-end text:id="IMark92095816"/>3 itself in order to stick to that standard, while .hql and <text:alphabetical-index-mark-start text:id="IMark98256056"/><text:alphabetical-index-mark-start text:id="IMark101382824"/>HDFql<text:alphabetical-index-mark-end text:id="IMark101382824"/><text:alphabetical-index-mark-end text:id="IMark98256056"/> <text:alphabetical-index-mark-start text:id="IMark91040008"/><text:alphabetical-index-mark-start text:id="IMark91517576"/>composite<text:alphabetical-index-mark-end text:id="IMark91517576"/><text:alphabetical-index-mark-end text:id="IMark91040008"/> <text:alphabetical-index-mark-start text:id="IMark96997960"/><text:alphabetical-index-mark-start text:id="IMark91891944"/>queries<text:alphabetical-index-mark-end text:id="IMark91891944"/><text:alphabetical-index-mark-end text:id="IMark96997960"/> are <text:alphabetical-index-mark-start text:id="IMark95510040"/><text:alphabetical-index-mark-start text:id="IMark88573976"/>handle<text:alphabetical-index-mark-end text:id="IMark88573976"/><text:alphabetical-index-mark-end text:id="IMark95510040"/>d by means of an emulator embedded into <text:alphabetical-index-mark-start text:id="IMark87231752"/><text:alphabetical-index-mark-start text:id="IMark95214664"/><text:alphabetical-index-mark-start text:id="IMark101405704"/><text:alphabetical-index-mark-start text:id="IMark95779336"/>sql<text:alphabetical-index-mark-end text:id="IMark95779336"/><text:alphabetical-index-mark-end text:id="IMark101405704"/><text:alphabetical-index-mark-end text:id="IMark95214664"/><text:alphabetical-index-mark-end text:id="IMark87231752"/>p.</text:p>
      <text:p text:style-name="P76"/>
      <text:p text:style-name="P76"/>
      <text:p text:style-name="P52"/>
      <text:h text:style-name="P111" text:outline-level="1"><text:bookmark-start text:name="__RefHeading___Toc965_76759228"/>3. Development.<text:bookmark-end text:name="__RefHeading___Toc965_76759228"/></text:h>
      <text:p text:style-name="P8"/>
      <text:p text:style-name="P29">This is a <text:span text:style-name="T86">rather</text:span> simple, short <text:alphabetical-index-mark-start text:id="IMark101410760"/><text:alphabetical-index-mark-start text:id="IMark100037704"/><text:alphabetical-index-mark-start text:id="IMark95938808"/><text:alphabetical-index-mark-start text:id="IMark99481256"/><text:alphabetical-index-mark-start text:id="IMark90386520"/><text:alphabetical-index-mark-start text:id="IMark91885112"/><text:alphabetical-index-mark-start text:id="IMark91424776"/><text:alphabetical-index-mark-start text:id="IMark92380552"/><text:alphabetical-index-mark-start text:id="IMark95294968"/><text:alphabetical-index-mark-start text:id="IMark97941528"/><text:alphabetical-index-mark-start text:id="IMark96336456"/>program<text:alphabetical-index-mark-end text:id="IMark96336456"/><text:alphabetical-index-mark-end text:id="IMark97941528"/><text:alphabetical-index-mark-end text:id="IMark95294968"/><text:alphabetical-index-mark-end text:id="IMark92380552"/><text:alphabetical-index-mark-end text:id="IMark91424776"/><text:alphabetical-index-mark-end text:id="IMark91885112"/><text:alphabetical-index-mark-end text:id="IMark90386520"/><text:alphabetical-index-mark-end text:id="IMark99481256"/><text:alphabetical-index-mark-end text:id="IMark95938808"/><text:alphabetical-index-mark-end text:id="IMark100037704"/><text:alphabetical-index-mark-end text:id="IMark101410760"/> written in C++. I wrote it as a time – saving <text:alphabetical-index-mark-start text:id="IMark91096856"/><text:alphabetical-index-mark-start text:id="IMark93399592"/><text:alphabetical-index-mark-start text:id="IMark96086968"/><text:alphabetical-index-mark-start text:id="IMark72061608"/><text:alphabetical-index-mark-start text:id="IMark79459848"/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81532696"/><text:alphabetical-index-mark-start text:id="IMark90857528"/>tool<text:alphabetical-index-mark-end text:id="IMark90857528"/><text:alphabetical-index-mark-end text:id="IMark81532696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79459848"/><text:alphabetical-index-mark-end text:id="IMark72061608"/><text:alphabetical-index-mark-end text:id="IMark96086968"/><text:alphabetical-index-mark-end text:id="IMark93399592"/><text:alphabetical-index-mark-end text:id="IMark91096856"/> to use during the development of a 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91093160"/><text:alphabetical-index-mark-start text:id="IMark87232984"/><text:alphabetical-index-mark-start text:id="IMark101408232"/>dataset<text:alphabetical-index-mark-end text:id="IMark101408232"/><text:alphabetical-index-mark-end text:id="IMark87232984"/><text:alphabetical-index-mark-end text:id="IMark91093160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 that required some degree of data 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95214664"/><text:alphabetical-index-mark-start text:id="IMark87231752"/><text:alphabetical-index-mark-start text:id="IMark101405704"/>preparation<text:alphabetical-index-mark-end text:id="IMark101405704"/><text:alphabetical-index-mark-end text:id="IMark87231752"/><text:alphabetical-index-mark-end text:id="IMark95214664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844472"/><text:alphabetical-index-mark-end text:id="IMark89000968"/><text:alphabetical-index-mark-end text:id="IMark79559080"/><text:alphabetical-index-mark-end text:id="IMark72317240"/> using a somewhat lengthy and <text:alphabetical-index-mark-start text:id="IMark95779336"/><text:alphabetical-index-mark-start text:id="IMark95510040"/><text:alphabetical-index-mark-start text:id="IMark88573976"/><text:alphabetical-index-mark-start text:id="IMark96997960"/><text:alphabetical-index-mark-start text:id="IMark91891944"/><text:alphabetical-index-mark-start text:id="IMark91040008"/><text:alphabetical-index-mark-start text:id="IMark91517576"/><text:alphabetical-index-mark-start text:id="IMark98256056"/><text:alphabetical-index-mark-start text:id="IMark101382824"/><text:alphabetical-index-mark-start text:id="IMark92095816"/><text:alphabetical-index-mark-start text:id="IMark99763800"/>repetitive<text:alphabetical-index-mark-end text:id="IMark99763800"/><text:alphabetical-index-mark-end text:id="IMark92095816"/><text:alphabetical-index-mark-end text:id="IMark101382824"/><text:alphabetical-index-mark-end text:id="IMark98256056"/><text:alphabetical-index-mark-end text:id="IMark91517576"/><text:alphabetical-index-mark-end text:id="IMark91040008"/><text:alphabetical-index-mark-end text:id="IMark91891944"/><text:alphabetical-index-mark-end text:id="IMark96997960"/><text:alphabetical-index-mark-end text:id="IMark88573976"/><text:alphabetical-index-mark-end text:id="IMark95510040"/><text:alphabetical-index-mark-end text:id="IMark95779336"/> process.</text:p>
      <text:p text:style-name="P29"/>
      <text:p text:style-name="P29">It is not meant to do miracles, but to pass <text:alphabetical-index-mark-start text:id="IMark97141448"/><text:alphabetical-index-mark-start text:id="IMark92955864"/><text:alphabetical-index-mark-start text:id="IMark72312216"/><text:alphabetical-index-mark-start text:id="IMark92340664"/><text:alphabetical-index-mark-start text:id="IMark92464712"/><text:alphabetical-index-mark-start text:id="IMark96944584"/><text:alphabetical-index-mark-start text:id="IMark92871112"/><text:alphabetical-index-mark-start text:id="IMark97209272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1631160"/><text:alphabetical-index-mark-start text:id="IMark92063784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SQL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206378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7209272"/><text:alphabetical-index-mark-end text:id="IMark92871112"/><text:alphabetical-index-mark-end text:id="IMark96944584"/><text:alphabetical-index-mark-end text:id="IMark92464712"/><text:alphabetical-index-mark-end text:id="IMark92340664"/><text:alphabetical-index-mark-end text:id="IMark72312216"/><text:alphabetical-index-mark-end text:id="IMark92955864"/><text:alphabetical-index-mark-end text:id="IMark97141448"/> <text:alphabetical-index-mark-start text:id="IMark91098088"/><text:alphabetical-index-mark-start text:id="IMark96464680"/><text:alphabetical-index-mark-start text:id="IMark96051896"/><text:alphabetical-index-mark-start text:id="IMark93362968"/><text:alphabetical-index-mark-start text:id="IMark92392776"/><text:alphabetical-index-mark-start text:id="IMark97019384"/><text:alphabetical-index-mark-start text:id="IMark101397992"/><text:alphabetical-index-mark-start text:id="IMark93389672"/><text:alphabetical-index-mark-start text:id="IMark95445544"/><text:alphabetical-index-mark-start text:id="IMark93361752"/><text:alphabetical-index-mark-start text:id="IMark87218216"/>queries<text:alphabetical-index-mark-end text:id="IMark87218216"/><text:alphabetical-index-mark-end text:id="IMark93361752"/><text:alphabetical-index-mark-end text:id="IMark95445544"/><text:alphabetical-index-mark-end text:id="IMark93389672"/><text:alphabetical-index-mark-end text:id="IMark101397992"/><text:alphabetical-index-mark-end text:id="IMark97019384"/><text:alphabetical-index-mark-end text:id="IMark92392776"/><text:alphabetical-index-mark-end text:id="IMark93362968"/><text:alphabetical-index-mark-end text:id="IMark96051896"/><text:alphabetical-index-mark-end text:id="IMark96464680"/><text:alphabetical-index-mark-end text:id="IMark91098088"/> to <text:alphabetical-index-mark-start text:id="IMark87230520"/><text:alphabetical-index-mark-start text:id="IMark91696504"/><text:alphabetical-index-mark-start text:id="IMark95971288"/><text:alphabetical-index-mark-start text:id="IMark95510040"/><text:alphabetical-index-mark-start text:id="IMark95779336"/><text:alphabetical-index-mark-start text:id="IMark88573976"/><text:alphabetical-index-mark-start text:id="IMark96997960"/><text:alphabetical-index-mark-start text:id="IMark91891944"/><text:alphabetical-index-mark-start text:id="IMark91040008"/><text:alphabetical-index-mark-start text:id="IMark91517576"/><text:alphabetical-index-mark-start text:id="IMark98256056"/><text:alphabetical-index-mark-start text:id="IMark101382824"/><text:alphabetical-index-mark-start text:id="IMark92095816"/><text:alphabetical-index-mark-start text:id="IMark99763800"/>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95214664"/><text:alphabetical-index-mark-start text:id="IMark87231752"/><text:alphabetical-index-mark-start text:id="IMark101405704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Sql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5704"/><text:alphabetical-index-mark-end text:id="IMark87231752"/><text:alphabetical-index-mark-end text:id="IMark95214664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99763800"/><text:alphabetical-index-mark-end text:id="IMark92095816"/><text:alphabetical-index-mark-end text:id="IMark101382824"/>ite<text:alphabetical-index-mark-end text:id="IMark98256056"/><text:alphabetical-index-mark-end text:id="IMark91517576"/><text:alphabetical-index-mark-end text:id="IMark91040008"/><text:alphabetical-index-mark-end text:id="IMark91891944"/><text:alphabetical-index-mark-end text:id="IMark96997960"/><text:alphabetical-index-mark-end text:id="IMark88573976"/><text:alphabetical-index-mark-end text:id="IMark95779336"/><text:alphabetical-index-mark-end text:id="IMark95510040"/><text:alphabetical-index-mark-end text:id="IMark95971288"/><text:alphabetical-index-mark-end text:id="IMark91696504"/><text:alphabetical-index-mark-end text:id="IMark87230520"/>3 <text:span text:style-name="T76">and </text:span><text:alphabetical-index-mark-start text:id="IMark91093160"/><text:alphabetical-index-mark-start text:id="IMark87232984"/><text:alphabetical-index-mark-start text:id="IMark101408232"/><text:span text:style-name="T76">HDFql</text:span><text:alphabetical-index-mark-end text:id="IMark101408232"/><text:alphabetical-index-mark-end text:id="IMark87232984"/><text:alphabetical-index-mark-end text:id="IMark91093160"/><text:span text:style-name="T76"> </text:span><text:alphabetical-index-mark-start text:id="IMark91096856"/><text:alphabetical-index-mark-start text:id="IMark93399592"/><text:alphabetical-index-mark-start text:id="IMark96086968"/><text:span text:style-name="T76">queries</text:span><text:alphabetical-index-mark-end text:id="IMark96086968"/><text:alphabetical-index-mark-end text:id="IMark93399592"/><text:alphabetical-index-mark-end text:id="IMark91096856"/><text:span text:style-name="T76"> to </text:span><text:alphabetical-index-mark-start text:id="IMark72061608"/><text:alphabetical-index-mark-start text:id="IMark79459848"/><text:alphabetical-index-mark-start text:id="IMark101324488"/><text:span text:style-name="T76">HDF5</text:span><text:alphabetical-index-mark-end text:id="IMark101324488"/><text:alphabetical-index-mark-end text:id="IMark79459848"/><text:alphabetical-index-mark-end text:id="IMark72061608"/><text:span text:style-name="T76"> </text:span><text:alphabetical-index-mark-start text:id="IMark93434072"/><text:alphabetical-index-mark-start text:id="IMark100459384"/><text:alphabetical-index-mark-start text:id="IMark96049240"/><text:span text:style-name="T76">database</text:span><text:alphabetical-index-mark-end text:id="IMark96049240"/><text:alphabetical-index-mark-end text:id="IMark100459384"/><text:alphabetical-index-mark-end text:id="IMark93434072"/><text:span text:style-name="T76">s </text:span>u<text:span text:style-name="T41">s</text:span>ing just two arguments, which are the <text:alphabetical-index-mark-start text:id="IMark81532696"/><text:alphabetical-index-mark-start text:id="IMark90857528"/><text:alphabetical-index-mark-start text:id="IMark101410760"/><text:alphabetical-index-mark-start text:id="IMark100037704"/><text:alphabetical-index-mark-start text:id="IMark95938808"/><text:alphabetical-index-mark-start text:id="IMark99481256"/><text:alphabetical-index-mark-start text:id="IMark90386520"/><text:alphabetical-index-mark-start text:id="IMark91885112"/><text:alphabetical-index-mark-start text:id="IMark91424776"/><text:alphabetical-index-mark-start text:id="IMark92380552"/><text:alphabetical-index-mark-start text:id="IMark95294968"/>database<text:alphabetical-index-mark-end text:id="IMark95294968"/><text:alphabetical-index-mark-end text:id="IMark92380552"/><text:alphabetical-index-mark-end text:id="IMark91424776"/><text:alphabetical-index-mark-end text:id="IMark91885112"/><text:alphabetical-index-mark-end text:id="IMark90386520"/><text:alphabetical-index-mark-end text:id="IMark99481256"/><text:alphabetical-index-mark-end text:id="IMark95938808"/><text:alphabetical-index-mark-end text:id="IMark100037704"/><text:alphabetical-index-mark-end text:id="IMark101410760"/><text:alphabetical-index-mark-end text:id="IMark90857528"/><text:alphabetical-index-mark-end text:id="IMark81532696"/> name and the <text:alphabetical-index-mark-start text:id="IMark97941528"/><text:alphabetical-index-mark-start text:id="IMark96336456"/><text:alphabetical-index-mark-start text:id="IMark79540824"/><text:alphabetical-index-mark-start text:id="IMark88255144"/><text:alphabetical-index-mark-start text:id="IMark95937480"/><text:alphabetical-index-mark-start text:id="IMark97151000"/><text:alphabetical-index-mark-start text:id="IMark97144664"/><text:alphabetical-index-mark-start text:id="IMark91693160"/><text:alphabetical-index-mark-start text:id="IMark91688552"/><text:alphabetical-index-mark-start text:id="IMark92534392"/><text:alphabetical-index-mark-start text:id="IMark97679672"/>string<text:alphabetical-index-mark-end text:id="IMark97679672"/><text:alphabetical-index-mark-end text:id="IMark92534392"/><text:alphabetical-index-mark-end text:id="IMark91688552"/><text:alphabetical-index-mark-end text:id="IMark91693160"/><text:alphabetical-index-mark-end text:id="IMark97144664"/><text:alphabetical-index-mark-end text:id="IMark97151000"/><text:alphabetical-index-mark-end text:id="IMark95937480"/><text:alphabetical-index-mark-end text:id="IMark88255144"/><text:alphabetical-index-mark-end text:id="IMark79540824"/><text:alphabetical-index-mark-end text:id="IMark96336456"/><text:alphabetical-index-mark-end text:id="IMark97941528"/> representing the <text:alphabetical-index-mark-start text:id="IMark97678168"/><text:alphabetical-index-mark-start text:id="IMark97676664"/><text:alphabetical-index-mark-start text:id="IMark91074296"/><text:alphabetical-index-mark-start text:id="IMark91072792"/><text:alphabetical-index-mark-start text:id="IMark91060968"/><text:alphabetical-index-mark-start text:id="IMark91059320"/><text:alphabetical-index-mark-start text:id="IMark97100376"/><text:alphabetical-index-mark-start text:id="IMark97098872"/><text:alphabetical-index-mark-start text:id="IMark97097368"/><text:alphabetical-index-mark-start text:id="IMark97095864"/><text:alphabetical-index-mark-start text:id="IMark97094360"/>query<text:alphabetical-index-mark-end text:id="IMark97094360"/><text:alphabetical-index-mark-end text:id="IMark97095864"/><text:alphabetical-index-mark-end text:id="IMark97097368"/><text:alphabetical-index-mark-end text:id="IMark97098872"/><text:alphabetical-index-mark-end text:id="IMark97100376"/><text:alphabetical-index-mark-end text:id="IMark91059320"/><text:alphabetical-index-mark-end text:id="IMark91060968"/><text:alphabetical-index-mark-end text:id="IMark91072792"/><text:alphabetical-index-mark-end text:id="IMark91074296"/><text:alphabetical-index-mark-end text:id="IMark97676664"/><text:alphabetical-index-mark-end text:id="IMark97678168"/> or <text:alphabetical-index-mark-start text:id="IMark97085976"/><text:alphabetical-index-mark-start text:id="IMark95477256"/><text:alphabetical-index-mark-start text:id="IMark95478584"/><text:alphabetical-index-mark-start text:id="IMark95479912"/><text:alphabetical-index-mark-start text:id="IMark95481240"/><text:alphabetical-index-mark-start text:id="IMark95482568"/><text:alphabetical-index-mark-start text:id="IMark95483896"/><text:alphabetical-index-mark-start text:id="IMark96113208"/><text:alphabetical-index-mark-start text:id="IMark96115032"/><text:alphabetical-index-mark-start text:id="IMark96116360"/><text:alphabetical-index-mark-start text:id="IMark96117688"/>file<text:alphabetical-index-mark-end text:id="IMark96117688"/><text:alphabetical-index-mark-end text:id="IMark96116360"/><text:alphabetical-index-mark-end text:id="IMark96115032"/><text:alphabetical-index-mark-end text:id="IMark96113208"/><text:alphabetical-index-mark-end text:id="IMark95483896"/><text:alphabetical-index-mark-end text:id="IMark95482568"/><text:alphabetical-index-mark-end text:id="IMark95481240"/><text:alphabetical-index-mark-end text:id="IMark95479912"/><text:alphabetical-index-mark-end text:id="IMark95478584"/><text:alphabetical-index-mark-end text:id="IMark95477256"/><text:alphabetical-index-mark-end text:id="IMark97085976"/> that contains the <text:alphabetical-index-mark-start text:id="IMark96128792"/><text:alphabetical-index-mark-start text:id="IMark72317656"/><text:alphabetical-index-mark-start text:id="IMark72318712"/><text:alphabetical-index-mark-start text:id="IMark72320040"/><text:alphabetical-index-mark-start text:id="IMark72321368"/><text:alphabetical-index-mark-start text:id="IMark72322696"/><text:alphabetical-index-mark-start text:id="IMark72324024"/><text:alphabetical-index-mark-start text:id="IMark72325352"/><text:alphabetical-index-mark-start text:id="IMark72326680"/><text:alphabetical-index-mark-start text:id="IMark72328008"/><text:alphabetical-index-mark-start text:id="IMark72329336"/>queries<text:alphabetical-index-mark-end text:id="IMark72329336"/><text:alphabetical-index-mark-end text:id="IMark72328008"/><text:alphabetical-index-mark-end text:id="IMark72326680"/><text:alphabetical-index-mark-end text:id="IMark72325352"/><text:alphabetical-index-mark-end text:id="IMark72324024"/><text:alphabetical-index-mark-end text:id="IMark72322696"/><text:alphabetical-index-mark-end text:id="IMark72321368"/><text:alphabetical-index-mark-end text:id="IMark72320040"/><text:alphabetical-index-mark-end text:id="IMark72318712"/><text:alphabetical-index-mark-end text:id="IMark72317656"/><text:alphabetical-index-mark-end text:id="IMark96128792"/>.</text:p>
      <text:p text:style-name="P29"/>
      <text:p text:style-name="P29">In the second case, when <text:alphabetical-index-mark-start text:id="IMark95510040"/><text:alphabetical-index-mark-start text:id="IMark95779336"/><text:alphabetical-index-mark-start text:id="IMark88573976"/><text:alphabetical-index-mark-start text:id="IMark96997960"/><text:alphabetical-index-mark-start text:id="IMark91891944"/><text:alphabetical-index-mark-start text:id="IMark91040008"/><text:alphabetical-index-mark-start text:id="IMark91517576"/><text:alphabetical-index-mark-start text:id="IMark98256056"/><text:alphabetical-index-mark-start text:id="IMark101382824"/><text:alphabetical-index-mark-start text:id="IMark92095816"/><text:alphabetical-index-mark-start text:id="IMark99763800"/>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95214664"/><text:alphabetical-index-mark-start text:id="IMark87231752"/><text:alphabetical-index-mark-start text:id="IMark101405704"/>sql<text:alphabetical-index-mark-end text:id="IMark101405704"/><text:alphabetical-index-mark-end text:id="IMark87231752"/><text:alphabetical-index-mark-end text:id="IMark95214664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99763800"/><text:alphabetical-index-mark-end text:id="IMark92095816"/><text:alphabetical-index-mark-end text:id="IMark101382824"/><text:alphabetical-index-mark-end text:id="IMark98256056"/><text:alphabetical-index-mark-end text:id="IMark91517576"/><text:alphabetical-index-mark-end text:id="IMark91040008"/><text:alphabetical-index-mark-end text:id="IMark91891944"/><text:alphabetical-index-mark-end text:id="IMark96997960"/><text:alphabetical-index-mark-end text:id="IMark88573976"/><text:alphabetical-index-mark-end text:id="IMark95779336"/><text:alphabetical-index-mark-end text:id="IMark95510040"/>p is 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91098088"/><text:alphabetical-index-mark-start text:id="IMark96464680"/><text:alphabetical-index-mark-start text:id="IMark96051896"/>call<text:alphabetical-index-mark-end text:id="IMark96051896"/><text:alphabetical-index-mark-end text:id="IMark96464680"/><text:alphabetical-index-mark-end text:id="IMark91098088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ed with an <text:alphabetical-index-mark-start text:id="IMark93362968"/><text:alphabetical-index-mark-start text:id="IMark92392776"/><text:alphabetical-index-mark-start text:id="IMark97019384"/><text:alphabetical-index-mark-start text:id="IMark101397992"/><text:alphabetical-index-mark-start text:id="IMark93389672"/><text:alphabetical-index-mark-start text:id="IMark95445544"/><text:alphabetical-index-mark-start text:id="IMark93361752"/><text:alphabetical-index-mark-start text:id="IMark87218216"/><text:alphabetical-index-mark-start text:id="IMark97141448"/><text:alphabetical-index-mark-start text:id="IMark92955864"/><text:alphabetical-index-mark-start text:id="IMark72312216"/>.<text:alphabetical-index-mark-start text:id="IMark92340664"/><text:alphabetical-index-mark-start text:id="IMark92464712"/><text:alphabetical-index-mark-start text:id="IMark96944584"/><text:alphabetical-index-mark-start text:id="IMark92871112"/><text:alphabetical-index-mark-start text:id="IMark97209272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alphabetical-index-mark-start text:id="IMark91631160"/><text:alphabetical-index-mark-start text:id="IMark92063784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<text:alphabetical-index-mark-start text:id="IMark101408232"/>sql<text:alphabetical-index-mark-end text:id="IMark101408232"/>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2063784"/><text:alphabetical-index-mark-end text:id="IMark91631160"/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7209272"/><text:alphabetical-index-mark-end text:id="IMark92871112"/><text:alphabetical-index-mark-end text:id="IMark96944584"/><text:alphabetical-index-mark-end text:id="IMark92464712"/><text:alphabetical-index-mark-end text:id="IMark92340664"/><text:alphabetical-index-mark-end text:id="IMark72312216"/><text:alphabetical-index-mark-end text:id="IMark92955864"/><text:alphabetical-index-mark-end text:id="IMark97141448"/><text:alphabetical-index-mark-end text:id="IMark87218216"/><text:alphabetical-index-mark-end text:id="IMark93361752"/><text:alphabetical-index-mark-end text:id="IMark95445544"/><text:alphabetical-index-mark-end text:id="IMark93389672"/><text:alphabetical-index-mark-end text:id="IMark101397992"/><text:alphabetical-index-mark-end text:id="IMark97019384"/><text:alphabetical-index-mark-end text:id="IMark92392776"/><text:alphabetical-index-mark-end text:id="IMark93362968"/> <text:alphabetical-index-mark-start text:id="IMark91096856"/><text:alphabetical-index-mark-start text:id="IMark93399592"/><text:alphabetical-index-mark-start text:id="IMark96086968"/><text:alphabetical-index-mark-start text:id="IMark72061608"/><text:alphabetical-index-mark-start text:id="IMark79459848"/><text:alphabetical-index-mark-start text:id="IMark101324488"/><text:alphabetical-index-mark-start text:id="IMark93434072"/><text:alphabetical-index-mark-start text:id="IMark100459384"/><text:alphabetical-index-mark-start text:id="IMark96049240"/><text:alphabetical-index-mark-start text:id="IMark97941528"/><text:alphabetical-index-mark-start text:id="IMark96336456"/>file<text:alphabetical-index-mark-end text:id="IMark96336456"/><text:alphabetical-index-mark-end text:id="IMark97941528"/><text:alphabetical-index-mark-end text:id="IMark96049240"/><text:alphabetical-index-mark-end text:id="IMark100459384"/><text:alphabetical-index-mark-end text:id="IMark93434072"/><text:alphabetical-index-mark-end text:id="IMark101324488"/><text:alphabetical-index-mark-end text:id="IMark79459848"/><text:alphabetical-index-mark-end text:id="IMark72061608"/><text:alphabetical-index-mark-end text:id="IMark96086968"/><text:alphabetical-index-mark-end text:id="IMark93399592"/><text:alphabetical-index-mark-end text:id="IMark91096856"/> as second argument, <text:alphabetical-index-mark-start text:id="IMark79540824"/><text:alphabetical-index-mark-start text:id="IMark88255144"/><text:alphabetical-index-mark-start text:id="IMark95937480"/><text:alphabetical-index-mark-start text:id="IMark81532696"/><text:alphabetical-index-mark-start text:id="IMark90857528"/><text:alphabetical-index-mark-start text:id="IMark101410760"/><text:alphabetical-index-mark-start text:id="IMark100037704"/><text:alphabetical-index-mark-start text:id="IMark95938808"/><text:alphabetical-index-mark-start text:id="IMark99481256"/><text:alphabetical-index-mark-start text:id="IMark90386520"/><text:alphabetical-index-mark-start text:id="IMark91885112"/><text:alphabetical-index-mark-start text:id="IMark91424776"/><text:alphabetical-index-mark-start text:id="IMark92380552"/><text:alphabetical-index-mark-start text:id="IMark95294968"/><text:alphabetical-index-mark-start text:id="IMark87230520"/><text:alphabetical-index-mark-start text:id="IMark95971288"/><text:alphabetical-index-mark-start text:id="IMark91696504"/><text:alphabetical-index-mark-start text:id="IMark97696696"/><text:alphabetical-index-mark-start text:id="IMark97695192"/><text:alphabetical-index-mark-start text:id="IMark97693688"/><text:alphabetical-index-mark-start text:id="IMark97692184"/><text:alphabetical-index-mark-start text:id="IMark96275208"/>sql<text:alphabetical-index-mark-end text:id="IMark96275208"/><text:alphabetical-index-mark-end text:id="IMark97692184"/><text:alphabetical-index-mark-end text:id="IMark97693688"/><text:alphabetical-index-mark-end text:id="IMark97695192"/><text:alphabetical-index-mark-end text:id="IMark97696696"/><text:alphabetical-index-mark-end text:id="IMark91696504"/><text:alphabetical-index-mark-end text:id="IMark95971288"/><text:alphabetical-index-mark-end text:id="IMark87230520"/><text:alphabetical-index-mark-end text:id="IMark95294968"/><text:alphabetical-index-mark-end text:id="IMark92380552"/><text:alphabetical-index-mark-end text:id="IMark91424776"/><text:alphabetical-index-mark-end text:id="IMark91885112"/><text:alphabetical-index-mark-end text:id="IMark90386520"/><text:alphabetical-index-mark-end text:id="IMark99481256"/><text:alphabetical-index-mark-end text:id="IMark95938808"/><text:alphabetical-index-mark-end text:id="IMark100037704"/><text:alphabetical-index-mark-end text:id="IMark101410760"/><text:alphabetical-index-mark-end text:id="IMark90857528"/><text:alphabetical-index-mark-end text:id="IMark81532696"/><text:alphabetical-index-mark-end text:id="IMark95937480"/><text:alphabetical-index-mark-end text:id="IMark88255144"/><text:alphabetical-index-mark-end text:id="IMark79540824"/>p opens the <text:alphabetical-index-mark-start text:id="IMark96272424"/><text:alphabetical-index-mark-start text:id="IMark96270920"/><text:alphabetical-index-mark-start text:id="IMark96269416"/><text:alphabetical-index-mark-start text:id="IMark96267912"/><text:alphabetical-index-mark-start text:id="IMark96266408"/><text:alphabetical-index-mark-start text:id="IMark96264904"/><text:alphabetical-index-mark-start text:id="IMark96263400"/><text:alphabetical-index-mark-start text:id="IMark96261896"/><text:alphabetical-index-mark-start text:id="IMark96260392"/><text:alphabetical-index-mark-start text:id="IMark96706248"/><text:alphabetical-index-mark-start text:id="IMark96704744"/>file<text:alphabetical-index-mark-end text:id="IMark96704744"/><text:alphabetical-index-mark-end text:id="IMark96706248"/><text:alphabetical-index-mark-end text:id="IMark96260392"/><text:alphabetical-index-mark-end text:id="IMark96261896"/><text:alphabetical-index-mark-end text:id="IMark96263400"/><text:alphabetical-index-mark-end text:id="IMark96264904"/><text:alphabetical-index-mark-end text:id="IMark96266408"/><text:alphabetical-index-mark-end text:id="IMark96267912"/><text:alphabetical-index-mark-end text:id="IMark96269416"/><text:alphabetical-index-mark-end text:id="IMark96270920"/><text:alphabetical-index-mark-end text:id="IMark96272424"/> and converts all its contents into a <text:alphabetical-index-mark-start text:id="IMark96703240"/><text:alphabetical-index-mark-start text:id="IMark96691224"/><text:alphabetical-index-mark-start text:id="IMark97698200"/><text:alphabetical-index-mark-start text:id="IMark97703928"/><text:alphabetical-index-mark-start text:id="IMark97702424"/><text:alphabetical-index-mark-start text:id="IMark97705432"/><text:alphabetical-index-mark-start text:id="IMark92292568"/><text:alphabetical-index-mark-start text:id="IMark92291064"/><text:alphabetical-index-mark-start text:id="IMark92300584"/><text:alphabetical-index-mark-start text:id="IMark92299080"/><text:alphabetical-index-mark-start text:id="IMark92301336"/>single<text:alphabetical-index-mark-end text:id="IMark92301336"/><text:alphabetical-index-mark-end text:id="IMark92299080"/><text:alphabetical-index-mark-end text:id="IMark92300584"/><text:alphabetical-index-mark-end text:id="IMark92291064"/><text:alphabetical-index-mark-end text:id="IMark92292568"/><text:alphabetical-index-mark-end text:id="IMark97705432"/><text:alphabetical-index-mark-end text:id="IMark97702424"/><text:alphabetical-index-mark-end text:id="IMark97703928"/><text:alphabetical-index-mark-end text:id="IMark97698200"/><text:alphabetical-index-mark-end text:id="IMark96691224"/><text:alphabetical-index-mark-end text:id="IMark96703240"/> <text:alphabetical-index-mark-start text:id="IMark91927688"/><text:alphabetical-index-mark-start text:id="IMark91929944"/><text:alphabetical-index-mark-start text:id="IMark99369528"/><text:alphabetical-index-mark-start text:id="IMark99368024"/><text:alphabetical-index-mark-start text:id="IMark99366520"/><text:alphabetical-index-mark-start text:id="IMark99365016"/><text:alphabetical-index-mark-start text:id="IMark72333288"/><text:alphabetical-index-mark-start text:id="IMark72331784"/><text:alphabetical-index-mark-start text:id="IMark96128408"/><text:alphabetical-index-mark-start text:id="IMark96126904"/><text:alphabetical-index-mark-start text:id="IMark96125400"/>string<text:alphabetical-index-mark-end text:id="IMark96125400"/><text:alphabetical-index-mark-end text:id="IMark96126904"/><text:alphabetical-index-mark-end text:id="IMark96128408"/><text:alphabetical-index-mark-end text:id="IMark72331784"/><text:alphabetical-index-mark-end text:id="IMark72333288"/><text:alphabetical-index-mark-end text:id="IMark99365016"/><text:alphabetical-index-mark-end text:id="IMark99366520"/><text:alphabetical-index-mark-end text:id="IMark99368024"/><text:alphabetical-index-mark-end text:id="IMark99369528"/><text:alphabetical-index-mark-end text:id="IMark91929944"/><text:alphabetical-index-mark-end text:id="IMark91927688"/>, that then is passed to <text:alphabetical-index-mark-start text:id="IMark96123896"/><text:alphabetical-index-mark-start text:id="IMark96122392"/><text:alphabetical-index-mark-start text:id="IMark96120888"/><text:alphabetical-index-mark-start text:id="IMark96119384"/><text:alphabetical-index-mark-start text:id="IMark95474888"/><text:alphabetical-index-mark-start text:id="IMark95473384"/><text:alphabetical-index-mark-start text:id="IMark95471880"/><text:alphabetical-index-mark-start text:id="IMark95470376"/><text:alphabetical-index-mark-start text:id="IMark95468872"/><text:alphabetical-index-mark-start text:id="IMark96446312"/><text:alphabetical-index-mark-start text:id="IMark96431320"/><text:alphabetical-index-mark-start text:id="IMark95443256"/><text:alphabetical-index-mark-start text:id="IMark95441752"/><text:alphabetical-index-mark-start text:id="IMark95440248"/><text:alphabetical-index-mark-start text:id="IMark95438744"/><text:alphabetical-index-mark-start text:id="IMark97151000"/><text:alphabetical-index-mark-start text:id="IMark97697448"/><text:alphabetical-index-mark-start text:id="IMark92228712"/><text:alphabetical-index-mark-start text:id="IMark97699336"/><text:alphabetical-index-mark-start text:id="IMark99152568"/><text:alphabetical-index-mark-start text:id="IMark99153896"/><text:alphabetical-index-mark-start text:id="IMark99155224"/><text:alphabetical-index-mark-start text:id="IMark99156552"/><text:alphabetical-index-mark-start text:id="IMark99157880"/><text:alphabetical-index-mark-start text:id="IMark99159208"/><text:alphabetical-index-mark-start text:id="IMark99160536"/><text:alphabetical-index-mark-start text:id="IMark99161864"/><text:alphabetical-index-mark-start text:id="IMark99163192"/><text:alphabetical-index-mark-start text:id="IMark99164520"/><text:alphabetical-index-mark-start text:id="IMark101339384"/><text:alphabetical-index-mark-start text:id="IMark95715896"/><text:alphabetical-index-mark-start text:id="IMark95717224"/><text:alphabetical-index-mark-start text:id="IMark95718552"/>Sql<text:alphabetical-index-mark-end text:id="IMark95718552"/><text:alphabetical-index-mark-end text:id="IMark95717224"/><text:alphabetical-index-mark-end text:id="IMark95715896"/><text:alphabetical-index-mark-end text:id="IMark101339384"/><text:alphabetical-index-mark-end text:id="IMark99164520"/><text:alphabetical-index-mark-end text:id="IMark99163192"/><text:alphabetical-index-mark-end text:id="IMark99161864"/><text:alphabetical-index-mark-end text:id="IMark99160536"/><text:alphabetical-index-mark-end text:id="IMark99159208"/><text:alphabetical-index-mark-end text:id="IMark99157880"/><text:alphabetical-index-mark-end text:id="IMark99156552"/><text:alphabetical-index-mark-end text:id="IMark99155224"/><text:alphabetical-index-mark-end text:id="IMark99153896"/><text:alphabetical-index-mark-end text:id="IMark99152568"/><text:alphabetical-index-mark-end text:id="IMark97699336"/><text:alphabetical-index-mark-end text:id="IMark92228712"/><text:alphabetical-index-mark-end text:id="IMark97697448"/><text:alphabetical-index-mark-end text:id="IMark97151000"/><text:alphabetical-index-mark-end text:id="IMark95438744"/><text:alphabetical-index-mark-end text:id="IMark95440248"/><text:alphabetical-index-mark-end text:id="IMark95441752"/><text:alphabetical-index-mark-end text:id="IMark95443256"/>ite<text:alphabetical-index-mark-end text:id="IMark96431320"/><text:alphabetical-index-mark-end text:id="IMark96446312"/><text:alphabetical-index-mark-end text:id="IMark95468872"/><text:alphabetical-index-mark-end text:id="IMark95470376"/><text:alphabetical-index-mark-end text:id="IMark95471880"/><text:alphabetical-index-mark-end text:id="IMark95473384"/><text:alphabetical-index-mark-end text:id="IMark95474888"/><text:alphabetical-index-mark-end text:id="IMark96119384"/><text:alphabetical-index-mark-end text:id="IMark96120888"/><text:alphabetical-index-mark-end text:id="IMark96122392"/><text:alphabetical-index-mark-end text:id="IMark96123896"/>3. <text:span text:style-name="T41">Once data is </text:span><text:alphabetical-index-mark-start text:id="IMark100091464"/><text:alphabetical-index-mark-start text:id="IMark100092792"/><text:alphabetical-index-mark-start text:id="IMark97522824"/><text:alphabetical-index-mark-start text:id="IMark97524152"/><text:alphabetical-index-mark-start text:id="IMark97525480"/><text:alphabetical-index-mark-start text:id="IMark97526808"/><text:alphabetical-index-mark-start text:id="IMark97528136"/><text:alphabetical-index-mark-start text:id="IMark97529464"/><text:alphabetical-index-mark-start text:id="IMark97530792"/><text:alphabetical-index-mark-start text:id="IMark97532120"/><text:alphabetical-index-mark-start text:id="IMark97533448"/><text:span text:style-name="T41">retrieve</text:span><text:alphabetical-index-mark-end text:id="IMark97533448"/><text:alphabetical-index-mark-end text:id="IMark97532120"/><text:alphabetical-index-mark-end text:id="IMark97530792"/><text:alphabetical-index-mark-end text:id="IMark97529464"/><text:alphabetical-index-mark-end text:id="IMark97528136"/><text:alphabetical-index-mark-end text:id="IMark97526808"/><text:alphabetical-index-mark-end text:id="IMark97525480"/><text:alphabetical-index-mark-end text:id="IMark97524152"/><text:alphabetical-index-mark-end text:id="IMark97522824"/><text:alphabetical-index-mark-end text:id="IMark100092792"/><text:alphabetical-index-mark-end text:id="IMark100091464"/><text:span text:style-name="T41">d from the </text:span><text:alphabetical-index-mark-start text:id="IMark99130424"/><text:alphabetical-index-mark-start text:id="IMark99131752"/><text:alphabetical-index-mark-start text:id="IMark99133080"/><text:alphabetical-index-mark-start text:id="IMark99134408"/><text:alphabetical-index-mark-start text:id="IMark99135736"/><text:alphabetical-index-mark-start text:id="IMark99137064"/><text:alphabetical-index-mark-start text:id="IMark99138392"/><text:alphabetical-index-mark-start text:id="IMark99139720"/><text:alphabetical-index-mark-start text:id="IMark99141576"/><text:alphabetical-index-mark-start text:id="IMark99142904"/><text:alphabetical-index-mark-start text:id="IMark81553112"/><text:span text:style-name="T41">.</text:span><text:alphabetical-index-mark-start text:id="IMark99693400"/><text:alphabetical-index-mark-start text:id="IMark99694728"/><text:alphabetical-index-mark-start text:id="IMark99696056"/><text:alphabetical-index-mark-start text:id="IMark99697384"/><text:alphabetical-index-mark-start text:id="IMark99698712"/><text:alphabetical-index-mark-start text:id="IMark99700040"/><text:alphabetical-index-mark-start text:id="IMark99701368"/><text:alphabetical-index-mark-start text:id="IMark99702696"/><text:alphabetical-index-mark-start text:id="IMark99704024"/><text:alphabetical-index-mark-start text:id="IMark99705352"/><text:alphabetical-index-mark-start text:id="IMark99706680"/><text:alphabetical-index-mark-start text:id="IMark99708008"/><text:alphabetical-index-mark-start text:id="IMark99709336"/><text:alphabetical-index-mark-start text:id="IMark100783368"/><text:alphabetical-index-mark-start text:id="IMark100784696"/><text:alphabetical-index-mark-start text:id="IMark100786024"/><text:alphabetical-index-mark-start text:id="IMark100787352"/><text:alphabetical-index-mark-start text:id="IMark100788680"/><text:alphabetical-index-mark-start text:id="IMark100790008"/><text:alphabetical-index-mark-start text:id="IMark100791336"/><text:alphabetical-index-mark-start text:id="IMark100792664"/><text:alphabetical-index-mark-start text:id="IMark100793992"/><text:span text:style-name="T41">sql</text:span><text:alphabetical-index-mark-end text:id="IMark100793992"/><text:alphabetical-index-mark-end text:id="IMark100792664"/><text:alphabetical-index-mark-end text:id="IMark100791336"/><text:alphabetical-index-mark-end text:id="IMark100790008"/><text:alphabetical-index-mark-end text:id="IMark100788680"/><text:alphabetical-index-mark-end text:id="IMark100787352"/><text:alphabetical-index-mark-end text:id="IMark100786024"/><text:alphabetical-index-mark-end text:id="IMark100784696"/><text:alphabetical-index-mark-end text:id="IMark100783368"/><text:alphabetical-index-mark-end text:id="IMark99709336"/><text:alphabetical-index-mark-end text:id="IMark99708008"/><text:alphabetical-index-mark-end text:id="IMark99706680"/><text:alphabetical-index-mark-end text:id="IMark99705352"/><text:alphabetical-index-mark-end text:id="IMark99704024"/><text:alphabetical-index-mark-end text:id="IMark99702696"/><text:alphabetical-index-mark-end text:id="IMark99701368"/><text:alphabetical-index-mark-end text:id="IMark99700040"/><text:alphabetical-index-mark-end text:id="IMark99698712"/><text:alphabetical-index-mark-end text:id="IMark99697384"/><text:alphabetical-index-mark-end text:id="IMark99696056"/><text:alphabetical-index-mark-end text:id="IMark99694728"/><text:alphabetical-index-mark-end text:id="IMark99693400"/><text:alphabetical-index-mark-end text:id="IMark81553112"/><text:alphabetical-index-mark-end text:id="IMark99142904"/><text:alphabetical-index-mark-end text:id="IMark99141576"/><text:alphabetical-index-mark-end text:id="IMark99139720"/><text:alphabetical-index-mark-end text:id="IMark99138392"/><text:alphabetical-index-mark-end text:id="IMark99137064"/><text:alphabetical-index-mark-end text:id="IMark99135736"/><text:alphabetical-index-mark-end text:id="IMark99134408"/><text:alphabetical-index-mark-end text:id="IMark99133080"/><text:alphabetical-index-mark-end text:id="IMark99131752"/><text:alphabetical-index-mark-end text:id="IMark99130424"/><text:span text:style-name="T41"> </text:span><text:alphabetical-index-mark-start text:id="IMark91403320"/><text:alphabetical-index-mark-start text:id="IMark91404648"/><text:alphabetical-index-mark-start text:id="IMark91405976"/><text:alphabetical-index-mark-start text:id="IMark91407832"/><text:alphabetical-index-mark-start text:id="IMark91409160"/><text:alphabetical-index-mark-start text:id="IMark91410488"/><text:alphabetical-index-mark-start text:id="IMark91411816"/><text:alphabetical-index-mark-start text:id="IMark91413144"/><text:alphabetical-index-mark-start text:id="IMark91414472"/><text:alphabetical-index-mark-start text:id="IMark91415800"/><text:alphabetical-index-mark-start text:id="IMark91417128"/><text:span text:style-name="T41">file</text:span><text:alphabetical-index-mark-end text:id="IMark91417128"/><text:alphabetical-index-mark-end text:id="IMark91415800"/><text:alphabetical-index-mark-end text:id="IMark91414472"/><text:alphabetical-index-mark-end text:id="IMark91413144"/><text:alphabetical-index-mark-end text:id="IMark91411816"/><text:alphabetical-index-mark-end text:id="IMark91410488"/><text:alphabetical-index-mark-end text:id="IMark91409160"/><text:alphabetical-index-mark-end text:id="IMark91407832"/><text:alphabetical-index-mark-end text:id="IMark91405976"/><text:alphabetical-index-mark-end text:id="IMark91404648"/><text:alphabetical-index-mark-end text:id="IMark91403320"/><text:span text:style-name="T41"> and converted into a rather long </text:span><text:alphabetical-index-mark-start text:id="IMark96197416"/><text:alphabetical-index-mark-start text:id="IMark96198744"/><text:alphabetical-index-mark-start text:id="IMark96200072"/><text:alphabetical-index-mark-start text:id="IMark96201400"/><text:alphabetical-index-mark-start text:id="IMark96202728"/><text:alphabetical-index-mark-start text:id="IMark96204056"/><text:alphabetical-index-mark-start text:id="IMark96205384"/><text:alphabetical-index-mark-start text:id="IMark96489864"/><text:alphabetical-index-mark-start text:id="IMark96491192"/><text:alphabetical-index-mark-start text:id="IMark96492520"/><text:alphabetical-index-mark-start text:id="IMark96493848"/><text:span text:style-name="T41">string</text:span><text:alphabetical-index-mark-end text:id="IMark96493848"/><text:alphabetical-index-mark-end text:id="IMark96492520"/><text:alphabetical-index-mark-end text:id="IMark96491192"/><text:alphabetical-index-mark-end text:id="IMark96489864"/><text:alphabetical-index-mark-end text:id="IMark96205384"/><text:alphabetical-index-mark-end text:id="IMark96204056"/><text:alphabetical-index-mark-end text:id="IMark96202728"/><text:alphabetical-index-mark-end text:id="IMark96201400"/><text:alphabetical-index-mark-end text:id="IMark96200072"/><text:alphabetical-index-mark-end text:id="IMark96198744"/><text:alphabetical-index-mark-end text:id="IMark96197416"/><text:span text:style-name="T41">, </text:span><text:alphabetical-index-mark-start text:id="IMark96504952"/><text:alphabetical-index-mark-start text:id="IMark96506280"/><text:alphabetical-index-mark-start text:id="IMark96507608"/><text:alphabetical-index-mark-start text:id="IMark93363800"/><text:alphabetical-index-mark-start text:id="IMark93365128"/><text:alphabetical-index-mark-start text:id="IMark93366456"/><text:alphabetical-index-mark-start text:id="IMark93367784"/><text:alphabetical-index-mark-start text:id="IMark93369112"/><text:alphabetical-index-mark-start text:id="IMark93370440"/><text:alphabetical-index-mark-start text:id="IMark93371768"/><text:alphabetical-index-mark-start text:id="IMark93373096"/><text:alphabetical-index-mark-start text:id="IMark93374424"/><text:alphabetical-index-mark-start text:id="IMark93375752"/><text:alphabetical-index-mark-start text:id="IMark93377080"/><text:alphabetical-index-mark-start text:id="IMark93378408"/><text:alphabetical-index-mark-start text:id="IMark93379736"/><text:alphabetical-index-mark-start text:id="IMark93381064"/><text:alphabetical-index-mark-start text:id="IMark98378472"/><text:alphabetical-index-mark-start text:id="IMark98379800"/><text:alphabetical-index-mark-start text:id="IMark98381656"/><text:alphabetical-index-mark-start text:id="IMark98382984"/><text:alphabetical-index-mark-start text:id="IMark98384312"/><text:span text:style-name="T41">sql</text:span><text:alphabetical-index-mark-end text:id="IMark98384312"/><text:alphabetical-index-mark-end text:id="IMark98382984"/><text:alphabetical-index-mark-end text:id="IMark98381656"/><text:alphabetical-index-mark-end text:id="IMark98379800"/><text:alphabetical-index-mark-end text:id="IMark98378472"/><text:alphabetical-index-mark-end text:id="IMark93381064"/><text:alphabetical-index-mark-end text:id="IMark93379736"/><text:alphabetical-index-mark-end text:id="IMark93378408"/><text:alphabetical-index-mark-end text:id="IMark93377080"/><text:alphabetical-index-mark-end text:id="IMark93375752"/><text:alphabetical-index-mark-end text:id="IMark93374424"/><text:alphabetical-index-mark-end text:id="IMark93373096"/><text:alphabetical-index-mark-end text:id="IMark93371768"/><text:alphabetical-index-mark-end text:id="IMark93370440"/><text:alphabetical-index-mark-end text:id="IMark93369112"/><text:alphabetical-index-mark-end text:id="IMark93367784"/><text:alphabetical-index-mark-end text:id="IMark93366456"/><text:alphabetical-index-mark-end text:id="IMark93365128"/><text:alphabetical-index-mark-end text:id="IMark93363800"/><text:alphabetical-index-mark-end text:id="IMark96507608"/><text:alphabetical-index-mark-end text:id="IMark96506280"/><text:alphabetical-index-mark-end text:id="IMark96504952"/><text:span text:style-name="T41">p treats that data exactly as in the case of a short </text:span><text:alphabetical-index-mark-start text:id="IMark92076264"/><text:alphabetical-index-mark-start text:id="IMark92077528"/><text:alphabetical-index-mark-start text:id="IMark92078856"/><text:alphabetical-index-mark-start text:id="IMark92080184"/><text:alphabetical-index-mark-start text:id="IMark92081512"/><text:alphabetical-index-mark-start text:id="IMark92082840"/><text:alphabetical-index-mark-start text:id="IMark92084168"/><text:alphabetical-index-mark-start text:id="IMark92085496"/><text:alphabetical-index-mark-start text:id="IMark92086824"/><text:alphabetical-index-mark-start text:id="IMark92088152"/><text:alphabetical-index-mark-start text:id="IMark96087848"/><text:span text:style-name="T41">string</text:span><text:alphabetical-index-mark-end text:id="IMark96087848"/><text:alphabetical-index-mark-end text:id="IMark92088152"/><text:alphabetical-index-mark-end text:id="IMark92086824"/><text:alphabetical-index-mark-end text:id="IMark92085496"/><text:alphabetical-index-mark-end text:id="IMark92084168"/><text:alphabetical-index-mark-end text:id="IMark92082840"/><text:alphabetical-index-mark-end text:id="IMark92081512"/><text:alphabetical-index-mark-end text:id="IMark92080184"/><text:alphabetical-index-mark-end text:id="IMark92078856"/><text:alphabetical-index-mark-end text:id="IMark92077528"/><text:alphabetical-index-mark-end text:id="IMark92076264"/><text:span text:style-name="T41"> </text:span><text:alphabetical-index-mark-start text:id="IMark96098920"/><text:alphabetical-index-mark-start text:id="IMark96100248"/><text:alphabetical-index-mark-start text:id="IMark96101576"/><text:alphabetical-index-mark-start text:id="IMark96102904"/><text:alphabetical-index-mark-start text:id="IMark96104232"/><text:alphabetical-index-mark-start text:id="IMark96105560"/><text:alphabetical-index-mark-start text:id="IMark98006696"/><text:alphabetical-index-mark-start text:id="IMark98008024"/><text:alphabetical-index-mark-start text:id="IMark98009352"/><text:alphabetical-index-mark-start text:id="IMark98010680"/><text:alphabetical-index-mark-start text:id="IMark98012008"/><text:span text:style-name="T41">query</text:span><text:alphabetical-index-mark-end text:id="IMark98012008"/><text:alphabetical-index-mark-end text:id="IMark98010680"/><text:alphabetical-index-mark-end text:id="IMark98009352"/><text:alphabetical-index-mark-end text:id="IMark98008024"/><text:alphabetical-index-mark-end text:id="IMark98006696"/><text:alphabetical-index-mark-end text:id="IMark96105560"/><text:alphabetical-index-mark-end text:id="IMark96104232"/><text:alphabetical-index-mark-end text:id="IMark96102904"/><text:alphabetical-index-mark-end text:id="IMark96101576"/><text:alphabetical-index-mark-end text:id="IMark96100248"/><text:alphabetical-index-mark-end text:id="IMark96098920"/><text:span text:style-name="T41">.</text:span></text:p>
      <text:p text:style-name="P29"/>
      <text:p text:style-name="P69">An embedded emulator does the same for .hql <text:alphabetical-index-mark-start text:id="IMark90857528"/><text:alphabetical-index-mark-start text:id="IMark101410760"/>file<text:alphabetical-index-mark-end text:id="IMark101410760"/><text:alphabetical-index-mark-end text:id="IMark90857528"/>s and <text:alphabetical-index-mark-start text:id="IMark100037704"/><text:alphabetical-index-mark-start text:id="IMark95938808"/>HDFql<text:alphabetical-index-mark-end text:id="IMark95938808"/><text:alphabetical-index-mark-end text:id="IMark100037704"/> <text:alphabetical-index-mark-start text:id="IMark99481256"/><text:alphabetical-index-mark-start text:id="IMark90386520"/>composite<text:alphabetical-index-mark-end text:id="IMark90386520"/><text:alphabetical-index-mark-end text:id="IMark99481256"/> <text:alphabetical-index-mark-start text:id="IMark91885112"/><text:alphabetical-index-mark-start text:id="IMark91424776"/>queries<text:alphabetical-index-mark-end text:id="IMark91424776"/><text:alphabetical-index-mark-end text:id="IMark91885112"/>. This means that the user only has to learn one interface for both <text:alphabetical-index-mark-start text:id="IMark92380552"/><text:alphabetical-index-mark-start text:id="IMark95294968"/>database<text:alphabetical-index-mark-end text:id="IMark95294968"/><text:alphabetical-index-mark-end text:id="IMark92380552"/> types.</text:p>
      <text:p text:style-name="P46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42"/>
      <text:p text:style-name="P42"/>
      <text:h text:style-name="Heading_20_3" text:outline-level="3"><text:bookmark-start text:name="__RefHeading___Toc969_76759228"/>3.<text:span text:style-name="T41">1</text:span>.1. <text:span text:style-name="T41">Embed </text:span><text:alphabetical-index-mark-start text:id="IMark93362968"/><text:alphabetical-index-mark-start text:id="IMark97019384"/><text:alphabetical-index-mark-start text:id="IMark101397992"/><text:alphabetical-index-mark-start text:id="IMark93389672"/><text:alphabetical-index-mark-start text:id="IMark95445544"/><text:alphabetical-index-mark-start text:id="IMark93361752"/><text:alphabetical-index-mark-start text:id="IMark87218216"/><text:alphabetical-index-mark-start text:id="IMark97141448"/><text:alphabetical-index-mark-start text:id="IMark92955864"/><text:alphabetical-index-mark-start text:id="IMark72312216"/><text:alphabetical-index-mark-start text:id="IMark92340664"/><text:alphabetical-index-mark-start text:id="IMark92464712"/><text:alphabetical-index-mark-start text:id="IMark96944584"/><text:alphabetical-index-mark-start text:id="IMark92871112"/><text:alphabetical-index-mark-start text:id="IMark97209272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493128"/><text:alphabetical-index-mark-start text:id="IMark90937912"/><text:alphabetical-index-mark-start text:id="IMark92453096"/><text:span text:style-name="T41">sql</text:span><text:alphabetical-index-mark-end text:id="IMark92453096"/><text:alphabetical-index-mark-end text:id="IMark90937912"/><text:alphabetical-index-mark-end text:id="IMark92493128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7209272"/><text:alphabetical-index-mark-end text:id="IMark92871112"/><text:alphabetical-index-mark-end text:id="IMark96944584"/><text:alphabetical-index-mark-end text:id="IMark92464712"/><text:alphabetical-index-mark-end text:id="IMark92340664"/><text:alphabetical-index-mark-end text:id="IMark72312216"/><text:alphabetical-index-mark-end text:id="IMark92955864"/><text:alphabetical-index-mark-end text:id="IMark97141448"/><text:alphabetical-index-mark-end text:id="IMark87218216"/><text:alphabetical-index-mark-end text:id="IMark93361752"/><text:alphabetical-index-mark-end text:id="IMark95445544"/><text:alphabetical-index-mark-end text:id="IMark93389672"/><text:alphabetical-index-mark-end text:id="IMark101397992"/><text:alphabetical-index-mark-end text:id="IMark97019384"/><text:alphabetical-index-mark-end text:id="IMark93362968"/><text:span text:style-name="T41">p in a multi </text:span><text:alphabetical-index-mark-start text:id="IMark91631160"/><text:alphabetical-index-mark-start text:id="IMark92063784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<text:alphabetical-index-mark-start text:id="IMark101408232"/><text:alphabetical-index-mark-start text:id="IMark96990312"/><text:span text:style-name="T41">thread</text:span><text:alphabetical-index-mark-end text:id="IMark96990312"/><text:alphabetical-index-mark-end text:id="IMark101408232"/>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2063784"/><text:alphabetical-index-mark-end text:id="IMark91631160"/><text:span text:style-name="T41">ed </text:span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91098088"/><text:alphabetical-index-mark-start text:id="IMark96464680"/><text:alphabetical-index-mark-start text:id="IMark96051896"/><text:alphabetical-index-mark-start text:id="IMark95510040"/><text:span text:style-name="T41">environment</text:span><text:alphabetical-index-mark-end text:id="IMark95510040"/><text:alphabetical-index-mark-end text:id="IMark96051896"/><text:alphabetical-index-mark-end text:id="IMark96464680"/><text:alphabetical-index-mark-end text:id="IMark91098088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span text:style-name="T41">.</text:span><text:bookmark-end text:name="__RefHeading___Toc969_76759228"/></text:h>
      <text:p text:style-name="P44"/>
      <text:p text:style-name="P44"><text:alphabetical-index-mark-start text:id="IMark91040008"/><text:alphabetical-index-mark-start text:id="IMark91517576"/><text:alphabetical-index-mark-start text:id="IMark98256056"/><text:alphabetical-index-mark-start text:id="IMark101382824"/><text:alphabetical-index-mark-start text:id="IMark92095816"/><text:alphabetical-index-mark-start text:id="IMark99763800"/>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95214664"/><text:alphabetical-index-mark-start text:id="IMark87231752"/><text:alphabetical-index-mark-start text:id="IMark101405704"/><text:alphabetical-index-mark-start text:id="IMark97699336"/><text:alphabetical-index-mark-start text:id="IMark88255144"/><text:alphabetical-index-mark-start text:id="IMark79540824"/><text:alphabetical-index-mark-start text:id="IMark81532696"/><text:alphabetical-index-mark-start text:id="IMark95937480"/><text:span text:style-name="T41">S</text:span>ql<text:alphabetical-index-mark-end text:id="IMark95937480"/><text:alphabetical-index-mark-end text:id="IMark81532696"/><text:alphabetical-index-mark-end text:id="IMark79540824"/><text:alphabetical-index-mark-end text:id="IMark88255144"/><text:alphabetical-index-mark-end text:id="IMark97699336"/><text:alphabetical-index-mark-end text:id="IMark101405704"/><text:alphabetical-index-mark-end text:id="IMark87231752"/><text:alphabetical-index-mark-end text:id="IMark95214664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99763800"/><text:alphabetical-index-mark-end text:id="IMark92095816"/><text:alphabetical-index-mark-end text:id="IMark101382824"/><text:alphabetical-index-mark-end text:id="IMark98256056"/><text:alphabetical-index-mark-end text:id="IMark91517576"/><text:alphabetical-index-mark-end text:id="IMark91040008"/>p <text:span text:style-name="T41">could work</text:span> in a multi <text:alphabetical-index-mark-start text:id="IMark95294968"/><text:alphabetical-index-mark-start text:id="IMark92380552"/><text:alphabetical-index-mark-start text:id="IMark91885112"/><text:alphabetical-index-mark-start text:id="IMark91424776"/><text:alphabetical-index-mark-start text:id="IMark99481256"/><text:alphabetical-index-mark-start text:id="IMark90386520"/><text:alphabetical-index-mark-start text:id="IMark100037704"/><text:alphabetical-index-mark-start text:id="IMark95938808"/><text:alphabetical-index-mark-start text:id="IMark90857528"/><text:alphabetical-index-mark-start text:id="IMark101410760"/><text:alphabetical-index-mark-start text:id="IMark87230520"/>thread<text:alphabetical-index-mark-end text:id="IMark87230520"/><text:alphabetical-index-mark-end text:id="IMark101410760"/><text:alphabetical-index-mark-end text:id="IMark90857528"/><text:alphabetical-index-mark-end text:id="IMark95938808"/><text:alphabetical-index-mark-end text:id="IMark100037704"/><text:alphabetical-index-mark-end text:id="IMark90386520"/><text:alphabetical-index-mark-end text:id="IMark99481256"/><text:alphabetical-index-mark-end text:id="IMark91424776"/><text:alphabetical-index-mark-end text:id="IMark91885112"/><text:alphabetical-index-mark-end text:id="IMark92380552"/><text:alphabetical-index-mark-end text:id="IMark95294968"/>ed <text:alphabetical-index-mark-start text:id="IMark91696504"/><text:alphabetical-index-mark-start text:id="IMark95971288"/><text:alphabetical-index-mark-start text:id="IMark91096856"/><text:alphabetical-index-mark-start text:id="IMark93399592"/><text:alphabetical-index-mark-start text:id="IMark96086968"/><text:alphabetical-index-mark-start text:id="IMark79459848"/><text:alphabetical-index-mark-start text:id="IMark72061608"/><text:alphabetical-index-mark-start text:id="IMark93434072"/><text:alphabetical-index-mark-start text:id="IMark101324488"/><text:alphabetical-index-mark-start text:id="IMark96049240"/><text:alphabetical-index-mark-start text:id="IMark100459384"/>environment<text:alphabetical-index-mark-end text:id="IMark100459384"/><text:alphabetical-index-mark-end text:id="IMark96049240"/><text:alphabetical-index-mark-end text:id="IMark101324488"/><text:alphabetical-index-mark-end text:id="IMark93434072"/><text:alphabetical-index-mark-end text:id="IMark72061608"/><text:alphabetical-index-mark-end text:id="IMark79459848"/><text:alphabetical-index-mark-end text:id="IMark96086968"/><text:alphabetical-index-mark-end text:id="IMark93399592"/><text:alphabetical-index-mark-end text:id="IMark91096856"/><text:alphabetical-index-mark-end text:id="IMark95971288"/><text:alphabetical-index-mark-end text:id="IMark91696504"/> <text:span text:style-name="T70">for </text:span><text:alphabetical-index-mark-start text:id="IMark96336456"/><text:alphabetical-index-mark-start text:id="IMark97941528"/><text:alphabetical-index-mark-start text:id="IMark92392776"/><text:alphabetical-index-mark-start text:id="IMark93362968"/><text:alphabetical-index-mark-start text:id="IMark97019384"/><text:alphabetical-index-mark-start text:id="IMark101397992"/><text:alphabetical-index-mark-start text:id="IMark93389672"/><text:alphabetical-index-mark-start text:id="IMark95445544"/><text:alphabetical-index-mark-start text:id="IMark93361752"/><text:alphabetical-index-mark-start text:id="IMark87218216"/><text:alphabetical-index-mark-start text:id="IMark97141448"/><text:alphabetical-index-mark-start text:id="IMark92955864"/><text:span text:style-name="T70">Sql</text:span><text:alphabetical-index-mark-end text:id="IMark92955864"/><text:alphabetical-index-mark-end text:id="IMark97141448"/><text:alphabetical-index-mark-end text:id="IMark87218216"/><text:alphabetical-index-mark-end text:id="IMark93361752"/><text:alphabetical-index-mark-end text:id="IMark95445544"/><text:alphabetical-index-mark-end text:id="IMark93389672"/><text:alphabetical-index-mark-end text:id="IMark101397992"/><text:alphabetical-index-mark-end text:id="IMark97019384"/><text:span text:style-name="T70">ite</text:span><text:alphabetical-index-mark-end text:id="IMark93362968"/><text:alphabetical-index-mark-end text:id="IMark92392776"/><text:alphabetical-index-mark-end text:id="IMark97941528"/><text:alphabetical-index-mark-end text:id="IMark96336456"/><text:span text:style-name="T70">3 </text:span>provided by <text:alphabetical-index-mark-start text:id="IMark72312216"/><text:alphabetical-index-mark-start text:id="IMark92340664"/><text:alphabetical-index-mark-start text:id="IMark92464712"/><text:alphabetical-index-mark-start text:id="IMark96944584"/><text:alphabetical-index-mark-start text:id="IMark92871112"/><text:alphabetical-index-mark-start text:id="IMark97209272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493128"/>OpenMP<text:alphabetical-index-mark-end text:id="IMark92493128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7209272"/><text:alphabetical-index-mark-end text:id="IMark92871112"/><text:alphabetical-index-mark-end text:id="IMark96944584"/><text:alphabetical-index-mark-end text:id="IMark92464712"/><text:alphabetical-index-mark-end text:id="IMark92340664"/><text:alphabetical-index-mark-end text:id="IMark72312216"/> or some <text:alphabetical-index-mark-start text:id="IMark90937912"/><text:alphabetical-index-mark-start text:id="IMark92453096"/><text:alphabetical-index-mark-start text:id="IMark91631160"/><text:alphabetical-index-mark-start text:id="IMark92063784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MPI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2063784"/><text:alphabetical-index-mark-end text:id="IMark91631160"/><text:alphabetical-index-mark-end text:id="IMark92453096"/><text:alphabetical-index-mark-end text:id="IMark90937912"/> 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91098088"/><text:alphabetical-index-mark-start text:id="IMark96464680"/>library<text:alphabetical-index-mark-end text:id="IMark96464680"/><text:alphabetical-index-mark-end text:id="IMark91098088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 <text:span text:style-name="T41">integrated into a </text:span><text:alphabetical-index-mark-start text:id="IMark96051896"/><text:alphabetical-index-mark-start text:id="IMark95510040"/><text:alphabetical-index-mark-start text:id="IMark88573976"/><text:alphabetical-index-mark-start text:id="IMark95779336"/><text:alphabetical-index-mark-start text:id="IMark91891944"/><text:alphabetical-index-mark-start text:id="IMark96997960"/><text:alphabetical-index-mark-start text:id="IMark92292568"/><text:alphabetical-index-mark-start text:id="IMark92300584"/><text:alphabetical-index-mark-start text:id="IMark92301336"/><text:alphabetical-index-mark-start text:id="IMark96270920"/><text:alphabetical-index-mark-start text:id="IMark96267912"/><text:span text:style-name="T41">program</text:span><text:alphabetical-index-mark-end text:id="IMark96267912"/><text:alphabetical-index-mark-end text:id="IMark96270920"/><text:alphabetical-index-mark-end text:id="IMark92301336"/><text:alphabetical-index-mark-end text:id="IMark92300584"/><text:alphabetical-index-mark-end text:id="IMark92292568"/><text:alphabetical-index-mark-end text:id="IMark96997960"/><text:alphabetical-index-mark-end text:id="IMark91891944"/><text:alphabetical-index-mark-end text:id="IMark95779336"/><text:alphabetical-index-mark-end text:id="IMark88573976"/><text:alphabetical-index-mark-end text:id="IMark95510040"/><text:alphabetical-index-mark-end text:id="IMark96051896"/><text:span text:style-name="T41"> that </text:span><text:alphabetical-index-mark-start text:id="IMark96264904"/><text:alphabetical-index-mark-start text:id="IMark96261896"/><text:alphabetical-index-mark-start text:id="IMark96706248"/><text:alphabetical-index-mark-start text:id="IMark97696696"/><text:alphabetical-index-mark-start text:id="IMark97693688"/><text:alphabetical-index-mark-start text:id="IMark96275208"/><text:alphabetical-index-mark-start text:id="IMark100091080"/><text:alphabetical-index-mark-start text:id="IMark99128536"/><text:alphabetical-index-mark-start text:id="IMark99127032"/><text:alphabetical-index-mark-start text:id="IMark97539656"/><text:alphabetical-index-mark-start text:id="IMark97538152"/><text:span text:style-name="T41">call</text:span><text:alphabetical-index-mark-end text:id="IMark97538152"/><text:alphabetical-index-mark-end text:id="IMark97539656"/><text:alphabetical-index-mark-end text:id="IMark99127032"/><text:alphabetical-index-mark-end text:id="IMark99128536"/><text:alphabetical-index-mark-end text:id="IMark100091080"/><text:alphabetical-index-mark-end text:id="IMark96275208"/><text:alphabetical-index-mark-end text:id="IMark97693688"/><text:alphabetical-index-mark-end text:id="IMark97696696"/><text:alphabetical-index-mark-end text:id="IMark96706248"/><text:alphabetical-index-mark-end text:id="IMark96261896"/><text:alphabetical-index-mark-end text:id="IMark96264904"/><text:span text:style-name="T41">s </text:span><text:alphabetical-index-mark-start text:id="IMark97536648"/><text:alphabetical-index-mark-start text:id="IMark97535144"/><text:alphabetical-index-mark-start text:id="IMark99693016"/><text:alphabetical-index-mark-start text:id="IMark91401432"/><text:alphabetical-index-mark-start text:id="IMark100818456"/><text:alphabetical-index-mark-start text:id="IMark100816952"/><text:alphabetical-index-mark-start text:id="IMark100815448"/><text:alphabetical-index-mark-start text:id="IMark100813944"/><text:alphabetical-index-mark-start text:id="IMark100812440"/><text:alphabetical-index-mark-start text:id="IMark100810936"/><text:alphabetical-index-mark-start text:id="IMark100809432"/><text:alphabetical-index-mark-start text:id="IMark100807928"/><text:alphabetical-index-mark-start text:id="IMark100806424"/><text:alphabetical-index-mark-start text:id="IMark100804920"/><text:alphabetical-index-mark-start text:id="IMark100803416"/><text:alphabetical-index-mark-start text:id="IMark100801912"/><text:alphabetical-index-mark-start text:id="IMark100799448"/><text:alphabetical-index-mark-start text:id="IMark100797944"/><text:alphabetical-index-mark-start text:id="IMark100796440"/><text:alphabetical-index-mark-start text:id="IMark91402936"/><text:alphabetical-index-mark-start text:id="IMark96195528"/><text:alphabetical-index-mark-start text:id="IMark96194024"/><text:span text:style-name="T41">sql</text:span><text:alphabetical-index-mark-end text:id="IMark96194024"/><text:alphabetical-index-mark-end text:id="IMark96195528"/><text:alphabetical-index-mark-end text:id="IMark91402936"/><text:alphabetical-index-mark-end text:id="IMark100796440"/><text:alphabetical-index-mark-end text:id="IMark100797944"/><text:alphabetical-index-mark-end text:id="IMark100799448"/><text:alphabetical-index-mark-end text:id="IMark100801912"/><text:alphabetical-index-mark-end text:id="IMark100803416"/><text:alphabetical-index-mark-end text:id="IMark100804920"/><text:alphabetical-index-mark-end text:id="IMark100806424"/><text:alphabetical-index-mark-end text:id="IMark100807928"/><text:alphabetical-index-mark-end text:id="IMark100809432"/><text:alphabetical-index-mark-end text:id="IMark100810936"/><text:alphabetical-index-mark-end text:id="IMark100812440"/><text:alphabetical-index-mark-end text:id="IMark100813944"/><text:alphabetical-index-mark-end text:id="IMark100815448"/><text:alphabetical-index-mark-end text:id="IMark100816952"/><text:alphabetical-index-mark-end text:id="IMark100818456"/><text:alphabetical-index-mark-end text:id="IMark91401432"/><text:alphabetical-index-mark-end text:id="IMark99693016"/><text:alphabetical-index-mark-end text:id="IMark97535144"/><text:alphabetical-index-mark-end text:id="IMark97536648"/><text:span text:style-name="T41">p</text:span>. <text:span text:style-name="T41">The only thing to consider is how </text:span><text:alphabetical-index-mark-start text:id="IMark96192520"/><text:alphabetical-index-mark-start text:id="IMark96191016"/><text:alphabetical-index-mark-start text:id="IMark96189512"/><text:alphabetical-index-mark-start text:id="IMark96188008"/><text:alphabetical-index-mark-start text:id="IMark96197032"/><text:alphabetical-index-mark-start text:id="IMark96503064"/><text:alphabetical-index-mark-start text:id="IMark96501560"/><text:alphabetical-index-mark-start text:id="IMark96500056"/><text:alphabetical-index-mark-start text:id="IMark96498552"/><text:alphabetical-index-mark-start text:id="IMark96497048"/><text:alphabetical-index-mark-start text:id="IMark96495544"/><text:span text:style-name="T41">table</text:span><text:alphabetical-index-mark-end text:id="IMark96495544"/><text:alphabetical-index-mark-end text:id="IMark96497048"/><text:alphabetical-index-mark-end text:id="IMark96498552"/><text:alphabetical-index-mark-end text:id="IMark96500056"/><text:alphabetical-index-mark-end text:id="IMark96501560"/><text:alphabetical-index-mark-end text:id="IMark96503064"/><text:alphabetical-index-mark-end text:id="IMark96197032"/><text:alphabetical-index-mark-end text:id="IMark96188008"/><text:alphabetical-index-mark-end text:id="IMark96189512"/><text:alphabetical-index-mark-end text:id="IMark96191016"/><text:alphabetical-index-mark-end text:id="IMark96192520"/><text:span text:style-name="T41"> </text:span><text:alphabetical-index-mark-start text:id="IMark96504568"/><text:alphabetical-index-mark-start text:id="IMark92074376"/><text:alphabetical-index-mark-start text:id="IMark92072872"/><text:alphabetical-index-mark-start text:id="IMark92071368"/><text:alphabetical-index-mark-start text:id="IMark92069864"/><text:alphabetical-index-mark-start text:id="IMark98395784"/><text:alphabetical-index-mark-start text:id="IMark98394280"/><text:alphabetical-index-mark-start text:id="IMark98392776"/><text:alphabetical-index-mark-start text:id="IMark98391272"/><text:alphabetical-index-mark-start text:id="IMark98389768"/><text:alphabetical-index-mark-start text:id="IMark98388264"/><text:alphabetical-index-mark-start text:id="IMark98386760"/><text:alphabetical-index-mark-start text:id="IMark96087464"/><text:alphabetical-index-mark-start text:id="IMark96097784"/><text:alphabetical-index-mark-start text:id="IMark96096280"/><text:alphabetical-index-mark-start text:id="IMark96094776"/><text:alphabetical-index-mark-start text:id="IMark96093272"/><text:alphabetical-index-mark-start text:id="IMark96091768"/><text:alphabetical-index-mark-start text:id="IMark96090264"/><text:alphabetical-index-mark-start text:id="IMark98006312"/><text:alphabetical-index-mark-start text:id="IMark98022504"/><text:alphabetical-index-mark-start text:id="IMark98021000"/><text:span text:style-name="T41">lock</text:span><text:alphabetical-index-mark-end text:id="IMark98021000"/><text:alphabetical-index-mark-end text:id="IMark98022504"/><text:alphabetical-index-mark-end text:id="IMark98006312"/><text:alphabetical-index-mark-end text:id="IMark96090264"/><text:alphabetical-index-mark-end text:id="IMark96091768"/><text:alphabetical-index-mark-end text:id="IMark96093272"/><text:alphabetical-index-mark-end text:id="IMark96094776"/><text:alphabetical-index-mark-end text:id="IMark96096280"/><text:alphabetical-index-mark-end text:id="IMark96097784"/><text:alphabetical-index-mark-end text:id="IMark96087464"/><text:alphabetical-index-mark-end text:id="IMark98386760"/><text:span text:style-name="T41">ing</text:span><text:alphabetical-index-mark-end text:id="IMark98388264"/><text:alphabetical-index-mark-end text:id="IMark98389768"/><text:alphabetical-index-mark-end text:id="IMark98391272"/><text:alphabetical-index-mark-end text:id="IMark98392776"/><text:alphabetical-index-mark-end text:id="IMark98394280"/><text:alphabetical-index-mark-end text:id="IMark98395784"/><text:alphabetical-index-mark-end text:id="IMark92069864"/><text:alphabetical-index-mark-end text:id="IMark92071368"/><text:alphabetical-index-mark-end text:id="IMark92072872"/><text:alphabetical-index-mark-end text:id="IMark92074376"/><text:alphabetical-index-mark-end text:id="IMark96504568"/><text:span text:style-name="T41"> will be </text:span><text:alphabetical-index-mark-start text:id="IMark98019496"/><text:alphabetical-index-mark-start text:id="IMark98017992"/><text:alphabetical-index-mark-start text:id="IMark98016488"/><text:alphabetical-index-mark-start text:id="IMark98013704"/><text:alphabetical-index-mark-start text:id="IMark100089576"/><text:alphabetical-index-mark-start text:id="IMark100086568"/><text:alphabetical-index-mark-start text:id="IMark100083560"/><text:alphabetical-index-mark-start text:id="IMark95726792"/><text:alphabetical-index-mark-start text:id="IMark93205288"/><text:alphabetical-index-mark-start text:id="IMark96701320"/><text:alphabetical-index-mark-start text:id="IMark97703928"/><text:span text:style-name="T41">manage</text:span><text:alphabetical-index-mark-end text:id="IMark97703928"/><text:alphabetical-index-mark-end text:id="IMark96701320"/><text:alphabetical-index-mark-end text:id="IMark93205288"/><text:alphabetical-index-mark-end text:id="IMark95726792"/><text:alphabetical-index-mark-end text:id="IMark100083560"/><text:alphabetical-index-mark-end text:id="IMark100086568"/><text:alphabetical-index-mark-end text:id="IMark100089576"/><text:alphabetical-index-mark-end text:id="IMark98013704"/><text:alphabetical-index-mark-end text:id="IMark98016488"/><text:alphabetical-index-mark-end text:id="IMark98017992"/><text:alphabetical-index-mark-end text:id="IMark98019496"/><text:span text:style-name="T41">d by </text:span><text:alphabetical-index-mark-start text:id="IMark97533064"/><text:alphabetical-index-mark-start text:id="IMark99708952"/><text:alphabetical-index-mark-start text:id="IMark98010296"/><text:alphabetical-index-mark-start text:id="IMark88140632"/><text:alphabetical-index-mark-start text:id="IMark88141960"/><text:alphabetical-index-mark-start text:id="IMark88143288"/><text:alphabetical-index-mark-start text:id="IMark88144616"/><text:alphabetical-index-mark-start text:id="IMark88145944"/><text:alphabetical-index-mark-start text:id="IMark88147272"/><text:alphabetical-index-mark-start text:id="IMark88148600"/><text:alphabetical-index-mark-start text:id="IMark88149928"/><text:alphabetical-index-mark-start text:id="IMark88151256"/><text:alphabetical-index-mark-start text:id="IMark88152584"/><text:alphabetical-index-mark-start text:id="IMark88153912"/><text:alphabetical-index-mark-start text:id="IMark88155240"/><text:alphabetical-index-mark-start text:id="IMark88156568"/><text:alphabetical-index-mark-start text:id="IMark88157896"/><text:alphabetical-index-mark-start text:id="IMark88159224"/><text:alphabetical-index-mark-start text:id="IMark93293016"/><text:alphabetical-index-mark-start text:id="IMark93294344"/><text:alphabetical-index-mark-start text:id="IMark93295672"/><text:alphabetical-index-mark-start text:id="IMark93297000"/><text:alphabetical-index-mark-start text:id="IMark93298328"/><text:alphabetical-index-mark-start text:id="IMark93299656"/><text:alphabetical-index-mark-start text:id="IMark93300984"/><text:alphabetical-index-mark-start text:id="IMark93302312"/><text:alphabetical-index-mark-start text:id="IMark93303640"/><text:alphabetical-index-mark-start text:id="IMark93304968"/><text:alphabetical-index-mark-start text:id="IMark93306296"/><text:alphabetical-index-mark-start text:id="IMark93307624"/><text:alphabetical-index-mark-start text:id="IMark93308952"/><text:alphabetical-index-mark-start text:id="IMark93310280"/><text:alphabetical-index-mark-start text:id="IMark93311608"/><text:span text:style-name="T41">Sql</text:span><text:alphabetical-index-mark-end text:id="IMark93311608"/><text:alphabetical-index-mark-end text:id="IMark93310280"/><text:alphabetical-index-mark-end text:id="IMark93308952"/><text:alphabetical-index-mark-end text:id="IMark93307624"/><text:alphabetical-index-mark-end text:id="IMark93306296"/><text:alphabetical-index-mark-end text:id="IMark93304968"/><text:alphabetical-index-mark-end text:id="IMark93303640"/><text:alphabetical-index-mark-end text:id="IMark93302312"/><text:alphabetical-index-mark-end text:id="IMark93300984"/><text:alphabetical-index-mark-end text:id="IMark93299656"/><text:alphabetical-index-mark-end text:id="IMark93298328"/><text:alphabetical-index-mark-end text:id="IMark93297000"/><text:alphabetical-index-mark-end text:id="IMark93295672"/><text:alphabetical-index-mark-end text:id="IMark93294344"/><text:alphabetical-index-mark-end text:id="IMark93293016"/><text:alphabetical-index-mark-end text:id="IMark88159224"/><text:alphabetical-index-mark-end text:id="IMark88157896"/><text:alphabetical-index-mark-end text:id="IMark88156568"/><text:alphabetical-index-mark-end text:id="IMark88155240"/><text:alphabetical-index-mark-end text:id="IMark88153912"/><text:alphabetical-index-mark-end text:id="IMark88152584"/><text:alphabetical-index-mark-end text:id="IMark88151256"/><text:span text:style-name="T41">ite</text:span><text:alphabetical-index-mark-end text:id="IMark88149928"/><text:alphabetical-index-mark-end text:id="IMark88148600"/><text:alphabetical-index-mark-end text:id="IMark88147272"/><text:alphabetical-index-mark-end text:id="IMark88145944"/><text:alphabetical-index-mark-end text:id="IMark88144616"/><text:alphabetical-index-mark-end text:id="IMark88143288"/><text:alphabetical-index-mark-end text:id="IMark88141960"/><text:alphabetical-index-mark-end text:id="IMark88140632"/><text:alphabetical-index-mark-end text:id="IMark98010296"/><text:alphabetical-index-mark-end text:id="IMark99708952"/><text:alphabetical-index-mark-end text:id="IMark97533064"/><text:span text:style-name="T41">3 in practice.</text:span></text:p>
      <text:p text:style-name="P44"/>
      <text:p text:style-name="P65">At this moment I am using non – <text:alphabetical-index-mark-start text:id="IMark72317240"/><text:alphabetical-index-mark-start text:id="IMark79559080"/><text:alphabetical-index-mark-start text:id="IMark89000968"/><text:alphabetical-index-mark-start text:id="IMark97844472"/>MPI<text:alphabetical-index-mark-end text:id="IMark97844472"/><text:alphabetical-index-mark-end text:id="IMark89000968"/><text:alphabetical-index-mark-end text:id="IMark79559080"/><text:alphabetical-index-mark-end text:id="IMark72317240"/> <text:alphabetical-index-mark-start text:id="IMark72271832"/><text:alphabetical-index-mark-start text:id="IMark87229288"/><text:alphabetical-index-mark-start text:id="IMark79576552"/><text:alphabetical-index-mark-start text:id="IMark91095624"/>libraries<text:alphabetical-index-mark-end text:id="IMark91095624"/><text:alphabetical-index-mark-end text:id="IMark79576552"/><text:alphabetical-index-mark-end text:id="IMark87229288"/><text:alphabetical-index-mark-end text:id="IMark72271832"/> for <text:alphabetical-index-mark-start text:id="IMark95214664"/><text:alphabetical-index-mark-start text:id="IMark87231752"/><text:alphabetical-index-mark-start text:id="IMark101405704"/><text:alphabetical-index-mark-start text:id="IMark97699336"/>HDF5<text:alphabetical-index-mark-end text:id="IMark97699336"/><text:alphabetical-index-mark-end text:id="IMark101405704"/><text:alphabetical-index-mark-end text:id="IMark87231752"/><text:alphabetical-index-mark-end text:id="IMark95214664"/> and <text:alphabetical-index-mark-start text:id="IMark88255144"/><text:alphabetical-index-mark-start text:id="IMark79540824"/><text:alphabetical-index-mark-start text:id="IMark81532696"/><text:alphabetical-index-mark-start text:id="IMark95937480"/>HDFql<text:alphabetical-index-mark-end text:id="IMark95937480"/><text:alphabetical-index-mark-end text:id="IMark81532696"/><text:alphabetical-index-mark-end text:id="IMark79540824"/><text:alphabetical-index-mark-end text:id="IMark88255144"/>, but co<text:alphabetical-index-mark-start text:id="IMark91696504"/><text:alphabetical-index-mark-start text:id="IMark95971288"/><text:alphabetical-index-mark-start text:id="IMark91096856"/><text:alphabetical-index-mark-start text:id="IMark93399592"/>mpi<text:alphabetical-index-mark-end text:id="IMark93399592"/><text:alphabetical-index-mark-end text:id="IMark91096856"/><text:alphabetical-index-mark-end text:id="IMark95971288"/><text:alphabetical-index-mark-end text:id="IMark91696504"/>lation does make use of <text:alphabetical-index-mark-start text:id="IMark96086968"/><text:alphabetical-index-mark-start text:id="IMark79459848"/><text:alphabetical-index-mark-start text:id="IMark72061608"/><text:alphabetical-index-mark-start text:id="IMark93434072"/>OpenMP<text:alphabetical-index-mark-end text:id="IMark93434072"/><text:alphabetical-index-mark-end text:id="IMark72061608"/><text:alphabetical-index-mark-end text:id="IMark79459848"/><text:alphabetical-index-mark-end text:id="IMark96086968"/>.</text:p>
      <text:p text:style-name="P44"/>
      <text:p text:style-name="P44"/>
      <text:h text:style-name="Heading_20_3" text:outline-level="3"><text:bookmark-start text:name="__RefHeading___Toc971_76759228"/><text:soft-page-break/>3.<text:span text:style-name="T41">1</text:span>.2. <text:alphabetical-index-mark-start text:id="IMark91885112"/><text:alphabetical-index-mark-start text:id="IMark99481256"/><text:alphabetical-index-mark-start text:id="IMark90386520"/><text:alphabetical-index-mark-start text:id="IMark100037704"/><text:alphabetical-index-mark-start text:id="IMark95938808"/><text:alphabetical-index-mark-start text:id="IMark90857528"/><text:alphabetical-index-mark-start text:id="IMark101410760"/><text:alphabetical-index-mark-start text:id="IMark87230520"/><text:alphabetical-index-mark-start text:id="IMark97019384"/><text:alphabetical-index-mark-start text:id="IMark101397992"/><text:alphabetical-index-mark-start text:id="IMark93389672"/>Call<text:alphabetical-index-mark-end text:id="IMark93389672"/><text:alphabetical-index-mark-end text:id="IMark101397992"/><text:alphabetical-index-mark-end text:id="IMark97019384"/><text:alphabetical-index-mark-end text:id="IMark87230520"/><text:alphabetical-index-mark-end text:id="IMark101410760"/><text:alphabetical-index-mark-end text:id="IMark90857528"/><text:alphabetical-index-mark-end text:id="IMark95938808"/><text:alphabetical-index-mark-end text:id="IMark100037704"/><text:alphabetical-index-mark-end text:id="IMark90386520"/><text:alphabetical-index-mark-end text:id="IMark99481256"/><text:alphabetical-index-mark-end text:id="IMark91885112"/> <text:alphabetical-index-mark-start text:id="IMark95445544"/><text:alphabetical-index-mark-start text:id="IMark93361752"/><text:alphabetical-index-mark-start text:id="IMark87218216"/><text:alphabetical-index-mark-start text:id="IMark97141448"/><text:alphabetical-index-mark-start text:id="IMark92955864"/><text:alphabetical-index-mark-start text:id="IMark96336456"/><text:alphabetical-index-mark-start text:id="IMark97941528"/><text:alphabetical-index-mark-start text:id="IMark92392776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1392936"/><text:alphabetical-index-mark-start text:id="IMark91098088"/><text:alphabetical-index-mark-start text:id="IMark96464680"/><text:alphabetical-index-mark-start text:id="IMark90937912"/><text:alphabetical-index-mark-start text:id="IMark92453096"/>sql<text:alphabetical-index-mark-end text:id="IMark92453096"/><text:alphabetical-index-mark-end text:id="IMark90937912"/><text:alphabetical-index-mark-end text:id="IMark96464680"/><text:alphabetical-index-mark-end text:id="IMark91098088"/><text:alphabetical-index-mark-end text:id="IMark101392936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2392776"/><text:alphabetical-index-mark-end text:id="IMark97941528"/><text:alphabetical-index-mark-end text:id="IMark96336456"/><text:alphabetical-index-mark-end text:id="IMark92955864"/><text:alphabetical-index-mark-end text:id="IMark97141448"/><text:alphabetical-index-mark-end text:id="IMark87218216"/><text:alphabetical-index-mark-end text:id="IMark93361752"/><text:alphabetical-index-mark-end text:id="IMark95445544"/>p from within an un<text:alphabetical-index-mark-start text:id="IMark91631160"/><text:alphabetical-index-mark-start text:id="IMark92063784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<text:alphabetical-index-mark-start text:id="IMark72312216"/><text:alphabetical-index-mark-start text:id="IMark92340664"/>common<text:alphabetical-index-mark-end text:id="IMark92340664"/><text:alphabetical-index-mark-end text:id="IMark72312216"/>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2063784"/><text:alphabetical-index-mark-end text:id="IMark91631160"/> language.<text:bookmark-end text:name="__RefHeading___Toc971_76759228"/></text:h>
      <text:p text:style-name="P45"/>
      <text:p text:style-name="P45"><text:span text:style-name="T42">It would be possible to use </text:span><text:alphabetical-index-mark-start text:id="IMark92871112"/><text:alphabetical-index-mark-start text:id="IMark97209272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493128"/><text:alphabetical-index-mark-start text:id="IMark91040008"/><text:alphabetical-index-mark-start text:id="IMark96051896"/><text:alphabetical-index-mark-start text:id="IMark95510040"/><text:alphabetical-index-mark-start text:id="IMark88573976"/><text:alphabetical-index-mark-start text:id="IMark95779336"/><text:alphabetical-index-mark-start text:id="IMark91891944"/><text:alphabetical-index-mark-start text:id="IMark96997960"/><text:alphabetical-index-mark-start text:id="IMark91517576"/><text:alphabetical-index-mark-start text:id="IMark101382824"/><text:alphabetical-index-mark-start text:id="IMark98256056"/><text:alphabetical-index-mark-start text:id="IMark99763800"/><text:alphabetical-index-mark-start text:id="IMark92095816"/><text:alphabetical-index-mark-start text:id="IMark79459848"/><text:alphabetical-index-mark-start text:id="IMark96086968"/><text:alphabetical-index-mark-start text:id="IMark72061608"/><text:span text:style-name="T42">sql</text:span><text:alphabetical-index-mark-end text:id="IMark72061608"/><text:alphabetical-index-mark-end text:id="IMark96086968"/><text:alphabetical-index-mark-end text:id="IMark79459848"/><text:alphabetical-index-mark-end text:id="IMark92095816"/><text:alphabetical-index-mark-end text:id="IMark99763800"/><text:alphabetical-index-mark-end text:id="IMark98256056"/><text:alphabetical-index-mark-end text:id="IMark101382824"/><text:alphabetical-index-mark-end text:id="IMark91517576"/><text:alphabetical-index-mark-end text:id="IMark96997960"/><text:alphabetical-index-mark-end text:id="IMark91891944"/><text:alphabetical-index-mark-end text:id="IMark95779336"/><text:alphabetical-index-mark-end text:id="IMark88573976"/><text:alphabetical-index-mark-end text:id="IMark95510040"/><text:alphabetical-index-mark-end text:id="IMark96051896"/><text:alphabetical-index-mark-end text:id="IMark91040008"/><text:alphabetical-index-mark-end text:id="IMark92493128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7209272"/><text:alphabetical-index-mark-end text:id="IMark92871112"/><text:span text:style-name="T42">p with a language</text:span> like <text:alphabetical-index-mark-start text:id="IMark93434072"/><text:alphabetical-index-mark-start text:id="IMark91696504"/><text:alphabetical-index-mark-start text:id="IMark95971288"/><text:alphabetical-index-mark-start text:id="IMark91096856"/><text:alphabetical-index-mark-start text:id="IMark93399592"/><text:alphabetical-index-mark-start text:id="IMark88255144"/><text:alphabetical-index-mark-start text:id="IMark79540824"/><text:alphabetical-index-mark-start text:id="IMark81532696"/><text:alphabetical-index-mark-start text:id="IMark95937480"/><text:alphabetical-index-mark-start text:id="IMark95214664"/><text:alphabetical-index-mark-start text:id="IMark87231752"/>Scheme<text:alphabetical-index-mark-end text:id="IMark87231752"/><text:alphabetical-index-mark-end text:id="IMark95214664"/><text:alphabetical-index-mark-end text:id="IMark95937480"/><text:alphabetical-index-mark-end text:id="IMark81532696"/><text:alphabetical-index-mark-end text:id="IMark79540824"/><text:alphabetical-index-mark-end text:id="IMark88255144"/><text:alphabetical-index-mark-end text:id="IMark93399592"/><text:alphabetical-index-mark-end text:id="IMark91096856"/><text:alphabetical-index-mark-end text:id="IMark95971288"/><text:alphabetical-index-mark-end text:id="IMark91696504"/><text:alphabetical-index-mark-end text:id="IMark93434072"/> or 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<text:alphabetical-index-mark-start text:id="IMark79559080"/><text:alphabetical-index-mark-start text:id="IMark89000968"/><text:alphabetical-index-mark-start text:id="IMark97844472"/><text:alphabetical-index-mark-start text:id="IMark101324488"/>Fortran<text:alphabetical-index-mark-end text:id="IMark101324488"/><text:alphabetical-index-mark-end text:id="IMark97844472"/><text:alphabetical-index-mark-end text:id="IMark89000968"/><text:alphabetical-index-mark-end text:id="IMark79559080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 using a <text:alphabetical-index-mark-start text:id="IMark100459384"/><text:alphabetical-index-mark-start text:id="IMark96049240"/><text:alphabetical-index-mark-start text:id="IMark92380552"/><text:alphabetical-index-mark-start text:id="IMark95294968"/><text:alphabetical-index-mark-start text:id="IMark91424776"/><text:alphabetical-index-mark-start text:id="IMark92063784"/><text:alphabetical-index-mark-start text:id="IMark91631160"/><text:alphabetical-index-mark-start text:id="IMark92825880"/><text:alphabetical-index-mark-start text:id="IMark93079656"/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<text:alphabetical-index-mark-start text:id="IMark72312216"/><text:alphabetical-index-mark-start text:id="IMark92340664"/><text:alphabetical-index-mark-start text:id="IMark95445544"/><text:alphabetical-index-mark-start text:id="IMark93361752"/><text:alphabetical-index-mark-start text:id="IMark87218216"/><text:alphabetical-index-mark-start text:id="IMark97141448"/><text:alphabetical-index-mark-start text:id="IMark92955864"/><text:alphabetical-index-mark-start text:id="IMark96336456"/>system<text:alphabetical-index-mark-end text:id="IMark96336456"/><text:alphabetical-index-mark-end text:id="IMark92955864"/><text:alphabetical-index-mark-end text:id="IMark97141448"/><text:alphabetical-index-mark-end text:id="IMark87218216"/><text:alphabetical-index-mark-end text:id="IMark93361752"/><text:alphabetical-index-mark-end text:id="IMark95445544"/><text:alphabetical-index-mark-end text:id="IMark92340664"/><text:alphabetical-index-mark-end text:id="IMark72312216"/>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<text:alphabetical-index-mark-end text:id="IMark93079656"/><text:alphabetical-index-mark-end text:id="IMark92825880"/><text:alphabetical-index-mark-end text:id="IMark91631160"/><text:alphabetical-index-mark-end text:id="IMark92063784"/><text:alphabetical-index-mark-end text:id="IMark91424776"/><text:alphabetical-index-mark-end text:id="IMark95294968"/><text:alphabetical-index-mark-end text:id="IMark92380552"/><text:alphabetical-index-mark-end text:id="IMark96049240"/><text:alphabetical-index-mark-end text:id="IMark100459384"/> <text:alphabetical-index-mark-start text:id="IMark97941528"/><text:alphabetical-index-mark-start text:id="IMark92392776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call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2392776"/><text:alphabetical-index-mark-end text:id="IMark97941528"/> and thus eliminating the need for <text:alphabetical-index-mark-start text:id="IMark101392936"/><text:alphabetical-index-mark-start text:id="IMark91098088"/><text:alphabetical-index-mark-start text:id="IMark96464680"/><text:alphabetical-index-mark-start text:id="IMark90937912"/><text:alphabetical-index-mark-start text:id="IMark92453096"/><text:alphabetical-index-mark-start text:id="IMark91885112"/><text:alphabetical-index-mark-start text:id="IMark99481256"/><text:alphabetical-index-mark-start text:id="IMark90386520"/><text:alphabetical-index-mark-start text:id="IMark100037704"/><text:alphabetical-index-mark-start text:id="IMark95938808"/><text:alphabetical-index-mark-start text:id="IMark90857528"/><text:alphabetical-index-mark-start text:id="IMark101410760"/><text:alphabetical-index-mark-start text:id="IMark87230520"/><text:alphabetical-index-mark-start text:id="IMark97019384"/><text:alphabetical-index-mark-start text:id="IMark101397992"/><text:alphabetical-index-mark-start text:id="IMark93389672"/><text:alphabetical-index-mark-start text:id="IMark96944584"/><text:alphabetical-index-mark-start text:id="IMark92464712"/><text:alphabetical-index-mark-start text:id="IMark97506696"/><text:alphabetical-index-mark-start text:id="IMark97505192"/><text:alphabetical-index-mark-start text:id="IMark97503688"/><text:alphabetical-index-mark-start text:id="IMark98017992"/><text:alphabetical-index-mark-start text:id="IMark98013704"/><text:alphabetical-index-mark-start text:id="IMark100086568"/><text:alphabetical-index-mark-start text:id="IMark93205288"/><text:alphabetical-index-mark-start text:id="IMark97703928"/><text:alphabetical-index-mark-start text:id="IMark96148456"/><text:alphabetical-index-mark-start text:id="IMark96146952"/><text:alphabetical-index-mark-start text:id="IMark96145448"/><text:alphabetical-index-mark-start text:id="IMark96143944"/><text:alphabetical-index-mark-start text:id="IMark96142440"/><text:alphabetical-index-mark-start text:id="IMark96140936"/><text:alphabetical-index-mark-start text:id="IMark96139432"/>Sql<text:alphabetical-index-mark-end text:id="IMark96139432"/><text:alphabetical-index-mark-end text:id="IMark96140936"/><text:alphabetical-index-mark-end text:id="IMark96142440"/><text:alphabetical-index-mark-end text:id="IMark96143944"/><text:alphabetical-index-mark-end text:id="IMark96145448"/><text:alphabetical-index-mark-end text:id="IMark96146952"/><text:alphabetical-index-mark-end text:id="IMark96148456"/><text:alphabetical-index-mark-end text:id="IMark97703928"/><text:alphabetical-index-mark-end text:id="IMark93205288"/><text:alphabetical-index-mark-end text:id="IMark100086568"/><text:alphabetical-index-mark-end text:id="IMark98013704"/><text:alphabetical-index-mark-end text:id="IMark98017992"/><text:alphabetical-index-mark-end text:id="IMark97503688"/><text:alphabetical-index-mark-end text:id="IMark97505192"/><text:alphabetical-index-mark-end text:id="IMark97506696"/><text:alphabetical-index-mark-end text:id="IMark92464712"/><text:alphabetical-index-mark-end text:id="IMark96944584"/><text:alphabetical-index-mark-end text:id="IMark93389672"/><text:alphabetical-index-mark-end text:id="IMark101397992"/><text:alphabetical-index-mark-end text:id="IMark97019384"/><text:alphabetical-index-mark-end text:id="IMark87230520"/><text:alphabetical-index-mark-end text:id="IMark101410760"/>ite<text:alphabetical-index-mark-end text:id="IMark90857528"/><text:alphabetical-index-mark-end text:id="IMark95938808"/><text:alphabetical-index-mark-end text:id="IMark100037704"/><text:alphabetical-index-mark-end text:id="IMark90386520"/><text:alphabetical-index-mark-end text:id="IMark99481256"/><text:alphabetical-index-mark-end text:id="IMark91885112"/><text:alphabetical-index-mark-end text:id="IMark92453096"/><text:alphabetical-index-mark-end text:id="IMark90937912"/><text:alphabetical-index-mark-end text:id="IMark96464680"/><text:alphabetical-index-mark-end text:id="IMark91098088"/><text:alphabetical-index-mark-end text:id="IMark101392936"/>3 <text:alphabetical-index-mark-start text:id="IMark96137928"/><text:alphabetical-index-mark-start text:id="IMark96136424"/><text:alphabetical-index-mark-start text:id="IMark96134920"/><text:alphabetical-index-mark-start text:id="IMark96133416"/><text:alphabetical-index-mark-start text:id="IMark96131912"/><text:alphabetical-index-mark-start text:id="IMark95891960"/><text:alphabetical-index-mark-start text:id="IMark95890456"/><text:alphabetical-index-mark-start text:id="IMark95888952"/><text:alphabetical-index-mark-start text:id="IMark95887448"/><text:alphabetical-index-mark-start text:id="IMark95885944"/><text:alphabetical-index-mark-start text:id="IMark96149208"/>libraries<text:alphabetical-index-mark-end text:id="IMark96149208"/><text:alphabetical-index-mark-end text:id="IMark95885944"/><text:alphabetical-index-mark-end text:id="IMark95887448"/><text:alphabetical-index-mark-end text:id="IMark95888952"/><text:alphabetical-index-mark-end text:id="IMark95890456"/><text:alphabetical-index-mark-end text:id="IMark95891960"/><text:alphabetical-index-mark-end text:id="IMark96131912"/><text:alphabetical-index-mark-end text:id="IMark96133416"/><text:alphabetical-index-mark-end text:id="IMark96134920"/><text:alphabetical-index-mark-end text:id="IMark96136424"/><text:alphabetical-index-mark-end text:id="IMark96137928"/> for those languages that are hard to come by and not updated often.</text:p>
      <text:p text:style-name="P45"/>
      <text:p text:style-name="P65"><text:alphabetical-index-mark-start text:id="IMark93439544"/><text:alphabetical-index-mark-start text:id="IMark95563976"/><text:alphabetical-index-mark-start text:id="IMark100481240"/><text:alphabetical-index-mark-start text:id="IMark87228056"/>HDF5<text:alphabetical-index-mark-end text:id="IMark87228056"/><text:alphabetical-index-mark-end text:id="IMark100481240"/><text:alphabetical-index-mark-end text:id="IMark95563976"/><text:alphabetical-index-mark-end text:id="IMark93439544"/> support for <text:alphabetical-index-mark-start text:id="IMark92493128"/><text:alphabetical-index-mark-start text:id="IMark91040008"/><text:alphabetical-index-mark-start text:id="IMark96051896"/><text:alphabetical-index-mark-start text:id="IMark95510040"/>Fortran<text:alphabetical-index-mark-end text:id="IMark95510040"/><text:alphabetical-index-mark-end text:id="IMark96051896"/><text:alphabetical-index-mark-end text:id="IMark91040008"/><text:alphabetical-index-mark-end text:id="IMark92493128"/> is better than in the case of <text:alphabetical-index-mark-start text:id="IMark88573976"/><text:alphabetical-index-mark-start text:id="IMark95779336"/><text:alphabetical-index-mark-start text:id="IMark91891944"/><text:alphabetical-index-mark-start text:id="IMark96997960"/>relational<text:alphabetical-index-mark-end text:id="IMark96997960"/><text:alphabetical-index-mark-end text:id="IMark91891944"/><text:alphabetical-index-mark-end text:id="IMark95779336"/><text:alphabetical-index-mark-end text:id="IMark88573976"/> <text:alphabetical-index-mark-start text:id="IMark91517576"/><text:alphabetical-index-mark-start text:id="IMark101382824"/><text:alphabetical-index-mark-start text:id="IMark98256056"/><text:alphabetical-index-mark-start text:id="IMark99763800"/>database<text:alphabetical-index-mark-end text:id="IMark99763800"/><text:alphabetical-index-mark-end text:id="IMark98256056"/><text:alphabetical-index-mark-end text:id="IMark101382824"/><text:alphabetical-index-mark-end text:id="IMark91517576"/>s.</text:p>
      <text:p text:style-name="P44"/>
      <text:p text:style-name="P44"/>
      <text:h text:style-name="Heading_20_3" text:outline-level="3"><text:bookmark-start text:name="__RefHeading___Toc973_76759228"/>3.<text:span text:style-name="T41">1</text:span>.3. Provide multi <text:alphabetical-index-mark-start text:id="IMark91098088"/><text:alphabetical-index-mark-start text:id="IMark90937912"/><text:alphabetical-index-mark-start text:id="IMark92453096"/><text:alphabetical-index-mark-start text:id="IMark91885112"/><text:alphabetical-index-mark-start text:id="IMark99481256"/><text:alphabetical-index-mark-start text:id="IMark90386520"/><text:alphabetical-index-mark-start text:id="IMark100037704"/><text:alphabetical-index-mark-start text:id="IMark95938808"/><text:alphabetical-index-mark-start text:id="IMark90857528"/><text:alphabetical-index-mark-start text:id="IMark101410760"/><text:alphabetical-index-mark-start text:id="IMark87230520"/>thread<text:alphabetical-index-mark-end text:id="IMark87230520"/><text:alphabetical-index-mark-end text:id="IMark101410760"/><text:alphabetical-index-mark-end text:id="IMark90857528"/><text:alphabetical-index-mark-end text:id="IMark95938808"/><text:alphabetical-index-mark-end text:id="IMark100037704"/><text:alphabetical-index-mark-end text:id="IMark90386520"/><text:alphabetical-index-mark-end text:id="IMark99481256"/><text:alphabetical-index-mark-end text:id="IMark91885112"/><text:alphabetical-index-mark-end text:id="IMark92453096"/><text:alphabetical-index-mark-end text:id="IMark90937912"/><text:alphabetical-index-mark-end text:id="IMark91098088"/>ing capability from within <text:alphabetical-index-mark-start text:id="IMark97019384"/><text:alphabetical-index-mark-start text:id="IMark101397992"/><text:alphabetical-index-mark-start text:id="IMark93389672"/><text:alphabetical-index-mark-start text:id="IMark96944584"/><text:alphabetical-index-mark-start text:id="IMark92464712"/><text:alphabetical-index-mark-start text:id="IMark97941528"/><text:alphabetical-index-mark-start text:id="IMark92392776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0459384"/><text:alphabetical-index-mark-start text:id="IMark96049240"/><text:alphabetical-index-mark-start text:id="IMark92380552"/><text:alphabetical-index-mark-start text:id="IMark95294968"/><text:alphabetical-index-mark-start text:id="IMark91424776"/><text:alphabetical-index-mark-start text:id="IMark92063784"/>sql<text:alphabetical-index-mark-end text:id="IMark92063784"/><text:alphabetical-index-mark-end text:id="IMark91424776"/><text:alphabetical-index-mark-end text:id="IMark95294968"/><text:alphabetical-index-mark-end text:id="IMark92380552"/><text:alphabetical-index-mark-end text:id="IMark96049240"/><text:alphabetical-index-mark-end text:id="IMark100459384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2392776"/><text:alphabetical-index-mark-end text:id="IMark97941528"/><text:alphabetical-index-mark-end text:id="IMark92464712"/><text:alphabetical-index-mark-end text:id="IMark96944584"/><text:alphabetical-index-mark-end text:id="IMark93389672"/><text:alphabetical-index-mark-end text:id="IMark101397992"/><text:alphabetical-index-mark-end text:id="IMark97019384"/>p.<text:bookmark-end text:name="__RefHeading___Toc973_76759228"/></text:h>
      <text:p text:style-name="P44"/>
      <text:p text:style-name="P47"><text:alphabetical-index-mark-start text:id="IMark88257480"/><text:alphabetical-index-mark-start text:id="IMark92700888"/><text:alphabetical-index-mark-start text:id="IMark101380296"/><text:alphabetical-index-mark-start text:id="IMark91093160"/><text:alphabetical-index-mark-start text:id="IMark87232984"/><text:alphabetical-index-mark-start text:id="IMark72312216"/><text:alphabetical-index-mark-start text:id="IMark92340664"/><text:alphabetical-index-mark-start text:id="IMark95445544"/><text:alphabetical-index-mark-start text:id="IMark93361752"/><text:alphabetical-index-mark-start text:id="IMark87218216"/><text:alphabetical-index-mark-start text:id="IMark97141448"/>MPI<text:alphabetical-index-mark-end text:id="IMark97141448"/><text:alphabetical-index-mark-end text:id="IMark87218216"/><text:alphabetical-index-mark-end text:id="IMark93361752"/><text:alphabetical-index-mark-end text:id="IMark95445544"/><text:alphabetical-index-mark-end text:id="IMark92340664"/><text:alphabetical-index-mark-end text:id="IMark72312216"/><text:alphabetical-index-mark-end text:id="IMark87232984"/><text:alphabetical-index-mark-end text:id="IMark91093160"/><text:alphabetical-index-mark-end text:id="IMark101380296"/><text:alphabetical-index-mark-end text:id="IMark92700888"/><text:alphabetical-index-mark-end text:id="IMark88257480"/> would probably be overkill <text:span text:style-name="T70">and complicate things for the user quite abit</text:span>, but <text:alphabetical-index-mark-start text:id="IMark92955864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<text:alphabetical-index-mark-start text:id="IMark79559080"/><text:alphabetical-index-mark-start text:id="IMark89000968"/>OpenMP<text:alphabetical-index-mark-end text:id="IMark89000968"/><text:alphabetical-index-mark-end text:id="IMark79559080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2955864"/> could feasibly work. The issue with <text:alphabetical-index-mark-start text:id="IMark97844472"/><text:alphabetical-index-mark-start text:id="IMark101324488"/><text:alphabetical-index-mark-start text:id="IMark93434072"/><text:alphabetical-index-mark-start text:id="IMark91696504"/><text:alphabetical-index-mark-start text:id="IMark95971288"/><text:alphabetical-index-mark-start text:id="IMark91096856"/><text:alphabetical-index-mark-start text:id="IMark93399592"/><text:alphabetical-index-mark-start text:id="IMark88255144"/><text:alphabetical-index-mark-start text:id="IMark79540824"/><text:alphabetical-index-mark-start text:id="IMark81532696"/><text:alphabetical-index-mark-start text:id="IMark95937480"/>table<text:alphabetical-index-mark-end text:id="IMark95937480"/><text:alphabetical-index-mark-end text:id="IMark81532696"/><text:alphabetical-index-mark-end text:id="IMark79540824"/><text:alphabetical-index-mark-end text:id="IMark88255144"/><text:alphabetical-index-mark-end text:id="IMark93399592"/><text:alphabetical-index-mark-end text:id="IMark91096856"/><text:alphabetical-index-mark-end text:id="IMark95971288"/><text:alphabetical-index-mark-end text:id="IMark91696504"/><text:alphabetical-index-mark-end text:id="IMark93434072"/><text:alphabetical-index-mark-end text:id="IMark101324488"/><text:alphabetical-index-mark-end text:id="IMark97844472"/> <text:alphabetical-index-mark-start text:id="IMark95214664"/><text:alphabetical-index-mark-start text:id="IMark87231752"/><text:alphabetical-index-mark-start text:id="IMark97209272"/><text:alphabetical-index-mark-start text:id="IMark92871112"/><text:alphabetical-index-mark-start text:id="IMark101382824"/><text:alphabetical-index-mark-start text:id="IMark91517576"/><text:alphabetical-index-mark-start text:id="IMark98256056"/><text:alphabetical-index-mark-start text:id="IMark99763800"/><text:alphabetical-index-mark-start text:id="IMark88573976"/><text:alphabetical-index-mark-start text:id="IMark95779336"/><text:alphabetical-index-mark-start text:id="IMark91891944"/><text:alphabetical-index-mark-start text:id="IMark96997960"/><text:alphabetical-index-mark-start text:id="IMark92493128"/><text:alphabetical-index-mark-start text:id="IMark91040008"/><text:alphabetical-index-mark-start text:id="IMark96051896"/><text:alphabetical-index-mark-start text:id="IMark95510040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095816"/><text:alphabetical-index-mark-start text:id="IMark96086968"/>lock<text:alphabetical-index-mark-end text:id="IMark96086968"/><text:alphabetical-index-mark-end text:id="IMark92095816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5510040"/><text:alphabetical-index-mark-end text:id="IMark96051896"/><text:alphabetical-index-mark-end text:id="IMark91040008"/><text:alphabetical-index-mark-end text:id="IMark92493128"/><text:alphabetical-index-mark-end text:id="IMark96997960"/>ing<text:alphabetical-index-mark-end text:id="IMark91891944"/><text:alphabetical-index-mark-end text:id="IMark95779336"/><text:alphabetical-index-mark-end text:id="IMark88573976"/><text:alphabetical-index-mark-end text:id="IMark99763800"/><text:alphabetical-index-mark-end text:id="IMark98256056"/><text:alphabetical-index-mark-end text:id="IMark91517576"/><text:alphabetical-index-mark-end text:id="IMark101382824"/><text:alphabetical-index-mark-end text:id="IMark92871112"/><text:alphabetical-index-mark-end text:id="IMark97209272"/><text:alphabetical-index-mark-end text:id="IMark87231752"/><text:alphabetical-index-mark-end text:id="IMark95214664"/> remains and <text:alphabetical-index-mark-start text:id="IMark79459848"/><text:alphabetical-index-mark-start text:id="IMark101392936"/><text:alphabetical-index-mark-start text:id="IMark72061608"/><text:alphabetical-index-mark-start text:id="IMark96464680"/><text:alphabetical-index-mark-start text:id="IMark101397992"/><text:alphabetical-index-mark-start text:id="IMark97019384"/><text:alphabetical-index-mark-start text:id="IMark93389672"/><text:alphabetical-index-mark-start text:id="IMark96944584"/><text:alphabetical-index-mark-start text:id="IMark92464712"/><text:alphabetical-index-mark-start text:id="IMark97941528"/><text:alphabetical-index-mark-start text:id="IMark92392776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0459384"/><text:alphabetical-index-mark-start text:id="IMark96049240"/>SQL<text:alphabetical-index-mark-end text:id="IMark96049240"/><text:alphabetical-index-mark-end text:id="IMark100459384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2392776"/><text:alphabetical-index-mark-end text:id="IMark97941528"/><text:alphabetical-index-mark-end text:id="IMark92464712"/><text:alphabetical-index-mark-end text:id="IMark96944584"/><text:alphabetical-index-mark-end text:id="IMark93389672"/><text:alphabetical-index-mark-end text:id="IMark97019384"/><text:alphabetical-index-mark-end text:id="IMark101397992"/><text:alphabetical-index-mark-end text:id="IMark96464680"/><text:alphabetical-index-mark-end text:id="IMark72061608"/><text:alphabetical-index-mark-end text:id="IMark101392936"/><text:alphabetical-index-mark-end text:id="IMark79459848"/> scripts for a multi <text:alphabetical-index-mark-start text:id="IMark92380552"/><text:alphabetical-index-mark-start text:id="IMark95294968"/><text:alphabetical-index-mark-start text:id="IMark91424776"/><text:alphabetical-index-mark-start text:id="IMark92063784"/><text:alphabetical-index-mark-start text:id="IMark91098088"/><text:alphabetical-index-mark-start text:id="IMark90937912"/><text:alphabetical-index-mark-start text:id="IMark92453096"/><text:alphabetical-index-mark-start text:id="IMark91885112"/><text:alphabetical-index-mark-start text:id="IMark99481256"/><text:alphabetical-index-mark-start text:id="IMark90386520"/><text:alphabetical-index-mark-start text:id="IMark100037704"/>thread<text:alphabetical-index-mark-end text:id="IMark100037704"/><text:alphabetical-index-mark-end text:id="IMark90386520"/><text:alphabetical-index-mark-end text:id="IMark99481256"/><text:alphabetical-index-mark-end text:id="IMark91885112"/><text:alphabetical-index-mark-end text:id="IMark92453096"/><text:alphabetical-index-mark-end text:id="IMark90937912"/><text:alphabetical-index-mark-end text:id="IMark91098088"/><text:alphabetical-index-mark-end text:id="IMark92063784"/><text:alphabetical-index-mark-end text:id="IMark91424776"/><text:alphabetical-index-mark-end text:id="IMark95294968"/><text:alphabetical-index-mark-end text:id="IMark92380552"/>ed <text:alphabetical-index-mark-start text:id="IMark95938808"/><text:alphabetical-index-mark-start text:id="IMark90857528"/><text:alphabetical-index-mark-start text:id="IMark101410760"/><text:alphabetical-index-mark-start text:id="IMark87230520"/><text:alphabetical-index-mark-start text:id="IMark91631160"/><text:alphabetical-index-mark-start text:id="IMark93079656"/><text:alphabetical-index-mark-start text:id="IMark92825880"/><text:alphabetical-index-mark-start text:id="IMark96133416"/><text:alphabetical-index-mark-start text:id="IMark95891960"/><text:alphabetical-index-mark-start text:id="IMark95888952"/><text:alphabetical-index-mark-start text:id="IMark95885944"/>environment<text:alphabetical-index-mark-end text:id="IMark95885944"/><text:alphabetical-index-mark-end text:id="IMark95888952"/><text:alphabetical-index-mark-end text:id="IMark95891960"/><text:alphabetical-index-mark-end text:id="IMark96133416"/><text:alphabetical-index-mark-end text:id="IMark92825880"/><text:alphabetical-index-mark-end text:id="IMark93079656"/><text:alphabetical-index-mark-end text:id="IMark91631160"/><text:alphabetical-index-mark-end text:id="IMark87230520"/><text:alphabetical-index-mark-end text:id="IMark101410760"/><text:alphabetical-index-mark-end text:id="IMark90857528"/><text:alphabetical-index-mark-end text:id="IMark95938808"/> would require some extra care, but it is still possible.</text:p>
      <text:p text:style-name="P47"/>
      <text:p text:style-name="P65"><text:alphabetical-index-mark-start text:id="IMark101380296"/><text:alphabetical-index-mark-start text:id="IMark91093160"/><text:alphabetical-index-mark-start text:id="IMark87232984"/><text:alphabetical-index-mark-start text:id="IMark72312216"/>HDF5<text:alphabetical-index-mark-end text:id="IMark72312216"/><text:alphabetical-index-mark-end text:id="IMark87232984"/><text:alphabetical-index-mark-end text:id="IMark91093160"/><text:alphabetical-index-mark-end text:id="IMark101380296"/> <text:alphabetical-index-mark-start text:id="IMark92340664"/><text:alphabetical-index-mark-start text:id="IMark95445544"/><text:alphabetical-index-mark-start text:id="IMark93361752"/><text:alphabetical-index-mark-start text:id="IMark87218216"/>file<text:alphabetical-index-mark-end text:id="IMark87218216"/><text:alphabetical-index-mark-end text:id="IMark93361752"/><text:alphabetical-index-mark-end text:id="IMark95445544"/><text:alphabetical-index-mark-end text:id="IMark92340664"/>s are better prepared, on the other hand, to deal with multi – <text:alphabetical-index-mark-start text:id="IMark97141448"/><text:alphabetical-index-mark-start text:id="IMark90857528"/><text:alphabetical-index-mark-start text:id="IMark95938808"/><text:alphabetical-index-mark-start text:id="IMark101410760"/>thread<text:alphabetical-index-mark-end text:id="IMark101410760"/><text:alphabetical-index-mark-end text:id="IMark95938808"/><text:alphabetical-index-mark-end text:id="IMark90857528"/><text:alphabetical-index-mark-end text:id="IMark97141448"/>ing since they have been conceived from the beginning to store very large amounts of data, something that more often than not requires very fast access.</text:p>
      <text:p text:style-name="P65"/>
      <text:p text:style-name="P106">Please take into account that currently, <text:alphabetical-index-mark-start text:id="IMark92825880"/><text:alphabetical-index-mark-start text:id="IMark92380552"/>sql<text:alphabetical-index-mark-end text:id="IMark92380552"/><text:alphabetical-index-mark-end text:id="IMark92825880"/>p does not employ <text:alphabetical-index-mark-start text:id="IMark95294968"/>MPI<text:alphabetical-index-mark-end text:id="IMark95294968"/> for <text:alphabetical-index-mark-start text:id="IMark91424776"/>HDF5<text:alphabetical-index-mark-end text:id="IMark91424776"/> access.</text:p>
      <text:p text:style-name="P47"/>
      <text:p text:style-name="P47"/>
      <text:h text:style-name="Heading_20_2" text:outline-level="2"><text:bookmark-start text:name="__RefHeading___Toc975_76759228"/>3.2. <text:alphabetical-index-mark-start text:id="IMark99481256"/><text:alphabetical-index-mark-start text:id="IMark100037704"/><text:alphabetical-index-mark-start text:id="IMark79459848"/><text:alphabetical-index-mark-start text:id="IMark101392936"/><text:alphabetical-index-mark-start text:id="IMark72061608"/><text:alphabetical-index-mark-start text:id="IMark96464680"/><text:alphabetical-index-mark-start text:id="IMark101397992"/><text:alphabetical-index-mark-start text:id="IMark97019384"/><text:alphabetical-index-mark-start text:id="IMark93389672"/><text:alphabetical-index-mark-start text:id="IMark96944584"/><text:alphabetical-index-mark-start text:id="IMark92464712"/>Operating<text:alphabetical-index-mark-end text:id="IMark92464712"/><text:alphabetical-index-mark-end text:id="IMark96944584"/><text:alphabetical-index-mark-end text:id="IMark93389672"/><text:alphabetical-index-mark-end text:id="IMark97019384"/><text:alphabetical-index-mark-end text:id="IMark101397992"/><text:alphabetical-index-mark-end text:id="IMark96464680"/><text:alphabetical-index-mark-end text:id="IMark72061608"/><text:alphabetical-index-mark-end text:id="IMark101392936"/><text:alphabetical-index-mark-end text:id="IMark79459848"/><text:alphabetical-index-mark-end text:id="IMark100037704"/><text:alphabetical-index-mark-end text:id="IMark99481256"/> <text:alphabetical-index-mark-start text:id="IMark97941528"/><text:alphabetical-index-mark-start text:id="IMark92392776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0459384"/><text:alphabetical-index-mark-start text:id="IMark96049240"/><text:alphabetical-index-mark-start text:id="IMark95214664"/><text:alphabetical-index-mark-start text:id="IMark87231752"/><text:alphabetical-index-mark-start text:id="IMark97209272"/><text:alphabetical-index-mark-start text:id="IMark92871112"/><text:alphabetical-index-mark-start text:id="IMark101382824"/><text:alphabetical-index-mark-start text:id="IMark91517576"/><text:alphabetical-index-mark-start text:id="IMark98256056"/><text:alphabetical-index-mark-start text:id="IMark99763800"/><text:alphabetical-index-mark-start text:id="IMark88573976"/>system<text:alphabetical-index-mark-end text:id="IMark88573976"/><text:alphabetical-index-mark-end text:id="IMark99763800"/><text:alphabetical-index-mark-end text:id="IMark98256056"/><text:alphabetical-index-mark-end text:id="IMark91517576"/><text:alphabetical-index-mark-end text:id="IMark101382824"/><text:alphabetical-index-mark-end text:id="IMark92871112"/><text:alphabetical-index-mark-end text:id="IMark97209272"/><text:alphabetical-index-mark-end text:id="IMark87231752"/><text:alphabetical-index-mark-end text:id="IMark95214664"/><text:alphabetical-index-mark-end text:id="IMark96049240"/><text:alphabetical-index-mark-end text:id="IMark100459384"/><text:alphabetical-index-mark-end text:id="IMark101289224"/><text:alphabetical-index-mark-end text:id="IMark92487816"/><text:alphabetical-index-mark-end text:id="IMark92479896"/><text:alphabetical-index-mark-end text:id="IMark79257688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2392776"/><text:alphabetical-index-mark-end text:id="IMark97941528"/>.<text:bookmark-end text:name="__RefHeading___Toc975_76759228"/></text:h>
      <text:p text:style-name="P47"/>
      <text:p text:style-name="P47">I developed <text:alphabetical-index-mark-start text:id="IMark96997960"/><text:alphabetical-index-mark-start text:id="IMark92493128"/><text:alphabetical-index-mark-start text:id="IMark91040008"/><text:alphabetical-index-mark-start text:id="IMark96051896"/><text:alphabetical-index-mark-start text:id="IMark95510040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095816"/><text:alphabetical-index-mark-start text:id="IMark96086968"/><text:alphabetical-index-mark-start text:id="IMark97844472"/><text:alphabetical-index-mark-start text:id="IMark101324488"/><text:alphabetical-index-mark-start text:id="IMark93434072"/><text:alphabetical-index-mark-start text:id="IMark91696504"/><text:alphabetical-index-mark-start text:id="IMark95971288"/><text:alphabetical-index-mark-start text:id="IMark91096856"/><text:alphabetical-index-mark-start text:id="IMark93399592"/><text:alphabetical-index-mark-start text:id="IMark88255144"/><text:alphabetical-index-mark-start text:id="IMark79540824"/><text:alphabetical-index-mark-start text:id="IMark81532696"/><text:alphabetical-index-mark-start text:id="IMark95937480"/>sql<text:alphabetical-index-mark-end text:id="IMark95937480"/><text:alphabetical-index-mark-end text:id="IMark81532696"/><text:alphabetical-index-mark-end text:id="IMark79540824"/><text:alphabetical-index-mark-end text:id="IMark88255144"/><text:alphabetical-index-mark-end text:id="IMark93399592"/><text:alphabetical-index-mark-end text:id="IMark91096856"/><text:alphabetical-index-mark-end text:id="IMark95971288"/><text:alphabetical-index-mark-end text:id="IMark91696504"/><text:alphabetical-index-mark-end text:id="IMark93434072"/><text:alphabetical-index-mark-end text:id="IMark101324488"/><text:alphabetical-index-mark-end text:id="IMark97844472"/><text:alphabetical-index-mark-end text:id="IMark96086968"/><text:alphabetical-index-mark-end text:id="IMark92095816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5510040"/><text:alphabetical-index-mark-end text:id="IMark96051896"/><text:alphabetical-index-mark-end text:id="IMark91040008"/><text:alphabetical-index-mark-end text:id="IMark92493128"/><text:alphabetical-index-mark-end text:id="IMark96997960"/>p on a <text:alphabetical-index-mark-start text:id="IMark92955864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<text:alphabetical-index-mark-start text:id="IMark79559080"/><text:alphabetical-index-mark-start text:id="IMark89000968"/>Linux<text:alphabetical-index-mark-end text:id="IMark89000968"/><text:alphabetical-index-mark-end text:id="IMark79559080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2955864"/> machine to use within a <text:alphabetical-index-mark-start text:id="IMark92700888"/>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<text:alphabetical-index-mark-start text:id="IMark92340664"/><text:alphabetical-index-mark-start text:id="IMark95445544"/><text:alphabetical-index-mark-start text:id="IMark93361752"/><text:alphabetical-index-mark-start text:id="IMark87218216"/><text:alphabetical-index-mark-start text:id="IMark101380296"/>Linux<text:alphabetical-index-mark-end text:id="IMark101380296"/><text:alphabetical-index-mark-end text:id="IMark87218216"/><text:alphabetical-index-mark-end text:id="IMark93361752"/><text:alphabetical-index-mark-end text:id="IMark95445544"/><text:alphabetical-index-mark-end text:id="IMark92340664"/>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<text:alphabetical-index-mark-end text:id="IMark92700888"/> <text:alphabetical-index-mark-start text:id="IMark91093160"/><text:alphabetical-index-mark-start text:id="IMark8723298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92825880"/><text:alphabetical-index-mark-start text:id="IMark92380552"/><text:alphabetical-index-mark-start text:id="IMark92063784"/>environment<text:alphabetical-index-mark-end text:id="IMark92063784"/><text:alphabetical-index-mark-end text:id="IMark92380552"/><text:alphabetical-index-mark-end text:id="IMark92825880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87232984"/><text:alphabetical-index-mark-end text:id="IMark91093160"/> with <text:alphabetical-index-mark-start text:id="IMark90937912"/><text:alphabetical-index-mark-start text:id="IMark91098088"/><text:alphabetical-index-mark-start text:id="IMark91885112"/><text:alphabetical-index-mark-start text:id="IMark92453096"/><text:alphabetical-index-mark-start text:id="IMark92392776"/><text:alphabetical-index-mark-start text:id="IMark97941528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gcc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7941528"/><text:alphabetical-index-mark-end text:id="IMark92392776"/><text:alphabetical-index-mark-end text:id="IMark92453096"/><text:alphabetical-index-mark-end text:id="IMark91885112"/><text:alphabetical-index-mark-end text:id="IMark91098088"/><text:alphabetical-index-mark-end text:id="IMark90937912"/>. I see no problems for any reasonably seasoned user to co<text:alphabetical-index-mark-start text:id="IMark79257688"/><text:alphabetical-index-mark-start text:id="IMark92479896"/><text:alphabetical-index-mark-start text:id="IMark92487816"/><text:alphabetical-index-mark-start text:id="IMark101289224"/><text:alphabetical-index-mark-start text:id="IMark100459384"/><text:alphabetical-index-mark-start text:id="IMark96049240"/><text:alphabetical-index-mark-start text:id="IMark95214664"/><text:alphabetical-index-mark-start text:id="IMark87231752"/><text:alphabetical-index-mark-start text:id="IMark97209272"/><text:alphabetical-index-mark-start text:id="IMark92871112"/><text:alphabetical-index-mark-start text:id="IMark101382824"/>mpi<text:alphabetical-index-mark-end text:id="IMark101382824"/><text:alphabetical-index-mark-end text:id="IMark92871112"/><text:alphabetical-index-mark-end text:id="IMark97209272"/><text:alphabetical-index-mark-end text:id="IMark87231752"/><text:alphabetical-index-mark-end text:id="IMark95214664"/><text:alphabetical-index-mark-end text:id="IMark96049240"/><text:alphabetical-index-mark-end text:id="IMark100459384"/><text:alphabetical-index-mark-end text:id="IMark101289224"/><text:alphabetical-index-mark-end text:id="IMark92487816"/><text:alphabetical-index-mark-end text:id="IMark92479896"/><text:alphabetical-index-mark-end text:id="IMark79257688"/>le it for a <text:alphabetical-index-mark-start text:id="IMark91517576"/><text:alphabetical-index-mark-start text:id="IMark98256056"/><text:alphabetical-index-mark-start text:id="IMark99763800"/><text:alphabetical-index-mark-start text:id="IMark88573976"/><text:alphabetical-index-mark-start text:id="IMark99481256"/><text:alphabetical-index-mark-start text:id="IMark100037704"/><text:alphabetical-index-mark-start text:id="IMark79459848"/><text:alphabetical-index-mark-start text:id="IMark101392936"/><text:alphabetical-index-mark-start text:id="IMark72061608"/><text:alphabetical-index-mark-start text:id="IMark96464680"/><text:alphabetical-index-mark-start text:id="IMark101397992"/>Windows<text:alphabetical-index-mark-end text:id="IMark101397992"/><text:alphabetical-index-mark-end text:id="IMark96464680"/><text:alphabetical-index-mark-end text:id="IMark72061608"/><text:alphabetical-index-mark-end text:id="IMark101392936"/><text:alphabetical-index-mark-end text:id="IMark79459848"/><text:alphabetical-index-mark-end text:id="IMark100037704"/><text:alphabetical-index-mark-end text:id="IMark99481256"/><text:alphabetical-index-mark-end text:id="IMark88573976"/><text:alphabetical-index-mark-end text:id="IMark99763800"/><text:alphabetical-index-mark-end text:id="IMark98256056"/><text:alphabetical-index-mark-end text:id="IMark91517576"/> <text:alphabetical-index-mark-start text:id="IMark97019384"/><text:alphabetical-index-mark-start text:id="IMark93389672"/><text:alphabetical-index-mark-start text:id="IMark96944584"/><text:alphabetical-index-mark-start text:id="IMark92464712"/><text:alphabetical-index-mark-start text:id="IMark90386520"/><text:alphabetical-index-mark-start text:id="IMark91891944"/><text:alphabetical-index-mark-start text:id="IMark95779336"/><text:alphabetical-index-mark-start text:id="IMark91361032"/><text:alphabetical-index-mark-start text:id="IMark91358024"/><text:alphabetical-index-mark-start text:id="IMark91355016"/><text:alphabetical-index-mark-start text:id="IMark91352008"/><text:alphabetical-index-mark-start text:id="IMark98158808"/><text:alphabetical-index-mark-start text:id="IMark100011016"/><text:alphabetical-index-mark-start text:id="IMark100008008"/><text:alphabetical-index-mark-start text:id="IMark93296328"/><text:alphabetical-index-mark-start text:id="IMark88143944"/><text:alphabetical-index-mark-start text:id="IMark95888952"/><text:alphabetical-index-mark-start text:id="IMark96145448"/><text:alphabetical-index-mark-start text:id="IMark97697448"/><text:alphabetical-index-mark-start text:id="IMark91401432"/><text:alphabetical-index-mark-start text:id="IMark93298696"/><text:alphabetical-index-mark-start text:id="IMark93111784"/>system<text:alphabetical-index-mark-end text:id="IMark93111784"/><text:alphabetical-index-mark-end text:id="IMark93298696"/><text:alphabetical-index-mark-end text:id="IMark91401432"/><text:alphabetical-index-mark-end text:id="IMark97697448"/><text:alphabetical-index-mark-end text:id="IMark96145448"/><text:alphabetical-index-mark-end text:id="IMark95888952"/><text:alphabetical-index-mark-end text:id="IMark88143944"/><text:alphabetical-index-mark-end text:id="IMark93296328"/><text:alphabetical-index-mark-end text:id="IMark100008008"/><text:alphabetical-index-mark-end text:id="IMark100011016"/><text:alphabetical-index-mark-end text:id="IMark98158808"/><text:alphabetical-index-mark-end text:id="IMark91352008"/><text:alphabetical-index-mark-end text:id="IMark91355016"/><text:alphabetical-index-mark-end text:id="IMark91358024"/><text:alphabetical-index-mark-end text:id="IMark91361032"/><text:alphabetical-index-mark-end text:id="IMark95779336"/><text:alphabetical-index-mark-end text:id="IMark91891944"/><text:alphabetical-index-mark-end text:id="IMark90386520"/><text:alphabetical-index-mark-end text:id="IMark92464712"/><text:alphabetical-index-mark-end text:id="IMark96944584"/><text:alphabetical-index-mark-end text:id="IMark93389672"/><text:alphabetical-index-mark-end text:id="IMark97019384"/>, <text:span text:style-name="T65">except whenever it might be employed within a cluster </text:span><text:alphabetical-index-mark-start text:id="IMark98334040"/><text:alphabetical-index-mark-start text:id="IMark97554504"/><text:alphabetical-index-mark-start text:id="IMark97548488"/><text:alphabetical-index-mark-start text:id="IMark91854808"/><text:span text:style-name="T65">environment</text:span><text:alphabetical-index-mark-end text:id="IMark91854808"/><text:alphabetical-index-mark-end text:id="IMark97548488"/><text:alphabetical-index-mark-end text:id="IMark97554504"/><text:alphabetical-index-mark-end text:id="IMark98334040"/><text:span text:style-name="T65"> using any for of </text:span><text:alphabetical-index-mark-start text:id="IMark98317928"/><text:alphabetical-index-mark-start text:id="IMark93300600"/><text:alphabetical-index-mark-start text:id="IMark88148216"/><text:alphabetical-index-mark-start text:id="IMark98170184"/><text:span text:style-name="T65">MPI</text:span><text:alphabetical-index-mark-end text:id="IMark98170184"/><text:alphabetical-index-mark-end text:id="IMark88148216"/><text:alphabetical-index-mark-end text:id="IMark93300600"/><text:alphabetical-index-mark-end text:id="IMark98317928"/>. <text:span text:style-name="T65">MS </text:span><text:alphabetical-index-mark-start text:id="IMark96762376"/><text:alphabetical-index-mark-start text:id="IMark96763704"/><text:alphabetical-index-mark-start text:id="IMark96765032"/><text:alphabetical-index-mark-start text:id="IMark96766360"/><text:span text:style-name="T65">Windows</text:span><text:alphabetical-index-mark-end text:id="IMark96766360"/><text:alphabetical-index-mark-end text:id="IMark96765032"/><text:alphabetical-index-mark-end text:id="IMark96763704"/><text:alphabetical-index-mark-end text:id="IMark96762376"/><text:span text:style-name="T65"> </text:span><text:alphabetical-index-mark-start text:id="IMark96772200"/><text:alphabetical-index-mark-start text:id="IMark96773528"/><text:alphabetical-index-mark-start text:id="IMark96774856"/><text:alphabetical-index-mark-start text:id="IMark96776184"/><text:alphabetical-index-mark-start text:id="IMark96777512"/><text:alphabetical-index-mark-start text:id="IMark98232888"/><text:alphabetical-index-mark-start text:id="IMark98234216"/><text:alphabetical-index-mark-start text:id="IMark98235544"/><text:span text:style-name="T65">system</text:span><text:alphabetical-index-mark-end text:id="IMark98235544"/><text:alphabetical-index-mark-end text:id="IMark98234216"/><text:alphabetical-index-mark-end text:id="IMark98232888"/><text:alphabetical-index-mark-end text:id="IMark96777512"/><text:alphabetical-index-mark-end text:id="IMark96776184"/><text:alphabetical-index-mark-end text:id="IMark96774856"/><text:alphabetical-index-mark-end text:id="IMark96773528"/><text:alphabetical-index-mark-end text:id="IMark96772200"/><text:span text:style-name="T65">s will probably be unable to </text:span><text:alphabetical-index-mark-start text:id="IMark98244392"/><text:alphabetical-index-mark-start text:id="IMark98245720"/><text:alphabetical-index-mark-start text:id="IMark98247048"/><text:alphabetical-index-mark-start text:id="IMark98248376"/><text:span text:style-name="T65">handle</text:span><text:alphabetical-index-mark-end text:id="IMark98248376"/><text:alphabetical-index-mark-end text:id="IMark98247048"/><text:alphabetical-index-mark-end text:id="IMark98245720"/><text:alphabetical-index-mark-end text:id="IMark98244392"/> <text:alphabetical-index-mark-start text:id="IMark97365640"/><text:alphabetical-index-mark-start text:id="IMark100498040"/><text:alphabetical-index-mark-start text:id="IMark100499368"/><text:alphabetical-index-mark-start text:id="IMark100500696"/><text:span text:style-name="T65">MPI</text:span><text:alphabetical-index-mark-end text:id="IMark100500696"/><text:alphabetical-index-mark-end text:id="IMark100499368"/><text:alphabetical-index-mark-end text:id="IMark100498040"/><text:alphabetical-index-mark-end text:id="IMark97365640"/><text:span text:style-name="T65"> </text:span><text:alphabetical-index-mark-start text:id="IMark100506536"/><text:alphabetical-index-mark-start text:id="IMark100507864"/><text:alphabetical-index-mark-start text:id="IMark100509192"/><text:alphabetical-index-mark-start text:id="IMark100510520"/><text:span text:style-name="T65">call</text:span><text:alphabetical-index-mark-end text:id="IMark100510520"/><text:alphabetical-index-mark-end text:id="IMark100509192"/><text:alphabetical-index-mark-end text:id="IMark100507864"/><text:alphabetical-index-mark-end text:id="IMark100506536"/><text:span text:style-name="T65">s.</text:span></text:p>
      <text:h text:style-name="P111" text:outline-level="1"><text:bookmark-start text:name="__RefHeading___Toc977_76759228"/>4. Structure<text:bookmark-end text:name="__RefHeading___Toc977_76759228"/></text:h>
      <text:p text:style-name="P8"/>
      <text:p text:style-name="P39">In the main <text:alphabetical-index-mark-start text:id="IMark98256056"/><text:alphabetical-index-mark-start text:id="IMark99763800"/><text:alphabetical-index-mark-start text:id="IMark88573976"/><text:alphabetical-index-mark-start text:id="IMark99481256"/><text:alphabetical-index-mark-start text:id="IMark100037704"/><text:alphabetical-index-mark-start text:id="IMark79459848"/><text:alphabetical-index-mark-start text:id="IMark101392936"/><text:alphabetical-index-mark-start text:id="IMark72061608"/><text:alphabetical-index-mark-start text:id="IMark96464680"/><text:alphabetical-index-mark-start text:id="IMark101397992"/><text:alphabetical-index-mark-start text:id="IMark79257688"/>folder<text:alphabetical-index-mark-end text:id="IMark79257688"/><text:alphabetical-index-mark-end text:id="IMark101397992"/><text:alphabetical-index-mark-end text:id="IMark96464680"/><text:alphabetical-index-mark-end text:id="IMark72061608"/><text:alphabetical-index-mark-end text:id="IMark101392936"/><text:alphabetical-index-mark-end text:id="IMark79459848"/><text:alphabetical-index-mark-end text:id="IMark100037704"/><text:alphabetical-index-mark-end text:id="IMark99481256"/><text:alphabetical-index-mark-end text:id="IMark88573976"/><text:alphabetical-index-mark-end text:id="IMark99763800"/><text:alphabetical-index-mark-end text:id="IMark98256056"/> of the project you will find a couple of <text:alphabetical-index-mark-start text:id="IMark92479896"/><text:alphabetical-index-mark-start text:id="IMark92487816"/><text:alphabetical-index-mark-start text:id="IMark101289224"/><text:alphabetical-index-mark-start text:id="IMark100459384"/><text:alphabetical-index-mark-start text:id="IMark96049240"/><text:alphabetical-index-mark-start text:id="IMark95214664"/><text:alphabetical-index-mark-start text:id="IMark87231752"/><text:alphabetical-index-mark-start text:id="IMark97209272"/><text:alphabetical-index-mark-start text:id="IMark92871112"/><text:alphabetical-index-mark-start text:id="IMark101382824"/><text:alphabetical-index-mark-start text:id="IMark90937912"/>.cpp<text:alphabetical-index-mark-end text:id="IMark90937912"/><text:alphabetical-index-mark-end text:id="IMark101382824"/><text:alphabetical-index-mark-end text:id="IMark92871112"/><text:alphabetical-index-mark-end text:id="IMark97209272"/><text:alphabetical-index-mark-end text:id="IMark87231752"/><text:alphabetical-index-mark-end text:id="IMark95214664"/><text:alphabetical-index-mark-end text:id="IMark96049240"/><text:alphabetical-index-mark-end text:id="IMark100459384"/><text:alphabetical-index-mark-end text:id="IMark101289224"/><text:alphabetical-index-mark-end text:id="IMark92487816"/><text:alphabetical-index-mark-end text:id="IMark92479896"/> and <text:alphabetical-index-mark-start text:id="IMark91098088"/><text:alphabetical-index-mark-start text:id="IMark91885112"/><text:alphabetical-index-mark-start text:id="IMark92453096"/><text:alphabetical-index-mark-start text:id="IMark92392776"/><text:alphabetical-index-mark-start text:id="IMark97941528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91093160"/>.hpp<text:alphabetical-index-mark-end text:id="IMark91093160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7941528"/><text:alphabetical-index-mark-end text:id="IMark92392776"/><text:alphabetical-index-mark-end text:id="IMark92453096"/><text:alphabetical-index-mark-end text:id="IMark91885112"/><text:alphabetical-index-mark-end text:id="IMark91098088"/> <text:alphabetical-index-mark-start text:id="IMark8723298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92825880"/><text:alphabetical-index-mark-start text:id="IMark92380552"/><text:alphabetical-index-mark-start text:id="IMark92063784"/><text:alphabetical-index-mark-start text:id="IMark92700888"/>file<text:alphabetical-index-mark-end text:id="IMark92700888"/><text:alphabetical-index-mark-end text:id="IMark92063784"/><text:alphabetical-index-mark-end text:id="IMark92380552"/><text:alphabetical-index-mark-end text:id="IMark92825880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87232984"/>s, as well as text 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<text:alphabetical-index-mark-start text:id="IMark92340664"/><text:alphabetical-index-mark-start text:id="IMark95445544"/><text:alphabetical-index-mark-start text:id="IMark93361752"/><text:alphabetical-index-mark-start text:id="IMark87218216"/><text:alphabetical-index-mark-start text:id="IMark101380296"/><text:alphabetical-index-mark-start text:id="IMark92955864"/>file<text:alphabetical-index-mark-end text:id="IMark92955864"/><text:alphabetical-index-mark-end text:id="IMark101380296"/><text:alphabetical-index-mark-end text:id="IMark87218216"/><text:alphabetical-index-mark-end text:id="IMark93361752"/><text:alphabetical-index-mark-end text:id="IMark95445544"/><text:alphabetical-index-mark-end text:id="IMark92340664"/>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s containing 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<text:alphabetical-index-mark-start text:id="IMark79559080"/><text:alphabetical-index-mark-start text:id="IMark89000968"/><text:alphabetical-index-mark-start text:id="IMark96997960"/>license<text:alphabetical-index-mark-end text:id="IMark96997960"/><text:alphabetical-index-mark-end text:id="IMark89000968"/><text:alphabetical-index-mark-end text:id="IMark79559080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 and contribution in<text:alphabetical-index-mark-start text:id="IMark92493128"/><text:alphabetical-index-mark-start text:id="IMark91040008"/><text:alphabetical-index-mark-start text:id="IMark96051896"/><text:alphabetical-index-mark-start text:id="IMark95510040"/><text:alphabetical-index-mark-start text:id="IMark93439544"/><text:alphabetical-index-mark-start text:id="IMark95563976"/><text:alphabetical-index-mark-start text:id="IMark100481240"/><text:alphabetical-index-mark-start text:id="IMark87228056"/><text:alphabetical-index-mark-start text:id="IMark92095816"/><text:alphabetical-index-mark-start text:id="IMark96086968"/><text:alphabetical-index-mark-start text:id="IMark97844472"/>format<text:alphabetical-index-mark-end text:id="IMark97844472"/><text:alphabetical-index-mark-end text:id="IMark96086968"/><text:alphabetical-index-mark-end text:id="IMark92095816"/><text:alphabetical-index-mark-end text:id="IMark87228056"/><text:alphabetical-index-mark-end text:id="IMark100481240"/><text:alphabetical-index-mark-end text:id="IMark95563976"/><text:alphabetical-index-mark-end text:id="IMark93439544"/><text:alphabetical-index-mark-end text:id="IMark95510040"/><text:alphabetical-index-mark-end text:id="IMark96051896"/><text:alphabetical-index-mark-end text:id="IMark91040008"/><text:alphabetical-index-mark-end text:id="IMark92493128"/>ion.</text:p>
      <text:p text:style-name="P37"/>
      <text:p text:style-name="P37">The <text:span text:style-name="T35">main </text:span>project <text:alphabetical-index-mark-start text:id="IMark95971288"/><text:alphabetical-index-mark-start text:id="IMark91096856"/><text:alphabetical-index-mark-start text:id="IMark93399592"/><text:alphabetical-index-mark-start text:id="IMark88255144"/><text:alphabetical-index-mark-start text:id="IMark79540824"/><text:alphabetical-index-mark-start text:id="IMark81532696"/><text:alphabetical-index-mark-start text:id="IMark95937480"/><text:alphabetical-index-mark-start text:id="IMark97019384"/><text:alphabetical-index-mark-start text:id="IMark93300600"/><text:alphabetical-index-mark-start text:id="IMark88148216"/><text:alphabetical-index-mark-start text:id="IMark96944584"/>f<text:span text:style-name="T35">older</text:span><text:alphabetical-index-mark-end text:id="IMark96944584"/><text:alphabetical-index-mark-end text:id="IMark88148216"/><text:alphabetical-index-mark-end text:id="IMark93300600"/><text:alphabetical-index-mark-end text:id="IMark97019384"/><text:alphabetical-index-mark-end text:id="IMark95937480"/><text:alphabetical-index-mark-end text:id="IMark81532696"/><text:alphabetical-index-mark-end text:id="IMark79540824"/><text:alphabetical-index-mark-end text:id="IMark88255144"/><text:alphabetical-index-mark-end text:id="IMark93399592"/><text:alphabetical-index-mark-end text:id="IMark91096856"/><text:alphabetical-index-mark-end text:id="IMark95971288"/> <text:span text:style-name="T35">also </text:span>contains two <text:span text:style-name="T35">sub </text:span><text:alphabetical-index-mark-start text:id="IMark93389672"/><text:alphabetical-index-mark-start text:id="IMark92464712"/><text:alphabetical-index-mark-start text:id="IMark90386520"/><text:alphabetical-index-mark-start text:id="IMark91891944"/><text:alphabetical-index-mark-start text:id="IMark91517576"/><text:alphabetical-index-mark-start text:id="IMark95779336"/><text:alphabetical-index-mark-start text:id="IMark88153528"/><text:alphabetical-index-mark-start text:id="IMark91040008"/><text:alphabetical-index-mark-start text:id="IMark92493128"/><text:alphabetical-index-mark-start text:id="IMark96051896"/><text:alphabetical-index-mark-start text:id="IMark95510040"/>folder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88153528"/><text:alphabetical-index-mark-end text:id="IMark95779336"/><text:alphabetical-index-mark-end text:id="IMark91517576"/><text:alphabetical-index-mark-end text:id="IMark91891944"/><text:alphabetical-index-mark-end text:id="IMark90386520"/><text:alphabetical-index-mark-end text:id="IMark92464712"/><text:alphabetical-index-mark-end text:id="IMark93389672"/>s:</text:p>
      <text:p text:style-name="P37"/>
      <text:h text:style-name="Heading_20_2" text:outline-level="2"><text:bookmark-start text:name="__RefHeading___Toc979_76759228"/>4.1. <text:alphabetical-index-mark-start text:id="IMark87228056"/><text:alphabetical-index-mark-start text:id="IMark96086968"/><text:alphabetical-index-mark-start text:id="IMark97844472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/doc<text:bookmark-end text:name="__RefHeading___Toc979_76759228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7844472"/><text:alphabetical-index-mark-end text:id="IMark96086968"/><text:alphabetical-index-mark-end text:id="IMark87228056"/></text:h>
      <text:p text:style-name="P38"/>
      <text:p text:style-name="P38">This <text:alphabetical-index-mark-start text:id="IMark96997960"/>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<text:alphabetical-index-mark-start text:id="IMark92340664"/><text:alphabetical-index-mark-start text:id="IMark95445544"/><text:alphabetical-index-mark-start text:id="IMark93361752"/><text:alphabetical-index-mark-start text:id="IMark87218216"/><text:alphabetical-index-mark-start text:id="IMark101380296"/>folder<text:alphabetical-index-mark-end text:id="IMark101380296"/><text:alphabetical-index-mark-end text:id="IMark87218216"/><text:alphabetical-index-mark-end text:id="IMark93361752"/><text:alphabetical-index-mark-end text:id="IMark95445544"/><text:alphabetical-index-mark-end text:id="IMark92340664"/>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<text:alphabetical-index-mark-end text:id="IMark96997960"/> contains the manual for <text:alphabetical-index-mark-start text:id="IMark92955864"/><text:alphabetical-index-mark-start text:id="IMark8723298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92825880"/><text:alphabetical-index-mark-start text:id="IMark92380552"/><text:alphabetical-index-mark-start text:id="IMark92063784"/><text:alphabetical-index-mark-start text:id="IMark92700888"/><text:alphabetical-index-mark-start text:id="IMark91098088"/><text:alphabetical-index-mark-start text:id="IMark91885112"/><text:alphabetical-index-mark-start text:id="IMark92453096"/><text:alphabetical-index-mark-start text:id="IMark92392776"/><text:alphabetical-index-mark-start text:id="IMark97941528"/>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sql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<text:alphabetical-index-mark-end text:id="IMark97941528"/><text:alphabetical-index-mark-end text:id="IMark92392776"/><text:alphabetical-index-mark-end text:id="IMark92453096"/><text:alphabetical-index-mark-end text:id="IMark91885112"/><text:alphabetical-index-mark-end text:id="IMark91098088"/><text:alphabetical-index-mark-end text:id="IMark92700888"/><text:alphabetical-index-mark-end text:id="IMark92063784"/><text:alphabetical-index-mark-end text:id="IMark92380552"/><text:alphabetical-index-mark-end text:id="IMark92825880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87232984"/><text:alphabetical-index-mark-end text:id="IMark92955864"/>p.</text:p>
      <text:p text:style-name="P38"/>
      <text:p text:style-name="P38"/>
      <text:h text:style-name="Heading_20_2" text:outline-level="2"><text:bookmark-start text:name="__RefHeading___Toc981_76759228"/>4.2. <text:alphabetical-index-mark-start text:id="IMark96049240"/><text:alphabetical-index-mark-start text:id="IMark87231752"/><text:alphabetical-index-mark-start text:id="IMark97209272"/><text:alphabetical-index-mark-start text:id="IMark92871112"/><text:alphabetical-index-mark-start text:id="IMark101382824"/><text:alphabetical-index-mark-start text:id="IMark90937912"/><text:alphabetical-index-mark-start text:id="IMark98256056"/><text:alphabetical-index-mark-start text:id="IMark99763800"/><text:alphabetical-index-mark-start text:id="IMark88573976"/><text:alphabetical-index-mark-start text:id="IMark99481256"/><text:alphabetical-index-mark-start text:id="IMark100037704"/>/examples<text:bookmark-end text:name="__RefHeading___Toc981_76759228"/><text:alphabetical-index-mark-end text:id="IMark100037704"/><text:alphabetical-index-mark-end text:id="IMark99481256"/><text:alphabetical-index-mark-end text:id="IMark88573976"/><text:alphabetical-index-mark-end text:id="IMark99763800"/><text:alphabetical-index-mark-end text:id="IMark98256056"/><text:alphabetical-index-mark-end text:id="IMark90937912"/><text:alphabetical-index-mark-end text:id="IMark101382824"/><text:alphabetical-index-mark-end text:id="IMark92871112"/><text:alphabetical-index-mark-end text:id="IMark97209272"/><text:alphabetical-index-mark-end text:id="IMark87231752"/><text:alphabetical-index-mark-end text:id="IMark96049240"/></text:h>
      <text:p text:style-name="P38"/>
      <text:p text:style-name="P38">This <text:alphabetical-index-mark-start text:id="IMark72061608"/><text:alphabetical-index-mark-start text:id="IMark96464680"/><text:alphabetical-index-mark-start text:id="IMark101397992"/><text:alphabetical-index-mark-start text:id="IMark79257688"/><text:alphabetical-index-mark-start text:id="IMark101324488"/><text:alphabetical-index-mark-start text:id="IMark91696504"/><text:alphabetical-index-mark-start text:id="IMark93434072"/><text:alphabetical-index-mark-start text:id="IMark93439544"/><text:alphabetical-index-mark-start text:id="IMark95971288"/><text:alphabetical-index-mark-start text:id="IMark91096856"/><text:alphabetical-index-mark-start text:id="IMark93399592"/>folder<text:alphabetical-index-mark-end text:id="IMark93399592"/><text:alphabetical-index-mark-end text:id="IMark91096856"/><text:alphabetical-index-mark-end text:id="IMark95971288"/><text:alphabetical-index-mark-end text:id="IMark93439544"/><text:alphabetical-index-mark-end text:id="IMark93434072"/><text:alphabetical-index-mark-end text:id="IMark91696504"/><text:alphabetical-index-mark-end text:id="IMark101324488"/><text:alphabetical-index-mark-end text:id="IMark79257688"/><text:alphabetical-index-mark-end text:id="IMark101397992"/><text:alphabetical-index-mark-end text:id="IMark96464680"/><text:alphabetical-index-mark-end text:id="IMark72061608"/> contains a fe<text:span text:style-name="T66">w</text:span> example <text:alphabetical-index-mark-start text:id="IMark88255144"/><text:alphabetical-index-mark-start text:id="IMark79540824"/><text:alphabetical-index-mark-start text:id="IMark81532696"/><text:alphabetical-index-mark-start text:id="IMark95937480"/><text:alphabetical-index-mark-start text:id="IMark97019384"/><text:alphabetical-index-mark-start text:id="IMark93300600"/><text:alphabetical-index-mark-start text:id="IMark88148216"/><text:alphabetical-index-mark-start text:id="IMark96944584"/><text:alphabetical-index-mark-start text:id="IMark92464712"/><text:alphabetical-index-mark-start text:id="IMark93389672"/><text:alphabetical-index-mark-start text:id="IMark90386520"/>file<text:alphabetical-index-mark-end text:id="IMark90386520"/><text:alphabetical-index-mark-end text:id="IMark93389672"/><text:alphabetical-index-mark-end text:id="IMark92464712"/><text:alphabetical-index-mark-end text:id="IMark96944584"/><text:alphabetical-index-mark-end text:id="IMark88148216"/><text:alphabetical-index-mark-end text:id="IMark93300600"/><text:alphabetical-index-mark-end text:id="IMark97019384"/><text:alphabetical-index-mark-end text:id="IMark95937480"/><text:alphabetical-index-mark-end text:id="IMark81532696"/><text:alphabetical-index-mark-end text:id="IMark79540824"/><text:alphabetical-index-mark-end text:id="IMark88255144"/>s, including a <text:alphabetical-index-mark-start text:id="IMark91891944"/><text:alphabetical-index-mark-start text:id="IMark91517576"/><text:alphabetical-index-mark-start text:id="IMark95779336"/><text:alphabetical-index-mark-start text:id="IMark88153528"/>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95563976"/><text:alphabetical-index-mark-start text:id="IMark88152200"/>database<text:alphabetical-index-mark-end text:id="IMark88152200"/><text:alphabetical-index-mark-end text:id="IMark95563976"/><text:alphabetical-index-mark-end text:id="IMark100481240"/>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88153528"/><text:alphabetical-index-mark-end text:id="IMark95779336"/><text:alphabetical-index-mark-end text:id="IMark91517576"/><text:alphabetical-index-mark-end text:id="IMark91891944"/>s and <text:alphabetical-index-mark-start text:id="IMark96086968"/><text:alphabetical-index-mark-start text:id="IMark87228056"/><text:alphabetical-index-mark-start text:id="IMark97844472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79576552"/><text:alphabetical-index-mark-start text:id="IMark91095624"/><text:alphabetical-index-mark-start text:id="IMark72317240"/>.<text:alphabetical-index-mark-start text:id="IMark92095816"/><text:alphabetical-index-mark-start text:id="IMark89000968"/><text:alphabetical-index-mark-start text:id="IMark79559080"/><text:alphabetical-index-mark-start text:id="IMark98247992"/><text:alphabetical-index-mark-start text:id="IMark98245336"/><text:alphabetical-index-mark-start text:id="IMark87232984"/><text:alphabetical-index-mark-start text:id="IMark9295586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92825880"/><text:alphabetical-index-mark-start text:id="IMark92380552"/><text:alphabetical-index-mark-start text:id="IMark92063784"/><text:alphabetical-index-mark-start text:id="IMark92700888"/><text:alphabetical-index-mark-start text:id="IMark91098088"/><text:alphabetical-index-mark-start text:id="IMark91885112"/><text:alphabetical-index-mark-start text:id="IMark92453096"/><text:alphabetical-index-mark-start text:id="IMark92392776"/><text:alphabetical-index-mark-start text:id="IMark97941528"/>sql<text:alphabetical-index-mark-end text:id="IMark97941528"/><text:alphabetical-index-mark-end text:id="IMark92392776"/><text:alphabetical-index-mark-end text:id="IMark92453096"/><text:alphabetical-index-mark-end text:id="IMark91885112"/><text:alphabetical-index-mark-end text:id="IMark91098088"/><text:alphabetical-index-mark-end text:id="IMark92700888"/><text:alphabetical-index-mark-end text:id="IMark92063784"/><text:alphabetical-index-mark-end text:id="IMark92380552"/><text:alphabetical-index-mark-end text:id="IMark92825880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92955864"/><text:alphabetical-index-mark-end text:id="IMark87232984"/><text:alphabetical-index-mark-end text:id="IMark98245336"/><text:alphabetical-index-mark-end text:id="IMark98247992"/><text:alphabetical-index-mark-end text:id="IMark79559080"/><text:alphabetical-index-mark-end text:id="IMark89000968"/><text:alphabetical-index-mark-end text:id="IMark92095816"/><text:alphabetical-index-mark-end text:id="IMark72317240"/><text:alphabetical-index-mark-end text:id="IMark91095624"/><text:alphabetical-index-mark-end text:id="IMark79576552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7844472"/><text:alphabetical-index-mark-end text:id="IMark87228056"/><text:alphabetical-index-mark-end text:id="IMark96086968"/> <text:alphabetical-index-mark-start text:id="IMark93362968"/><text:alphabetical-index-mark-start text:id="IMark101408232"/><text:alphabetical-index-mark-start text:id="IMark96990312"/><text:alphabetical-index-mark-start text:id="IMark88251960"/><text:alphabetical-index-mark-start text:id="IMark99224728"/><text:alphabetical-index-mark-start text:id="IMark96997960"/>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file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<text:alphabetical-index-mark-end text:id="IMark96997960"/><text:alphabetical-index-mark-end text:id="IMark99224728"/><text:alphabetical-index-mark-end text:id="IMark88251960"/><text:alphabetical-index-mark-end text:id="IMark96990312"/><text:alphabetical-index-mark-end text:id="IMark101408232"/><text:alphabetical-index-mark-end text:id="IMark93362968"/>s.</text:p>
      <text:p text:style-name="P38"/>
      <text:p text:style-name="P38"/>
      <text:p text:style-name="P38"/>
      <text:p text:style-name="P8"/>
      <text:p text:style-name="P8"/>
      <text:h text:style-name="P111" text:outline-level="1"><text:bookmark-start text:name="__RefHeading___Toc983_76759228"/>5. Use<text:bookmark-end text:name="__RefHeading___Toc983_76759228"/></text:h>
      <text:p text:style-name="P15"/>
      <text:h text:style-name="Heading_20_2" text:outline-level="2"><text:bookmark-start text:name="__RefHeading___Toc985_76759228"/>5.1. <text:alphabetical-index-mark-start text:id="IMark90937912"/><text:alphabetical-index-mark-start text:id="IMark99763800"/><text:alphabetical-index-mark-start text:id="IMark88573976"/><text:alphabetical-index-mark-start text:id="IMark99481256"/><text:alphabetical-index-mark-start text:id="IMark100037704"/><text:alphabetical-index-mark-start text:id="IMark95214664"/><text:alphabetical-index-mark-start text:id="IMark101392936"/><text:alphabetical-index-mark-start text:id="IMark79459848"/><text:alphabetical-index-mark-start text:id="IMark98246664"/><text:alphabetical-index-mark-start text:id="IMark100508808"/><text:alphabetical-index-mark-start text:id="IMark100510136"/>Install<text:alphabetical-index-mark-end text:id="IMark100510136"/><text:alphabetical-index-mark-end text:id="IMark100508808"/><text:alphabetical-index-mark-end text:id="IMark98246664"/><text:alphabetical-index-mark-end text:id="IMark79459848"/><text:alphabetical-index-mark-end text:id="IMark101392936"/><text:alphabetical-index-mark-end text:id="IMark95214664"/><text:alphabetical-index-mark-end text:id="IMark100037704"/><text:alphabetical-index-mark-end text:id="IMark99481256"/><text:alphabetical-index-mark-end text:id="IMark88573976"/><text:alphabetical-index-mark-end text:id="IMark99763800"/><text:alphabetical-index-mark-end text:id="IMark90937912"/>ation<text:bookmark-end text:name="__RefHeading___Toc985_76759228"/></text:h>
      <text:p text:style-name="P30"/>
      <text:p text:style-name="P30">Uncompress and copy the contents of this <text:alphabetical-index-mark-start text:id="IMark96773144"/><text:alphabetical-index-mark-start text:id="IMark98236488"/><text:alphabetical-index-mark-start text:id="IMark72061608"/><text:alphabetical-index-mark-start text:id="IMark96464680"/><text:alphabetical-index-mark-start text:id="IMark101397992"/><text:alphabetical-index-mark-start text:id="IMark79257688"/><text:alphabetical-index-mark-start text:id="IMark101324488"/><text:alphabetical-index-mark-start text:id="IMark91696504"/><text:alphabetical-index-mark-start text:id="IMark93434072"/><text:alphabetical-index-mark-start text:id="IMark93439544"/><text:alphabetical-index-mark-start text:id="IMark95971288"/>file<text:alphabetical-index-mark-end text:id="IMark95971288"/><text:alphabetical-index-mark-end text:id="IMark93439544"/><text:alphabetical-index-mark-end text:id="IMark93434072"/><text:alphabetical-index-mark-end text:id="IMark91696504"/><text:alphabetical-index-mark-end text:id="IMark101324488"/><text:alphabetical-index-mark-end text:id="IMark79257688"/><text:alphabetical-index-mark-end text:id="IMark101397992"/><text:alphabetical-index-mark-end text:id="IMark96464680"/><text:alphabetical-index-mark-end text:id="IMark72061608"/><text:alphabetical-index-mark-end text:id="IMark98236488"/><text:alphabetical-index-mark-end text:id="IMark96773144"/> wherever you want in your <text:alphabetical-index-mark-start text:id="IMark91096856"/><text:alphabetical-index-mark-start text:id="IMark93399592"/><text:alphabetical-index-mark-start text:id="IMark92340664"/><text:alphabetical-index-mark-start text:id="IMark10140823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6997960"/>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<text:alphabetical-index-mark-start text:id="IMark96086968"/><text:alphabetical-index-mark-start text:id="IMark87228056"/><text:alphabetical-index-mark-start text:id="IMark97844472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system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7844472"/><text:alphabetical-index-mark-end text:id="IMark87228056"/><text:alphabetical-index-mark-end text:id="IMark96086968"/>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<text:alphabetical-index-mark-end text:id="IMark96997960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408232"/><text:alphabetical-index-mark-end text:id="IMark92340664"/><text:alphabetical-index-mark-end text:id="IMark93399592"/><text:alphabetical-index-mark-end text:id="IMark91096856"/>.</text:p>
      <text:p text:style-name="P30"/>
      <text:p text:style-name="P30">Copy <text:alphabetical-index-mark-start text:id="IMark92095816"/><text:alphabetical-index-mark-start text:id="IMark89000968"/><text:alphabetical-index-mark-start text:id="IMark79559080"/><text:alphabetical-index-mark-start text:id="IMark98247992"/><text:alphabetical-index-mark-start text:id="IMark98245336"/><text:alphabetical-index-mark-start text:id="IMark87232984"/><text:alphabetical-index-mark-start text:id="IMark9295586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92825880"/><text:alphabetical-index-mark-start text:id="IMark92380552"/><text:alphabetical-index-mark-start text:id="IMark92063784"/><text:alphabetical-index-mark-start text:id="IMark92700888"/><text:alphabetical-index-mark-start text:id="IMark91098088"/><text:alphabetical-index-mark-start text:id="IMark91885112"/><text:alphabetical-index-mark-start text:id="IMark92453096"/><text:alphabetical-index-mark-start text:id="IMark92392776"/><text:alphabetical-index-mark-start text:id="IMark97941528"/><text:alphabetical-index-mark-start text:id="IMark91891944"/><text:alphabetical-index-mark-start text:id="IMark91517576"/><text:alphabetical-index-mark-start text:id="IMark95779336"/><text:alphabetical-index-mark-start text:id="IMark88153528"/>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95563976"/><text:alphabetical-index-mark-start text:id="IMark88152200"/><text:span text:style-name="T23">sql</text:span><text:alphabetical-index-mark-end text:id="IMark88152200"/><text:alphabetical-index-mark-end text:id="IMark95563976"/><text:alphabetical-index-mark-end text:id="IMark100481240"/>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88153528"/><text:alphabetical-index-mark-end text:id="IMark95779336"/><text:alphabetical-index-mark-end text:id="IMark91517576"/><text:alphabetical-index-mark-end text:id="IMark91891944"/><text:alphabetical-index-mark-end text:id="IMark97941528"/><text:alphabetical-index-mark-end text:id="IMark92392776"/><text:alphabetical-index-mark-end text:id="IMark92453096"/><text:alphabetical-index-mark-end text:id="IMark91885112"/><text:alphabetical-index-mark-end text:id="IMark91098088"/><text:alphabetical-index-mark-end text:id="IMark92700888"/><text:alphabetical-index-mark-end text:id="IMark92063784"/><text:alphabetical-index-mark-end text:id="IMark92380552"/><text:alphabetical-index-mark-end text:id="IMark92825880"/><text:alphabetical-index-mark-end text:id="IMark91424776"/><text:alphabetical-index-mark-end text:id="IMark95294968"/><text:span text:style-name="T23">ite</text:span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92955864"/><text:alphabetical-index-mark-end text:id="IMark87232984"/><text:alphabetical-index-mark-end text:id="IMark98245336"/><text:alphabetical-index-mark-end text:id="IMark98247992"/><text:alphabetical-index-mark-end text:id="IMark79559080"/><text:alphabetical-index-mark-end text:id="IMark89000968"/><text:alphabetical-index-mark-end text:id="IMark92095816"/><text:span text:style-name="T23">3</text:span><text:alphabetical-index-mark-start text:id="IMark88255144"/><text:alphabetical-index-mark-start text:id="IMark79540824"/><text:alphabetical-index-mark-start text:id="IMark81532696"/><text:alphabetical-index-mark-start text:id="IMark95937480"/><text:alphabetical-index-mark-start text:id="IMark97019384"/><text:alphabetical-index-mark-start text:id="IMark93300600"/><text:alphabetical-index-mark-start text:id="IMark88148216"/><text:alphabetical-index-mark-start text:id="IMark96944584"/><text:alphabetical-index-mark-start text:id="IMark92464712"/><text:alphabetical-index-mark-start text:id="IMark93389672"/><text:alphabetical-index-mark-start text:id="IMark90386520"/><text:span text:style-name="T23">.cpp</text:span><text:alphabetical-index-mark-end text:id="IMark90386520"/><text:alphabetical-index-mark-end text:id="IMark93389672"/><text:alphabetical-index-mark-end text:id="IMark92464712"/><text:alphabetical-index-mark-end text:id="IMark96944584"/><text:alphabetical-index-mark-end text:id="IMark88148216"/><text:alphabetical-index-mark-end text:id="IMark93300600"/><text:alphabetical-index-mark-end text:id="IMark97019384"/><text:alphabetical-index-mark-end text:id="IMark95937480"/><text:alphabetical-index-mark-end text:id="IMark81532696"/><text:alphabetical-index-mark-end text:id="IMark79540824"/><text:alphabetical-index-mark-end text:id="IMark88255144"/> and <text:alphabetical-index-mark-start text:id="IMark93361752"/><text:alphabetical-index-mark-start text:id="IMark95445544"/><text:alphabetical-index-mark-start text:id="IMark101380296"/><text:alphabetical-index-mark-start text:id="IMark87218216"/><text:alphabetical-index-mark-start text:id="IMark92487816"/><text:alphabetical-index-mark-start text:id="IMark91093160"/><text:alphabetical-index-mark-start text:id="IMark100459384"/><text:alphabetical-index-mark-start text:id="IMark92479896"/><text:alphabetical-index-mark-start text:id="IMark98249320"/><text:alphabetical-index-mark-start text:id="IMark101289224"/><text:alphabetical-index-mark-start text:id="IMark87231752"/><text:alphabetical-index-mark-start text:id="IMark96049240"/><text:alphabetical-index-mark-start text:id="IMark97209272"/><text:alphabetical-index-mark-start text:id="IMark101382824"/><text:alphabetical-index-mark-start text:id="IMark92871112"/><text:alphabetical-index-mark-start text:id="IMark100501640"/><text:alphabetical-index-mark-start text:id="IMark100507480"/><text:alphabetical-index-mark-start text:id="IMark96777128"/><text:alphabetical-index-mark-start text:id="IMark96764648"/><text:alphabetical-index-mark-start text:id="IMark99763800"/><text:alphabetical-index-mark-start text:id="IMark90937912"/><text:alphabetical-index-mark-start text:id="IMark88573976"/><text:alphabetical-index-mark-start text:id="IMark99481256"/><text:alphabetical-index-mark-start text:id="IMark100037704"/><text:alphabetical-index-mark-start text:id="IMark95214664"/><text:alphabetical-index-mark-start text:id="IMark101392936"/><text:alphabetical-index-mark-start text:id="IMark79459848"/><text:alphabetical-index-mark-start text:id="IMark98246664"/><text:alphabetical-index-mark-start text:id="IMark100508808"/><text:alphabetical-index-mark-start text:id="IMark100510136"/><text:alphabetical-index-mark-start text:id="IMark98256056"/><text:alphabetical-index-mark-start text:id="IMark98233832"/><text:alphabetical-index-mark-start text:id="IMark100511464"/><text:span text:style-name="T23">sql</text:span><text:alphabetical-index-mark-end text:id="IMark100511464"/><text:alphabetical-index-mark-end text:id="IMark98233832"/><text:alphabetical-index-mark-end text:id="IMark98256056"/><text:alphabetical-index-mark-end text:id="IMark100510136"/><text:alphabetical-index-mark-end text:id="IMark100508808"/><text:alphabetical-index-mark-end text:id="IMark98246664"/><text:alphabetical-index-mark-end text:id="IMark79459848"/><text:alphabetical-index-mark-end text:id="IMark101392936"/><text:alphabetical-index-mark-end text:id="IMark95214664"/><text:alphabetical-index-mark-end text:id="IMark100037704"/><text:alphabetical-index-mark-end text:id="IMark99481256"/><text:alphabetical-index-mark-end text:id="IMark88573976"/><text:alphabetical-index-mark-end text:id="IMark90937912"/><text:alphabetical-index-mark-end text:id="IMark99763800"/><text:alphabetical-index-mark-end text:id="IMark96764648"/><text:alphabetical-index-mark-end text:id="IMark96777128"/><text:alphabetical-index-mark-end text:id="IMark100507480"/><text:alphabetical-index-mark-end text:id="IMark100501640"/><text:alphabetical-index-mark-end text:id="IMark92871112"/><text:alphabetical-index-mark-end text:id="IMark101382824"/><text:alphabetical-index-mark-end text:id="IMark97209272"/><text:alphabetical-index-mark-end text:id="IMark96049240"/><text:span text:style-name="T23">ite</text:span><text:alphabetical-index-mark-end text:id="IMark87231752"/><text:alphabetical-index-mark-end text:id="IMark101289224"/><text:alphabetical-index-mark-end text:id="IMark98249320"/><text:alphabetical-index-mark-end text:id="IMark92479896"/><text:alphabetical-index-mark-end text:id="IMark100459384"/><text:alphabetical-index-mark-end text:id="IMark91093160"/><text:alphabetical-index-mark-end text:id="IMark92487816"/><text:alphabetical-index-mark-end text:id="IMark87218216"/><text:alphabetical-index-mark-end text:id="IMark101380296"/><text:alphabetical-index-mark-end text:id="IMark95445544"/><text:alphabetical-index-mark-end text:id="IMark93361752"/><text:span text:style-name="T23">3.h</text:span> to the same <text:alphabetical-index-mark-start text:id="IMark100498984"/><text:alphabetical-index-mark-start text:id="IMark96775800"/><text:alphabetical-index-mark-start text:id="IMark93399592"/><text:alphabetical-index-mark-start text:id="IMark91096856"/><text:alphabetical-index-mark-start text:id="IMark92340664"/><text:alphabetical-index-mark-start text:id="IMark10140823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6997960"/>folder<text:alphabetical-index-mark-end text:id="IMark96997960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408232"/><text:alphabetical-index-mark-end text:id="IMark92340664"/><text:alphabetical-index-mark-end text:id="IMark91096856"/><text:alphabetical-index-mark-end text:id="IMark93399592"/><text:alphabetical-index-mark-end text:id="IMark96775800"/><text:alphabetical-index-mark-end text:id="IMark100498984"/> or open <text:alphabetical-index-mark-start text:id="IMark88257480"/><text:alphabetical-index-mark-start text:id="IMark90857528"/><text:alphabetical-index-mark-start text:id="IMark97141448"/><text:alphabetical-index-mark-start text:id="IMark95938808"/><text:alphabetical-index-mark-start text:id="IMark101410760"/><text:alphabetical-index-mark-start text:id="IMark96086968"/><text:alphabetical-index-mark-start text:id="IMark87228056"/><text:alphabetical-index-mark-start text:id="IMark97844472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96773144"/><text:alphabetical-index-mark-start text:id="IMark98236488"/><text:alphabetical-index-mark-start text:id="IMark72061608"/><text:alphabetical-index-mark-start text:id="IMark96464680"/><text:alphabetical-index-mark-start text:id="IMark101397992"/><text:alphabetical-index-mark-start text:id="IMark79257688"/><text:alphabetical-index-mark-start text:id="IMark101324488"/><text:alphabetical-index-mark-start text:id="IMark91696504"/><text:alphabetical-index-mark-start text:id="IMark93434072"/><text:span text:style-name="T23">sql</text:span><text:alphabetical-index-mark-end text:id="IMark93434072"/><text:alphabetical-index-mark-end text:id="IMark91696504"/><text:alphabetical-index-mark-end text:id="IMark101324488"/><text:alphabetical-index-mark-end text:id="IMark79257688"/><text:alphabetical-index-mark-end text:id="IMark101397992"/><text:alphabetical-index-mark-end text:id="IMark96464680"/><text:alphabetical-index-mark-end text:id="IMark72061608"/><text:alphabetical-index-mark-end text:id="IMark98236488"/><text:alphabetical-index-mark-end text:id="IMark96773144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7844472"/><text:alphabetical-index-mark-end text:id="IMark87228056"/><text:alphabetical-index-mark-end text:id="IMark96086968"/><text:alphabetical-index-mark-end text:id="IMark101410760"/><text:alphabetical-index-mark-end text:id="IMark95938808"/><text:alphabetical-index-mark-end text:id="IMark97141448"/><text:alphabetical-index-mark-end text:id="IMark90857528"/><text:alphabetical-index-mark-end text:id="IMark88257480"/><text:span text:style-name="T23">p1</text:span><text:alphabetical-index-mark-start text:id="IMark93439544"/><text:alphabetical-index-mark-start text:id="IMark95971288"/><text:alphabetical-index-mark-start text:id="IMark79576552"/><text:alphabetical-index-mark-start text:id="IMark72317240"/><text:alphabetical-index-mark-start text:id="IMark91095624"/><text:alphabetical-index-mark-start text:id="IMark100500312"/><text:alphabetical-index-mark-start text:id="IMark92569928"/><text:alphabetical-index-mark-start text:id="IMark92554072"/><text:alphabetical-index-mark-start text:id="IMark92551064"/><text:alphabetical-index-mark-start text:id="IMark95248552"/><text:alphabetical-index-mark-start text:id="IMark95245544"/><text:span text:style-name="T23">.hpp</text:span><text:alphabetical-index-mark-end text:id="IMark95245544"/><text:alphabetical-index-mark-end text:id="IMark95248552"/><text:alphabetical-index-mark-end text:id="IMark92551064"/><text:alphabetical-index-mark-end text:id="IMark92554072"/><text:alphabetical-index-mark-end text:id="IMark92569928"/><text:alphabetical-index-mark-end text:id="IMark100500312"/><text:alphabetical-index-mark-end text:id="IMark91095624"/><text:alphabetical-index-mark-end text:id="IMark72317240"/><text:alphabetical-index-mark-end text:id="IMark79576552"/><text:alphabetical-index-mark-end text:id="IMark95971288"/><text:alphabetical-index-mark-end text:id="IMark93439544"/> and modify the <text:span text:style-name="T23">#include "</text:span><text:alphabetical-index-mark-start text:id="IMark95241256"/><text:alphabetical-index-mark-start text:id="IMark95238248"/><text:alphabetical-index-mark-start text:id="IMark95235240"/><text:alphabetical-index-mark-start text:id="IMark95232232"/><text:alphabetical-index-mark-start text:id="IMark95226920"/><text:alphabetical-index-mark-start text:id="IMark91872920"/><text:alphabetical-index-mark-start text:id="IMark100518984"/><text:alphabetical-index-mark-start text:id="IMark97259784"/><text:alphabetical-index-mark-start text:id="IMark97261112"/><text:alphabetical-index-mark-start text:id="IMark97262440"/><text:alphabetical-index-mark-start text:id="IMark97263768"/><text:alphabetical-index-mark-start text:id="IMark97265096"/><text:alphabetical-index-mark-start text:id="IMark97266424"/><text:alphabetical-index-mark-start text:id="IMark97267752"/><text:alphabetical-index-mark-start text:id="IMark97269080"/><text:alphabetical-index-mark-start text:id="IMark97270408"/><text:alphabetical-index-mark-start text:id="IMark97271736"/><text:alphabetical-index-mark-start text:id="IMark97273064"/><text:alphabetical-index-mark-start text:id="IMark97274392"/><text:alphabetical-index-mark-start text:id="IMark97275720"/><text:alphabetical-index-mark-start text:id="IMark99437272"/><text:alphabetical-index-mark-start text:id="IMark99438600"/><text:alphabetical-index-mark-start text:id="IMark99439928"/><text:alphabetical-index-mark-start text:id="IMark99441256"/><text:alphabetical-index-mark-start text:id="IMark99442584"/><text:alphabetical-index-mark-start text:id="IMark99443912"/><text:alphabetical-index-mark-start text:id="IMark99445240"/><text:alphabetical-index-mark-start text:id="IMark99446568"/><text:alphabetical-index-mark-start text:id="IMark99447896"/><text:alphabetical-index-mark-start text:id="IMark99449224"/><text:alphabetical-index-mark-start text:id="IMark99450552"/><text:alphabetical-index-mark-start text:id="IMark99451880"/><text:alphabetical-index-mark-start text:id="IMark99453208"/><text:span text:style-name="T23">sql</text:span><text:alphabetical-index-mark-end text:id="IMark99453208"/><text:alphabetical-index-mark-end text:id="IMark99451880"/><text:alphabetical-index-mark-end text:id="IMark99450552"/><text:alphabetical-index-mark-end text:id="IMark99449224"/><text:alphabetical-index-mark-end text:id="IMark99447896"/><text:alphabetical-index-mark-end text:id="IMark99446568"/><text:alphabetical-index-mark-end text:id="IMark99445240"/><text:alphabetical-index-mark-end text:id="IMark99443912"/><text:alphabetical-index-mark-end text:id="IMark99442584"/><text:alphabetical-index-mark-end text:id="IMark99441256"/><text:alphabetical-index-mark-end text:id="IMark99439928"/><text:alphabetical-index-mark-end text:id="IMark99438600"/><text:alphabetical-index-mark-end text:id="IMark99437272"/><text:alphabetical-index-mark-end text:id="IMark97275720"/><text:alphabetical-index-mark-end text:id="IMark97274392"/><text:alphabetical-index-mark-end text:id="IMark97273064"/><text:alphabetical-index-mark-end text:id="IMark97271736"/><text:alphabetical-index-mark-end text:id="IMark97270408"/><text:alphabetical-index-mark-end text:id="IMark97269080"/><text:alphabetical-index-mark-end text:id="IMark97267752"/><text:alphabetical-index-mark-end text:id="IMark97266424"/><text:alphabetical-index-mark-end text:id="IMark97265096"/><text:span text:style-name="T23">ite</text:span><text:alphabetical-index-mark-end text:id="IMark97263768"/><text:alphabetical-index-mark-end text:id="IMark97262440"/><text:alphabetical-index-mark-end text:id="IMark97261112"/><text:alphabetical-index-mark-end text:id="IMark97259784"/><text:alphabetical-index-mark-end text:id="IMark100518984"/><text:alphabetical-index-mark-end text:id="IMark91872920"/><text:alphabetical-index-mark-end text:id="IMark95226920"/><text:alphabetical-index-mark-end text:id="IMark95232232"/><text:alphabetical-index-mark-end text:id="IMark95235240"/><text:alphabetical-index-mark-end text:id="IMark95238248"/><text:alphabetical-index-mark-end text:id="IMark95241256"/><text:span text:style-name="T23">3.h"</text:span> line <text:span text:style-name="T36">in </text:span><text:alphabetical-index-mark-start text:id="IMark99841464"/><text:alphabetical-index-mark-start text:id="IMark99713032"/><text:alphabetical-index-mark-start text:id="IMark99714360"/><text:alphabetical-index-mark-start text:id="IMark99715688"/><text:alphabetical-index-mark-start text:id="IMark99717016"/><text:alphabetical-index-mark-start text:id="IMark99718344"/><text:alphabetical-index-mark-start text:id="IMark99719672"/><text:alphabetical-index-mark-start text:id="IMark99721000"/><text:alphabetical-index-mark-start text:id="IMark99722328"/><text:alphabetical-index-mark-start text:id="IMark99723656"/><text:alphabetical-index-mark-start text:id="IMark99724984"/><text:alphabetical-index-mark-start text:id="IMark99726312"/><text:alphabetical-index-mark-start text:id="IMark99727640"/><text:alphabetical-index-mark-start text:id="IMark99728968"/><text:alphabetical-index-mark-start text:id="IMark99730296"/><text:alphabetical-index-mark-start text:id="IMark99731624"/><text:alphabetical-index-mark-start text:id="IMark99732952"/><text:alphabetical-index-mark-start text:id="IMark99734280"/><text:alphabetical-index-mark-start text:id="IMark99735608"/><text:alphabetical-index-mark-start text:id="IMark91796856"/><text:alphabetical-index-mark-start text:id="IMark91798184"/><text:alphabetical-index-mark-start text:id="IMark91799512"/><text:span text:style-name="T26">sql</text:span><text:alphabetical-index-mark-end text:id="IMark91799512"/><text:alphabetical-index-mark-end text:id="IMark91798184"/><text:alphabetical-index-mark-end text:id="IMark91796856"/><text:alphabetical-index-mark-end text:id="IMark99735608"/><text:alphabetical-index-mark-end text:id="IMark99734280"/><text:alphabetical-index-mark-end text:id="IMark99732952"/><text:alphabetical-index-mark-end text:id="IMark99731624"/><text:alphabetical-index-mark-end text:id="IMark99730296"/><text:alphabetical-index-mark-end text:id="IMark99728968"/><text:alphabetical-index-mark-end text:id="IMark99727640"/><text:alphabetical-index-mark-end text:id="IMark99726312"/><text:alphabetical-index-mark-end text:id="IMark99724984"/><text:alphabetical-index-mark-end text:id="IMark99723656"/><text:alphabetical-index-mark-end text:id="IMark99722328"/><text:alphabetical-index-mark-end text:id="IMark99721000"/><text:alphabetical-index-mark-end text:id="IMark99719672"/><text:alphabetical-index-mark-end text:id="IMark99718344"/><text:alphabetical-index-mark-end text:id="IMark99717016"/><text:alphabetical-index-mark-end text:id="IMark99715688"/><text:alphabetical-index-mark-end text:id="IMark99714360"/><text:alphabetical-index-mark-end text:id="IMark99713032"/><text:alphabetical-index-mark-end text:id="IMark99841464"/><text:span text:style-name="T26">p1</text:span><text:alphabetical-index-mark-start text:id="IMark91818888"/><text:alphabetical-index-mark-start text:id="IMark97401208"/><text:alphabetical-index-mark-start text:id="IMark97402536"/><text:alphabetical-index-mark-start text:id="IMark97403864"/><text:alphabetical-index-mark-start text:id="IMark97405192"/><text:alphabetical-index-mark-start text:id="IMark97406520"/><text:alphabetical-index-mark-start text:id="IMark97407848"/><text:alphabetical-index-mark-start text:id="IMark97409176"/><text:alphabetical-index-mark-start text:id="IMark97411032"/><text:alphabetical-index-mark-start text:id="IMark97412360"/><text:alphabetical-index-mark-start text:id="IMark97413688"/><text:span text:style-name="T26">.hpp</text:span><text:alphabetical-index-mark-end text:id="IMark97413688"/><text:alphabetical-index-mark-end text:id="IMark97412360"/><text:alphabetical-index-mark-end text:id="IMark97411032"/><text:alphabetical-index-mark-end text:id="IMark97409176"/><text:alphabetical-index-mark-end text:id="IMark97407848"/><text:alphabetical-index-mark-end text:id="IMark97406520"/><text:alphabetical-index-mark-end text:id="IMark97405192"/><text:alphabetical-index-mark-end text:id="IMark97403864"/><text:alphabetical-index-mark-end text:id="IMark97402536"/><text:alphabetical-index-mark-end text:id="IMark97401208"/><text:alphabetical-index-mark-end text:id="IMark91818888"/><text:span text:style-name="T36"> </text:span>accordingly, with the <text:alphabetical-index-mark-start text:id="IMark96724504"/><text:alphabetical-index-mark-start text:id="IMark96725832"/><text:alphabetical-index-mark-start text:id="IMark96727160"/><text:alphabetical-index-mark-start text:id="IMark96728488"/><text:alphabetical-index-mark-start text:id="IMark96729816"/><text:alphabetical-index-mark-start text:id="IMark96731144"/><text:alphabetical-index-mark-start text:id="IMark96732472"/><text:alphabetical-index-mark-start text:id="IMark96733800"/><text:alphabetical-index-mark-start text:id="IMark96735128"/><text:alphabetical-index-mark-start text:id="IMark96736456"/><text:alphabetical-index-mark-start text:id="IMark96737784"/>path<text:alphabetical-index-mark-end text:id="IMark96737784"/><text:alphabetical-index-mark-end text:id="IMark96736456"/><text:alphabetical-index-mark-end text:id="IMark96735128"/><text:alphabetical-index-mark-end text:id="IMark96733800"/><text:alphabetical-index-mark-end text:id="IMark96732472"/><text:alphabetical-index-mark-end text:id="IMark96731144"/><text:alphabetical-index-mark-end text:id="IMark96729816"/><text:alphabetical-index-mark-end text:id="IMark96728488"/><text:alphabetical-index-mark-end text:id="IMark96727160"/><text:alphabetical-index-mark-end text:id="IMark96725832"/><text:alphabetical-index-mark-end text:id="IMark96724504"/> to <text:alphabetical-index-mark-start text:id="IMark97652120"/><text:alphabetical-index-mark-start text:id="IMark97653448"/><text:alphabetical-index-mark-start text:id="IMark97654776"/><text:alphabetical-index-mark-start text:id="IMark97656104"/><text:alphabetical-index-mark-start text:id="IMark97657432"/><text:alphabetical-index-mark-start text:id="IMark97658760"/><text:alphabetical-index-mark-start text:id="IMark97660088"/><text:alphabetical-index-mark-start text:id="IMark97661416"/><text:alphabetical-index-mark-start text:id="IMark97662744"/><text:alphabetical-index-mark-start text:id="IMark97664072"/><text:alphabetical-index-mark-start text:id="IMark97665400"/><text:alphabetical-index-mark-start text:id="IMark97666728"/><text:alphabetical-index-mark-start text:id="IMark97668056"/><text:alphabetical-index-mark-start text:id="IMark97669384"/><text:alphabetical-index-mark-start text:id="IMark97670712"/><text:alphabetical-index-mark-start text:id="IMark97672040"/><text:alphabetical-index-mark-start text:id="IMark97673368"/><text:alphabetical-index-mark-start text:id="IMark93318968"/><text:alphabetical-index-mark-start text:id="IMark93320296"/><text:alphabetical-index-mark-start text:id="IMark93321624"/><text:alphabetical-index-mark-start text:id="IMark93322952"/><text:alphabetical-index-mark-start text:id="IMark93324280"/><text:alphabetical-index-mark-start text:id="IMark93325608"/><text:alphabetical-index-mark-start text:id="IMark93327464"/><text:alphabetical-index-mark-start text:id="IMark93328792"/><text:alphabetical-index-mark-start text:id="IMark93330120"/><text:alphabetical-index-mark-start text:id="IMark93331448"/><text:alphabetical-index-mark-start text:id="IMark93332776"/><text:alphabetical-index-mark-start text:id="IMark93334104"/><text:alphabetical-index-mark-start text:id="IMark93335432"/><text:alphabetical-index-mark-start text:id="IMark93336760"/><text:alphabetical-index-mark-start text:id="IMark93338088"/><text:alphabetical-index-mark-start text:id="IMark93339416"/><text:span text:style-name="T23">sql</text:span><text:alphabetical-index-mark-end text:id="IMark93339416"/><text:alphabetical-index-mark-end text:id="IMark93338088"/><text:alphabetical-index-mark-end text:id="IMark93336760"/><text:alphabetical-index-mark-end text:id="IMark93335432"/><text:alphabetical-index-mark-end text:id="IMark93334104"/><text:alphabetical-index-mark-end text:id="IMark93332776"/><text:alphabetical-index-mark-end text:id="IMark93331448"/><text:alphabetical-index-mark-end text:id="IMark93330120"/><text:alphabetical-index-mark-end text:id="IMark93328792"/><text:alphabetical-index-mark-end text:id="IMark93327464"/><text:alphabetical-index-mark-end text:id="IMark93325608"/><text:alphabetical-index-mark-end text:id="IMark93324280"/><text:alphabetical-index-mark-end text:id="IMark93322952"/><text:alphabetical-index-mark-end text:id="IMark93321624"/><text:alphabetical-index-mark-end text:id="IMark93320296"/><text:alphabetical-index-mark-end text:id="IMark93318968"/><text:alphabetical-index-mark-end text:id="IMark97673368"/><text:alphabetical-index-mark-end text:id="IMark97672040"/><text:alphabetical-index-mark-end text:id="IMark97670712"/><text:alphabetical-index-mark-end text:id="IMark97669384"/><text:alphabetical-index-mark-end text:id="IMark97668056"/><text:alphabetical-index-mark-end text:id="IMark97666728"/><text:span text:style-name="T23">ite</text:span><text:alphabetical-index-mark-end text:id="IMark97665400"/><text:alphabetical-index-mark-end text:id="IMark97664072"/><text:alphabetical-index-mark-end text:id="IMark97662744"/><text:alphabetical-index-mark-end text:id="IMark97661416"/><text:alphabetical-index-mark-end text:id="IMark97660088"/><text:alphabetical-index-mark-end text:id="IMark97658760"/><text:alphabetical-index-mark-end text:id="IMark97657432"/><text:alphabetical-index-mark-end text:id="IMark97656104"/><text:alphabetical-index-mark-end text:id="IMark97654776"/><text:alphabetical-index-mark-end text:id="IMark97653448"/><text:alphabetical-index-mark-end text:id="IMark97652120"/><text:span text:style-name="T23">3.h</text:span> on your <text:alphabetical-index-mark-start text:id="IMark99916280"/><text:alphabetical-index-mark-start text:id="IMark99917608"/><text:alphabetical-index-mark-start text:id="IMark99918936"/><text:alphabetical-index-mark-start text:id="IMark99920264"/><text:alphabetical-index-mark-start text:id="IMark99921592"/><text:alphabetical-index-mark-start text:id="IMark99922920"/><text:alphabetical-index-mark-start text:id="IMark99924248"/><text:alphabetical-index-mark-start text:id="IMark99925576"/><text:alphabetical-index-mark-start text:id="IMark99926904"/><text:alphabetical-index-mark-start text:id="IMark99928232"/><text:alphabetical-index-mark-start text:id="IMark99929560"/><text:alphabetical-index-mark-start text:id="IMark99930888"/><text:alphabetical-index-mark-start text:id="IMark99932216"/><text:alphabetical-index-mark-start text:id="IMark99933544"/><text:alphabetical-index-mark-start text:id="IMark99934872"/><text:alphabetical-index-mark-start text:id="IMark99936200"/><text:alphabetical-index-mark-start text:id="IMark99937528"/><text:alphabetical-index-mark-start text:id="IMark95391320"/><text:alphabetical-index-mark-start text:id="IMark95392648"/><text:alphabetical-index-mark-start text:id="IMark95393976"/><text:alphabetical-index-mark-start text:id="IMark95395304"/><text:alphabetical-index-mark-start text:id="IMark95396632"/>system<text:alphabetical-index-mark-end text:id="IMark95396632"/><text:alphabetical-index-mark-end text:id="IMark95395304"/><text:alphabetical-index-mark-end text:id="IMark95393976"/><text:alphabetical-index-mark-end text:id="IMark95392648"/><text:alphabetical-index-mark-end text:id="IMark95391320"/><text:alphabetical-index-mark-end text:id="IMark99937528"/><text:alphabetical-index-mark-end text:id="IMark99936200"/><text:alphabetical-index-mark-end text:id="IMark99934872"/><text:alphabetical-index-mark-end text:id="IMark99933544"/><text:alphabetical-index-mark-end text:id="IMark99932216"/><text:alphabetical-index-mark-end text:id="IMark99930888"/><text:alphabetical-index-mark-end text:id="IMark99929560"/><text:alphabetical-index-mark-end text:id="IMark99928232"/><text:alphabetical-index-mark-end text:id="IMark99926904"/><text:alphabetical-index-mark-end text:id="IMark99925576"/><text:alphabetical-index-mark-end text:id="IMark99924248"/><text:alphabetical-index-mark-end text:id="IMark99922920"/><text:alphabetical-index-mark-end text:id="IMark99921592"/><text:alphabetical-index-mark-end text:id="IMark99920264"/><text:alphabetical-index-mark-end text:id="IMark99918936"/><text:alphabetical-index-mark-end text:id="IMark99917608"/><text:alphabetical-index-mark-end text:id="IMark99916280"/>.</text:p>
      <text:p text:style-name="P30"/>
      <text:p text:style-name="P30"/>
      <text:h text:style-name="Heading_20_3" text:outline-level="3"><text:bookmark-start text:name="__RefHeading___Toc987_76759228"/><text:span text:style-name="T21">5.1.1. </text:span>Co<text:alphabetical-index-mark-start text:id="IMark79559080"/><text:alphabetical-index-mark-start text:id="IMark98245336"/><text:alphabetical-index-mark-start text:id="IMark87232984"/><text:alphabetical-index-mark-start text:id="IMark9295586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88255144"/>mpi<text:alphabetical-index-mark-end text:id="IMark88255144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92955864"/><text:alphabetical-index-mark-end text:id="IMark87232984"/><text:alphabetical-index-mark-end text:id="IMark98245336"/><text:alphabetical-index-mark-end text:id="IMark79559080"/>l<text:span text:style-name="T21">ation</text:span><text:bookmark-end text:name="__RefHeading___Toc987_76759228"/></text:h>
      <text:p text:style-name="P30"/>
      <text:p text:style-name="P33">In a <text:alphabetical-index-mark-start text:id="IMark93300600"/><text:alphabetical-index-mark-start text:id="IMark88148216"/><text:alphabetical-index-mark-start text:id="IMark96944584"/><text:alphabetical-index-mark-start text:id="IMark92464712"/><text:alphabetical-index-mark-start text:id="IMark93389672"/><text:alphabetical-index-mark-start text:id="IMark90386520"/><text:alphabetical-index-mark-start text:id="IMark92825880"/><text:alphabetical-index-mark-start text:id="IMark96049240"/><text:alphabetical-index-mark-start text:id="IMark97209272"/><text:alphabetical-index-mark-start text:id="IMark101382824"/><text:alphabetical-index-mark-start text:id="IMark92871112"/>Linux<text:alphabetical-index-mark-end text:id="IMark92871112"/><text:alphabetical-index-mark-end text:id="IMark101382824"/><text:alphabetical-index-mark-end text:id="IMark97209272"/><text:alphabetical-index-mark-end text:id="IMark96049240"/><text:alphabetical-index-mark-end text:id="IMark92825880"/><text:alphabetical-index-mark-end text:id="IMark90386520"/><text:alphabetical-index-mark-end text:id="IMark93389672"/><text:alphabetical-index-mark-end text:id="IMark92464712"/><text:alphabetical-index-mark-end text:id="IMark96944584"/><text:alphabetical-index-mark-end text:id="IMark88148216"/><text:alphabetical-index-mark-end text:id="IMark93300600"/> <text:alphabetical-index-mark-start text:id="IMark100501640"/><text:alphabetical-index-mark-start text:id="IMark100507480"/><text:alphabetical-index-mark-start text:id="IMark96777128"/><text:alphabetical-index-mark-start text:id="IMark96764648"/><text:alphabetical-index-mark-start text:id="IMark99763800"/><text:alphabetical-index-mark-start text:id="IMark90937912"/><text:alphabetical-index-mark-start text:id="IMark88573976"/><text:alphabetical-index-mark-start text:id="IMark99481256"/><text:alphabetical-index-mark-start text:id="IMark100037704"/><text:alphabetical-index-mark-start text:id="IMark95214664"/><text:alphabetical-index-mark-start text:id="IMark101392936"/><text:alphabetical-index-mark-start text:id="IMark79459848"/><text:alphabetical-index-mark-start text:id="IMark98246664"/><text:alphabetical-index-mark-start text:id="IMark100508808"/><text:alphabetical-index-mark-start text:id="IMark100510136"/><text:alphabetical-index-mark-start text:id="IMark98256056"/><text:alphabetical-index-mark-start text:id="IMark98233832"/><text:alphabetical-index-mark-start text:id="IMark100511464"/><text:alphabetical-index-mark-start text:id="IMark92380552"/><text:alphabetical-index-mark-start text:id="IMark93361752"/><text:alphabetical-index-mark-start text:id="IMark95445544"/><text:alphabetical-index-mark-start text:id="IMark101380296"/>system<text:alphabetical-index-mark-end text:id="IMark101380296"/><text:alphabetical-index-mark-end text:id="IMark95445544"/><text:alphabetical-index-mark-end text:id="IMark93361752"/><text:alphabetical-index-mark-end text:id="IMark92380552"/><text:alphabetical-index-mark-end text:id="IMark100511464"/><text:alphabetical-index-mark-end text:id="IMark98233832"/><text:alphabetical-index-mark-end text:id="IMark98256056"/><text:alphabetical-index-mark-end text:id="IMark100510136"/><text:alphabetical-index-mark-end text:id="IMark100508808"/><text:alphabetical-index-mark-end text:id="IMark98246664"/><text:alphabetical-index-mark-end text:id="IMark79459848"/><text:alphabetical-index-mark-end text:id="IMark101392936"/><text:alphabetical-index-mark-end text:id="IMark95214664"/><text:alphabetical-index-mark-end text:id="IMark100037704"/><text:alphabetical-index-mark-end text:id="IMark99481256"/><text:alphabetical-index-mark-end text:id="IMark88573976"/><text:alphabetical-index-mark-end text:id="IMark90937912"/><text:alphabetical-index-mark-end text:id="IMark99763800"/><text:alphabetical-index-mark-end text:id="IMark96764648"/><text:alphabetical-index-mark-end text:id="IMark96777128"/><text:alphabetical-index-mark-end text:id="IMark100507480"/><text:alphabetical-index-mark-end text:id="IMark100501640"/> using <text:alphabetical-index-mark-start text:id="IMark87218216"/><text:alphabetical-index-mark-start text:id="IMark92487816"/><text:alphabetical-index-mark-start text:id="IMark91093160"/><text:alphabetical-index-mark-start text:id="IMark100459384"/><text:alphabetical-index-mark-start text:id="IMark92479896"/><text:alphabetical-index-mark-start text:id="IMark98249320"/><text:alphabetical-index-mark-start text:id="IMark101289224"/><text:alphabetical-index-mark-start text:id="IMark87231752"/><text:alphabetical-index-mark-start text:id="IMark92063784"/><text:alphabetical-index-mark-start text:id="IMark100498984"/><text:alphabetical-index-mark-start text:id="IMark96775800"/>gcc<text:alphabetical-index-mark-end text:id="IMark96775800"/><text:alphabetical-index-mark-end text:id="IMark100498984"/><text:alphabetical-index-mark-end text:id="IMark92063784"/><text:alphabetical-index-mark-end text:id="IMark87231752"/><text:alphabetical-index-mark-end text:id="IMark101289224"/><text:alphabetical-index-mark-end text:id="IMark98249320"/><text:alphabetical-index-mark-end text:id="IMark92479896"/><text:alphabetical-index-mark-end text:id="IMark100459384"/><text:alphabetical-index-mark-end text:id="IMark91093160"/><text:alphabetical-index-mark-end text:id="IMark92487816"/><text:alphabetical-index-mark-end text:id="IMark87218216"/>:</text:p>
      <text:p text:style-name="P70"/>
      <text:p text:style-name="P70"><text:alphabetical-index-mark-start text:id="IMark10140823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6997960"/><text:alphabetical-index-mark-start text:id="IMark92700888"/><text:alphabetical-index-mark-start text:id="IMark88257480"/><text:alphabetical-index-mark-start text:id="IMark90857528"/><text:alphabetical-index-mark-start text:id="IMark97141448"/><text:alphabetical-index-mark-start text:id="IMark95938808"/>g++<text:alphabetical-index-mark-end text:id="IMark95938808"/><text:alphabetical-index-mark-end text:id="IMark97141448"/><text:alphabetical-index-mark-end text:id="IMark90857528"/><text:alphabetical-index-mark-end text:id="IMark88257480"/><text:alphabetical-index-mark-end text:id="IMark92700888"/><text:alphabetical-index-mark-end text:id="IMark96997960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408232"/> -std=c++17 -Wall -O3 -c <text:alphabetical-index-mark-start text:id="IMark101410760"/><text:alphabetical-index-mark-start text:id="IMark96086968"/><text:alphabetical-index-mark-start text:id="IMark87228056"/><text:alphabetical-index-mark-start text:id="IMark97844472"/><text:alphabetical-index-mark-start text:id="IMark96336456"/><text:alphabetical-index-mark-start text:id="IMark101405704"/><text:alphabetical-index-mark-start text:id="IMark97699336"/><text:alphabetical-index-mark-start text:id="IMark72271832"/><text:alphabetical-index-mark-start text:id="IMark87229288"/><text:alphabetical-index-mark-start text:id="IMark96773144"/><text:alphabetical-index-mark-start text:id="IMark98236488"/><text:alphabetical-index-mark-start text:id="IMark72061608"/><text:alphabetical-index-mark-start text:id="IMark96464680"/><text:alphabetical-index-mark-start text:id="IMark101397992"/><text:alphabetical-index-mark-start text:id="IMark79257688"/><text:alphabetical-index-mark-start text:id="IMark101324488"/><text:alphabetical-index-mark-start text:id="IMark91696504"/><text:alphabetical-index-mark-start text:id="IMark93434072"/><text:alphabetical-index-mark-start text:id="IMark91098088"/><text:alphabetical-index-mark-start text:id="IMark91885112"/><text:alphabetical-index-mark-start text:id="IMark93439544"/><text:alphabetical-index-mark-start text:id="IMark95971288"/>sql<text:alphabetical-index-mark-end text:id="IMark95971288"/><text:alphabetical-index-mark-end text:id="IMark93439544"/><text:alphabetical-index-mark-end text:id="IMark91885112"/><text:alphabetical-index-mark-end text:id="IMark91098088"/><text:alphabetical-index-mark-end text:id="IMark93434072"/><text:alphabetical-index-mark-end text:id="IMark91696504"/><text:alphabetical-index-mark-end text:id="IMark101324488"/><text:alphabetical-index-mark-end text:id="IMark79257688"/><text:alphabetical-index-mark-end text:id="IMark101397992"/><text:alphabetical-index-mark-end text:id="IMark96464680"/><text:alphabetical-index-mark-end text:id="IMark72061608"/><text:alphabetical-index-mark-end text:id="IMark98236488"/><text:alphabetical-index-mark-end text:id="IMark96773144"/><text:alphabetical-index-mark-end text:id="IMark87229288"/><text:alphabetical-index-mark-end text:id="IMark72271832"/><text:alphabetical-index-mark-end text:id="IMark97699336"/><text:alphabetical-index-mark-end text:id="IMark101405704"/><text:alphabetical-index-mark-end text:id="IMark96336456"/><text:alphabetical-index-mark-end text:id="IMark97844472"/><text:alphabetical-index-mark-end text:id="IMark87228056"/><text:alphabetical-index-mark-end text:id="IMark96086968"/><text:alphabetical-index-mark-end text:id="IMark101410760"/>p0<text:alphabetical-index-mark-start text:id="IMark79576552"/><text:alphabetical-index-mark-start text:id="IMark72317240"/><text:alphabetical-index-mark-start text:id="IMark91095624"/><text:alphabetical-index-mark-start text:id="IMark100500312"/><text:alphabetical-index-mark-start text:id="IMark92453096"/><text:alphabetical-index-mark-start text:id="IMark92392776"/><text:alphabetical-index-mark-start text:id="IMark97941528"/><text:alphabetical-index-mark-start text:id="IMark91891944"/><text:alphabetical-index-mark-start text:id="IMark91517576"/><text:alphabetical-index-mark-start text:id="IMark95779336"/><text:alphabetical-index-mark-start text:id="IMark88153528"/>.cpp<text:alphabetical-index-mark-end text:id="IMark88153528"/><text:alphabetical-index-mark-end text:id="IMark95779336"/><text:alphabetical-index-mark-end text:id="IMark91517576"/><text:alphabetical-index-mark-end text:id="IMark91891944"/><text:alphabetical-index-mark-end text:id="IMark97941528"/><text:alphabetical-index-mark-end text:id="IMark92392776"/><text:alphabetical-index-mark-end text:id="IMark92453096"/><text:alphabetical-index-mark-end text:id="IMark100500312"/><text:alphabetical-index-mark-end text:id="IMark91095624"/><text:alphabetical-index-mark-end text:id="IMark72317240"/><text:alphabetical-index-mark-end text:id="IMark79576552"/> 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8235160"/><text:alphabetical-index-mark-start text:id="IMark98247992"/><text:alphabetical-index-mark-start text:id="IMark79559080"/><text:alphabetical-index-mark-start text:id="IMark98245336"/><text:alphabetical-index-mark-start text:id="IMark87232984"/><text:alphabetical-index-mark-start text:id="IMark92955864"/><text:alphabetical-index-mark-start text:id="IMark72312216"/><text:alphabetical-index-mark-start text:id="IMark87230520"/><text:alphabetical-index-mark-start text:id="IMark93079656"/><text:alphabetical-index-mark-start text:id="IMark91631160"/><text:alphabetical-index-mark-start text:id="IMark95294968"/><text:alphabetical-index-mark-start text:id="IMark91424776"/><text:alphabetical-index-mark-start text:id="IMark88255144"/>sql<text:alphabetical-index-mark-end text:id="IMark88255144"/><text:alphabetical-index-mark-end text:id="IMark91424776"/><text:alphabetical-index-mark-end text:id="IMark95294968"/><text:alphabetical-index-mark-end text:id="IMark91631160"/><text:alphabetical-index-mark-end text:id="IMark93079656"/><text:alphabetical-index-mark-end text:id="IMark87230520"/><text:alphabetical-index-mark-end text:id="IMark72312216"/><text:alphabetical-index-mark-end text:id="IMark92955864"/><text:alphabetical-index-mark-end text:id="IMark87232984"/><text:alphabetical-index-mark-end text:id="IMark98245336"/><text:alphabetical-index-mark-end text:id="IMark79559080"/><text:alphabetical-index-mark-end text:id="IMark98247992"/><text:alphabetical-index-mark-end text:id="IMark98235160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5510040"/><text:alphabetical-index-mark-end text:id="IMark96051896"/><text:alphabetical-index-mark-end text:id="IMark92493128"/><text:alphabetical-index-mark-end text:id="IMark91040008"/>p1<text:alphabetical-index-mark-start text:id="IMark81532696"/><text:alphabetical-index-mark-start text:id="IMark79540824"/><text:alphabetical-index-mark-start text:id="IMark97019384"/><text:alphabetical-index-mark-start text:id="IMark95937480"/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100459384"/><text:alphabetical-index-mark-start text:id="IMark92479896"/><text:alphabetical-index-mark-start text:id="IMark98249320"/>.cpp<text:alphabetical-index-mark-end text:id="IMark98249320"/><text:alphabetical-index-mark-end text:id="IMark92479896"/><text:alphabetical-index-mark-end text:id="IMark100459384"/>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5937480"/><text:alphabetical-index-mark-end text:id="IMark97019384"/><text:alphabetical-index-mark-end text:id="IMark79540824"/><text:alphabetical-index-mark-end text:id="IMark81532696"/></text:p>
      <text:p text:style-name="P30"/>
      <text:p text:style-name="P30"><text:alphabetical-index-mark-start text:id="IMark100498984"/><text:alphabetical-index-mark-start text:id="IMark96775800"/><text:alphabetical-index-mark-start text:id="IMark100501640"/><text:alphabetical-index-mark-start text:id="IMark100507480"/><text:alphabetical-index-mark-start text:id="IMark96777128"/><text:alphabetical-index-mark-start text:id="IMark96764648"/><text:alphabetical-index-mark-start text:id="IMark99763800"/><text:alphabetical-index-mark-start text:id="IMark90937912"/><text:alphabetical-index-mark-start text:id="IMark88573976"/><text:alphabetical-index-mark-start text:id="IMark99481256"/><text:alphabetical-index-mark-start text:id="IMark100037704"/>Link<text:alphabetical-index-mark-end text:id="IMark100037704"/><text:alphabetical-index-mark-end text:id="IMark99481256"/><text:alphabetical-index-mark-end text:id="IMark88573976"/><text:alphabetical-index-mark-end text:id="IMark90937912"/><text:alphabetical-index-mark-end text:id="IMark99763800"/><text:alphabetical-index-mark-end text:id="IMark96764648"/><text:alphabetical-index-mark-end text:id="IMark96777128"/><text:alphabetical-index-mark-end text:id="IMark100507480"/><text:alphabetical-index-mark-end text:id="IMark100501640"/><text:alphabetical-index-mark-end text:id="IMark96775800"/><text:alphabetical-index-mark-end text:id="IMark100498984"/> as:</text:p>
      <text:p text:style-name="P30"/>
      <text:p text:style-name="P79"><text:alphabetical-index-mark-start text:id="IMark98246664"/><text:alphabetical-index-mark-start text:id="IMark100508808"/><text:alphabetical-index-mark-start text:id="IMark100510136"/><text:alphabetical-index-mark-start text:id="IMark98256056"/>g++<text:alphabetical-index-mark-end text:id="IMark98256056"/><text:alphabetical-index-mark-end text:id="IMark100510136"/><text:alphabetical-index-mark-end text:id="IMark100508808"/><text:alphabetical-index-mark-end text:id="IMark98246664"/> -std=c++17 -Wall -O3 <text:alphabetical-index-mark-start text:id="IMark98233832"/><text:alphabetical-index-mark-start text:id="IMark100511464"/><text:alphabetical-index-mark-start text:id="IMark92380552"/><text:alphabetical-index-mark-start text:id="IMark93361752"/><text:alphabetical-index-mark-start text:id="IMark95445544"/><text:alphabetical-index-mark-start text:id="IMark101380296"/><text:alphabetical-index-mark-start text:id="IMark93300600"/><text:alphabetical-index-mark-start text:id="IMark88148216"/>sql<text:alphabetical-index-mark-end text:id="IMark88148216"/><text:alphabetical-index-mark-end text:id="IMark93300600"/><text:alphabetical-index-mark-end text:id="IMark101380296"/><text:alphabetical-index-mark-end text:id="IMark95445544"/><text:alphabetical-index-mark-end text:id="IMark93361752"/><text:alphabetical-index-mark-end text:id="IMark92380552"/><text:alphabetical-index-mark-end text:id="IMark100511464"/><text:alphabetical-index-mark-end text:id="IMark98233832"/>p0.o <text:alphabetical-index-mark-start text:id="IMark96944584"/><text:alphabetical-index-mark-start text:id="IMark92464712"/><text:alphabetical-index-mark-start text:id="IMark93389672"/><text:alphabetical-index-mark-start text:id="IMark90386520"/><text:alphabetical-index-mark-start text:id="IMark92825880"/><text:alphabetical-index-mark-start text:id="IMark96049240"/><text:alphabetical-index-mark-start text:id="IMark97209272"/><text:alphabetical-index-mark-start text:id="IMark101382824"/>sql<text:alphabetical-index-mark-end text:id="IMark101382824"/><text:alphabetical-index-mark-end text:id="IMark97209272"/><text:alphabetical-index-mark-end text:id="IMark96049240"/><text:alphabetical-index-mark-end text:id="IMark92825880"/><text:alphabetical-index-mark-end text:id="IMark90386520"/><text:alphabetical-index-mark-end text:id="IMark93389672"/><text:alphabetical-index-mark-end text:id="IMark92464712"/><text:alphabetical-index-mark-end text:id="IMark96944584"/>p1.o -o <text:alphabetical-index-mark-start text:id="IMark92871112"/><text:alphabetical-index-mark-start text:id="IMark93399592"/><text:alphabetical-index-mark-start text:id="IMark92340664"/><text:alphabetical-index-mark-start text:id="IMark91096856"/><text:alphabetical-index-mark-start text:id="IMark79540824"/><text:alphabetical-index-mark-start text:id="IMark81532696"/><text:alphabetical-index-mark-start text:id="IMark97019384"/><text:alphabetical-index-mark-start text:id="IMark95937480"/>sql<text:alphabetical-index-mark-end text:id="IMark95937480"/><text:alphabetical-index-mark-end text:id="IMark97019384"/><text:alphabetical-index-mark-end text:id="IMark81532696"/><text:alphabetical-index-mark-end text:id="IMark79540824"/><text:alphabetical-index-mark-end text:id="IMark91096856"/><text:alphabetical-index-mark-end text:id="IMark92340664"/><text:alphabetical-index-mark-end text:id="IMark93399592"/><text:alphabetical-index-mark-end text:id="IMark92871112"/>p -<text:alphabetical-index-mark-start text:id="IMark95414792"/><text:alphabetical-index-mark-start text:id="IMark92487816"/><text:alphabetical-index-mark-start text:id="IMark87218216"/><text:alphabetical-index-mark-start text:id="IMark91093160"/>l<text:alphabetical-index-mark-start text:id="IMark100459384"/><text:alphabetical-index-mark-start text:id="IMark92479896"/><text:alphabetical-index-mark-start text:id="IMark98249320"/>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sql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5510040"/><text:alphabetical-index-mark-end text:id="IMark96051896"/><text:alphabetical-index-mark-end text:id="IMark92493128"/>ite<text:alphabetical-index-mark-end text:id="IMark91040008"/><text:alphabetical-index-mark-end text:id="IMark98249320"/><text:alphabetical-index-mark-end text:id="IMark92479896"/><text:alphabetical-index-mark-end text:id="IMark100459384"/><text:alphabetical-index-mark-end text:id="IMark91093160"/><text:alphabetical-index-mark-end text:id="IMark87218216"/><text:alphabetical-index-mark-end text:id="IMark92487816"/><text:alphabetical-index-mark-end text:id="IMark95414792"/>3 -f<text:alphabetical-index-mark-start text:id="IMark98235160"/><text:alphabetical-index-mark-start text:id="IMark98247992"/><text:alphabetical-index-mark-start text:id="IMark79559080"/><text:alphabetical-index-mark-start text:id="IMark98245336"/>openmp<text:alphabetical-index-mark-end text:id="IMark98245336"/><text:alphabetical-index-mark-end text:id="IMark79559080"/><text:alphabetical-index-mark-end text:id="IMark98247992"/><text:alphabetical-index-mark-end text:id="IMark98235160"/> -I[<text:alphabetical-index-mark-start text:id="IMark87232984"/><text:alphabetical-index-mark-start text:id="IMark92955864"/><text:alphabetical-index-mark-start text:id="IMark72312216"/><text:alphabetical-index-mark-start text:id="IMark87230520"/>path<text:alphabetical-index-mark-end text:id="IMark87230520"/><text:alphabetical-index-mark-end text:id="IMark72312216"/><text:alphabetical-index-mark-end text:id="IMark92955864"/><text:alphabetical-index-mark-end text:id="IMark87232984"/> to your <text:alphabetical-index-mark-start text:id="IMark93079656"/><text:alphabetical-index-mark-start text:id="IMark91631160"/><text:alphabetical-index-mark-start text:id="IMark95294968"/><text:alphabetical-index-mark-start text:id="IMark91424776"/>HDFql<text:alphabetical-index-mark-end text:id="IMark91424776"/><text:alphabetical-index-mark-end text:id="IMark95294968"/><text:alphabetical-index-mark-end text:id="IMark91631160"/><text:alphabetical-index-mark-end text:id="IMark93079656"/> include <text:alphabetical-index-mark-start text:id="IMark88255144"/><text:alphabetical-index-mark-start text:id="IMark79576552"/><text:alphabetical-index-mark-start text:id="IMark72317240"/><text:alphabetical-index-mark-start text:id="IMark91095624"/>folder<text:alphabetical-index-mark-end text:id="IMark91095624"/><text:alphabetical-index-mark-end text:id="IMark72317240"/><text:alphabetical-index-mark-end text:id="IMark79576552"/><text:alphabetical-index-mark-end text:id="IMark88255144"/>] [<text:alphabetical-index-mark-start text:id="IMark100500312"/><text:alphabetical-index-mark-start text:id="IMark92453096"/><text:alphabetical-index-mark-start text:id="IMark92392776"/><text:alphabetical-index-mark-start text:id="IMark97941528"/>path<text:alphabetical-index-mark-end text:id="IMark97941528"/><text:alphabetical-index-mark-end text:id="IMark92392776"/><text:alphabetical-index-mark-end text:id="IMark92453096"/><text:alphabetical-index-mark-end text:id="IMark100500312"/> to your <text:alphabetical-index-mark-start text:id="IMark91891944"/><text:alphabetical-index-mark-start text:id="IMark91517576"/><text:alphabetical-index-mark-start text:id="IMark95779336"/><text:alphabetical-index-mark-start text:id="IMark88153528"/>HDFql<text:alphabetical-index-mark-end text:id="IMark88153528"/><text:alphabetical-index-mark-end text:id="IMark95779336"/><text:alphabetical-index-mark-end text:id="IMark91517576"/><text:alphabetical-index-mark-end text:id="IMark91891944"/> wrapper/cpp <text:alphabetical-index-mark-start text:id="IMark101410760"/><text:alphabetical-index-mark-start text:id="IMark96086968"/><text:alphabetical-index-mark-start text:id="IMark87228056"/><text:alphabetical-index-mark-start text:id="IMark97844472"/>folder<text:alphabetical-index-mark-end text:id="IMark97844472"/><text:alphabetical-index-mark-end text:id="IMark87228056"/><text:alphabetical-index-mark-end text:id="IMark96086968"/><text:alphabetical-index-mark-end text:id="IMark101410760"/>]/lib<text:alphabetical-index-mark-start text:id="IMark96336456"/><text:alphabetical-index-mark-start text:id="IMark101405704"/><text:alphabetical-index-mark-start text:id="IMark97699336"/><text:alphabetical-index-mark-start text:id="IMark72271832"/>HDFql<text:alphabetical-index-mark-end text:id="IMark72271832"/><text:alphabetical-index-mark-end text:id="IMark97699336"/><text:alphabetical-index-mark-end text:id="IMark101405704"/><text:alphabetical-index-mark-end text:id="IMark96336456"/>.a -ldl</text:p>
      <text:p text:style-name="P79"/>
      <text:p text:style-name="P86">where </text:p>
      <text:p text:style-name="P79"/>
      <text:p text:style-name="P79">[<text:alphabetical-index-mark-start text:id="IMark101324488"/><text:alphabetical-index-mark-start text:id="IMark91696504"/><text:alphabetical-index-mark-start text:id="IMark93434072"/><text:alphabetical-index-mark-start text:id="IMark91098088"/>path<text:alphabetical-index-mark-end text:id="IMark91098088"/><text:alphabetical-index-mark-end text:id="IMark93434072"/><text:alphabetical-index-mark-end text:id="IMark91696504"/><text:alphabetical-index-mark-end text:id="IMark101324488"/> to your <text:alphabetical-index-mark-start text:id="IMark91885112"/><text:alphabetical-index-mark-start text:id="IMark93439544"/><text:alphabetical-index-mark-start text:id="IMark95971288"/><text:alphabetical-index-mark-start text:id="IMark101408232"/>HDFql<text:alphabetical-index-mark-end text:id="IMark101408232"/><text:alphabetical-index-mark-end text:id="IMark95971288"/><text:alphabetical-index-mark-end text:id="IMark93439544"/><text:alphabetical-index-mark-end text:id="IMark91885112"/> include <text:alphabetical-index-mark-start text:id="IMark93362968"/><text:alphabetical-index-mark-start text:id="IMark96990312"/><text:alphabetical-index-mark-start text:id="IMark88251960"/><text:alphabetical-index-mark-start text:id="IMark99224728"/>folder<text:alphabetical-index-mark-end text:id="IMark99224728"/><text:alphabetical-index-mark-end text:id="IMark88251960"/><text:alphabetical-index-mark-end text:id="IMark96990312"/><text:alphabetical-index-mark-end text:id="IMark93362968"/>]<text:span text:style-name="T48"> </text:span></text:p>
      <text:p text:style-name="P86"/>
      <text:p text:style-name="P79"><text:span text:style-name="T48">is the </text:span><text:alphabetical-index-mark-start text:id="IMark95938808"/><text:alphabetical-index-mark-start text:id="IMark101289224"/><text:alphabetical-index-mark-start text:id="IMark92063784"/><text:alphabetical-index-mark-start text:id="IMark87231752"/><text:span text:style-name="T48">path</text:span><text:alphabetical-index-mark-end text:id="IMark87231752"/><text:alphabetical-index-mark-end text:id="IMark92063784"/><text:alphabetical-index-mark-end text:id="IMark101289224"/><text:alphabetical-index-mark-end text:id="IMark95938808"/><text:span text:style-name="T48"> on your computer to the include </text:span><text:alphabetical-index-mark-start text:id="IMark96775800"/><text:alphabetical-index-mark-start text:id="IMark100498984"/><text:alphabetical-index-mark-start text:id="IMark100501640"/><text:alphabetical-index-mark-start text:id="IMark100507480"/><text:span text:style-name="T48">folder</text:span><text:alphabetical-index-mark-end text:id="IMark100507480"/><text:alphabetical-index-mark-end text:id="IMark100501640"/><text:alphabetical-index-mark-end text:id="IMark100498984"/><text:alphabetical-index-mark-end text:id="IMark96775800"/><text:span text:style-name="T48"> of </text:span><text:alphabetical-index-mark-start text:id="IMark96777128"/><text:alphabetical-index-mark-start text:id="IMark96764648"/><text:alphabetical-index-mark-start text:id="IMark99763800"/><text:alphabetical-index-mark-start text:id="IMark90937912"/><text:span text:style-name="T48">HDFql</text:span><text:alphabetical-index-mark-end text:id="IMark90937912"/><text:alphabetical-index-mark-end text:id="IMark99763800"/><text:alphabetical-index-mark-end text:id="IMark96764648"/><text:alphabetical-index-mark-end text:id="IMark96777128"/><text:span text:style-name="T48">. In my case, for example, this is</text:span></text:p>
      <text:p text:style-name="P86"/>
      <text:p text:style-name="P79">/usr/include/<text:alphabetical-index-mark-start text:id="IMark96086968"/><text:alphabetical-index-mark-start text:id="IMark87228056"/><text:alphabetical-index-mark-start text:id="IMark97844472"/><text:alphabetical-index-mark-start text:id="IMark91891944"/>hdfql<text:alphabetical-index-mark-end text:id="IMark91891944"/><text:alphabetical-index-mark-end text:id="IMark97844472"/><text:alphabetical-index-mark-end text:id="IMark87228056"/><text:alphabetical-index-mark-end text:id="IMark96086968"/>/serial/include/</text:p>
      <text:p text:style-name="P86"/>
      <text:p text:style-name="P86">and for the wrappers</text:p>
      <text:p text:style-name="P86"><text:soft-page-break/></text:p>
      <text:p text:style-name="P79">/usr/include/<text:alphabetical-index-mark-start text:id="IMark88255144"/><text:alphabetical-index-mark-start text:id="IMark79576552"/><text:alphabetical-index-mark-start text:id="IMark72317240"/><text:alphabetical-index-mark-start text:id="IMark91095624"/>hdfql<text:alphabetical-index-mark-end text:id="IMark91095624"/><text:alphabetical-index-mark-end text:id="IMark72317240"/><text:alphabetical-index-mark-end text:id="IMark79576552"/><text:alphabetical-index-mark-end text:id="IMark88255144"/>/serial/wrapper/cpp/</text:p>
      <text:p text:style-name="P79"/>
      <text:p text:style-name="P30"/>
      <text:p text:style-name="P48">Users with other 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alphabetical-index-mark-start text:id="IMark79559080"/><text:alphabetical-index-mark-start text:id="IMark98245336"/><text:alphabetical-index-mark-start text:id="IMark95414792"/><text:alphabetical-index-mark-start text:id="IMark92487816"/><text:alphabetical-index-mark-start text:id="IMark87218216"/><text:alphabetical-index-mark-start text:id="IMark91093160"/>operating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8245336"/>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 <text:alphabetical-index-mark-start text:id="IMark100459384"/><text:alphabetical-index-mark-start text:id="IMark92479896"/><text:alphabetical-index-mark-start text:id="IMark98249320"/>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2871112"/><text:alphabetical-index-mark-start text:id="IMark93399592"/><text:alphabetical-index-mark-start text:id="IMark92340664"/><text:alphabetical-index-mark-start text:id="IMark91096856"/><text:alphabetical-index-mark-start text:id="IMark79540824"/><text:alphabetical-index-mark-start text:id="IMark81532696"/><text:alphabetical-index-mark-start text:id="IMark97019384"/><text:alphabetical-index-mark-start text:id="IMark95937480"/><text:alphabetical-index-mark-start text:id="IMark96944584"/><text:alphabetical-index-mark-start text:id="IMark92464712"/>system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81532696"/><text:alphabetical-index-mark-end text:id="IMark79540824"/><text:alphabetical-index-mark-end text:id="IMark91096856"/><text:alphabetical-index-mark-end text:id="IMark92340664"/><text:alphabetical-index-mark-end text:id="IMark93399592"/><text:alphabetical-index-mark-end text:id="IMark92871112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98249320"/><text:alphabetical-index-mark-end text:id="IMark92479896"/><text:alphabetical-index-mark-end text:id="IMark100459384"/>s or co<text:alphabetical-index-mark-start text:id="IMark93389672"/><text:alphabetical-index-mark-start text:id="IMark90386520"/><text:alphabetical-index-mark-start text:id="IMark92825880"/><text:alphabetical-index-mark-start text:id="IMark96049240"/><text:alphabetical-index-mark-start text:id="IMark97209272"/><text:alphabetical-index-mark-start text:id="IMark101382824"/><text:alphabetical-index-mark-start text:id="IMark98233832"/><text:alphabetical-index-mark-start text:id="IMark100511464"/><text:alphabetical-index-mark-start text:id="IMark92380552"/><text:alphabetical-index-mark-start text:id="IMark93361752"/><text:alphabetical-index-mark-start text:id="IMark95445544"/>mpi<text:alphabetical-index-mark-end text:id="IMark95445544"/><text:alphabetical-index-mark-end text:id="IMark93361752"/><text:alphabetical-index-mark-end text:id="IMark92380552"/><text:alphabetical-index-mark-end text:id="IMark100511464"/><text:alphabetical-index-mark-end text:id="IMark98233832"/><text:alphabetical-index-mark-end text:id="IMark101382824"/><text:alphabetical-index-mark-end text:id="IMark97209272"/><text:alphabetical-index-mark-end text:id="IMark96049240"/><text:alphabetical-index-mark-end text:id="IMark92825880"/><text:alphabetical-index-mark-end text:id="IMark90386520"/><text:alphabetical-index-mark-end text:id="IMark93389672"/>lers will find little or no <text:alphabetical-index-mark-start text:id="IMark101380296"/><text:alphabetical-index-mark-start text:id="IMark93300600"/><text:alphabetical-index-mark-start text:id="IMark88148216"/><text:alphabetical-index-mark-start text:id="IMark98246664"/><text:alphabetical-index-mark-start text:id="IMark100508808"/><text:alphabetical-index-mark-start text:id="IMark100510136"/><text:alphabetical-index-mark-start text:id="IMark98256056"/><text:alphabetical-index-mark-start text:id="IMark87229288"/><text:alphabetical-index-mark-start text:id="IMark98236488"/><text:alphabetical-index-mark-start text:id="IMark96773144"/><text:alphabetical-index-mark-start text:id="IMark96464680"/>trouble<text:alphabetical-index-mark-end text:id="IMark96464680"/><text:alphabetical-index-mark-end text:id="IMark96773144"/><text:alphabetical-index-mark-end text:id="IMark98236488"/><text:alphabetical-index-mark-end text:id="IMark87229288"/><text:alphabetical-index-mark-end text:id="IMark98256056"/><text:alphabetical-index-mark-end text:id="IMark100510136"/><text:alphabetical-index-mark-end text:id="IMark100508808"/><text:alphabetical-index-mark-end text:id="IMark98246664"/><text:alphabetical-index-mark-end text:id="IMark88148216"/><text:alphabetical-index-mark-end text:id="IMark93300600"/><text:alphabetical-index-mark-end text:id="IMark101380296"/> adapting the co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1885112"/><text:alphabetical-index-mark-start text:id="IMark93439544"/><text:alphabetical-index-mark-start text:id="IMark95971288"/><text:alphabetical-index-mark-start text:id="IMark101408232"/>mpi<text:alphabetical-index-mark-end text:id="IMark101408232"/><text:alphabetical-index-mark-end text:id="IMark95971288"/><text:alphabetical-index-mark-end text:id="IMark93439544"/><text:alphabetical-index-mark-end text:id="IMark91885112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le and <text:alphabetical-index-mark-start text:id="IMark101324488"/><text:alphabetical-index-mark-start text:id="IMark91696504"/><text:alphabetical-index-mark-start text:id="IMark93434072"/><text:alphabetical-index-mark-start text:id="IMark91098088"/><text:alphabetical-index-mark-start text:id="IMark96997960"/><text:alphabetical-index-mark-start text:id="IMark88257480"/><text:alphabetical-index-mark-start text:id="IMark92700888"/><text:alphabetical-index-mark-start text:id="IMark97141448"/><text:alphabetical-index-mark-start text:id="IMark90857528"/><text:alphabetical-index-mark-start text:id="IMark88573976"/><text:alphabetical-index-mark-start text:id="IMark99481256"/>link<text:alphabetical-index-mark-end text:id="IMark99481256"/><text:alphabetical-index-mark-end text:id="IMark88573976"/><text:alphabetical-index-mark-end text:id="IMark90857528"/><text:alphabetical-index-mark-end text:id="IMark97141448"/><text:alphabetical-index-mark-end text:id="IMark92700888"/><text:alphabetical-index-mark-end text:id="IMark88257480"/><text:alphabetical-index-mark-end text:id="IMark96997960"/><text:alphabetical-index-mark-end text:id="IMark91098088"/><text:alphabetical-index-mark-end text:id="IMark93434072"/><text:alphabetical-index-mark-end text:id="IMark91696504"/><text:alphabetical-index-mark-end text:id="IMark101324488"/> <text:alphabetical-index-mark-start text:id="IMark95938808"/>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79459848"/>snippet<text:alphabetical-index-mark-end text:id="IMark7945984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5938808"/>s above. Please let me know your <text:alphabetical-index-mark-start text:id="IMark101392936"/><text:alphabetical-index-mark-start text:id="IMark96777128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6336456"/><text:alphabetical-index-mark-start text:id="IMark96738728"/><text:alphabetical-index-mark-start text:id="IMark101410760"/><text:alphabetical-index-mark-start text:id="IMark72271832"/><text:alphabetical-index-mark-start text:id="IMark87228056"/><text:alphabetical-index-mark-start text:id="IMark96086968"/><text:alphabetical-index-mark-start text:id="IMark97844472"/><text:alphabetical-index-mark-start text:id="IMark91891944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result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91891944"/><text:alphabetical-index-mark-end text:id="IMark97844472"/><text:alphabetical-index-mark-end text:id="IMark96086968"/><text:alphabetical-index-mark-end text:id="IMark87228056"/>s<text:alphabetical-index-mark-end text:id="IMark72271832"/><text:alphabetical-index-mark-end text:id="IMark101410760"/><text:alphabetical-index-mark-end text:id="IMark96738728"/><text:alphabetical-index-mark-end text:id="IMark96336456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777128"/><text:alphabetical-index-mark-end text:id="IMark101392936"/> in this regard.</text:p>
      <text:p text:style-name="P48"/>
      <text:p text:style-name="P30"/>
      <text:h text:style-name="Heading_20_2" text:outline-level="2"><text:bookmark-start text:name="__RefHeading___Toc989_76759228"/>5.2. <text:span text:style-name="T21">De</text:span><text:alphabetical-index-mark-start text:id="IMark95294968"/><text:alphabetical-index-mark-start text:id="IMark87232984"/><text:alphabetical-index-mark-start text:id="IMark91424776"/><text:alphabetical-index-mark-start text:id="IMark99715304"/><text:alphabetical-index-mark-start text:id="IMark97264712"/><text:alphabetical-index-mark-start text:id="IMark97263384"/><text:alphabetical-index-mark-start text:id="IMark99440872"/><text:alphabetical-index-mark-start text:id="IMark99439544"/><text:alphabetical-index-mark-start text:id="IMark99438216"/><text:alphabetical-index-mark-start text:id="IMark93337704"/><text:alphabetical-index-mark-start text:id="IMark93340360"/>install<text:alphabetical-index-mark-end text:id="IMark93340360"/><text:alphabetical-index-mark-end text:id="IMark93337704"/><text:alphabetical-index-mark-end text:id="IMark99438216"/><text:alphabetical-index-mark-end text:id="IMark99439544"/><text:alphabetical-index-mark-end text:id="IMark99440872"/><text:alphabetical-index-mark-end text:id="IMark97263384"/><text:alphabetical-index-mark-end text:id="IMark97264712"/><text:alphabetical-index-mark-end text:id="IMark99715304"/><text:alphabetical-index-mark-end text:id="IMark91424776"/><text:alphabetical-index-mark-end text:id="IMark87232984"/><text:alphabetical-index-mark-end text:id="IMark95294968"/><text:span text:style-name="T21">ation</text:span><text:bookmark-end text:name="__RefHeading___Toc989_76759228"/></text:h>
      <text:p text:style-name="P30"/>
      <text:p text:style-name="P30">Delete the <text:alphabetical-index-mark-start text:id="IMark97665016"/><text:alphabetical-index-mark-start text:id="IMark97653064"/><text:alphabetical-index-mark-start text:id="IMark99922536"/><text:alphabetical-index-mark-start text:id="IMark99925192"/><text:alphabetical-index-mark-start text:id="IMark99927848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5396248"/><text:alphabetical-index-mark-start text:id="IMark93332392"/>folder<text:alphabetical-index-mark-end text:id="IMark93332392"/><text:alphabetical-index-mark-end text:id="IMark95396248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99927848"/><text:alphabetical-index-mark-end text:id="IMark99925192"/><text:alphabetical-index-mark-end text:id="IMark99922536"/><text:alphabetical-index-mark-end text:id="IMark97653064"/><text:alphabetical-index-mark-end text:id="IMark97665016"/> containing the contents of this <text:alphabetical-index-mark-start text:id="IMark97670328"/><text:alphabetical-index-mark-start text:id="IMark96777128"/><text:alphabetical-index-mark-start text:id="IMark101392936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6336456"/><text:alphabetical-index-mark-start text:id="IMark96738728"/><text:alphabetical-index-mark-start text:id="IMark101410760"/>file<text:alphabetical-index-mark-end text:id="IMark101410760"/><text:alphabetical-index-mark-end text:id="IMark96738728"/><text:alphabetical-index-mark-end text:id="IMark96336456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101392936"/><text:alphabetical-index-mark-end text:id="IMark96777128"/><text:alphabetical-index-mark-end text:id="IMark97670328"/> from your <text:alphabetical-index-mark-start text:id="IMark72271832"/><text:alphabetical-index-mark-start text:id="IMark87228056"/><text:alphabetical-index-mark-start text:id="IMark96086968"/><text:alphabetical-index-mark-start text:id="IMark97844472"/><text:alphabetical-index-mark-start text:id="IMark91891944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system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91891944"/><text:alphabetical-index-mark-end text:id="IMark97844472"/><text:alphabetical-index-mark-end text:id="IMark96086968"/><text:alphabetical-index-mark-end text:id="IMark87228056"/><text:alphabetical-index-mark-end text:id="IMark72271832"/>. <text:span text:style-name="T71">In order to un</text:span><text:alphabetical-index-mark-start text:id="IMark79459848"/><text:alphabetical-index-mark-start text:id="IMark101324488"/><text:alphabetical-index-mark-start text:id="IMark91696504"/><text:alphabetical-index-mark-start text:id="IMark93434072"/><text:span text:style-name="T71">install</text:span><text:alphabetical-index-mark-end text:id="IMark93434072"/><text:alphabetical-index-mark-end text:id="IMark91696504"/><text:alphabetical-index-mark-end text:id="IMark101324488"/><text:alphabetical-index-mark-end text:id="IMark79459848"/><text:span text:style-name="T71"> </text:span><text:alphabetical-index-mark-start text:id="IMark91098088"/><text:alphabetical-index-mark-start text:id="IMark96997960"/><text:alphabetical-index-mark-start text:id="IMark88257480"/><text:alphabetical-index-mark-start text:id="IMark92700888"/><text:span text:style-name="T71">OpenMP</text:span><text:alphabetical-index-mark-end text:id="IMark92700888"/><text:alphabetical-index-mark-end text:id="IMark88257480"/><text:alphabetical-index-mark-end text:id="IMark96997960"/><text:alphabetical-index-mark-end text:id="IMark91098088"/><text:span text:style-name="T71">, </text:span><text:alphabetical-index-mark-start text:id="IMark97141448"/><text:alphabetical-index-mark-start text:id="IMark90857528"/><text:alphabetical-index-mark-start text:id="IMark88573976"/><text:alphabetical-index-mark-start text:id="IMark99481256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1885112"/><text:span text:style-name="T71">Sql</text:span><text:alphabetical-index-mark-end text:id="IMark91885112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span text:style-name="T71">ite</text:span><text:alphabetical-index-mark-end text:id="IMark99481256"/><text:alphabetical-index-mark-end text:id="IMark88573976"/><text:alphabetical-index-mark-end text:id="IMark90857528"/><text:alphabetical-index-mark-end text:id="IMark97141448"/><text:span text:style-name="T71">3 and other </text:span><text:alphabetical-index-mark-start text:id="IMark93439544"/><text:alphabetical-index-mark-start text:id="IMark95971288"/><text:alphabetical-index-mark-start text:id="IMark101408232"/><text:alphabetical-index-mark-start text:id="IMark101380296"/><text:span text:style-name="T71">libraries</text:span><text:alphabetical-index-mark-end text:id="IMark101380296"/><text:alphabetical-index-mark-end text:id="IMark101408232"/><text:alphabetical-index-mark-end text:id="IMark95971288"/><text:alphabetical-index-mark-end text:id="IMark93439544"/><text:span text:style-name="T71"> involved, refer to their respective manuals.</text:span></text:p>
      <text:p text:style-name="P30"/>
      <text:p text:style-name="P30"/>
      <text:h text:style-name="Heading_20_2" text:outline-level="2"><text:bookmark-start text:name="__RefHeading___Toc991_76759228"/>5.3. <text:alphabetical-index-mark-start text:id="IMark98236488"/><text:alphabetical-index-mark-start text:id="IMark96464680"/><text:alphabetical-index-mark-start text:id="IMark93389672"/><text:alphabetical-index-mark-start text:id="IMark90386520"/><text:alphabetical-index-mark-start text:id="IMark92825880"/><text:alphabetical-index-mark-start text:id="IMark96049240"/><text:alphabetical-index-mark-start text:id="IMark97209272"/><text:alphabetical-index-mark-start text:id="IMark101382824"/><text:alphabetical-index-mark-start text:id="IMark98233832"/><text:span text:style-name="T52">Call</text:span><text:alphabetical-index-mark-end text:id="IMark98233832"/><text:alphabetical-index-mark-end text:id="IMark101382824"/><text:alphabetical-index-mark-end text:id="IMark97209272"/><text:alphabetical-index-mark-end text:id="IMark96049240"/><text:alphabetical-index-mark-end text:id="IMark92825880"/><text:alphabetical-index-mark-end text:id="IMark90386520"/><text:alphabetical-index-mark-end text:id="IMark93389672"/><text:alphabetical-index-mark-end text:id="IMark96464680"/><text:alphabetical-index-mark-end text:id="IMark98236488"/><text:span text:style-name="T52">ing </text:span><text:alphabetical-index-mark-start text:id="IMark100511464"/><text:alphabetical-index-mark-start text:id="IMark92380552"/><text:alphabetical-index-mark-start text:id="IMark93361752"/><text:alphabetical-index-mark-start text:id="IMark95445544"/><text:alphabetical-index-mark-start text:id="IMark100459384"/><text:alphabetical-index-mark-start text:id="IMark92479896"/><text:alphabetical-index-mark-start text:id="IMark98249320"/><text:alphabetical-index-mark-start text:id="IMark91040008"/><text:alphabetical-index-mark-start text:id="IMark92493128"/><text:alphabetical-index-mark-start text:id="IMark96051896"/><text:alphabetical-index-mark-start text:id="IMark95510040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2871112"/><text:alphabetical-index-mark-start text:id="IMark93399592"/><text:span text:style-name="T52">sql</text:span><text:alphabetical-index-mark-end text:id="IMark93399592"/><text:alphabetical-index-mark-end text:id="IMark92871112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98249320"/><text:alphabetical-index-mark-end text:id="IMark92479896"/><text:alphabetical-index-mark-end text:id="IMark100459384"/><text:alphabetical-index-mark-end text:id="IMark95445544"/><text:alphabetical-index-mark-end text:id="IMark93361752"/><text:alphabetical-index-mark-end text:id="IMark92380552"/><text:alphabetical-index-mark-end text:id="IMark100511464"/><text:span text:style-name="T52">p with two arguments.</text:span><text:bookmark-end text:name="__RefHeading___Toc991_76759228"/></text:h>
      <text:p text:style-name="P30"/>
      <text:p text:style-name="P30">Assuming that you have <text:alphabetical-index-mark-start text:id="IMark97019384"/><text:alphabetical-index-mark-start text:id="IMark95937480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alphabetical-index-mark-start text:id="IMark79559080"/><text:alphabetical-index-mark-start text:id="IMark98245336"/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alphabetical-index-mark-start text:id="IMark93335048"/><text:alphabetical-index-mark-start text:id="IMark93339032"/>sql<text:alphabetical-index-mark-end text:id="IMark93339032"/><text:alphabetical-index-mark-end text:id="IMark93335048"/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8245336"/>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5937480"/><text:alphabetical-index-mark-end text:id="IMark97019384"/>p on the same <text:alphabetical-index-mark-start text:id="IMark97655720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alphabetical-index-mark-start text:id="IMark91424776"/><text:alphabetical-index-mark-start text:id="IMark99715304"/><text:alphabetical-index-mark-start text:id="IMark97264712"/><text:alphabetical-index-mark-start text:id="IMark97263384"/><text:alphabetical-index-mark-start text:id="IMark99440872"/>folder<text:alphabetical-index-mark-end text:id="IMark99440872"/><text:alphabetical-index-mark-end text:id="IMark97263384"/><text:alphabetical-index-mark-end text:id="IMark97264712"/><text:alphabetical-index-mark-end text:id="IMark99715304"/><text:alphabetical-index-mark-end text:id="IMark91424776"/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5720"/> that holds your <text:alphabetical-index-mark-start text:id="IMark99439544"/><text:alphabetical-index-mark-start text:id="IMark99438216"/><text:alphabetical-index-mark-start text:id="IMark93337704"/><text:alphabetical-index-mark-start text:id="IMark93340360"/><text:alphabetical-index-mark-start text:id="IMark97657048"/><text:alphabetical-index-mark-start text:id="IMark97654392"/><text:alphabetical-index-mark-start text:id="IMark97662360"/><text:alphabetical-index-mark-start text:id="IMark97659704"/><text:alphabetical-index-mark-start text:id="IMark99918552"/><text:alphabetical-index-mark-start text:id="IMark99923864"/><text:alphabetical-index-mark-start text:id="IMark99929176"/>database<text:alphabetical-index-mark-end text:id="IMark99929176"/><text:alphabetical-index-mark-end text:id="IMark99923864"/><text:alphabetical-index-mark-end text:id="IMark99918552"/><text:alphabetical-index-mark-end text:id="IMark97659704"/><text:alphabetical-index-mark-end text:id="IMark97662360"/><text:alphabetical-index-mark-end text:id="IMark97654392"/><text:alphabetical-index-mark-end text:id="IMark97657048"/><text:alphabetical-index-mark-end text:id="IMark93340360"/><text:alphabetical-index-mark-end text:id="IMark93337704"/><text:alphabetical-index-mark-end text:id="IMark99438216"/><text:alphabetical-index-mark-end text:id="IMark99439544"/>, <text:span text:style-name="T43">you are using a </text:span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<text:alphabetical-index-mark-start text:id="IMark96086968"/><text:alphabetical-index-mark-start text:id="IMark97844472"/><text:alphabetical-index-mark-start text:id="IMark91891944"/><text:alphabetical-index-mark-start text:id="IMark91517576"/><text:span text:style-name="T43">Linux</text:span><text:alphabetical-index-mark-end text:id="IMark91517576"/><text:alphabetical-index-mark-end text:id="IMark91891944"/><text:alphabetical-index-mark-end text:id="IMark97844472"/><text:alphabetical-index-mark-end text:id="IMark96086968"/><text:alphabetical-index-mark-end text:id="IMark87228056"/><text:alphabetical-index-mark-end text:id="IMark72271832"/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span text:style-name="T43"> </text:span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101392936"/><text:alphabetical-index-mark-start text:id="IMark96764648"/><text:alphabetical-index-mark-start text:id="IMark99763800"/><text:alphabetical-index-mark-start text:id="IMark90937912"/><text:span text:style-name="T43">system</text:span><text:alphabetical-index-mark-end text:id="IMark90937912"/><text:alphabetical-index-mark-end text:id="IMark99763800"/><text:alphabetical-index-mark-end text:id="IMark96764648"/><text:alphabetical-index-mark-end text:id="IMark1013929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, <text:span text:style-name="T53">and you do not want to use a </text:span><text:alphabetical-index-mark-start text:id="IMark101405704"/><text:alphabetical-index-mark-start text:id="IMark97699336"/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7653064"/><text:alphabetical-index-mark-start text:id="IMark99922536"/><text:span text:style-name="T53">macro</text:span><text:alphabetical-index-mark-end text:id="IMark99922536"/><text:alphabetical-index-mark-end text:id="IMark97653064"/>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97699336"/><text:alphabetical-index-mark-end text:id="IMark101405704"/><text:span text:style-name="T53">, </text:span>briefly, in a <text:alphabetical-index-mark-start text:id="IMark99925192"/><text:alphabetical-index-mark-start text:id="IMark99927848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101324488"/>terminal<text:alphabetical-index-mark-end text:id="IMark101324488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99927848"/><text:alphabetical-index-mark-end text:id="IMark99925192"/> write:</text:p>
      <text:p text:style-name="P30"/>
      <text:p text:style-name="P70">./<text:alphabetical-index-mark-start text:id="IMark88257480"/><text:alphabetical-index-mark-start text:id="IMark92700888"/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88251960"/><text:alphabetical-index-mark-start text:id="IMark99224728"/><text:alphabetical-index-mark-start text:id="IMark91885112"/><text:alphabetical-index-mark-start text:id="IMark97141448"/><text:alphabetical-index-mark-start text:id="IMark90857528"/><text:alphabetical-index-mark-start text:id="IMark88573976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101380296"/><text:alphabetical-index-mark-start text:id="IMark98246664"/><text:alphabetical-index-mark-start text:id="IMark88148216"/><text:alphabetical-index-mark-start text:id="IMark99200040"/>sql<text:alphabetical-index-mark-end text:id="IMark99200040"/><text:alphabetical-index-mark-end text:id="IMark88148216"/><text:alphabetical-index-mark-end text:id="IMark98246664"/><text:alphabetical-index-mark-end text:id="IMark10138029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88573976"/><text:alphabetical-index-mark-end text:id="IMark90857528"/><text:alphabetical-index-mark-end text:id="IMark97141448"/><text:alphabetical-index-mark-end text:id="IMark91885112"/><text:alphabetical-index-mark-end text:id="IMark99224728"/><text:alphabetical-index-mark-end text:id="IMark88251960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alphabetical-index-mark-end text:id="IMark92700888"/><text:alphabetical-index-mark-end text:id="IMark88257480"/>p [db] [<text:alphabetical-index-mark-start text:id="IMark100510136"/><text:alphabetical-index-mark-start text:id="IMark100508808"/><text:alphabetical-index-mark-start text:id="IMark87229288"/><text:alphabetical-index-mark-start text:id="IMark98256056"/><text:alphabetical-index-mark-start text:id="IMark99921208"/><text:alphabetical-index-mark-start text:id="IMark99931832"/><text:alphabetical-index-mark-start text:id="IMark95397576"/><text:alphabetical-index-mark-start text:id="IMark97667672"/><text:alphabetical-index-mark-start text:id="IMark96773144"/><text:alphabetical-index-mark-start text:id="IMark98236488"/><text:alphabetical-index-mark-start text:id="IMark96464680"/>query<text:alphabetical-index-mark-end text:id="IMark96464680"/><text:alphabetical-index-mark-end text:id="IMark98236488"/><text:alphabetical-index-mark-end text:id="IMark96773144"/><text:alphabetical-index-mark-end text:id="IMark97667672"/><text:alphabetical-index-mark-end text:id="IMark95397576"/><text:alphabetical-index-mark-end text:id="IMark99931832"/><text:alphabetical-index-mark-end text:id="IMark99921208"/><text:alphabetical-index-mark-end text:id="IMark98256056"/><text:alphabetical-index-mark-end text:id="IMark87229288"/><text:alphabetical-index-mark-end text:id="IMark100508808"/><text:alphabetical-index-mark-end text:id="IMark100510136"/>]</text:p>
      <text:p text:style-name="P30"/>
      <text:p text:style-name="P30">where</text:p>
      <text:p text:style-name="P30"/>
      <text:p text:style-name="P32"><text:span text:style-name="T23">[db]</text:span> is the <text:alphabetical-index-mark-start text:id="IMark100511464"/><text:alphabetical-index-mark-start text:id="IMark92380552"/><text:alphabetical-index-mark-start text:id="IMark93361752"/><text:alphabetical-index-mark-start text:id="IMark95445544"/><text:alphabetical-index-mark-start text:id="IMark100459384"/><text:alphabetical-index-mark-start text:id="IMark92479896"/><text:alphabetical-index-mark-start text:id="IMark98249320"/><text:alphabetical-index-mark-start text:id="IMark91040008"/><text:alphabetical-index-mark-start text:id="IMark92493128"/><text:alphabetical-index-mark-start text:id="IMark96051896"/><text:alphabetical-index-mark-start text:id="IMark95510040"/>database<text:alphabetical-index-mark-end text:id="IMark95510040"/><text:alphabetical-index-mark-end text:id="IMark96051896"/><text:alphabetical-index-mark-end text:id="IMark92493128"/><text:alphabetical-index-mark-end text:id="IMark91040008"/><text:alphabetical-index-mark-end text:id="IMark98249320"/><text:alphabetical-index-mark-end text:id="IMark92479896"/><text:alphabetical-index-mark-end text:id="IMark100459384"/><text:alphabetical-index-mark-end text:id="IMark95445544"/><text:alphabetical-index-mark-end text:id="IMark93361752"/><text:alphabetical-index-mark-end text:id="IMark92380552"/><text:alphabetical-index-mark-end text:id="IMark100511464"/> that you want to 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2871112"/><text:alphabetical-index-mark-start text:id="IMark93399592"/><text:alphabetical-index-mark-start text:id="IMark91096856"/><text:alphabetical-index-mark-start text:id="IMark92340664"/><text:alphabetical-index-mark-start text:id="IMark81532696"/><text:alphabetical-index-mark-start text:id="IMark79540824"/>query<text:alphabetical-index-mark-end text:id="IMark79540824"/><text:alphabetical-index-mark-end text:id="IMark81532696"/><text:alphabetical-index-mark-end text:id="IMark92340664"/><text:alphabetical-index-mark-end text:id="IMark91096856"/><text:alphabetical-index-mark-end text:id="IMark93399592"/><text:alphabetical-index-mark-end text:id="IMark92871112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, <text:span text:style-name="T72">either a </text:span><text:alphabetical-index-mark-start text:id="IMark99926520"/><text:alphabetical-index-mark-start text:id="IMark96729432"/><text:alphabetical-index-mark-start text:id="IMark97666344"/><text:alphabetical-index-mark-start text:id="IMark97275336"/><text:span text:style-name="T72">.db</text:span><text:alphabetical-index-mark-end text:id="IMark97275336"/><text:alphabetical-index-mark-end text:id="IMark97666344"/><text:alphabetical-index-mark-end text:id="IMark96729432"/><text:alphabetical-index-mark-end text:id="IMark99926520"/><text:span text:style-name="T72"> or </text:span><text:alphabetical-index-mark-start text:id="IMark99439544"/><text:alphabetical-index-mark-start text:id="IMark99438216"/><text:alphabetical-index-mark-start text:id="IMark93337704"/><text:alphabetical-index-mark-start text:id="IMark93340360"/><text:span text:style-name="T72">.h5</text:span><text:alphabetical-index-mark-end text:id="IMark93340360"/><text:alphabetical-index-mark-end text:id="IMark93337704"/><text:alphabetical-index-mark-end text:id="IMark99438216"/><text:alphabetical-index-mark-end text:id="IMark99439544"/><text:span text:style-name="T72"> type</text:span>.</text:p>
      <text:p text:style-name="P30"/>
      <text:p text:style-name="P30"><text:span text:style-name="T23">[</text:span><text:alphabetical-index-mark-start text:id="IMark99929176"/><text:alphabetical-index-mark-start text:id="IMark97655720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alphabetical-index-mark-start text:id="IMark91424776"/><text:alphabetical-index-mark-start text:id="IMark99715304"/><text:alphabetical-index-mark-start text:id="IMark97264712"/><text:alphabetical-index-mark-start text:id="IMark97263384"/><text:span text:style-name="T23">query</text:span><text:alphabetical-index-mark-end text:id="IMark97263384"/><text:alphabetical-index-mark-end text:id="IMark97264712"/><text:alphabetical-index-mark-end text:id="IMark99715304"/><text:alphabetical-index-mark-end text:id="IMark91424776"/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5720"/><text:alphabetical-index-mark-end text:id="IMark99929176"/><text:span text:style-name="T23">]</text:span> is a <text:alphabetical-index-mark-start text:id="IMark99440872"/><text:alphabetical-index-mark-start text:id="IMark97019384"/><text:alphabetical-index-mark-start text:id="IMark95937480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alphabetical-index-mark-start text:id="IMark79559080"/><text:alphabetical-index-mark-start text:id="IMark98245336"/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alphabetical-index-mark-start text:id="IMark93335048"/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<text:alphabetical-index-mark-start text:id="IMark96086968"/>Sql<text:alphabetical-index-mark-end text:id="IMark96086968"/><text:alphabetical-index-mark-end text:id="IMark87228056"/><text:alphabetical-index-mark-end text:id="IMark72271832"/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alphabetical-index-mark-end text:id="IMark93335048"/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8245336"/>ite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99440872"/>3 - compatible <text:alphabetical-index-mark-start text:id="IMark97844472"/><text:alphabetical-index-mark-start text:id="IMark91891944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101392936"/>SQL<text:alphabetical-index-mark-end text:id="IMark1013929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91891944"/><text:alphabetical-index-mark-end text:id="IMark97844472"/> 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7653064"/><text:alphabetical-index-mark-start text:id="IMark99922536"/>query<text:alphabetical-index-mark-end text:id="IMark99922536"/><text:alphabetical-index-mark-end text:id="IMark97653064"/>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 or the name of a <text:alphabetical-index-mark-start text:id="IMark99927848"/><text:alphabetical-index-mark-start text:id="IMark99925192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101324488"/>.<text:alphabetical-index-mark-start text:id="IMark96997960"/><text:alphabetical-index-mark-start text:id="IMark91098088"/><text:alphabetical-index-mark-start text:id="IMark99444856"/><text:alphabetical-index-mark-start text:id="IMark100508808"/><text:alphabetical-index-mark-start text:id="IMark100510136"/><text:alphabetical-index-mark-start text:id="IMark87229288"/><text:alphabetical-index-mark-start text:id="IMark98256056"/><text:alphabetical-index-mark-start text:id="IMark99921208"/><text:alphabetical-index-mark-start text:id="IMark99931832"/><text:alphabetical-index-mark-start text:id="IMark95397576"/><text:alphabetical-index-mark-start text:id="IMark97667672"/><text:alphabetical-index-mark-start text:id="IMark96773144"/><text:alphabetical-index-mark-start text:id="IMark98236488"/><text:alphabetical-index-mark-start text:id="IMark96464680"/><text:alphabetical-index-mark-start text:id="IMark88257480"/><text:alphabetical-index-mark-start text:id="IMark92700888"/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sql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alphabetical-index-mark-end text:id="IMark92700888"/><text:alphabetical-index-mark-end text:id="IMark88257480"/><text:alphabetical-index-mark-end text:id="IMark96464680"/><text:alphabetical-index-mark-end text:id="IMark98236488"/><text:alphabetical-index-mark-end text:id="IMark96773144"/><text:alphabetical-index-mark-end text:id="IMark97667672"/><text:alphabetical-index-mark-end text:id="IMark95397576"/><text:alphabetical-index-mark-end text:id="IMark99931832"/><text:alphabetical-index-mark-end text:id="IMark99921208"/><text:alphabetical-index-mark-end text:id="IMark98256056"/><text:alphabetical-index-mark-end text:id="IMark87229288"/><text:alphabetical-index-mark-end text:id="IMark100510136"/><text:alphabetical-index-mark-end text:id="IMark100508808"/><text:alphabetical-index-mark-end text:id="IMark99444856"/><text:alphabetical-index-mark-end text:id="IMark91098088"/><text:alphabetical-index-mark-end text:id="IMark96997960"/><text:alphabetical-index-mark-end text:id="IMark101324488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99925192"/><text:alphabetical-index-mark-end text:id="IMark99927848"/> <text:alphabetical-index-mark-start text:id="IMark88251960"/><text:alphabetical-index-mark-start text:id="IMark99224728"/><text:alphabetical-index-mark-start text:id="IMark91885112"/><text:alphabetical-index-mark-start text:id="IMark97141448"/><text:alphabetical-index-mark-start text:id="IMark90857528"/><text:alphabetical-index-mark-start text:id="IMark88573976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101380296"/>file<text:alphabetical-index-mark-end text:id="IMark10138029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88573976"/><text:alphabetical-index-mark-end text:id="IMark90857528"/><text:alphabetical-index-mark-end text:id="IMark97141448"/><text:alphabetical-index-mark-end text:id="IMark91885112"/><text:alphabetical-index-mark-end text:id="IMark99224728"/><text:alphabetical-index-mark-end text:id="IMark88251960"/> <text:span text:style-name="T72">if performed against a </text:span><text:alphabetical-index-mark-start text:id="IMark98246664"/><text:alphabetical-index-mark-start text:id="IMark88148216"/><text:alphabetical-index-mark-start text:id="IMark99200040"/><text:alphabetical-index-mark-start text:id="IMark93389672"/><text:span text:style-name="T72">.db</text:span><text:alphabetical-index-mark-end text:id="IMark93389672"/><text:alphabetical-index-mark-end text:id="IMark99200040"/><text:alphabetical-index-mark-end text:id="IMark88148216"/><text:alphabetical-index-mark-end text:id="IMark98246664"/><text:span text:style-name="T72"> </text:span><text:alphabetical-index-mark-start text:id="IMark92825880"/><text:alphabetical-index-mark-start text:id="IMark90386520"/><text:alphabetical-index-mark-start text:id="IMark97209272"/><text:alphabetical-index-mark-start text:id="IMark96049240"/><text:span text:style-name="T72">file</text:span><text:alphabetical-index-mark-end text:id="IMark96049240"/><text:alphabetical-index-mark-end text:id="IMark97209272"/><text:alphabetical-index-mark-end text:id="IMark90386520"/><text:alphabetical-index-mark-end text:id="IMark92825880"/><text:span text:style-name="T72"> or an </text:span><text:alphabetical-index-mark-start text:id="IMark98233832"/><text:alphabetical-index-mark-start text:id="IMark101382824"/><text:alphabetical-index-mark-start text:id="IMark97657048"/><text:alphabetical-index-mark-start text:id="IMark100481240"/><text:span text:style-name="T72">HDFql</text:span><text:alphabetical-index-mark-end text:id="IMark100481240"/><text:alphabetical-index-mark-end text:id="IMark97657048"/><text:alphabetical-index-mark-end text:id="IMark101382824"/><text:alphabetical-index-mark-end text:id="IMark98233832"/><text:span text:style-name="T72"> </text:span><text:alphabetical-index-mark-start text:id="IMark88152200"/><text:alphabetical-index-mark-start text:id="IMark95563976"/><text:alphabetical-index-mark-start text:id="IMark89000968"/><text:alphabetical-index-mark-start text:id="IMark92095816"/><text:span text:style-name="T72">query</text:span><text:alphabetical-index-mark-end text:id="IMark92095816"/><text:alphabetical-index-mark-end text:id="IMark89000968"/><text:alphabetical-index-mark-end text:id="IMark95563976"/><text:alphabetical-index-mark-end text:id="IMark88152200"/><text:span text:style-name="T72"> performed agains a </text:span><text:alphabetical-index-mark-start text:id="IMark92871112"/><text:alphabetical-index-mark-start text:id="IMark93399592"/><text:alphabetical-index-mark-start text:id="IMark91096856"/><text:alphabetical-index-mark-start text:id="IMark92340664"/><text:span text:style-name="T72">.h5</text:span><text:alphabetical-index-mark-end text:id="IMark92340664"/><text:alphabetical-index-mark-end text:id="IMark91096856"/><text:alphabetical-index-mark-end text:id="IMark93399592"/><text:alphabetical-index-mark-end text:id="IMark92871112"/><text:span text:style-name="T72"> </text:span><text:alphabetical-index-mark-start text:id="IMark81532696"/><text:alphabetical-index-mark-start text:id="IMark79540824"/><text:alphabetical-index-mark-start text:id="IMark100511464"/><text:alphabetical-index-mark-start text:id="IMark92380552"/><text:span text:style-name="T72">database</text:span><text:alphabetical-index-mark-end text:id="IMark92380552"/><text:alphabetical-index-mark-end text:id="IMark100511464"/><text:alphabetical-index-mark-end text:id="IMark79540824"/><text:alphabetical-index-mark-end text:id="IMark81532696"/>.</text:p>
      <text:p text:style-name="P30"/>
      <text:p text:style-name="P34">For example:</text:p>
      <text:p text:style-name="P34"/>
      <text:p text:style-name="P34"><text:soft-page-break/><text:span text:style-name="T23">./</text:span><text:alphabetical-index-mark-start text:id="IMark96729432"/><text:alphabetical-index-mark-start text:id="IMark97666344"/><text:alphabetical-index-mark-start text:id="IMark97275336"/><text:alphabetical-index-mark-start text:id="IMark99439544"/><text:alphabetical-index-mark-start text:id="IMark99438216"/><text:alphabetical-index-mark-start text:id="IMark93337704"/><text:alphabetical-index-mark-start text:id="IMark93340360"/><text:alphabetical-index-mark-start text:id="IMark97659704"/><text:alphabetical-index-mark-start text:id="IMark97662360"/><text:alphabetical-index-mark-start text:id="IMark99923864"/><text:alphabetical-index-mark-start text:id="IMark99918552"/><text:alphabetical-index-mark-start text:id="IMark99937144"/><text:alphabetical-index-mark-start text:id="IMark72362984"/><text:alphabetical-index-mark-start text:id="IMark93361752"/><text:alphabetical-index-mark-start text:id="IMark95445544"/><text:alphabetical-index-mark-start text:id="IMark99929176"/><text:alphabetical-index-mark-start text:id="IMark97655720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span text:style-name="T23">sql</text:span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5720"/><text:alphabetical-index-mark-end text:id="IMark99929176"/><text:alphabetical-index-mark-end text:id="IMark95445544"/><text:alphabetical-index-mark-end text:id="IMark93361752"/><text:alphabetical-index-mark-end text:id="IMark72362984"/><text:alphabetical-index-mark-end text:id="IMark99937144"/><text:alphabetical-index-mark-end text:id="IMark99918552"/><text:alphabetical-index-mark-end text:id="IMark99923864"/><text:alphabetical-index-mark-end text:id="IMark97662360"/><text:alphabetical-index-mark-end text:id="IMark97659704"/><text:alphabetical-index-mark-end text:id="IMark93340360"/><text:alphabetical-index-mark-end text:id="IMark93337704"/><text:alphabetical-index-mark-end text:id="IMark99438216"/><text:alphabetical-index-mark-end text:id="IMark99439544"/><text:alphabetical-index-mark-end text:id="IMark97275336"/><text:alphabetical-index-mark-end text:id="IMark97666344"/><text:alphabetical-index-mark-end text:id="IMark96729432"/><text:span text:style-name="T23">p </text:span><text:alphabetical-index-mark-start text:id="IMark91424776"/><text:alphabetical-index-mark-start text:id="IMark99715304"/><text:alphabetical-index-mark-start text:id="IMark97264712"/><text:alphabetical-index-mark-start text:id="IMark97263384"/><text:alphabetical-index-mark-start text:id="IMark100459384"/><text:alphabetical-index-mark-start text:id="IMark88251960"/><text:alphabetical-index-mark-start text:id="IMark99224728"/><text:alphabetical-index-mark-start text:id="IMark91885112"/><text:alphabetical-index-mark-start text:id="IMark97141448"/><text:alphabetical-index-mark-start text:id="IMark90857528"/><text:alphabetical-index-mark-start text:id="IMark88573976"/><text:span text:style-name="T23">your_</text:span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101380296"/><text:alphabetical-index-mark-start text:id="IMark99927848"/><text:alphabetical-index-mark-start text:id="IMark99925192"/><text:alphabetical-index-mark-start text:id="IMark99930504"/><text:alphabetical-index-mark-start text:id="IMark99933160"/><text:alphabetical-index-mark-start text:id="IMark99935816"/><text:alphabetical-index-mark-start text:id="IMark95393592"/><text:span text:style-name="T23">database</text:span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99925192"/><text:alphabetical-index-mark-end text:id="IMark99927848"/><text:alphabetical-index-mark-end text:id="IMark10138029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88573976"/><text:alphabetical-index-mark-end text:id="IMark90857528"/><text:alphabetical-index-mark-end text:id="IMark97141448"/><text:alphabetical-index-mark-end text:id="IMark91885112"/><text:alphabetical-index-mark-end text:id="IMark99224728"/><text:alphabetical-index-mark-end text:id="IMark88251960"/><text:alphabetical-index-mark-end text:id="IMark100459384"/><text:alphabetical-index-mark-end text:id="IMark97263384"/><text:alphabetical-index-mark-end text:id="IMark97264712"/><text:alphabetical-index-mark-end text:id="IMark99715304"/><text:alphabetical-index-mark-end text:id="IMark91424776"/><text:alphabetical-index-mark-start text:id="IMark95396248"/><text:alphabetical-index-mark-start text:id="IMark93332392"/><text:alphabetical-index-mark-start text:id="IMark93300600"/><text:alphabetical-index-mark-start text:id="IMark79459848"/><text:span text:style-name="T23">.</text:span><text:span text:style-name="T33">db</text:span><text:alphabetical-index-mark-end text:id="IMark79459848"/><text:alphabetical-index-mark-end text:id="IMark93300600"/><text:alphabetical-index-mark-end text:id="IMark93332392"/><text:alphabetical-index-mark-end text:id="IMark95396248"/><text:span text:style-name="T23"> “</text:span><text:alphabetical-index-mark-start text:id="IMark101324488"/><text:alphabetical-index-mark-start text:id="IMark96997960"/><text:alphabetical-index-mark-start text:id="IMark91098088"/><text:alphabetical-index-mark-start text:id="IMark99444856"/><text:alphabetical-index-mark-start text:id="IMark100508808"/><text:alphabetical-index-mark-start text:id="IMark100510136"/><text:alphabetical-index-mark-start text:id="IMark87229288"/><text:alphabetical-index-mark-start text:id="IMark98256056"/><text:alphabetical-index-mark-start text:id="IMark99921208"/><text:alphabetical-index-mark-start text:id="IMark99931832"/><text:alphabetical-index-mark-start text:id="IMark95397576"/><text:span text:style-name="T23">SELECT</text:span><text:alphabetical-index-mark-end text:id="IMark95397576"/><text:alphabetical-index-mark-end text:id="IMark99931832"/><text:alphabetical-index-mark-end text:id="IMark99921208"/><text:alphabetical-index-mark-end text:id="IMark98256056"/><text:alphabetical-index-mark-end text:id="IMark87229288"/><text:alphabetical-index-mark-end text:id="IMark100510136"/><text:alphabetical-index-mark-end text:id="IMark100508808"/><text:alphabetical-index-mark-end text:id="IMark99444856"/><text:alphabetical-index-mark-end text:id="IMark91098088"/><text:alphabetical-index-mark-end text:id="IMark96997960"/><text:alphabetical-index-mark-end text:id="IMark101324488"/><text:span text:style-name="T23"> * FROM </text:span><text:alphabetical-index-mark-start text:id="IMark97667672"/><text:alphabetical-index-mark-start text:id="IMark96773144"/><text:alphabetical-index-mark-start text:id="IMark98236488"/><text:alphabetical-index-mark-start text:id="IMark96464680"/><text:alphabetical-index-mark-start text:id="IMark88257480"/><text:alphabetical-index-mark-start text:id="IMark92700888"/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span text:style-name="T23">your_</text:span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7653064"/><text:span text:style-name="T23">table</text:span><text:alphabetical-index-mark-end text:id="IMark97653064"/>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alphabetical-index-mark-end text:id="IMark92700888"/><text:alphabetical-index-mark-end text:id="IMark88257480"/><text:alphabetical-index-mark-end text:id="IMark96464680"/><text:alphabetical-index-mark-end text:id="IMark98236488"/><text:alphabetical-index-mark-end text:id="IMark96773144"/><text:alphabetical-index-mark-end text:id="IMark97667672"/><text:span text:style-name="T23">_</text:span><text:span text:style-name="T24">1</text:span><text:span text:style-name="T23">;”</text:span> will send this <text:alphabetical-index-mark-start text:id="IMark99922536"/><text:alphabetical-index-mark-start text:id="IMark97844472"/><text:alphabetical-index-mark-start text:id="IMark91891944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SELECT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91891944"/><text:alphabetical-index-mark-end text:id="IMark97844472"/><text:alphabetical-index-mark-end text:id="IMark99922536"/> 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97670328"/><text:alphabetical-index-mark-start text:id="IMark96777128"/>query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 to <text:alphabetical-index-mark-start text:id="IMark101392936"/><text:alphabetical-index-mark-start text:id="IMark99440872"/><text:alphabetical-index-mark-start text:id="IMark97019384"/><text:alphabetical-index-mark-start text:id="IMark95937480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span text:style-name="T23">your_</text:span><text:alphabetical-index-mark-start text:id="IMark79559080"/><text:alphabetical-index-mark-start text:id="IMark98245336"/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span text:style-name="T23">database</text:span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8245336"/>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99440872"/><text:alphabetical-index-mark-end text:id="IMark101392936"/> and <text:alphabetical-index-mark-start text:id="IMark93335048"/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return<text:alphabetical-index-mark-end text:id="IMark87228056"/><text:alphabetical-index-mark-end text:id="IMark72271832"/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alphabetical-index-mark-end text:id="IMark93335048"/> the data of all records contained in <text:alphabetical-index-mark-start text:id="IMark96086968"/><text:alphabetical-index-mark-start text:id="IMark92479896"/><text:alphabetical-index-mark-start text:id="IMark98246664"/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alphabetical-index-mark-start text:id="IMark96049240"/><text:alphabetical-index-mark-start text:id="IMark98233832"/><text:span text:style-name="T23">your_</text:span><text:alphabetical-index-mark-start text:id="IMark101382824"/><text:alphabetical-index-mark-start text:id="IMark97657048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8249320"/><text:alphabetical-index-mark-start text:id="IMark92871112"/><text:alphabetical-index-mark-start text:id="IMark93399592"/><text:alphabetical-index-mark-start text:id="IMark91096856"/><text:span text:style-name="T23">table</text:span><text:alphabetical-index-mark-end text:id="IMark91096856"/><text:alphabetical-index-mark-end text:id="IMark93399592"/><text:alphabetical-index-mark-end text:id="IMark92871112"/><text:alphabetical-index-mark-end text:id="IMark98249320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7657048"/><text:alphabetical-index-mark-end text:id="IMark101382824"/><text:alphabetical-index-mark-end text:id="IMark98233832"/><text:alphabetical-index-mark-end text:id="IMark96049240"/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alphabetical-index-mark-end text:id="IMark98246664"/><text:alphabetical-index-mark-end text:id="IMark92479896"/><text:alphabetical-index-mark-end text:id="IMark96086968"/><text:span text:style-name="T23">_</text:span><text:span text:style-name="T24">1</text:span>. The <text:alphabetical-index-mark-start text:id="IMark92340664"/><text:alphabetical-index-mark-start text:id="IMark79540824"/><text:alphabetical-index-mark-start text:id="IMark81532696"/><text:alphabetical-index-mark-start text:id="IMark100511464"/><text:alphabetical-index-mark-start text:id="IMark92380552"/><text:alphabetical-index-mark-start text:id="IMark92493128"/><text:alphabetical-index-mark-start text:id="IMark91040008"/><text:alphabetical-index-mark-start text:id="IMark95510040"/><text:alphabetical-index-mark-start text:id="IMark96051896"/><text:alphabetical-index-mark-start text:id="IMark99926520"/><text:alphabetical-index-mark-start text:id="IMark97654392"/><text:alphabetical-index-mark-start text:id="IMark98091816"/><text:alphabetical-index-mark-start text:id="IMark95706664"/><text:alphabetical-index-mark-start text:id="IMark91113784"/><text:alphabetical-index-mark-start text:id="IMark91135912"/><text:alphabetical-index-mark-start text:id="IMark98371816"/><text:alphabetical-index-mark-start text:id="IMark100067608"/><text:alphabetical-index-mark-start text:id="IMark100066104"/><text:alphabetical-index-mark-start text:id="IMark100064600"/><text:alphabetical-index-mark-start text:id="IMark100063096"/><text:alphabetical-index-mark-start text:id="IMark100061592"/><text:alphabetical-index-mark-start text:id="IMark100060088"/>result<text:alphabetical-index-mark-end text:id="IMark100060088"/><text:alphabetical-index-mark-end text:id="IMark100061592"/><text:alphabetical-index-mark-end text:id="IMark100063096"/><text:alphabetical-index-mark-end text:id="IMark100064600"/><text:alphabetical-index-mark-end text:id="IMark100066104"/><text:alphabetical-index-mark-end text:id="IMark100067608"/><text:alphabetical-index-mark-end text:id="IMark98371816"/><text:alphabetical-index-mark-end text:id="IMark91135912"/><text:alphabetical-index-mark-end text:id="IMark91113784"/><text:alphabetical-index-mark-end text:id="IMark95706664"/><text:alphabetical-index-mark-end text:id="IMark98091816"/>s<text:alphabetical-index-mark-end text:id="IMark97654392"/><text:alphabetical-index-mark-end text:id="IMark99926520"/><text:alphabetical-index-mark-end text:id="IMark96051896"/><text:alphabetical-index-mark-end text:id="IMark95510040"/><text:alphabetical-index-mark-end text:id="IMark91040008"/><text:alphabetical-index-mark-end text:id="IMark92493128"/><text:alphabetical-index-mark-end text:id="IMark92380552"/><text:alphabetical-index-mark-end text:id="IMark100511464"/><text:alphabetical-index-mark-end text:id="IMark81532696"/><text:alphabetical-index-mark-end text:id="IMark79540824"/><text:alphabetical-index-mark-end text:id="IMark92340664"/> will be saved to <text:alphabetical-index-mark-start text:id="IMark100407800"/><text:alphabetical-index-mark-start text:id="IMark100406296"/><text:alphabetical-index-mark-start text:id="IMark100404792"/><text:alphabetical-index-mark-start text:id="IMark100403288"/><text:alphabetical-index-mark-start text:id="IMark100401784"/><text:alphabetical-index-mark-start text:id="IMark100400280"/><text:alphabetical-index-mark-start text:id="IMark100398776"/><text:alphabetical-index-mark-start text:id="IMark100397272"/><text:alphabetical-index-mark-start text:id="IMark100395768"/><text:alphabetical-index-mark-start text:id="IMark100394264"/><text:alphabetical-index-mark-start text:id="IMark100392760"/><text:alphabetical-index-mark-start text:id="IMark100391256"/><text:alphabetical-index-mark-start text:id="IMark100389752"/><text:alphabetical-index-mark-start text:id="IMark100388248"/><text:alphabetical-index-mark-start text:id="IMark100386744"/><text:alphabetical-index-mark-start text:id="IMark100385240"/><text:alphabetical-index-mark-start text:id="IMark100383736"/><text:alphabetical-index-mark-start text:id="IMark100781496"/><text:alphabetical-index-mark-start text:id="IMark100767144"/><text:alphabetical-index-mark-start text:id="IMark100765640"/><text:alphabetical-index-mark-start text:id="IMark100764136"/><text:alphabetical-index-mark-start text:id="IMark100762632"/><text:span text:style-name="T23">sql</text:span><text:alphabetical-index-mark-end text:id="IMark100762632"/><text:alphabetical-index-mark-end text:id="IMark100764136"/><text:alphabetical-index-mark-end text:id="IMark100765640"/><text:alphabetical-index-mark-end text:id="IMark100767144"/><text:alphabetical-index-mark-end text:id="IMark100781496"/><text:alphabetical-index-mark-end text:id="IMark100383736"/><text:alphabetical-index-mark-end text:id="IMark100385240"/><text:alphabetical-index-mark-end text:id="IMark100386744"/><text:alphabetical-index-mark-end text:id="IMark100388248"/><text:alphabetical-index-mark-end text:id="IMark100389752"/><text:alphabetical-index-mark-end text:id="IMark100391256"/><text:alphabetical-index-mark-end text:id="IMark100392760"/><text:alphabetical-index-mark-end text:id="IMark100394264"/><text:alphabetical-index-mark-end text:id="IMark100395768"/><text:alphabetical-index-mark-end text:id="IMark100397272"/><text:alphabetical-index-mark-end text:id="IMark100398776"/><text:alphabetical-index-mark-end text:id="IMark100400280"/><text:alphabetical-index-mark-end text:id="IMark100401784"/><text:alphabetical-index-mark-end text:id="IMark100403288"/><text:alphabetical-index-mark-end text:id="IMark100404792"/><text:alphabetical-index-mark-end text:id="IMark100406296"/><text:alphabetical-index-mark-end text:id="IMark100407800"/><text:span text:style-name="T23">_</text:span><text:alphabetical-index-mark-start text:id="IMark100761128"/><text:alphabetical-index-mark-start text:id="IMark100759624"/><text:alphabetical-index-mark-start text:id="IMark96073304"/><text:alphabetical-index-mark-start text:id="IMark96071800"/><text:alphabetical-index-mark-start text:id="IMark96070296"/><text:alphabetical-index-mark-start text:id="IMark96068792"/><text:alphabetical-index-mark-start text:id="IMark96067288"/><text:alphabetical-index-mark-start text:id="IMark96065784"/><text:alphabetical-index-mark-start text:id="IMark96063000"/><text:alphabetical-index-mark-start text:id="IMark96061496"/><text:alphabetical-index-mark-start text:id="IMark96059992"/><text:alphabetical-index-mark-start text:id="IMark96058488"/><text:alphabetical-index-mark-start text:id="IMark96056984"/><text:alphabetical-index-mark-start text:id="IMark92613464"/><text:alphabetical-index-mark-start text:id="IMark100070392"/><text:alphabetical-index-mark-start text:id="IMark98263496"/><text:alphabetical-index-mark-start text:id="IMark98261992"/><text:alphabetical-index-mark-start text:id="IMark98265000"/><text:alphabetical-index-mark-start text:id="IMark98272936"/><text:alphabetical-index-mark-start text:id="IMark98271432"/><text:alphabetical-index-mark-start text:id="IMark98274440"/><text:alphabetical-index-mark-start text:id="IMark98282376"/><text:span text:style-name="T23">result</text:span><text:alphabetical-index-mark-end text:id="IMark98282376"/><text:alphabetical-index-mark-end text:id="IMark98274440"/><text:alphabetical-index-mark-end text:id="IMark98271432"/><text:alphabetical-index-mark-end text:id="IMark98272936"/><text:alphabetical-index-mark-end text:id="IMark98265000"/><text:alphabetical-index-mark-end text:id="IMark98261992"/><text:alphabetical-index-mark-end text:id="IMark98263496"/><text:alphabetical-index-mark-end text:id="IMark100070392"/><text:alphabetical-index-mark-end text:id="IMark92613464"/><text:alphabetical-index-mark-end text:id="IMark96056984"/><text:alphabetical-index-mark-end text:id="IMark96058488"/><text:span text:style-name="T23">s</text:span><text:alphabetical-index-mark-end text:id="IMark96059992"/><text:alphabetical-index-mark-end text:id="IMark96061496"/><text:alphabetical-index-mark-end text:id="IMark96063000"/><text:alphabetical-index-mark-end text:id="IMark96065784"/><text:alphabetical-index-mark-end text:id="IMark96067288"/><text:alphabetical-index-mark-end text:id="IMark96068792"/><text:alphabetical-index-mark-end text:id="IMark96070296"/><text:alphabetical-index-mark-end text:id="IMark96071800"/><text:alphabetical-index-mark-end text:id="IMark96073304"/><text:alphabetical-index-mark-end text:id="IMark100759624"/><text:alphabetical-index-mark-end text:id="IMark100761128"/><text:alphabetical-index-mark-start text:id="IMark98280872"/><text:alphabetical-index-mark-start text:id="IMark98283880"/><text:alphabetical-index-mark-start text:id="IMark97721528"/><text:alphabetical-index-mark-start text:id="IMark97720024"/><text:alphabetical-index-mark-start text:id="IMark97723032"/><text:alphabetical-index-mark-start text:id="IMark97730968"/><text:alphabetical-index-mark-start text:id="IMark97729464"/><text:alphabetical-index-mark-start text:id="IMark97732472"/><text:alphabetical-index-mark-start text:id="IMark97740408"/><text:alphabetical-index-mark-start text:id="IMark97738904"/><text:alphabetical-index-mark-start text:id="IMark92599288"/><text:span text:style-name="T23">.txt</text:span><text:alphabetical-index-mark-end text:id="IMark92599288"/><text:alphabetical-index-mark-end text:id="IMark97738904"/><text:alphabetical-index-mark-end text:id="IMark97740408"/><text:alphabetical-index-mark-end text:id="IMark97732472"/><text:alphabetical-index-mark-end text:id="IMark97729464"/><text:alphabetical-index-mark-end text:id="IMark97730968"/><text:alphabetical-index-mark-end text:id="IMark97723032"/><text:alphabetical-index-mark-end text:id="IMark97720024"/><text:alphabetical-index-mark-end text:id="IMark97721528"/><text:alphabetical-index-mark-end text:id="IMark98283880"/><text:alphabetical-index-mark-end text:id="IMark98280872"/>.</text:p>
      <text:p text:style-name="P30"/>
      <text:p text:style-name="P36"><text:span text:style-name="T23">./</text:span><text:alphabetical-index-mark-start text:id="IMark97264712"/><text:alphabetical-index-mark-start text:id="IMark97263384"/><text:alphabetical-index-mark-start text:id="IMark100459384"/><text:alphabetical-index-mark-start text:id="IMark88251960"/><text:alphabetical-index-mark-start text:id="IMark99224728"/><text:alphabetical-index-mark-start text:id="IMark91885112"/><text:alphabetical-index-mark-start text:id="IMark97141448"/><text:alphabetical-index-mark-start text:id="IMark90857528"/><text:alphabetical-index-mark-start text:id="IMark88573976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101380296"/><text:alphabetical-index-mark-start text:id="IMark99927848"/><text:alphabetical-index-mark-start text:id="IMark99925192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7666344"/><text:alphabetical-index-mark-start text:id="IMark97275336"/><text:span text:style-name="T23">sql</text:span><text:alphabetical-index-mark-end text:id="IMark97275336"/><text:alphabetical-index-mark-end text:id="IMark97666344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99925192"/><text:alphabetical-index-mark-end text:id="IMark99927848"/><text:alphabetical-index-mark-end text:id="IMark10138029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88573976"/><text:alphabetical-index-mark-end text:id="IMark90857528"/><text:alphabetical-index-mark-end text:id="IMark97141448"/><text:alphabetical-index-mark-end text:id="IMark91885112"/><text:alphabetical-index-mark-end text:id="IMark99224728"/><text:alphabetical-index-mark-end text:id="IMark88251960"/><text:alphabetical-index-mark-end text:id="IMark100459384"/><text:alphabetical-index-mark-end text:id="IMark97263384"/><text:alphabetical-index-mark-end text:id="IMark97264712"/><text:span text:style-name="T23">p </text:span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99439544"/><text:alphabetical-index-mark-start text:id="IMark99438216"/><text:alphabetical-index-mark-start text:id="IMark101324488"/><text:alphabetical-index-mark-start text:id="IMark96997960"/><text:alphabetical-index-mark-start text:id="IMark91098088"/><text:alphabetical-index-mark-start text:id="IMark99444856"/><text:alphabetical-index-mark-start text:id="IMark100508808"/><text:span text:style-name="T23">your_</text:span><text:alphabetical-index-mark-start text:id="IMark100510136"/><text:alphabetical-index-mark-start text:id="IMark87229288"/><text:alphabetical-index-mark-start text:id="IMark98256056"/><text:alphabetical-index-mark-start text:id="IMark99921208"/><text:alphabetical-index-mark-start text:id="IMark99931832"/><text:alphabetical-index-mark-start text:id="IMark95397576"/><text:alphabetical-index-mark-start text:id="IMark93337704"/><text:alphabetical-index-mark-start text:id="IMark93340360"/><text:alphabetical-index-mark-start text:id="IMark97659704"/><text:alphabetical-index-mark-start text:id="IMark97667672"/><text:alphabetical-index-mark-start text:id="IMark96773144"/><text:span text:style-name="T23">database</text:span><text:alphabetical-index-mark-end text:id="IMark96773144"/><text:alphabetical-index-mark-end text:id="IMark97667672"/><text:alphabetical-index-mark-end text:id="IMark97659704"/><text:alphabetical-index-mark-end text:id="IMark93340360"/><text:alphabetical-index-mark-end text:id="IMark93337704"/><text:alphabetical-index-mark-end text:id="IMark95397576"/><text:alphabetical-index-mark-end text:id="IMark99931832"/><text:alphabetical-index-mark-end text:id="IMark99921208"/><text:alphabetical-index-mark-end text:id="IMark98256056"/><text:alphabetical-index-mark-end text:id="IMark87229288"/><text:alphabetical-index-mark-end text:id="IMark100510136"/><text:alphabetical-index-mark-end text:id="IMark100508808"/><text:alphabetical-index-mark-end text:id="IMark99444856"/><text:alphabetical-index-mark-end text:id="IMark91098088"/><text:alphabetical-index-mark-end text:id="IMark96997960"/><text:alphabetical-index-mark-end text:id="IMark101324488"/><text:alphabetical-index-mark-end text:id="IMark99438216"/><text:alphabetical-index-mark-end text:id="IMark99439544"/><text:alphabetical-index-mark-end text:id="IMark79459848"/><text:alphabetical-index-mark-end text:id="IMark93300600"/><text:alphabetical-index-mark-end text:id="IMark93332392"/><text:alphabetical-index-mark-end text:id="IMark95396248"/><text:alphabetical-index-mark-start text:id="IMark98236488"/><text:alphabetical-index-mark-start text:id="IMark96464680"/><text:alphabetical-index-mark-start text:id="IMark88257480"/><text:alphabetical-index-mark-start text:id="IMark92700888"/><text:span text:style-name="T23">.</text:span><text:span text:style-name="T33">db</text:span><text:alphabetical-index-mark-end text:id="IMark92700888"/><text:alphabetical-index-mark-end text:id="IMark88257480"/><text:alphabetical-index-mark-end text:id="IMark96464680"/><text:alphabetical-index-mark-end text:id="IMark98236488"/><text:span text:style-name="T23"> “</text:span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span text:style-name="T23">SELECT</text:span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span text:style-name="T23"> * FROM </text:span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7653064"/><text:alphabetical-index-mark-start text:id="IMark97662360"/><text:alphabetical-index-mark-start text:id="IMark99923864"/><text:alphabetical-index-mark-start text:id="IMark99918552"/><text:alphabetical-index-mark-start text:id="IMark101289224"/><text:alphabetical-index-mark-start text:id="IMark92063784"/><text:alphabetical-index-mark-start text:id="IMark87231752"/><text:span text:style-name="T23">your_</text:span><text:alphabetical-index-mark-start text:id="IMark100037704"/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span text:style-name="T23">table</text:span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9918552"/><text:alphabetical-index-mark-end text:id="IMark99923864"/><text:alphabetical-index-mark-end text:id="IMark97662360"/><text:alphabetical-index-mark-end text:id="IMark97653064"/><text:alphabetical-index-mark-end text:id="IMark97665016"/><text:alphabetical-index-mark-end text:id="IMark101410760"/><text:alphabetical-index-mark-end text:id="IMark96738728"/><text:alphabetical-index-mark-end text:id="IMark96336456"/><text:span text:style-name="T23">_</text:span><text:span text:style-name="T24">1</text:span><text:span text:style-name="T23">;</text:span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99937144"/><text:alphabetical-index-mark-start text:id="IMark72362984"/><text:alphabetical-index-mark-start text:id="IMark93335048"/><text:span text:style-name="T23">SELECT</text:span><text:alphabetical-index-mark-end text:id="IMark93335048"/><text:alphabetical-index-mark-end text:id="IMark72362984"/><text:alphabetical-index-mark-end text:id="IMark9993714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span text:style-name="T23"> * FROM </text:span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<text:alphabetical-index-mark-start text:id="IMark101392936"/><text:span text:style-name="T23">your_</text:span><text:alphabetical-index-mark-start text:id="IMark99440872"/><text:alphabetical-index-mark-start text:id="IMark97019384"/><text:alphabetical-index-mark-start text:id="IMark95937480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alphabetical-index-mark-start text:id="IMark79559080"/><text:span text:style-name="T23">table</text:span>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99440872"/><text:alphabetical-index-mark-end text:id="IMark101392936"/><text:alphabetical-index-mark-end text:id="IMark87228056"/><text:alphabetical-index-mark-end text:id="IMark72271832"/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span text:style-name="T23">_</text:span><text:span text:style-name="T24">2</text:span><text:span text:style-name="T23">;”</text:span> will send <text:s/><text:span text:style-name="T34">both </text:span><text:alphabetical-index-mark-start text:id="IMark98245336"/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alphabetical-index-mark-start text:id="IMark93361752"/><text:span text:style-name="T34">SELECT</text:span><text:alphabetical-index-mark-end text:id="IMark93361752"/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87218216"/><text:alphabetical-index-mark-end text:id="IMark92487816"/><text:alphabetical-index-mark-end text:id="IMark95414792"/><text:alphabetical-index-mark-end text:id="IMark98245336"/><text:span text:style-name="T34"> </text:span><text:alphabetical-index-mark-start text:id="IMark95445544"/><text:alphabetical-index-mark-start text:id="IMark96086968"/><text:alphabetical-index-mark-start text:id="IMark92479896"/><text:alphabetical-index-mark-start text:id="IMark98246664"/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alphabetical-index-mark-start text:id="IMark96049240"/><text:span text:style-name="T34">queries</text:span><text:alphabetical-index-mark-end text:id="IMark96049240"/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alphabetical-index-mark-end text:id="IMark98246664"/><text:alphabetical-index-mark-end text:id="IMark92479896"/><text:alphabetical-index-mark-end text:id="IMark96086968"/><text:alphabetical-index-mark-end text:id="IMark95445544"/><text:span text:style-name="T34"> (</text:span><text:alphabetical-index-mark-start text:id="IMark98233832"/><text:alphabetical-index-mark-start text:id="IMark101382824"/><text:alphabetical-index-mark-start text:id="IMark97657048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8249320"/><text:alphabetical-index-mark-start text:id="IMark92871112"/><text:alphabetical-index-mark-start text:id="IMark93399592"/><text:span text:style-name="T34">composite</text:span><text:alphabetical-index-mark-end text:id="IMark93399592"/><text:alphabetical-index-mark-end text:id="IMark92871112"/><text:alphabetical-index-mark-end text:id="IMark98249320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7657048"/><text:alphabetical-index-mark-end text:id="IMark101382824"/><text:alphabetical-index-mark-end text:id="IMark98233832"/><text:span text:style-name="T34"> </text:span><text:alphabetical-index-mark-start text:id="IMark91096856"/><text:alphabetical-index-mark-start text:id="IMark99929176"/><text:alphabetical-index-mark-start text:id="IMark97655720"/><text:alphabetical-index-mark-start text:id="IMark92340664"/><text:alphabetical-index-mark-start text:id="IMark79540824"/><text:alphabetical-index-mark-start text:id="IMark81532696"/><text:alphabetical-index-mark-start text:id="IMark100511464"/><text:alphabetical-index-mark-start text:id="IMark92380552"/><text:alphabetical-index-mark-start text:id="IMark92493128"/><text:alphabetical-index-mark-start text:id="IMark91040008"/><text:alphabetical-index-mark-start text:id="IMark95510040"/><text:span text:style-name="T34">query</text:span><text:alphabetical-index-mark-end text:id="IMark95510040"/><text:alphabetical-index-mark-end text:id="IMark91040008"/><text:alphabetical-index-mark-end text:id="IMark92493128"/><text:alphabetical-index-mark-end text:id="IMark92380552"/><text:alphabetical-index-mark-end text:id="IMark100511464"/><text:alphabetical-index-mark-end text:id="IMark81532696"/><text:alphabetical-index-mark-end text:id="IMark79540824"/><text:alphabetical-index-mark-end text:id="IMark92340664"/><text:alphabetical-index-mark-end text:id="IMark97655720"/><text:alphabetical-index-mark-end text:id="IMark99929176"/><text:alphabetical-index-mark-end text:id="IMark91096856"/><text:span text:style-name="T34">) to </text:span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alphabetical-index-mark-start text:id="IMark96729432"/><text:alphabetical-index-mark-start text:id="IMark99715304"/><text:alphabetical-index-mark-start text:id="IMark91424776"/><text:span text:style-name="T24">your_</text:span><text:alphabetical-index-mark-start text:id="IMark99818568"/><text:alphabetical-index-mark-start text:id="IMark97741912"/><text:alphabetical-index-mark-start text:id="IMark100776824"/><text:alphabetical-index-mark-start text:id="IMark100779160"/><text:alphabetical-index-mark-start text:id="IMark96078712"/><text:alphabetical-index-mark-start text:id="IMark96081048"/><text:alphabetical-index-mark-start text:id="IMark100756536"/><text:alphabetical-index-mark-start text:id="IMark100768648"/><text:alphabetical-index-mark-start text:id="IMark100770984"/><text:alphabetical-index-mark-start text:id="IMark100773320"/><text:alphabetical-index-mark-start text:id="IMark100051464"/><text:span text:style-name="T24">database</text:span><text:alphabetical-index-mark-end text:id="IMark100051464"/><text:alphabetical-index-mark-end text:id="IMark100773320"/><text:alphabetical-index-mark-end text:id="IMark100770984"/><text:alphabetical-index-mark-end text:id="IMark100768648"/><text:alphabetical-index-mark-end text:id="IMark100756536"/><text:alphabetical-index-mark-end text:id="IMark96081048"/><text:alphabetical-index-mark-end text:id="IMark96078712"/><text:alphabetical-index-mark-end text:id="IMark100779160"/><text:alphabetical-index-mark-end text:id="IMark100776824"/><text:alphabetical-index-mark-end text:id="IMark97741912"/><text:alphabetical-index-mark-end text:id="IMark99818568"/><text:alphabetical-index-mark-end text:id="IMark91424776"/><text:alphabetical-index-mark-end text:id="IMark99715304"/><text:alphabetical-index-mark-end text:id="IMark96729432"/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<text:span text:style-name="T34">, and </text:span><text:alphabetical-index-mark-start text:id="IMark96321240"/><text:alphabetical-index-mark-start text:id="IMark92607656"/><text:alphabetical-index-mark-start text:id="IMark92609992"/><text:alphabetical-index-mark-start text:id="IMark96076376"/><text:alphabetical-index-mark-start text:id="IMark99798888"/><text:alphabetical-index-mark-start text:id="IMark99791496"/><text:alphabetical-index-mark-start text:id="IMark100052696"/><text:alphabetical-index-mark-start text:id="IMark100456248"/><text:alphabetical-index-mark-start text:id="IMark100454744"/><text:alphabetical-index-mark-start text:id="IMark100453240"/><text:alphabetical-index-mark-start text:id="IMark100451736"/><text:alphabetical-index-mark-start text:id="IMark100450232"/><text:alphabetical-index-mark-start text:id="IMark100448728"/><text:alphabetical-index-mark-start text:id="IMark100433672"/><text:alphabetical-index-mark-start text:id="IMark100432168"/><text:alphabetical-index-mark-start text:id="IMark100430664"/><text:alphabetical-index-mark-start text:id="IMark100429160"/><text:alphabetical-index-mark-start text:id="IMark97748664"/><text:alphabetical-index-mark-start text:id="IMark97745880"/><text:alphabetical-index-mark-start text:id="IMark99809976"/><text:alphabetical-index-mark-start text:id="IMark99817896"/><text:alphabetical-index-mark-start text:id="IMark97723784"/><text:span text:style-name="T24">sql</text:span><text:alphabetical-index-mark-end text:id="IMark97723784"/><text:alphabetical-index-mark-end text:id="IMark99817896"/><text:alphabetical-index-mark-end text:id="IMark99809976"/><text:alphabetical-index-mark-end text:id="IMark97745880"/><text:alphabetical-index-mark-end text:id="IMark97748664"/><text:alphabetical-index-mark-end text:id="IMark100429160"/><text:alphabetical-index-mark-end text:id="IMark100430664"/><text:alphabetical-index-mark-end text:id="IMark100432168"/><text:alphabetical-index-mark-end text:id="IMark100433672"/><text:alphabetical-index-mark-end text:id="IMark100448728"/><text:alphabetical-index-mark-end text:id="IMark100450232"/><text:alphabetical-index-mark-end text:id="IMark100451736"/><text:alphabetical-index-mark-end text:id="IMark100453240"/><text:alphabetical-index-mark-end text:id="IMark100454744"/><text:alphabetical-index-mark-end text:id="IMark100456248"/><text:alphabetical-index-mark-end text:id="IMark100052696"/><text:alphabetical-index-mark-end text:id="IMark99791496"/><text:alphabetical-index-mark-end text:id="IMark99798888"/><text:alphabetical-index-mark-end text:id="IMark96076376"/><text:alphabetical-index-mark-end text:id="IMark92609992"/><text:alphabetical-index-mark-end text:id="IMark92607656"/><text:alphabetical-index-mark-end text:id="IMark96321240"/><text:span text:style-name="T24">_</text:span><text:alphabetical-index-mark-start text:id="IMark91955080"/><text:alphabetical-index-mark-start text:id="IMark91953576"/><text:alphabetical-index-mark-start text:id="IMark91952072"/><text:alphabetical-index-mark-start text:id="IMark91950568"/><text:alphabetical-index-mark-start text:id="IMark91949064"/><text:alphabetical-index-mark-start text:id="IMark91947560"/><text:alphabetical-index-mark-start text:id="IMark100283832"/><text:alphabetical-index-mark-start text:id="IMark100268776"/><text:alphabetical-index-mark-start text:id="IMark100267272"/><text:alphabetical-index-mark-start text:id="IMark100265768"/><text:alphabetical-index-mark-start text:id="IMark100264264"/><text:alphabetical-index-mark-start text:id="IMark100262760"/><text:alphabetical-index-mark-start text:id="IMark100261256"/><text:alphabetical-index-mark-start text:id="IMark100259752"/><text:alphabetical-index-mark-start text:id="IMark100258248"/><text:alphabetical-index-mark-start text:id="IMark100255464"/><text:alphabetical-index-mark-start text:id="IMark100253960"/><text:alphabetical-index-mark-start text:id="IMark90478600"/><text:alphabetical-index-mark-start text:id="IMark91969384"/><text:alphabetical-index-mark-start text:id="IMark97603416"/><text:alphabetical-index-mark-start text:id="IMark97601912"/><text:alphabetical-index-mark-start text:id="IMark97600408"/><text:span text:style-name="T24">result</text:span><text:alphabetical-index-mark-end text:id="IMark97600408"/><text:alphabetical-index-mark-end text:id="IMark97601912"/><text:alphabetical-index-mark-end text:id="IMark97603416"/><text:alphabetical-index-mark-end text:id="IMark91969384"/><text:alphabetical-index-mark-end text:id="IMark90478600"/><text:alphabetical-index-mark-end text:id="IMark100253960"/><text:alphabetical-index-mark-end text:id="IMark100255464"/><text:alphabetical-index-mark-end text:id="IMark100258248"/><text:alphabetical-index-mark-end text:id="IMark100259752"/><text:alphabetical-index-mark-end text:id="IMark100261256"/><text:alphabetical-index-mark-end text:id="IMark100262760"/><text:span text:style-name="T24">s</text:span><text:alphabetical-index-mark-end text:id="IMark100264264"/><text:alphabetical-index-mark-end text:id="IMark100265768"/><text:alphabetical-index-mark-end text:id="IMark100267272"/><text:alphabetical-index-mark-end text:id="IMark100268776"/><text:alphabetical-index-mark-end text:id="IMark100283832"/><text:alphabetical-index-mark-end text:id="IMark91947560"/><text:alphabetical-index-mark-end text:id="IMark91949064"/><text:alphabetical-index-mark-end text:id="IMark91950568"/><text:alphabetical-index-mark-end text:id="IMark91952072"/><text:alphabetical-index-mark-end text:id="IMark91953576"/><text:alphabetical-index-mark-end text:id="IMark91955080"/><text:alphabetical-index-mark-start text:id="IMark97598904"/><text:alphabetical-index-mark-start text:id="IMark97597400"/><text:alphabetical-index-mark-start text:id="IMark97595896"/><text:alphabetical-index-mark-start text:id="IMark97594392"/><text:alphabetical-index-mark-start text:id="IMark97592888"/><text:alphabetical-index-mark-start text:id="IMark97591384"/><text:alphabetical-index-mark-start text:id="IMark97589880"/><text:alphabetical-index-mark-start text:id="IMark97588376"/><text:alphabetical-index-mark-start text:id="IMark97604920"/><text:alphabetical-index-mark-start text:id="IMark88201384"/><text:alphabetical-index-mark-start text:id="IMark88199880"/><text:span text:style-name="T24">.txt</text:span><text:alphabetical-index-mark-end text:id="IMark88199880"/><text:alphabetical-index-mark-end text:id="IMark88201384"/><text:alphabetical-index-mark-end text:id="IMark97604920"/><text:alphabetical-index-mark-end text:id="IMark97588376"/><text:alphabetical-index-mark-end text:id="IMark97589880"/><text:alphabetical-index-mark-end text:id="IMark97591384"/><text:alphabetical-index-mark-end text:id="IMark97592888"/><text:alphabetical-index-mark-end text:id="IMark97594392"/><text:alphabetical-index-mark-end text:id="IMark97595896"/><text:alphabetical-index-mark-end text:id="IMark97597400"/><text:alphabetical-index-mark-end text:id="IMark97598904"/><text:span text:style-name="T34"> will store the </text:span><text:alphabetical-index-mark-start text:id="IMark88198376"/><text:alphabetical-index-mark-start text:id="IMark88196872"/><text:alphabetical-index-mark-start text:id="IMark88194088"/><text:alphabetical-index-mark-start text:id="IMark92429128"/><text:alphabetical-index-mark-start text:id="IMark92427624"/><text:alphabetical-index-mark-start text:id="IMark92426120"/><text:alphabetical-index-mark-start text:id="IMark92424616"/><text:alphabetical-index-mark-start text:id="IMark92423112"/><text:alphabetical-index-mark-start text:id="IMark92421608"/><text:alphabetical-index-mark-start text:id="IMark92420104"/><text:alphabetical-index-mark-start text:id="IMark97605672"/><text:alphabetical-index-mark-start text:id="IMark95706664"/><text:alphabetical-index-mark-start text:id="IMark91135912"/><text:alphabetical-index-mark-start text:id="IMark100067608"/><text:alphabetical-index-mark-start text:id="IMark100064600"/><text:alphabetical-index-mark-start text:id="IMark100061592"/><text:alphabetical-index-mark-start text:id="IMark100070392"/><text:alphabetical-index-mark-start text:id="IMark98274440"/><text:alphabetical-index-mark-start text:id="IMark99270184"/><text:alphabetical-index-mark-start text:id="IMark99265672"/><text:alphabetical-index-mark-start text:id="IMark96070296"/><text:alphabetical-index-mark-start text:id="IMark93045752"/><text:span text:style-name="T34">result</text:span><text:alphabetical-index-mark-end text:id="IMark93045752"/><text:alphabetical-index-mark-end text:id="IMark96070296"/><text:alphabetical-index-mark-end text:id="IMark99265672"/><text:alphabetical-index-mark-end text:id="IMark99270184"/><text:alphabetical-index-mark-end text:id="IMark98274440"/><text:alphabetical-index-mark-end text:id="IMark100070392"/><text:alphabetical-index-mark-end text:id="IMark100061592"/><text:alphabetical-index-mark-end text:id="IMark100064600"/><text:alphabetical-index-mark-end text:id="IMark100067608"/><text:alphabetical-index-mark-end text:id="IMark91135912"/><text:alphabetical-index-mark-end text:id="IMark95706664"/><text:span text:style-name="T34">s</text:span><text:alphabetical-index-mark-end text:id="IMark97605672"/><text:alphabetical-index-mark-end text:id="IMark92420104"/><text:alphabetical-index-mark-end text:id="IMark92421608"/><text:alphabetical-index-mark-end text:id="IMark92423112"/><text:alphabetical-index-mark-end text:id="IMark92424616"/><text:alphabetical-index-mark-end text:id="IMark92426120"/><text:alphabetical-index-mark-end text:id="IMark92427624"/><text:alphabetical-index-mark-end text:id="IMark92429128"/><text:alphabetical-index-mark-end text:id="IMark88194088"/><text:alphabetical-index-mark-end text:id="IMark88196872"/><text:alphabetical-index-mark-end text:id="IMark88198376"/><text:span text:style-name="T34"> of both </text:span><text:alphabetical-index-mark-start text:id="IMark93041240"/><text:alphabetical-index-mark-start text:id="IMark98280872"/><text:alphabetical-index-mark-start text:id="IMark97732472"/><text:alphabetical-index-mark-start text:id="IMark95693640"/><text:alphabetical-index-mark-start text:id="IMark100447976"/><text:alphabetical-index-mark-start text:id="IMark100616584"/><text:alphabetical-index-mark-start text:id="IMark100617912"/><text:alphabetical-index-mark-start text:id="IMark100619240"/><text:alphabetical-index-mark-start text:id="IMark100620568"/><text:alphabetical-index-mark-start text:id="IMark100621896"/><text:alphabetical-index-mark-start text:id="IMark100623224"/><text:span text:style-name="T34">queries</text:span><text:alphabetical-index-mark-end text:id="IMark100623224"/><text:alphabetical-index-mark-end text:id="IMark100621896"/><text:alphabetical-index-mark-end text:id="IMark100620568"/><text:alphabetical-index-mark-end text:id="IMark100619240"/><text:alphabetical-index-mark-end text:id="IMark100617912"/><text:alphabetical-index-mark-end text:id="IMark100616584"/><text:alphabetical-index-mark-end text:id="IMark100447976"/><text:alphabetical-index-mark-end text:id="IMark95693640"/><text:alphabetical-index-mark-end text:id="IMark97732472"/><text:alphabetical-index-mark-end text:id="IMark98280872"/><text:alphabetical-index-mark-end text:id="IMark93041240"/><text:span text:style-name="T34">.</text:span></text:p>
      <text:p text:style-name="P36"/>
      <text:p text:style-name="P36"><text:span text:style-name="T23">./</text:span><text:alphabetical-index-mark-start text:id="IMark91098088"/><text:alphabetical-index-mark-start text:id="IMark99444856"/><text:alphabetical-index-mark-start text:id="IMark100508808"/><text:alphabetical-index-mark-start text:id="IMark100510136"/><text:alphabetical-index-mark-start text:id="IMark87229288"/><text:alphabetical-index-mark-start text:id="IMark98256056"/><text:alphabetical-index-mark-start text:id="IMark99921208"/><text:alphabetical-index-mark-start text:id="IMark99931832"/><text:alphabetical-index-mark-start text:id="IMark95397576"/><text:alphabetical-index-mark-start text:id="IMark93337704"/><text:alphabetical-index-mark-start text:id="IMark93340360"/><text:alphabetical-index-mark-start text:id="IMark97659704"/><text:alphabetical-index-mark-start text:id="IMark97667672"/><text:alphabetical-index-mark-start text:id="IMark96773144"/><text:alphabetical-index-mark-start text:id="IMark100459384"/><text:alphabetical-index-mark-start text:id="IMark88251960"/><text:alphabetical-index-mark-start text:id="IMark98236488"/><text:alphabetical-index-mark-start text:id="IMark96464680"/><text:alphabetical-index-mark-start text:id="IMark88257480"/><text:alphabetical-index-mark-start text:id="IMark92700888"/><text:alphabetical-index-mark-start text:id="IMark99224728"/><text:alphabetical-index-mark-start text:id="IMark91885112"/><text:span text:style-name="T24">sql</text:span><text:alphabetical-index-mark-end text:id="IMark91885112"/><text:alphabetical-index-mark-end text:id="IMark99224728"/><text:alphabetical-index-mark-end text:id="IMark92700888"/><text:alphabetical-index-mark-end text:id="IMark88257480"/><text:alphabetical-index-mark-end text:id="IMark96464680"/><text:alphabetical-index-mark-end text:id="IMark98236488"/><text:alphabetical-index-mark-end text:id="IMark88251960"/><text:alphabetical-index-mark-end text:id="IMark100459384"/><text:alphabetical-index-mark-end text:id="IMark96773144"/><text:alphabetical-index-mark-end text:id="IMark97667672"/><text:alphabetical-index-mark-end text:id="IMark97659704"/><text:alphabetical-index-mark-end text:id="IMark93340360"/><text:alphabetical-index-mark-end text:id="IMark93337704"/><text:alphabetical-index-mark-end text:id="IMark95397576"/><text:alphabetical-index-mark-end text:id="IMark99931832"/><text:alphabetical-index-mark-end text:id="IMark99921208"/><text:alphabetical-index-mark-end text:id="IMark98256056"/><text:alphabetical-index-mark-end text:id="IMark87229288"/><text:alphabetical-index-mark-end text:id="IMark100510136"/><text:alphabetical-index-mark-end text:id="IMark100508808"/><text:alphabetical-index-mark-end text:id="IMark99444856"/><text:alphabetical-index-mark-end text:id="IMark91098088"/><text:span text:style-name="T24">p </text:span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span text:style-name="T24">your_</text:span><text:alphabetical-index-mark-start text:id="IMark97141448"/><text:alphabetical-index-mark-start text:id="IMark90857528"/><text:alphabetical-index-mark-start text:id="IMark88573976"/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7653064"/><text:alphabetical-index-mark-start text:id="IMark97662360"/><text:alphabetical-index-mark-start text:id="IMark99923864"/><text:alphabetical-index-mark-start text:id="IMark99918552"/><text:span text:style-name="T24">database</text:span><text:alphabetical-index-mark-end text:id="IMark99918552"/><text:alphabetical-index-mark-end text:id="IMark99923864"/><text:alphabetical-index-mark-end text:id="IMark97662360"/><text:alphabetical-index-mark-end text:id="IMark97653064"/>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88573976"/><text:alphabetical-index-mark-end text:id="IMark90857528"/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alphabetical-index-mark-start text:id="IMark101289224"/><text:alphabetical-index-mark-start text:id="IMark92063784"/><text:alphabetical-index-mark-start text:id="IMark87231752"/><text:alphabetical-index-mark-start text:id="IMark100037704"/><text:span text:style-name="T24">.</text:span><text:span text:style-name="T33">db</text:span><text:alphabetical-index-mark-end text:id="IMark100037704"/><text:alphabetical-index-mark-end text:id="IMark87231752"/><text:alphabetical-index-mark-end text:id="IMark92063784"/><text:alphabetical-index-mark-end text:id="IMark101289224"/><text:span text:style-name="T24"> your_</text:span><text:alphabetical-index-mark-start text:id="IMark95214664"/><text:alphabetical-index-mark-start text:id="IMark96775800"/><text:alphabetical-index-mark-start text:id="IMark100498984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alphabetical-index-mark-start text:id="IMark99481256"/><text:span text:style-name="T24">file</text:span><text:alphabetical-index-mark-end text:id="IMark99481256"/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498984"/><text:alphabetical-index-mark-end text:id="IMark96775800"/><text:alphabetical-index-mark-end text:id="IMark95214664"/><text:alphabetical-index-mark-start text:id="IMark93439544"/><text:alphabetical-index-mark-start text:id="IMark9597128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span text:style-name="T24">.</text:span><text:alphabetical-index-mark-start text:id="IMark99937144"/><text:alphabetical-index-mark-start text:id="IMark72362984"/><text:alphabetical-index-mark-start text:id="IMark93335048"/><text:alphabetical-index-mark-start text:id="IMark101380296"/><text:alphabetical-index-mark-start text:id="IMark99927848"/><text:alphabetical-index-mark-start text:id="IMark99925192"/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<text:alphabetical-index-mark-start text:id="IMark101392936"/><text:alphabetical-index-mark-start text:id="IMark99440872"/><text:alphabetical-index-mark-start text:id="IMark97019384"/><text:alphabetical-index-mark-start text:id="IMark95937480"/><text:alphabetical-index-mark-start text:id="IMark96944584"/><text:alphabetical-index-mark-start text:id="IMark92464712"/><text:span text:style-name="T24">sql</text:span>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99440872"/><text:alphabetical-index-mark-end text:id="IMark101392936"/><text:alphabetical-index-mark-end text:id="IMark87228056"/><text:alphabetical-index-mark-end text:id="IMark72271832"/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alphabetical-index-mark-end text:id="IMark99925192"/><text:alphabetical-index-mark-end text:id="IMark99927848"/><text:alphabetical-index-mark-end text:id="IMark101380296"/><text:alphabetical-index-mark-end text:id="IMark93335048"/><text:alphabetical-index-mark-end text:id="IMark72362984"/><text:alphabetical-index-mark-end text:id="IMark9993714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5971288"/><text:alphabetical-index-mark-end text:id="IMark93439544"/><text:span text:style-name="T34"> will send the </text:span><text:alphabetical-index-mark-start text:id="IMark92955864"/><text:alphabetical-index-mark-start text:id="IMark72312216"/><text:alphabetical-index-mark-start text:id="IMark87230520"/><text:alphabetical-index-mark-start text:id="IMark98235160"/><text:alphabetical-index-mark-start text:id="IMark98247992"/><text:alphabetical-index-mark-start text:id="IMark79559080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8245336"/><text:span text:style-name="T34">queries</text:span><text:alphabetical-index-mark-end text:id="IMark98245336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79559080"/><text:alphabetical-index-mark-end text:id="IMark98247992"/><text:alphabetical-index-mark-end text:id="IMark98235160"/><text:alphabetical-index-mark-end text:id="IMark87230520"/><text:alphabetical-index-mark-end text:id="IMark72312216"/><text:alphabetical-index-mark-end text:id="IMark92955864"/><text:span text:style-name="T34"> contained in </text:span><text:span text:style-name="T24">your_</text:span><text:alphabetical-index-mark-start text:id="IMark95414792"/><text:alphabetical-index-mark-start text:id="IMark92487816"/><text:alphabetical-index-mark-start text:id="IMark8721821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alphabetical-index-mark-start text:id="IMark93361752"/><text:alphabetical-index-mark-start text:id="IMark95445544"/><text:span text:style-name="T24">file</text:span><text:alphabetical-index-mark-end text:id="IMark95445544"/><text:alphabetical-index-mark-end text:id="IMark93361752"/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87218216"/><text:alphabetical-index-mark-end text:id="IMark92487816"/><text:alphabetical-index-mark-end text:id="IMark95414792"/><text:alphabetical-index-mark-start text:id="IMark96086968"/><text:alphabetical-index-mark-start text:id="IMark92479896"/><text:alphabetical-index-mark-start text:id="IMark98246664"/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alphabetical-index-mark-start text:id="IMark96049240"/><text:alphabetical-index-mark-start text:id="IMark98233832"/><text:span text:style-name="T24">.</text:span><text:alphabetical-index-mark-start text:id="IMark101382824"/><text:alphabetical-index-mark-start text:id="IMark97657048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8249320"/><text:alphabetical-index-mark-start text:id="IMark92871112"/><text:alphabetical-index-mark-start text:id="IMark93399592"/><text:alphabetical-index-mark-start text:id="IMark91096856"/><text:alphabetical-index-mark-start text:id="IMark99929176"/><text:alphabetical-index-mark-start text:id="IMark97655720"/><text:alphabetical-index-mark-start text:id="IMark92340664"/><text:alphabetical-index-mark-start text:id="IMark79540824"/><text:alphabetical-index-mark-start text:id="IMark81532696"/><text:alphabetical-index-mark-start text:id="IMark100511464"/><text:alphabetical-index-mark-start text:id="IMark92380552"/><text:alphabetical-index-mark-start text:id="IMark92493128"/><text:alphabetical-index-mark-start text:id="IMark91040008"/><text:alphabetical-index-mark-start text:id="IMark95510040"/><text:alphabetical-index-mark-start text:id="IMark97666344"/><text:span text:style-name="T24">sql</text:span><text:alphabetical-index-mark-end text:id="IMark97666344"/><text:alphabetical-index-mark-end text:id="IMark95510040"/><text:alphabetical-index-mark-end text:id="IMark91040008"/><text:alphabetical-index-mark-end text:id="IMark92493128"/><text:alphabetical-index-mark-end text:id="IMark92380552"/><text:alphabetical-index-mark-end text:id="IMark100511464"/><text:alphabetical-index-mark-end text:id="IMark81532696"/><text:alphabetical-index-mark-end text:id="IMark79540824"/><text:alphabetical-index-mark-end text:id="IMark92340664"/><text:alphabetical-index-mark-end text:id="IMark97655720"/><text:alphabetical-index-mark-end text:id="IMark99929176"/><text:alphabetical-index-mark-end text:id="IMark91096856"/><text:alphabetical-index-mark-end text:id="IMark93399592"/><text:alphabetical-index-mark-end text:id="IMark92871112"/><text:alphabetical-index-mark-end text:id="IMark98249320"/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7657048"/><text:alphabetical-index-mark-end text:id="IMark101382824"/><text:alphabetical-index-mark-end text:id="IMark98233832"/><text:alphabetical-index-mark-end text:id="IMark96049240"/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alphabetical-index-mark-end text:id="IMark98246664"/><text:alphabetical-index-mark-end text:id="IMark92479896"/><text:alphabetical-index-mark-end text:id="IMark96086968"/><text:span text:style-name="T34"> to </text:span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alphabetical-index-mark-start text:id="IMark96729432"/><text:alphabetical-index-mark-start text:id="IMark99715304"/><text:alphabetical-index-mark-start text:id="IMark91424776"/><text:span text:style-name="T34">your_</text:span><text:alphabetical-index-mark-start text:id="IMark99818568"/><text:alphabetical-index-mark-start text:id="IMark97275336"/><text:alphabetical-index-mark-start text:id="IMark97264712"/><text:alphabetical-index-mark-start text:id="IMark97263384"/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span text:style-name="T34">database</text:span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1424776"/><text:alphabetical-index-mark-end text:id="IMark99715304"/><text:alphabetical-index-mark-end text:id="IMark96729432"/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<text:span text:style-name="T34"> as a </text:span><text:alphabetical-index-mark-start text:id="IMark101324488"/><text:alphabetical-index-mark-start text:id="IMark100920888"/><text:alphabetical-index-mark-start text:id="IMark91615560"/><text:alphabetical-index-mark-start text:id="IMark100403288"/><text:alphabetical-index-mark-start text:id="IMark91599016"/><text:alphabetical-index-mark-start text:id="IMark91602024"/><text:alphabetical-index-mark-start text:id="IMark91605032"/><text:alphabetical-index-mark-start text:id="IMark91608040"/><text:alphabetical-index-mark-start text:id="IMark91612552"/><text:alphabetical-index-mark-start text:id="IMark91611048"/><text:alphabetical-index-mark-start text:id="IMark99263416"/><text:span text:style-name="T34">composite</text:span><text:alphabetical-index-mark-end text:id="IMark99263416"/><text:alphabetical-index-mark-end text:id="IMark91611048"/><text:alphabetical-index-mark-end text:id="IMark91612552"/><text:alphabetical-index-mark-end text:id="IMark91608040"/><text:alphabetical-index-mark-end text:id="IMark91605032"/><text:alphabetical-index-mark-end text:id="IMark91602024"/><text:alphabetical-index-mark-end text:id="IMark91599016"/><text:alphabetical-index-mark-end text:id="IMark100403288"/><text:alphabetical-index-mark-end text:id="IMark91615560"/><text:alphabetical-index-mark-end text:id="IMark100920888"/><text:alphabetical-index-mark-end text:id="IMark101324488"/><text:span text:style-name="T34"> </text:span><text:alphabetical-index-mark-start text:id="IMark100762632"/><text:alphabetical-index-mark-start text:id="IMark100781496"/><text:alphabetical-index-mark-start text:id="IMark100388248"/><text:alphabetical-index-mark-start text:id="IMark100394264"/><text:alphabetical-index-mark-start text:id="IMark96068792"/><text:alphabetical-index-mark-start text:id="IMark99269432"/><text:alphabetical-index-mark-start text:id="IMark98263496"/><text:alphabetical-index-mark-start text:id="IMark99258904"/><text:alphabetical-index-mark-start text:id="IMark97721528"/><text:alphabetical-index-mark-start text:id="IMark93045000"/><text:alphabetical-index-mark-start text:id="IMark96058488"/><text:span text:style-name="T34">query</text:span><text:alphabetical-index-mark-end text:id="IMark96058488"/><text:alphabetical-index-mark-end text:id="IMark93045000"/><text:alphabetical-index-mark-end text:id="IMark97721528"/><text:alphabetical-index-mark-end text:id="IMark99258904"/><text:alphabetical-index-mark-end text:id="IMark98263496"/><text:alphabetical-index-mark-end text:id="IMark99269432"/><text:alphabetical-index-mark-end text:id="IMark96068792"/><text:alphabetical-index-mark-end text:id="IMark100394264"/><text:alphabetical-index-mark-end text:id="IMark100388248"/><text:alphabetical-index-mark-end text:id="IMark100781496"/><text:alphabetical-index-mark-end text:id="IMark100762632"/><text:span text:style-name="T34">. See the </text:span><text:alphabetical-index-mark-start text:id="IMark98265000"/><text:alphabetical-index-mark-start text:id="IMark99272440"/><text:alphabetical-index-mark-start text:id="IMark99267928"/><text:alphabetical-index-mark-start text:id="IMark100759624"/><text:alphabetical-index-mark-start text:id="IMark96061496"/><text:alphabetical-index-mark-start text:id="IMark93043496"/><text:alphabetical-index-mark-start text:id="IMark93038984"/><text:alphabetical-index-mark-start text:id="IMark97723032"/><text:alphabetical-index-mark-start text:id="IMark96077544"/><text:alphabetical-index-mark-start text:id="IMark100445032"/><text:alphabetical-index-mark-start text:id="IMark100442568"/><text:span text:style-name="T34">/</text:span><text:span text:style-name="T24">examples</text:span><text:alphabetical-index-mark-end text:id="IMark100442568"/><text:alphabetical-index-mark-end text:id="IMark100445032"/><text:alphabetical-index-mark-end text:id="IMark96077544"/><text:alphabetical-index-mark-end text:id="IMark97723032"/><text:alphabetical-index-mark-end text:id="IMark93038984"/><text:alphabetical-index-mark-end text:id="IMark93043496"/><text:alphabetical-index-mark-end text:id="IMark96061496"/><text:alphabetical-index-mark-end text:id="IMark100759624"/><text:alphabetical-index-mark-end text:id="IMark99267928"/><text:alphabetical-index-mark-end text:id="IMark99272440"/><text:alphabetical-index-mark-end text:id="IMark98265000"/><text:span text:style-name="T34"> </text:span><text:alphabetical-index-mark-start text:id="IMark100440104"/><text:alphabetical-index-mark-start text:id="IMark100437640"/><text:alphabetical-index-mark-start text:id="IMark99257400"/><text:alphabetical-index-mark-start text:id="IMark100272744"/><text:alphabetical-index-mark-start text:id="IMark99800120"/><text:alphabetical-index-mark-start text:id="IMark100053928"/><text:alphabetical-index-mark-start text:id="IMark90464296"/><text:alphabetical-index-mark-start text:id="IMark90456152"/><text:alphabetical-index-mark-start text:id="IMark100281368"/><text:alphabetical-index-mark-start text:id="IMark92413944"/><text:alphabetical-index-mark-start text:id="IMark92406552"/><text:span text:style-name="T34">folder</text:span><text:alphabetical-index-mark-end text:id="IMark92406552"/><text:alphabetical-index-mark-end text:id="IMark92413944"/><text:alphabetical-index-mark-end text:id="IMark100281368"/><text:alphabetical-index-mark-end text:id="IMark90456152"/><text:alphabetical-index-mark-end text:id="IMark90464296"/><text:alphabetical-index-mark-end text:id="IMark100053928"/><text:alphabetical-index-mark-end text:id="IMark99800120"/><text:alphabetical-index-mark-end text:id="IMark100272744"/><text:alphabetical-index-mark-end text:id="IMark99257400"/><text:alphabetical-index-mark-end text:id="IMark100437640"/><text:alphabetical-index-mark-end text:id="IMark100440104"/><text:span text:style-name="T34"> for more.</text:span></text:p>
      <text:p text:style-name="P30"/>
      <text:p text:style-name="P31"><text:alphabetical-index-mark-start text:id="IMark99931832"/><text:alphabetical-index-mark-start text:id="IMark95397576"/><text:alphabetical-index-mark-start text:id="IMark93337704"/><text:alphabetical-index-mark-start text:id="IMark93340360"/><text:alphabetical-index-mark-start text:id="IMark97659704"/><text:alphabetical-index-mark-start text:id="IMark97667672"/><text:alphabetical-index-mark-start text:id="IMark96773144"/><text:alphabetical-index-mark-start text:id="IMark100459384"/><text:alphabetical-index-mark-start text:id="IMark88251960"/><text:alphabetical-index-mark-start text:id="IMark98236488"/><text:alphabetical-index-mark-start text:id="IMark96464680"/>Query<text:alphabetical-index-mark-end text:id="IMark96464680"/><text:alphabetical-index-mark-end text:id="IMark98236488"/><text:alphabetical-index-mark-end text:id="IMark88251960"/><text:alphabetical-index-mark-end text:id="IMark100459384"/><text:alphabetical-index-mark-end text:id="IMark96773144"/><text:alphabetical-index-mark-end text:id="IMark97667672"/><text:alphabetical-index-mark-end text:id="IMark97659704"/><text:alphabetical-index-mark-end text:id="IMark93340360"/><text:alphabetical-index-mark-end text:id="IMark93337704"/><text:alphabetical-index-mark-end text:id="IMark95397576"/><text:alphabetical-index-mark-end text:id="IMark99931832"/> <text:alphabetical-index-mark-start text:id="IMark88257480"/><text:alphabetical-index-mark-start text:id="IMark92700888"/><text:alphabetical-index-mark-start text:id="IMark99224728"/><text:alphabetical-index-mark-start text:id="IMark91885112"/><text:alphabetical-index-mark-start text:id="IMark95608344"/><text:alphabetical-index-mark-start text:id="IMark72061608"/><text:alphabetical-index-mark-start text:id="IMark79257688"/><text:alphabetical-index-mark-start text:id="IMark101397992"/><text:alphabetical-index-mark-start text:id="IMark93362968"/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7141448"/><text:alphabetical-index-mark-start text:id="IMark90857528"/><text:alphabetical-index-mark-start text:id="IMark88573976"/><text:alphabetical-index-mark-start text:id="IMark96336456"/><text:alphabetical-index-mark-start text:id="IMark96738728"/><text:alphabetical-index-mark-start text:id="IMark101410760"/><text:alphabetical-index-mark-start text:id="IMark97665016"/>result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88573976"/><text:alphabetical-index-mark-end text:id="IMark90857528"/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9763800"/>s<text:alphabetical-index-mark-end text:id="IMark96764648"/><text:alphabetical-index-mark-end text:id="IMark96990312"/><text:alphabetical-index-mark-end text:id="IMark93362968"/><text:alphabetical-index-mark-end text:id="IMark101397992"/><text:alphabetical-index-mark-end text:id="IMark79257688"/><text:alphabetical-index-mark-end text:id="IMark72061608"/><text:alphabetical-index-mark-end text:id="IMark95608344"/><text:alphabetical-index-mark-end text:id="IMark91885112"/><text:alphabetical-index-mark-end text:id="IMark99224728"/><text:alphabetical-index-mark-end text:id="IMark92700888"/><text:alphabetical-index-mark-end text:id="IMark88257480"/> are written as a continuous <text:alphabetical-index-mark-start text:id="IMark97653064"/><text:alphabetical-index-mark-start text:id="IMark97662360"/><text:alphabetical-index-mark-start text:id="IMark99923864"/><text:alphabetical-index-mark-start text:id="IMark99918552"/><text:alphabetical-index-mark-start text:id="IMark101289224"/><text:alphabetical-index-mark-start text:id="IMark92063784"/><text:alphabetical-index-mark-start text:id="IMark87231752"/><text:alphabetical-index-mark-start text:id="IMark100037704"/><text:alphabetical-index-mark-start text:id="IMark95214664"/><text:alphabetical-index-mark-start text:id="IMark96775800"/><text:alphabetical-index-mark-start text:id="IMark100498984"/>string<text:alphabetical-index-mark-end text:id="IMark100498984"/><text:alphabetical-index-mark-end text:id="IMark96775800"/><text:alphabetical-index-mark-end text:id="IMark95214664"/><text:alphabetical-index-mark-end text:id="IMark100037704"/><text:alphabetical-index-mark-end text:id="IMark87231752"/><text:alphabetical-index-mark-end text:id="IMark92063784"/><text:alphabetical-index-mark-end text:id="IMark101289224"/><text:alphabetical-index-mark-end text:id="IMark99918552"/><text:alphabetical-index-mark-end text:id="IMark99923864"/><text:alphabetical-index-mark-end text:id="IMark97662360"/><text:alphabetical-index-mark-end text:id="IMark97653064"/> to 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99937144"/><text:alphabetical-index-mark-start text:id="IMark72362984"/><text:alphabetical-index-mark-start text:id="IMark93335048"/><text:span text:style-name="T23">sql</text:span><text:alphabetical-index-mark-end text:id="IMark93335048"/><text:alphabetical-index-mark-end text:id="IMark72362984"/><text:alphabetical-index-mark-end text:id="IMark9993714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span text:style-name="T23">p_</text:span><text:alphabetical-index-mark-start text:id="IMark101380296"/><text:alphabetical-index-mark-start text:id="IMark99927848"/><text:alphabetical-index-mark-start text:id="IMark99925192"/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7658376"/><text:alphabetical-index-mark-start text:id="IMark72271832"/><text:alphabetical-index-mark-start text:id="IMark87228056"/><text:alphabetical-index-mark-start text:id="IMark101392936"/><text:alphabetical-index-mark-start text:id="IMark99440872"/><text:alphabetical-index-mark-start text:id="IMark97019384"/><text:alphabetical-index-mark-start text:id="IMark95937480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span text:style-name="T23">result</text:span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5937480"/><text:alphabetical-index-mark-end text:id="IMark97019384"/><text:alphabetical-index-mark-end text:id="IMark99440872"/><text:alphabetical-index-mark-end text:id="IMark101392936"/><text:alphabetical-index-mark-end text:id="IMark87228056"/><text:alphabetical-index-mark-end text:id="IMark72271832"/><text:span text:style-name="T23">s</text:span><text:alphabetical-index-mark-end text:id="IMark97658376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alphabetical-index-mark-end text:id="IMark99925192"/><text:alphabetical-index-mark-end text:id="IMark99927848"/><text:alphabetical-index-mark-end text:id="IMark101380296"/><text:alphabetical-index-mark-start text:id="IMark98235160"/><text:alphabetical-index-mark-start text:id="IMark98247992"/><text:alphabetical-index-mark-start text:id="IMark79559080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8245336"/><text:alphabetical-index-mark-start text:id="IMark95414792"/><text:alphabetical-index-mark-start text:id="IMark92487816"/><text:alphabetical-index-mark-start text:id="IMark87218216"/><text:span text:style-name="T23">.txt</text:span><text:alphabetical-index-mark-end text:id="IMark87218216"/><text:alphabetical-index-mark-end text:id="IMark92487816"/><text:alphabetical-index-mark-end text:id="IMark95414792"/><text:alphabetical-index-mark-end text:id="IMark98245336"/><text:alphabetical-index-mark-end text:id="IMark95393592"/><text:alphabetical-index-mark-end text:id="IMark99935816"/><text:alphabetical-index-mark-end text:id="IMark99933160"/><text:alphabetical-index-mark-end text:id="IMark99930504"/><text:alphabetical-index-mark-end text:id="IMark79559080"/><text:alphabetical-index-mark-end text:id="IMark98247992"/><text:alphabetical-index-mark-end text:id="IMark98235160"/>. Data fields are separated with a "|" 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alphabetical-index-mark-start text:id="IMark93361752"/><text:alphabetical-index-mark-start text:id="IMark95445544"/><text:alphabetical-index-mark-start text:id="IMark91098088"/><text:alphabetical-index-mark-start text:id="IMark96086968"/><text:alphabetical-index-mark-start text:id="IMark92479896"/>character<text:alphabetical-index-mark-end text:id="IMark92479896"/><text:alphabetical-index-mark-end text:id="IMark96086968"/><text:alphabetical-index-mark-end text:id="IMark91098088"/><text:alphabetical-index-mark-end text:id="IMark95445544"/><text:alphabetical-index-mark-end text:id="IMark93361752"/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. <text:span text:style-name="T53">At the end of the </text:span><text:alphabetical-index-mark-start text:id="IMark98246664"/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alphabetical-index-mark-start text:id="IMark96049240"/><text:span text:style-name="T53">query</text:span><text:alphabetical-index-mark-end text:id="IMark96049240"/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alphabetical-index-mark-end text:id="IMark98246664"/><text:span text:style-name="T53"> </text:span><text:alphabetical-index-mark-start text:id="IMark98233832"/><text:alphabetical-index-mark-start text:id="IMark101382824"/><text:alphabetical-index-mark-start text:id="IMark97657048"/><text:alphabetical-index-mark-start text:id="IMark100481240"/><text:alphabetical-index-mark-start text:id="IMark88152200"/><text:alphabetical-index-mark-start text:id="IMark95563976"/><text:alphabetical-index-mark-start text:id="IMark89000968"/><text:alphabetical-index-mark-start text:id="IMark92095816"/><text:alphabetical-index-mark-start text:id="IMark98249320"/><text:alphabetical-index-mark-start text:id="IMark92871112"/><text:alphabetical-index-mark-start text:id="IMark93399592"/><text:alphabetical-index-mark-start text:id="IMark91096856"/><text:alphabetical-index-mark-start text:id="IMark99929176"/><text:alphabetical-index-mark-start text:id="IMark97655720"/><text:alphabetical-index-mark-start text:id="IMark92340664"/><text:alphabetical-index-mark-start text:id="IMark79540824"/><text:span text:style-name="T53">result</text:span><text:alphabetical-index-mark-end text:id="IMark79540824"/><text:alphabetical-index-mark-end text:id="IMark92340664"/><text:alphabetical-index-mark-end text:id="IMark97655720"/><text:alphabetical-index-mark-end text:id="IMark99929176"/><text:alphabetical-index-mark-end text:id="IMark91096856"/><text:alphabetical-index-mark-end text:id="IMark93399592"/><text:alphabetical-index-mark-end text:id="IMark92871112"/><text:alphabetical-index-mark-end text:id="IMark98249320"/><text:span text:style-name="T53">s</text:span><text:alphabetical-index-mark-end text:id="IMark92095816"/><text:alphabetical-index-mark-end text:id="IMark89000968"/><text:alphabetical-index-mark-end text:id="IMark95563976"/><text:alphabetical-index-mark-end text:id="IMark88152200"/><text:alphabetical-index-mark-end text:id="IMark100481240"/><text:alphabetical-index-mark-end text:id="IMark97657048"/><text:alphabetical-index-mark-end text:id="IMark101382824"/><text:alphabetical-index-mark-end text:id="IMark98233832"/><text:span text:style-name="T53"> you will find </text:span><text:span text:style-name="T30">“|EOQ|”</text:span><text:span text:style-name="T53"> for </text:span><text:span text:style-name="T50">“End Of </text:span><text:alphabetical-index-mark-start text:id="IMark81532696"/><text:alphabetical-index-mark-start text:id="IMark100511464"/><text:alphabetical-index-mark-start text:id="IMark92380552"/><text:alphabetical-index-mark-start text:id="IMark92493128"/><text:alphabetical-index-mark-start text:id="IMark91040008"/><text:alphabetical-index-mark-start text:id="IMark95510040"/><text:alphabetical-index-mark-start text:id="IMark97666344"/><text:alphabetical-index-mark-start text:id="IMark99444856"/><text:span text:style-name="T50">Query</text:span><text:alphabetical-index-mark-end text:id="IMark99444856"/><text:alphabetical-index-mark-end text:id="IMark97666344"/><text:alphabetical-index-mark-end text:id="IMark95510040"/><text:alphabetical-index-mark-end text:id="IMark91040008"/><text:alphabetical-index-mark-end text:id="IMark92493128"/><text:alphabetical-index-mark-end text:id="IMark92380552"/><text:alphabetical-index-mark-end text:id="IMark100511464"/><text:alphabetical-index-mark-end text:id="IMark81532696"/><text:span text:style-name="T50">”</text:span><text:span text:style-name="T53">, meaning that one </text:span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alphabetical-index-mark-start text:id="IMark95294968"/><text:alphabetical-index-mark-start text:id="IMark87232984"/><text:span text:style-name="T53">query</text:span><text:alphabetical-index-mark-end text:id="IMark87232984"/><text:alphabetical-index-mark-end text:id="IMark95294968"/><text:alphabetical-index-mark-end text:id="IMark91631160"/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<text:span text:style-name="T53"> – for example, a </text:span><text:alphabetical-index-mark-start text:id="IMark96729432"/><text:alphabetical-index-mark-start text:id="IMark99715304"/><text:alphabetical-index-mark-start text:id="IMark91424776"/><text:alphabetical-index-mark-start text:id="IMark99818568"/><text:alphabetical-index-mark-start text:id="IMark97275336"/><text:alphabetical-index-mark-start text:id="IMark97264712"/><text:alphabetical-index-mark-start text:id="IMark97263384"/><text:alphabetical-index-mark-start text:id="IMark95396248"/><text:span text:style-name="T53">SELECT</text:span><text:alphabetical-index-mark-end text:id="IMark95396248"/>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1424776"/><text:alphabetical-index-mark-end text:id="IMark99715304"/><text:alphabetical-index-mark-end text:id="IMark96729432"/><text:span text:style-name="T53"> – produced a </text:span>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<text:alphabetical-index-mark-start text:id="IMark100920888"/><text:span text:style-name="T53">listing</text:span><text:alphabetical-index-mark-end text:id="IMark100920888"/><text:alphabetical-index-mark-end text:id="IMark101324488"/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00600"/><text:alphabetical-index-mark-end text:id="IMark93332392"/><text:span text:style-name="T53"> that reaches op to that point.</text:span></text:p>
      <text:p text:style-name="P31"/>
      <text:p text:style-name="P31"><text:span text:style-name="T53">This is useful whenever you run </text:span><text:alphabetical-index-mark-start text:id="IMark88257480"/><text:alphabetical-index-mark-start text:id="IMark92700888"/><text:alphabetical-index-mark-start text:id="IMark99224728"/><text:alphabetical-index-mark-start text:id="IMark91885112"/><text:alphabetical-index-mark-start text:id="IMark95608344"/><text:alphabetical-index-mark-start text:id="IMark72061608"/><text:alphabetical-index-mark-start text:id="IMark79257688"/><text:alphabetical-index-mark-start text:id="IMark101397992"/><text:span text:style-name="T53">multiple</text:span><text:alphabetical-index-mark-end text:id="IMark101397992"/><text:alphabetical-index-mark-end text:id="IMark79257688"/><text:alphabetical-index-mark-end text:id="IMark72061608"/><text:alphabetical-index-mark-end text:id="IMark95608344"/><text:alphabetical-index-mark-end text:id="IMark91885112"/><text:alphabetical-index-mark-end text:id="IMark99224728"/><text:alphabetical-index-mark-end text:id="IMark92700888"/><text:alphabetical-index-mark-end text:id="IMark88257480"/><text:span text:style-name="T53"> </text:span><text:alphabetical-index-mark-start text:id="IMark93362968"/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7141448"/><text:span text:style-name="T53">queries</text:span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990312"/><text:alphabetical-index-mark-end text:id="IMark93362968"/><text:span text:style-name="T53"> that produce </text:span><text:alphabetical-index-mark-start text:id="IMark90857528"/><text:alphabetical-index-mark-start text:id="IMark88573976"/><text:alphabetical-index-mark-start text:id="IMark96336456"/><text:alphabetical-index-mark-start text:id="IMark96738728"/><text:alphabetical-index-mark-start text:id="IMark101410760"/><text:alphabetical-index-mark-start text:id="IMark97665016"/><text:alphabetical-index-mark-start text:id="IMark99931832"/><text:alphabetical-index-mark-start text:id="IMark95397576"/><text:alphabetical-index-mark-start text:id="IMark93337704"/><text:alphabetical-index-mark-start text:id="IMark93340360"/><text:alphabetical-index-mark-start text:id="IMark97659704"/><text:alphabetical-index-mark-start text:id="IMark97667672"/><text:alphabetical-index-mark-start text:id="IMark96773144"/><text:alphabetical-index-mark-start text:id="IMark100459384"/><text:alphabetical-index-mark-start text:id="IMark88251960"/><text:alphabetical-index-mark-start text:id="IMark98236488"/><text:span text:style-name="T53">result</text:span><text:alphabetical-index-mark-end text:id="IMark98236488"/><text:alphabetical-index-mark-end text:id="IMark88251960"/><text:alphabetical-index-mark-end text:id="IMark100459384"/><text:alphabetical-index-mark-end text:id="IMark96773144"/><text:alphabetical-index-mark-end text:id="IMark97667672"/><text:alphabetical-index-mark-end text:id="IMark97659704"/><text:alphabetical-index-mark-end text:id="IMark93340360"/><text:alphabetical-index-mark-end text:id="IMark93337704"/><text:span text:style-name="T53">s</text:span><text:alphabetical-index-mark-end text:id="IMark95397576"/><text:alphabetical-index-mark-end text:id="IMark99931832"/><text:alphabetical-index-mark-end text:id="IMark97665016"/><text:alphabetical-index-mark-end text:id="IMark101410760"/><text:alphabetical-index-mark-end text:id="IMark96738728"/><text:alphabetical-index-mark-end text:id="IMark96336456"/><text:alphabetical-index-mark-end text:id="IMark88573976"/><text:alphabetical-index-mark-end text:id="IMark90857528"/><text:span text:style-name="T53">. With </text:span><text:span text:style-name="T30">“|EOQ|”</text:span><text:span text:style-name="T53"> you could </text:span><text:alphabetical-index-mark-start text:id="IMark96464680"/><text:alphabetical-index-mark-start text:id="IMark100508808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span text:style-name="T53">parse</text:span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508808"/><text:alphabetical-index-mark-end text:id="IMark96464680"/><text:span text:style-name="T53"> </text:span><text:alphabetical-index-mark-start text:id="IMark91891944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941528"/><text:alphabetical-index-mark-start text:id="IMark92392776"/><text:alphabetical-index-mark-start text:id="IMark95938808"/><text:alphabetical-index-mark-start text:id="IMark99937144"/><text:alphabetical-index-mark-start text:id="IMark72362984"/><text:alphabetical-index-mark-start text:id="IMark93335048"/><text:span text:style-name="T30">sql</text:span><text:alphabetical-index-mark-end text:id="IMark93335048"/><text:alphabetical-index-mark-end text:id="IMark72362984"/><text:alphabetical-index-mark-end text:id="IMark99937144"/><text:alphabetical-index-mark-end text:id="IMark95938808"/><text:alphabetical-index-mark-end text:id="IMark92392776"/><text:alphabetical-index-mark-end text:id="IMark97941528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91891944"/><text:span text:style-name="T30">_</text:span><text:alphabetical-index-mark-start text:id="IMark87229288"/><text:alphabetical-index-mark-start text:id="IMark100510136"/><text:alphabetical-index-mark-start text:id="IMark72271832"/><text:alphabetical-index-mark-start text:id="IMark87228056"/><text:alphabetical-index-mark-start text:id="IMark101392936"/><text:alphabetical-index-mark-start text:id="IMark99440872"/><text:alphabetical-index-mark-start text:id="IMark97019384"/><text:alphabetical-index-mark-start text:id="IMark95937480"/><text:span text:style-name="T30">query</text:span><text:alphabetical-index-mark-end text:id="IMark95937480"/><text:alphabetical-index-mark-end text:id="IMark97019384"/><text:alphabetical-index-mark-end text:id="IMark99440872"/><text:alphabetical-index-mark-end text:id="IMark101392936"/><text:alphabetical-index-mark-end text:id="IMark87228056"/><text:alphabetical-index-mark-end text:id="IMark72271832"/><text:alphabetical-index-mark-end text:id="IMark100510136"/><text:alphabetical-index-mark-end text:id="IMark87229288"/><text:span text:style-name="T30">_</text:span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9921208"/><text:alphabetical-index-mark-start text:id="IMark101380296"/><text:alphabetical-index-mark-start text:id="IMark99927848"/><text:alphabetical-index-mark-start text:id="IMark99925192"/><text:alphabetical-index-mark-start text:id="IMark93339032"/><text:alphabetical-index-mark-start text:id="IMark91696504"/><text:alphabetical-index-mark-start text:id="IMark93434072"/><text:alphabetical-index-mark-start text:id="IMark99934488"/><text:alphabetical-index-mark-start text:id="IMark95394920"/><text:alphabetical-index-mark-start text:id="IMark93325224"/><text:alphabetical-index-mark-start text:id="IMark93336376"/><text:span text:style-name="T30">result</text:span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3434072"/><text:alphabetical-index-mark-end text:id="IMark91696504"/><text:alphabetical-index-mark-end text:id="IMark93339032"/><text:alphabetical-index-mark-end text:id="IMark99925192"/><text:span text:style-name="T30">s</text:span><text:alphabetical-index-mark-end text:id="IMark99927848"/><text:alphabetical-index-mark-end text:id="IMark101380296"/><text:alphabetical-index-mark-end text:id="IMark99921208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start text:id="IMark97658376"/><text:alphabetical-index-mark-start text:id="IMark9825605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<text:span text:style-name="T30">.txt</text:span>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98256056"/><text:alphabetical-index-mark-end text:id="IMark97658376"/><text:span text:style-name="T53"> in a more easy way to separate the </text:span><text:alphabetical-index-mark-start text:id="IMark93361752"/><text:alphabetical-index-mark-start text:id="IMark95445544"/><text:alphabetical-index-mark-start text:id="IMark91098088"/><text:alphabetical-index-mark-start text:id="IMark9608696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99930504"/><text:alphabetical-index-mark-start text:id="IMark99933160"/><text:alphabetical-index-mark-start text:id="IMark99935816"/><text:alphabetical-index-mark-start text:id="IMark95393592"/><text:alphabetical-index-mark-start text:id="IMark98245336"/><text:alphabetical-index-mark-start text:id="IMark95414792"/><text:alphabetical-index-mark-start text:id="IMark92487816"/><text:alphabetical-index-mark-start text:id="IMark87218216"/><text:span text:style-name="T53">result</text:span><text:alphabetical-index-mark-end text:id="IMark87218216"/><text:alphabetical-index-mark-end text:id="IMark92487816"/><text:alphabetical-index-mark-end text:id="IMark95414792"/><text:alphabetical-index-mark-end text:id="IMark98245336"/><text:alphabetical-index-mark-end text:id="IMark95393592"/><text:alphabetical-index-mark-end text:id="IMark99935816"/><text:alphabetical-index-mark-end text:id="IMark99933160"/><text:alphabetical-index-mark-end text:id="IMark99930504"/><text:span text:style-name="T53">s</text:span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6086968"/><text:alphabetical-index-mark-end text:id="IMark91098088"/><text:alphabetical-index-mark-end text:id="IMark95445544"/><text:alphabetical-index-mark-end text:id="IMark93361752"/><text:span text:style-name="T53"> that correspond to one </text:span><text:alphabetical-index-mark-start text:id="IMark100864424"/><text:alphabetical-index-mark-start text:id="IMark98246664"/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span text:style-name="T53">query</text:span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alphabetical-index-mark-end text:id="IMark98246664"/><text:alphabetical-index-mark-end text:id="IMark100864424"/><text:span text:style-name="T53"> from those from another one.</text:span></text:p>
      <text:p text:style-name="P30"/>
      <text:p text:style-name="P30"><text:span text:style-name="T54">Also, remember to p</text:span>ay attention to the <text:alphabetical-index-mark-start text:id="IMark89000968"/><text:alphabetical-index-mark-start text:id="IMark92095816"/><text:alphabetical-index-mark-start text:id="IMark97653064"/><text:alphabetical-index-mark-start text:id="IMark97662360"/><text:alphabetical-index-mark-start text:id="IMark99923864"/><text:alphabetical-index-mark-start text:id="IMark81532696"/><text:alphabetical-index-mark-start text:id="IMark100511464"/><text:alphabetical-index-mark-start text:id="IMark92380552"/><text:alphabetical-index-mark-start text:id="IMark92493128"/><text:alphabetical-index-mark-start text:id="IMark91040008"/><text:alphabetical-index-mark-start text:id="IMark95510040"/>path<text:alphabetical-index-mark-end text:id="IMark95510040"/><text:alphabetical-index-mark-end text:id="IMark91040008"/><text:alphabetical-index-mark-end text:id="IMark92493128"/><text:alphabetical-index-mark-end text:id="IMark92380552"/><text:alphabetical-index-mark-end text:id="IMark100511464"/><text:alphabetical-index-mark-end text:id="IMark81532696"/><text:alphabetical-index-mark-end text:id="IMark99923864"/><text:alphabetical-index-mark-end text:id="IMark97662360"/><text:alphabetical-index-mark-end text:id="IMark97653064"/><text:alphabetical-index-mark-end text:id="IMark92095816"/><text:alphabetical-index-mark-end text:id="IMark89000968"/> to <text:span text:style-name="T23">[db]</text:span> and <text:span text:style-name="T23">[</text:span><text:alphabetical-index-mark-start text:id="IMark97666344"/><text:alphabetical-index-mark-start text:id="IMark99444856"/><text:alphabetical-index-mark-start text:id="IMark99918552"/><text:alphabetical-index-mark-start text:id="IMark101289224"/><text:alphabetical-index-mark-start text:id="IMark92063784"/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span text:style-name="T23">query</text:span><text:alphabetical-index-mark-end text:id="IMark91631160"/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<text:alphabetical-index-mark-end text:id="IMark92063784"/><text:alphabetical-index-mark-end text:id="IMark101289224"/><text:alphabetical-index-mark-end text:id="IMark99918552"/><text:alphabetical-index-mark-end text:id="IMark99444856"/><text:alphabetical-index-mark-end text:id="IMark97666344"/><text:span text:style-name="T23">]</text:span> if it is a <text:alphabetical-index-mark-start text:id="IMark95294968"/><text:alphabetical-index-mark-start text:id="IMark87232984"/><text:alphabetical-index-mark-start text:id="IMark87231752"/><text:alphabetical-index-mark-start text:id="IMark96729432"/><text:alphabetical-index-mark-start text:id="IMark99715304"/><text:alphabetical-index-mark-start text:id="IMark91424776"/><text:alphabetical-index-mark-start text:id="IMark99818568"/><text:alphabetical-index-mark-start text:id="IMark97275336"/><text:alphabetical-index-mark-start text:id="IMark97264712"/><text:alphabetical-index-mark-start text:id="IMark97263384"/><text:alphabetical-index-mark-start text:id="IMark95396248"/>.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<text:alphabetical-index-mark-start text:id="IMark100920888"/><text:alphabetical-index-mark-start text:id="IMark95214664"/><text:alphabetical-index-mark-start text:id="IMark100037704"/><text:alphabetical-index-mark-start text:id="IMark100498984"/><text:alphabetical-index-mark-start text:id="IMark96775800"/><text:alphabetical-index-mark-start text:id="IMark90450472"/><text:alphabetical-index-mark-start text:id="IMark96049240"/><text:alphabetical-index-mark-start text:id="IMark98249320"/><text:alphabetical-index-mark-start text:id="IMark88257480"/><text:alphabetical-index-mark-start text:id="IMark92700888"/><text:alphabetical-index-mark-start text:id="IMark99224728"/><text:alphabetical-index-mark-start text:id="IMark91885112"/><text:alphabetical-index-mark-start text:id="IMark95608344"/><text:alphabetical-index-mark-start text:id="IMark72061608"/><text:alphabetical-index-mark-start text:id="IMark79257688"/>sql<text:alphabetical-index-mark-end text:id="IMark79257688"/><text:alphabetical-index-mark-end text:id="IMark72061608"/><text:alphabetical-index-mark-end text:id="IMark95608344"/><text:alphabetical-index-mark-end text:id="IMark91885112"/><text:alphabetical-index-mark-end text:id="IMark99224728"/><text:alphabetical-index-mark-end text:id="IMark92700888"/><text:alphabetical-index-mark-end text:id="IMark88257480"/><text:alphabetical-index-mark-end text:id="IMark98249320"/><text:alphabetical-index-mark-end text:id="IMark96049240"/><text:alphabetical-index-mark-end text:id="IMark90450472"/><text:alphabetical-index-mark-end text:id="IMark96775800"/><text:alphabetical-index-mark-end text:id="IMark100498984"/><text:alphabetical-index-mark-end text:id="IMark100037704"/><text:alphabetical-index-mark-end text:id="IMark95214664"/><text:alphabetical-index-mark-end text:id="IMark100920888"/><text:alphabetical-index-mark-end text:id="IMark101324488"/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1424776"/><text:alphabetical-index-mark-end text:id="IMark99715304"/><text:alphabetical-index-mark-end text:id="IMark96729432"/><text:alphabetical-index-mark-end text:id="IMark87231752"/><text:alphabetical-index-mark-end text:id="IMark87232984"/><text:alphabetical-index-mark-end text:id="IMark95294968"/> <text:alphabetical-index-mark-start text:id="IMark101397992"/><text:alphabetical-index-mark-start text:id="IMark93362968"/><text:alphabetical-index-mark-start text:id="IMark96990312"/><text:alphabetical-index-mark-start text:id="IMark96764648"/><text:alphabetical-index-mark-start text:id="IMark99763800"/><text:alphabetical-index-mark-start text:id="IMark90937912"/><text:alphabetical-index-mark-start text:id="IMark101405704"/><text:alphabetical-index-mark-start text:id="IMark97699336"/><text:alphabetical-index-mark-start text:id="IMark97141448"/><text:alphabetical-index-mark-start text:id="IMark93337704"/><text:alphabetical-index-mark-start text:id="IMark93340360"/>file<text:alphabetical-index-mark-end text:id="IMark93340360"/><text:alphabetical-index-mark-end text:id="IMark93337704"/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9763800"/><text:alphabetical-index-mark-end text:id="IMark96764648"/><text:alphabetical-index-mark-end text:id="IMark96990312"/><text:alphabetical-index-mark-end text:id="IMark93362968"/><text:alphabetical-index-mark-end text:id="IMark101397992"/>. If they are not in the same <text:alphabetical-index-mark-start text:id="IMark97659704"/><text:alphabetical-index-mark-start text:id="IMark97667672"/><text:alphabetical-index-mark-start text:id="IMark96773144"/><text:alphabetical-index-mark-start text:id="IMark100459384"/><text:alphabetical-index-mark-start text:id="IMark88251960"/><text:alphabetical-index-mark-start text:id="IMark98236488"/><text:alphabetical-index-mark-start text:id="IMark90857528"/><text:alphabetical-index-mark-start text:id="IMark88573976"/><text:alphabetical-index-mark-start text:id="IMark96336456"/><text:alphabetical-index-mark-start text:id="IMark96738728"/><text:alphabetical-index-mark-start text:id="IMark101410760"/>folder<text:alphabetical-index-mark-end text:id="IMark101410760"/><text:alphabetical-index-mark-end text:id="IMark96738728"/><text:alphabetical-index-mark-end text:id="IMark96336456"/><text:alphabetical-index-mark-end text:id="IMark88573976"/><text:alphabetical-index-mark-end text:id="IMark90857528"/><text:alphabetical-index-mark-end text:id="IMark98236488"/><text:alphabetical-index-mark-end text:id="IMark88251960"/><text:alphabetical-index-mark-end text:id="IMark100459384"/><text:alphabetical-index-mark-end text:id="IMark96773144"/><text:alphabetical-index-mark-end text:id="IMark97667672"/><text:alphabetical-index-mark-end text:id="IMark97659704"/> as <text:alphabetical-index-mark-start text:id="IMark97665016"/><text:alphabetical-index-mark-start text:id="IMark99931832"/><text:alphabetical-index-mark-start text:id="IMark95397576"/><text:alphabetical-index-mark-start text:id="IMark92871112"/><text:alphabetical-index-mark-start text:id="IMark96464680"/><text:alphabetical-index-mark-start text:id="IMark100508808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alphabetical-index-mark-start text:id="IMark99481256"/><text:alphabetical-index-mark-start text:id="IMark93439544"/><text:alphabetical-index-mark-start text:id="IMark9597128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sql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5971288"/><text:alphabetical-index-mark-end text:id="IMark93439544"/><text:alphabetical-index-mark-end text:id="IMark99481256"/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508808"/><text:alphabetical-index-mark-end text:id="IMark96464680"/><text:alphabetical-index-mark-end text:id="IMark92871112"/><text:alphabetical-index-mark-end text:id="IMark95397576"/><text:alphabetical-index-mark-end text:id="IMark99931832"/><text:alphabetical-index-mark-end text:id="IMark97665016"/>c, then you will need to provide full <text:alphabetical-index-mark-start text:id="IMark97941528"/><text:alphabetical-index-mark-start text:id="IMark92392776"/><text:alphabetical-index-mark-start text:id="IMark95938808"/><text:alphabetical-index-mark-start text:id="IMark99937144"/><text:alphabetical-index-mark-start text:id="IMark72362984"/><text:alphabetical-index-mark-start text:id="IMark93335048"/>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path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<text:alphabetical-index-mark-end text:id="IMark93335048"/><text:alphabetical-index-mark-end text:id="IMark72362984"/><text:alphabetical-index-mark-end text:id="IMark99937144"/><text:alphabetical-index-mark-end text:id="IMark95938808"/><text:alphabetical-index-mark-end text:id="IMark92392776"/><text:alphabetical-index-mark-end text:id="IMark97941528"/>s or add those <text:alphabetical-index-mark-start text:id="IMark87228056"/><text:alphabetical-index-mark-start text:id="IMark101392936"/><text:alphabetical-index-mark-start text:id="IMark99440872"/><text:alphabetical-index-mark-start text:id="IMark97019384"/><text:alphabetical-index-mark-start text:id="IMark95937480"/><text:alphabetical-index-mark-start text:id="IMark99929176"/><text:alphabetical-index-mark-start text:id="IMark97655720"/><text:alphabetical-index-mark-start text:id="IMark99925192"/><text:alphabetical-index-mark-start text:id="IMark93339032"/><text:alphabetical-index-mark-start text:id="IMark91696504"/><text:alphabetical-index-mark-start text:id="IMark93434072"/>file<text:alphabetical-index-mark-end text:id="IMark93434072"/><text:alphabetical-index-mark-end text:id="IMark91696504"/><text:alphabetical-index-mark-end text:id="IMark93339032"/><text:alphabetical-index-mark-end text:id="IMark99925192"/><text:alphabetical-index-mark-end text:id="IMark97655720"/><text:alphabetical-index-mark-end text:id="IMark99929176"/><text:alphabetical-index-mark-end text:id="IMark95937480"/><text:alphabetical-index-mark-end text:id="IMark97019384"/><text:alphabetical-index-mark-end text:id="IMark99440872"/><text:alphabetical-index-mark-end text:id="IMark101392936"/><text:alphabetical-index-mark-end text:id="IMark87228056"/>s or 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2340664"/><text:alphabetical-index-mark-start text:id="IMark96944584"/>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9921208"/>folder<text:alphabetical-index-mark-end text:id="IMark99921208"/><text:alphabetical-index-mark-end text:id="IMark87230520"/><text:alphabetical-index-mark-end text:id="IMark72312216"/><text:alphabetical-index-mark-end text:id="IMark92955864"/><text:alphabetical-index-mark-end text:id="IMark92464712"/><text:alphabetical-index-mark-end text:id="IMark96944584"/><text:alphabetical-index-mark-end text:id="IMark92340664"/><text:alphabetical-index-mark-end text:id="IMark93336376"/><text:alphabetical-index-mark-end text:id="IMark93325224"/><text:alphabetical-index-mark-end text:id="IMark95394920"/><text:alphabetical-index-mark-end text:id="IMark99934488"/>s to your $<text:alphabetical-index-mark-start text:id="IMark101380296"/><text:alphabetical-index-mark-start text:id="IMark99927848"/><text:alphabetical-index-mark-start text:id="IMark79540824"/><text:alphabetical-index-mark-start text:id="IMark97658376"/><text:alphabetical-index-mark-start text:id="IMark9825605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93079656"/><text:alphabetical-index-mark-start text:id="IMark91095624"/>PATH<text:alphabetical-index-mark-end text:id="IMark91095624"/><text:alphabetical-index-mark-end text:id="IMark93079656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98256056"/><text:alphabetical-index-mark-end text:id="IMark97658376"/><text:alphabetical-index-mark-end text:id="IMark79540824"/><text:alphabetical-index-mark-end text:id="IMark99927848"/><text:alphabetical-index-mark-end text:id="IMark101380296"/>.</text:p>
      <text:p text:style-name="P30"/>
      <text:p text:style-name="P30"/>
      <text:h text:style-name="Heading_20_2" text:outline-level="2"><text:bookmark-start text:name="__RefHeading___Toc8555_467953159"/>5.<text:span text:style-name="T55">4</text:span>. <text:alphabetical-index-mark-start text:id="IMark93361752"/><text:alphabetical-index-mark-start text:id="IMark91098088"/><text:alphabetical-index-mark-start text:id="IMark9608696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100864424"/><text:alphabetical-index-mark-start text:id="IMark98246664"/><text:span text:style-name="T52">Call</text:span><text:alphabetical-index-mark-end text:id="IMark98246664"/><text:alphabetical-index-mark-end text:id="IMark100864424"/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6086968"/><text:alphabetical-index-mark-end text:id="IMark91098088"/><text:alphabetical-index-mark-end text:id="IMark93361752"/><text:span text:style-name="T52">ing </text:span><text:alphabetical-index-mark-start text:id="IMark88148216"/><text:alphabetical-index-mark-start text:id="IMark99200040"/><text:alphabetical-index-mark-start text:id="IMark93389672"/><text:alphabetical-index-mark-start text:id="IMark92825880"/><text:alphabetical-index-mark-start text:id="IMark90386520"/><text:alphabetical-index-mark-start text:id="IMark97209272"/><text:alphabetical-index-mark-start text:id="IMark100481240"/><text:alphabetical-index-mark-start text:id="IMark97657048"/><text:alphabetical-index-mark-start text:id="IMark95563976"/><text:alphabetical-index-mark-start text:id="IMark88152200"/><text:alphabetical-index-mark-start text:id="IMark98233832"/><text:alphabetical-index-mark-start text:id="IMark89000968"/><text:alphabetical-index-mark-start text:id="IMark92095816"/><text:alphabetical-index-mark-start text:id="IMark97653064"/><text:alphabetical-index-mark-start text:id="IMark97662360"/><text:alphabetical-index-mark-start text:id="IMark99923864"/><text:alphabetical-index-mark-start text:id="IMark81532696"/><text:alphabetical-index-mark-start text:id="IMark100511464"/><text:span text:style-name="T52">sql</text:span><text:alphabetical-index-mark-end text:id="IMark100511464"/><text:alphabetical-index-mark-end text:id="IMark81532696"/><text:alphabetical-index-mark-end text:id="IMark99923864"/><text:alphabetical-index-mark-end text:id="IMark97662360"/><text:alphabetical-index-mark-end text:id="IMark97653064"/><text:alphabetical-index-mark-end text:id="IMark92095816"/><text:alphabetical-index-mark-end text:id="IMark89000968"/><text:alphabetical-index-mark-end text:id="IMark98233832"/><text:alphabetical-index-mark-end text:id="IMark88152200"/><text:alphabetical-index-mark-end text:id="IMark95563976"/><text:alphabetical-index-mark-end text:id="IMark97657048"/><text:alphabetical-index-mark-end text:id="IMark100481240"/><text:alphabetical-index-mark-end text:id="IMark97209272"/><text:alphabetical-index-mark-end text:id="IMark90386520"/><text:alphabetical-index-mark-end text:id="IMark92825880"/><text:alphabetical-index-mark-end text:id="IMark93389672"/><text:alphabetical-index-mark-end text:id="IMark99200040"/><text:alphabetical-index-mark-end text:id="IMark88148216"/><text:span text:style-name="T52">p with three arguments.</text:span><text:bookmark-end text:name="__RefHeading___Toc8555_467953159"/></text:h>
      <text:p text:style-name="P30"/>
      <text:p text:style-name="P55">If you want to use <text:alphabetical-index-mark-start text:id="IMark101382824"/><text:alphabetical-index-mark-start text:id="IMark99930504"/><text:alphabetical-index-mark-start text:id="IMark99933160"/><text:alphabetical-index-mark-start text:id="IMark97666344"/><text:alphabetical-index-mark-start text:id="IMark99444856"/><text:alphabetical-index-mark-start text:id="IMark99918552"/><text:alphabetical-index-mark-start text:id="IMark101289224"/><text:alphabetical-index-mark-start text:id="IMark92063784"/>macro<text:alphabetical-index-mark-end text:id="IMark92063784"/><text:alphabetical-index-mark-end text:id="IMark101289224"/><text:alphabetical-index-mark-end text:id="IMark99918552"/><text:alphabetical-index-mark-end text:id="IMark99444856"/><text:alphabetical-index-mark-end text:id="IMark97666344"/><text:alphabetical-index-mark-end text:id="IMark99933160"/><text:alphabetical-index-mark-end text:id="IMark99930504"/><text:alphabetical-index-mark-end text:id="IMark101382824"/>s with 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alphabetical-index-mark-start text:id="IMark99935816"/><text:alphabetical-index-mark-start text:id="IMark99927848"/><text:alphabetical-index-mark-start text:id="IMark101380296"/><text:alphabetical-index-mark-start text:id="IMark79540824"/><text:alphabetical-index-mark-start text:id="IMark97658376"/><text:alphabetical-index-mark-start text:id="IMark98256056"/><text:alphabetical-index-mark-start text:id="IMark91093160"/><text:alphabetical-index-mark-start text:id="IMark79576552"/><text:alphabetical-index-mark-start text:id="IMark72317240"/><text:alphabetical-index-mark-start text:id="IMark88255144"/>sql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98256056"/><text:alphabetical-index-mark-end text:id="IMark97658376"/><text:alphabetical-index-mark-end text:id="IMark79540824"/><text:alphabetical-index-mark-end text:id="IMark101380296"/><text:alphabetical-index-mark-end text:id="IMark99927848"/><text:alphabetical-index-mark-end text:id="IMark99935816"/><text:alphabetical-index-mark-end text:id="IMark91631160"/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p, the <text:alphabetical-index-mark-start text:id="IMark93079656"/><text:alphabetical-index-mark-start text:id="IMark91095624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2340664"/><text:alphabetical-index-mark-start text:id="IMark96944584"/>syntax<text:alphabetical-index-mark-end text:id="IMark96944584"/><text:alphabetical-index-mark-end text:id="IMark92340664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1095624"/><text:alphabetical-index-mark-end text:id="IMark93079656"/> for a <text:alphabetical-index-mark-start text:id="IMark92464712"/><text:alphabetical-index-mark-start text:id="IMark92955864"/><text:alphabetical-index-mark-start text:id="IMark72312216"/><text:alphabetical-index-mark-start text:id="IMark87230520"/><text:alphabetical-index-mark-start text:id="IMark99921208"/><text:alphabetical-index-mark-start text:id="IMark87228056"/><text:alphabetical-index-mark-start text:id="IMark101392936"/><text:alphabetical-index-mark-start text:id="IMark99440872"/>call<text:alphabetical-index-mark-end text:id="IMark99440872"/><text:alphabetical-index-mark-end text:id="IMark101392936"/><text:alphabetical-index-mark-end text:id="IMark87228056"/><text:alphabetical-index-mark-end text:id="IMark99921208"/><text:alphabetical-index-mark-end text:id="IMark87230520"/><text:alphabetical-index-mark-end text:id="IMark72312216"/><text:alphabetical-index-mark-end text:id="IMark92955864"/><text:alphabetical-index-mark-end text:id="IMark92464712"/> uses one more argument, which is the <text:alphabetical-index-mark-start text:id="IMark97019384"/><text:alphabetical-index-mark-start text:id="IMark95937480"/><text:alphabetical-index-mark-start text:id="IMark99929176"/><text:alphabetical-index-mark-start text:id="IMark97655720"/><text:alphabetical-index-mark-start text:id="IMark99925192"/><text:alphabetical-index-mark-start text:id="IMark93339032"/><text:alphabetical-index-mark-start text:id="IMark91696504"/><text:alphabetical-index-mark-start text:id="IMark93434072"/>macro<text:alphabetical-index-mark-end text:id="IMark93434072"/><text:alphabetical-index-mark-end text:id="IMark91696504"/><text:alphabetical-index-mark-end text:id="IMark93339032"/><text:alphabetical-index-mark-end text:id="IMark99925192"/><text:alphabetical-index-mark-end text:id="IMark97655720"/><text:alphabetical-index-mark-end text:id="IMark99929176"/><text:alphabetical-index-mark-end text:id="IMark95937480"/><text:alphabetical-index-mark-end text:id="IMark97019384"/> that you want to use, like:</text:p>
      <text:p text:style-name="P55"/>
      <text:p text:style-name="P71">./<text:alphabetical-index-mark-start text:id="IMark99937144"/><text:alphabetical-index-mark-start text:id="IMark72362984"/><text:alphabetical-index-mark-start text:id="IMark93335048"/>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<text:alphabetical-index-mark-start text:id="IMark97665016"/><text:alphabetical-index-mark-start text:id="IMark99931832"/><text:alphabetical-index-mark-start text:id="IMark95397576"/><text:alphabetical-index-mark-start text:id="IMark92871112"/><text:alphabetical-index-mark-start text:id="IMark96464680"/><text:alphabetical-index-mark-start text:id="IMark100508808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alphabetical-index-mark-start text:id="IMark99481256"/>sql<text:alphabetical-index-mark-end text:id="IMark99481256"/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alphabetical-index-mark-end text:id="IMark100501640"/><text:alphabetical-index-mark-end text:id="IMark100508808"/><text:alphabetical-index-mark-end text:id="IMark96464680"/><text:alphabetical-index-mark-end text:id="IMark92871112"/><text:alphabetical-index-mark-end text:id="IMark95397576"/><text:alphabetical-index-mark-end text:id="IMark99931832"/><text:alphabetical-index-mark-end text:id="IMark97665016"/>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<text:alphabetical-index-mark-end text:id="IMark93335048"/><text:alphabetical-index-mark-end text:id="IMark72362984"/><text:alphabetical-index-mark-end text:id="IMark99937144"/>p [db] [<text:alphabetical-index-mark-start text:id="IMark93439544"/><text:alphabetical-index-mark-start text:id="IMark9597128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659704"/><text:alphabetical-index-mark-start text:id="IMark97667672"/><text:alphabetical-index-mark-start text:id="IMark96773144"/>query<text:alphabetical-index-mark-end text:id="IMark96773144"/><text:alphabetical-index-mark-end text:id="IMark97667672"/><text:alphabetical-index-mark-end text:id="IMark97659704"/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5971288"/><text:alphabetical-index-mark-end text:id="IMark93439544"/>] <text:span text:style-name="T54">[</text:span><text:alphabetical-index-mark-start text:id="IMark100459384"/><text:alphabetical-index-mark-start text:id="IMark88251960"/><text:alphabetical-index-mark-start text:id="IMark98236488"/><text:alphabetical-index-mark-start text:id="IMark90857528"/><text:alphabetical-index-mark-start text:id="IMark88573976"/><text:alphabetical-index-mark-start text:id="IMark96336456"/><text:alphabetical-index-mark-start text:id="IMark96738728"/><text:alphabetical-index-mark-start text:id="IMark101410760"/><text:span text:style-name="T54">macro</text:span><text:alphabetical-index-mark-end text:id="IMark101410760"/><text:alphabetical-index-mark-end text:id="IMark96738728"/><text:alphabetical-index-mark-end text:id="IMark96336456"/><text:alphabetical-index-mark-end text:id="IMark88573976"/><text:alphabetical-index-mark-end text:id="IMark90857528"/><text:alphabetical-index-mark-end text:id="IMark98236488"/><text:alphabetical-index-mark-end text:id="IMark88251960"/><text:alphabetical-index-mark-end text:id="IMark100459384"/><text:span text:style-name="T54">]</text:span></text:p>
      <text:p text:style-name="P55"/>
      <text:p text:style-name="P55">Where <text:span text:style-name="T48">[</text:span><text:alphabetical-index-mark-start text:id="IMark90937912"/><text:alphabetical-index-mark-start text:id="IMark101405704"/><text:alphabetical-index-mark-start text:id="IMark97699336"/><text:alphabetical-index-mark-start text:id="IMark97141448"/><text:alphabetical-index-mark-start text:id="IMark93337704"/><text:alphabetical-index-mark-start text:id="IMark93340360"/><text:alphabetical-index-mark-start text:id="IMark95294968"/><text:alphabetical-index-mark-start text:id="IMark87232984"/><text:span text:style-name="T48">macro</text:span><text:alphabetical-index-mark-end text:id="IMark87232984"/><text:alphabetical-index-mark-end text:id="IMark95294968"/><text:alphabetical-index-mark-end text:id="IMark93340360"/><text:alphabetical-index-mark-end text:id="IMark93337704"/><text:alphabetical-index-mark-end text:id="IMark97141448"/><text:alphabetical-index-mark-end text:id="IMark97699336"/><text:alphabetical-index-mark-end text:id="IMark101405704"/><text:alphabetical-index-mark-end text:id="IMark90937912"/><text:span text:style-name="T48">]</text:span> represents the <text:alphabetical-index-mark-start text:id="IMark87231752"/><text:alphabetical-index-mark-start text:id="IMark96729432"/><text:alphabetical-index-mark-start text:id="IMark99715304"/><text:alphabetical-index-mark-start text:id="IMark91424776"/><text:alphabetical-index-mark-start text:id="IMark99818568"/><text:alphabetical-index-mark-start text:id="IMark97275336"/><text:alphabetical-index-mark-start text:id="IMark97264712"/><text:alphabetical-index-mark-start text:id="IMark97263384"/>macro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1424776"/><text:alphabetical-index-mark-end text:id="IMark99715304"/><text:alphabetical-index-mark-end text:id="IMark96729432"/><text:alphabetical-index-mark-end text:id="IMark87231752"/> name that you intend to 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call<text:alphabetical-index-mark-end text:id="IMark101324488"/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00600"/><text:alphabetical-index-mark-end text:id="IMark93332392"/><text:alphabetical-index-mark-end text:id="IMark95396248"/>. Currently there are t<text:span text:style-name="T73">hree</text:span> <text:alphabetical-index-mark-start text:id="IMark100920888"/><text:alphabetical-index-mark-start text:id="IMark95214664"/><text:alphabetical-index-mark-start text:id="IMark100037704"/><text:alphabetical-index-mark-start text:id="IMark100498984"/><text:alphabetical-index-mark-start text:id="IMark96775800"/><text:alphabetical-index-mark-start text:id="IMark90450472"/><text:alphabetical-index-mark-start text:id="IMark96049240"/><text:alphabetical-index-mark-start text:id="IMark98249320"/>macro<text:alphabetical-index-mark-end text:id="IMark98249320"/><text:alphabetical-index-mark-end text:id="IMark96049240"/><text:alphabetical-index-mark-end text:id="IMark90450472"/><text:alphabetical-index-mark-end text:id="IMark96775800"/><text:alphabetical-index-mark-end text:id="IMark100498984"/><text:alphabetical-index-mark-end text:id="IMark100037704"/><text:alphabetical-index-mark-end text:id="IMark95214664"/><text:alphabetical-index-mark-end text:id="IMark100920888"/>s:</text:p>
      <text:p text:style-name="P55"/>
      <text:h text:style-name="Heading_20_3" text:outline-level="3"><text:bookmark-start text:name="__RefHeading___Toc6740_413320909"/><text:soft-page-break/>5.<text:span text:style-name="T55">4</text:span>.1. <text:alphabetical-index-mark-start text:id="IMark79257688"/><text:alphabetical-index-mark-start text:id="IMark95414792"/><text:alphabetical-index-mark-start text:id="IMark98245336"/><text:alphabetical-index-mark-start text:id="IMark87218216"/><text:alphabetical-index-mark-start text:id="IMark92487816"/><text:alphabetical-index-mark-start text:id="IMark95445544"/><text:alphabetical-index-mark-start text:id="IMark93361752"/><text:alphabetical-index-mark-start text:id="IMark91098088"/>OPEN_<text:alphabetical-index-mark-start text:id="IMark9608696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100864424"/><text:alphabetical-index-mark-start text:id="IMark98246664"/><text:alphabetical-index-mark-start text:id="IMark88148216"/>QUERY<text:alphabetical-index-mark-end text:id="IMark88148216"/><text:alphabetical-index-mark-end text:id="IMark98246664"/><text:alphabetical-index-mark-end text:id="IMark100864424"/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6086968"/>_CLOSE<text:bookmark-end text:name="__RefHeading___Toc6740_413320909"/><text:alphabetical-index-mark-end text:id="IMark91098088"/><text:alphabetical-index-mark-end text:id="IMark93361752"/><text:alphabetical-index-mark-end text:id="IMark95445544"/><text:alphabetical-index-mark-end text:id="IMark92487816"/><text:alphabetical-index-mark-end text:id="IMark87218216"/><text:alphabetical-index-mark-end text:id="IMark98245336"/><text:alphabetical-index-mark-end text:id="IMark95414792"/><text:alphabetical-index-mark-end text:id="IMark79257688"/></text:h>
      <text:p text:style-name="P55"/>
      <text:p text:style-name="P55">This <text:alphabetical-index-mark-start text:id="IMark92825880"/><text:alphabetical-index-mark-start text:id="IMark90386520"/><text:alphabetical-index-mark-start text:id="IMark97209272"/><text:alphabetical-index-mark-start text:id="IMark100481240"/><text:alphabetical-index-mark-start text:id="IMark97657048"/><text:alphabetical-index-mark-start text:id="IMark95563976"/><text:alphabetical-index-mark-start text:id="IMark88152200"/><text:alphabetical-index-mark-start text:id="IMark98233832"/>macro<text:alphabetical-index-mark-end text:id="IMark98233832"/><text:alphabetical-index-mark-end text:id="IMark88152200"/><text:alphabetical-index-mark-end text:id="IMark95563976"/><text:alphabetical-index-mark-end text:id="IMark97657048"/><text:alphabetical-index-mark-end text:id="IMark100481240"/><text:alphabetical-index-mark-end text:id="IMark97209272"/><text:alphabetical-index-mark-end text:id="IMark90386520"/><text:alphabetical-index-mark-end text:id="IMark92825880"/> will open the <text:alphabetical-index-mark-start text:id="IMark89000968"/><text:alphabetical-index-mark-start text:id="IMark92095816"/><text:alphabetical-index-mark-start text:id="IMark97653064"/><text:alphabetical-index-mark-start text:id="IMark97662360"/><text:alphabetical-index-mark-start text:id="IMark99923864"/><text:alphabetical-index-mark-start text:id="IMark81532696"/><text:alphabetical-index-mark-start text:id="IMark100511464"/><text:alphabetical-index-mark-start text:id="IMark92493128"/>database<text:alphabetical-index-mark-end text:id="IMark92493128"/><text:alphabetical-index-mark-end text:id="IMark100511464"/><text:alphabetical-index-mark-end text:id="IMark81532696"/><text:alphabetical-index-mark-end text:id="IMark99923864"/><text:alphabetical-index-mark-end text:id="IMark97662360"/><text:alphabetical-index-mark-end text:id="IMark97653064"/><text:alphabetical-index-mark-end text:id="IMark92095816"/><text:alphabetical-index-mark-end text:id="IMark89000968"/>, perform the <text:alphabetical-index-mark-start text:id="IMark92380552"/><text:alphabetical-index-mark-start text:id="IMark95510040"/><text:alphabetical-index-mark-start text:id="IMark91040008"/><text:alphabetical-index-mark-start text:id="IMark95937480"/><text:alphabetical-index-mark-start text:id="IMark97019384"/><text:alphabetical-index-mark-start text:id="IMark99929176"/><text:alphabetical-index-mark-start text:id="IMark97655720"/><text:alphabetical-index-mark-start text:id="IMark99925192"/>query<text:alphabetical-index-mark-end text:id="IMark99925192"/><text:alphabetical-index-mark-end text:id="IMark97655720"/><text:alphabetical-index-mark-end text:id="IMark99929176"/><text:alphabetical-index-mark-end text:id="IMark97019384"/><text:alphabetical-index-mark-end text:id="IMark95937480"/><text:alphabetical-index-mark-end text:id="IMark91040008"/><text:alphabetical-index-mark-end text:id="IMark95510040"/><text:alphabetical-index-mark-end text:id="IMark92380552"/> you want, and then close the <text:alphabetical-index-mark-start text:id="IMark93339032"/><text:alphabetical-index-mark-start text:id="IMark91696504"/><text:alphabetical-index-mark-start text:id="IMark93434072"/><text:alphabetical-index-mark-start text:id="IMark92464712"/><text:alphabetical-index-mark-start text:id="IMark92955864"/><text:alphabetical-index-mark-start text:id="IMark72312216"/>dat<text:span text:style-name="T56">a</text:span>base<text:alphabetical-index-mark-end text:id="IMark72312216"/><text:alphabetical-index-mark-end text:id="IMark92955864"/><text:alphabetical-index-mark-end text:id="IMark92464712"/><text:alphabetical-index-mark-end text:id="IMark93434072"/><text:alphabetical-index-mark-end text:id="IMark91696504"/><text:alphabetical-index-mark-end text:id="IMark93339032"/>. <text:span text:style-name="T56">In the case of </text:span><text:alphabetical-index-mark-start text:id="IMark87230520"/><text:alphabetical-index-mark-start text:id="IMark99921208"/><text:alphabetical-index-mark-start text:id="IMark87228056"/><text:alphabetical-index-mark-start text:id="IMark101392936"/><text:alphabetical-index-mark-start text:id="IMark99440872"/><text:alphabetical-index-mark-start text:id="IMark93079656"/><text:span text:style-name="T56">queries</text:span><text:alphabetical-index-mark-end text:id="IMark93079656"/><text:alphabetical-index-mark-end text:id="IMark99440872"/><text:alphabetical-index-mark-end text:id="IMark101392936"/><text:alphabetical-index-mark-end text:id="IMark87228056"/><text:alphabetical-index-mark-end text:id="IMark99921208"/><text:alphabetical-index-mark-end text:id="IMark87230520"/><text:span text:style-name="T56"> that produce </text:span><text:alphabetical-index-mark-start text:id="IMark91095624"/><text:alphabetical-index-mark-start text:id="IMark99934488"/><text:alphabetical-index-mark-start text:id="IMark95394920"/><text:alphabetical-index-mark-start text:id="IMark93325224"/><text:alphabetical-index-mark-start text:id="IMark93336376"/><text:alphabetical-index-mark-start text:id="IMark92340664"/><text:span text:style-name="T56">listing</text:span><text:alphabetical-index-mark-end text:id="IMark92340664"/><text:alphabetical-index-mark-end text:id="IMark93336376"/><text:alphabetical-index-mark-end text:id="IMark93325224"/><text:alphabetical-index-mark-end text:id="IMark95394920"/><text:alphabetical-index-mark-end text:id="IMark99934488"/><text:alphabetical-index-mark-end text:id="IMark91095624"/><text:span text:style-name="T56">s as </text:span><text:alphabetical-index-mark-start text:id="IMark96944584"/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1631160"/><text:alphabetical-index-mark-start text:id="IMark99935816"/><text:alphabetical-index-mark-start text:id="IMark99927848"/><text:alphabetical-index-mark-start text:id="IMark101380296"/><text:alphabetical-index-mark-start text:id="IMark79540824"/><text:alphabetical-index-mark-start text:id="IMark97658376"/><text:span text:style-name="T56">result</text:span><text:alphabetical-index-mark-end text:id="IMark97658376"/><text:alphabetical-index-mark-end text:id="IMark79540824"/><text:alphabetical-index-mark-end text:id="IMark101380296"/><text:alphabetical-index-mark-end text:id="IMark99927848"/><text:alphabetical-index-mark-end text:id="IMark99935816"/><text:alphabetical-index-mark-end text:id="IMark91631160"/><text:span text:style-name="T56">s</text:span><text:alphabetical-index-mark-end text:id="IMark97663688"/><text:alphabetical-index-mark-end text:id="IMark97661032"/><text:alphabetical-index-mark-end text:id="IMark97654392"/><text:alphabetical-index-mark-end text:id="IMark99926520"/><text:alphabetical-index-mark-end text:id="IMark96051896"/><text:alphabetical-index-mark-end text:id="IMark96944584"/><text:span text:style-name="T56">, they will be available at </text:span><text:alphabetical-index-mark-start text:id="IMark9825605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101382824"/><text:span text:style-name="T56">file</text:span><text:alphabetical-index-mark-end text:id="IMark101382824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98256056"/><text:span text:style-name="T56"> </text:span><text:alphabetical-index-mark-start text:id="IMark99930504"/><text:alphabetical-index-mark-start text:id="IMark99933160"/><text:alphabetical-index-mark-start text:id="IMark97666344"/><text:alphabetical-index-mark-start text:id="IMark99444856"/><text:alphabetical-index-mark-start text:id="IMark99918552"/><text:alphabetical-index-mark-start text:id="IMark101289224"/><text:alphabetical-index-mark-start text:id="IMark92063784"/><text:alphabetical-index-mark-start text:id="IMark97941528"/><text:alphabetical-index-mark-start text:id="IMark95938808"/><text:alphabetical-index-mark-start text:id="IMark92392776"/><text:alphabetical-index-mark-start text:id="IMark93439544"/><text:alphabetical-index-mark-start text:id="IMark95971288"/><text:span text:style-name="T56">sql</text:span><text:alphabetical-index-mark-end text:id="IMark95971288"/><text:alphabetical-index-mark-end text:id="IMark93439544"/><text:alphabetical-index-mark-end text:id="IMark92392776"/><text:alphabetical-index-mark-end text:id="IMark95938808"/><text:alphabetical-index-mark-end text:id="IMark97941528"/><text:alphabetical-index-mark-end text:id="IMark92063784"/><text:alphabetical-index-mark-end text:id="IMark101289224"/><text:alphabetical-index-mark-end text:id="IMark99918552"/><text:alphabetical-index-mark-end text:id="IMark99444856"/><text:alphabetical-index-mark-end text:id="IMark97666344"/><text:alphabetical-index-mark-end text:id="IMark99933160"/><text:alphabetical-index-mark-end text:id="IMark99930504"/><text:span text:style-name="T56">p_</text:span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7659704"/><text:alphabetical-index-mark-start text:id="IMark97667672"/><text:alphabetical-index-mark-start text:id="IMark96773144"/><text:alphabetical-index-mark-start text:id="IMark99937144"/><text:alphabetical-index-mark-start text:id="IMark72362984"/><text:alphabetical-index-mark-start text:id="IMark93335048"/><text:span text:style-name="T56">result</text:span><text:alphabetical-index-mark-end text:id="IMark93335048"/><text:alphabetical-index-mark-end text:id="IMark72362984"/><text:alphabetical-index-mark-end text:id="IMark99937144"/><text:alphabetical-index-mark-end text:id="IMark96773144"/><text:alphabetical-index-mark-end text:id="IMark97667672"/><text:alphabetical-index-mark-end text:id="IMark97659704"/><text:span text:style-name="T56">s</text:span><text:alphabetical-index-mark-end text:id="IMark100500312"/><text:alphabetical-index-mark-end text:id="IMark92453096"/><text:alphabetical-index-mark-end text:id="IMark95779336"/><text:alphabetical-index-mark-end text:id="IMark88153528"/><text:alphabetical-index-mark-end text:id="IMark91517576"/><text:alphabetical-index-mark-end text:id="IMark101408232"/>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<text:alphabetical-index-mark-start text:id="IMark97665016"/><text:span text:style-name="T56">.txt</text:span><text:alphabetical-index-mark-end text:id="IMark97665016"/>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<text:span text:style-name="T56">. You will need a text editor to see them or use </text:span><text:alphabetical-index-mark-start text:id="IMark99931832"/><text:alphabetical-index-mark-start text:id="IMark95397576"/><text:alphabetical-index-mark-start text:id="IMark92871112"/><text:alphabetical-index-mark-start text:id="IMark96464680"/><text:alphabetical-index-mark-start text:id="IMark100508808"/><text:alphabetical-index-mark-start text:id="IMark100501640"/><text:alphabetical-index-mark-start text:id="IMark100507480"/><text:alphabetical-index-mark-start text:id="IMark97670328"/><text:alphabetical-index-mark-start text:id="IMark96777128"/><text:alphabetical-index-mark-start text:id="IMark99922536"/><text:alphabetical-index-mark-start text:id="IMark97844472"/><text:alphabetical-index-mark-start text:id="IMark91891944"/><text:span text:style-name="T56">OPEN_</text:span><text:alphabetical-index-mark-start text:id="IMark99481256"/><text:alphabetical-index-mark-start text:id="IMark101397992"/><text:alphabetical-index-mark-start text:id="IMark100459384"/><text:alphabetical-index-mark-start text:id="IMark88251960"/><text:alphabetical-index-mark-start text:id="IMark98236488"/><text:alphabetical-index-mark-start text:id="IMark90857528"/><text:span text:style-name="T56">QUERY</text:span><text:alphabetical-index-mark-end text:id="IMark90857528"/><text:alphabetical-index-mark-end text:id="IMark98236488"/><text:alphabetical-index-mark-end text:id="IMark88251960"/><text:alphabetical-index-mark-end text:id="IMark100459384"/><text:alphabetical-index-mark-end text:id="IMark101397992"/><text:alphabetical-index-mark-end text:id="IMark99481256"/><text:span text:style-name="T56">_CLOSE</text:span><text:alphabetical-index-mark-end text:id="IMark91891944"/><text:alphabetical-index-mark-end text:id="IMark97844472"/><text:alphabetical-index-mark-end text:id="IMark99922536"/><text:alphabetical-index-mark-end text:id="IMark96777128"/><text:alphabetical-index-mark-end text:id="IMark97670328"/><text:alphabetical-index-mark-end text:id="IMark100507480"/><text:span text:style-name="T56">_SHOW</text:span><text:alphabetical-index-mark-end text:id="IMark100501640"/><text:alphabetical-index-mark-end text:id="IMark100508808"/><text:alphabetical-index-mark-end text:id="IMark96464680"/><text:alphabetical-index-mark-end text:id="IMark92871112"/><text:alphabetical-index-mark-end text:id="IMark95397576"/><text:alphabetical-index-mark-end text:id="IMark99931832"/><text:span text:style-name="T56"> to see them no your console.</text:span></text:p>
      <text:p text:style-name="P55"/>
      <text:p text:style-name="P57">Remember that data in <text:alphabetical-index-mark-start text:id="IMark99763800"/><text:alphabetical-index-mark-start text:id="IMark96764648"/><text:alphabetical-index-mark-start text:id="IMark88257480"/><text:alphabetical-index-mark-start text:id="IMark92700888"/><text:alphabetical-index-mark-start text:id="IMark90937912"/><text:alphabetical-index-mark-start text:id="IMark101405704"/><text:alphabetical-index-mark-start text:id="IMark97699336"/><text:alphabetical-index-mark-start text:id="IMark97141448"/><text:alphabetical-index-mark-start text:id="IMark93337704"/><text:alphabetical-index-mark-start text:id="IMark93340360"/><text:alphabetical-index-mark-start text:id="IMark95294968"/><text:alphabetical-index-mark-start text:id="IMark87232984"/>sql<text:alphabetical-index-mark-end text:id="IMark87232984"/><text:alphabetical-index-mark-end text:id="IMark95294968"/><text:alphabetical-index-mark-end text:id="IMark93340360"/><text:alphabetical-index-mark-end text:id="IMark93337704"/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2700888"/><text:alphabetical-index-mark-end text:id="IMark88257480"/><text:alphabetical-index-mark-end text:id="IMark96764648"/><text:alphabetical-index-mark-end text:id="IMark99763800"/>p_<text:alphabetical-index-mark-start text:id="IMark99224728"/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<text:alphabetical-index-mark-start text:id="IMark87231752"/><text:alphabetical-index-mark-start text:id="IMark96729432"/><text:alphabetical-index-mark-start text:id="IMark99715304"/>result<text:alphabetical-index-mark-end text:id="IMark99715304"/><text:alphabetical-index-mark-end text:id="IMark96729432"/><text:alphabetical-index-mark-end text:id="IMark87231752"/><text:alphabetical-index-mark-end text:id="IMark101324488"/><text:alphabetical-index-mark-end text:id="IMark96997960"/><text:alphabetical-index-mark-end text:id="IMark99439544"/>s<text:alphabetical-index-mark-end text:id="IMark99438216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9224728"/><text:alphabetical-index-mark-start text:id="IMark91424776"/><text:alphabetical-index-mark-start text:id="IMark99818568"/><text:alphabetical-index-mark-start text:id="IMark97275336"/><text:alphabetical-index-mark-start text:id="IMark97264712"/><text:alphabetical-index-mark-start text:id="IMark97263384"/><text:alphabetical-index-mark-start text:id="IMark91885112"/>.txt<text:alphabetical-index-mark-end text:id="IMark91885112"/>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1424776"/> is not <text:alphabetical-index-mark-start text:id="IMark95214664"/><text:alphabetical-index-mark-start text:id="IMark100920888"/><text:alphabetical-index-mark-start text:id="IMark100037704"/><text:alphabetical-index-mark-start text:id="IMark100498984"/><text:alphabetical-index-mark-start text:id="IMark96775800"/><text:alphabetical-index-mark-start text:id="IMark90450472"/>format<text:alphabetical-index-mark-end text:id="IMark90450472"/><text:alphabetical-index-mark-end text:id="IMark96775800"/><text:alphabetical-index-mark-end text:id="IMark100498984"/><text:alphabetical-index-mark-end text:id="IMark100037704"/><text:alphabetical-index-mark-end text:id="IMark100920888"/><text:alphabetical-index-mark-end text:id="IMark95214664"/>ted; it is just a <text:alphabetical-index-mark-start text:id="IMark96049240"/><text:alphabetical-index-mark-start text:id="IMark98249320"/><text:alphabetical-index-mark-start text:id="IMark72061608"/><text:alphabetical-index-mark-start text:id="IMark95608344"/><text:alphabetical-index-mark-start text:id="IMark95393592"/><text:alphabetical-index-mark-start text:id="IMark95414792"/>string<text:alphabetical-index-mark-end text:id="IMark95414792"/><text:alphabetical-index-mark-end text:id="IMark95393592"/><text:alphabetical-index-mark-end text:id="IMark95608344"/><text:alphabetical-index-mark-end text:id="IMark72061608"/><text:alphabetical-index-mark-end text:id="IMark98249320"/><text:alphabetical-index-mark-end text:id="IMark96049240"/> of <text:alphabetical-index-mark-start text:id="IMark79257688"/><text:alphabetical-index-mark-start text:id="IMark98245336"/><text:alphabetical-index-mark-start text:id="IMark87218216"/><text:alphabetical-index-mark-start text:id="IMark92487816"/><text:alphabetical-index-mark-start text:id="IMark95445544"/><text:alphabetical-index-mark-start text:id="IMark93361752"/>character<text:alphabetical-index-mark-end text:id="IMark93361752"/><text:alphabetical-index-mark-end text:id="IMark95445544"/><text:alphabetical-index-mark-end text:id="IMark92487816"/><text:alphabetical-index-mark-end text:id="IMark87218216"/><text:alphabetical-index-mark-end text:id="IMark98245336"/><text:alphabetical-index-mark-end text:id="IMark79257688"/>s and it is up to the user – be it a <text:alphabetical-index-mark-start text:id="IMark91098088"/><text:alphabetical-index-mark-start text:id="IMark96086968"/><text:alphabetical-index-mark-start text:id="IMark92479896"/><text:alphabetical-index-mark-start text:id="IMark98235160"/><text:alphabetical-index-mark-start text:id="IMark98247992"/><text:alphabetical-index-mark-start text:id="IMark79559080"/>program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6086968"/><text:alphabetical-index-mark-end text:id="IMark91098088"/> or a person - to make sense of those contents.</text:p>
      <text:p text:style-name="P55"/>
      <text:p text:style-name="P55"/>
      <text:h text:style-name="Heading_20_3" text:outline-level="3"><text:bookmark-start text:name="__RefHeading___Toc6742_413320909"/>5.<text:span text:style-name="T55">4</text:span>.2. <text:alphabetical-index-mark-start text:id="IMark92380552"/><text:alphabetical-index-mark-start text:id="IMark91040008"/><text:alphabetical-index-mark-start text:id="IMark95937480"/><text:alphabetical-index-mark-start text:id="IMark97019384"/><text:alphabetical-index-mark-start text:id="IMark99929176"/><text:alphabetical-index-mark-start text:id="IMark97655720"/><text:alphabetical-index-mark-start text:id="IMark99925192"/><text:alphabetical-index-mark-start text:id="IMark89000968"/>TEST_DB<text:bookmark-end text:name="__RefHeading___Toc6742_413320909"/><text:alphabetical-index-mark-end text:id="IMark89000968"/><text:alphabetical-index-mark-end text:id="IMark99925192"/><text:alphabetical-index-mark-end text:id="IMark97655720"/><text:alphabetical-index-mark-end text:id="IMark99929176"/><text:alphabetical-index-mark-end text:id="IMark97019384"/><text:alphabetical-index-mark-end text:id="IMark95937480"/><text:alphabetical-index-mark-end text:id="IMark91040008"/><text:alphabetical-index-mark-end text:id="IMark92380552"/></text:h>
      <text:p text:style-name="P55"/>
      <text:p text:style-name="P55">This <text:alphabetical-index-mark-start text:id="IMark97662360"/><text:alphabetical-index-mark-start text:id="IMark99923864"/><text:alphabetical-index-mark-start text:id="IMark81532696"/><text:alphabetical-index-mark-start text:id="IMark100511464"/><text:alphabetical-index-mark-start text:id="IMark92493128"/><text:alphabetical-index-mark-start text:id="IMark92825880"/><text:alphabetical-index-mark-start text:id="IMark90386520"/><text:alphabetical-index-mark-start text:id="IMark97209272"/>macro<text:alphabetical-index-mark-end text:id="IMark97209272"/><text:alphabetical-index-mark-end text:id="IMark90386520"/><text:alphabetical-index-mark-end text:id="IMark92825880"/><text:alphabetical-index-mark-end text:id="IMark92493128"/><text:alphabetical-index-mark-end text:id="IMark100511464"/><text:alphabetical-index-mark-end text:id="IMark81532696"/><text:alphabetical-index-mark-end text:id="IMark99923864"/><text:alphabetical-index-mark-end text:id="IMark97662360"/> will not <text:alphabetical-index-mark-start text:id="IMark100481240"/><text:alphabetical-index-mark-start text:id="IMark97657048"/><text:alphabetical-index-mark-start text:id="IMark95563976"/><text:alphabetical-index-mark-start text:id="IMark88152200"/><text:alphabetical-index-mark-start text:id="IMark98233832"/><text:alphabetical-index-mark-start text:id="IMark88573976"/><text:alphabetical-index-mark-start text:id="IMark92187672"/><text:alphabetical-index-mark-start text:id="IMark93339032"/>execute<text:alphabetical-index-mark-end text:id="IMark93339032"/><text:alphabetical-index-mark-end text:id="IMark92187672"/><text:alphabetical-index-mark-end text:id="IMark88573976"/><text:alphabetical-index-mark-end text:id="IMark98233832"/><text:alphabetical-index-mark-end text:id="IMark88152200"/><text:alphabetical-index-mark-end text:id="IMark95563976"/><text:alphabetical-index-mark-end text:id="IMark97657048"/><text:alphabetical-index-mark-end text:id="IMark100481240"/> a <text:alphabetical-index-mark-start text:id="IMark91696504"/><text:alphabetical-index-mark-start text:id="IMark93434072"/><text:alphabetical-index-mark-start text:id="IMark92464712"/><text:alphabetical-index-mark-start text:id="IMark92955864"/><text:alphabetical-index-mark-start text:id="IMark72312216"/><text:alphabetical-index-mark-start text:id="IMark96336456"/><text:alphabetical-index-mark-start text:id="IMark87230520"/><text:alphabetical-index-mark-start text:id="IMark99921208"/>query<text:alphabetical-index-mark-end text:id="IMark99921208"/><text:alphabetical-index-mark-end text:id="IMark87230520"/><text:alphabetical-index-mark-end text:id="IMark96336456"/><text:alphabetical-index-mark-end text:id="IMark72312216"/><text:alphabetical-index-mark-end text:id="IMark92955864"/><text:alphabetical-index-mark-end text:id="IMark92464712"/><text:alphabetical-index-mark-end text:id="IMark93434072"/><text:alphabetical-index-mark-end text:id="IMark91696504"/>, but will test if the <text:alphabetical-index-mark-start text:id="IMark87228056"/><text:alphabetical-index-mark-start text:id="IMark101392936"/><text:alphabetical-index-mark-start text:id="IMark99440872"/><text:alphabetical-index-mark-start text:id="IMark93079656"/><text:alphabetical-index-mark-start text:id="IMark91095624"/><text:alphabetical-index-mark-start text:id="IMark99934488"/><text:alphabetical-index-mark-start text:id="IMark95394920"/><text:alphabetical-index-mark-start text:id="IMark93325224"/>database<text:alphabetical-index-mark-end text:id="IMark93325224"/><text:alphabetical-index-mark-end text:id="IMark95394920"/><text:alphabetical-index-mark-end text:id="IMark99934488"/><text:alphabetical-index-mark-end text:id="IMark91095624"/><text:alphabetical-index-mark-end text:id="IMark93079656"/><text:alphabetical-index-mark-end text:id="IMark99440872"/><text:alphabetical-index-mark-end text:id="IMark101392936"/><text:alphabetical-index-mark-end text:id="IMark87228056"/> is available or not. <text:span text:style-name="T56">If the </text:span><text:alphabetical-index-mark-start text:id="IMark93336376"/><text:alphabetical-index-mark-start text:id="IMark92340664"/><text:alphabetical-index-mark-start text:id="IMark91631160"/><text:alphabetical-index-mark-start text:id="IMark99935816"/><text:alphabetical-index-mark-start text:id="IMark99927848"/><text:alphabetical-index-mark-start text:id="IMark101380296"/><text:span text:style-name="T56">database</text:span><text:alphabetical-index-mark-end text:id="IMark101380296"/><text:alphabetical-index-mark-end text:id="IMark99927848"/><text:alphabetical-index-mark-end text:id="IMark99935816"/><text:alphabetical-index-mark-end text:id="IMark91631160"/><text:alphabetical-index-mark-end text:id="IMark92340664"/><text:alphabetical-index-mark-end text:id="IMark93336376"/><text:span text:style-name="T56"> does not exist, it will create it, since </text:span><text:alphabetical-index-mark-start text:id="IMark79540824"/><text:alphabetical-index-mark-start text:id="IMark97658376"/><text:alphabetical-index-mark-start text:id="IMark96944584"/><text:alphabetical-index-mark-start text:id="IMark96051896"/><text:alphabetical-index-mark-start text:id="IMark99926520"/><text:alphabetical-index-mark-start text:id="IMark97654392"/><text:alphabetical-index-mark-start text:id="IMark97661032"/><text:alphabetical-index-mark-start text:id="IMark97663688"/><text:alphabetical-index-mark-start text:id="IMark98256056"/><text:alphabetical-index-mark-start text:id="IMark91093160"/><text:alphabetical-index-mark-start text:id="IMark79576552"/><text:alphabetical-index-mark-start text:id="IMark72317240"/><text:alphabetical-index-mark-start text:id="IMark88255144"/><text:alphabetical-index-mark-start text:id="IMark101382824"/><text:alphabetical-index-mark-start text:id="IMark99930504"/><text:alphabetical-index-mark-start text:id="IMark99933160"/><text:alphabetical-index-mark-start text:id="IMark97666344"/><text:alphabetical-index-mark-start text:id="IMark99444856"/><text:span text:style-name="T56">Sql</text:span><text:alphabetical-index-mark-end text:id="IMark99444856"/><text:alphabetical-index-mark-end text:id="IMark97666344"/><text:alphabetical-index-mark-end text:id="IMark99933160"/><text:alphabetical-index-mark-end text:id="IMark99930504"/><text:alphabetical-index-mark-end text:id="IMark101382824"/><text:alphabetical-index-mark-end text:id="IMark88255144"/><text:alphabetical-index-mark-end text:id="IMark72317240"/><text:alphabetical-index-mark-end text:id="IMark79576552"/><text:alphabetical-index-mark-end text:id="IMark91093160"/><text:alphabetical-index-mark-end text:id="IMark98256056"/><text:alphabetical-index-mark-end text:id="IMark97663688"/><text:alphabetical-index-mark-end text:id="IMark97661032"/><text:span text:style-name="T56">ite</text:span><text:alphabetical-index-mark-end text:id="IMark97654392"/><text:alphabetical-index-mark-end text:id="IMark99926520"/><text:alphabetical-index-mark-end text:id="IMark96051896"/><text:alphabetical-index-mark-end text:id="IMark96944584"/><text:alphabetical-index-mark-end text:id="IMark97658376"/><text:alphabetical-index-mark-end text:id="IMark79540824"/><text:span text:style-name="T56">3 does that and </text:span><text:alphabetical-index-mark-start text:id="IMark99918552"/><text:alphabetical-index-mark-start text:id="IMark101289224"/><text:alphabetical-index-mark-start text:id="IMark92063784"/><text:alphabetical-index-mark-start text:id="IMark97941528"/><text:alphabetical-index-mark-start text:id="IMark95938808"/><text:alphabetical-index-mark-start text:id="IMark92392776"/><text:alphabetical-index-mark-start text:id="IMark93439544"/><text:alphabetical-index-mark-start text:id="IMark95971288"/><text:alphabetical-index-mark-start text:id="IMark97659704"/><text:alphabetical-index-mark-start text:id="IMark97667672"/><text:alphabetical-index-mark-start text:id="IMark96773144"/><text:alphabetical-index-mark-start text:id="IMark99937144"/><text:span text:style-name="T56">sql</text:span><text:alphabetical-index-mark-end text:id="IMark99937144"/><text:alphabetical-index-mark-end text:id="IMark96773144"/><text:alphabetical-index-mark-end text:id="IMark97667672"/><text:alphabetical-index-mark-end text:id="IMark97659704"/><text:alphabetical-index-mark-end text:id="IMark95971288"/><text:alphabetical-index-mark-end text:id="IMark93439544"/><text:alphabetical-index-mark-end text:id="IMark92392776"/><text:alphabetical-index-mark-end text:id="IMark95938808"/><text:alphabetical-index-mark-end text:id="IMark97941528"/><text:alphabetical-index-mark-end text:id="IMark92063784"/><text:alphabetical-index-mark-end text:id="IMark101289224"/><text:alphabetical-index-mark-end text:id="IMark99918552"/><text:span text:style-name="T56">p passes every argument to </text:span><text:alphabetical-index-mark-start text:id="IMark72362984"/><text:alphabetical-index-mark-start text:id="IMark9333504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2453096"/><text:alphabetical-index-mark-start text:id="IMark100500312"/>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<text:alphabetical-index-mark-start text:id="IMark97665016"/><text:alphabetical-index-mark-start text:id="IMark99481256"/><text:alphabetical-index-mark-start text:id="IMark101397992"/><text:alphabetical-index-mark-start text:id="IMark100459384"/><text:alphabetical-index-mark-start text:id="IMark88251960"/><text:span text:style-name="T56">Sql</text:span><text:alphabetical-index-mark-end text:id="IMark88251960"/><text:alphabetical-index-mark-end text:id="IMark100459384"/><text:alphabetical-index-mark-end text:id="IMark101397992"/><text:alphabetical-index-mark-end text:id="IMark99481256"/><text:alphabetical-index-mark-end text:id="IMark97665016"/>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<text:alphabetical-index-mark-end text:id="IMark100500312"/><text:alphabetical-index-mark-end text:id="IMark92453096"/><text:span text:style-name="T56">ite</text:span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3335048"/><text:alphabetical-index-mark-end text:id="IMark72362984"/><text:span text:style-name="T56">3 as is.</text:span></text:p>
      <text:p text:style-name="P55"/>
      <text:p text:style-name="P60">To change the behavior of <text:alphabetical-index-mark-start text:id="IMark97844472"/><text:alphabetical-index-mark-start text:id="IMark91891944"/><text:alphabetical-index-mark-start text:id="IMark99931832"/><text:alphabetical-index-mark-start text:id="IMark95397576"/><text:alphabetical-index-mark-start text:id="IMark92871112"/><text:alphabetical-index-mark-start text:id="IMark96464680"/>TEST_DB<text:alphabetical-index-mark-end text:id="IMark96464680"/><text:alphabetical-index-mark-end text:id="IMark92871112"/><text:alphabetical-index-mark-end text:id="IMark95397576"/><text:alphabetical-index-mark-end text:id="IMark99931832"/><text:alphabetical-index-mark-end text:id="IMark91891944"/><text:alphabetical-index-mark-end text:id="IMark97844472"/> you would need to change <text:alphabetical-index-mark-start text:id="IMark100508808"/><text:alphabetical-index-mark-start text:id="IMark100501640"/><text:alphabetical-index-mark-start text:id="IMark101410760"/><text:alphabetical-index-mark-start text:id="IMark96738728"/><text:alphabetical-index-mark-start text:id="IMark93362968"/><text:alphabetical-index-mark-start text:id="IMark96990312"/><text:alphabetical-index-mark-start text:id="IMark96086968"/><text:alphabetical-index-mark-start text:id="IMark9109808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79257688"/><text:alphabetical-index-mark-start text:id="IMark98245336"/><text:alphabetical-index-mark-start text:id="IMark87218216"/><text:alphabetical-index-mark-start text:id="IMark92487816"/><text:alphabetical-index-mark-start text:id="IMark95445544"/><text:alphabetical-index-mark-start text:id="IMark93361752"/>Sql<text:alphabetical-index-mark-end text:id="IMark93361752"/><text:alphabetical-index-mark-end text:id="IMark95445544"/><text:alphabetical-index-mark-end text:id="IMark92487816"/><text:alphabetical-index-mark-end text:id="IMark87218216"/><text:alphabetical-index-mark-end text:id="IMark98245336"/><text:alphabetical-index-mark-end text:id="IMark79257688"/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1098088"/><text:alphabetical-index-mark-end text:id="IMark96086968"/>ite<text:alphabetical-index-mark-end text:id="IMark96990312"/><text:alphabetical-index-mark-end text:id="IMark93362968"/><text:alphabetical-index-mark-end text:id="IMark96738728"/><text:alphabetical-index-mark-end text:id="IMark101410760"/><text:alphabetical-index-mark-end text:id="IMark100501640"/><text:alphabetical-index-mark-end text:id="IMark100508808"/>3’s behavior by means of reconfiguration or custom <text:alphabetical-index-mark-start text:id="IMark96049240"/><text:alphabetical-index-mark-start text:id="IMark98249320"/><text:alphabetical-index-mark-start text:id="IMark72061608"/><text:alphabetical-index-mark-start text:id="IMark95608344"/><text:alphabetical-index-mark-start text:id="IMark95393592"/><text:alphabetical-index-mark-start text:id="IMark95414792"/>program<text:alphabetical-index-mark-end text:id="IMark95414792"/><text:alphabetical-index-mark-end text:id="IMark95393592"/><text:alphabetical-index-mark-end text:id="IMark95608344"/><text:alphabetical-index-mark-end text:id="IMark72061608"/><text:alphabetical-index-mark-end text:id="IMark98249320"/><text:alphabetical-index-mark-end text:id="IMark96049240"/>ming.</text:p>
      <text:p text:style-name="P60"/>
      <text:p text:style-name="P60"/>
      <text:h text:style-name="Heading_20_3" text:outline-level="3"><text:bookmark-start text:name="__RefHeading___Toc10215_1965016994"/>5.4.3. <text:alphabetical-index-mark-start text:id="IMark90450472"/><text:alphabetical-index-mark-start text:id="IMark99818568"/><text:alphabetical-index-mark-start text:id="IMark97275336"/><text:alphabetical-index-mark-start text:id="IMark97264712"/><text:alphabetical-index-mark-start text:id="IMark97263384"/><text:alphabetical-index-mark-start text:id="IMark91885112"/><text:alphabetical-index-mark-start text:id="IMark99224728"/><text:alphabetical-index-mark-start text:id="IMark95396248"/><text:alphabetical-index-mark-start text:id="IMark93332392"/><text:alphabetical-index-mark-start text:id="IMark93300600"/><text:alphabetical-index-mark-start text:id="IMark79459848"/><text:alphabetical-index-mark-start text:id="IMark99438216"/>OPEN_<text:alphabetical-index-mark-start text:id="IMark99439544"/><text:alphabetical-index-mark-start text:id="IMark96997960"/><text:alphabetical-index-mark-start text:id="IMark101324488"/><text:alphabetical-index-mark-start text:id="IMark87231752"/><text:alphabetical-index-mark-start text:id="IMark96729432"/><text:alphabetical-index-mark-start text:id="IMark99715304"/>QUERY<text:alphabetical-index-mark-end text:id="IMark99715304"/><text:alphabetical-index-mark-end text:id="IMark96729432"/><text:alphabetical-index-mark-end text:id="IMark87231752"/><text:alphabetical-index-mark-end text:id="IMark101324488"/><text:alphabetical-index-mark-end text:id="IMark96997960"/><text:alphabetical-index-mark-end text:id="IMark99439544"/>_CLOSE<text:alphabetical-index-mark-end text:id="IMark99438216"/><text:alphabetical-index-mark-end text:id="IMark79459848"/><text:alphabetical-index-mark-end text:id="IMark93300600"/><text:alphabetical-index-mark-end text:id="IMark93332392"/><text:alphabetical-index-mark-end text:id="IMark95396248"/><text:alphabetical-index-mark-end text:id="IMark99224728"/>_SHOW<text:bookmark-end text:name="__RefHeading___Toc10215_1965016994"/><text:alphabetical-index-mark-end text:id="IMark91885112"/><text:alphabetical-index-mark-end text:id="IMark97263384"/><text:alphabetical-index-mark-end text:id="IMark97264712"/><text:alphabetical-index-mark-end text:id="IMark97275336"/><text:alphabetical-index-mark-end text:id="IMark99818568"/><text:alphabetical-index-mark-end text:id="IMark90450472"/></text:h>
      <text:p text:style-name="P55"/>
      <text:p text:style-name="P56">This one does the same as <text:alphabetical-index-mark-start text:id="IMark88257480"/><text:alphabetical-index-mark-start text:id="IMark92700888"/><text:alphabetical-index-mark-start text:id="IMark90937912"/><text:alphabetical-index-mark-start text:id="IMark101405704"/><text:alphabetical-index-mark-start text:id="IMark97699336"/><text:alphabetical-index-mark-start text:id="IMark97141448"/>OPEN_<text:alphabetical-index-mark-start text:id="IMark93337704"/><text:alphabetical-index-mark-start text:id="IMark93340360"/><text:alphabetical-index-mark-start text:id="IMark95294968"/><text:alphabetical-index-mark-start text:id="IMark87232984"/><text:alphabetical-index-mark-start text:id="IMark100864424"/><text:alphabetical-index-mark-start text:id="IMark88148216"/>QUERY<text:alphabetical-index-mark-end text:id="IMark88148216"/><text:alphabetical-index-mark-end text:id="IMark100864424"/><text:alphabetical-index-mark-end text:id="IMark87232984"/><text:alphabetical-index-mark-end text:id="IMark95294968"/><text:alphabetical-index-mark-end text:id="IMark93340360"/><text:alphabetical-index-mark-end text:id="IMark93337704"/>_CLOSE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2700888"/><text:alphabetical-index-mark-end text:id="IMark88257480"/> but after finishing, shows the contents of <text:alphabetical-index-mark-start text:id="IMark98246664"/><text:alphabetical-index-mark-start text:id="IMark99200040"/><text:alphabetical-index-mark-start text:id="IMark93389672"/><text:alphabetical-index-mark-start text:id="IMark95510040"/><text:alphabetical-index-mark-start text:id="IMark91040008"/><text:alphabetical-index-mark-start text:id="IMark92380552"/><text:alphabetical-index-mark-start text:id="IMark95937480"/><text:alphabetical-index-mark-start text:id="IMark97019384"/><text:alphabetical-index-mark-start text:id="IMark99929176"/><text:alphabetical-index-mark-start text:id="IMark97655720"/><text:alphabetical-index-mark-start text:id="IMark99925192"/><text:alphabetical-index-mark-start text:id="IMark89000968"/>sql<text:alphabetical-index-mark-end text:id="IMark89000968"/><text:alphabetical-index-mark-end text:id="IMark99925192"/><text:alphabetical-index-mark-end text:id="IMark97655720"/><text:alphabetical-index-mark-end text:id="IMark99929176"/><text:alphabetical-index-mark-end text:id="IMark97019384"/><text:alphabetical-index-mark-end text:id="IMark95937480"/><text:alphabetical-index-mark-end text:id="IMark92380552"/><text:alphabetical-index-mark-end text:id="IMark91040008"/><text:alphabetical-index-mark-end text:id="IMark95510040"/><text:alphabetical-index-mark-end text:id="IMark93389672"/><text:alphabetical-index-mark-end text:id="IMark99200040"/><text:alphabetical-index-mark-end text:id="IMark98246664"/>p_<text:alphabetical-index-mark-start text:id="IMark97653064"/><text:alphabetical-index-mark-start text:id="IMark92095816"/><text:alphabetical-index-mark-start text:id="IMark87228056"/><text:alphabetical-index-mark-start text:id="IMark101392936"/><text:alphabetical-index-mark-start text:id="IMark99440872"/><text:alphabetical-index-mark-start text:id="IMark93079656"/><text:alphabetical-index-mark-start text:id="IMark91095624"/><text:alphabetical-index-mark-start text:id="IMark99934488"/><text:alphabetical-index-mark-start text:id="IMark95394920"/><text:alphabetical-index-mark-start text:id="IMark93325224"/><text:alphabetical-index-mark-start text:id="IMark91696504"/><text:alphabetical-index-mark-start text:id="IMark93434072"/>result<text:alphabetical-index-mark-end text:id="IMark93434072"/><text:alphabetical-index-mark-end text:id="IMark91696504"/><text:alphabetical-index-mark-end text:id="IMark93325224"/><text:alphabetical-index-mark-end text:id="IMark95394920"/><text:alphabetical-index-mark-end text:id="IMark99934488"/><text:alphabetical-index-mark-end text:id="IMark91095624"/>s<text:alphabetical-index-mark-end text:id="IMark93079656"/><text:alphabetical-index-mark-end text:id="IMark99440872"/><text:alphabetical-index-mark-end text:id="IMark101392936"/><text:alphabetical-index-mark-end text:id="IMark87228056"/><text:alphabetical-index-mark-end text:id="IMark92095816"/><text:alphabetical-index-mark-end text:id="IMark97653064"/><text:alphabetical-index-mark-start text:id="IMark92464712"/><text:alphabetical-index-mark-start text:id="IMark92955864"/><text:alphabetical-index-mark-start text:id="IMark72312216"/><text:alphabetical-index-mark-start text:id="IMark96336456"/><text:alphabetical-index-mark-start text:id="IMark87230520"/><text:alphabetical-index-mark-start text:id="IMark99921208"/>.txt<text:alphabetical-index-mark-end text:id="IMark99921208"/><text:alphabetical-index-mark-end text:id="IMark87230520"/><text:alphabetical-index-mark-end text:id="IMark96336456"/><text:alphabetical-index-mark-end text:id="IMark72312216"/><text:alphabetical-index-mark-end text:id="IMark92955864"/><text:alphabetical-index-mark-end text:id="IMark92464712"/>. It is important to remember that the contents of this <text:alphabetical-index-mark-start text:id="IMark100481240"/><text:alphabetical-index-mark-start text:id="IMark97657048"/><text:alphabetical-index-mark-start text:id="IMark95563976"/><text:alphabetical-index-mark-start text:id="IMark88152200"/><text:alphabetical-index-mark-start text:id="IMark98233832"/><text:alphabetical-index-mark-start text:id="IMark88573976"/>file<text:alphabetical-index-mark-end text:id="IMark88573976"/><text:alphabetical-index-mark-end text:id="IMark98233832"/><text:alphabetical-index-mark-end text:id="IMark88152200"/><text:alphabetical-index-mark-end text:id="IMark95563976"/><text:alphabetical-index-mark-end text:id="IMark97657048"/><text:alphabetical-index-mark-end text:id="IMark100481240"/> are not <text:alphabetical-index-mark-start text:id="IMark92187672"/><text:alphabetical-index-mark-start text:id="IMark93339032"/><text:alphabetical-index-mark-start text:id="IMark97662360"/><text:alphabetical-index-mark-start text:id="IMark99923864"/><text:alphabetical-index-mark-start text:id="IMark81532696"/><text:alphabetical-index-mark-start text:id="IMark100511464"/>format<text:alphabetical-index-mark-end text:id="IMark100511464"/><text:alphabetical-index-mark-end text:id="IMark81532696"/><text:alphabetical-index-mark-end text:id="IMark99923864"/><text:alphabetical-index-mark-end text:id="IMark97662360"/><text:alphabetical-index-mark-end text:id="IMark93339032"/><text:alphabetical-index-mark-end text:id="IMark92187672"/>ted, so in the case of complex <text:alphabetical-index-mark-start text:id="IMark92493128"/><text:alphabetical-index-mark-start text:id="IMark92825880"/><text:alphabetical-index-mark-start text:id="IMark90386520"/><text:alphabetical-index-mark-start text:id="IMark97209272"/><text:alphabetical-index-mark-start text:id="IMark98236488"/><text:alphabetical-index-mark-start text:id="IMark93336376"/>queries<text:alphabetical-index-mark-end text:id="IMark93336376"/><text:alphabetical-index-mark-end text:id="IMark98236488"/><text:alphabetical-index-mark-end text:id="IMark97209272"/><text:alphabetical-index-mark-end text:id="IMark90386520"/><text:alphabetical-index-mark-end text:id="IMark92825880"/><text:alphabetical-index-mark-end text:id="IMark92493128"/> you may see a lot of pretty confusing <text:alphabetical-index-mark-start text:id="IMark92340664"/><text:alphabetical-index-mark-start text:id="IMark91631160"/><text:alphabetical-index-mark-start text:id="IMark99935816"/><text:alphabetical-index-mark-start text:id="IMark99927848"/><text:alphabetical-index-mark-start text:id="IMark101380296"/><text:alphabetical-index-mark-start text:id="IMark97661032"/>character<text:alphabetical-index-mark-end text:id="IMark97661032"/><text:alphabetical-index-mark-end text:id="IMark101380296"/><text:alphabetical-index-mark-end text:id="IMark99927848"/><text:alphabetical-index-mark-end text:id="IMark99935816"/><text:alphabetical-index-mark-end text:id="IMark91631160"/><text:alphabetical-index-mark-end text:id="IMark92340664"/>s if you don’t know what you are looking for. </text:p>
      <text:p text:style-name="P56"/>
      <text:p text:style-name="P56">Yet, for simple <text:alphabetical-index-mark-start text:id="IMark79576552"/><text:alphabetical-index-mark-start text:id="IMark72317240"/><text:alphabetical-index-mark-start text:id="IMark88255144"/><text:alphabetical-index-mark-start text:id="IMark101382824"/><text:alphabetical-index-mark-start text:id="IMark99930504"/><text:alphabetical-index-mark-start text:id="IMark99933160"/>queries<text:alphabetical-index-mark-end text:id="IMark99933160"/><text:alphabetical-index-mark-end text:id="IMark99930504"/><text:alphabetical-index-mark-end text:id="IMark101382824"/><text:alphabetical-index-mark-end text:id="IMark88255144"/><text:alphabetical-index-mark-end text:id="IMark72317240"/><text:alphabetical-index-mark-end text:id="IMark79576552"/> it might be convenient, as well as for testing <text:alphabetical-index-mark-start text:id="IMark97666344"/><text:alphabetical-index-mark-start text:id="IMark99444856"/><text:alphabetical-index-mark-start text:id="IMark79540824"/><text:alphabetical-index-mark-start text:id="IMark97658376"/><text:alphabetical-index-mark-start text:id="IMark96944584"/><text:alphabetical-index-mark-start text:id="IMark96051896"/>queries<text:alphabetical-index-mark-end text:id="IMark96051896"/><text:alphabetical-index-mark-end text:id="IMark96944584"/><text:alphabetical-index-mark-end text:id="IMark97658376"/><text:alphabetical-index-mark-end text:id="IMark79540824"/><text:alphabetical-index-mark-end text:id="IMark99444856"/><text:alphabetical-index-mark-end text:id="IMark97666344"/> and evaluating the kind of <text:alphabetical-index-mark-start text:id="IMark99926520"/><text:alphabetical-index-mark-start text:id="IMark97654392"/><text:alphabetical-index-mark-start text:id="IMark90857528"/><text:alphabetical-index-mark-start text:id="IMark99918552"/><text:alphabetical-index-mark-start text:id="IMark101289224"/><text:alphabetical-index-mark-start text:id="IMark92063784"/><text:alphabetical-index-mark-start text:id="IMark97941528"/><text:alphabetical-index-mark-start text:id="IMark95938808"/><text:alphabetical-index-mark-start text:id="IMark92392776"/><text:alphabetical-index-mark-start text:id="IMark93439544"/><text:alphabetical-index-mark-start text:id="IMark95971288"/><text:alphabetical-index-mark-start text:id="IMark97659704"/>result<text:alphabetical-index-mark-end text:id="IMark97659704"/><text:alphabetical-index-mark-end text:id="IMark95971288"/><text:alphabetical-index-mark-end text:id="IMark93439544"/><text:alphabetical-index-mark-end text:id="IMark92392776"/><text:alphabetical-index-mark-end text:id="IMark95938808"/><text:alphabetical-index-mark-end text:id="IMark97941528"/>s<text:alphabetical-index-mark-end text:id="IMark92063784"/><text:alphabetical-index-mark-end text:id="IMark101289224"/><text:alphabetical-index-mark-end text:id="IMark99918552"/><text:alphabetical-index-mark-end text:id="IMark90857528"/><text:alphabetical-index-mark-end text:id="IMark97654392"/><text:alphabetical-index-mark-end text:id="IMark99926520"/> that they produce.</text:p>
      <text:p text:style-name="P55"/>
      <text:p text:style-name="P55"/>
      <text:p text:style-name="P55">In effect, when you 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<text:alphabetical-index-mark-start text:id="IMark97665016"/><text:alphabetical-index-mark-start text:id="IMark99481256"/><text:alphabetical-index-mark-start text:id="IMark101397992"/>call<text:alphabetical-index-mark-end text:id="IMark101397992"/><text:alphabetical-index-mark-end text:id="IMark99481256"/><text:alphabetical-index-mark-end text:id="IMark97665016"/>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 <text:alphabetical-index-mark-start text:id="IMark100459384"/><text:alphabetical-index-mark-start text:id="IMark88251960"/><text:alphabetical-index-mark-start text:id="IMark72362984"/><text:alphabetical-index-mark-start text:id="IMark9333504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7670328"/><text:alphabetical-index-mark-start text:id="IMark100507480"/><text:alphabetical-index-mark-start text:id="IMark99922536"/><text:alphabetical-index-mark-start text:id="IMark96777128"/><text:alphabetical-index-mark-start text:id="IMark98249320"/><text:alphabetical-index-mark-start text:id="IMark96049240"/><text:alphabetical-index-mark-start text:id="IMark72061608"/><text:alphabetical-index-mark-start text:id="IMark95608344"/>sql<text:alphabetical-index-mark-end text:id="IMark95608344"/><text:alphabetical-index-mark-end text:id="IMark72061608"/><text:alphabetical-index-mark-end text:id="IMark96049240"/><text:alphabetical-index-mark-end text:id="IMark98249320"/><text:alphabetical-index-mark-end text:id="IMark96777128"/><text:alphabetical-index-mark-end text:id="IMark99922536"/><text:alphabetical-index-mark-end text:id="IMark100507480"/><text:alphabetical-index-mark-end text:id="IMark97670328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3335048"/><text:alphabetical-index-mark-end text:id="IMark72362984"/><text:alphabetical-index-mark-end text:id="IMark88251960"/><text:alphabetical-index-mark-end text:id="IMark100459384"/>p using two arguments and no <text:alphabetical-index-mark-start text:id="IMark95393592"/><text:alphabetical-index-mark-start text:id="IMark95414792"/><text:alphabetical-index-mark-start text:id="IMark100508808"/><text:alphabetical-index-mark-start text:id="IMark100501640"/><text:alphabetical-index-mark-start text:id="IMark101410760"/><text:alphabetical-index-mark-start text:id="IMark96738728"/><text:alphabetical-index-mark-start text:id="IMark93362968"/><text:alphabetical-index-mark-start text:id="IMark96990312"/>macro<text:alphabetical-index-mark-end text:id="IMark96990312"/><text:alphabetical-index-mark-end text:id="IMark93362968"/><text:alphabetical-index-mark-end text:id="IMark96738728"/><text:alphabetical-index-mark-end text:id="IMark101410760"/><text:alphabetical-index-mark-end text:id="IMark100501640"/><text:alphabetical-index-mark-end text:id="IMark100508808"/><text:alphabetical-index-mark-end text:id="IMark95414792"/><text:alphabetical-index-mark-end text:id="IMark95393592"/>, the <text:alphabetical-index-mark-start text:id="IMark96086968"/><text:alphabetical-index-mark-start text:id="IMark9109808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79257688"/><text:alphabetical-index-mark-start text:id="IMark98245336"/>program<text:alphabetical-index-mark-end text:id="IMark98245336"/><text:alphabetical-index-mark-end text:id="IMark79257688"/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1098088"/><text:alphabetical-index-mark-end text:id="IMark96086968"/> by default will <text:alphabetical-index-mark-start text:id="IMark87218216"/><text:alphabetical-index-mark-start text:id="IMark92487816"/><text:alphabetical-index-mark-start text:id="IMark95445544"/><text:alphabetical-index-mark-start text:id="IMark93361752"/><text:alphabetical-index-mark-start text:id="IMark97844472"/><text:alphabetical-index-mark-start text:id="IMark91891944"/><text:alphabetical-index-mark-start text:id="IMark99931832"/><text:alphabetical-index-mark-start text:id="IMark95397576"/>execute<text:alphabetical-index-mark-end text:id="IMark95397576"/><text:alphabetical-index-mark-end text:id="IMark99931832"/><text:alphabetical-index-mark-end text:id="IMark91891944"/><text:alphabetical-index-mark-end text:id="IMark97844472"/><text:alphabetical-index-mark-end text:id="IMark93361752"/><text:alphabetical-index-mark-end text:id="IMark95445544"/><text:alphabetical-index-mark-end text:id="IMark92487816"/><text:alphabetical-index-mark-end text:id="IMark87218216"/> with <text:alphabetical-index-mark-start text:id="IMark92871112"/><text:alphabetical-index-mark-start text:id="IMark96464680"/><text:alphabetical-index-mark-start text:id="IMark95214664"/><text:alphabetical-index-mark-start text:id="IMark100037704"/><text:alphabetical-index-mark-start text:id="IMark100920888"/><text:alphabetical-index-mark-start text:id="IMark96775800"/><text:alphabetical-index-mark-start text:id="IMark100498984"/><text:alphabetical-index-mark-start text:id="IMark99641160"/>OPEN_<text:alphabetical-index-mark-start text:id="IMark99818568"/><text:alphabetical-index-mark-start text:id="IMark90450472"/><text:alphabetical-index-mark-start text:id="IMark97275336"/><text:alphabetical-index-mark-start text:id="IMark97264712"/><text:alphabetical-index-mark-start text:id="IMark97263384"/><text:alphabetical-index-mark-start text:id="IMark91885112"/><text:alphabetical-index-mark-start text:id="IMark99224728"/><text:alphabetical-index-mark-start text:id="IMark95396248"/>QUERY<text:alphabetical-index-mark-end text:id="IMark95396248"/><text:alphabetical-index-mark-end text:id="IMark99224728"/><text:alphabetical-index-mark-end text:id="IMark91885112"/><text:alphabetical-index-mark-end text:id="IMark97263384"/><text:alphabetical-index-mark-end text:id="IMark97264712"/><text:alphabetical-index-mark-end text:id="IMark97275336"/><text:alphabetical-index-mark-end text:id="IMark90450472"/><text:alphabetical-index-mark-end text:id="IMark99818568"/>_CLOSE<text:alphabetical-index-mark-end text:id="IMark99641160"/><text:alphabetical-index-mark-end text:id="IMark100498984"/><text:alphabetical-index-mark-end text:id="IMark96775800"/><text:alphabetical-index-mark-end text:id="IMark100920888"/><text:alphabetical-index-mark-end text:id="IMark100037704"/><text:alphabetical-index-mark-end text:id="IMark95214664"/><text:alphabetical-index-mark-end text:id="IMark96464680"/><text:alphabetical-index-mark-end text:id="IMark92871112"/>. In the future other <text:alphabetical-index-mark-start text:id="IMark93332392"/><text:alphabetical-index-mark-start text:id="IMark93300600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<text:alphabetical-index-mark-start text:id="IMark87231752"/>macro<text:alphabetical-index-mark-end text:id="IMark87231752"/><text:alphabetical-index-mark-end text:id="IMark101324488"/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00600"/><text:alphabetical-index-mark-end text:id="IMark93332392"/>s might be designed.</text:p>
      <text:p text:style-name="P9"/>
      <text:h text:style-name="P111" text:outline-level="1"><text:bookmark-start text:name="__RefHeading___Toc993_76759228"/>6. Sources<text:bookmark-end text:name="__RefHeading___Toc993_76759228"/></text:h>
      <text:p text:style-name="P8"/>
      <text:p text:style-name="P12"><text:span text:style-name="T12">6.</text:span><text:span text:style-name="T13">1</text:span><text:span text:style-name="T12">.</text:span><text:span text:style-name="T10"> </text:span><text:alphabetical-index-mark-start text:id="IMark99927848"/><text:alphabetical-index-mark-start text:id="IMark101380296"/><text:alphabetical-index-mark-start text:id="IMark97661032"/><text:alphabetical-index-mark-start text:id="IMark92493128"/><text:alphabetical-index-mark-start text:id="IMark92825880"/><text:alphabetical-index-mark-start text:id="IMark90386520"/><text:alphabetical-index-mark-start text:id="IMark97209272"/><text:alphabetical-index-mark-start text:id="IMark98236488"/><text:alphabetical-index-mark-start text:id="IMark93336376"/><text:alphabetical-index-mark-start text:id="IMark92187672"/><text:alphabetical-index-mark-start text:id="IMark93339032"/><text:alphabetical-index-mark-start text:id="IMark97662360"/><text:alphabetical-index-mark-start text:id="IMark99923864"/><text:alphabetical-index-mark-start text:id="IMark81532696"/><text:alphabetical-index-mark-start text:id="IMark100511464"/><text:alphabetical-index-mark-start text:id="IMark100481240"/><text:alphabetical-index-mark-start text:id="IMark97657048"/><text:alphabetical-index-mark-start text:id="IMark95563976"/><text:alphabetical-index-mark-start text:id="IMark88152200"/><text:alphabetical-index-mark-start text:id="IMark98233832"/><text:alphabetical-index-mark-start text:id="IMark88573976"/><text:alphabetical-index-mark-start text:id="IMark92464712"/><text:alphabetical-index-mark-start text:id="IMark92955864"/><text:alphabetical-index-mark-start text:id="IMark72312216"/><text:alphabetical-index-mark-start text:id="IMark96336456"/><text:alphabetical-index-mark-start text:id="IMark87230520"/><text:alphabetical-index-mark-start text:id="IMark99921208"/><text:alphabetical-index-mark-start text:id="IMark97653064"/><text:alphabetical-index-mark-start text:id="IMark92095816"/><text:alphabetical-index-mark-start text:id="IMark87228056"/><text:alphabetical-index-mark-start text:id="IMark101392936"/><text:alphabetical-index-mark-start text:id="IMark99440872"/><text:alphabetical-index-mark-start text:id="IMark93079656"/>Sql<text:alphabetical-index-mark-end text:id="IMark93079656"/><text:alphabetical-index-mark-end text:id="IMark99440872"/><text:alphabetical-index-mark-end text:id="IMark101392936"/><text:alphabetical-index-mark-end text:id="IMark87228056"/><text:alphabetical-index-mark-end text:id="IMark92095816"/><text:alphabetical-index-mark-end text:id="IMark97653064"/><text:alphabetical-index-mark-end text:id="IMark99921208"/><text:alphabetical-index-mark-end text:id="IMark87230520"/><text:alphabetical-index-mark-end text:id="IMark96336456"/><text:alphabetical-index-mark-end text:id="IMark72312216"/><text:alphabetical-index-mark-end text:id="IMark92955864"/><text:alphabetical-index-mark-end text:id="IMark92464712"/><text:alphabetical-index-mark-end text:id="IMark88573976"/><text:alphabetical-index-mark-end text:id="IMark98233832"/><text:alphabetical-index-mark-end text:id="IMark88152200"/><text:alphabetical-index-mark-end text:id="IMark95563976"/><text:alphabetical-index-mark-end text:id="IMark97657048"/><text:alphabetical-index-mark-end text:id="IMark100481240"/><text:alphabetical-index-mark-end text:id="IMark100511464"/><text:alphabetical-index-mark-end text:id="IMark81532696"/><text:alphabetical-index-mark-end text:id="IMark99923864"/><text:alphabetical-index-mark-end text:id="IMark97662360"/>ite<text:alphabetical-index-mark-end text:id="IMark93339032"/><text:alphabetical-index-mark-end text:id="IMark92187672"/><text:alphabetical-index-mark-end text:id="IMark93336376"/><text:alphabetical-index-mark-end text:id="IMark98236488"/><text:alphabetical-index-mark-end text:id="IMark97209272"/><text:alphabetical-index-mark-end text:id="IMark90386520"/><text:alphabetical-index-mark-end text:id="IMark92825880"/><text:alphabetical-index-mark-end text:id="IMark92493128"/><text:alphabetical-index-mark-end text:id="IMark97661032"/><text:alphabetical-index-mark-end text:id="IMark101380296"/><text:alphabetical-index-mark-end text:id="IMark99927848"/>.org. (2000). <text:alphabetical-index-mark-start text:id="IMark91095624"/><text:alphabetical-index-mark-start text:id="IMark99934488"/><text:alphabetical-index-mark-start text:id="IMark95394920"/><text:alphabetical-index-mark-start text:id="IMark93325224"/><text:alphabetical-index-mark-start text:id="IMark91696504"/><text:alphabetical-index-mark-start text:id="IMark93434072"/><text:alphabetical-index-mark-start text:id="IMark98246664"/><text:alphabetical-index-mark-start text:id="IMark99200040"/><text:alphabetical-index-mark-start text:id="IMark93389672"/><text:alphabetical-index-mark-start text:id="IMark95510040"/><text:alphabetical-index-mark-start text:id="IMark91040008"/><text:alphabetical-index-mark-start text:id="IMark92380552"/><text:alphabetical-index-mark-start text:id="IMark95937480"/><text:alphabetical-index-mark-start text:id="IMark97019384"/><text:alphabetical-index-mark-start text:id="IMark99929176"/><text:alphabetical-index-mark-start text:id="IMark97655720"/><text:alphabetical-index-mark-start text:id="IMark99925192"/><text:alphabetical-index-mark-start text:id="IMark89000968"/><text:alphabetical-index-mark-start text:id="IMark88257480"/><text:alphabetical-index-mark-start text:id="IMark92700888"/><text:alphabetical-index-mark-start text:id="IMark90937912"/><text:alphabetical-index-mark-start text:id="IMark101405704"/><text:alphabetical-index-mark-start text:id="IMark97699336"/><text:alphabetical-index-mark-start text:id="IMark97141448"/><text:alphabetical-index-mark-start text:id="IMark93337704"/><text:alphabetical-index-mark-start text:id="IMark93340360"/><text:alphabetical-index-mark-start text:id="IMark95294968"/><text:alphabetical-index-mark-start text:id="IMark87232984"/><text:alphabetical-index-mark-start text:id="IMark100864424"/><text:alphabetical-index-mark-start text:id="IMark88148216"/><text:alphabetical-index-mark-start text:id="IMark97663688"/><text:alphabetical-index-mark-start text:id="IMark91093160"/><text:alphabetical-index-mark-start text:id="IMark98256056"/>SQL<text:alphabetical-index-mark-end text:id="IMark98256056"/><text:alphabetical-index-mark-end text:id="IMark91093160"/><text:alphabetical-index-mark-end text:id="IMark97663688"/><text:alphabetical-index-mark-end text:id="IMark88148216"/><text:alphabetical-index-mark-end text:id="IMark100864424"/><text:alphabetical-index-mark-end text:id="IMark87232984"/><text:alphabetical-index-mark-end text:id="IMark95294968"/><text:alphabetical-index-mark-end text:id="IMark93340360"/><text:alphabetical-index-mark-end text:id="IMark93337704"/><text:alphabetical-index-mark-end text:id="IMark97141448"/><text:alphabetical-index-mark-end text:id="IMark97699336"/><text:alphabetical-index-mark-end text:id="IMark101405704"/><text:alphabetical-index-mark-end text:id="IMark90937912"/><text:alphabetical-index-mark-end text:id="IMark92700888"/><text:alphabetical-index-mark-end text:id="IMark88257480"/><text:alphabetical-index-mark-end text:id="IMark89000968"/><text:alphabetical-index-mark-end text:id="IMark99925192"/><text:alphabetical-index-mark-end text:id="IMark97655720"/><text:alphabetical-index-mark-end text:id="IMark99929176"/><text:alphabetical-index-mark-end text:id="IMark97019384"/><text:alphabetical-index-mark-end text:id="IMark95937480"/><text:alphabetical-index-mark-end text:id="IMark92380552"/>ite<text:alphabetical-index-mark-end text:id="IMark91040008"/><text:alphabetical-index-mark-end text:id="IMark95510040"/><text:alphabetical-index-mark-end text:id="IMark93389672"/><text:alphabetical-index-mark-end text:id="IMark99200040"/><text:alphabetical-index-mark-end text:id="IMark98246664"/><text:alphabetical-index-mark-end text:id="IMark93434072"/><text:alphabetical-index-mark-end text:id="IMark91696504"/><text:alphabetical-index-mark-end text:id="IMark93325224"/><text:alphabetical-index-mark-end text:id="IMark95394920"/><text:alphabetical-index-mark-end text:id="IMark99934488"/><text:alphabetical-index-mark-end text:id="IMark91095624"/> Home Page. [online] Available at: https://www<text:alphabetical-index-mark-start text:id="IMark90739416"/><text:alphabetical-index-mark-start text:id="IMark97654392"/><text:alphabetical-index-mark-start text:id="IMark99926520"/><text:alphabetical-index-mark-start text:id="IMark90857528"/><text:alphabetical-index-mark-start text:id="IMark99918552"/><text:alphabetical-index-mark-start text:id="IMark101289224"/><text:alphabetical-index-mark-start text:id="IMark92063784"/><text:alphabetical-index-mark-start text:id="IMark97941528"/><text:alphabetical-index-mark-start text:id="IMark95938808"/><text:alphabetical-index-mark-start text:id="IMark92392776"/><text:alphabetical-index-mark-start text:id="IMark93439544"/>.<text:alphabetical-index-mark-start text:id="IMark95971288"/><text:alphabetical-index-mark-start text:id="IMark97659704"/><text:alphabetical-index-mark-start text:id="IMark97666344"/><text:alphabetical-index-mark-start text:id="IMark99444856"/><text:alphabetical-index-mark-start text:id="IMark79540824"/><text:alphabetical-index-mark-start text:id="IMark97658376"/><text:alphabetical-index-mark-start text:id="IMark96944584"/><text:alphabetical-index-mark-start text:id="IMark96051896"/><text:alphabetical-index-mark-start text:id="IMark79576552"/><text:alphabetical-index-mark-start text:id="IMark72317240"/><text:alphabetical-index-mark-start text:id="IMark88255144"/><text:alphabetical-index-mark-start text:id="IMark101382824"/><text:alphabetical-index-mark-start text:id="IMark99930504"/><text:alphabetical-index-mark-start text:id="IMark99933160"/><text:alphabetical-index-mark-start text:id="IMark97667672"/><text:alphabetical-index-mark-start text:id="IMark99937144"/><text:alphabetical-index-mark-start text:id="IMark96773144"/><text:alphabetical-index-mark-start text:id="IMark100500312"/><text:alphabetical-index-mark-start text:id="IMark92453096"/><text:alphabetical-index-mark-start text:id="IMark93300600"/><text:alphabetical-index-mark-start text:id="IMark93332392"/><text:alphabetical-index-mark-start text:id="IMark79459848"/><text:alphabetical-index-mark-start text:id="IMark99438216"/><text:alphabetical-index-mark-start text:id="IMark99439544"/><text:alphabetical-index-mark-start text:id="IMark96997960"/><text:alphabetical-index-mark-start text:id="IMark101324488"/><text:alphabetical-index-mark-start text:id="IMark87231752"/><text:alphabetical-index-mark-start text:id="IMark92871112"/><text:alphabetical-index-mark-start text:id="IMark96464680"/><text:alphabetical-index-mark-start text:id="IMark95214664"/><text:alphabetical-index-mark-start text:id="IMark100037704"/><text:alphabetical-index-mark-start text:id="IMark100920888"/><text:alphabetical-index-mark-start text:id="IMark96775800"/><text:alphabetical-index-mark-start text:id="IMark100498984"/><text:alphabetical-index-mark-start text:id="IMark99641160"/><text:alphabetical-index-mark-start text:id="IMark99818568"/>sql<text:alphabetical-index-mark-end text:id="IMark99818568"/><text:alphabetical-index-mark-end text:id="IMark99641160"/><text:alphabetical-index-mark-end text:id="IMark100498984"/><text:alphabetical-index-mark-end text:id="IMark96775800"/><text:alphabetical-index-mark-end text:id="IMark100920888"/><text:alphabetical-index-mark-end text:id="IMark100037704"/><text:alphabetical-index-mark-end text:id="IMark95214664"/><text:alphabetical-index-mark-end text:id="IMark96464680"/><text:alphabetical-index-mark-end text:id="IMark92871112"/><text:alphabetical-index-mark-end text:id="IMark87231752"/><text:alphabetical-index-mark-end text:id="IMark101324488"/><text:alphabetical-index-mark-end text:id="IMark96997960"/><text:alphabetical-index-mark-end text:id="IMark99439544"/><text:alphabetical-index-mark-end text:id="IMark99438216"/><text:alphabetical-index-mark-end text:id="IMark79459848"/><text:alphabetical-index-mark-end text:id="IMark93332392"/><text:alphabetical-index-mark-end text:id="IMark93300600"/><text:alphabetical-index-mark-end text:id="IMark92453096"/><text:alphabetical-index-mark-end text:id="IMark100500312"/><text:alphabetical-index-mark-end text:id="IMark96773144"/><text:alphabetical-index-mark-end text:id="IMark99937144"/><text:alphabetical-index-mark-end text:id="IMark97667672"/><text:alphabetical-index-mark-end text:id="IMark99933160"/><text:alphabetical-index-mark-end text:id="IMark99930504"/><text:alphabetical-index-mark-end text:id="IMark101382824"/><text:alphabetical-index-mark-end text:id="IMark93439544"/><text:alphabetical-index-mark-end text:id="IMark92392776"/><text:alphabetical-index-mark-end text:id="IMark95938808"/><text:alphabetical-index-mark-end text:id="IMark97941528"/><text:alphabetical-index-mark-end text:id="IMark92063784"/><text:alphabetical-index-mark-end text:id="IMark101289224"/><text:alphabetical-index-mark-end text:id="IMark99918552"/><text:alphabetical-index-mark-end text:id="IMark90857528"/><text:alphabetical-index-mark-end text:id="IMark99926520"/><text:alphabetical-index-mark-end text:id="IMark97654392"/><text:alphabetical-index-mark-end text:id="IMark90739416"/>ite<text:alphabetical-index-mark-end text:id="IMark88255144"/><text:alphabetical-index-mark-end text:id="IMark72317240"/><text:alphabetical-index-mark-end text:id="IMark79576552"/><text:alphabetical-index-mark-end text:id="IMark96051896"/><text:alphabetical-index-mark-end text:id="IMark96944584"/><text:alphabetical-index-mark-end text:id="IMark97658376"/><text:alphabetical-index-mark-end text:id="IMark79540824"/><text:alphabetical-index-mark-end text:id="IMark99444856"/><text:alphabetical-index-mark-end text:id="IMark97666344"/><text:alphabetical-index-mark-end text:id="IMark97659704"/><text:alphabetical-index-mark-end text:id="IMark95971288"/>.org/index.html [Acc<text:alphabetical-index-mark-start text:id="IMark90450472"/>es<text:alphabetical-index-mark-end text:id="IMark90450472"/>sed 26 Aug. 2019].</text:p>
      <text:p text:style-name="P12"/>
      <text:p text:style-name="P4"><text:bookmark text:name="js-reference-string-0"/><text:span text:style-name="T14">6.2.</text:span><text:span text:style-name="T58"> </text:span><text:alphabetical-index-mark-start text:id="IMark87218216"/><text:alphabetical-index-mark-start text:id="IMark92487816"/><text:alphabetical-index-mark-start text:id="IMark95445544"/><text:alphabetical-index-mark-start text:id="IMark93361752"/><text:alphabetical-index-mark-start text:id="IMark97844472"/><text:alphabetical-index-mark-start text:id="IMark91891944"/><text:alphabetical-index-mark-start text:id="IMark99931832"/><text:alphabetical-index-mark-start text:id="IMark95397576"/><text:alphabetical-index-mark-start text:id="IMark96086968"/><text:alphabetical-index-mark-start text:id="IMark91098088"/><text:alphabetical-index-mark-start text:id="IMark92479896"/><text:alphabetical-index-mark-start text:id="IMark98235160"/><text:alphabetical-index-mark-start text:id="IMark98247992"/><text:alphabetical-index-mark-start text:id="IMark79559080"/><text:alphabetical-index-mark-start text:id="IMark79257688"/>Sql<text:alphabetical-index-mark-end text:id="IMark79257688"/><text:alphabetical-index-mark-end text:id="IMark79559080"/><text:alphabetical-index-mark-end text:id="IMark98247992"/><text:alphabetical-index-mark-end text:id="IMark98235160"/><text:alphabetical-index-mark-end text:id="IMark92479896"/><text:alphabetical-index-mark-end text:id="IMark91098088"/><text:alphabetical-index-mark-end text:id="IMark96086968"/><text:alphabetical-index-mark-end text:id="IMark95397576"/><text:alphabetical-index-mark-end text:id="IMark99931832"/><text:alphabetical-index-mark-end text:id="IMark91891944"/>ite<text:alphabetical-index-mark-end text:id="IMark97844472"/><text:alphabetical-index-mark-end text:id="IMark93361752"/><text:alphabetical-index-mark-end text:id="IMark95445544"/><text:alphabetical-index-mark-end text:id="IMark92487816"/><text:alphabetical-index-mark-end text:id="IMark87218216"/>.org. (20<text:span text:style-name="T58">00</text:span>). <text:alphabetical-index-mark-start text:id="IMark98245336"/><text:alphabetical-index-mark-start text:id="IMark95393592"/><text:alphabetical-index-mark-start text:id="IMark95414792"/><text:alphabetical-index-mark-start text:id="IMark100508808"/><text:alphabetical-index-mark-start text:id="IMark100501640"/><text:span text:style-name="T22">Command</text:span><text:alphabetical-index-mark-end text:id="IMark100501640"/><text:alphabetical-index-mark-end text:id="IMark100508808"/><text:alphabetical-index-mark-end text:id="IMark95414792"/><text:alphabetical-index-mark-end text:id="IMark95393592"/><text:alphabetical-index-mark-end text:id="IMark98245336"/><text:span text:style-name="T22"> Line Shell For </text:span><text:alphabetical-index-mark-start text:id="IMark101410760"/><text:alphabetical-index-mark-start text:id="IMark96738728"/><text:alphabetical-index-mark-start text:id="IMark93362968"/><text:alphabetical-index-mark-start text:id="IMark96990312"/><text:alphabetical-index-mark-start text:id="IMark100459384"/><text:alphabetical-index-mark-start text:id="IMark88251960"/><text:alphabetical-index-mark-start text:id="IMark72362984"/><text:alphabetical-index-mark-start text:id="IMark93335048"/><text:alphabetical-index-mark-start text:id="IMark101408232"/><text:alphabetical-index-mark-start text:id="IMark91517576"/><text:alphabetical-index-mark-start text:id="IMark88153528"/><text:alphabetical-index-mark-start text:id="IMark95779336"/><text:alphabetical-index-mark-start text:id="IMark97670328"/><text:alphabetical-index-mark-start text:id="IMark100507480"/><text:alphabetical-index-mark-start text:id="IMark99922536"/><text:span text:style-name="T22">SQL</text:span><text:alphabetical-index-mark-end text:id="IMark99922536"/><text:alphabetical-index-mark-end text:id="IMark100507480"/><text:alphabetical-index-mark-end text:id="IMark97670328"/><text:alphabetical-index-mark-end text:id="IMark95779336"/><text:alphabetical-index-mark-end text:id="IMark88153528"/><text:alphabetical-index-mark-end text:id="IMark91517576"/><text:alphabetical-index-mark-end text:id="IMark101408232"/><text:alphabetical-index-mark-end text:id="IMark93335048"/><text:alphabetical-index-mark-end text:id="IMark72362984"/><text:alphabetical-index-mark-end text:id="IMark88251960"/><text:span text:style-name="T22">ite</text:span><text:alphabetical-index-mark-end text:id="IMark100459384"/><text:alphabetical-index-mark-end text:id="IMark96990312"/><text:alphabetical-index-mark-end text:id="IMark93362968"/><text:alphabetical-index-mark-end text:id="IMark96738728"/><text:alphabetical-index-mark-end text:id="IMark101410760"/>. [online] Available at: https://www<text:alphabetical-index-mark-start text:id="IMark96777128"/><text:alphabetical-index-mark-start text:id="IMark98249320"/><text:alphabetical-index-mark-start text:id="IMark96049240"/><text:alphabetical-index-mark-start text:id="IMark72061608"/><text:alphabetical-index-mark-start text:id="IMark95608344"/>.<text:alphabetical-index-mark-start text:id="IMark93399592"/><text:alphabetical-index-mark-start text:id="IMark91096856"/><text:alphabetical-index-mark-start text:id="IMark87229288"/><text:alphabetical-index-mark-start text:id="IMark100510136"/><text:alphabetical-index-mark-start text:id="IMark72271832"/><text:alphabetical-index-mark-start text:id="IMark97665016"/><text:alphabetical-index-mark-start text:id="IMark99481256"/><text:alphabetical-index-mark-start text:id="IMark101397992"/><text:alphabetical-index-mark-start text:id="IMark96729432"/><text:alphabetical-index-mark-start text:id="IMark91424776"/><text:alphabetical-index-mark-start text:id="IMark99715304"/><text:alphabetical-index-mark-start text:id="IMark96764648"/><text:alphabetical-index-mark-start text:id="IMark99763800"/><text:alphabetical-index-mark-start text:id="IMark91631160"/><text:alphabetical-index-mark-start text:id="IMark99935816"/>sql<text:alphabetical-index-mark-end text:id="IMark99935816"/><text:alphabetical-index-mark-end text:id="IMark91631160"/><text:alphabetical-index-mark-end text:id="IMark99763800"/><text:alphabetical-index-mark-end text:id="IMark96764648"/><text:alphabetical-index-mark-end text:id="IMark99715304"/><text:alphabetical-index-mark-end text:id="IMark91424776"/><text:alphabetical-index-mark-end text:id="IMark96729432"/><text:alphabetical-index-mark-end text:id="IMark101397992"/><text:alphabetical-index-mark-end text:id="IMark99481256"/><text:alphabetical-index-mark-end text:id="IMark97665016"/><text:alphabetical-index-mark-end text:id="IMark95608344"/><text:alphabetical-index-mark-end text:id="IMark72061608"/><text:alphabetical-index-mark-end text:id="IMark96049240"/><text:alphabetical-index-mark-end text:id="IMark98249320"/><text:alphabetical-index-mark-end text:id="IMark96777128"/>ite<text:alphabetical-index-mark-end text:id="IMark72271832"/><text:alphabetical-index-mark-end text:id="IMark100510136"/><text:alphabetical-index-mark-end text:id="IMark87229288"/><text:alphabetical-index-mark-end text:id="IMark91096856"/><text:alphabetical-index-mark-end text:id="IMark93399592"/>.org/cli.html [Accessed 10 Oct. 2019].</text:p>
      <text:p text:style-name="P4"/>
      <text:p text:style-name="P4"/>
      <text:p text:style-name="P6"><text:span text:style-name="T61">6.3.</text:span><text:span text:style-name="T60"> </text:span><text:bookmark text:name="js-reference-string-2"/><text:span text:style-name="T60">The HDF Group. (2019). </text:span><text:span text:style-name="T62">The HDF Group - ensuring long-term access and usability of HDF data and supporting users of HDF technologies</text:span><text:span text:style-name="T60">. [online] Available at: https://www.hdfgroup.org [Accessed 18 Oct. 2019].</text:span><text:bookmark text:name="js-reference-string-02"/></text:p>
      <text:p text:style-name="P5"/>
      <text:p text:style-name="P5"/>
      <text:p text:style-name="P6"><text:span text:style-name="T61">6.4.</text:span><text:span text:style-name="T60"> </text:span><text:bookmark text:name="js-reference-string-01"/><text:alphabetical-index-mark-start text:id="IMark99918552"/><text:alphabetical-index-mark-start text:id="IMark101289224"/><text:alphabetical-index-mark-start text:id="IMark92063784"/><text:alphabetical-index-mark-start text:id="IMark97941528"/>Hdfql<text:alphabetical-index-mark-end text:id="IMark97941528"/><text:alphabetical-index-mark-end text:id="IMark92063784"/><text:alphabetical-index-mark-end text:id="IMark101289224"/><text:alphabetical-index-mark-end text:id="IMark99918552"/>.com. (2019). <text:span text:style-name="T22">The easy way to </text:span><text:alphabetical-index-mark-start text:id="IMark95938808"/><text:alphabetical-index-mark-start text:id="IMark92392776"/><text:alphabetical-index-mark-start text:id="IMark93439544"/><text:alphabetical-index-mark-start text:id="IMark101382824"/><text:span text:style-name="T22">manage</text:span><text:alphabetical-index-mark-end text:id="IMark101382824"/><text:alphabetical-index-mark-end text:id="IMark93439544"/><text:alphabetical-index-mark-end text:id="IMark92392776"/><text:alphabetical-index-mark-end text:id="IMark95938808"/><text:span text:style-name="T22"> </text:span><text:alphabetical-index-mark-start text:id="IMark99930504"/><text:alphabetical-index-mark-start text:id="IMark99933160"/><text:alphabetical-index-mark-start text:id="IMark97667672"/><text:alphabetical-index-mark-start text:id="IMark99937144"/><text:span text:style-name="T22">HDF5</text:span><text:alphabetical-index-mark-end text:id="IMark99937144"/><text:alphabetical-index-mark-end text:id="IMark97667672"/><text:alphabetical-index-mark-end text:id="IMark99933160"/><text:alphabetical-index-mark-end text:id="IMark99930504"/><text:span text:style-name="T22"> data</text:span>. [online] Available at: http://www.<text:alphabetical-index-mark-start text:id="IMark96773144"/><text:alphabetical-index-mark-start text:id="IMark100500312"/><text:alphabetical-index-mark-start text:id="IMark92453096"/><text:alphabetical-index-mark-start text:id="IMark93300600"/>hdfql<text:alphabetical-index-mark-end text:id="IMark93300600"/><text:alphabetical-index-mark-end text:id="IMark92453096"/><text:alphabetical-index-mark-end text:id="IMark100500312"/><text:alphabetical-index-mark-end text:id="IMark96773144"/>.com/ [Accessed 18 Oct. 2019].</text:p>
      <text:p text:style-name="P4"/>
      <text:p text:style-name="P11"/>
      <text:p text:style-name="P11"/>
      <text:p text:style-name="P8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111" text:outline-level="1">7. Alphabetical Index</text:h>
          </text:index-title>
          <text:p text:style-name="P112"/>
          <text:p text:style-name="P112">A</text:p>
          <text:p text:style-name="P108"/>
          <text:p text:style-name="P108">advantage<text:tab/>1, 5p.</text:p>
          <text:p text:style-name="P108">append<text:tab/>9p.</text:p>
          <text:p text:style-name="P112"/>
          <text:p text:style-name="P112"/>
          <text:p text:style-name="P112">C</text:p>
          <text:p text:style-name="P108"/>
          <text:p text:style-name="P108">call<text:tab/>3, 8p., 11p., 14p., 19p.</text:p>
          <text:p text:style-name="P108">Call<text:tab/>3, 15, 18p.</text:p>
          <text:p text:style-name="P108">character<text:tab/>5, 7pp., 11p., 19p.</text:p>
          <text:p text:style-name="P108">code<text:tab/>6, 8, 11p.</text:p>
          <text:p text:style-name="P108">command<text:tab/>1, 5p.</text:p>
          <text:p text:style-name="P108">Command<text:tab/>21</text:p>
          <text:p text:style-name="P108">common<text:tab/>1, 3, 5, 15</text:p>
          <text:p text:style-name="P108">composite<text:tab/>3, 7pp., 13p., 19</text:p>
          <text:p text:style-name="P108">Composite<text:tab/>7, 10</text:p>
          <text:p text:style-name="P108">contribute<text:tab/>2</text:p>
          <text:p text:style-name="P108">CONTRIBUTING<text:tab/>2</text:p>
          <text:p text:style-name="P108">COPYING<text:tab/>2</text:p>
          <text:p text:style-name="P112"/>
          <text:p text:style-name="P112"/>
          <text:p text:style-name="P112">D</text:p>
          <text:p text:style-name="P108"/>
          <text:p text:style-name="P108">database<text:tab/>1, 5pp., 9p., 12, 14pp., 18pp.</text:p>
          <text:p text:style-name="P108">database.db<text:tab/>9</text:p>
          <text:p text:style-name="P108">database.h5<text:tab/>10</text:p>
          <text:p text:style-name="P108">dataset<text:tab/>5, 9p., 14</text:p>
          <text:p text:style-name="P108">DBMS<text:tab/>7</text:p>
          <text:p text:style-name="P108">develop<text:tab/>1</text:p>
          <text:p text:style-name="P108">developer<text:tab/>1</text:p>
          <text:p text:style-name="P108">dialect<text:tab/>3, 8</text:p>
          <text:p text:style-name="P108"><text:soft-page-break/>dot<text:tab/>1, 5</text:p>
          <text:p text:style-name="P112"/>
          <text:p text:style-name="P112"/>
          <text:p text:style-name="P112">E</text:p>
          <text:p text:style-name="P108"/>
          <text:p text:style-name="P108">Edronkin<text:tab/>1</text:p>
          <text:p text:style-name="P108">environment<text:tab/>3, 14p.</text:p>
          <text:p text:style-name="P108">es<text:tab/>2, 21</text:p>
          <text:p text:style-name="P108">execute<text:tab/>5, 20</text:p>
          <text:p text:style-name="P112"/>
          <text:p text:style-name="P112"/>
          <text:p text:style-name="P112">F</text:p>
          <text:p text:style-name="P108"/>
          <text:p text:style-name="P108">factor<text:tab/>7</text:p>
          <text:p text:style-name="P108">file<text:tab/>1pp., 5, 7pp.</text:p>
          <text:p text:style-name="P108">folder<text:tab/>9, 16pp.</text:p>
          <text:p text:style-name="P108">format<text:tab/>2, 5, 16, 20</text:p>
          <text:p text:style-name="P108">Fortran<text:tab/>15</text:p>
          <text:p text:style-name="P112"/>
          <text:p text:style-name="P112"/>
          <text:p text:style-name="P112">G</text:p>
          <text:p text:style-name="P108"/>
          <text:p text:style-name="P108">g++<text:tab/>17</text:p>
          <text:p text:style-name="P108">gcc<text:tab/>15, 17</text:p>
          <text:p text:style-name="P112"/>
          <text:p text:style-name="P112"/>
          <text:p text:style-name="P112">H</text:p>
          <text:p text:style-name="P108"/>
          <text:p text:style-name="P108">handle<text:tab/>5, 10, 13, 15</text:p>
          <text:p text:style-name="P108">hdf5<text:tab/>1</text:p>
          <text:p text:style-name="P108">HDF5<text:tab/>1p., 5pp., 10pp., 21</text:p>
          <text:p text:style-name="P108">hdfql<text:tab/>1, 17p., 21</text:p>
          <text:p text:style-name="P108">Hdfql<text:tab/>21</text:p>
          <text:p text:style-name="P108">HDFql<text:tab/>2p., 5pp., 9pp., 17p.</text:p>
          <text:p text:style-name="P112"/>
          <text:p text:style-name="P112"/>
          <text:p text:style-name="P112">I</text:p>
          <text:p text:style-name="P108"><text:soft-page-break/></text:p>
          <text:p text:style-name="P108">independent<text:tab/>5</text:p>
          <text:p text:style-name="P108">information<text:tab/>2</text:p>
          <text:p text:style-name="P108">INSERT<text:tab/>8</text:p>
          <text:p text:style-name="P108">install<text:tab/>2p., 11, 18</text:p>
          <text:p text:style-name="P108">Install<text:tab/>3, 17</text:p>
          <text:p text:style-name="P108">instance<text:tab/>9p.</text:p>
          <text:p text:style-name="P112"/>
          <text:p text:style-name="P112"/>
          <text:p text:style-name="P112">L</text:p>
          <text:p text:style-name="P108"/>
          <text:p text:style-name="P108">libraries<text:tab/>11, 14p., 18</text:p>
          <text:p text:style-name="P108">library<text:tab/>14</text:p>
          <text:p text:style-name="P108">license<text:tab/>2, 16</text:p>
          <text:p text:style-name="P108">License<text:tab/>2p.</text:p>
          <text:p text:style-name="P108">link<text:tab/>18</text:p>
          <text:p text:style-name="P108">Link<text:tab/>17</text:p>
          <text:p text:style-name="P108">Linux<text:tab/>15, 17p.</text:p>
          <text:p text:style-name="P108">listing<text:tab/>8p., 19p.</text:p>
          <text:p text:style-name="P108">lock<text:tab/>14p.</text:p>
          <text:p text:style-name="P108">locking<text:tab/>14p.</text:p>
          <text:p text:style-name="P108">lsqlite<text:tab/>17</text:p>
          <text:p text:style-name="P112"/>
          <text:p text:style-name="P112"/>
          <text:p text:style-name="P112">M</text:p>
          <text:p text:style-name="P108"/>
          <text:p text:style-name="P108">macro<text:tab/>18pp.</text:p>
          <text:p text:style-name="P108">manage<text:tab/>7, 14, 21</text:p>
          <text:p text:style-name="P108">MariaDB<text:tab/>5</text:p>
          <text:p text:style-name="P108">module<text:tab/>2</text:p>
          <text:p text:style-name="P108">mpi<text:tab/>3, 14p., 17p.</text:p>
          <text:p text:style-name="P108">MPI<text:tab/>14p.</text:p>
          <text:p text:style-name="P108">multiple<text:tab/>19</text:p>
          <text:p text:style-name="P108"><text:soft-page-break/>Mysql<text:tab/>5</text:p>
          <text:p text:style-name="P112"/>
          <text:p text:style-name="P112"/>
          <text:p text:style-name="P112">O</text:p>
          <text:p text:style-name="P108"/>
          <text:p text:style-name="P108">OPEN_QUERY_CLOSE<text:tab/>4, 20</text:p>
          <text:p text:style-name="P108">OPEN_QUERY_CLOSE_SHOW<text:tab/>4, 20</text:p>
          <text:p text:style-name="P108">openmp<text:tab/>17</text:p>
          <text:p text:style-name="P108">OpenMP<text:tab/>14p., 18</text:p>
          <text:p text:style-name="P108">operating<text:tab/>18</text:p>
          <text:p text:style-name="P108">Operating<text:tab/>3, 15</text:p>
          <text:p text:style-name="P108">operation<text:tab/>9</text:p>
          <text:p text:style-name="P108">orcid<text:tab/>1</text:p>
          <text:p text:style-name="P108">overwrite<text:tab/>9p.</text:p>
          <text:p text:style-name="P112"/>
          <text:p text:style-name="P112"/>
          <text:p text:style-name="P112">P</text:p>
          <text:p text:style-name="P108"/>
          <text:p text:style-name="P108">parse<text:tab/>9, 19</text:p>
          <text:p text:style-name="P108">path<text:tab/>17, 19</text:p>
          <text:p text:style-name="P108">PATH<text:tab/>19</text:p>
          <text:p text:style-name="P108">PostgreSQL<text:tab/>5</text:p>
          <text:p text:style-name="P108">preparation<text:tab/>14</text:p>
          <text:p text:style-name="P108">program<text:tab/>1, 5, 8, 11, 14, 20</text:p>
          <text:p text:style-name="P108">project<text:tab/>1p.</text:p>
          <text:p text:style-name="P112"/>
          <text:p text:style-name="P112"/>
          <text:p text:style-name="P112">Q</text:p>
          <text:p text:style-name="P108"/>
          <text:p text:style-name="P108">ql<text:tab/>7p.</text:p>
          <text:p text:style-name="P108">queries<text:tab/>1, 5pp., 19p.</text:p>
          <text:p text:style-name="P108">query<text:tab/>1, 3, 5pp., 14, 18pp.</text:p>
          <text:p text:style-name="P108">Query<text:tab/>19</text:p>
          <text:p text:style-name="P108">QUERY<text:tab/>4, 20</text:p>
          <text:p text:style-name="P112"/>
          <text:p text:style-name="P112"><text:soft-page-break/></text:p>
          <text:p text:style-name="P112">R</text:p>
          <text:p text:style-name="P108"/>
          <text:p text:style-name="P108">RDBMS<text:tab/>7</text:p>
          <text:p text:style-name="P108">README<text:tab/>2</text:p>
          <text:p text:style-name="P108">relational<text:tab/>5, 12, 15</text:p>
          <text:p text:style-name="P108">Relational<text:tab/>7</text:p>
          <text:p text:style-name="P108">repetitive<text:tab/>5, 14</text:p>
          <text:p text:style-name="P108">result<text:tab/>3, 6pp., 18pp.</text:p>
          <text:p text:style-name="P108">results<text:tab/>3, 7pp., 18pp.</text:p>
          <text:p text:style-name="P108">retrieve<text:tab/>9, 14</text:p>
          <text:p text:style-name="P108">return<text:tab/>8p., 19</text:p>
          <text:p text:style-name="P112"/>
          <text:p text:style-name="P112"/>
          <text:p text:style-name="P112">S</text:p>
          <text:p text:style-name="P108"/>
          <text:p text:style-name="P108">Scheme<text:tab/>12, 15</text:p>
          <text:p text:style-name="P108">select<text:tab/>8</text:p>
          <text:p text:style-name="P108">SELECT<text:tab/>8pp., 12, 19</text:p>
          <text:p text:style-name="P108">sentence<text:tab/>5</text:p>
          <text:p text:style-name="P108">server<text:tab/>5</text:p>
          <text:p text:style-name="P108">setting<text:tab/>2</text:p>
          <text:p text:style-name="P108">single<text:tab/>5p., 10p., 14</text:p>
          <text:p text:style-name="P108">Single<text:tab/>10</text:p>
          <text:p text:style-name="P108">snippet<text:tab/>18</text:p>
          <text:p text:style-name="P108">sql<text:tab/>1pp., 5pp.</text:p>
          <text:p text:style-name="P108">Sql<text:tab/>1pp., 5pp., 18, 20p.</text:p>
          <text:p text:style-name="P108">SQL<text:tab/>1, 3, 5pp., 14p., 18, 21</text:p>
          <text:p text:style-name="P108">sqlite<text:tab/>1, 17, 21</text:p>
          <text:p text:style-name="P108">Sqlite<text:tab/>1pp., 5pp., 18, 20p.</text:p>
          <text:p text:style-name="P108">SQLite<text:tab/>21</text:p>
          <text:p text:style-name="P108">Sqlite3<text:tab/>1</text:p>
          <text:p text:style-name="P108">string<text:tab/>11p., 14, 19p.</text:p>
          <text:p text:style-name="P108"><text:soft-page-break/>syntax<text:tab/>3, 5, 10, 12, 19</text:p>
          <text:p text:style-name="P108">system<text:tab/>2p., 5, 7, 10pp., 15, 17p.</text:p>
          <text:p text:style-name="P108">System<text:tab/>3, 11</text:p>
          <text:p text:style-name="P112"/>
          <text:p text:style-name="P112"/>
          <text:p text:style-name="P112">T</text:p>
          <text:p text:style-name="P108"/>
          <text:p text:style-name="P108">table<text:tab/>6, 9p., 12, 14p., 19</text:p>
          <text:p text:style-name="P108">Table<text:tab/>3</text:p>
          <text:p text:style-name="P108">terminal<text:tab/>1, 11p., 18</text:p>
          <text:p text:style-name="P108">TEST_DB<text:tab/>4, 20</text:p>
          <text:p text:style-name="P108">thread<text:tab/>3, 14p.</text:p>
          <text:p text:style-name="P108">tool<text:tab/>5, 14</text:p>
          <text:p text:style-name="P108">trouble<text:tab/>18</text:p>
          <text:p text:style-name="P112"/>
          <text:p text:style-name="P112"/>
          <text:p text:style-name="P112">W</text:p>
          <text:p text:style-name="P108"/>
          <text:p text:style-name="P108">Windows<text:tab/>15</text:p>
          <text:p text:style-name="P112"/>
          <text:p text:style-name="P112"/>
          <text:p text:style-name="P112">Y</text:p>
          <text:p text:style-name="P108"/>
          <text:p text:style-name="P108">your_database<text:tab/>9p., 12, 19</text:p>
          <text:p text:style-name="P108">your_database.db<text:tab/>9</text:p>
          <text:p text:style-name="P108">your_database.h5<text:tab/>10</text:p>
          <text:p text:style-name="P108">your_dataset<text:tab/>10</text:p>
          <text:p text:style-name="P108">your_table<text:tab/>9p., 12, 19</text:p>
          <text:p text:style-name="P112"/>
          <text:p text:style-name="P112"/>
          <text:p text:style-name="P112">.</text:p>
          <text:p text:style-name="P108">.cpp<text:tab/>16p.</text:p>
          <text:p text:style-name="P108">.db<text:tab/>7, 9, 18p.</text:p>
          <text:p text:style-name="P108">.h5<text:tab/>7, 9p., 18</text:p>
          <text:p text:style-name="P108">.hpp<text:tab/>16p.</text:p>
          <text:p text:style-name="P108">.hql<text:tab/>7</text:p>
          <text:p text:style-name="P108"><text:soft-page-break/>.sql<text:tab/>1, 7p., 10, 13p., 16, 18p., 21</text:p>
          <text:p text:style-name="P108">.txt<text:tab/>9p., 19p.</text:p>
          <text:p text:style-name="P112"/>
          <text:p text:style-name="P112"/>
          <text:p text:style-name="P112">/</text:p>
          <text:p text:style-name="P108"/>
          <text:p text:style-name="P108">/doc<text:tab/>3, 16</text:p>
          <text:p text:style-name="P108">/examples<text:tab/>3, 16, 19</text:p>
        </text:index-body>
      </text:alphabetical-index>
      <text:p text:style-name="P49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27T21:53:54.749149589</dc:date>
    <meta:editing-duration>P6DT18H39M2S</meta:editing-duration>
    <meta:editing-cycles>145</meta:editing-cycles>
    <meta:generator>LibreOffice/5.1.6.2$Linux_X86_64 LibreOffice_project/10m0$Build-2</meta:generator>
    <meta:document-statistic meta:table-count="0" meta:image-count="0" meta:object-count="0" meta:page-count="28" meta:paragraph-count="379" meta:word-count="4039" meta:character-count="23406" meta:non-whitespace-character-count="19738"/>
  </office:meta>
</office:document-meta>
</file>